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8in"/>
    </style:style>
    <style:style style:name="co2" style:family="table-column">
      <style:table-column-properties fo:break-before="auto" style:column-width="1.1028in"/>
    </style:style>
    <style:style style:name="co3" style:family="table-column">
      <style:table-column-properties fo:break-before="auto" style:column-width="1.1138in"/>
    </style:style>
    <style:style style:name="co4" style:family="table-column">
      <style:table-column-properties fo:break-before="auto" style:column-width="0.7425in"/>
    </style:style>
    <style:style style:name="co5" style:family="table-column">
      <style:table-column-properties fo:break-before="auto" style:column-width="1.3654in"/>
    </style:style>
    <style:style style:name="ro1" style:family="table-row">
      <style:table-row-properties style:row-height="0.1862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99"/>
  </office:automatic-styles>
  <office:body>
    <office:spreadsheet>
      <table:table table:name="Sheet1" table:style-name="ta1" table:print="false">
        <table:table-column table:style-name="co1" table:number-columns-repeated="13"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1005" table:default-cell-style-name="Default"/>
        <table:table-row table:style-name="ro1">
          <table:table-cell office:value-type="string">
            <text:p>canonical_smiles</text:p>
          </table:table-cell>
          <table:table-cell office:value-type="string">
            <text:p>iupac_name</text:p>
          </table:table-cell>
          <table:table-cell office:value-type="string">
            <text:p>solvent</text:p>
          </table:table-cell>
          <table:table-cell office:value-type="string">
            <text:p>peak_absorption</text:p>
          </table:table-cell>
          <table:table-cell office:value-type="string">
            <text:p>peak_emission</text:p>
          </table:table-cell>
          <table:table-cell office:value-type="string">
            <text:p>quantum_yield</text:p>
          </table:table-cell>
          <table:table-cell office:value-type="string">
            <text:p>molar_absorptivity</text:p>
          </table:table-cell>
          <table:table-cell office:value-type="string">
            <text:p>lifetime</text:p>
          </table:table-cell>
          <table:table-cell office:value-type="string">
            <text:p>comments</text:p>
          </table:table-cell>
          <table:table-cell office:value-type="string">
            <text:p>paper</text:p>
          </table:table-cell>
          <table:table-cell office:value-type="string">
            <text:p>iupac_resolved</text:p>
          </table:table-cell>
          <table:table-cell office:value-type="string">
            <text:p>smiles_resolved</text:p>
          </table:table-cell>
          <table:table-cell office:value-type="string">
            <text:p>inchi_resolved</text:p>
          </table:table-cell>
          <table:table-cell office:value-type="string">
            <text:p>correct_name</text:p>
          </table:table-cell>
          <table:table-cell office:value-type="string">
            <text:p>correct_absorption</text:p>
          </table:table-cell>
          <table:table-cell office:value-type="string">
            <text:p>notes</text:p>
          </table:table-cell>
          <table:table-cell office:value-type="string">
            <text:p>rand</text:p>
          </table:table-cell>
          <table:table-cell table:number-columns-repeated="1007"/>
        </table:table-row>
        <table:table-row table:style-name="ro1">
          <table:table-cell office:value-type="string">
            <text:p>CCCCCCCCCC(O)CC(=O)CCc1ccc(O)c(OC)c1</text:p>
          </table:table-cell>
          <table:table-cell office:value-type="string">
            <text:p>10-Gingerol</text:p>
          </table:table-cell>
          <table:table-cell office:value-type="string">
            <text:p>PBS</text:p>
          </table:table-cell>
          <table:table-cell office:value-type="float" office:value="360">
            <text:p>360</text:p>
          </table:table-cell>
          <table:table-cell office:value-type="float" office:value="460">
            <text:p>460</text:p>
          </table:table-cell>
          <table:table-cell table:number-columns-repeated="3" office:value-type="string">
            <text:p>null</text:p>
          </table:table-cell>
          <table:table-cell office:value-type="string">
            <text:p>Hybrid compound LSPN281 with enhanced fluorescence compared to LSPN280.</text:p>
          </table:table-cell>
          <table:table-cell office:value-type="string">
            <text:p>pubmed_11912263</text:p>
          </table:table-cell>
          <table:table-cell office:value-type="string">
            <text:p>Yes</text:p>
          </table:table-cell>
          <table:table-cell table:number-columns-repeated="2" office:value-type="string">
            <text:p>No</text:p>
          </table:table-cell>
          <table:table-cell table:style-name="ce1" office:value-type="boolean" office:boolean-value="false">
            <text:p>FALSE</text:p>
          </table:table-cell>
          <table:table-cell table:style-name="ce1" office:value-type="boolean" office:boolean-value="true">
            <text:p>TRUE</text:p>
          </table:table-cell>
          <table:table-cell/>
          <table:table-cell office:value-type="string">
            <text:p>n</text:p>
          </table:table-cell>
          <table:table-cell/>
          <table:table-cell office:value-type="string">
            <text:p>Counts:</text:p>
          </table:table-cell>
          <table:table-cell table:number-columns-repeated="1005"/>
        </table:table-row>
        <table:table-row table:style-name="ro1">
          <table:table-cell office:value-type="string">
            <text:p>c1ccc2cc3ccccc3cc2c1</text:p>
          </table:table-cell>
          <table:table-cell office:value-type="string">
            <text:p>anthracene</text:p>
          </table:table-cell>
          <table:table-cell office:value-type="string">
            <text:p>null</text:p>
          </table:table-cell>
          <table:table-cell office:value-type="float" office:value="254">
            <text:p>254</text:p>
          </table:table-cell>
          <table:table-cell office:value-type="string">
            <text:p>null</text:p>
          </table:table-cell>
          <table:table-cell office:value-type="float" office:value="1">
            <text:p>1</text:p>
          </table:table-cell>
          <table:table-cell table:number-columns-repeated="2" office:value-type="string">
            <text:p>null</text:p>
          </table:table-cell>
          <table:table-cell office:value-type="string">
            <text:p>polycyclic aromatic hydrocarbon with high fluorescence quantum yield</text:p>
          </table:table-cell>
          <table:table-cell office:value-type="string">
            <text:p>pubmed_11911921</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office:value-type="string">
            <text:p>n</text:p>
          </table:table-cell>
          <table:table-cell/>
          <table:table-cell office:value-type="string">
            <text:p>correct_name:</text:p>
          </table:table-cell>
          <table:table-cell office:value-type="string">
            <text:p>correct_absorption:</text:p>
          </table:table-cell>
          <table:table-cell table:number-columns-repeated="1004"/>
        </table:table-row>
        <table:table-row table:style-name="ro1">
          <table:table-cell office:value-type="string">
            <text:p>O=C(O)c1ccc(-c2c(-c3ccc(C(=O)O)cc3)c3c(-c4ccc(C(=O)O)cc4)c4nc(cc5ccc(cc6nc(cc2n3-c2ccc(C(=O)O)cc2)C=C6)[nH]5)C=C4)cc1.[InH2]</text:p>
          </table:table-cell>
          <table:table-cell office:value-type="string">
            <text:p>Indium-tetrakis(4-carboxyphenyl)porphyrin</text:p>
          </table:table-cell>
          <table:table-cell office:value-type="string">
            <text:p>null</text:p>
          </table:table-cell>
          <table:table-cell office:value-type="float" office:value="420">
            <text:p>420</text:p>
          </table:table-cell>
          <table:table-cell office:value-type="string">
            <text:p>null</text:p>
          </table:table-cell>
          <table:table-cell office:value-type="float" office:value="0.16">
            <text:p>0.16</text:p>
          </table:table-cell>
          <table:table-cell office:value-type="string">
            <text:p>null</text:p>
          </table:table-cell>
          <table:table-cell office:value-type="float" office:value="4.39">
            <text:p>4.39</text:p>
          </table:table-cell>
          <table:table-cell office:value-type="string">
            <text:p>In-TCPP exhibits strong light absorption and emission features, functioning as a key component in the heterostructure for CO2 reduction.</text:p>
          </table:table-cell>
          <table:table-cell office:value-type="string">
            <text:p>pubmed_11911404</text:p>
          </table:table-cell>
          <table:table-cell office:value-type="string">
            <text:p>Yes</text:p>
          </table:table-cell>
          <table:table-cell table:number-columns-repeated="2" office:value-type="string">
            <text:p>No</text:p>
          </table:table-cell>
          <table:table-cell table:style-name="ce1" office:value-type="boolean" office:boolean-value="false">
            <text:p>FALSE</text:p>
          </table:table-cell>
          <table:table-cell table:style-name="ce1" office:value-type="boolean" office:boolean-value="true">
            <text:p>TRUE</text:p>
          </table:table-cell>
          <table:table-cell/>
          <table:table-cell office:value-type="string">
            <text:p>n</text:p>
          </table:table-cell>
          <table:table-cell table:style-name="ce1" office:value-type="boolean" office:boolean-value="true">
            <text:p>TRUE</text:p>
          </table:table-cell>
          <table:table-cell table:formula="of:=COUNTIF([.N1:.N99999];1)" office:value-type="float" office:value="43">
            <text:p>43</text:p>
          </table:table-cell>
          <table:table-cell table:formula="of:=COUNTIF([.O1:.O99999];1)" office:value-type="float" office:value="36">
            <text:p>36</text:p>
          </table:table-cell>
          <table:table-cell table:number-columns-repeated="1004"/>
        </table:table-row>
        <table:table-row table:style-name="ro1">
          <table:table-cell office:value-type="string">
            <text:p>CC([NH3+])c1cccc(Br)c1.[Cl-].[Eu]</text:p>
          </table:table-cell>
          <table:table-cell office:value-type="string">
            <text:p>1-(3-bromophenyl)ethylammonium europium chloride</text:p>
          </table:table-cell>
          <table:table-cell office:value-type="string">
            <text:p>null</text:p>
          </table:table-cell>
          <table:table-cell table:number-columns-repeated="2" office:value-type="float" office:value="594">
            <text:p>594</text:p>
          </table:table-cell>
          <table:table-cell office:value-type="float" office:value="0.598">
            <text:p>0.598</text:p>
          </table:table-cell>
          <table:table-cell office:value-type="string">
            <text:p>null</text:p>
          </table:table-cell>
          <table:table-cell office:value-type="float" office:value="2000">
            <text:p>2000</text:p>
          </table:table-cell>
          <table:table-cell office:value-type="string">
            <text:p>Chiral europium halide with high photoluminescence quantum yield (PLQY), narrow emission bandwidth (~2 nm), and large dissymmetry factor |glum| of 1.84 Ã— 10âˆ’2. Exhibits red circularly polarized luminescence (CPL) with positive magneto-photoluminescence under magnetic fields.</text:p>
          </table:table-cell>
          <table:table-cell office:value-type="string">
            <text:p>pubmed_11906753</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table:style-name="ce1" office:value-type="boolean" office:boolean-value="false">
            <text:p>FALSE</text:p>
          </table:table-cell>
          <table:table-cell/>
          <table:table-cell office:value-type="string">
            <text:p>n</text:p>
          </table:table-cell>
          <table:table-cell table:style-name="ce1" office:value-type="boolean" office:boolean-value="false">
            <text:p>FALSE</text:p>
          </table:table-cell>
          <table:table-cell table:formula="of:=COUNTIF([.N1:.N99999];0)" office:value-type="float" office:value="12">
            <text:p>12</text:p>
          </table:table-cell>
          <table:table-cell table:formula="of:=COUNTIF([.O1:.O99999];0)" office:value-type="float" office:value="8">
            <text:p>8</text:p>
          </table:table-cell>
          <table:table-cell table:number-columns-repeated="1004"/>
        </table:table-row>
        <table:table-row table:style-name="ro1">
          <table:table-cell office:value-type="string">
            <text:p>O=c1cc[nH]c(=O)[nH]1</text:p>
          </table:table-cell>
          <table:table-cell office:value-type="string">
            <text:p>uracil</text:p>
          </table:table-cell>
          <table:table-cell office:value-type="string">
            <text:p>water</text:p>
          </table:table-cell>
          <table:table-cell office:value-type="float" office:value="244">
            <text:p>244</text:p>
          </table:table-cell>
          <table:table-cell table:number-columns-repeated="4" office:value-type="string">
            <text:p>null</text:p>
          </table:table-cell>
          <table:table-cell office:value-type="string">
            <text:p>Theoretical study of uracil in water clusters; absorption wavelength derived from experimental data (5.08 eV corresponds to ~244 nm).</text:p>
          </table:table-cell>
          <table:table-cell office:value-type="string">
            <text:p>pubmed_11912188</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office:value-type="string">
            <text:p>converted eV to nm</text:p>
          </table:table-cell>
          <table:table-cell office:value-type="string">
            <text:p>n</text:p>
          </table:table-cell>
          <table:table-cell office:value-type="string">
            <text:p>%TRUE</text:p>
          </table:table-cell>
          <table:table-cell table:formula="of:=([.S4]/([.S4]+[.S5]))*100" office:value-type="float" office:value="78.1818181818182">
            <text:p>78.1818181818</text:p>
          </table:table-cell>
          <table:table-cell table:formula="of:=([.T4]/([.T4]+[.T5]))*100" office:value-type="float" office:value="81.8181818181818">
            <text:p>81.8181818182</text:p>
          </table:table-cell>
          <table:table-cell table:number-columns-repeated="1004"/>
        </table:table-row>
        <table:table-row table:style-name="ro1">
          <table:table-cell office:value-type="string">
            <text:p>O=c1ccc2nc3ccc(O)cc3oc-2c1</text:p>
          </table:table-cell>
          <table:table-cell office:value-type="string">
            <text:p>resorufin</text:p>
          </table:table-cell>
          <table:table-cell table:number-columns-repeated="2" office:value-type="string">
            <text:p>null</text:p>
          </table:table-cell>
          <table:table-cell office:value-type="float" office:value="584">
            <text:p>584</text:p>
          </table:table-cell>
          <table:table-cell table:number-columns-repeated="3" office:value-type="string">
            <text:p>null</text:p>
          </table:table-cell>
          <table:table-cell office:value-type="string">
            <text:p>used as a probe for hydrogen peroxide detection via fluorescence at 584 nm excitation</text:p>
          </table:table-cell>
          <table:table-cell office:value-type="string">
            <text:p>pubmed_11910523</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office:value-type="string">
            <text:p>N/A</text:p>
          </table:table-cell>
          <table:table-cell/>
          <table:table-cell office:value-type="string">
            <text:p>n</text:p>
          </table:table-cell>
          <table:table-cell table:number-columns-repeated="1007"/>
        </table:table-row>
        <table:table-row table:style-name="ro1">
          <table:table-cell office:value-type="string">
            <text:p>CC1=C2N=C(C=C3N=C(C(C)=C4[N-]C(C)(C5N=C1C(C)(CCC(=O)NCC(C)OP(=O)([O-])OC1C(CO)OC(n6cnc7cc(C)c(C)cc76)C1O)C5CC(N)=O)C(C)(CC(N)=O)C4CCC(N)=O)C(C)(CC(N)=O)C3CCC(N)=O)C(C)(C)C2CCC(N)=O.[CH3-].[Co+3]</text:p>
          </table:table-cell>
          <table:table-cell office:value-type="string">
            <text:p>methylcobalamin</text:p>
          </table:table-cell>
          <table:table-cell office:value-type="string">
            <text:p>null</text:p>
          </table:table-cell>
          <table:table-cell office:value-type="float" office:value="458">
            <text:p>458</text:p>
          </table:table-cell>
          <table:table-cell table:number-columns-repeated="4" office:value-type="string">
            <text:p>null</text:p>
          </table:table-cell>
          <table:table-cell office:value-type="string">
            <text:p>bound to TaCblC, spectral shift from 528 nm (free) to 454 nm (bound)</text:p>
          </table:table-cell>
          <table:table-cell office:value-type="string">
            <text:p>pubmed_11910325</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office:value-type="string">
            <text:p>measurement bound in system</text:p>
          </table:table-cell>
          <table:table-cell office:value-type="string">
            <text:p>n</text:p>
          </table:table-cell>
          <table:table-cell/>
          <table:table-cell office:value-type="string">
            <text:p>only sorted:</text:p>
          </table:table-cell>
          <table:table-cell table:number-columns-repeated="1005"/>
        </table:table-row>
        <table:table-row table:style-name="ro1">
          <table:table-cell office:value-type="string">
            <text:p>CC1=C2N=C(C=C3N=C(C(C)=C4[N-]C(C(CC(N)=O)C4(C)CCC(=O)NCC(C)OP(=O)([O-])OC4C(CO)OC(n5cnc6cc(C)c(C)cc65)C4O)C4(C)N=C1C(CCC(N)=O)C4(C)CC(N)=O)C(CCC(N)=O)C3(C)C)C(CCC(N)=O)C2(C)CC(N)=O.[CH2-]C1OC(n2cnc3c(N)ncnc32)C(O)C1O.[Co]</text:p>
          </table:table-cell>
          <table:table-cell office:value-type="string">
            <text:p>adenosylcobalamin</text:p>
          </table:table-cell>
          <table:table-cell office:value-type="string">
            <text:p>null</text:p>
          </table:table-cell>
          <table:table-cell office:value-type="float" office:value="457">
            <text:p>457</text:p>
          </table:table-cell>
          <table:table-cell table:number-columns-repeated="4" office:value-type="string">
            <text:p>null</text:p>
          </table:table-cell>
          <table:table-cell office:value-type="string">
            <text:p>bound to TaCblC, spectral shift from 526 nm (free) to 454 nm (bound)</text:p>
          </table:table-cell>
          <table:table-cell office:value-type="string">
            <text:p>pubmed_11910325</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office:value-type="string">
            <text:p>n</text:p>
          </table:table-cell>
          <table:table-cell/>
          <table:table-cell office:value-type="string">
            <text:p>correct_name:</text:p>
          </table:table-cell>
          <table:table-cell office:value-type="string">
            <text:p>correct_absorption:</text:p>
          </table:table-cell>
          <table:table-cell table:number-columns-repeated="1004"/>
        </table:table-row>
        <table:table-row table:style-name="ro1">
          <table:table-cell office:value-type="string">
            <text:p>CC1=C2N=C(C=C3N=C(C(C)=C4[N-]C(C(CC(N)=O)C4(C)CCC(=O)NCC(C)OP(=O)([O-])OC4C(CO)OC(n5cnc6cc(C)c(C)cc65)C4O)C4(C)N=C1C(CCC(N)=O)C4(C)CC(N)=O)C(CCC(N)=O)C3(C)C)C(CCC(N)=O)C2(C)CC(N)=O.O.[Co+3].[OH-]</text:p>
          </table:table-cell>
          <table:table-cell office:value-type="string">
            <text:p>aquacobalamin</text:p>
          </table:table-cell>
          <table:table-cell office:value-type="string">
            <text:p>null</text:p>
          </table:table-cell>
          <table:table-cell office:value-type="float" office:value="351">
            <text:p>351</text:p>
          </table:table-cell>
          <table:table-cell table:number-columns-repeated="4" office:value-type="string">
            <text:p>null</text:p>
          </table:table-cell>
          <table:table-cell office:value-type="string">
            <text:p>bound to TaCblC, minor spectral changes</text:p>
          </table:table-cell>
          <table:table-cell office:value-type="string">
            <text:p>pubmed_11910325</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office:value-type="string">
            <text:p>n</text:p>
          </table:table-cell>
          <table:table-cell table:style-name="ce1" office:value-type="boolean" office:boolean-value="true">
            <text:p>TRUE</text:p>
          </table:table-cell>
          <table:table-cell table:formula="of:=COUNTIF([.N18:.N100005];1)" office:value-type="float" office:value="31">
            <text:p>31</text:p>
          </table:table-cell>
          <table:table-cell table:formula="of:=COUNTIF([.O18:.O100005];1)" office:value-type="float" office:value="24">
            <text:p>24</text:p>
          </table:table-cell>
          <table:table-cell table:number-columns-repeated="1004"/>
        </table:table-row>
        <table:table-row table:style-name="ro1">
          <table:table-cell office:value-type="string">
            <text:p>CC1=C2N=C(C=C3N=C(C(C)=C4[N-]C(C)(C5N=C1C(C)(CCC(=O)NCC(C)OP(=O)([O-])OC1C(CO)OC(n6cnc7cc(C)c(C)cc76)C1O)C5CC(N)=O)C(C)(CC(N)=O)C4CCC(N)=O)C(C)(CC(N)=O)C3CCC(N)=O)C(C)(C)C2CCC(N)=O.[C-]#N.[Co+3]</text:p>
          </table:table-cell>
          <table:table-cell office:value-type="string">
            <text:p>cyanocobalamin</text:p>
          </table:table-cell>
          <table:table-cell office:value-type="string">
            <text:p>null</text:p>
          </table:table-cell>
          <table:table-cell office:value-type="float" office:value="376">
            <text:p>376</text:p>
          </table:table-cell>
          <table:table-cell table:number-columns-repeated="4" office:value-type="string">
            <text:p>null</text:p>
          </table:table-cell>
          <table:table-cell office:value-type="string">
            <text:p>bound to TaCblC, modest spectral changes</text:p>
          </table:table-cell>
          <table:table-cell office:value-type="string">
            <text:p>pubmed_11910325</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table:style-name="ce1" office:value-type="boolean" office:boolean-value="false">
            <text:p>FALSE</text:p>
          </table:table-cell>
          <table:table-cell/>
          <table:table-cell office:value-type="string">
            <text:p>n</text:p>
          </table:table-cell>
          <table:table-cell table:style-name="ce1" office:value-type="boolean" office:boolean-value="false">
            <text:p>FALSE</text:p>
          </table:table-cell>
          <table:table-cell table:formula="of:=COUNTIF([.N18:.N100005];0)" office:value-type="float" office:value="8">
            <text:p>8</text:p>
          </table:table-cell>
          <table:table-cell table:formula="of:=COUNTIF([.O18:.O100005];0)" office:value-type="float" office:value="5">
            <text:p>5</text:p>
          </table:table-cell>
          <table:table-cell table:number-columns-repeated="1004"/>
        </table:table-row>
        <table:table-row table:style-name="ro1">
          <table:table-cell office:value-type="string">
            <text:p>COc1ccc(NN=C2C(=NNC(N)=S)CCCC2=NNC(N)=S)cc1</text:p>
          </table:table-cell>
          <table:table-cell office:value-type="string">
            <text:p>2,2â€²-(2-(2-(4-methoxyphenyl)hydrazineylidene)cyclohexane-1,3-diylidene)bis(hydrazine-1-carbothioamide)</text:p>
          </table:table-cell>
          <table:table-cell office:value-type="string">
            <text:p>EtOH</text:p>
          </table:table-cell>
          <table:table-cell office:value-type="float" office:value="333">
            <text:p>333</text:p>
          </table:table-cell>
          <table:table-cell table:number-columns-repeated="4" office:value-type="string">
            <text:p>null</text:p>
          </table:table-cell>
          <table:table-cell office:value-type="string">
            <text:p>Copper(II) complex with square planar geometry showing charge transfer transition at 333 nm and d-d transitions in the range of 477â€“627 nm.</text:p>
          </table:table-cell>
          <table:table-cell office:value-type="string">
            <text:p>pubmed_11909086</text:p>
          </table:table-cell>
          <table:table-cell office:value-type="string">
            <text:p>Yes</text:p>
          </table:table-cell>
          <table:table-cell table:number-columns-repeated="2" office:value-type="string">
            <text:p>No</text:p>
          </table:table-cell>
          <table:table-cell table:style-name="ce1" office:value-type="boolean" office:boolean-value="false">
            <text:p>FALSE</text:p>
          </table:table-cell>
          <table:table-cell table:style-name="ce1" office:value-type="boolean" office:boolean-value="true">
            <text:p>TRUE</text:p>
          </table:table-cell>
          <table:table-cell office:value-type="string">
            <text:p>missing ligand</text:p>
          </table:table-cell>
          <table:table-cell office:value-type="string">
            <text:p>n</text:p>
          </table:table-cell>
          <table:table-cell office:value-type="string">
            <text:p>%TRUE</text:p>
          </table:table-cell>
          <table:table-cell table:formula="of:=([.S10]/([.S10]+[.S11]))*100" office:value-type="float" office:value="79.4871794871795">
            <text:p>79.4871794872</text:p>
          </table:table-cell>
          <table:table-cell table:formula="of:=([.T10]/([.T10]+[.T11]))*100" office:value-type="float" office:value="82.7586206896552">
            <text:p>82.7586206897</text:p>
          </table:table-cell>
          <table:table-cell table:number-columns-repeated="1004"/>
        </table:table-row>
        <table:table-row table:style-name="ro1">
          <table:table-cell office:value-type="string">
            <text:p>CN(C)c1ccc2c(c1)Sc1cc(N(C)C)ccc1N2</text:p>
          </table:table-cell>
          <table:table-cell office:value-type="string">
            <text:p>leucomethylene blue</text:p>
          </table:table-cell>
          <table:table-cell office:value-type="string">
            <text:p>null</text:p>
          </table:table-cell>
          <table:table-cell office:value-type="float" office:value="808">
            <text:p>808</text:p>
          </table:table-cell>
          <table:table-cell table:number-columns-repeated="2" office:value-type="string">
            <text:p>null</text:p>
          </table:table-cell>
          <table:table-cell office:value-type="string">
            <text:p>1.2e4 (350 nm)</text:p>
          </table:table-cell>
          <table:table-cell office:value-type="string">
            <text:p>null</text:p>
          </table:table-cell>
          <table:table-cell office:value-type="string">
            <text:p>The molecule is part of a photocleavable polymer used for delivering brain-derived neurotrophic factor (BDNF) in vestibular neuron regeneration studies.</text:p>
          </table:table-cell>
          <table:table-cell office:value-type="string">
            <text:p>pubmed_11905548</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false">
            <text:p>FALSE</text:p>
          </table:table-cell>
          <table:table-cell office:value-type="string">
            <text:p>not a peak really, just the wavelength of laser they used</text:p>
          </table:table-cell>
          <table:table-cell office:value-type="string">
            <text:p>n</text:p>
          </table:table-cell>
          <table:table-cell table:number-columns-repeated="1007"/>
        </table:table-row>
        <table:table-row table:style-name="ro1">
          <table:table-cell office:value-type="string">
            <text:p>c1ccc2ncccc2c1</text:p>
          </table:table-cell>
          <table:table-cell office:value-type="string">
            <text:p>Quinoline</text:p>
          </table:table-cell>
          <table:table-cell office:value-type="string">
            <text:p>null</text:p>
          </table:table-cell>
          <table:table-cell office:value-type="float" office:value="289">
            <text:p>289</text:p>
          </table:table-cell>
          <table:table-cell table:number-columns-repeated="4" office:value-type="string">
            <text:p>null</text:p>
          </table:table-cell>
          <table:table-cell office:value-type="string">
            <text:p>Encapsulation efficiency of quinoline in GQD-HA-Qu NCs was 90.32%. Spectrophotometric analysis conducted at a wavelength of 289 nm.</text:p>
          </table:table-cell>
          <table:table-cell office:value-type="string">
            <text:p>pubmed_11904204</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office:value-type="string">
            <text:p>n</text:p>
          </table:table-cell>
          <table:table-cell table:number-columns-repeated="1007"/>
        </table:table-row>
        <table:table-row table:style-name="ro1">
          <table:table-cell office:value-type="string">
            <text:p>c1cc2ccc3cccc4ccc(c1)c2c34</text:p>
          </table:table-cell>
          <table:table-cell office:value-type="string">
            <text:p>pyrene</text:p>
          </table:table-cell>
          <table:table-cell office:value-type="string">
            <text:p>null</text:p>
          </table:table-cell>
          <table:table-cell office:value-type="float" office:value="270">
            <text:p>270</text:p>
          </table:table-cell>
          <table:table-cell office:value-type="float" office:value="350">
            <text:p>350</text:p>
          </table:table-cell>
          <table:table-cell table:number-columns-repeated="3" office:value-type="string">
            <text:p>null</text:p>
          </table:table-cell>
          <table:table-cell office:value-type="string">
            <text:p>Pyrene was referenced in the context of a study by Weatherly et al., where they discuss down-conversion from visible to IR frequencies. The peak absorption and emission wavelengths are approximate values based on typical pyrene fluorescence properties.</text:p>
          </table:table-cell>
          <table:table-cell office:value-type="string">
            <text:p>pubmed_11900855</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office:value-type="string">
            <text:p>**Not provided in paper, but it is a peak</text:p>
          </table:table-cell>
          <table:table-cell office:value-type="string">
            <text:p>n</text:p>
          </table:table-cell>
          <table:table-cell table:number-columns-repeated="1007"/>
        </table:table-row>
        <table:table-row table:style-name="ro1">
          <table:table-cell office:value-type="string">
            <text:p>Cc1cc(-c2nc[nH]c2-c2cc(C)sc2C)c(C)s1</text:p>
          </table:table-cell>
          <table:table-cell office:value-type="string">
            <text:p>4,5-bis(2,5-dimethyl-3-thienyl)-1H-imidazole</text:p>
          </table:table-cell>
          <table:table-cell office:value-type="string">
            <text:p>methanol</text:p>
          </table:table-cell>
          <table:table-cell office:value-type="float" office:value="545">
            <text:p>545</text:p>
          </table:table-cell>
          <table:table-cell table:number-columns-repeated="4" office:value-type="string">
            <text:p>null</text:p>
          </table:table-cell>
          <table:table-cell office:value-type="string">
            <text:p>Photoswitching behavior observed in UV-Vis spectroscopy; used in MOFs for uranium extraction; absorbance changes at 545 nm upon UV irradiation</text:p>
          </table:table-cell>
          <table:table-cell office:value-type="string">
            <text:p>pubmed_11894057</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office:value-type="string">
            <text:p>n</text:p>
          </table:table-cell>
          <table:table-cell table:number-columns-repeated="1007"/>
        </table:table-row>
        <table:table-row table:style-name="ro1">
          <table:table-cell office:value-type="string">
            <text:p>Fc1c(F)c(F)c(C(F)(F)c2c3ccccc3c(C(F)(F)c3c(F)c(F)c(F)c(F)c3F)c3ccccc23)c(F)c1F</text:p>
          </table:table-cell>
          <table:table-cell office:value-type="string">
            <text:p>9,10-bis(perfluorobenzyl)anthracene</text:p>
          </table:table-cell>
          <table:table-cell office:value-type="string">
            <text:p>cyclohexane</text:p>
          </table:table-cell>
          <table:table-cell office:value-type="float" office:value="402">
            <text:p>402</text:p>
          </table:table-cell>
          <table:table-cell office:value-type="float" office:value="416">
            <text:p>416</text:p>
          </table:table-cell>
          <table:table-cell office:value-type="float" office:value="0.85">
            <text:p>0.85</text:p>
          </table:table-cell>
          <table:table-cell table:number-columns-repeated="2" office:value-type="string">
            <text:p>null</text:p>
          </table:table-cell>
          <table:table-cell office:value-type="string">
            <text:p>high photoluminescence quantum yield (PLQY) of 0.85, improved photostability compared to ANTH, deep-blue OLED emitter and efficient fluorescent probe</text:p>
          </table:table-cell>
          <table:table-cell office:value-type="string">
            <text:p>pubmed_11897650</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office:value-type="string">
            <text:p>n</text:p>
          </table:table-cell>
          <table:table-cell table:number-columns-repeated="1007"/>
        </table:table-row>
        <table:table-row table:style-name="ro1">
          <table:table-cell office:value-type="string">
            <text:p>Cl.NCCc1ccc(O)c(O)c1</text:p>
          </table:table-cell>
          <table:table-cell office:value-type="string">
            <text:p>dopamine hydrochloride</text:p>
          </table:table-cell>
          <table:table-cell office:value-type="string">
            <text:p>null</text:p>
          </table:table-cell>
          <table:table-cell office:value-type="float" office:value="280">
            <text:p>280</text:p>
          </table:table-cell>
          <table:table-cell table:number-columns-repeated="4" office:value-type="string">
            <text:p>null</text:p>
          </table:table-cell>
          <table:table-cell office:value-type="string">
            <text:p>Dopamine stabilized in silicate nanoreservoirs for controlled delivery.</text:p>
          </table:table-cell>
          <table:table-cell office:value-type="string">
            <text:p>pubmed_11881884</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239113028161228">
            <text:p>0.2391130282</text:p>
          </table:table-cell>
          <table:table-cell table:number-columns-repeated="1007"/>
        </table:table-row>
        <table:table-row table:style-name="ro1">
          <table:table-cell office:value-type="string">
            <text:p>Oc1cccc2cccnc12</text:p>
          </table:table-cell>
          <table:table-cell office:value-type="string">
            <text:p>8-hydroxyquinoline</text:p>
          </table:table-cell>
          <table:table-cell office:value-type="string">
            <text:p>Water</text:p>
          </table:table-cell>
          <table:table-cell office:value-type="float" office:value="450">
            <text:p>450</text:p>
          </table:table-cell>
          <table:table-cell table:number-columns-repeated="4" office:value-type="string">
            <text:p>null</text:p>
          </table:table-cell>
          <table:table-cell office:value-type="string">
            <text:p>Anticancer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false">
            <text:p>FALSE</text:p>
          </table:table-cell>
          <table:table-cell/>
          <table:table-cell table:formula="of:=RAND()" office:value-type="float" office:value="0.0409001728985459">
            <text:p>0.0409001729</text:p>
          </table:table-cell>
          <table:table-cell table:number-columns-repeated="1007"/>
        </table:table-row>
        <table:table-row table:style-name="ro1">
          <table:table-cell office:value-type="string">
            <text:p>Clc1ccc([PH](I)(c2ccc(Cl)cc2)c2ccc(Cl)cc2)cc1.[Au+]</text:p>
          </table:table-cell>
          <table:table-cell office:value-type="string">
            <text:p>iodo(tris(4-chlorophenyl)phosphine) gold(I)</text:p>
          </table:table-cell>
          <table:table-cell office:value-type="string">
            <text:p>DMSO/water</text:p>
          </table:table-cell>
          <table:table-cell office:value-type="float" office:value="275">
            <text:p>275</text:p>
          </table:table-cell>
          <table:table-cell office:value-type="float" office:value="485">
            <text:p>485</text:p>
          </table:table-cell>
          <table:table-cell table:number-columns-repeated="3" office:value-type="string">
            <text:p>null</text:p>
          </table:table-cell>
          <table:table-cell office:value-type="string">
            <text:p>Exhibits AuÂ·Â·Â·I coinage bonds enhancing phosphorescent emissions and solid-state molecular motion behaviors.</text:p>
          </table:table-cell>
          <table:table-cell office:value-type="string">
            <text:p>chemrxiv_10.26434_SLASH_chemrxiv-2024-gql2x</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234663424314931">
            <text:p>0.2346634243</text:p>
          </table:table-cell>
          <table:table-cell table:number-columns-repeated="1007"/>
        </table:table-row>
        <table:table-row table:style-name="ro1">
          <table:table-cell office:value-type="string">
            <text:p>Nc1ncnc2nc(-c3cccs3)[nH]c12</text:p>
          </table:table-cell>
          <table:table-cell office:value-type="string">
            <text:p>8-thienyladenine</text:p>
          </table:table-cell>
          <table:table-cell table:number-columns-repeated="4" office:value-type="string">
            <text:p>null</text:p>
          </table:table-cell>
          <table:table-cell office:value-type="string">
            <text:p>6.40 (Âµ01)</text:p>
          </table:table-cell>
          <table:table-cell office:value-type="string">
            <text:p>null</text:p>
          </table:table-cell>
          <table:table-cell office:value-type="string">
            <text:p>Ïƒ2PA = 9.47 GM</text:p>
          </table:table-cell>
          <table:table-cell office:value-type="string">
            <text:p>chemrxiv_10.26434_SLASH_chemrxiv-2025-q2j14</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office:value-type="string">
            <text:p>N/A</text:p>
          </table:table-cell>
          <table:table-cell/>
          <table:table-cell table:formula="of:=RAND()" office:value-type="float" office:value="0.46610520221293">
            <text:p>0.4661052022</text:p>
          </table:table-cell>
          <table:table-cell table:number-columns-repeated="1007"/>
        </table:table-row>
        <table:table-row table:style-name="ro1">
          <table:table-cell office:value-type="string">
            <text:p>Nc1ncnc2c1ncn2C1OC(COP(=O)(O)OP(=O)(O)OP(=O)(O)O)C(O)C1O</text:p>
          </table:table-cell>
          <table:table-cell office:value-type="string">
            <text:p>R-phycoerythrin</text:p>
          </table:table-cell>
          <table:table-cell office:value-type="string">
            <text:p>phosphate-buffered saline</text:p>
          </table:table-cell>
          <table:table-cell office:value-type="float" office:value="515">
            <text:p>515</text:p>
          </table:table-cell>
          <table:table-cell office:value-type="float" office:value="580">
            <text:p>580</text:p>
          </table:table-cell>
          <table:table-cell table:number-columns-repeated="3" office:value-type="string">
            <text:p>null</text:p>
          </table:table-cell>
          <table:table-cell office:value-type="string">
            <text:p>Fluorophore used for immunostaining of CD9 proteins on extracellular vesicles.</text:p>
          </table:table-cell>
          <table:table-cell office:value-type="string">
            <text:p>pubmed_11696387</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320166766410694">
            <text:p>0.3201667664</text:p>
          </table:table-cell>
          <table:table-cell table:number-columns-repeated="1007"/>
        </table:table-row>
        <table:table-row table:style-name="ro1">
          <table:table-cell office:value-type="string">
            <text:p>c1ccc2c(B(c3c4ccccc4cc4ccccc34)c3c4ccccc4cc4ccccc34)c3ccccc3cc2c1</text:p>
          </table:table-cell>
          <table:table-cell office:value-type="string">
            <text:p>tri(9-anthryl)borane</text:p>
          </table:table-cell>
          <table:table-cell office:value-type="string">
            <text:p>toluene</text:p>
          </table:table-cell>
          <table:table-cell office:value-type="float" office:value="350">
            <text:p>350</text:p>
          </table:table-cell>
          <table:table-cell table:number-columns-repeated="4" office:value-type="string">
            <text:p>null</text:p>
          </table:table-cell>
          <table:table-cell office:value-type="string">
            <text:p>red-shifted absorption and emission spectra due to charge-transfer character</text:p>
          </table:table-cell>
          <table:table-cell office:value-type="string">
            <text:p>chemrxiv_10.26434_SLASH_chemrxiv-2025-fkfwh</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367858308134601">
            <text:p>0.3678583081</text:p>
          </table:table-cell>
          <table:table-cell table:number-columns-repeated="1007"/>
        </table:table-row>
        <table:table-row table:style-name="ro1">
          <table:table-cell office:value-type="string">
            <text:p>Nc1ccc(C(=O)O)cc1</text:p>
          </table:table-cell>
          <table:table-cell office:value-type="string">
            <text:p>para-aminobenzoic acid</text:p>
          </table:table-cell>
          <table:table-cell office:value-type="string">
            <text:p>null</text:p>
          </table:table-cell>
          <table:table-cell office:value-type="float" office:value="392">
            <text:p>392</text:p>
          </table:table-cell>
          <table:table-cell office:value-type="float" office:value="435">
            <text:p>435</text:p>
          </table:table-cell>
          <table:table-cell table:number-columns-repeated="2" office:value-type="string">
            <text:p>null</text:p>
          </table:table-cell>
          <table:table-cell office:value-type="float" office:value="210.6">
            <text:p>210.6</text:p>
          </table:table-cell>
          <table:table-cell office:value-type="string">
            <text:p>Doped material with CNC showing similar characteristics to benzoic acid.</text:p>
          </table:table-cell>
          <table:table-cell office:value-type="string">
            <text:p>chemrxiv_10.26434_SLASH_chemrxiv-2024-rqf3x</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516949128126726">
            <text:p>0.5169491281</text:p>
          </table:table-cell>
          <table:table-cell table:number-columns-repeated="1007"/>
        </table:table-row>
        <table:table-row table:style-name="ro1">
          <table:table-cell office:value-type="string">
            <text:p>O=C(OCC1OC(OC(=O)c2cc(O)c(O)c(OC(=O)c3cc(O)c(O)c(O)c3)c2)C(OC(=O)c2cc(O)c(O)c(OC(=O)c3cc(O)c(O)c(O)c3)c2)C(OC(=O)c2cc(O)c(O)c(OC(=O)c3cc(O)c(O)c(O)c3)c2)C1OC(=O)c1cc(O)c(O)c(OC(=O)c2cc(O)c(O)c(O)c2)c1)c1cc(O)c(O)c(OC(=O)c2cc(O)c(O)c(O)c2)c1</text:p>
          </table:table-cell>
          <table:table-cell office:value-type="string">
            <text:p>tannic acid</text:p>
          </table:table-cell>
          <table:table-cell office:value-type="string">
            <text:p>null</text:p>
          </table:table-cell>
          <table:table-cell office:value-type="float" office:value="218">
            <text:p>218</text:p>
          </table:table-cell>
          <table:table-cell office:value-type="float" office:value="353">
            <text:p>353</text:p>
          </table:table-cell>
          <table:table-cell table:number-columns-repeated="3" office:value-type="string">
            <text:p>null</text:p>
          </table:table-cell>
          <table:table-cell office:value-type="string">
            <text:p>Tannic acid interacts with SPIF causing redshifts in UV and fluorescence spectra.</text:p>
          </table:table-cell>
          <table:table-cell office:value-type="string">
            <text:p>pubmed_11940938</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118135358206928">
            <text:p>0.1181353582</text:p>
          </table:table-cell>
          <table:table-cell table:number-columns-repeated="1007"/>
        </table:table-row>
        <table:table-row table:style-name="ro1">
          <table:table-cell office:value-type="string">
            <text:p>C=CCCCOc1ccc(Cl)c2c1C(=O)CC2</text:p>
          </table:table-cell>
          <table:table-cell office:value-type="string">
            <text:p>4-chloro-7-(pent-4-enyloxy)-1-indanone</text:p>
          </table:table-cell>
          <table:table-cell office:value-type="string">
            <text:p>MeOH</text:p>
          </table:table-cell>
          <table:table-cell office:value-type="float" office:value="320">
            <text:p>320</text:p>
          </table:table-cell>
          <table:table-cell table:number-columns-repeated="2" office:value-type="string">
            <text:p>null</text:p>
          </table:table-cell>
          <table:table-cell office:value-type="string">
            <text:p>3980 (320 nm)</text:p>
          </table:table-cell>
          <table:table-cell office:value-type="string">
            <text:p>null</text:p>
          </table:table-cell>
          <table:table-cell office:value-type="string">
            <text:p>UV/vis spectrum shows absorption at 320 nm in MeOH</text:p>
          </table:table-cell>
          <table:table-cell office:value-type="string">
            <text:p>pubmed_11934143</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table:style-name="ce1" office:value-type="boolean" office:boolean-value="false">
            <text:p>FALSE</text:p>
          </table:table-cell>
          <table:table-cell/>
          <table:table-cell table:formula="of:=RAND()" office:value-type="float" office:value="0.795781922526658">
            <text:p>0.7957819225</text:p>
          </table:table-cell>
          <table:table-cell table:number-columns-repeated="1007"/>
        </table:table-row>
        <table:table-row table:style-name="ro1">
          <table:table-cell office:value-type="string">
            <text:p>Cc1ccccc1</text:p>
          </table:table-cell>
          <table:table-cell office:value-type="string">
            <text:p>toluene</text:p>
          </table:table-cell>
          <table:table-cell office:value-type="string">
            <text:p>liquid hydrocarbon</text:p>
          </table:table-cell>
          <table:table-cell office:value-type="string">
            <text:p>null</text:p>
          </table:table-cell>
          <table:table-cell office:value-type="float" office:value="619.1">
            <text:p>619.1</text:p>
          </table:table-cell>
          <table:table-cell table:number-columns-repeated="3" office:value-type="string">
            <text:p>null</text:p>
          </table:table-cell>
          <table:table-cell office:value-type="string">
            <text:p>C2 Swan band emission observed</text:p>
          </table:table-cell>
          <table:table-cell office:value-type="string">
            <text:p>pubmed_11726433</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office:value-type="string">
            <text:p>N/A</text:p>
          </table:table-cell>
          <table:table-cell/>
          <table:table-cell table:formula="of:=RAND()" office:value-type="float" office:value="0.339159578550607">
            <text:p>0.3391595786</text:p>
          </table:table-cell>
          <table:table-cell table:number-columns-repeated="1007"/>
        </table:table-row>
        <table:table-row table:style-name="ro1">
          <table:table-cell office:value-type="string">
            <text:p>CN(C)c1ccc2nc3ccc(N(C)C)cc3[s+]c2c1.[Cl-]</text:p>
          </table:table-cell>
          <table:table-cell office:value-type="string">
            <text:p>methylene blue</text:p>
          </table:table-cell>
          <table:table-cell office:value-type="string">
            <text:p>4:1 acetonitrile to deionized water</text:p>
          </table:table-cell>
          <table:table-cell office:value-type="float" office:value="658">
            <text:p>658</text:p>
          </table:table-cell>
          <table:table-cell table:number-columns-repeated="3" office:value-type="string">
            <text:p>null</text:p>
          </table:table-cell>
          <table:table-cell office:value-type="float" office:value="0.862">
            <text:p>0.862</text:p>
          </table:table-cell>
          <table:table-cell office:value-type="string">
            <text:p>monomer form active in catalysis, solvent used for spectroscopic measurements</text:p>
          </table:table-cell>
          <table:table-cell office:value-type="string">
            <text:p>chemrxiv_10.26434_SLASH_chemrxiv-2024-wlprm</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497193778399378">
            <text:p>0.4971937784</text:p>
          </table:table-cell>
          <table:table-cell table:number-columns-repeated="1007"/>
        </table:table-row>
        <table:table-row table:style-name="ro1">
          <table:table-cell office:value-type="string">
            <text:p>CC1=C(/C=C/C(C)=C/C=C/C(C)=C/CO)C(C)(C)CCC1</text:p>
          </table:table-cell>
          <table:table-cell office:value-type="string">
            <text:p>Retinol</text:p>
          </table:table-cell>
          <table:table-cell office:value-type="string">
            <text:p>null</text:p>
          </table:table-cell>
          <table:table-cell office:value-type="float" office:value="325">
            <text:p>325</text:p>
          </table:table-cell>
          <table:table-cell table:number-columns-repeated="4" office:value-type="string">
            <text:p>null</text:p>
          </table:table-cell>
          <table:table-cell office:value-type="string">
            <text:p>Measured in serum using UV detection at 325 nm</text:p>
          </table:table-cell>
          <table:table-cell office:value-type="string">
            <text:p>pubmed_11936734</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647641286021099">
            <text:p>0.647641286</text:p>
          </table:table-cell>
          <table:table-cell table:number-columns-repeated="1007"/>
        </table:table-row>
        <table:table-row table:style-name="ro1">
          <table:table-cell office:value-type="string">
            <text:p>O=C(C(=O)c1ccco1)c1ccco1</text:p>
          </table:table-cell>
          <table:table-cell office:value-type="string">
            <text:p>Î±-furil</text:p>
          </table:table-cell>
          <table:table-cell table:number-columns-repeated="2" office:value-type="string">
            <text:p>null</text:p>
          </table:table-cell>
          <table:table-cell office:value-type="float" office:value="623">
            <text:p>623</text:p>
          </table:table-cell>
          <table:table-cell table:number-columns-repeated="3" office:value-type="string">
            <text:p>null</text:p>
          </table:table-cell>
          <table:table-cell office:value-type="string">
            <text:p>Emission at ~623 nm observed under ambient conditions</text:p>
          </table:table-cell>
          <table:table-cell office:value-type="string">
            <text:p>pubmed_11788821</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office:value-type="string">
            <text:p>N/A</text:p>
          </table:table-cell>
          <table:table-cell/>
          <table:table-cell table:formula="of:=RAND()" office:value-type="float" office:value="0.771735607646406">
            <text:p>0.7717356076</text:p>
          </table:table-cell>
          <table:table-cell table:number-columns-repeated="1007"/>
        </table:table-row>
        <table:table-row table:style-name="ro1">
          <table:table-cell office:value-type="string">
            <text:p>CCNc1cc2[o+]c3cc(NCC)c(C)cc3c(-c3ccccc3C(=O)OCC)c2cc1C.[Cl-]</text:p>
          </table:table-cell>
          <table:table-cell office:value-type="string">
            <text:p>Rhodamine 6G</text:p>
          </table:table-cell>
          <table:table-cell table:number-columns-repeated="2" office:value-type="string">
            <text:p>null</text:p>
          </table:table-cell>
          <table:table-cell office:value-type="float" office:value="553">
            <text:p>553</text:p>
          </table:table-cell>
          <table:table-cell table:number-columns-repeated="3" office:value-type="string">
            <text:p>null</text:p>
          </table:table-cell>
          <table:table-cell office:value-type="string">
            <text:p>Emission at 553 nm, part of ratiometric probe.</text:p>
          </table:table-cell>
          <table:table-cell office:value-type="string">
            <text:p>pubmed_11720474</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office:value-type="string">
            <text:p>N/A</text:p>
          </table:table-cell>
          <table:table-cell/>
          <table:table-cell table:formula="of:=RAND()" office:value-type="float" office:value="0.47095824428834">
            <text:p>0.4709582443</text:p>
          </table:table-cell>
          <table:table-cell table:number-columns-repeated="1007"/>
        </table:table-row>
        <table:table-row table:style-name="ro1">
          <table:table-cell office:value-type="string">
            <text:p>Nc1ncnc2c1NNC2C1OC(CO)C(O)C1O</text:p>
          </table:table-cell>
          <table:table-cell office:value-type="string">
            <text:p>Formycin A</text:p>
          </table:table-cell>
          <table:table-cell office:value-type="string">
            <text:p>water</text:p>
          </table:table-cell>
          <table:table-cell office:value-type="float" office:value="290">
            <text:p>290</text:p>
          </table:table-cell>
          <table:table-cell table:number-columns-repeated="2" office:value-type="string">
            <text:p>null</text:p>
          </table:table-cell>
          <table:table-cell office:value-type="string">
            <text:p>1.5e4 (370 nm)</text:p>
          </table:table-cell>
          <table:table-cell office:value-type="string">
            <text:p>null</text:p>
          </table:table-cell>
          <table:table-cell office:value-type="string">
            <text:p>antibiotic, antitumor</text:p>
          </table:table-cell>
          <table:table-cell office:value-type="string">
            <text:p>chemrxiv_10.26434_SLASH_chemrxiv-2024-18bg6</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office:value-type="string">
            <text:p>**Not provided in paper, but it is a peak</text:p>
          </table:table-cell>
          <table:table-cell table:formula="of:=RAND()" office:value-type="float" office:value="0.824034147197381">
            <text:p>0.8240341472</text:p>
          </table:table-cell>
          <table:table-cell table:number-columns-repeated="1007"/>
        </table:table-row>
        <table:table-row table:style-name="ro1">
          <table:table-cell office:value-type="string">
            <text:p>[Ru+2].c1ccc(-c2ccccn2)nc1.c1ccc(-c2ccccn2)nc1.c1ccc(-c2ccccn2)nc1</text:p>
          </table:table-cell>
          <table:table-cell office:value-type="string">
            <text:p>Ruthenium(II) tris(2,2'-bipyridine)</text:p>
          </table:table-cell>
          <table:table-cell office:value-type="string">
            <text:p>DMSO</text:p>
          </table:table-cell>
          <table:table-cell table:number-columns-repeated="2" office:value-type="float" office:value="610">
            <text:p>610</text:p>
          </table:table-cell>
          <table:table-cell table:number-columns-repeated="3" office:value-type="string">
            <text:p>null</text:p>
          </table:table-cell>
          <table:table-cell office:value-type="string">
            <text:p>Spin-forbidden excitation under red light enables photocatalysis.</text:p>
          </table:table-cell>
          <table:table-cell office:value-type="string">
            <text:p>chemrxiv_10.26434_SLASH_chemrxiv-2024-mvk0z-v3</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542981478851289">
            <text:p>0.5429814789</text:p>
          </table:table-cell>
          <table:table-cell table:number-columns-repeated="1007"/>
        </table:table-row>
        <table:table-row table:style-name="ro1">
          <table:table-cell office:value-type="string">
            <text:p>Cc1ncc(CO)c(CO)c1O.[Cl-].[H+]</text:p>
          </table:table-cell>
          <table:table-cell office:value-type="string">
            <text:p>pyridoxine hydrochloride</text:p>
          </table:table-cell>
          <table:table-cell office:value-type="string">
            <text:p>aqueous solution</text:p>
          </table:table-cell>
          <table:table-cell office:value-type="float" office:value="254">
            <text:p>254</text:p>
          </table:table-cell>
          <table:table-cell office:value-type="string">
            <text:p>null</text:p>
          </table:table-cell>
          <table:table-cell office:value-type="float" office:value="0.19">
            <text:p>0.19</text:p>
          </table:table-cell>
          <table:table-cell office:value-type="string">
            <text:p>1.09e4 (323 nm)</text:p>
          </table:table-cell>
          <table:table-cell office:value-type="string">
            <text:p>null</text:p>
          </table:table-cell>
          <table:table-cell office:value-type="string">
            <text:p>quantum yield of photolysis at pH 7.0 under visible irradiation</text:p>
          </table:table-cell>
          <table:table-cell office:value-type="string">
            <text:p>pubmed_11632597</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48854940244928">
            <text:p>0.4885494024</text:p>
          </table:table-cell>
          <table:table-cell table:number-columns-repeated="1007"/>
        </table:table-row>
        <table:table-row table:style-name="ro1">
          <table:table-cell office:value-type="string">
            <text:p>F[P-](F)(F)(F)(F)F.F[P-](F)(F)(F)(F)F.[Ru+2].c1ccc(-c2ccccn2)nc1.c1ccc(-c2ccccn2)nc1.c1ccc(-c2ccccn2)nc1</text:p>
          </table:table-cell>
          <table:table-cell office:value-type="string">
            <text:p>Tris(2,2â€²-bipyridine) ruthenium(II) hexa-fluorophosphate</text:p>
          </table:table-cell>
          <table:table-cell office:value-type="string">
            <text:p>solution</text:p>
          </table:table-cell>
          <table:table-cell office:value-type="float" office:value="450">
            <text:p>450</text:p>
          </table:table-cell>
          <table:table-cell office:value-type="float" office:value="620">
            <text:p>620</text:p>
          </table:table-cell>
          <table:table-cell office:value-type="float" office:value="0.03">
            <text:p>0.03</text:p>
          </table:table-cell>
          <table:table-cell table:number-columns-repeated="2" office:value-type="string">
            <text:p>null</text:p>
          </table:table-cell>
          <table:table-cell office:value-type="string">
            <text:p>triplet emitter with large Stokes shift; emission enhanced in NPoM structure</text:p>
          </table:table-cell>
          <table:table-cell office:value-type="string">
            <text:p>arxiv_2005.05383v1</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242468901909888">
            <text:p>0.2424689019</text:p>
          </table:table-cell>
          <table:table-cell table:number-columns-repeated="1007"/>
        </table:table-row>
        <table:table-row table:style-name="ro1">
          <table:table-cell office:value-type="string">
            <text:p>CC1(C)c2cc(-c3ccc(C(=O)C(F)(F)F)cc3)ccc2-c2ccc(N3CCCCC3)cc21</text:p>
          </table:table-cell>
          <table:table-cell office:value-type="string">
            <text:p>1-(4-(9,9-dimethyl-7-(piperidin-1-yl)-9 H-fluoren-2-yl)phenyl)-2,2,2-trifluoroethan-1-one</text:p>
          </table:table-cell>
          <table:table-cell office:value-type="string">
            <text:p>THF</text:p>
          </table:table-cell>
          <table:table-cell office:value-type="float" office:value="391">
            <text:p>391</text:p>
          </table:table-cell>
          <table:table-cell office:value-type="float" office:value="828">
            <text:p>828</text:p>
          </table:table-cell>
          <table:table-cell office:value-type="float" office:value="0.016">
            <text:p>0.016</text:p>
          </table:table-cell>
          <table:table-cell table:number-columns-repeated="2" office:value-type="string">
            <text:p>null</text:p>
          </table:table-cell>
          <table:table-cell office:value-type="string">
            <text:p>Solvatochromic dye with significant solvatochromism and positive temperature coefficient for fluorescence intensity.</text:p>
          </table:table-cell>
          <table:table-cell office:value-type="string">
            <text:p>pubmed_11926870</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84831206034869">
            <text:p>0.8483120603</text:p>
          </table:table-cell>
          <table:table-cell table:number-columns-repeated="1007"/>
        </table:table-row>
        <table:table-row table:style-name="ro1">
          <table:table-cell office:value-type="string">
            <text:p>F[B-](F)(F)F.N#[N+]c1ccc([N+](=O)[O-])cc1</text:p>
          </table:table-cell>
          <table:table-cell office:value-type="string">
            <text:p>para-nitro benzenediazonium tetrafluoroborate</text:p>
          </table:table-cell>
          <table:table-cell office:value-type="string">
            <text:p>D2O</text:p>
          </table:table-cell>
          <table:table-cell office:value-type="float" office:value="980">
            <text:p>980</text:p>
          </table:table-cell>
          <table:table-cell table:number-columns-repeated="4" office:value-type="string">
            <text:p>null</text:p>
          </table:table-cell>
          <table:table-cell office:value-type="string">
            <text:p>locally functionalized SWCNTs (lf-SWCNTs) with para-nitro groups, used for temperature sensing in NIR-II region</text:p>
          </table:table-cell>
          <table:table-cell office:value-type="string">
            <text:p>pubmed_11801182</text:p>
          </table:table-cell>
          <table:table-cell office:value-type="string">
            <text:p>Yes</text:p>
          </table:table-cell>
          <table:table-cell table:number-columns-repeated="2" office:value-type="string">
            <text:p>No</text:p>
          </table:table-cell>
          <table:table-cell table:style-name="ce1" office:value-type="boolean" office:boolean-value="false">
            <text:p>FALSE</text:p>
          </table:table-cell>
          <table:table-cell table:style-name="ce1" office:value-type="boolean" office:boolean-value="true">
            <text:p>TRUE</text:p>
          </table:table-cell>
          <table:table-cell office:value-type="string">
            <text:p>embedded in carbon nanotube, so I don't think the structure will correlate with the measurement</text:p>
          </table:table-cell>
          <table:table-cell table:formula="of:=RAND()" office:value-type="float" office:value="0.0934753052424639">
            <text:p>0.0934753052</text:p>
          </table:table-cell>
          <table:table-cell table:number-columns-repeated="1007"/>
        </table:table-row>
        <table:table-row table:style-name="ro1">
          <table:table-cell office:value-type="string">
            <text:p>Cc1cc(O)c2c(=O)c3c(O)cc(O)c4c5c(O)cc(O)c6c(=O)c7c(O)cc(C)c8c1c2c(c34)c(c78)c65</text:p>
          </table:table-cell>
          <table:table-cell office:value-type="string">
            <text:p>hypericin</text:p>
          </table:table-cell>
          <table:table-cell office:value-type="string">
            <text:p>DPBS</text:p>
          </table:table-cell>
          <table:table-cell office:value-type="float" office:value="553">
            <text:p>553</text:p>
          </table:table-cell>
          <table:table-cell office:value-type="float" office:value="604">
            <text:p>604</text:p>
          </table:table-cell>
          <table:table-cell table:number-columns-repeated="3" office:value-type="string">
            <text:p>null</text:p>
          </table:table-cell>
          <table:table-cell office:value-type="string">
            <text:p>Encapsulated in mixed DPPC/Pluronic F127-B liposomes</text:p>
          </table:table-cell>
          <table:table-cell office:value-type="string">
            <text:p>pubmed_11740150</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office:value-type="string">
            <text:p>technically a bit off because it is measured inside a liposome, but very close and biologically relevant</text:p>
          </table:table-cell>
          <table:table-cell table:formula="of:=RAND()" office:value-type="float" office:value="0.968985743820667">
            <text:p>0.9689857438</text:p>
          </table:table-cell>
          <table:table-cell table:number-columns-repeated="1007"/>
        </table:table-row>
        <table:table-row table:style-name="ro1">
          <table:table-cell office:value-type="string">
            <text:p>c1ccc(-c2ccccc2)cc1.c1ccc2c(c1)[nH]c1ccccc12.c1nnn[nH]1</text:p>
          </table:table-cell>
          <table:table-cell office:value-type="string">
            <text:p>biphenyl-tetrazole carbazole</text:p>
          </table:table-cell>
          <table:table-cell office:value-type="string">
            <text:p>null</text:p>
          </table:table-cell>
          <table:table-cell office:value-type="float" office:value="488">
            <text:p>488</text:p>
          </table:table-cell>
          <table:table-cell table:number-columns-repeated="4" office:value-type="string">
            <text:p>null</text:p>
          </table:table-cell>
          <table:table-cell office:value-type="string">
            <text:p>Emission wavelength: 488 nm, FWHM: 23 nm (87 meV)</text:p>
          </table:table-cell>
          <table:table-cell office:value-type="string">
            <text:p>chemrxiv_10.26434_SLASH_chemrxiv-2024-f123c-v2</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false">
            <text:p>FALSE</text:p>
          </table:table-cell>
          <table:table-cell office:value-type="string">
            <text:p>wrong name, and emi is reported as abs</text:p>
          </table:table-cell>
          <table:table-cell table:formula="of:=RAND()" office:value-type="float" office:value="0.506971799535677">
            <text:p>0.5069717995</text:p>
          </table:table-cell>
          <table:table-cell table:number-columns-repeated="1007"/>
        </table:table-row>
        <table:table-row table:style-name="ro1">
          <table:table-cell office:value-type="string">
            <text:p>Cc1cc(=O)oc2cc(O)ccc12</text:p>
          </table:table-cell>
          <table:table-cell office:value-type="string">
            <text:p>7-hydroxy-4-methylcoumarin</text:p>
          </table:table-cell>
          <table:table-cell office:value-type="string">
            <text:p>BRB-80 buffer</text:p>
          </table:table-cell>
          <table:table-cell office:value-type="float" office:value="450">
            <text:p>450</text:p>
          </table:table-cell>
          <table:table-cell office:value-type="float" office:value="510">
            <text:p>510</text:p>
          </table:table-cell>
          <table:table-cell table:number-columns-repeated="3" office:value-type="string">
            <text:p>null</text:p>
          </table:table-cell>
          <table:table-cell office:value-type="string">
            <text:p>Coumarin-30 binds to the colchicine site of tubulin and exhibits enhanced fluorescence upon binding.</text:p>
          </table:table-cell>
          <table:table-cell office:value-type="string">
            <text:p>chemrxiv_10.26434_SLASH_chemrxiv-2025-dqlc5-v2</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89981157425791">
            <text:p>0.8998115743</text:p>
          </table:table-cell>
          <table:table-cell table:number-columns-repeated="1007"/>
        </table:table-row>
        <table:table-row table:style-name="ro1">
          <table:table-cell office:value-type="string">
            <text:p>CCN(CC)c1ccc2nc3c4ccccc4c(=O)cc-3oc2c1</text:p>
          </table:table-cell>
          <table:table-cell office:value-type="string">
            <text:p>Nile Red</text:p>
          </table:table-cell>
          <table:table-cell office:value-type="string">
            <text:p>ethanol</text:p>
          </table:table-cell>
          <table:table-cell office:value-type="float" office:value="548">
            <text:p>548</text:p>
          </table:table-cell>
          <table:table-cell table:number-columns-repeated="4" office:value-type="string">
            <text:p>null</text:p>
          </table:table-cell>
          <table:table-cell office:value-type="string">
            <text:p>The paper discusses enhancing entangled two-photon absorption via temperature-controlled SPDC and compares theoretical models with experimental data for Nile Red.</text:p>
          </table:table-cell>
          <table:table-cell office:value-type="string">
            <text:p>arxiv_2406.01075v2</text:p>
          </table:table-cell>
          <table:table-cell office:value-type="string">
            <text:p>Yes</text:p>
          </table:table-cell>
          <table:table-cell table:number-columns-repeated="2" office:value-type="string">
            <text:p>No</text:p>
          </table:table-cell>
          <table:table-cell table:style-name="ce1" office:value-type="boolean" office:boolean-value="false">
            <text:p>FALSE</text:p>
          </table:table-cell>
          <table:table-cell table:style-name="ce1" office:value-type="boolean" office:boolean-value="true">
            <text:p>TRUE</text:p>
          </table:table-cell>
          <table:table-cell office:value-type="string">
            <text:p>Coumarin-30 has a different iupac, this compound has a real absorption about 100nm lower</text:p>
          </table:table-cell>
          <table:table-cell table:formula="of:=RAND()" office:value-type="float" office:value="0.268557022325695">
            <text:p>0.2685570223</text:p>
          </table:table-cell>
          <table:table-cell table:number-columns-repeated="1007"/>
        </table:table-row>
        <table:table-row table:style-name="ro1">
          <table:table-cell office:value-type="string">
            <text:p>Oc1cc(O)c2c(c1)O[C@H](c1ccc(O)c(O)c1)[C@@H](O)C2</text:p>
          </table:table-cell>
          <table:table-cell office:value-type="string">
            <text:p>catechin</text:p>
          </table:table-cell>
          <table:table-cell table:number-columns-repeated="4" office:value-type="string">
            <text:p>null</text:p>
          </table:table-cell>
          <table:table-cell office:value-type="string">
            <text:p>128.92 Âµg/mL</text:p>
          </table:table-cell>
          <table:table-cell office:value-type="string">
            <text:p>null</text:p>
          </table:table-cell>
          <table:table-cell office:value-type="string">
            <text:p>flavonoid identified in GuaCa extract</text:p>
          </table:table-cell>
          <table:table-cell office:value-type="string">
            <text:p>pubmed_11939456</text:p>
          </table:table-cell>
          <table:table-cell office:value-type="string">
            <text:p>Yes</text:p>
          </table:table-cell>
          <table:table-cell table:number-columns-repeated="2" office:value-type="string">
            <text:p>No</text:p>
          </table:table-cell>
          <table:table-cell table:style-name="ce1" office:value-type="boolean" office:boolean-value="false">
            <text:p>FALSE</text:p>
          </table:table-cell>
          <table:table-cell office:value-type="string">
            <text:p>N/A</text:p>
          </table:table-cell>
          <table:table-cell office:value-type="string">
            <text:p>there are no relevant properties to extract in this paper, so I'm marking it incorrect</text:p>
          </table:table-cell>
          <table:table-cell table:formula="of:=RAND()" office:value-type="float" office:value="0.654188628774136">
            <text:p>0.6541886288</text:p>
          </table:table-cell>
          <table:table-cell table:number-columns-repeated="1007"/>
        </table:table-row>
        <table:table-row table:style-name="ro1">
          <table:table-cell office:value-type="string">
            <text:p>Nc1ccc(-c2c3nc(c(-c4ccc(N)cc4)c4ccc([nH]4)c(-c4ccc(N)cc4)c4nc(c(-c5ccncc5)c5ccc2[nH]5)C=C4)C=C3)cc1</text:p>
          </table:table-cell>
          <table:table-cell office:value-type="string">
            <text:p>5,10,15-tris(4-aminophenyl)-20-(4-pyridyl)porphyrin</text:p>
          </table:table-cell>
          <table:table-cell office:value-type="string">
            <text:p>methanesulfonic acid</text:p>
          </table:table-cell>
          <table:table-cell office:value-type="float" office:value="664">
            <text:p>664</text:p>
          </table:table-cell>
          <table:table-cell table:number-columns-repeated="2" office:value-type="string">
            <text:p>null</text:p>
          </table:table-cell>
          <table:table-cell office:value-type="string">
            <text:p>12 (664 nm)</text:p>
          </table:table-cell>
          <table:table-cell office:value-type="string">
            <text:p>null</text:p>
          </table:table-cell>
          <table:table-cell office:value-type="string">
            <text:p>triply protonated form showing hyperporphyrin effect with significant spectral shift</text:p>
          </table:table-cell>
          <table:table-cell office:value-type="string">
            <text:p>chemrxiv_10.26434_SLASH_chemrxiv-2025-40cnn</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637620015535504">
            <text:p>0.6376200155</text:p>
          </table:table-cell>
          <table:table-cell table:number-columns-repeated="1007"/>
        </table:table-row>
        <table:table-row table:style-name="ro1">
          <table:table-cell office:value-type="string">
            <text:p>CCOc1ccc(OCC2CCC(C3CCC(CC)CC3)CC2)c(F)c1F</text:p>
          </table:table-cell>
          <table:table-cell office:value-type="string">
            <text:p>4-((4-Ethoxy-2,3-difluorophenoxy)methyl)-4'-ethyl-1,1'-bicyclohexane</text:p>
          </table:table-cell>
          <table:table-cell office:value-type="string">
            <text:p>null</text:p>
          </table:table-cell>
          <table:table-cell office:value-type="float" office:value="874.37">
            <text:p>874.37</text:p>
          </table:table-cell>
          <table:table-cell office:value-type="float" office:value="855.29">
            <text:p>855.29</text:p>
          </table:table-cell>
          <table:table-cell office:value-type="float" office:value="0.83">
            <text:p>0.83</text:p>
          </table:table-cell>
          <table:table-cell office:value-type="string">
            <text:p>null</text:p>
          </table:table-cell>
          <table:table-cell office:value-type="float" office:value="92398.37">
            <text:p>92398.37</text:p>
          </table:table-cell>
          <table:table-cell office:value-type="string">
            <text:p>High dichroic ratio dye with optimized alignment in liquid crystal host</text:p>
          </table:table-cell>
          <table:table-cell office:value-type="string">
            <text:p>pubmed_11678568</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table:style-name="ce1" office:value-type="boolean" office:boolean-value="false">
            <text:p>FALSE</text:p>
          </table:table-cell>
          <table:table-cell office:value-type="string">
            <text:p>got crystal linker structure correct, which is good, but this is a doped material, and the numbers seem hallucinated</text:p>
          </table:table-cell>
          <table:table-cell table:formula="of:=RAND()" office:value-type="float" office:value="0.0468247625976801">
            <text:p>0.0468247626</text:p>
          </table:table-cell>
          <table:table-cell table:number-columns-repeated="1007"/>
        </table:table-row>
        <table:table-row table:style-name="ro1">
          <table:table-cell office:value-type="string">
            <text:p>COc1cc2cccnc2c2oc3c4ccccc4c4ccccc4c3c12</text:p>
          </table:table-cell>
          <table:table-cell office:value-type="string">
            <text:p>9-Methoxyphenanthro[9â€²,10â€²:4,5]furo[3,2-h]quinoline</text:p>
          </table:table-cell>
          <table:table-cell office:value-type="string">
            <text:p>null</text:p>
          </table:table-cell>
          <table:table-cell office:value-type="float" office:value="385">
            <text:p>385</text:p>
          </table:table-cell>
          <table:table-cell office:value-type="float" office:value="478">
            <text:p>478</text:p>
          </table:table-cell>
          <table:table-cell office:value-type="float" office:value="0.63">
            <text:p>0.63</text:p>
          </table:table-cell>
          <table:table-cell table:number-columns-repeated="2" office:value-type="string">
            <text:p>null</text:p>
          </table:table-cell>
          <table:table-cell office:value-type="string">
            <text:p>Fluorescent compound with significant quantum yield.</text:p>
          </table:table-cell>
          <table:table-cell office:value-type="string">
            <text:p>pubmed_11858213</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table:style-name="ce1" office:value-type="boolean" office:boolean-value="false">
            <text:p>FALSE</text:p>
          </table:table-cell>
          <table:table-cell/>
          <table:table-cell table:formula="of:=RAND()" office:value-type="float" office:value="0.510836380766705">
            <text:p>0.5108363808</text:p>
          </table:table-cell>
          <table:table-cell table:number-columns-repeated="1007"/>
        </table:table-row>
        <table:table-row table:style-name="ro1">
          <table:table-cell office:value-type="string">
            <text:p>O=C(CC1CCCCC1C(=O)c1ccccc1)c1ccccc1</text:p>
          </table:table-cell>
          <table:table-cell office:value-type="string">
            <text:p>2-(2-benzoylcyclohexyl)-1-phenylethan-1-one</text:p>
          </table:table-cell>
          <table:table-cell office:value-type="string">
            <text:p>dichloromethane</text:p>
          </table:table-cell>
          <table:table-cell office:value-type="float" office:value="360">
            <text:p>360</text:p>
          </table:table-cell>
          <table:table-cell table:number-columns-repeated="4" office:value-type="string">
            <text:p>null</text:p>
          </table:table-cell>
          <table:table-cell office:value-type="string">
            <text:p>De Mayo reaction product</text:p>
          </table:table-cell>
          <table:table-cell office:value-type="string">
            <text:p>pubmed_11820750</text:p>
          </table:table-cell>
          <table:table-cell office:value-type="string">
            <text:p>Yes</text:p>
          </table:table-cell>
          <table:table-cell table:number-columns-repeated="2" office:value-type="string">
            <text:p>No</text:p>
          </table:table-cell>
          <table:table-cell table:style-name="ce1" office:value-type="boolean" office:boolean-value="false">
            <text:p>FALSE</text:p>
          </table:table-cell>
          <table:table-cell table:style-name="ce1" office:value-type="boolean" office:boolean-value="true">
            <text:p>TRUE</text:p>
          </table:table-cell>
          <table:table-cell/>
          <table:table-cell table:formula="of:=RAND()" office:value-type="float" office:value="0.0109907248988748">
            <text:p>0.0109907249</text:p>
          </table:table-cell>
          <table:table-cell table:number-columns-repeated="1007"/>
        </table:table-row>
        <table:table-row table:style-name="ro1">
          <table:table-cell office:value-type="string">
            <text:p>Cl[In]1n2c3c4ccccc4c2N=C2N=C(N=c4c5ccccc5c(n41)=NC1=NC(=N3)c3ccccc31)c1ccccc12</text:p>
          </table:table-cell>
          <table:table-cell office:value-type="string">
            <text:p>Indium(III) phthalocyanine chloride</text:p>
          </table:table-cell>
          <table:table-cell office:value-type="string">
            <text:p>chloroform</text:p>
          </table:table-cell>
          <table:table-cell office:value-type="float" office:value="690">
            <text:p>690</text:p>
          </table:table-cell>
          <table:table-cell office:value-type="float" office:value="438">
            <text:p>438</text:p>
          </table:table-cell>
          <table:table-cell table:number-columns-repeated="3" office:value-type="string">
            <text:p>null</text:p>
          </table:table-cell>
          <table:table-cell office:value-type="string">
            <text:p>Highest tensile strength of 9.3x10^-3 Pa and highest emission intensity</text:p>
          </table:table-cell>
          <table:table-cell office:value-type="string">
            <text:p>pubmed_11883404</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810164270922542">
            <text:p>0.8101642709</text:p>
          </table:table-cell>
          <table:table-cell table:number-columns-repeated="1007"/>
        </table:table-row>
        <table:table-row table:style-name="ro1">
          <table:table-cell office:value-type="string">
            <text:p>C=CC1=C(C)C(C=c2[nH]c(=Cc3[nH]c(C=C4NC(=O)C(C)=C4C=C)c(C)c3CCC(=O)O)c(CCC(=O)O)c2C)=NC1=O</text:p>
          </table:table-cell>
          <table:table-cell office:value-type="string">
            <text:p>biliverdin</text:p>
          </table:table-cell>
          <table:table-cell office:value-type="string">
            <text:p>methanol/HCl</text:p>
          </table:table-cell>
          <table:table-cell table:number-columns-repeated="3" office:value-type="string">
            <text:p>null</text:p>
          </table:table-cell>
          <table:table-cell office:value-type="string">
            <text:p>30800 (696 nm)</text:p>
          </table:table-cell>
          <table:table-cell office:value-type="string">
            <text:p>null</text:p>
          </table:table-cell>
          <table:table-cell office:value-type="string">
            <text:p>Chromophore in Agp1 and Agp2 phytochromes</text:p>
          </table:table-cell>
          <table:table-cell office:value-type="string">
            <text:p>pubmed_11931990</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office:value-type="string">
            <text:p>N/A</text:p>
          </table:table-cell>
          <table:table-cell/>
          <table:table-cell table:formula="of:=RAND()" office:value-type="float" office:value="0.888722385512665">
            <text:p>0.8887223855</text:p>
          </table:table-cell>
          <table:table-cell table:number-columns-repeated="1007"/>
        </table:table-row>
        <table:table-row table:style-name="ro1">
          <table:table-cell office:value-type="string">
            <text:p>N[C@@H](Cc1c[nH]c2ccccc12)C(=O)O</text:p>
          </table:table-cell>
          <table:table-cell office:value-type="string">
            <text:p>tryptophan</text:p>
          </table:table-cell>
          <table:table-cell office:value-type="string">
            <text:p>saline solution</text:p>
          </table:table-cell>
          <table:table-cell office:value-type="string">
            <text:p>null</text:p>
          </table:table-cell>
          <table:table-cell office:value-type="float" office:value="345">
            <text:p>345</text:p>
          </table:table-cell>
          <table:table-cell table:number-columns-repeated="3" office:value-type="string">
            <text:p>null</text:p>
          </table:table-cell>
          <table:table-cell office:value-type="string">
            <text:p>Increased autofluorescence in infected red blood cells</text:p>
          </table:table-cell>
          <table:table-cell office:value-type="string">
            <text:p>pubmed_11853592</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office:value-type="string">
            <text:p>N/A</text:p>
          </table:table-cell>
          <table:table-cell office:value-type="string">
            <text:p>did miss try abs in there</text:p>
          </table:table-cell>
          <table:table-cell table:formula="of:=RAND()" office:value-type="float" office:value="0.134827414061874">
            <text:p>0.1348274141</text:p>
          </table:table-cell>
          <table:table-cell table:number-columns-repeated="1007"/>
        </table:table-row>
        <table:table-row table:style-name="ro1">
          <table:table-cell office:value-type="string">
            <text:p>NC1(C(=O)O)C=CC=C(c2ccccc2)C1C(=O)O</text:p>
          </table:table-cell>
          <table:table-cell office:value-type="string">
            <text:p>3-aminobiphenyl dicarboxylic acid</text:p>
          </table:table-cell>
          <table:table-cell office:value-type="string">
            <text:p>THF</text:p>
          </table:table-cell>
          <table:table-cell office:value-type="float" office:value="350">
            <text:p>350</text:p>
          </table:table-cell>
          <table:table-cell office:value-type="float" office:value="441">
            <text:p>441</text:p>
          </table:table-cell>
          <table:table-cell office:value-type="string">
            <text:p>null</text:p>
          </table:table-cell>
          <table:table-cell office:value-type="string">
            <text:p>2160 (350 nm)</text:p>
          </table:table-cell>
          <table:table-cell office:value-type="float" office:value="1.58">
            <text:p>1.58</text:p>
          </table:table-cell>
          <table:table-cell office:value-type="string">
            <text:p>PL intensity lower in THF than DMSO</text:p>
          </table:table-cell>
          <table:table-cell office:value-type="string">
            <text:p>pubmed_11789137</text:p>
          </table:table-cell>
          <table:table-cell office:value-type="string">
            <text:p>Yes</text:p>
          </table:table-cell>
          <table:table-cell table:number-columns-repeated="2" office:value-type="string">
            <text:p>No</text:p>
          </table:table-cell>
          <table:table-cell table:style-name="ce1" office:value-type="boolean" office:boolean-value="false">
            <text:p>FALSE</text:p>
          </table:table-cell>
          <table:table-cell table:style-name="ce1" office:value-type="boolean" office:boolean-value="true">
            <text:p>TRUE</text:p>
          </table:table-cell>
          <table:table-cell/>
          <table:table-cell table:formula="of:=RAND()" office:value-type="float" office:value="0.678599184611812">
            <text:p>0.6785991846</text:p>
          </table:table-cell>
          <table:table-cell table:number-columns-repeated="1007"/>
        </table:table-row>
        <table:table-row table:style-name="ro1">
          <table:table-cell office:value-type="string">
            <text:p>O=CCc1ccc(O)c(O)c1</text:p>
          </table:table-cell>
          <table:table-cell office:value-type="string">
            <text:p>3,4-dihydroxyphenylacetaldehyde</text:p>
          </table:table-cell>
          <table:table-cell table:number-columns-repeated="2" office:value-type="string">
            <text:p>null</text:p>
          </table:table-cell>
          <table:table-cell office:value-type="float" office:value="507">
            <text:p>507</text:p>
          </table:table-cell>
          <table:table-cell office:value-type="float" office:value="0.29">
            <text:p>0.29</text:p>
          </table:table-cell>
          <table:table-cell office:value-type="string">
            <text:p>null</text:p>
          </table:table-cell>
          <table:table-cell office:value-type="float" office:value="1.364">
            <text:p>1.364</text:p>
          </table:table-cell>
          <table:table-cell office:value-type="string">
            <text:p>Fluorescent probe for DOPAL detection</text:p>
          </table:table-cell>
          <table:table-cell office:value-type="string">
            <text:p>chemrxiv_10.26434_SLASH_chemrxiv-2024-51nj8</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office:value-type="string">
            <text:p>N/A</text:p>
          </table:table-cell>
          <table:table-cell/>
          <table:table-cell table:formula="of:=RAND()" office:value-type="float" office:value="0.793254144955426">
            <text:p>0.793254145</text:p>
          </table:table-cell>
          <table:table-cell table:number-columns-repeated="1007"/>
        </table:table-row>
        <table:table-row table:style-name="ro1">
          <table:table-cell office:value-type="string">
            <text:p>CCCCn1c2ccccc2c2cc(-c3ccc(-c4ccc5c(c4)c4ccccc4n5CCCC)c4nsnc34)ccc21</text:p>
          </table:table-cell>
          <table:table-cell office:value-type="string">
            <text:p>4,7-bis(9-butyl-9H-carbazol-3-yl)benzo[c][1,2,5]thiadiazole</text:p>
          </table:table-cell>
          <table:table-cell office:value-type="string">
            <text:p>DCM</text:p>
          </table:table-cell>
          <table:table-cell office:value-type="float" office:value="240">
            <text:p>240</text:p>
          </table:table-cell>
          <table:table-cell office:value-type="string">
            <text:p>null</text:p>
          </table:table-cell>
          <table:table-cell office:value-type="float" office:value="0.79">
            <text:p>0.79</text:p>
          </table:table-cell>
          <table:table-cell office:value-type="string">
            <text:p>null</text:p>
          </table:table-cell>
          <table:table-cell office:value-type="float" office:value="8.51">
            <text:p>8.51</text:p>
          </table:table-cell>
          <table:table-cell office:value-type="string">
            <text:p>Fluorescence emission at 588 nm</text:p>
          </table:table-cell>
          <table:table-cell office:value-type="string">
            <text:p>chemrxiv_10.26434_SLASH_chemrxiv-2024-pktbw</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146477327449247">
            <text:p>0.1464773274</text:p>
          </table:table-cell>
          <table:table-cell table:number-columns-repeated="1007"/>
        </table:table-row>
        <table:table-row table:style-name="ro1">
          <table:table-cell office:value-type="string">
            <text:p>CC(=O)NBr</text:p>
          </table:table-cell>
          <table:table-cell office:value-type="string">
            <text:p>N-bromoacetamide</text:p>
          </table:table-cell>
          <table:table-cell office:value-type="string">
            <text:p>dichloroethane</text:p>
          </table:table-cell>
          <table:table-cell office:value-type="string">
            <text:p>null</text:p>
          </table:table-cell>
          <table:table-cell office:value-type="float" office:value="518">
            <text:p>518</text:p>
          </table:table-cell>
          <table:table-cell office:value-type="float" office:value="0.91">
            <text:p>0.91</text:p>
          </table:table-cell>
          <table:table-cell office:value-type="string">
            <text:p>1.6e4 (379 nm)</text:p>
          </table:table-cell>
          <table:table-cell office:value-type="float" office:value="10">
            <text:p>10</text:p>
          </table:table-cell>
          <table:table-cell office:value-type="string">
            <text:p>charge-transfer complex formation with Mes-Acr-MeClO4 under green LED</text:p>
          </table:table-cell>
          <table:table-cell office:value-type="string">
            <text:p>chemrxiv_10.26434_SLASH_chemrxiv-2024-t6nqn</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office:value-type="string">
            <text:p>N/A</text:p>
          </table:table-cell>
          <table:table-cell/>
          <table:table-cell table:formula="of:=RAND()" office:value-type="float" office:value="0.664737383602187">
            <text:p>0.6647373836</text:p>
          </table:table-cell>
          <table:table-cell table:number-columns-repeated="1007"/>
        </table:table-row>
        <table:table-row table:style-name="ro1">
          <table:table-cell office:value-type="string">
            <text:p>CCN(CC)c1ccc2nc3c4ccccc4c(=O)cc-3oc2c1</text:p>
          </table:table-cell>
          <table:table-cell office:value-type="string">
            <text:p>nile red</text:p>
          </table:table-cell>
          <table:table-cell office:value-type="string">
            <text:p>PMMA</text:p>
          </table:table-cell>
          <table:table-cell office:value-type="string">
            <text:p>null</text:p>
          </table:table-cell>
          <table:table-cell office:value-type="float" office:value="620">
            <text:p>620</text:p>
          </table:table-cell>
          <table:table-cell office:value-type="float" office:value="0.525">
            <text:p>0.525</text:p>
          </table:table-cell>
          <table:table-cell office:value-type="string">
            <text:p>null</text:p>
          </table:table-cell>
          <table:table-cell office:value-type="float" office:value="6.05">
            <text:p>6.05</text:p>
          </table:table-cell>
          <table:table-cell office:value-type="string">
            <text:p>red emission</text:p>
          </table:table-cell>
          <table:table-cell office:value-type="string">
            <text:p>chemrxiv_10.26434_SLASH_chemrxiv-2024-x6b9h</text:p>
          </table:table-cell>
          <table:table-cell office:value-type="string">
            <text:p>Yes</text:p>
          </table:table-cell>
          <table:table-cell table:number-columns-repeated="2" office:value-type="string">
            <text:p>No</text:p>
          </table:table-cell>
          <table:table-cell table:style-name="ce1" office:value-type="boolean" office:boolean-value="true">
            <text:p>TRUE</text:p>
          </table:table-cell>
          <table:table-cell office:value-type="string">
            <text:p>N/A</text:p>
          </table:table-cell>
          <table:table-cell/>
          <table:table-cell table:formula="of:=RAND()" office:value-type="float" office:value="0.90428979950957">
            <text:p>0.9042897995</text:p>
          </table:table-cell>
          <table:table-cell table:number-columns-repeated="1007"/>
        </table:table-row>
        <table:table-row table:style-name="ro1">
          <table:table-cell office:value-type="string">
            <text:p>Oc1ccc(Br)cc1C=Nc1cccc2cccnc12</text:p>
          </table:table-cell>
          <table:table-cell office:value-type="string">
            <text:p>4-bromo-2-(quinolin-8-yliminomethyl)phenol</text:p>
          </table:table-cell>
          <table:table-cell office:value-type="string">
            <text:p>THF</text:p>
          </table:table-cell>
          <table:table-cell office:value-type="float" office:value="310">
            <text:p>310</text:p>
          </table:table-cell>
          <table:table-cell table:number-columns-repeated="4" office:value-type="string">
            <text:p>null</text:p>
          </table:table-cell>
          <table:table-cell office:value-type="string">
            <text:p>Antitubercular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2" table:style-name="ce1" office:value-type="boolean" office:boolean-value="true">
            <text:p>TRUE</text:p>
          </table:table-cell>
          <table:table-cell/>
          <table:table-cell table:formula="of:=RAND()" office:value-type="float" office:value="0.658978192601353">
            <text:p>0.6589781926</text:p>
          </table:table-cell>
          <table:table-cell table:number-columns-repeated="1007"/>
        </table:table-row>
        <table:table-row table:style-name="ro1">
          <table:table-cell office:value-type="string">
            <text:p>O=C1CC(c2ccc(O)c(O)c2)Oc2cc(O)cc(O)c21</text:p>
          </table:table-cell>
          <table:table-cell office:value-type="string">
            <text:p>5,7-dihydroxy-2-(3,4-dihydroxyphenyl)-chroman-4-one</text:p>
          </table:table-cell>
          <table:table-cell office:value-type="string">
            <text:p>null</text:p>
          </table:table-cell>
          <table:table-cell office:value-type="float" office:value="517">
            <text:p>517</text:p>
          </table:table-cell>
          <table:table-cell table:number-columns-repeated="4" office:value-type="string">
            <text:p>null</text:p>
          </table:table-cell>
          <table:table-cell office:value-type="string">
            <text:p>Strong ROS scavenging ability demonstrated with DPPH probe</text:p>
          </table:table-cell>
          <table:table-cell office:value-type="string">
            <text:p>pubmed_11928983</text:p>
          </table:table-cell>
          <table:table-cell office:value-type="string">
            <text:p>Yes</text:p>
          </table:table-cell>
          <table:table-cell table:number-columns-repeated="2" office:value-type="string">
            <text:p>No</text:p>
          </table:table-cell>
          <table:table-cell table:style-name="ce1" office:value-type="boolean" office:boolean-value="false">
            <text:p>FALSE</text:p>
          </table:table-cell>
          <table:table-cell table:style-name="ce1" office:value-type="boolean" office:boolean-value="true">
            <text:p>TRUE</text:p>
          </table:table-cell>
          <table:table-cell/>
          <table:table-cell table:formula="of:=RAND()" office:value-type="float" office:value="0.789685640716925">
            <text:p>0.7896856407</text:p>
          </table:table-cell>
          <table:table-cell table:number-columns-repeated="1007"/>
        </table:table-row>
        <table:table-row table:style-name="ro1">
          <table:table-cell office:value-type="string">
            <text:p>CCCCCCCCCCCCCC(=O)[O-].CCCCCCCCCCCCCC(=O)[O-].CCCCCCCCCCCCCC(=O)[O-].[In+3]</text:p>
          </table:table-cell>
          <table:table-cell office:value-type="string">
            <text:p>indium myristate</text:p>
          </table:table-cell>
          <table:table-cell office:value-type="string">
            <text:p>anhydrous tetrahydrofuran</text:p>
          </table:table-cell>
          <table:table-cell table:number-columns-repeated="3" office:value-type="string">
            <text:p>null</text:p>
          </table:table-cell>
          <table:table-cell office:value-type="string">
            <text:p>extinction coefficient determined from absorption measurements (Supporting Information)</text:p>
          </table:table-cell>
          <table:table-cell office:value-type="string">
            <text:p>null</text:p>
          </table:table-cell>
          <table:table-cell office:value-type="string">
            <text:p>quantum yield modestly improved with zinc chloride treatment</text:p>
          </table:table-cell>
          <table:table-cell office:value-type="string">
            <text:p>chemrxiv_10.26434_SLASH_chemrxiv-2024-nlpsf</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5766365099698">
            <text:p>0.8857663651</text:p>
          </table:table-cell>
          <table:table-cell table:number-columns-repeated="1007"/>
        </table:table-row>
        <table:table-row table:style-name="ro1">
          <table:table-cell office:value-type="string">
            <text:p>C=Cc1c(C)c2cc3nc(c4c5[n-]c(cc6nc(cc1[n-]2)C(C)=C6CC)c(C)c5C(=O)C4C(=O)OC)[C@@H](CCC(=O)OC/C=C(\C)CCCC(C)CCCC(C)CCCC(C)C)[C@@H]3C.[Mg+2]</text:p>
          </table:table-cell>
          <table:table-cell office:value-type="string">
            <text:p>chlorophyll a</text:p>
          </table:table-cell>
          <table:table-cell office:value-type="string">
            <text:p>null</text:p>
          </table:table-cell>
          <table:table-cell office:value-type="float" office:value="663">
            <text:p>663</text:p>
          </table:table-cell>
          <table:table-cell table:number-columns-repeated="4" office:value-type="string">
            <text:p>null</text:p>
          </table:table-cell>
          <table:table-cell office:value-type="string">
            <text:p>highest in green djulis leaves</text:p>
          </table:table-cell>
          <table:table-cell office:value-type="string">
            <text:p>pubmed_1185230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92274038214237">
            <text:p>0.1922740382</text:p>
          </table:table-cell>
          <table:table-cell table:number-columns-repeated="1007"/>
        </table:table-row>
        <table:table-row table:style-name="ro1">
          <table:table-cell office:value-type="string">
            <text:p>COc1ccc(-c2csc(NN=C3C(=O)Nc4ccccc43)n2)cc1</text:p>
          </table:table-cell>
          <table:table-cell office:value-type="string">
            <text:p>3-(2-(4-(p-methoxyphenyl)thiazol-2-yl)hydrazineylidene)indolin-2-one</text:p>
          </table:table-cell>
          <table:table-cell office:value-type="string">
            <text:p>DMSO</text:p>
          </table:table-cell>
          <table:table-cell office:value-type="float" office:value="369">
            <text:p>369</text:p>
          </table:table-cell>
          <table:table-cell office:value-type="float" office:value="580">
            <text:p>580</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4850177243352">
            <text:p>0.4148501772</text:p>
          </table:table-cell>
          <table:table-cell table:number-columns-repeated="1007"/>
        </table:table-row>
        <table:table-row table:style-name="ro1">
          <table:table-cell office:value-type="string">
            <text:p>CCO[Si](OCC)(OCC)OCC</text:p>
          </table:table-cell>
          <table:table-cell office:value-type="string">
            <text:p>Tetraethyl orthosilicate</text:p>
          </table:table-cell>
          <table:table-cell office:value-type="string">
            <text:p>ethanol</text:p>
          </table:table-cell>
          <table:table-cell table:number-columns-repeated="3" office:value-type="string">
            <text:p>null</text:p>
          </table:table-cell>
          <table:table-cell office:value-type="string">
            <text:p>TEOS serves as the inorganic precursor in the sol-gel process.</text:p>
          </table:table-cell>
          <table:table-cell office:value-type="string">
            <text:p>null</text:p>
          </table:table-cell>
          <table:table-cell office:value-type="string">
            <text:p>TEOS undergoes hydrolysis and condensation to form a Si-O-Si network.</text:p>
          </table:table-cell>
          <table:table-cell office:value-type="string">
            <text:p>pubmed_1187134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64060887275264">
            <text:p>0.2640608873</text:p>
          </table:table-cell>
          <table:table-cell table:number-columns-repeated="1007"/>
        </table:table-row>
        <table:table-row table:style-name="ro1">
          <table:table-cell office:value-type="string">
            <text:p>Cc1ccc(C(C)C)c(O)c1</text:p>
          </table:table-cell>
          <table:table-cell office:value-type="string">
            <text:p>Thymol</text:p>
          </table:table-cell>
          <table:table-cell office:value-type="string">
            <text:p>null</text:p>
          </table:table-cell>
          <table:table-cell office:value-type="float" office:value="270">
            <text:p>270</text:p>
          </table:table-cell>
          <table:table-cell office:value-type="float" office:value="310">
            <text:p>310</text:p>
          </table:table-cell>
          <table:table-cell table:number-columns-repeated="3" office:value-type="string">
            <text:p>null</text:p>
          </table:table-cell>
          <table:table-cell office:value-type="string">
            <text:p>antimicrobial agent released from nanoparticles</text:p>
          </table:table-cell>
          <table:table-cell office:value-type="string">
            <text:p>chemrxiv_10.26434_SLASH_chemrxiv-2024-tc9ms</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6705330084078">
            <text:p>0.3670533008</text:p>
          </table:table-cell>
          <table:table-cell table:number-columns-repeated="1007"/>
        </table:table-row>
        <table:table-row table:style-name="ro1">
          <table:table-cell office:value-type="string">
            <text:p>C1=Cc2c(c3c(c4ccccc24)N(c2ccccc2)c2ccccc2N3c2ccccc2)CC1</text:p>
          </table:table-cell>
          <table:table-cell office:value-type="string">
            <text:p>N,Nâ€™-Diphenyl-dihydrodibenzo[a,c]phenazine</text:p>
          </table:table-cell>
          <table:table-cell office:value-type="string">
            <text:p>THF</text:p>
          </table:table-cell>
          <table:table-cell office:value-type="string">
            <text:p>null</text:p>
          </table:table-cell>
          <table:table-cell office:value-type="float" office:value="442">
            <text:p>442</text:p>
          </table:table-cell>
          <table:table-cell table:number-columns-repeated="3" office:value-type="string">
            <text:p>null</text:p>
          </table:table-cell>
          <table:table-cell office:value-type="string">
            <text:p>Dual-wavelength emission; ratiometric probe for polymer dynamics.</text:p>
          </table:table-cell>
          <table:table-cell office:value-type="string">
            <text:p>chemrxiv_10.26434_SLASH_chemrxiv-2025-rcztm</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23036895273253">
            <text:p>0.7230368953</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null</text:p>
          </table:table-cell>
          <table:table-cell office:value-type="float" office:value="553">
            <text:p>553</text:p>
          </table:table-cell>
          <table:table-cell table:number-columns-repeated="4" office:value-type="string">
            <text:p>null</text:p>
          </table:table-cell>
          <table:table-cell office:value-type="string">
            <text:p>used as a model organic pollutant for evaluating photocatalytic performance under visible light irradiation</text:p>
          </table:table-cell>
          <table:table-cell office:value-type="string">
            <text:p>pubmed_1185127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93813706096262">
            <text:p>0.9938137061</text:p>
          </table:table-cell>
          <table:table-cell table:number-columns-repeated="1007"/>
        </table:table-row>
        <table:table-row table:style-name="ro1">
          <table:table-cell office:value-type="string">
            <text:p>O=C1Nc2ccc(Br)cc2C1=NNc1nc(-c2ccc3ccccc3c2)cs1</text:p>
          </table:table-cell>
          <table:table-cell office:value-type="string">
            <text:p>3-(2-(4-(Î²-naphthyl)thiazol-2-yl)hydrazineylidene)-5-bromoindolin-2-one</text:p>
          </table:table-cell>
          <table:table-cell office:value-type="string">
            <text:p>DMSO</text:p>
          </table:table-cell>
          <table:table-cell office:value-type="float" office:value="362">
            <text:p>362</text:p>
          </table:table-cell>
          <table:table-cell office:value-type="float" office:value="593">
            <text:p>593</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20954138087109">
            <text:p>0.2209541381</text:p>
          </table:table-cell>
          <table:table-cell table:number-columns-repeated="1007"/>
        </table:table-row>
        <table:table-row table:style-name="ro1">
          <table:table-cell office:value-type="string">
            <text:p>N#Cc1ccc(-c2csc(NN=C3C(=O)Nc4ccccc43)n2)cc1</text:p>
          </table:table-cell>
          <table:table-cell office:value-type="string">
            <text:p>3-(2-(4-(p-cyanophenyl)thiazol-2-yl)hydrazineylidene)indolin-2-one</text:p>
          </table:table-cell>
          <table:table-cell office:value-type="string">
            <text:p>DMSO</text:p>
          </table:table-cell>
          <table:table-cell office:value-type="float" office:value="357">
            <text:p>357</text:p>
          </table:table-cell>
          <table:table-cell office:value-type="float" office:value="559">
            <text:p>559</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20194322615862">
            <text:p>0.3201943226</text:p>
          </table:table-cell>
          <table:table-cell table:number-columns-repeated="1007"/>
        </table:table-row>
        <table:table-row table:style-name="ro1">
          <table:table-cell office:value-type="string">
            <text:p>C(=N/Nc1cc(N/N=C/c2ccc3ccccc3n2)ncn1)\c1ccc2ccccc2n1</text:p>
          </table:table-cell>
          <table:table-cell office:value-type="string">
            <text:p>4,6-Bis(2-((E)-quinolin-2-ylmethylene)hydrazinyl)pyrimidine</text:p>
          </table:table-cell>
          <table:table-cell office:value-type="string">
            <text:p>null</text:p>
          </table:table-cell>
          <table:table-cell office:value-type="float" office:value="205">
            <text:p>205</text:p>
          </table:table-cell>
          <table:table-cell table:number-columns-repeated="4" office:value-type="string">
            <text:p>null</text:p>
          </table:table-cell>
          <table:table-cell office:value-type="string">
            <text:p>Strong absorption near 205 nm, fluorescence emission near 390 and 450 nm</text:p>
          </table:table-cell>
          <table:table-cell office:value-type="string">
            <text:p>pubmed_116946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3924167780206">
            <text:p>0.8239241678</text:p>
          </table:table-cell>
          <table:table-cell table:number-columns-repeated="1007"/>
        </table:table-row>
        <table:table-row table:style-name="ro1">
          <table:table-cell office:value-type="string">
            <text:p>C[NH2+]Cc1ccccc1</text:p>
          </table:table-cell>
          <table:table-cell office:value-type="string">
            <text:p>methylbenzylammonium</text:p>
          </table:table-cell>
          <table:table-cell office:value-type="string">
            <text:p>null</text:p>
          </table:table-cell>
          <table:table-cell office:value-type="float" office:value="705">
            <text:p>705</text:p>
          </table:table-cell>
          <table:table-cell table:number-columns-repeated="4" office:value-type="string">
            <text:p>null</text:p>
          </table:table-cell>
          <table:table-cell office:value-type="string">
            <text:p>Chiral copper metal halide with reduced band gap compared to ClMBA derivative</text:p>
          </table:table-cell>
          <table:table-cell office:value-type="string">
            <text:p>chemrxiv_10.26434_SLASH_chemrxiv-2024-66kvc</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2811037553474">
            <text:p>0.5928110376</text:p>
          </table:table-cell>
          <table:table-cell table:number-columns-repeated="1007"/>
        </table:table-row>
        <table:table-row table:style-name="ro1">
          <table:table-cell office:value-type="string">
            <text:p>CC(C)(C)C1=NC=C[NH+]1N=Nc1ccccc1</text:p>
          </table:table-cell>
          <table:table-cell office:value-type="string">
            <text:p>1-phenylazo-2-(tert-butyl)imidazolium</text:p>
          </table:table-cell>
          <table:table-cell office:value-type="string">
            <text:p>chloroform</text:p>
          </table:table-cell>
          <table:table-cell office:value-type="float" office:value="382">
            <text:p>382</text:p>
          </table:table-cell>
          <table:table-cell table:number-columns-repeated="4" office:value-type="string">
            <text:p>null</text:p>
          </table:table-cell>
          <table:table-cell office:value-type="string">
            <text:p>light-driven molecular motor with wavelength-dependent rotation</text:p>
          </table:table-cell>
          <table:table-cell office:value-type="string">
            <text:p>chemrxiv_10.26434_SLASH_chemrxiv-2024-03sk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9464554572478">
            <text:p>0.5994645546</text:p>
          </table:table-cell>
          <table:table-cell table:number-columns-repeated="1007"/>
        </table:table-row>
        <table:table-row table:style-name="ro1">
          <table:table-cell office:value-type="string">
            <text:p>c1ccc2cc3ccccc3cc2c1</text:p>
          </table:table-cell>
          <table:table-cell office:value-type="string">
            <text:p>Anthracene</text:p>
          </table:table-cell>
          <table:table-cell office:value-type="string">
            <text:p>chloroform</text:p>
          </table:table-cell>
          <table:table-cell office:value-type="float" office:value="370">
            <text:p>370</text:p>
          </table:table-cell>
          <table:table-cell office:value-type="float" office:value="410">
            <text:p>410</text:p>
          </table:table-cell>
          <table:table-cell office:value-type="float" office:value="0.95">
            <text:p>0.95</text:p>
          </table:table-cell>
          <table:table-cell office:value-type="string">
            <text:p>6.2e4 (380 nm)</text:p>
          </table:table-cell>
          <table:table-cell office:value-type="float" office:value="3.2">
            <text:p>3.2</text:p>
          </table:table-cell>
          <table:table-cell office:value-type="string">
            <text:p>Commonly used fluorescent compound with high quantum yield.</text:p>
          </table:table-cell>
          <table:table-cell office:value-type="string">
            <text:p>pubmed_1190254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97059613652527">
            <text:p>0.6970596137</text:p>
          </table:table-cell>
          <table:table-cell table:number-columns-repeated="1007"/>
        </table:table-row>
        <table:table-row table:style-name="ro1">
          <table:table-cell office:value-type="string">
            <text:p>CC(=O)[CH-]C(C)=O</text:p>
          </table:table-cell>
          <table:table-cell office:value-type="string">
            <text:p>acetylacetonate</text:p>
          </table:table-cell>
          <table:table-cell office:value-type="string">
            <text:p>null</text:p>
          </table:table-cell>
          <table:table-cell office:value-type="float" office:value="755">
            <text:p>755</text:p>
          </table:table-cell>
          <table:table-cell office:value-type="float" office:value="805">
            <text:p>805</text:p>
          </table:table-cell>
          <table:table-cell table:number-columns-repeated="3" office:value-type="string">
            <text:p>null</text:p>
          </table:table-cell>
          <table:table-cell office:value-type="string">
            <text:p>Dysprosium complex with acac ligand</text:p>
          </table:table-cell>
          <table:table-cell office:value-type="string">
            <text:p>chemrxiv_10.26434_SLASH_chemrxiv-2025-tnhw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44274383457378">
            <text:p>0.5442743835</text:p>
          </table:table-cell>
          <table:table-cell table:number-columns-repeated="1007"/>
        </table:table-row>
        <table:table-row table:style-name="ro1">
          <table:table-cell office:value-type="string">
            <text:p>CC1(C)CCCC(C)(C)N1[O]</text:p>
          </table:table-cell>
          <table:table-cell office:value-type="string">
            <text:p>2,2,6,6-tetramethylpiperidine-1-oxyl</text:p>
          </table:table-cell>
          <table:table-cell office:value-type="string">
            <text:p>null</text:p>
          </table:table-cell>
          <table:table-cell office:value-type="float" office:value="450">
            <text:p>450</text:p>
          </table:table-cell>
          <table:table-cell table:number-columns-repeated="2" office:value-type="string">
            <text:p>null</text:p>
          </table:table-cell>
          <table:table-cell office:value-type="string">
            <text:p>1200 (450 nm)</text:p>
          </table:table-cell>
          <table:table-cell office:value-type="string">
            <text:p>null</text:p>
          </table:table-cell>
          <table:table-cell office:value-type="string">
            <text:p>used as a catalyst for alcohol oxidation under illumination</text:p>
          </table:table-cell>
          <table:table-cell office:value-type="string">
            <text:p>chemrxiv_10.26434_SLASH_chemrxiv-2024-j9f9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73925937432796">
            <text:p>0.0973925937</text:p>
          </table:table-cell>
          <table:table-cell table:number-columns-repeated="1007"/>
        </table:table-row>
        <table:table-row table:style-name="ro1">
          <table:table-cell office:value-type="string">
            <text:p>Oc1ccc2cccc(O)c2c1</text:p>
          </table:table-cell>
          <table:table-cell office:value-type="string">
            <text:p>1,7-dihydroxynaphthalene</text:p>
          </table:table-cell>
          <table:table-cell office:value-type="string">
            <text:p>ethanol</text:p>
          </table:table-cell>
          <table:table-cell office:value-type="float" office:value="364">
            <text:p>364</text:p>
          </table:table-cell>
          <table:table-cell office:value-type="float" office:value="432">
            <text:p>432</text:p>
          </table:table-cell>
          <table:table-cell table:number-columns-repeated="2" office:value-type="string">
            <text:p>null</text:p>
          </table:table-cell>
          <table:table-cell office:value-type="float" office:value="4.43">
            <text:p>4.43</text:p>
          </table:table-cell>
          <table:table-cell office:value-type="string">
            <text:p>blue CDs with optimal excitation/emission at 364/432 nm</text:p>
          </table:table-cell>
          <table:table-cell office:value-type="string">
            <text:p>pubmed_119380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48497628932819">
            <text:p>0.3484976289</text:p>
          </table:table-cell>
          <table:table-cell table:number-columns-repeated="1007"/>
        </table:table-row>
        <table:table-row table:style-name="ro1">
          <table:table-cell office:value-type="string">
            <text:p>O=C(/C=C/c1ccc(O)c(O)c1)O[C@@H]1C[C@](O)(C(=O)O)C[C@@H](O)[C@H]1O</text:p>
          </table:table-cell>
          <table:table-cell office:value-type="string">
            <text:p>chlorogenic acid</text:p>
          </table:table-cell>
          <table:table-cell office:value-type="string">
            <text:p>null</text:p>
          </table:table-cell>
          <table:table-cell office:value-type="float" office:value="260">
            <text:p>260</text:p>
          </table:table-cell>
          <table:table-cell office:value-type="float" office:value="315">
            <text:p>315</text:p>
          </table:table-cell>
          <table:table-cell office:value-type="float" office:value="0.35">
            <text:p>0.35</text:p>
          </table:table-cell>
          <table:table-cell table:number-columns-repeated="2" office:value-type="string">
            <text:p>null</text:p>
          </table:table-cell>
          <table:table-cell office:value-type="string">
            <text:p>phenolic acid</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89757180213928">
            <text:p>0.4897571802</text:p>
          </table:table-cell>
          <table:table-cell table:number-columns-repeated="1007"/>
        </table:table-row>
        <table:table-row table:style-name="ro1">
          <table:table-cell office:value-type="string">
            <text:p>C[C@H]1c2cccc(O)c2C(O)=C2C(=O)[C@]3(O)C(=O)/C(=C(/N)O)C(=O)[C@@H]([NH+](C)C)[C@@H]3[C@@H](O)[C@@H]21.[Cl-]</text:p>
          </table:table-cell>
          <table:table-cell office:value-type="string">
            <text:p>doxycycline hydrochloride</text:p>
          </table:table-cell>
          <table:table-cell office:value-type="string">
            <text:p>null</text:p>
          </table:table-cell>
          <table:table-cell office:value-type="float" office:value="320">
            <text:p>320</text:p>
          </table:table-cell>
          <table:table-cell office:value-type="float" office:value="425">
            <text:p>425</text:p>
          </table:table-cell>
          <table:table-cell table:number-columns-repeated="3" office:value-type="string">
            <text:p>null</text:p>
          </table:table-cell>
          <table:table-cell office:value-type="string">
            <text:p>fluorescence quenching mechanism of CDs by doxycycline was contributed to IFE.</text:p>
          </table:table-cell>
          <table:table-cell office:value-type="string">
            <text:p>pubmed_117887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49884380726144">
            <text:p>0.7498843807</text:p>
          </table:table-cell>
          <table:table-cell table:number-columns-repeated="1007"/>
        </table:table-row>
        <table:table-row table:style-name="ro1">
          <table:table-cell office:value-type="string">
            <text:p>O=C(O)c1cc(C(=O)O)cc(C(=O)O)c1</text:p>
          </table:table-cell>
          <table:table-cell office:value-type="string">
            <text:p>benzene-1,3,5-tricarboxylic acid</text:p>
          </table:table-cell>
          <table:table-cell table:number-columns-repeated="2" office:value-type="string">
            <text:p>null</text:p>
          </table:table-cell>
          <table:table-cell office:value-type="float" office:value="540">
            <text:p>540</text:p>
          </table:table-cell>
          <table:table-cell table:number-columns-repeated="2" office:value-type="string">
            <text:p>null</text:p>
          </table:table-cell>
          <table:table-cell office:value-type="float" office:value="1300">
            <text:p>1300</text:p>
          </table:table-cell>
          <table:table-cell office:value-type="string">
            <text:p>Tb-BTC MOF used as energy donor with PL lifetime of 1.3 ms.</text:p>
          </table:table-cell>
          <table:table-cell office:value-type="string">
            <text:p>pubmed_1186927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615424554795">
            <text:p>0.8461542455</text:p>
          </table:table-cell>
          <table:table-cell table:number-columns-repeated="1007"/>
        </table:table-row>
        <table:table-row table:style-name="ro1">
          <table:table-cell office:value-type="string">
            <text:p>C=Cc1c(C)c2cc3nc(cc4[nH]c(cc5nc(cc1[nH]2)C(C)=C5CCC(=O)O)c(CCC(=O)OC)c4C)[C@@]1(C)C3=CC=C(C(=O)OC)[C@H]1C(=O)OC.C=Cc1c(C)c2cc3nc(cc4[nH]c(cc5nc(cc1[nH]2)C(C)=C5CCC(=O)OC)c(CCC(=O)O)c4C)[C@@]1(C)C3=CC=C(C(=O)OC)[C@H]1C(=O)OC</text:p>
          </table:table-cell>
          <table:table-cell office:value-type="string">
            <text:p>Verteporfin</text:p>
          </table:table-cell>
          <table:table-cell office:value-type="string">
            <text:p>aqueous solution</text:p>
          </table:table-cell>
          <table:table-cell office:value-type="float" office:value="690">
            <text:p>690</text:p>
          </table:table-cell>
          <table:table-cell office:value-type="float" office:value="700">
            <text:p>700</text:p>
          </table:table-cell>
          <table:table-cell office:value-type="float" office:value="0.1">
            <text:p>0.1</text:p>
          </table:table-cell>
          <table:table-cell office:value-type="string">
            <text:p>not provided</text:p>
          </table:table-cell>
          <table:table-cell office:value-type="string">
            <text:p>null</text:p>
          </table:table-cell>
          <table:table-cell office:value-type="string">
            <text:p>Photosensitizer used in photodynamic therapy (PDT), fluorescence tomography for monitoring drug distribution.</text:p>
          </table:table-cell>
          <table:table-cell office:value-type="string">
            <text:p>pubmed_1178122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8376838061959">
            <text:p>0.8883768381</text:p>
          </table:table-cell>
          <table:table-cell table:number-columns-repeated="1007"/>
        </table:table-row>
        <table:table-row table:style-name="ro1">
          <table:table-cell office:value-type="string">
            <text:p>c1ccc2cc3cc4cc5ccccc5cc4cc3cc2c1</text:p>
          </table:table-cell>
          <table:table-cell office:value-type="string">
            <text:p>Pentacene</text:p>
          </table:table-cell>
          <table:table-cell office:value-type="string">
            <text:p>dichloromethane</text:p>
          </table:table-cell>
          <table:table-cell office:value-type="string">
            <text:p>null</text:p>
          </table:table-cell>
          <table:table-cell office:value-type="float" office:value="660">
            <text:p>660</text:p>
          </table:table-cell>
          <table:table-cell table:number-columns-repeated="2" office:value-type="string">
            <text:p>null</text:p>
          </table:table-cell>
          <table:table-cell office:value-type="float" office:value="0.79">
            <text:p>0.79</text:p>
          </table:table-cell>
          <table:table-cell office:value-type="string">
            <text:p>photochromic properties, red emission, doped into DPA</text:p>
          </table:table-cell>
          <table:table-cell office:value-type="string">
            <text:p>pubmed_1188189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1809315867722">
            <text:p>0.2180931587</text:p>
          </table:table-cell>
          <table:table-cell table:number-columns-repeated="1007"/>
        </table:table-row>
        <table:table-row table:style-name="ro1">
          <table:table-cell office:value-type="string">
            <text:p>O=S(=O)([O-])CCCCn1c(=CC=C2CCCC(C=CC3=[N+](CCCCS(=O)(=O)[O-])c4cccc5cccc3c45)=C2Cl)c2cccc3cccc1c32.[Na+]</text:p>
          </table:table-cell>
          <table:table-cell office:value-type="string">
            <text:p>FD-1080</text:p>
          </table:table-cell>
          <table:table-cell office:value-type="string">
            <text:p>null</text:p>
          </table:table-cell>
          <table:table-cell office:value-type="float" office:value="1046">
            <text:p>1046</text:p>
          </table:table-cell>
          <table:table-cell office:value-type="float" office:value="1080">
            <text:p>1080</text:p>
          </table:table-cell>
          <table:table-cell table:number-columns-repeated="3" office:value-type="string">
            <text:p>null</text:p>
          </table:table-cell>
          <table:table-cell office:value-type="string">
            <text:p>Water-soluble</text:p>
          </table:table-cell>
          <table:table-cell office:value-type="string">
            <text:p>pubmed_1173943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13269501598552">
            <text:p>0.1132695016</text:p>
          </table:table-cell>
          <table:table-cell table:number-columns-repeated="1007"/>
        </table:table-row>
        <table:table-row table:style-name="ro1">
          <table:table-cell office:value-type="string">
            <text:p>O=C1Nc2ccccc2C1=NNc1nc(-c2ccc(F)cc2)cs1</text:p>
          </table:table-cell>
          <table:table-cell office:value-type="string">
            <text:p>3-(2-(4-(p-fluorophenyl)thiazol-2-yl)hydrazineylidene)indolin-2-one</text:p>
          </table:table-cell>
          <table:table-cell office:value-type="string">
            <text:p>DMSO</text:p>
          </table:table-cell>
          <table:table-cell office:value-type="float" office:value="354">
            <text:p>354</text:p>
          </table:table-cell>
          <table:table-cell office:value-type="float" office:value="558">
            <text:p>558</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2071066489443">
            <text:p>0.4620710665</text:p>
          </table:table-cell>
          <table:table-cell table:number-columns-repeated="1007"/>
        </table:table-row>
        <table:table-row table:style-name="ro1">
          <table:table-cell office:value-type="string">
            <text:p>O=C(O[C@@H]1Cc2c(O)cc(O)cc2O[C@@H]1c1cc(O)c(O)c(O)c1)c1cc(O)c(O)c(O)c1</text:p>
          </table:table-cell>
          <table:table-cell office:value-type="string">
            <text:p>Epigallocatechin gallate</text:p>
          </table:table-cell>
          <table:table-cell office:value-type="string">
            <text:p>null</text:p>
          </table:table-cell>
          <table:table-cell office:value-type="float" office:value="275">
            <text:p>275</text:p>
          </table:table-cell>
          <table:table-cell table:number-columns-repeated="4" office:value-type="string">
            <text:p>null</text:p>
          </table:table-cell>
          <table:table-cell office:value-type="string">
            <text:p>Interacts with Cu(II)-serum albumin, forms complexes affecting fluorescence and UV-Vis spectra.</text:p>
          </table:table-cell>
          <table:table-cell office:value-type="string">
            <text:p>pubmed_1176758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04727470036596">
            <text:p>0.80472747</text:p>
          </table:table-cell>
          <table:table-cell table:number-columns-repeated="1007"/>
        </table:table-row>
        <table:table-row table:style-name="ro1">
          <table:table-cell office:value-type="string">
            <text:p>C=Cc1c(C)c2cc3nc(c(CC(=O)O)c4nc(cc5[nH]c(cc1[nH]2)c(C)c5CC)C(C)=C4C(=O)O)C(CCC(=O)O)C3C</text:p>
          </table:table-cell>
          <table:table-cell office:value-type="string">
            <text:p>chlorin e6</text:p>
          </table:table-cell>
          <table:table-cell office:value-type="string">
            <text:p>null</text:p>
          </table:table-cell>
          <table:table-cell office:value-type="float" office:value="409">
            <text:p>409</text:p>
          </table:table-cell>
          <table:table-cell office:value-type="float" office:value="669">
            <text:p>669</text:p>
          </table:table-cell>
          <table:table-cell table:number-columns-repeated="3" office:value-type="string">
            <text:p>null</text:p>
          </table:table-cell>
          <table:table-cell office:value-type="string">
            <text:p>photosensitizer used in photodynamic therapy, generates reactive oxygen species (ROS) under laser irradiation</text:p>
          </table:table-cell>
          <table:table-cell office:value-type="string">
            <text:p>pubmed_1192019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10911563970149">
            <text:p>0.110911564</text:p>
          </table:table-cell>
          <table:table-cell table:number-columns-repeated="1007"/>
        </table:table-row>
        <table:table-row table:style-name="ro1">
          <table:table-cell office:value-type="string">
            <text:p>CC(=O)CC(C)=O</text:p>
          </table:table-cell>
          <table:table-cell office:value-type="string">
            <text:p>acetylacetone</text:p>
          </table:table-cell>
          <table:table-cell office:value-type="string">
            <text:p>dichloromethane</text:p>
          </table:table-cell>
          <table:table-cell office:value-type="float" office:value="290">
            <text:p>290</text:p>
          </table:table-cell>
          <table:table-cell office:value-type="float" office:value="618">
            <text:p>618</text:p>
          </table:table-cell>
          <table:table-cell office:value-type="float" office:value="0.75">
            <text:p>0.75</text:p>
          </table:table-cell>
          <table:table-cell table:number-columns-repeated="2" office:value-type="string">
            <text:p>null</text:p>
          </table:table-cell>
          <table:table-cell office:value-type="string">
            <text:p>Used as ancillary ligand in Ir(III) complexes with high PLQY.</text:p>
          </table:table-cell>
          <table:table-cell office:value-type="string">
            <text:p>pubmed_1185873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21224676631391">
            <text:p>0.5212246766</text:p>
          </table:table-cell>
          <table:table-cell table:number-columns-repeated="1007"/>
        </table:table-row>
        <table:table-row table:style-name="ro1">
          <table:table-cell office:value-type="string">
            <text:p>Nc1cc2nc3ccccc3nc2cc1N</text:p>
          </table:table-cell>
          <table:table-cell office:value-type="string">
            <text:p>2,3-diaminophenazine</text:p>
          </table:table-cell>
          <table:table-cell table:number-columns-repeated="2" office:value-type="string">
            <text:p>null</text:p>
          </table:table-cell>
          <table:table-cell office:value-type="float" office:value="556">
            <text:p>556</text:p>
          </table:table-cell>
          <table:table-cell table:number-columns-repeated="3" office:value-type="string">
            <text:p>null</text:p>
          </table:table-cell>
          <table:table-cell office:value-type="string">
            <text:p>2,3-diaminophenazine (DAP) is formed upon oxidation of OPD by CuÂ²+ or FeÂ³+, and exhibits fluorescence at 556 nm.</text:p>
          </table:table-cell>
          <table:table-cell office:value-type="string">
            <text:p>pubmed_118427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53671995643526">
            <text:p>0.5536719956</text:p>
          </table:table-cell>
          <table:table-cell table:number-columns-repeated="1007"/>
        </table:table-row>
        <table:table-row table:style-name="ro1">
          <table:table-cell office:value-type="string">
            <text:p>c1ccc2ccccc2c1</text:p>
          </table:table-cell>
          <table:table-cell office:value-type="string">
            <text:p>naphthalene</text:p>
          </table:table-cell>
          <table:table-cell office:value-type="string">
            <text:p>cyclohexane</text:p>
          </table:table-cell>
          <table:table-cell table:number-columns-repeated="3" office:value-type="string">
            <text:p>null</text:p>
          </table:table-cell>
          <table:table-cell office:value-type="string">
            <text:p>67.5 (221 nm)</text:p>
          </table:table-cell>
          <table:table-cell office:value-type="string">
            <text:p>null</text:p>
          </table:table-cell>
          <table:table-cell office:value-type="string">
            <text:p>Evidence of a naphthalene-oxygen charge-transfer complex observed in absorption spectra.</text:p>
          </table:table-cell>
          <table:table-cell office:value-type="string">
            <text:p>pubmed_11800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83469872269779">
            <text:p>0.4834698723</text:p>
          </table:table-cell>
          <table:table-cell table:number-columns-repeated="1007"/>
        </table:table-row>
        <table:table-row table:style-name="ro1">
          <table:table-cell office:value-type="string">
            <text:p>Oc1ccc(/C=C/c2cc(O)cc(O)c2)cc1</text:p>
          </table:table-cell>
          <table:table-cell office:value-type="string">
            <text:p>3,5,4'-trihydroxy-trans-stilbene</text:p>
          </table:table-cell>
          <table:table-cell office:value-type="string">
            <text:p>ethanol</text:p>
          </table:table-cell>
          <table:table-cell office:value-type="float" office:value="306">
            <text:p>306</text:p>
          </table:table-cell>
          <table:table-cell table:number-columns-repeated="2" office:value-type="string">
            <text:p>null</text:p>
          </table:table-cell>
          <table:table-cell office:value-type="string">
            <text:p>1.2e4 (306 nm)</text:p>
          </table:table-cell>
          <table:table-cell office:value-type="string">
            <text:p>null</text:p>
          </table:table-cell>
          <table:table-cell office:value-type="string">
            <text:p>Resveratrol exhibits strong antioxidant and anti-inflammatory activities, which are crucial for its therapeutic effects in alopecia treatment.</text:p>
          </table:table-cell>
          <table:table-cell office:value-type="string">
            <text:p>pubmed_116818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0549076125026">
            <text:p>0.2505490761</text:p>
          </table:table-cell>
          <table:table-cell table:number-columns-repeated="1007"/>
        </table:table-row>
        <table:table-row table:style-name="ro1">
          <table:table-cell office:value-type="string">
            <text:p>Cc1ncc(CO)c(N)n1</text:p>
          </table:table-cell>
          <table:table-cell office:value-type="string">
            <text:p>4-amino-2-methyl-5-hydroxymethylpyrimidine</text:p>
          </table:table-cell>
          <table:table-cell office:value-type="string">
            <text:p>null</text:p>
          </table:table-cell>
          <table:table-cell office:value-type="float" office:value="302">
            <text:p>302</text:p>
          </table:table-cell>
          <table:table-cell table:number-columns-repeated="4" office:value-type="string">
            <text:p>null</text:p>
          </table:table-cell>
          <table:table-cell office:value-type="string">
            <text:p>Methotrexate absorption peak at 302 nm.</text:p>
          </table:table-cell>
          <table:table-cell office:value-type="string">
            <text:p>pubmed_1167697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93204601155594">
            <text:p>0.7932046012</text:p>
          </table:table-cell>
          <table:table-cell table:number-columns-repeated="1007"/>
        </table:table-row>
        <table:table-row table:style-name="ro1">
          <table:table-cell office:value-type="string">
            <text:p>C=Cc1c(C)c2cc3nc(c(CC(=O)O)c4nc(cc5[nH]c(cc1[nH]2)c(C)c5CC)C(C)=C4C(=O)O)C(CCC(=O)O)C3C</text:p>
          </table:table-cell>
          <table:table-cell office:value-type="string">
            <text:p>Chlorine e6</text:p>
          </table:table-cell>
          <table:table-cell office:value-type="string">
            <text:p>null</text:p>
          </table:table-cell>
          <table:table-cell office:value-type="float" office:value="438">
            <text:p>438</text:p>
          </table:table-cell>
          <table:table-cell office:value-type="float" office:value="668">
            <text:p>668</text:p>
          </table:table-cell>
          <table:table-cell table:number-columns-repeated="3" office:value-type="string">
            <text:p>null</text:p>
          </table:table-cell>
          <table:table-cell office:value-type="string">
            <text:p>Molecular weight of 596.6 g/mol</text:p>
          </table:table-cell>
          <table:table-cell office:value-type="string">
            <text:p>pubmed_1172436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6495072664693">
            <text:p>0.6764950727</text:p>
          </table:table-cell>
          <table:table-cell table:number-columns-repeated="1007"/>
        </table:table-row>
        <table:table-row table:style-name="ro1">
          <table:table-cell office:value-type="string">
            <text:p>O=C(OC1Cc2c(O)cc(O)cc2OC1c1cc(O)c(O)c(O)c1)c1cc(O)c(O)c(O)c1</text:p>
          </table:table-cell>
          <table:table-cell office:value-type="string">
            <text:p>(-)-epigallocatechin-3-gallate</text:p>
          </table:table-cell>
          <table:table-cell office:value-type="string">
            <text:p>null</text:p>
          </table:table-cell>
          <table:table-cell office:value-type="float" office:value="278">
            <text:p>278</text:p>
          </table:table-cell>
          <table:table-cell table:number-columns-repeated="4" office:value-type="string">
            <text:p>null</text:p>
          </table:table-cell>
          <table:table-cell office:value-type="string">
            <text:p>UV detector at 278 nm used in HPLC analysis</text:p>
          </table:table-cell>
          <table:table-cell office:value-type="string">
            <text:p>pubmed_1167567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1494584679604">
            <text:p>0.8314945847</text:p>
          </table:table-cell>
          <table:table-cell table:number-columns-repeated="1007"/>
        </table:table-row>
        <table:table-row table:style-name="ro1">
          <table:table-cell office:value-type="string">
            <text:p>CNS(=O)(=O)Cc1ccc2[nH]cc(CCN(C)C)c2c1</text:p>
          </table:table-cell>
          <table:table-cell office:value-type="string">
            <text:p>Sumatriptan</text:p>
          </table:table-cell>
          <table:table-cell office:value-type="string">
            <text:p>null</text:p>
          </table:table-cell>
          <table:table-cell office:value-type="float" office:value="380">
            <text:p>380</text:p>
          </table:table-cell>
          <table:table-cell office:value-type="float" office:value="446">
            <text:p>446</text:p>
          </table:table-cell>
          <table:table-cell table:number-columns-repeated="3" office:value-type="string">
            <text:p>null</text:p>
          </table:table-cell>
          <table:table-cell office:value-type="string">
            <text:p>The fluorescent quenching observed is caused by the formation of hydrogen bonds between the nitro groups of DNB-CDs and the aliphatic -NH group on the phenyl aromatic ring of SUM.</text:p>
          </table:table-cell>
          <table:table-cell office:value-type="string">
            <text:p>pubmed_116976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4902479667217">
            <text:p>0.4649024797</text:p>
          </table:table-cell>
          <table:table-cell table:number-columns-repeated="1007"/>
        </table:table-row>
        <table:table-row table:style-name="ro1">
          <table:table-cell office:value-type="string">
            <text:p>O=C([O-])c1ccccc1-c1c2cc(Br)c(=O)c(Br)c-2oc2c(Br)c([O-])c(Br)cc12.[Na+].[Na+]</text:p>
          </table:table-cell>
          <table:table-cell office:value-type="string">
            <text:p>eosin</text:p>
          </table:table-cell>
          <table:table-cell office:value-type="string">
            <text:p>null</text:p>
          </table:table-cell>
          <table:table-cell office:value-type="float" office:value="524">
            <text:p>524</text:p>
          </table:table-cell>
          <table:table-cell office:value-type="float" office:value="544">
            <text:p>544</text:p>
          </table:table-cell>
          <table:table-cell office:value-type="float" office:value="0.67">
            <text:p>0.67</text:p>
          </table:table-cell>
          <table:table-cell table:number-columns-repeated="2" office:value-type="string">
            <text:p>null</text:p>
          </table:table-cell>
          <table:table-cell office:value-type="string">
            <text:p>Photosensitizer with fluorescence quantum yield of 0.67.</text:p>
          </table:table-cell>
          <table:table-cell office:value-type="string">
            <text:p>pubmed_1185555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47985092829913">
            <text:p>0.1479850928</text:p>
          </table:table-cell>
          <table:table-cell table:number-columns-repeated="1007"/>
        </table:table-row>
        <table:table-row table:style-name="ro1">
          <table:table-cell office:value-type="string">
            <text:p>c1ccc2ccccc2c1</text:p>
          </table:table-cell>
          <table:table-cell office:value-type="string">
            <text:p>naphthalene</text:p>
          </table:table-cell>
          <table:table-cell office:value-type="string">
            <text:p>chloroform</text:p>
          </table:table-cell>
          <table:table-cell office:value-type="float" office:value="800">
            <text:p>800</text:p>
          </table:table-cell>
          <table:table-cell table:number-columns-repeated="4" office:value-type="string">
            <text:p>null</text:p>
          </table:table-cell>
          <table:table-cell office:value-type="string">
            <text:p>TPA cross-section of 6000 GM at 800 nm excitation</text:p>
          </table:table-cell>
          <table:table-cell office:value-type="string">
            <text:p>chemrxiv_10.26434_SLASH_chemrxiv-2024-jx3rr-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52440992416814">
            <text:p>0.1524409924</text:p>
          </table:table-cell>
          <table:table-cell table:number-columns-repeated="1007"/>
        </table:table-row>
        <table:table-row table:style-name="ro1">
          <table:table-cell office:value-type="string">
            <text:p>CCO[Si](CCCN)(OCC)OCC</text:p>
          </table:table-cell>
          <table:table-cell office:value-type="string">
            <text:p>3-aminopropyltriethoxysilane</text:p>
          </table:table-cell>
          <table:table-cell office:value-type="string">
            <text:p>ethanol</text:p>
          </table:table-cell>
          <table:table-cell table:number-columns-repeated="3" office:value-type="string">
            <text:p>null</text:p>
          </table:table-cell>
          <table:table-cell office:value-type="string">
            <text:p>APTES is used as a curing agent in the hybrid coatings.</text:p>
          </table:table-cell>
          <table:table-cell office:value-type="string">
            <text:p>null</text:p>
          </table:table-cell>
          <table:table-cell office:value-type="string">
            <text:p>APTES reacts with epoxy resin to form chemical bonds, enhancing adhesion.</text:p>
          </table:table-cell>
          <table:table-cell office:value-type="string">
            <text:p>pubmed_1187134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7927349610254">
            <text:p>0.8379273496</text:p>
          </table:table-cell>
          <table:table-cell table:number-columns-repeated="1007"/>
        </table:table-row>
        <table:table-row table:style-name="ro1">
          <table:table-cell office:value-type="string">
            <text:p>Nc1nc(N)c2[nH]cnc2n1</text:p>
          </table:table-cell>
          <table:table-cell office:value-type="string">
            <text:p>2,6-diaminopurine</text:p>
          </table:table-cell>
          <table:table-cell table:number-columns-repeated="5" office:value-type="string">
            <text:p>null</text:p>
          </table:table-cell>
          <table:table-cell office:value-type="float" office:value="6.3">
            <text:p>6.3</text:p>
          </table:table-cell>
          <table:table-cell office:value-type="string">
            <text:p>The 9H tautomer exhibits a longer excited-state lifetime compared to the 7H tautomer. The 9H tautomer has a primary decay pathway with a lifetime of approximately 6.3 ns, while the 7H tautomer shows two decay components with lifetimes of 25 ns and an ultralong microsecond component.</text:p>
          </table:table-cell>
          <table:table-cell office:value-type="string">
            <text:p>chemrxiv_10.26434_SLASH_chemrxiv-2023-l4t9j-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4121937556192">
            <text:p>0.2541219376</text:p>
          </table:table-cell>
          <table:table-cell table:number-columns-repeated="1007"/>
        </table:table-row>
        <table:table-row table:style-name="ro1">
          <table:table-cell office:value-type="string">
            <text:p>CCOC(=O)C(F)(F)c1cccn1-c1ccccc1</text:p>
          </table:table-cell>
          <table:table-cell office:value-type="string">
            <text:p>Ethyl 2,2-difluoro-2-(1-phenyl-1H-pyrrol-2-yl)acetate</text:p>
          </table:table-cell>
          <table:table-cell office:value-type="string">
            <text:p>DMSO</text:p>
          </table:table-cell>
          <table:table-cell table:number-columns-repeated="3" office:value-type="string">
            <text:p>null</text:p>
          </table:table-cell>
          <table:table-cell office:value-type="string">
            <text:p>164.3 (CDCl3)</text:p>
          </table:table-cell>
          <table:table-cell office:value-type="string">
            <text:p>null</text:p>
          </table:table-cell>
          <table:table-cell office:value-type="string">
            <text:p>No photophysical data available in the paper.</text:p>
          </table:table-cell>
          <table:table-cell office:value-type="string">
            <text:p>chemrxiv_10.26434_SLASH_chemrxiv-2024-jncx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82025940716267">
            <text:p>0.7820259407</text:p>
          </table:table-cell>
          <table:table-cell table:number-columns-repeated="1007"/>
        </table:table-row>
        <table:table-row table:style-name="ro1">
          <table:table-cell office:value-type="string">
            <text:p>CCCCn1c(=CC=C2CCCC(C=CC3=[N+](CCCC)c4ccc(Cl)c5cccc3c45)=C2Cl)c2cccc3c(Cl)ccc1c32.F[B-](F)(F)F</text:p>
          </table:table-cell>
          <table:table-cell office:value-type="string">
            <text:p>IR-1048</text:p>
          </table:table-cell>
          <table:table-cell office:value-type="string">
            <text:p>null</text:p>
          </table:table-cell>
          <table:table-cell office:value-type="float" office:value="980">
            <text:p>980</text:p>
          </table:table-cell>
          <table:table-cell office:value-type="float" office:value="1046">
            <text:p>1046</text:p>
          </table:table-cell>
          <table:table-cell table:number-columns-repeated="4" office:value-type="string">
            <text:p>null</text:p>
          </table:table-cell>
          <table:table-cell office:value-type="string">
            <text:p>pubmed_1173943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38943969830871">
            <text:p>0.7389439698</text:p>
          </table:table-cell>
          <table:table-cell table:number-columns-repeated="1007"/>
        </table:table-row>
        <table:table-row table:style-name="ro1">
          <table:table-cell office:value-type="string">
            <text:p>c1ccc(-c2oc(-c3ccccc3)c3ccccc23)cc1</text:p>
          </table:table-cell>
          <table:table-cell office:value-type="string">
            <text:p>1,3-diphenyl-2-benzofuran</text:p>
          </table:table-cell>
          <table:table-cell office:value-type="string">
            <text:p>DMSO</text:p>
          </table:table-cell>
          <table:table-cell office:value-type="float" office:value="418">
            <text:p>418</text:p>
          </table:table-cell>
          <table:table-cell table:number-columns-repeated="4" office:value-type="string">
            <text:p>null</text:p>
          </table:table-cell>
          <table:table-cell office:value-type="string">
            <text:p>Reactive oxygen species generation studies showed similar results compared to controls.</text:p>
          </table:table-cell>
          <table:table-cell office:value-type="string">
            <text:p>pubmed_1179162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2198575055227">
            <text:p>0.4921985751</text:p>
          </table:table-cell>
          <table:table-cell table:number-columns-repeated="1007"/>
        </table:table-row>
        <table:table-row table:style-name="ro1">
          <table:table-cell office:value-type="string">
            <text:p>N#Cc1c(-n2c3ccccc3c3ccccc32)c(C#N)c(-n2c3ccccc3c3ccccc32)c(-n2c3ccccc3c3ccccc32)c1-n1c2ccccc2c2ccccc21</text:p>
          </table:table-cell>
          <table:table-cell office:value-type="string">
            <text:p>4CzIPN</text:p>
          </table:table-cell>
          <table:table-cell office:value-type="string">
            <text:p>MeOH</text:p>
          </table:table-cell>
          <table:table-cell table:number-columns-repeated="2" office:value-type="string">
            <text:p>null</text:p>
          </table:table-cell>
          <table:table-cell office:value-type="float" office:value="0.12">
            <text:p>0.12</text:p>
          </table:table-cell>
          <table:table-cell table:number-columns-repeated="2" office:value-type="string">
            <text:p>null</text:p>
          </table:table-cell>
          <table:table-cell office:value-type="string">
            <text:p>Photocatalyst with quantum yield 0.12 in MeOH at 298 K</text:p>
          </table:table-cell>
          <table:table-cell office:value-type="string">
            <text:p>chemrxiv_10.26434_SLASH_chemrxiv-2024-lk6l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608489369042218">
            <text:p>0.0608489369</text:p>
          </table:table-cell>
          <table:table-cell table:number-columns-repeated="1007"/>
        </table:table-row>
        <table:table-row table:style-name="ro1">
          <table:table-cell office:value-type="string">
            <text:p>Cn1cc(-c2ccccc2)c(=O)c(-c2cccc(C(F)(F)F)c2)c1</text:p>
          </table:table-cell>
          <table:table-cell office:value-type="string">
            <text:p>Fluridone</text:p>
          </table:table-cell>
          <table:table-cell office:value-type="string">
            <text:p>methanol/water (80:20)</text:p>
          </table:table-cell>
          <table:table-cell office:value-type="float" office:value="300">
            <text:p>300</text:p>
          </table:table-cell>
          <table:table-cell office:value-type="string">
            <text:p>null</text:p>
          </table:table-cell>
          <table:table-cell office:value-type="float" office:value="0.00012">
            <text:p>0.00012</text:p>
          </table:table-cell>
          <table:table-cell office:value-type="string">
            <text:p>12298 (300 nm)</text:p>
          </table:table-cell>
          <table:table-cell office:value-type="string">
            <text:p>null</text:p>
          </table:table-cell>
          <table:table-cell office:value-type="string">
            <text:p>Broad absorption peak from 290-366 nm, temperature-dependent degradation.</text:p>
          </table:table-cell>
          <table:table-cell office:value-type="string">
            <text:p>chemrxiv_10.26434_SLASH_chemrxiv-2024-5mpg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68416556995362">
            <text:p>0.268416557</text:p>
          </table:table-cell>
          <table:table-cell table:number-columns-repeated="1007"/>
        </table:table-row>
        <table:table-row table:style-name="ro1">
          <table:table-cell office:value-type="string">
            <text:p>c1cnc2c(c1)ccc1cccnc12</text:p>
          </table:table-cell>
          <table:table-cell office:value-type="string">
            <text:p>1,10-phenanthroline</text:p>
          </table:table-cell>
          <table:table-cell office:value-type="string">
            <text:p>DMF</text:p>
          </table:table-cell>
          <table:table-cell office:value-type="float" office:value="568">
            <text:p>568</text:p>
          </table:table-cell>
          <table:table-cell table:number-columns-repeated="2" office:value-type="string">
            <text:p>null</text:p>
          </table:table-cell>
          <table:table-cell office:value-type="string">
            <text:p>1527 (568 nm)</text:p>
          </table:table-cell>
          <table:table-cell office:value-type="string">
            <text:p>null</text:p>
          </table:table-cell>
          <table:table-cell office:value-type="string">
            <text:p>Stable in DMF, used as a catalyst for light-driven hydrogen evolution</text:p>
          </table:table-cell>
          <table:table-cell office:value-type="string">
            <text:p>pubmed_1192499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25309981033206">
            <text:p>0.225309981</text:p>
          </table:table-cell>
          <table:table-cell table:number-columns-repeated="1007"/>
        </table:table-row>
        <table:table-row table:style-name="ro1">
          <table:table-cell office:value-type="string">
            <text:p>COc1cc(/C=C/C(=O)CC(=O)/C=C/c2ccc(O)c(OC)c2)ccc1O</text:p>
          </table:table-cell>
          <table:table-cell office:value-type="string">
            <text:p>curcumin</text:p>
          </table:table-cell>
          <table:table-cell office:value-type="string">
            <text:p>null</text:p>
          </table:table-cell>
          <table:table-cell office:value-type="float" office:value="450">
            <text:p>450</text:p>
          </table:table-cell>
          <table:table-cell office:value-type="float" office:value="530">
            <text:p>530</text:p>
          </table:table-cell>
          <table:table-cell table:number-columns-repeated="3" office:value-type="string">
            <text:p>null</text:p>
          </table:table-cell>
          <table:table-cell office:value-type="string">
            <text:p>antioxidant and fluorescent properties</text:p>
          </table:table-cell>
          <table:table-cell office:value-type="string">
            <text:p>pubmed_117270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4944143742323">
            <text:p>0.6749441437</text:p>
          </table:table-cell>
          <table:table-cell table:number-columns-repeated="1007"/>
        </table:table-row>
        <table:table-row table:style-name="ro1">
          <table:table-cell office:value-type="string">
            <text:p>Nc1ccc2ccc3cccc4ccc1c2c34</text:p>
          </table:table-cell>
          <table:table-cell office:value-type="string">
            <text:p>1-aminopyrene</text:p>
          </table:table-cell>
          <table:table-cell office:value-type="string">
            <text:p>null</text:p>
          </table:table-cell>
          <table:table-cell office:value-type="float" office:value="350">
            <text:p>350</text:p>
          </table:table-cell>
          <table:table-cell office:value-type="float" office:value="520">
            <text:p>520</text:p>
          </table:table-cell>
          <table:table-cell table:number-columns-repeated="3" office:value-type="string">
            <text:p>null</text:p>
          </table:table-cell>
          <table:table-cell office:value-type="string">
            <text:p>N-GQDs exhibit fluorescence with a maximum emission wavelength of 520 nm (excitation at 465 nm) and UV absorption peak around 350 nm.</text:p>
          </table:table-cell>
          <table:table-cell office:value-type="string">
            <text:p>pubmed_1194449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80467187007889">
            <text:p>0.480467187</text:p>
          </table:table-cell>
          <table:table-cell table:number-columns-repeated="1007"/>
        </table:table-row>
        <table:table-row table:style-name="ro1">
          <table:table-cell office:value-type="string">
            <text:p>COc1ccc(C(=O)C2CCCCC2CC(C)=O)cc1</text:p>
          </table:table-cell>
          <table:table-cell office:value-type="string">
            <text:p>1-[2-(4-methoxybenzoyl)cyclohexyl]propan-2-one</text:p>
          </table:table-cell>
          <table:table-cell office:value-type="string">
            <text:p>THF</text:p>
          </table:table-cell>
          <table:table-cell office:value-type="float" office:value="356">
            <text:p>356</text:p>
          </table:table-cell>
          <table:table-cell table:number-columns-repeated="4" office:value-type="string">
            <text:p>null</text:p>
          </table:table-cell>
          <table:table-cell office:value-type="string">
            <text:p>De Mayo reaction product</text:p>
          </table:table-cell>
          <table:table-cell office:value-type="string">
            <text:p>pubmed_1182075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00674997502938">
            <text:p>0.3006749975</text:p>
          </table:table-cell>
          <table:table-cell table:number-columns-repeated="1007"/>
        </table:table-row>
        <table:table-row table:style-name="ro1">
          <table:table-cell office:value-type="string">
            <text:p>O=c1c(O)c(-c2ccc(O)c(O)c2)oc2cc(O)cc(O)c12</text:p>
          </table:table-cell>
          <table:table-cell office:value-type="string">
            <text:p>quercetin</text:p>
          </table:table-cell>
          <table:table-cell office:value-type="string">
            <text:p>water-ethanol mixture</text:p>
          </table:table-cell>
          <table:table-cell table:number-columns-repeated="3" office:value-type="string">
            <text:p>null</text:p>
          </table:table-cell>
          <table:table-cell office:value-type="string">
            <text:p>extracted from cocoa bean shells and spent coffee grounds with varying ethanol concentrations (0-75%)</text:p>
          </table:table-cell>
          <table:table-cell office:value-type="string">
            <text:p>null</text:p>
          </table:table-cell>
          <table:table-cell office:value-type="string">
            <text:p>found in higher concentration in extracts obtained with 50-75% ethanol</text:p>
          </table:table-cell>
          <table:table-cell office:value-type="string">
            <text:p>pubmed_117626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87061843229458">
            <text:p>0.1870618432</text:p>
          </table:table-cell>
          <table:table-cell table:number-columns-repeated="1007"/>
        </table:table-row>
        <table:table-row table:style-name="ro1">
          <table:table-cell office:value-type="string">
            <text:p>N#CC1=Cc2ccccc2C1</text:p>
          </table:table-cell>
          <table:table-cell office:value-type="string">
            <text:p>2-cyanoindene</text:p>
          </table:table-cell>
          <table:table-cell office:value-type="string">
            <text:p>methylcyclohexane</text:p>
          </table:table-cell>
          <table:table-cell office:value-type="float" office:value="303">
            <text:p>303</text:p>
          </table:table-cell>
          <table:table-cell office:value-type="float" office:value="317">
            <text:p>317</text:p>
          </table:table-cell>
          <table:table-cell table:number-columns-repeated="3" office:value-type="string">
            <text:p>null</text:p>
          </table:table-cell>
          <table:table-cell office:value-type="string">
            <text:p>fluorescence emission spectrum recorded at 77 K in methylcyclohexane matrix</text:p>
          </table:table-cell>
          <table:table-cell office:value-type="string">
            <text:p>pubmed_1185001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9668713975698">
            <text:p>0.589668714</text:p>
          </table:table-cell>
          <table:table-cell table:number-columns-repeated="1007"/>
        </table:table-row>
        <table:table-row table:style-name="ro1">
          <table:table-cell office:value-type="string">
            <text:p>C1=NCCN2CCN=CC=NCCN(CCN=C1)CCN=CC=NCC2</text:p>
          </table:table-cell>
          <table:table-cell office:value-type="string">
            <text:p>1,4,7,10,13,16,21,24-Octaazabicyclo[8.8.8]hexacosa-4,6,13,15,21,23-hexaene</text:p>
          </table:table-cell>
          <table:table-cell office:value-type="string">
            <text:p>sucrose dispersion</text:p>
          </table:table-cell>
          <table:table-cell office:value-type="float" office:value="345">
            <text:p>345</text:p>
          </table:table-cell>
          <table:table-cell office:value-type="float" office:value="469">
            <text:p>469</text:p>
          </table:table-cell>
          <table:table-cell table:number-columns-repeated="3" office:value-type="string">
            <text:p>null</text:p>
          </table:table-cell>
          <table:table-cell office:value-type="string">
            <text:p>Mn(II) complex with ligand L1, exhibits temperature-dependent zero-field splitting</text:p>
          </table:table-cell>
          <table:table-cell office:value-type="string">
            <text:p>chemrxiv_10.26434_SLASH_chemrxiv-2023-hk4dq</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07516177045181">
            <text:p>0.907516177</text:p>
          </table:table-cell>
          <table:table-cell table:number-columns-repeated="1007"/>
        </table:table-row>
        <table:table-row table:style-name="ro1">
          <table:table-cell office:value-type="string">
            <text:p>Oc1ccc(/C=C/c2cc(O)cc(O)c2)cc1</text:p>
          </table:table-cell>
          <table:table-cell office:value-type="string">
            <text:p>trans-Resveratrol</text:p>
          </table:table-cell>
          <table:table-cell office:value-type="string">
            <text:p>null</text:p>
          </table:table-cell>
          <table:table-cell office:value-type="float" office:value="295.9">
            <text:p>295.9</text:p>
          </table:table-cell>
          <table:table-cell table:number-columns-repeated="4" office:value-type="string">
            <text:p>null</text:p>
          </table:table-cell>
          <table:table-cell office:value-type="string">
            <text:p>Limited intersystem crossing (ISC) and fluorescence rates.</text:p>
          </table:table-cell>
          <table:table-cell office:value-type="string">
            <text:p>chemrxiv_10.26434_SLASH_chemrxiv-2025-dwlb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00978602655232">
            <text:p>0.1009786027</text:p>
          </table:table-cell>
          <table:table-cell table:number-columns-repeated="1007"/>
        </table:table-row>
        <table:table-row table:style-name="ro1">
          <table:table-cell office:value-type="string">
            <text:p>c1ccc(-c2ccc(-c3ccccc3)cc2)cc1</text:p>
          </table:table-cell>
          <table:table-cell office:value-type="string">
            <text:p>p-terphenyl</text:p>
          </table:table-cell>
          <table:table-cell office:value-type="string">
            <text:p>THF</text:p>
          </table:table-cell>
          <table:table-cell office:value-type="float" office:value="263">
            <text:p>263</text:p>
          </table:table-cell>
          <table:table-cell office:value-type="float" office:value="365">
            <text:p>365</text:p>
          </table:table-cell>
          <table:table-cell office:value-type="float" office:value="0.55">
            <text:p>0.55</text:p>
          </table:table-cell>
          <table:table-cell office:value-type="string">
            <text:p>null</text:p>
          </table:table-cell>
          <table:table-cell office:value-type="float" office:value="2.76">
            <text:p>2.76</text:p>
          </table:table-cell>
          <table:table-cell office:value-type="string">
            <text:p>FWHM 53 nm</text:p>
          </table:table-cell>
          <table:table-cell office:value-type="string">
            <text:p>chemrxiv_10.26434_SLASH_chemrxiv-2024-692m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4035726087168">
            <text:p>0.8940357261</text:p>
          </table:table-cell>
          <table:table-cell table:number-columns-repeated="1007"/>
        </table:table-row>
        <table:table-row table:style-name="ro1">
          <table:table-cell office:value-type="string">
            <text:p>Nc1ccc(O)cc1</text:p>
          </table:table-cell>
          <table:table-cell office:value-type="string">
            <text:p>4-aminophenol</text:p>
          </table:table-cell>
          <table:table-cell office:value-type="string">
            <text:p>deionized water</text:p>
          </table:table-cell>
          <table:table-cell office:value-type="string">
            <text:p>null</text:p>
          </table:table-cell>
          <table:table-cell office:value-type="float" office:value="400">
            <text:p>400</text:p>
          </table:table-cell>
          <table:table-cell table:number-columns-repeated="3" office:value-type="string">
            <text:p>null</text:p>
          </table:table-cell>
          <table:table-cell office:value-type="string">
            <text:p>product of 4-nitrophenol reduction</text:p>
          </table:table-cell>
          <table:table-cell office:value-type="string">
            <text:p>pubmed_1162238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87233491800725">
            <text:p>0.1872334918</text:p>
          </table:table-cell>
          <table:table-cell table:number-columns-repeated="1007"/>
        </table:table-row>
        <table:table-row table:style-name="ro1">
          <table:table-cell office:value-type="string">
            <text:p>O=C[C@H](O)[C@@H](O)[C@H](O)[C@H](O)CO</text:p>
          </table:table-cell>
          <table:table-cell office:value-type="string">
            <text:p>Glucose</text:p>
          </table:table-cell>
          <table:table-cell office:value-type="string">
            <text:p>null</text:p>
          </table:table-cell>
          <table:table-cell office:value-type="float" office:value="981">
            <text:p>981</text:p>
          </table:table-cell>
          <table:table-cell table:number-columns-repeated="5" office:value-type="string">
            <text:p>null</text:p>
          </table:table-cell>
          <table:table-cell office:value-type="string">
            <text:p>pubmed_1176888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2138155195862">
            <text:p>0.4121381552</text:p>
          </table:table-cell>
          <table:table-cell table:number-columns-repeated="1007"/>
        </table:table-row>
        <table:table-row table:style-name="ro1">
          <table:table-cell office:value-type="string">
            <text:p>Cc1ccc(-c2csc(NN=C3C(=O)Nc4ccc(Br)cc43)n2)cc1</text:p>
          </table:table-cell>
          <table:table-cell office:value-type="string">
            <text:p>3-(2-(4-(p-methylphenyl)thiazol-2-yl)hydrazineylidene)-5-bromoindolin-2-one</text:p>
          </table:table-cell>
          <table:table-cell office:value-type="string">
            <text:p>DMSO</text:p>
          </table:table-cell>
          <table:table-cell office:value-type="float" office:value="346">
            <text:p>346</text:p>
          </table:table-cell>
          <table:table-cell office:value-type="float" office:value="586">
            <text:p>586</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07406682893634">
            <text:p>0.2074066829</text:p>
          </table:table-cell>
          <table:table-cell table:number-columns-repeated="1007"/>
        </table:table-row>
        <table:table-row table:style-name="ro1">
          <table:table-cell office:value-type="string">
            <text:p>CC[n+]1ccn(C)c1</text:p>
          </table:table-cell>
          <table:table-cell office:value-type="string">
            <text:p>1-ethyl-3-methylimidazolium</text:p>
          </table:table-cell>
          <table:table-cell office:value-type="string">
            <text:p>Ionic liquid</text:p>
          </table:table-cell>
          <table:table-cell table:number-columns-repeated="3" office:value-type="string">
            <text:p>null</text:p>
          </table:table-cell>
          <table:table-cell office:value-type="string">
            <text:p>740 cmâ»Â¹ (IR)</text:p>
          </table:table-cell>
          <table:table-cell office:value-type="string">
            <text:p>null</text:p>
          </table:table-cell>
          <table:table-cell office:value-type="string">
            <text:p>Decomposes at higher Li concentrations</text:p>
          </table:table-cell>
          <table:table-cell office:value-type="string">
            <text:p>chemrxiv_10.26434_SLASH_chemrxiv-2023-ql47k</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7074825428426">
            <text:p>0.4670748254</text:p>
          </table:table-cell>
          <table:table-cell table:number-columns-repeated="1007"/>
        </table:table-row>
        <table:table-row table:style-name="ro1">
          <table:table-cell office:value-type="string">
            <text:p>c1cnc2c3c(ccc2n1)N3</text:p>
          </table:table-cell>
          <table:table-cell office:value-type="string">
            <text:p>aziridinoquinoxaline</text:p>
          </table:table-cell>
          <table:table-cell office:value-type="string">
            <text:p>null</text:p>
          </table:table-cell>
          <table:table-cell office:value-type="float" office:value="305">
            <text:p>305</text:p>
          </table:table-cell>
          <table:table-cell office:value-type="float" office:value="337">
            <text:p>337</text:p>
          </table:table-cell>
          <table:table-cell table:number-columns-repeated="3" office:value-type="string">
            <text:p>null</text:p>
          </table:table-cell>
          <table:table-cell office:value-type="string">
            <text:p>excitation wavelength 525 nm, photochemical reaction under green LED light</text:p>
          </table:table-cell>
          <table:table-cell office:value-type="string">
            <text:p>chemrxiv_10.26434_SLASH_chemrxiv-2023-qx7tc</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24539098050445">
            <text:p>0.4245390981</text:p>
          </table:table-cell>
          <table:table-cell table:number-columns-repeated="1007"/>
        </table:table-row>
        <table:table-row table:style-name="ro1">
          <table:table-cell office:value-type="string">
            <text:p>c1ccc2ccccc2c1</text:p>
          </table:table-cell>
          <table:table-cell office:value-type="string">
            <text:p>naphthalene</text:p>
          </table:table-cell>
          <table:table-cell office:value-type="string">
            <text:p>null</text:p>
          </table:table-cell>
          <table:table-cell office:value-type="float" office:value="217.5">
            <text:p>217.5</text:p>
          </table:table-cell>
          <table:table-cell table:number-columns-repeated="2" office:value-type="string">
            <text:p>null</text:p>
          </table:table-cell>
          <table:table-cell office:value-type="string">
            <text:p>2.2e4 (217.5 nm)</text:p>
          </table:table-cell>
          <table:table-cell office:value-type="string">
            <text:p>null</text:p>
          </table:table-cell>
          <table:table-cell office:value-type="string">
            <text:p>Naphthalene derivatives are important constituents; absorption at 217.5 nm corresponds to interstellar features.</text:p>
          </table:table-cell>
          <table:table-cell office:value-type="string">
            <text:p>arxiv_1210.3222v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49950265651569">
            <text:p>0.1499502657</text:p>
          </table:table-cell>
          <table:table-cell table:number-columns-repeated="1007"/>
        </table:table-row>
        <table:table-row table:style-name="ro1">
          <table:table-cell office:value-type="string">
            <text:p>c1ccc2c(c1)-c1cc3[nH]c(cc4nc(cc5[nH]c(cc-2n1)c1ccccc51)-c1ccccc1-4)c1ccccc31</text:p>
          </table:table-cell>
          <table:table-cell office:value-type="string">
            <text:p>Tetrabenzoporphyrin</text:p>
          </table:table-cell>
          <table:table-cell office:value-type="string">
            <text:p>null</text:p>
          </table:table-cell>
          <table:table-cell office:value-type="float" office:value="505">
            <text:p>505</text:p>
          </table:table-cell>
          <table:table-cell office:value-type="float" office:value="538">
            <text:p>538</text:p>
          </table:table-cell>
          <table:table-cell table:number-columns-repeated="2" office:value-type="string">
            <text:p>null</text:p>
          </table:table-cell>
          <table:table-cell office:value-type="float" office:value="1">
            <text:p>1</text:p>
          </table:table-cell>
          <table:table-cell office:value-type="string">
            <text:p>Mediator, facilitates triplet diffusion.</text:p>
          </table:table-cell>
          <table:table-cell office:value-type="string">
            <text:p>pubmed_1163990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95928289182484">
            <text:p>0.7959282892</text:p>
          </table:table-cell>
          <table:table-cell table:number-columns-repeated="1007"/>
        </table:table-row>
        <table:table-row table:style-name="ro1">
          <table:table-cell office:value-type="string">
            <text:p>c1ccc2c(c1)-c1nc3nc(nc4[nH]c(nc5[nH]c(nc-2n1)c1ccccc51)c1ccccc41)-c1ccccc1-3</text:p>
          </table:table-cell>
          <table:table-cell office:value-type="string">
            <text:p>phthalocyanine</text:p>
          </table:table-cell>
          <table:table-cell office:value-type="string">
            <text:p>null</text:p>
          </table:table-cell>
          <table:table-cell office:value-type="float" office:value="624">
            <text:p>624</text:p>
          </table:table-cell>
          <table:table-cell table:number-columns-repeated="4" office:value-type="string">
            <text:p>null</text:p>
          </table:table-cell>
          <table:table-cell office:value-type="string">
            <text:p>Phthalocyanine used as a photosensitizer; bathochromic shift observed in absorption spectra due to J-aggregation; fluorescence quenching upon coassembly with polymers.</text:p>
          </table:table-cell>
          <table:table-cell office:value-type="string">
            <text:p>pubmed_117601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59522699564695">
            <text:p>0.5595226996</text:p>
          </table:table-cell>
          <table:table-cell table:number-columns-repeated="1007"/>
        </table:table-row>
        <table:table-row table:style-name="ro1">
          <table:table-cell office:value-type="string">
            <text:p>C=C1C(=O)C23C(O)C1CCC2C12COC3(O)C(O)C1C(C)(C)CCC2O</text:p>
          </table:table-cell>
          <table:table-cell office:value-type="string">
            <text:p>oridonin</text:p>
          </table:table-cell>
          <table:table-cell office:value-type="string">
            <text:p>water</text:p>
          </table:table-cell>
          <table:table-cell office:value-type="float" office:value="430">
            <text:p>430</text:p>
          </table:table-cell>
          <table:table-cell office:value-type="float" office:value="510">
            <text:p>510</text:p>
          </table:table-cell>
          <table:table-cell table:number-columns-repeated="3" office:value-type="string">
            <text:p>null</text:p>
          </table:table-cell>
          <table:table-cell office:value-type="string">
            <text:p>part of PLGA nanoparticles showing AIE properties</text:p>
          </table:table-cell>
          <table:table-cell office:value-type="string">
            <text:p>pubmed_1175265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00114018563181162">
            <text:p>0.0001140186</text:p>
          </table:table-cell>
          <table:table-cell table:number-columns-repeated="1007"/>
        </table:table-row>
        <table:table-row table:style-name="ro1">
          <table:table-cell office:value-type="string">
            <text:p>C1=CC2=Cc3ccccc3SC2=CC1</text:p>
          </table:table-cell>
          <table:table-cell office:value-type="string">
            <text:p>3H-thioxanthene</text:p>
          </table:table-cell>
          <table:table-cell office:value-type="string">
            <text:p>cyclohexane</text:p>
          </table:table-cell>
          <table:table-cell table:number-columns-repeated="4" office:value-type="string">
            <text:p>null</text:p>
          </table:table-cell>
          <table:table-cell office:value-type="float" office:value="100">
            <text:p>100</text:p>
          </table:table-cell>
          <table:table-cell office:value-type="string">
            <text:p>Part of a molecular logic system tested in cyclohexane</text:p>
          </table:table-cell>
          <table:table-cell office:value-type="string">
            <text:p>chemrxiv_10.26434_SLASH_chemrxiv-2023-x1dj0-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23192916531116">
            <text:p>0.5231929165</text:p>
          </table:table-cell>
          <table:table-cell table:number-columns-repeated="1007"/>
        </table:table-row>
        <table:table-row table:style-name="ro1">
          <table:table-cell office:value-type="string">
            <text:p>CC(=O)NC1C(O)OC(COS(=O)(=O)O)C(OC2OC(C(=O)O)C(OC3OC(CO)C(OC4OC(C(=O)O)C(O)C(O)C4OS(=O)(=O)O)C(OS(=O)(=O)O)C3NS(=O)(=O)O)C(O)C2OS(=O)(=O)O)C1O</text:p>
          </table:table-cell>
          <table:table-cell office:value-type="string">
            <text:p>heparin</text:p>
          </table:table-cell>
          <table:table-cell office:value-type="string">
            <text:p>pH-responsive dendritic mesoporous silica nanoparticles</text:p>
          </table:table-cell>
          <table:table-cell office:value-type="float" office:value="260">
            <text:p>260</text:p>
          </table:table-cell>
          <table:table-cell office:value-type="float" office:value="310">
            <text:p>310</text:p>
          </table:table-cell>
          <table:table-cell office:value-type="float" office:value="0.3">
            <text:p>0.3</text:p>
          </table:table-cell>
          <table:table-cell office:value-type="string">
            <text:p>null</text:p>
          </table:table-cell>
          <table:table-cell office:value-type="float" office:value="0.7">
            <text:p>0.7</text:p>
          </table:table-cell>
          <table:table-cell office:value-type="string">
            <text:p>used in pH-responsive magnetic mesoporous silica nanoparticles for atherosclerosis treatment</text:p>
          </table:table-cell>
          <table:table-cell office:value-type="string">
            <text:p>pubmed_1176640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94134531589225">
            <text:p>0.9941345316</text:p>
          </table:table-cell>
          <table:table-cell table:number-columns-repeated="1007"/>
        </table:table-row>
        <table:table-row table:style-name="ro1">
          <table:table-cell office:value-type="string">
            <text:p>O=C(O)c1cn(C2CC2)c2cc(N3CCNCC3)c(F)cc2c1=O</text:p>
          </table:table-cell>
          <table:table-cell office:value-type="string">
            <text:p>ciprofloxacin</text:p>
          </table:table-cell>
          <table:table-cell office:value-type="string">
            <text:p>null</text:p>
          </table:table-cell>
          <table:table-cell office:value-type="float" office:value="280">
            <text:p>280</text:p>
          </table:table-cell>
          <table:table-cell office:value-type="float" office:value="360">
            <text:p>360</text:p>
          </table:table-cell>
          <table:table-cell office:value-type="float" office:value="0.86">
            <text:p>0.86</text:p>
          </table:table-cell>
          <table:table-cell office:value-type="string">
            <text:p>null</text:p>
          </table:table-cell>
          <table:table-cell office:value-type="float" office:value="90">
            <text:p>90</text:p>
          </table:table-cell>
          <table:table-cell office:value-type="string">
            <text:p>detection of ciprofloxacin in river water using a microfluidic biosensor</text:p>
          </table:table-cell>
          <table:table-cell office:value-type="string">
            <text:p>pubmed_1194015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82232625363395">
            <text:p>0.9822326254</text:p>
          </table:table-cell>
          <table:table-cell table:number-columns-repeated="1007"/>
        </table:table-row>
        <table:table-row table:style-name="ro1">
          <table:table-cell office:value-type="string">
            <text:p>C=CCOc1ccc(N=Nc2ccc(OCC=C)cc2)cc1</text:p>
          </table:table-cell>
          <table:table-cell office:value-type="string">
            <text:p>4,4'-diallyloxy-azobenzene</text:p>
          </table:table-cell>
          <table:table-cell office:value-type="string">
            <text:p>null</text:p>
          </table:table-cell>
          <table:table-cell office:value-type="float" office:value="365">
            <text:p>365</text:p>
          </table:table-cell>
          <table:table-cell office:value-type="float" office:value="515">
            <text:p>515</text:p>
          </table:table-cell>
          <table:table-cell table:number-columns-repeated="3" office:value-type="string">
            <text:p>null</text:p>
          </table:table-cell>
          <table:table-cell office:value-type="string">
            <text:p>Reversible photoactuation under UV (365 nm) and visible (515 nm) light with trans-cis conversion in 175 seconds and cis-trans conversion in 350 seconds.</text:p>
          </table:table-cell>
          <table:table-cell office:value-type="string">
            <text:p>chemrxiv_10.26434_SLASH_chemrxiv-2024-b2fh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872797917108983">
            <text:p>0.0872797917</text:p>
          </table:table-cell>
          <table:table-cell table:number-columns-repeated="1007"/>
        </table:table-row>
        <table:table-row table:style-name="ro1">
          <table:table-cell office:value-type="string">
            <text:p>Nc1ncnc2c1ncn2[C@@H]1O[C@H](CO)[C@@H](O)[C@H]1O</text:p>
          </table:table-cell>
          <table:table-cell office:value-type="string">
            <text:p>Adenosine</text:p>
          </table:table-cell>
          <table:table-cell office:value-type="string">
            <text:p>water</text:p>
          </table:table-cell>
          <table:table-cell office:value-type="float" office:value="260">
            <text:p>260</text:p>
          </table:table-cell>
          <table:table-cell table:number-columns-repeated="3" office:value-type="string">
            <text:p>null</text:p>
          </table:table-cell>
          <table:table-cell office:value-type="float" office:value="100">
            <text:p>100</text:p>
          </table:table-cell>
          <table:table-cell office:value-type="string">
            <text:p>excited state decay to ground state via Ï€Ï€* pathway</text:p>
          </table:table-cell>
          <table:table-cell office:value-type="string">
            <text:p>chemrxiv_10.26434_SLASH_chemrxiv-2024-ghvxn-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4899932728149">
            <text:p>0.3489993273</text:p>
          </table:table-cell>
          <table:table-cell table:number-columns-repeated="1007"/>
        </table:table-row>
        <table:table-row table:style-name="ro1">
          <table:table-cell office:value-type="string">
            <text:p>OCCOCCOCCOCCCCCCCCCCCS</text:p>
          </table:table-cell>
          <table:table-cell office:value-type="string">
            <text:p>triethylene glycol mono-11-mercaptoundecyl ether</text:p>
          </table:table-cell>
          <table:table-cell table:number-columns-repeated="4" office:value-type="string">
            <text:p>null</text:p>
          </table:table-cell>
          <table:table-cell office:value-type="string">
            <text:p>1.2e4 (350 nm)</text:p>
          </table:table-cell>
          <table:table-cell office:value-type="string">
            <text:p>null</text:p>
          </table:table-cell>
          <table:table-cell office:value-type="string">
            <text:p>AgNPs stabilized with triethylene glycol mono-11-mercaptoundecyl ether</text:p>
          </table:table-cell>
          <table:table-cell office:value-type="string">
            <text:p>pubmed_1163072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68851555651054">
            <text:p>0.2688515557</text:p>
          </table:table-cell>
          <table:table-cell table:number-columns-repeated="1007"/>
        </table:table-row>
        <table:table-row table:style-name="ro1">
          <table:table-cell office:value-type="string">
            <text:p>COc1cccc2c1C(=O)c1c(O)c3c(c(O)c1C2=O)C[C@@](O)(C(=O)CO)C[C@@H]3O[C@H]1C[C@H](N)[C@H](O)[C@H](C)O1</text:p>
          </table:table-cell>
          <table:table-cell office:value-type="string">
            <text:p>Doxorubicin</text:p>
          </table:table-cell>
          <table:table-cell office:value-type="string">
            <text:p>null</text:p>
          </table:table-cell>
          <table:table-cell office:value-type="float" office:value="480">
            <text:p>480</text:p>
          </table:table-cell>
          <table:table-cell office:value-type="float" office:value="590">
            <text:p>590</text:p>
          </table:table-cell>
          <table:table-cell office:value-type="float" office:value="0.17">
            <text:p>0.17</text:p>
          </table:table-cell>
          <table:table-cell office:value-type="string">
            <text:p>12000 (480 nm)</text:p>
          </table:table-cell>
          <table:table-cell office:value-type="string">
            <text:p>null</text:p>
          </table:table-cell>
          <table:table-cell office:value-type="string">
            <text:p>Used for chemotherapy</text:p>
          </table:table-cell>
          <table:table-cell office:value-type="string">
            <text:p>pubmed_119446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6466670804657">
            <text:p>0.864666708</text:p>
          </table:table-cell>
          <table:table-cell table:number-columns-repeated="1007"/>
        </table:table-row>
        <table:table-row table:style-name="ro1">
          <table:table-cell office:value-type="string">
            <text:p>COc1cc(/C=C/C(=O)O)ccc1O</text:p>
          </table:table-cell>
          <table:table-cell office:value-type="string">
            <text:p>ferulic acid</text:p>
          </table:table-cell>
          <table:table-cell office:value-type="string">
            <text:p>null</text:p>
          </table:table-cell>
          <table:table-cell office:value-type="float" office:value="290">
            <text:p>290</text:p>
          </table:table-cell>
          <table:table-cell office:value-type="float" office:value="340">
            <text:p>340</text:p>
          </table:table-cell>
          <table:table-cell office:value-type="float" office:value="0.32">
            <text:p>0.32</text:p>
          </table:table-cell>
          <table:table-cell table:number-columns-repeated="2" office:value-type="string">
            <text:p>null</text:p>
          </table:table-cell>
          <table:table-cell office:value-type="string">
            <text:p>phenolic acid</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71191553398967">
            <text:p>0.4711915534</text:p>
          </table:table-cell>
          <table:table-cell table:number-columns-repeated="1007"/>
        </table:table-row>
        <table:table-row table:style-name="ro1">
          <table:table-cell office:value-type="string">
            <text:p>Cc1ccc(Cl)cc1B(O)O</text:p>
          </table:table-cell>
          <table:table-cell office:value-type="string">
            <text:p>5-chloro-2-methylphenylboronic acid</text:p>
          </table:table-cell>
          <table:table-cell office:value-type="string">
            <text:p>null</text:p>
          </table:table-cell>
          <table:table-cell office:value-type="float" office:value="477">
            <text:p>477</text:p>
          </table:table-cell>
          <table:table-cell table:number-columns-repeated="4" office:value-type="string">
            <text:p>null</text:p>
          </table:table-cell>
          <table:table-cell office:value-type="string">
            <text:p>Emission wavelength: 477 nm, FWHM: 25 nm (98 meV)</text:p>
          </table:table-cell>
          <table:table-cell office:value-type="string">
            <text:p>chemrxiv_10.26434_SLASH_chemrxiv-2024-f123c-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93458875454962">
            <text:p>0.0993458875</text:p>
          </table:table-cell>
          <table:table-cell table:number-columns-repeated="1007"/>
        </table:table-row>
        <table:table-row table:style-name="ro1">
          <table:table-cell office:value-type="string">
            <text:p>C[N+](C)(C)c1ccccc1.[Br-].[Br-].[Br-].[Mn+2]</text:p>
          </table:table-cell>
          <table:table-cell office:value-type="string">
            <text:p>trimethylphenylammonium manganese(II) bromide</text:p>
          </table:table-cell>
          <table:table-cell office:value-type="string">
            <text:p>null</text:p>
          </table:table-cell>
          <table:table-cell office:value-type="float" office:value="325">
            <text:p>325</text:p>
          </table:table-cell>
          <table:table-cell office:value-type="float" office:value="521">
            <text:p>521</text:p>
          </table:table-cell>
          <table:table-cell office:value-type="float" office:value="0.8318">
            <text:p>0.8318</text:p>
          </table:table-cell>
          <table:table-cell office:value-type="string">
            <text:p>null</text:p>
          </table:table-cell>
          <table:table-cell office:value-type="float" office:value="10">
            <text:p>10</text:p>
          </table:table-cell>
          <table:table-cell office:value-type="string">
            <text:p>perovskite material with high photoluminescence quantum yield and large Stokes shift</text:p>
          </table:table-cell>
          <table:table-cell office:value-type="string">
            <text:p>pubmed_116219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95886959554628">
            <text:p>0.6958869596</text:p>
          </table:table-cell>
          <table:table-cell table:number-columns-repeated="1007"/>
        </table:table-row>
        <table:table-row table:style-name="ro1">
          <table:table-cell office:value-type="string">
            <text:p>COc1cccc2c1C(=O)c1c(O)c3c(c(O)c1C2=O)C[C@@](O)(C(=O)CO)C[C@@H]3O[C@H]1C[C@H](N)[C@H](O)[C@H](C)O1</text:p>
          </table:table-cell>
          <table:table-cell office:value-type="string">
            <text:p>Doxorubicin</text:p>
          </table:table-cell>
          <table:table-cell office:value-type="string">
            <text:p>null</text:p>
          </table:table-cell>
          <table:table-cell office:value-type="float" office:value="650">
            <text:p>650</text:p>
          </table:table-cell>
          <table:table-cell office:value-type="string">
            <text:p>null</text:p>
          </table:table-cell>
          <table:table-cell office:value-type="float" office:value="0.6">
            <text:p>0.6</text:p>
          </table:table-cell>
          <table:table-cell table:number-columns-repeated="2" office:value-type="string">
            <text:p>null</text:p>
          </table:table-cell>
          <table:table-cell office:value-type="string">
            <text:p>chemotherapeutic agent loaded into SpiD for combined therapy</text:p>
          </table:table-cell>
          <table:table-cell office:value-type="string">
            <text:p>pubmed_1173052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74831499857828">
            <text:p>0.4748314999</text:p>
          </table:table-cell>
          <table:table-cell table:number-columns-repeated="1007"/>
        </table:table-row>
        <table:table-row table:style-name="ro1">
          <table:table-cell office:value-type="string">
            <text:p>Cc1ccc(-c2csc(NN=C3C(=O)Nc4ccc(F)cc43)n2)cc1</text:p>
          </table:table-cell>
          <table:table-cell office:value-type="string">
            <text:p>3-(2-(4-(p-methylphenyl)thiazol-2-yl)hydrazineylidene)-5-fluoroindolin-2-one</text:p>
          </table:table-cell>
          <table:table-cell office:value-type="string">
            <text:p>DMSO</text:p>
          </table:table-cell>
          <table:table-cell office:value-type="float" office:value="362">
            <text:p>362</text:p>
          </table:table-cell>
          <table:table-cell office:value-type="float" office:value="582">
            <text:p>582</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67475377256051">
            <text:p>0.9674753773</text:p>
          </table:table-cell>
          <table:table-cell table:number-columns-repeated="1007"/>
        </table:table-row>
        <table:table-row table:style-name="ro1">
          <table:table-cell office:value-type="string">
            <text:p>C=C(C)[C@@H]1CCC(C)=CC1c1c(O)cc(CCCCC)cc1O</text:p>
          </table:table-cell>
          <table:table-cell office:value-type="string">
            <text:p>cannabidiol</text:p>
          </table:table-cell>
          <table:table-cell office:value-type="string">
            <text:p>methanol:chloroform (9:1)</text:p>
          </table:table-cell>
          <table:table-cell office:value-type="float" office:value="234">
            <text:p>234</text:p>
          </table:table-cell>
          <table:table-cell office:value-type="string">
            <text:p>null</text:p>
          </table:table-cell>
          <table:table-cell office:value-type="float" office:value="0.5">
            <text:p>0.5</text:p>
          </table:table-cell>
          <table:table-cell table:number-columns-repeated="2" office:value-type="string">
            <text:p>null</text:p>
          </table:table-cell>
          <table:table-cell office:value-type="string">
            <text:p>Phytocannabinoid from cannabis extracts used in LDL oxidation studies</text:p>
          </table:table-cell>
          <table:table-cell office:value-type="string">
            <text:p>pubmed_1166162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4273707363755">
            <text:p>0.8442737074</text:p>
          </table:table-cell>
          <table:table-cell table:number-columns-repeated="1007"/>
        </table:table-row>
        <table:table-row table:style-name="ro1">
          <table:table-cell office:value-type="string">
            <text:p>c1ccc2c(c1)Cc1cc(-c3c4ccccc4cc4ccccc34)ccc1O2</text:p>
          </table:table-cell>
          <table:table-cell office:value-type="string">
            <text:p>9-xanthen-2-ylanthracene</text:p>
          </table:table-cell>
          <table:table-cell office:value-type="string">
            <text:p>THF</text:p>
          </table:table-cell>
          <table:table-cell office:value-type="float" office:value="350">
            <text:p>350</text:p>
          </table:table-cell>
          <table:table-cell office:value-type="float" office:value="405">
            <text:p>405</text:p>
          </table:table-cell>
          <table:table-cell office:value-type="float" office:value="0.4704">
            <text:p>0.4704</text:p>
          </table:table-cell>
          <table:table-cell office:value-type="string">
            <text:p>null</text:p>
          </table:table-cell>
          <table:table-cell office:value-type="float" office:value="5.28">
            <text:p>5.28</text:p>
          </table:table-cell>
          <table:table-cell office:value-type="string">
            <text:p>inter-excimer with lower fluorescence efficiency in dynamic environment</text:p>
          </table:table-cell>
          <table:table-cell office:value-type="string">
            <text:p>pubmed_1174481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5179399466142">
            <text:p>0.5851793995</text:p>
          </table:table-cell>
          <table:table-cell table:number-columns-repeated="1007"/>
        </table:table-row>
        <table:table-row table:style-name="ro1">
          <table:table-cell office:value-type="string">
            <text:p>Cc1sc(C(=O)C(F)(F)F)cc1C1=C(c2cc(C(=O)C(F)(F)F)sc2C)CCC1</text:p>
          </table:table-cell>
          <table:table-cell office:value-type="string">
            <text:p>1,2-bis(2-methyl-5-(trifluoroacetyl)thien-3-yl)cyclopentene</text:p>
          </table:table-cell>
          <table:table-cell office:value-type="string">
            <text:p>cyclohexane</text:p>
          </table:table-cell>
          <table:table-cell office:value-type="float" office:value="268">
            <text:p>268</text:p>
          </table:table-cell>
          <table:table-cell office:value-type="float" office:value="598">
            <text:p>598</text:p>
          </table:table-cell>
          <table:table-cell office:value-type="float" office:value="0.48">
            <text:p>0.48</text:p>
          </table:table-cell>
          <table:table-cell office:value-type="string">
            <text:p>35673 (268 nm)</text:p>
          </table:table-cell>
          <table:table-cell office:value-type="string">
            <text:p>null</text:p>
          </table:table-cell>
          <table:table-cell office:value-type="string">
            <text:p>DTE-COCF3 ligand, open state</text:p>
          </table:table-cell>
          <table:table-cell office:value-type="string">
            <text:p>chemrxiv_10.26434_SLASH_chemrxiv-2023-vw3z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42961743380874">
            <text:p>0.0742961743</text:p>
          </table:table-cell>
          <table:table-cell table:number-columns-repeated="1007"/>
        </table:table-row>
        <table:table-row table:style-name="ro1">
          <table:table-cell office:value-type="string">
            <text:p>CO/N=C(\C(=O)N[C@H]1C(=O)N2C(C(=O)[O-])=C(COC(C)=O)CS[C@@H]12)c1csc(N)n1.[Na+]</text:p>
          </table:table-cell>
          <table:table-cell office:value-type="string">
            <text:p>cefotaxime</text:p>
          </table:table-cell>
          <table:table-cell office:value-type="string">
            <text:p>null</text:p>
          </table:table-cell>
          <table:table-cell office:value-type="float" office:value="234">
            <text:p>234</text:p>
          </table:table-cell>
          <table:table-cell table:number-columns-repeated="4" office:value-type="string">
            <text:p>null</text:p>
          </table:table-cell>
          <table:table-cell office:value-type="string">
            <text:p>Cefotaxime encapsulated in PEGylated silk fibroin nanoparticles for oral delivery, showing interactions with fibroin via hydrogen bonds and van der Waals forces.</text:p>
          </table:table-cell>
          <table:table-cell office:value-type="string">
            <text:p>pubmed_1194783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352609499823302">
            <text:p>0.03526095</text:p>
          </table:table-cell>
          <table:table-cell table:number-columns-repeated="1007"/>
        </table:table-row>
        <table:table-row table:style-name="ro1">
          <table:table-cell office:value-type="string">
            <text:p>CC(=O)c1ccc2cc(N(C)C)ccc2c1</text:p>
          </table:table-cell>
          <table:table-cell office:value-type="string">
            <text:p>1-(6-dimethylaminonaphthalen-2-yl)ethanone</text:p>
          </table:table-cell>
          <table:table-cell office:value-type="string">
            <text:p>dichloromethane</text:p>
          </table:table-cell>
          <table:table-cell office:value-type="float" office:value="352">
            <text:p>352</text:p>
          </table:table-cell>
          <table:table-cell office:value-type="float" office:value="440">
            <text:p>440</text:p>
          </table:table-cell>
          <table:table-cell table:number-columns-repeated="3" office:value-type="string">
            <text:p>null</text:p>
          </table:table-cell>
          <table:table-cell office:value-type="string">
            <text:p>ADN1 exhibits strong NLO properties with a Ï‡(3) of 5.15 Ã— 10^-22 mÂ²/VÂ².</text:p>
          </table:table-cell>
          <table:table-cell office:value-type="string">
            <text:p>pubmed_1189189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57255186513066">
            <text:p>0.0957255187</text:p>
          </table:table-cell>
          <table:table-cell table:number-columns-repeated="1007"/>
        </table:table-row>
        <table:table-row table:style-name="ro1">
          <table:table-cell office:value-type="string">
            <text:p>O=C1C(=Cc2cccc([N+](=O)[O-])c2)C(c2ccc(Br)cc2)N(S(=O)(=O)c2ccccc2)c2ccccc21</text:p>
          </table:table-cell>
          <table:table-cell office:value-type="string">
            <text:p>3-(3-Nitrobenzylidene)-2-(4-bromophenyl)-2,3-dihydro-1-(phenylsulfonyl)-quinolin-4(1H)-one</text:p>
          </table:table-cell>
          <table:table-cell office:value-type="string">
            <text:p>chloroform</text:p>
          </table:table-cell>
          <table:table-cell office:value-type="float" office:value="278">
            <text:p>278</text:p>
          </table:table-cell>
          <table:table-cell office:value-type="float" office:value="405">
            <text:p>405</text:p>
          </table:table-cell>
          <table:table-cell office:value-type="float" office:value="0.68">
            <text:p>0.68</text:p>
          </table:table-cell>
          <table:table-cell table:number-columns-repeated="2" office:value-type="string">
            <text:p>null</text:p>
          </table:table-cell>
          <table:table-cell office:value-type="string">
            <text:p>potential biodiesel additive</text:p>
          </table:table-cell>
          <table:table-cell office:value-type="string">
            <text:p>pubmed_116562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27124878345057">
            <text:p>0.1271248783</text:p>
          </table:table-cell>
          <table:table-cell table:number-columns-repeated="1007"/>
        </table:table-row>
        <table:table-row table:style-name="ro1">
          <table:table-cell office:value-type="string">
            <text:p>CC(C)(C)c1ccc(N(c2ccc(-c3nc4cc5nc(-c6ccccc6)c(-c6ccccc6)nc5cc4nc3-c3ccccc3)cc2)c2ccc(C(C)(C)C)cc2)cc1</text:p>
          </table:table-cell>
          <table:table-cell office:value-type="string">
            <text:p>4-(tert-butyl)-N-(4-(tert-butyl)phenyl)-N-(4-(3,7,8-triphenylpyrazino[2,3-g]quinoxalin-2-yl)phenyl)aniline</text:p>
          </table:table-cell>
          <table:table-cell office:value-type="string">
            <text:p>toluene</text:p>
          </table:table-cell>
          <table:table-cell office:value-type="float" office:value="306">
            <text:p>306</text:p>
          </table:table-cell>
          <table:table-cell office:value-type="float" office:value="625">
            <text:p>625</text:p>
          </table:table-cell>
          <table:table-cell table:number-columns-repeated="3" office:value-type="string">
            <text:p>null</text:p>
          </table:table-cell>
          <table:table-cell office:value-type="string">
            <text:p>Strong ICT characteristics and solvatochromism observed.</text:p>
          </table:table-cell>
          <table:table-cell office:value-type="string">
            <text:p>chemrxiv_10.26434_SLASH_chemrxiv-2023-5mqm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2943118754774">
            <text:p>0.7029431188</text:p>
          </table:table-cell>
          <table:table-cell table:number-columns-repeated="1007"/>
        </table:table-row>
        <table:table-row table:style-name="ro1">
          <table:table-cell office:value-type="string">
            <text:p>COc1ccc2cc3[n+](cc2c1OC)CCc1cc2c(cc1-3)OCO2</text:p>
          </table:table-cell>
          <table:table-cell office:value-type="string">
            <text:p>berberine</text:p>
          </table:table-cell>
          <table:table-cell office:value-type="string">
            <text:p>water</text:p>
          </table:table-cell>
          <table:table-cell office:value-type="float" office:value="360">
            <text:p>360</text:p>
          </table:table-cell>
          <table:table-cell office:value-type="float" office:value="520">
            <text:p>520</text:p>
          </table:table-cell>
          <table:table-cell table:number-columns-repeated="3" office:value-type="string">
            <text:p>null</text:p>
          </table:table-cell>
          <table:table-cell office:value-type="string">
            <text:p>part of PLGA nanoparticles showing AIE properties</text:p>
          </table:table-cell>
          <table:table-cell office:value-type="string">
            <text:p>pubmed_1175265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78469207091257">
            <text:p>0.8784692071</text:p>
          </table:table-cell>
          <table:table-cell table:number-columns-repeated="1007"/>
        </table:table-row>
        <table:table-row table:style-name="ro1">
          <table:table-cell office:value-type="string">
            <text:p>C=CN1CCCC1=O</text:p>
          </table:table-cell>
          <table:table-cell office:value-type="string">
            <text:p>polyvinylpyrrolidone</text:p>
          </table:table-cell>
          <table:table-cell office:value-type="string">
            <text:p>null</text:p>
          </table:table-cell>
          <table:table-cell office:value-type="float" office:value="1021.62">
            <text:p>1021.62</text:p>
          </table:table-cell>
          <table:table-cell office:value-type="float" office:value="303.8">
            <text:p>303.8</text:p>
          </table:table-cell>
          <table:table-cell office:value-type="float" office:value="0.45">
            <text:p>0.45</text:p>
          </table:table-cell>
          <table:table-cell office:value-type="string">
            <text:p>null</text:p>
          </table:table-cell>
          <table:table-cell office:value-type="float" office:value="68441.84">
            <text:p>68441.84</text:p>
          </table:table-cell>
          <table:table-cell office:value-type="string">
            <text:p>serves as a capping agent and affects the power threshold for inducing atomic migration</text:p>
          </table:table-cell>
          <table:table-cell office:value-type="string">
            <text:p>pubmed_1166021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051300752908">
            <text:p>0.8905130075</text:p>
          </table:table-cell>
          <table:table-cell table:number-columns-repeated="1007"/>
        </table:table-row>
        <table:table-row table:style-name="ro1">
          <table:table-cell office:value-type="string">
            <text:p>N=C(N)Nc1nc2ccccc2[nH]1</text:p>
          </table:table-cell>
          <table:table-cell office:value-type="string">
            <text:p>2-guanidinobenzimidazole</text:p>
          </table:table-cell>
          <table:table-cell table:number-columns-repeated="3" office:value-type="string">
            <text:p>null</text:p>
          </table:table-cell>
          <table:table-cell office:value-type="float" office:value="0.2">
            <text:p>0.2</text:p>
          </table:table-cell>
          <table:table-cell table:number-columns-repeated="2" office:value-type="string">
            <text:p>null</text:p>
          </table:table-cell>
          <table:table-cell office:value-type="string">
            <text:p>emission maxima at 491 and 518 nm with quantum yield of 20% in DCM solution and 34% in 5% wt PMMA doped film</text:p>
          </table:table-cell>
          <table:table-cell office:value-type="string">
            <text:p>pubmed_1181736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96696738526225">
            <text:p>0.9966967385</text:p>
          </table:table-cell>
          <table:table-cell table:number-columns-repeated="1007"/>
        </table:table-row>
        <table:table-row table:style-name="ro1">
          <table:table-cell office:value-type="string">
            <text:p>Nc1ccc(C=CC(=O)O)cc1</text:p>
          </table:table-cell>
          <table:table-cell office:value-type="string">
            <text:p>4-aminocinnamic acid</text:p>
          </table:table-cell>
          <table:table-cell office:value-type="string">
            <text:p>THF</text:p>
          </table:table-cell>
          <table:table-cell table:number-columns-repeated="3" office:value-type="string">
            <text:p>null</text:p>
          </table:table-cell>
          <table:table-cell office:value-type="string">
            <text:p>1.2e4 (355 nm)</text:p>
          </table:table-cell>
          <table:table-cell office:value-type="string">
            <text:p>null</text:p>
          </table:table-cell>
          <table:table-cell office:value-type="string">
            <text:p>High extinction coefficient at 355 nm, used for MALDI imaging</text:p>
          </table:table-cell>
          <table:table-cell office:value-type="string">
            <text:p>chemrxiv_10.26434_SLASH_chemrxiv-2025-5c9xt-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17884318390861">
            <text:p>0.9178843184</text:p>
          </table:table-cell>
          <table:table-cell table:number-columns-repeated="1007"/>
        </table:table-row>
        <table:table-row table:style-name="ro1">
          <table:table-cell office:value-type="string">
            <text:p>O=S(=O)([O-])C(F)(F)F.O=S(=O)([O-])C(F)(F)F.[Ca+2]</text:p>
          </table:table-cell>
          <table:table-cell office:value-type="string">
            <text:p>calcium trifluoromethanesulfonate</text:p>
          </table:table-cell>
          <table:table-cell office:value-type="string">
            <text:p>DMF/DMSO</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used as a dopant to suppress ion migration and improve stability</text:p>
          </table:table-cell>
          <table:table-cell office:value-type="string">
            <text:p>pubmed_1182876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70382014289498">
            <text:p>0.4703820143</text:p>
          </table:table-cell>
          <table:table-cell table:number-columns-repeated="1007"/>
        </table:table-row>
        <table:table-row table:style-name="ro1">
          <table:table-cell office:value-type="string">
            <text:p>O=C1CCc2ccc(OCCCCN3CCN(c4cccc(Cl)c4Cl)CC3)cc2N1</text:p>
          </table:table-cell>
          <table:table-cell office:value-type="string">
            <text:p>aripiprazole</text:p>
          </table:table-cell>
          <table:table-cell office:value-type="string">
            <text:p>null</text:p>
          </table:table-cell>
          <table:table-cell office:value-type="float" office:value="250">
            <text:p>250</text:p>
          </table:table-cell>
          <table:table-cell table:number-columns-repeated="4" office:value-type="string">
            <text:p>null</text:p>
          </table:table-cell>
          <table:table-cell office:value-type="string">
            <text:p>Aripiprazole loaded into niosomes for breast cancer treatment.</text:p>
          </table:table-cell>
          <table:table-cell office:value-type="string">
            <text:p>pubmed_1166800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237701119855">
            <text:p>0.8423770112</text:p>
          </table:table-cell>
          <table:table-cell table:number-columns-repeated="1007"/>
        </table:table-row>
        <table:table-row table:style-name="ro1">
          <table:table-cell office:value-type="string">
            <text:p>c1cc2cn[nH]c2cn1</text:p>
          </table:table-cell>
          <table:table-cell office:value-type="string">
            <text:p>2,6-diazaindole</text:p>
          </table:table-cell>
          <table:table-cell office:value-type="string">
            <text:p>null</text:p>
          </table:table-cell>
          <table:table-cell office:value-type="float" office:value="294.86">
            <text:p>294.86</text:p>
          </table:table-cell>
          <table:table-cell table:number-columns-repeated="4" office:value-type="string">
            <text:p>null</text:p>
          </table:table-cell>
          <table:table-cell office:value-type="string">
            <text:p>The molecule exhibits a red-shifted S1â†S0 transition compared to 7-azaindole and indole, indicating stabilization of the Ï€Ï€* state due to N insertion. The ionization energy is higher than that of 7-azaindole, suggesting enhanced photostability.</text:p>
          </table:table-cell>
          <table:table-cell office:value-type="string">
            <text:p>chemrxiv_10.26434_SLASH_chemrxiv-2024-40z1t</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05062560830265">
            <text:p>0.8050625608</text:p>
          </table:table-cell>
          <table:table-cell table:number-columns-repeated="1007"/>
        </table:table-row>
        <table:table-row table:style-name="ro1">
          <table:table-cell office:value-type="string">
            <text:p>CN(C)c1ccc([C+](c2ccccc2)c2ccc(N(C)C)cc2)cc1.[Cl-]</text:p>
          </table:table-cell>
          <table:table-cell office:value-type="string">
            <text:p>Malachite Green</text:p>
          </table:table-cell>
          <table:table-cell office:value-type="string">
            <text:p>null</text:p>
          </table:table-cell>
          <table:table-cell office:value-type="float" office:value="200">
            <text:p>200</text:p>
          </table:table-cell>
          <table:table-cell office:value-type="float" office:value="612">
            <text:p>612</text:p>
          </table:table-cell>
          <table:table-cell office:value-type="float" office:value="0.5">
            <text:p>0.5</text:p>
          </table:table-cell>
          <table:table-cell office:value-type="string">
            <text:p>null</text:p>
          </table:table-cell>
          <table:table-cell office:value-type="float" office:value="342.18">
            <text:p>342.18</text:p>
          </table:table-cell>
          <table:table-cell office:value-type="string">
            <text:p>Detection limit of 0.5 nmol/L</text:p>
          </table:table-cell>
          <table:table-cell office:value-type="string">
            <text:p>pubmed_117292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1271145883948">
            <text:p>0.7512711459</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null</text:p>
          </table:table-cell>
          <table:table-cell office:value-type="float" office:value="780">
            <text:p>780</text:p>
          </table:table-cell>
          <table:table-cell office:value-type="float" office:value="810">
            <text:p>810</text:p>
          </table:table-cell>
          <table:table-cell table:number-columns-repeated="3" office:value-type="string">
            <text:p>null</text:p>
          </table:table-cell>
          <table:table-cell office:value-type="string">
            <text:p>FDA-approved for fluorescence-guided surgery</text:p>
          </table:table-cell>
          <table:table-cell office:value-type="string">
            <text:p>pubmed_117270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75243576057255">
            <text:p>0.1752435761</text:p>
          </table:table-cell>
          <table:table-cell table:number-columns-repeated="1007"/>
        </table:table-row>
        <table:table-row table:style-name="ro1">
          <table:table-cell office:value-type="string">
            <text:p>Oc1cc(O)c2c(c1)OC(c1ccc(O)c(O)c1)C(O)[C@H]2c1c(O)cc(O)c2c1OC(c1ccc(O)c(O)c1)C(O)C2</text:p>
          </table:table-cell>
          <table:table-cell office:value-type="string">
            <text:p>procyanidin B2</text:p>
          </table:table-cell>
          <table:table-cell office:value-type="string">
            <text:p>null</text:p>
          </table:table-cell>
          <table:table-cell office:value-type="float" office:value="280">
            <text:p>280</text:p>
          </table:table-cell>
          <table:table-cell office:value-type="float" office:value="350">
            <text:p>350</text:p>
          </table:table-cell>
          <table:table-cell office:value-type="float" office:value="0.35">
            <text:p>0.35</text:p>
          </table:table-cell>
          <table:table-cell table:number-columns-repeated="2" office:value-type="string">
            <text:p>null</text:p>
          </table:table-cell>
          <table:table-cell office:value-type="string">
            <text:p>condensed tannin</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045412841253">
            <text:p>0.6704541284</text:p>
          </table:table-cell>
          <table:table-cell table:number-columns-repeated="1007"/>
        </table:table-row>
        <table:table-row table:style-name="ro1">
          <table:table-cell office:value-type="string">
            <text:p>C=C[C@H]1CN2CC[C@@H]1C[C@H]2[C@H](O)c1ccnc2ccc(OC)cc12</text:p>
          </table:table-cell>
          <table:table-cell office:value-type="string">
            <text:p>Quinine</text:p>
          </table:table-cell>
          <table:table-cell office:value-type="string">
            <text:p>water</text:p>
          </table:table-cell>
          <table:table-cell office:value-type="float" office:value="350">
            <text:p>350</text:p>
          </table:table-cell>
          <table:table-cell office:value-type="float" office:value="450">
            <text:p>450</text:p>
          </table:table-cell>
          <table:table-cell table:number-columns-repeated="3" office:value-type="string">
            <text:p>null</text:p>
          </table:table-cell>
          <table:table-cell office:value-type="string">
            <text:p>Tested as part of fluorescence characterization.</text:p>
          </table:table-cell>
          <table:table-cell office:value-type="string">
            <text:p>pubmed_1194067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00608955789357">
            <text:p>0.3006089558</text:p>
          </table:table-cell>
          <table:table-cell table:number-columns-repeated="1007"/>
        </table:table-row>
        <table:table-row table:style-name="ro1">
          <table:table-cell office:value-type="string">
            <text:p>[C-]#[N+]c1cccc2c([N+]#[C-])cccc12</text:p>
          </table:table-cell>
          <table:table-cell office:value-type="string">
            <text:p>1,5-diisocyanonaphthalene</text:p>
          </table:table-cell>
          <table:table-cell office:value-type="string">
            <text:p>benzene</text:p>
          </table:table-cell>
          <table:table-cell office:value-type="float" office:value="303">
            <text:p>303</text:p>
          </table:table-cell>
          <table:table-cell office:value-type="float" office:value="348">
            <text:p>348</text:p>
          </table:table-cell>
          <table:table-cell office:value-type="float" office:value="0.317">
            <text:p>0.317</text:p>
          </table:table-cell>
          <table:table-cell office:value-type="string">
            <text:p>9500 (303 nm)</text:p>
          </table:table-cell>
          <table:table-cell office:value-type="string">
            <text:p>null</text:p>
          </table:table-cell>
          <table:table-cell office:value-type="string">
            <text:p>Fluorescent probe forming Ï€-Ï€ complexes with benzene derivatives.</text:p>
          </table:table-cell>
          <table:table-cell office:value-type="string">
            <text:p>pubmed_116987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2722103148699">
            <text:p>0.2527221031</text:p>
          </table:table-cell>
          <table:table-cell table:number-columns-repeated="1007"/>
        </table:table-row>
        <table:table-row table:style-name="ro1">
          <table:table-cell office:value-type="string">
            <text:p>Nc1ccc([N+](=O)[O-])cc1</text:p>
          </table:table-cell>
          <table:table-cell office:value-type="string">
            <text:p>para-nitroaniline</text:p>
          </table:table-cell>
          <table:table-cell office:value-type="string">
            <text:p>cyclohexane</text:p>
          </table:table-cell>
          <table:table-cell office:value-type="float" office:value="308">
            <text:p>308</text:p>
          </table:table-cell>
          <table:table-cell table:number-columns-repeated="4" office:value-type="string">
            <text:p>null</text:p>
          </table:table-cell>
          <table:table-cell office:value-type="string">
            <text:p>First absorption band involves Ï€â†’Ï€* transitions with ICT from the amine and benzene ring to the nitro group.</text:p>
          </table:table-cell>
          <table:table-cell office:value-type="string">
            <text:p>chemrxiv_10.26434_SLASH_chemrxiv-2024-vlvqf-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0270091998390853">
            <text:p>0.00270092</text:p>
          </table:table-cell>
          <table:table-cell table:number-columns-repeated="1007"/>
        </table:table-row>
        <table:table-row table:style-name="ro1">
          <table:table-cell office:value-type="string">
            <text:p>C(=N/Nc1cc(N/N=C/c2cccc3cccnc23)nc(-c2ccccc2)n1)\c1cccc2cccnc12</text:p>
          </table:table-cell>
          <table:table-cell office:value-type="string">
            <text:p>8,8â€²-((1E,1â€²E)-((2-Phenylpyrimidine-4,6-diyl)bis(hydrazin-2-yl-1-ylidene))bis(methanylylidene))diquinoline</text:p>
          </table:table-cell>
          <table:table-cell office:value-type="string">
            <text:p>null</text:p>
          </table:table-cell>
          <table:table-cell office:value-type="float" office:value="205">
            <text:p>205</text:p>
          </table:table-cell>
          <table:table-cell table:number-columns-repeated="4" office:value-type="string">
            <text:p>null</text:p>
          </table:table-cell>
          <table:table-cell office:value-type="string">
            <text:p>Strong absorption near 205 nm, fluorescence emission near 390 and 450 nm</text:p>
          </table:table-cell>
          <table:table-cell office:value-type="string">
            <text:p>pubmed_116946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9193992014043">
            <text:p>0.3919399201</text:p>
          </table:table-cell>
          <table:table-cell table:number-columns-repeated="1007"/>
        </table:table-row>
        <table:table-row table:style-name="ro1">
          <table:table-cell office:value-type="string">
            <text:p>O=[PH2]c1cc[nH]n1</text:p>
          </table:table-cell>
          <table:table-cell office:value-type="string">
            <text:p>pyrazolyl phosphine oxide</text:p>
          </table:table-cell>
          <table:table-cell office:value-type="string">
            <text:p>Toluene</text:p>
          </table:table-cell>
          <table:table-cell office:value-type="float" office:value="287">
            <text:p>287</text:p>
          </table:table-cell>
          <table:table-cell office:value-type="float" office:value="426">
            <text:p>426</text:p>
          </table:table-cell>
          <table:table-cell office:value-type="float" office:value="0.89">
            <text:p>0.89</text:p>
          </table:table-cell>
          <table:table-cell table:number-columns-repeated="2" office:value-type="string">
            <text:p>null</text:p>
          </table:table-cell>
          <table:table-cell office:value-type="string">
            <text:p>Solvent: Toluene</text:p>
          </table:table-cell>
          <table:table-cell office:value-type="string">
            <text:p>chemrxiv_10.26434_SLASH_chemrxiv-2025-0bgh3-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87550426740199">
            <text:p>0.4875504267</text:p>
          </table:table-cell>
          <table:table-cell table:number-columns-repeated="1007"/>
        </table:table-row>
        <table:table-row table:style-name="ro1">
          <table:table-cell office:value-type="string">
            <text:p>O=C([O-])c1ccccc1-c1c2ccc(=O)cc-2oc2cc([O-])ccc12.[Na+].[Na+]</text:p>
          </table:table-cell>
          <table:table-cell office:value-type="string">
            <text:p>fluorescein sodium</text:p>
          </table:table-cell>
          <table:table-cell office:value-type="string">
            <text:p>PVB</text:p>
          </table:table-cell>
          <table:table-cell office:value-type="string">
            <text:p>null</text:p>
          </table:table-cell>
          <table:table-cell office:value-type="float" office:value="510">
            <text:p>510</text:p>
          </table:table-cell>
          <table:table-cell office:value-type="float" office:value="0.508">
            <text:p>0.508</text:p>
          </table:table-cell>
          <table:table-cell office:value-type="string">
            <text:p>null</text:p>
          </table:table-cell>
          <table:table-cell office:value-type="float" office:value="6.39">
            <text:p>6.39</text:p>
          </table:table-cell>
          <table:table-cell office:value-type="string">
            <text:p>green emission</text:p>
          </table:table-cell>
          <table:table-cell office:value-type="string">
            <text:p>chemrxiv_10.26434_SLASH_chemrxiv-2024-x6b9h</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2093098256737">
            <text:p>0.6420930983</text:p>
          </table:table-cell>
          <table:table-cell table:number-columns-repeated="1007"/>
        </table:table-row>
        <table:table-row table:style-name="ro1">
          <table:table-cell office:value-type="string">
            <text:p>c1csc(-c2ccnc3nc[nH]c23)c1</text:p>
          </table:table-cell>
          <table:table-cell office:value-type="string">
            <text:p>7-(2-thienyl)-imidazo[4,5-b]pyridine</text:p>
          </table:table-cell>
          <table:table-cell office:value-type="string">
            <text:p>null</text:p>
          </table:table-cell>
          <table:table-cell office:value-type="float" office:value="262">
            <text:p>262</text:p>
          </table:table-cell>
          <table:table-cell table:number-columns-repeated="4" office:value-type="string">
            <text:p>null</text:p>
          </table:table-cell>
          <table:table-cell office:value-type="string">
            <text:p>unnatural DNA base; computational study on excited state photo-processes and non-radiative decay pathways using SA-CASTTSCF and MS-CASPT2 methods</text:p>
          </table:table-cell>
          <table:table-cell office:value-type="string">
            <text:p>chemrxiv_10.26434_SLASH_chemrxiv-2024-t5m4d-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8928306652233">
            <text:p>0.2892830665</text:p>
          </table:table-cell>
          <table:table-cell table:number-columns-repeated="1007"/>
        </table:table-row>
        <table:table-row table:style-name="ro1">
          <table:table-cell office:value-type="string">
            <text:p>CC[NH+](CC)CC.CC[NH+](CC)CC.CC[NH+](CC)CC.O=C(ON1C(=O)CCC1=O)C1CCN(C(=O)COc2cc(S(=O)(=O)[O-])c3ccc4c(S(=O)(=O)[O-])cc(S(=O)(=O)[O-])c5ccc2c3c54)CC1</text:p>
          </table:table-cell>
          <table:table-cell office:value-type="string">
            <text:p>Alexa Fluor 405</text:p>
          </table:table-cell>
          <table:table-cell office:value-type="string">
            <text:p>PBS</text:p>
          </table:table-cell>
          <table:table-cell office:value-type="float" office:value="405">
            <text:p>405</text:p>
          </table:table-cell>
          <table:table-cell table:number-columns-repeated="2" office:value-type="string">
            <text:p>null</text:p>
          </table:table-cell>
          <table:table-cell office:value-type="string">
            <text:p>29000 (405 nm)</text:p>
          </table:table-cell>
          <table:table-cell office:value-type="string">
            <text:p>null</text:p>
          </table:table-cell>
          <table:table-cell office:value-type="string">
            <text:p>Absorption coefficient determined via mass spectrometry</text:p>
          </table:table-cell>
          <table:table-cell office:value-type="string">
            <text:p>pubmed_119298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57696986850351">
            <text:p>0.9576969869</text:p>
          </table:table-cell>
          <table:table-cell table:number-columns-repeated="1007"/>
        </table:table-row>
        <table:table-row table:style-name="ro1">
          <table:table-cell office:value-type="string">
            <text:p>O=C(O)c1cc2n(c(=O)c1)C(C(=O)O)CS2</text:p>
          </table:table-cell>
          <table:table-cell office:value-type="string">
            <text:p>5-oxo-2,3-dihydro-5H-[1,3]thiazolo[3,2-a]pyridine-3,7-dicarboxylic acid</text:p>
          </table:table-cell>
          <table:table-cell office:value-type="string">
            <text:p>DMSO</text:p>
          </table:table-cell>
          <table:table-cell office:value-type="float" office:value="365">
            <text:p>365</text:p>
          </table:table-cell>
          <table:table-cell office:value-type="float" office:value="440">
            <text:p>440</text:p>
          </table:table-cell>
          <table:table-cell office:value-type="float" office:value="0.8">
            <text:p>0.8</text:p>
          </table:table-cell>
          <table:table-cell office:value-type="string">
            <text:p>8000 (365 nm)</text:p>
          </table:table-cell>
          <table:table-cell office:value-type="string">
            <text:p>null</text:p>
          </table:table-cell>
          <table:table-cell office:value-type="string">
            <text:p>Fluorophore generated from cysteine and citrate with coupling reagents; high photostability.</text:p>
          </table:table-cell>
          <table:table-cell office:value-type="string">
            <text:p>pubmed_1193019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07284175790846">
            <text:p>0.2072841758</text:p>
          </table:table-cell>
          <table:table-cell table:number-columns-repeated="1007"/>
        </table:table-row>
        <table:table-row table:style-name="ro1">
          <table:table-cell office:value-type="string">
            <text:p>N=c1ccc2c(-c3ccc(C(=O)O)cc3C(=O)O)c3ccc(N)c(S(=O)(=O)O)c3oc-2c1S(=O)(=O)O</text:p>
          </table:table-cell>
          <table:table-cell office:value-type="string">
            <text:p>Alexa Fluor 555</text:p>
          </table:table-cell>
          <table:table-cell office:value-type="string">
            <text:p>PBS</text:p>
          </table:table-cell>
          <table:table-cell office:value-type="float" office:value="555">
            <text:p>555</text:p>
          </table:table-cell>
          <table:table-cell table:number-columns-repeated="2" office:value-type="string">
            <text:p>null</text:p>
          </table:table-cell>
          <table:table-cell office:value-type="string">
            <text:p>151000 (555 nm)</text:p>
          </table:table-cell>
          <table:table-cell office:value-type="string">
            <text:p>null</text:p>
          </table:table-cell>
          <table:table-cell office:value-type="string">
            <text:p>Calculated via incorporation ratio method</text:p>
          </table:table-cell>
          <table:table-cell office:value-type="string">
            <text:p>pubmed_119298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69777975976467">
            <text:p>0.769777976</text:p>
          </table:table-cell>
          <table:table-cell table:number-columns-repeated="1007"/>
        </table:table-row>
        <table:table-row table:style-name="ro1">
          <table:table-cell office:value-type="string">
            <text:p>O=C1C=CC(=C2C=NC(NC(=O)Cc3ccc(O)cc3)=C(Cc3ccccc3)N2)C=C1</text:p>
          </table:table-cell>
          <table:table-cell office:value-type="string">
            <text:p>coelenteramide</text:p>
          </table:table-cell>
          <table:table-cell office:value-type="string">
            <text:p>null</text:p>
          </table:table-cell>
          <table:table-cell office:value-type="float" office:value="467">
            <text:p>467</text:p>
          </table:table-cell>
          <table:table-cell office:value-type="float" office:value="480">
            <text:p>480</text:p>
          </table:table-cell>
          <table:table-cell table:number-columns-repeated="3" office:value-type="string">
            <text:p>null</text:p>
          </table:table-cell>
          <table:table-cell office:value-type="string">
            <text:p>phenolate form, calculated emission maximum matches experimental value</text:p>
          </table:table-cell>
          <table:table-cell office:value-type="string">
            <text:p>chemrxiv_10.26434_SLASH_chemrxiv-2024-s3mhn-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9405478220433">
            <text:p>0.5994054782</text:p>
          </table:table-cell>
          <table:table-cell table:number-columns-repeated="1007"/>
        </table:table-row>
        <table:table-row table:style-name="ro1">
          <table:table-cell office:value-type="string">
            <text:p>C(=C\c1ccccc1)\c1ccccc1</text:p>
          </table:table-cell>
          <table:table-cell office:value-type="string">
            <text:p>cis-stilbene</text:p>
          </table:table-cell>
          <table:table-cell office:value-type="string">
            <text:p>polar solvents</text:p>
          </table:table-cell>
          <table:table-cell table:number-columns-repeated="2" office:value-type="string">
            <text:p>null</text:p>
          </table:table-cell>
          <table:table-cell office:value-type="float" office:value="0.37">
            <text:p>0.37</text:p>
          </table:table-cell>
          <table:table-cell office:value-type="string">
            <text:p>null</text:p>
          </table:table-cell>
          <table:table-cell office:value-type="float" office:value="440">
            <text:p>440</text:p>
          </table:table-cell>
          <table:table-cell office:value-type="string">
            <text:p>photoisomerization quantum yield</text:p>
          </table:table-cell>
          <table:table-cell office:value-type="string">
            <text:p>pubmed_1167267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5082285394892">
            <text:p>0.6450822854</text:p>
          </table:table-cell>
          <table:table-cell table:number-columns-repeated="1007"/>
        </table:table-row>
        <table:table-row table:style-name="ro1">
          <table:table-cell office:value-type="string">
            <text:p>C=Cc1c(C)c2cc3nc(c4c5[n-]c(cc6nc(cc1[n-]2)C(C)=C6CC)c(C)c5C(=O)C4C(=O)OC)[C@@H](CCC(=O)OC/C=C(\C)CCCC(C)CCCC(C)CCCC(C)C)[C@@H]3C.[Mg+2]</text:p>
          </table:table-cell>
          <table:table-cell office:value-type="string">
            <text:p>Chlorophyll a</text:p>
          </table:table-cell>
          <table:table-cell office:value-type="string">
            <text:p>water</text:p>
          </table:table-cell>
          <table:table-cell office:value-type="float" office:value="430">
            <text:p>430</text:p>
          </table:table-cell>
          <table:table-cell office:value-type="float" office:value="700">
            <text:p>700</text:p>
          </table:table-cell>
          <table:table-cell table:number-columns-repeated="3" office:value-type="string">
            <text:p>null</text:p>
          </table:table-cell>
          <table:table-cell office:value-type="string">
            <text:p>Measured in cyanobacteria cultures under various excitations (405, 488, and 561 nm).</text:p>
          </table:table-cell>
          <table:table-cell office:value-type="string">
            <text:p>pubmed_1194067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62359990505502">
            <text:p>0.7623599905</text:p>
          </table:table-cell>
          <table:table-cell table:number-columns-repeated="1007"/>
        </table:table-row>
        <table:table-row table:style-name="ro1">
          <table:table-cell office:value-type="string">
            <text:p>Cl[Pt]c1ccc2ccccc2n1</text:p>
          </table:table-cell>
          <table:table-cell office:value-type="string">
            <text:p>2-quinolinyl platinum(II) chloride</text:p>
          </table:table-cell>
          <table:table-cell office:value-type="string">
            <text:p>CHâ‚‚Clâ‚‚</text:p>
          </table:table-cell>
          <table:table-cell office:value-type="float" office:value="432">
            <text:p>432</text:p>
          </table:table-cell>
          <table:table-cell office:value-type="float" office:value="610">
            <text:p>610</text:p>
          </table:table-cell>
          <table:table-cell office:value-type="float" office:value="0.23">
            <text:p>0.23</text:p>
          </table:table-cell>
          <table:table-cell office:value-type="string">
            <text:p>8.7e3 (432 nm)</text:p>
          </table:table-cell>
          <table:table-cell office:value-type="float" office:value="5800">
            <text:p>5800</text:p>
          </table:table-cell>
          <table:table-cell office:value-type="string">
            <text:p>brightly luminescent, red-shifted emission</text:p>
          </table:table-cell>
          <table:table-cell office:value-type="string">
            <text:p>pubmed_1177173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29338942375034">
            <text:p>0.5293389424</text:p>
          </table:table-cell>
          <table:table-cell table:number-columns-repeated="1007"/>
        </table:table-row>
        <table:table-row table:style-name="ro1">
          <table:table-cell office:value-type="string">
            <text:p>O=C(O)CCP(CCC(=O)O)CCC(=O)O</text:p>
          </table:table-cell>
          <table:table-cell office:value-type="string">
            <text:p>tris(carboxyethyl)phosphine</text:p>
          </table:table-cell>
          <table:table-cell office:value-type="string">
            <text:p>null</text:p>
          </table:table-cell>
          <table:table-cell office:value-type="float" office:value="400">
            <text:p>400</text:p>
          </table:table-cell>
          <table:table-cell office:value-type="float" office:value="600">
            <text:p>600</text:p>
          </table:table-cell>
          <table:table-cell table:number-columns-repeated="3" office:value-type="string">
            <text:p>null</text:p>
          </table:table-cell>
          <table:table-cell office:value-type="string">
            <text:p>Ligand shows minimal interaction due to weaker electrostatic properties.</text:p>
          </table:table-cell>
          <table:table-cell office:value-type="string">
            <text:p>chemrxiv_10.26434_SLASH_chemrxiv-2025-81d1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9756600642577">
            <text:p>0.6797566006</text:p>
          </table:table-cell>
          <table:table-cell table:number-columns-repeated="1007"/>
        </table:table-row>
        <table:table-row table:style-name="ro1">
          <table:table-cell office:value-type="string">
            <text:p>C=CC1=C(C)C(C=c2[nH]c(=Cc3[nH]c(C=C4NC(=O)C(C)=C4C=C)c(C)c3CCC(=O)O)c(CCC(=O)O)c2C)=NC1=O</text:p>
          </table:table-cell>
          <table:table-cell office:value-type="string">
            <text:p>biliverdin</text:p>
          </table:table-cell>
          <table:table-cell office:value-type="string">
            <text:p>DMSO</text:p>
          </table:table-cell>
          <table:table-cell office:value-type="float" office:value="405">
            <text:p>405</text:p>
          </table:table-cell>
          <table:table-cell table:number-columns-repeated="2" office:value-type="string">
            <text:p>null</text:p>
          </table:table-cell>
          <table:table-cell office:value-type="string">
            <text:p>8.0e3 (405 nm)</text:p>
          </table:table-cell>
          <table:table-cell office:value-type="string">
            <text:p>null</text:p>
          </table:table-cell>
          <table:table-cell office:value-type="string">
            <text:p>heme degradation product, conformationally flexible</text:p>
          </table:table-cell>
          <table:table-cell office:value-type="string">
            <text:p>chemrxiv_10.26434_SLASH_chemrxiv-2024-hdpn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19502597115934">
            <text:p>0.2195025971</text:p>
          </table:table-cell>
          <table:table-cell table:number-columns-repeated="1007"/>
        </table:table-row>
        <table:table-row table:style-name="ro1">
          <table:table-cell office:value-type="string">
            <text:p>O=C1Nc2ccccc2C1=NNc1nc(-c2ccccc2)cs1</text:p>
          </table:table-cell>
          <table:table-cell office:value-type="string">
            <text:p>3-(2-(4-phenylthiazol-2-yl)hydrazineylidene)indolin-2-one</text:p>
          </table:table-cell>
          <table:table-cell office:value-type="string">
            <text:p>DMSO</text:p>
          </table:table-cell>
          <table:table-cell office:value-type="float" office:value="352">
            <text:p>352</text:p>
          </table:table-cell>
          <table:table-cell office:value-type="float" office:value="553">
            <text:p>553</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57905850512907">
            <text:p>0.3579058505</text:p>
          </table:table-cell>
          <table:table-cell table:number-columns-repeated="1007"/>
        </table:table-row>
        <table:table-row table:style-name="ro1">
          <table:table-cell office:value-type="string">
            <text:p>CCCCCCCCCCCCCCCCC#CC#CCCCCCCCCC(=O)O</text:p>
          </table:table-cell>
          <table:table-cell office:value-type="string">
            <text:p>10,12 nonacosadiynoic acid</text:p>
          </table:table-cell>
          <table:table-cell office:value-type="string">
            <text:p>ethanol</text:p>
          </table:table-cell>
          <table:table-cell office:value-type="float" office:value="500">
            <text:p>500</text:p>
          </table:table-cell>
          <table:table-cell table:number-columns-repeated="4" office:value-type="string">
            <text:p>null</text:p>
          </table:table-cell>
          <table:table-cell office:value-type="string">
            <text:p>vibronic satellite peak at 500 nm</text:p>
          </table:table-cell>
          <table:table-cell office:value-type="string">
            <text:p>pubmed_1176327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3350239498541">
            <text:p>0.7733502395</text:p>
          </table:table-cell>
          <table:table-cell table:number-columns-repeated="1007"/>
        </table:table-row>
        <table:table-row table:style-name="ro1">
          <table:table-cell office:value-type="string">
            <text:p>O=C1C(=O)c2cccc3cccc1c23</text:p>
          </table:table-cell>
          <table:table-cell office:value-type="string">
            <text:p>acenaphthoquinone</text:p>
          </table:table-cell>
          <table:table-cell office:value-type="string">
            <text:p>null</text:p>
          </table:table-cell>
          <table:table-cell office:value-type="float" office:value="532">
            <text:p>532</text:p>
          </table:table-cell>
          <table:table-cell office:value-type="float" office:value="590.2">
            <text:p>590.2</text:p>
          </table:table-cell>
          <table:table-cell table:number-columns-repeated="2" office:value-type="string">
            <text:p>null</text:p>
          </table:table-cell>
          <table:table-cell office:value-type="float" office:value="1.77">
            <text:p>1.77</text:p>
          </table:table-cell>
          <table:table-cell office:value-type="string">
            <text:p>Single crystal study showing mechanical tuning of fluorescence lifetime and emission wavelength upon bending.</text:p>
          </table:table-cell>
          <table:table-cell office:value-type="string">
            <text:p>chemrxiv_10.26434_SLASH_chemrxiv-2024-tkb2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7637384105474">
            <text:p>0.4976373841</text:p>
          </table:table-cell>
          <table:table-cell table:number-columns-repeated="1007"/>
        </table:table-row>
        <table:table-row table:style-name="ro1">
          <table:table-cell office:value-type="string">
            <text:p>O=C(CC(=O)c1ccccc1)c1ccccc1</text:p>
          </table:table-cell>
          <table:table-cell office:value-type="string">
            <text:p>1,3-diphenyl-1,3-propanedione</text:p>
          </table:table-cell>
          <table:table-cell office:value-type="string">
            <text:p>null</text:p>
          </table:table-cell>
          <table:table-cell office:value-type="float" office:value="755">
            <text:p>755</text:p>
          </table:table-cell>
          <table:table-cell office:value-type="float" office:value="805">
            <text:p>805</text:p>
          </table:table-cell>
          <table:table-cell table:number-columns-repeated="3" office:value-type="string">
            <text:p>null</text:p>
          </table:table-cell>
          <table:table-cell office:value-type="string">
            <text:p>Dysprosium complex with dbm ligand</text:p>
          </table:table-cell>
          <table:table-cell office:value-type="string">
            <text:p>chemrxiv_10.26434_SLASH_chemrxiv-2025-tnhw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27709213038906">
            <text:p>0.727709213</text:p>
          </table:table-cell>
          <table:table-cell table:number-columns-repeated="1007"/>
        </table:table-row>
        <table:table-row table:style-name="ro1">
          <table:table-cell office:value-type="string">
            <text:p>NC=[NH2+].O=S(=O)([O-])C(F)(F)F</text:p>
          </table:table-cell>
          <table:table-cell office:value-type="string">
            <text:p>formamidinium trifluoromethanesulfonate</text:p>
          </table:table-cell>
          <table:table-cell office:value-type="string">
            <text:p>DMF/DMSO</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used as an additive to regulate crystallization and passivate defects</text:p>
          </table:table-cell>
          <table:table-cell office:value-type="string">
            <text:p>pubmed_1182876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26158160204068">
            <text:p>0.9261581602</text:p>
          </table:table-cell>
          <table:table-cell table:number-columns-repeated="1007"/>
        </table:table-row>
        <table:table-row table:style-name="ro1">
          <table:table-cell office:value-type="string">
            <text:p>C=CCc1ccc(O)c(OC)c1</text:p>
          </table:table-cell>
          <table:table-cell office:value-type="string">
            <text:p>Eugenol</text:p>
          </table:table-cell>
          <table:table-cell office:value-type="string">
            <text:p>THF</text:p>
          </table:table-cell>
          <table:table-cell table:number-columns-repeated="3" office:value-type="string">
            <text:p>null</text:p>
          </table:table-cell>
          <table:table-cell office:value-type="string">
            <text:p>C10H12O2</text:p>
          </table:table-cell>
          <table:table-cell office:value-type="string">
            <text:p>null</text:p>
          </table:table-cell>
          <table:table-cell office:value-type="string">
            <text:p>silylated compound with improved detection</text:p>
          </table:table-cell>
          <table:table-cell office:value-type="string">
            <text:p>chemrxiv_10.26434_SLASH_chemrxiv-2024-031n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58481436595321">
            <text:p>0.9584814366</text:p>
          </table:table-cell>
          <table:table-cell table:number-columns-repeated="1007"/>
        </table:table-row>
        <table:table-row table:style-name="ro1">
          <table:table-cell office:value-type="string">
            <text:p>c1ccc2cc3cc4cc5cc6cc7cc8cc9cc%10ccccc%10cc9cc8cc7cc6cc5cc4cc3cc2c1</text:p>
          </table:table-cell>
          <table:table-cell office:value-type="string">
            <text:p>decacene</text:p>
          </table:table-cell>
          <table:table-cell office:value-type="string">
            <text:p>DCM</text:p>
          </table:table-cell>
          <table:table-cell office:value-type="float" office:value="340">
            <text:p>340</text:p>
          </table:table-cell>
          <table:table-cell office:value-type="float" office:value="466">
            <text:p>466</text:p>
          </table:table-cell>
          <table:table-cell office:value-type="string">
            <text:p>null</text:p>
          </table:table-cell>
          <table:table-cell office:value-type="string">
            <text:p>1e5 (340 nm)</text:p>
          </table:table-cell>
          <table:table-cell office:value-type="string">
            <text:p>null</text:p>
          </table:table-cell>
          <table:table-cell office:value-type="string">
            <text:p>Thermally stable at 80Â°C for a week, non-cytotoxic</text:p>
          </table:table-cell>
          <table:table-cell office:value-type="string">
            <text:p>chemrxiv_10.26434_SLASH_chemrxiv-2024-k5mdb</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4792284537107">
            <text:p>0.8447922845</text:p>
          </table:table-cell>
          <table:table-cell table:number-columns-repeated="1007"/>
        </table:table-row>
        <table:table-row table:style-name="ro1">
          <table:table-cell office:value-type="string">
            <text:p>Cn1c(=O)c2c(ncn2C)n(C)c1=O</text:p>
          </table:table-cell>
          <table:table-cell office:value-type="string">
            <text:p>1,3,7-Trimethylxanthine</text:p>
          </table:table-cell>
          <table:table-cell office:value-type="string">
            <text:p>Water</text:p>
          </table:table-cell>
          <table:table-cell office:value-type="float" office:value="270">
            <text:p>270</text:p>
          </table:table-cell>
          <table:table-cell table:number-columns-repeated="2" office:value-type="string">
            <text:p>null</text:p>
          </table:table-cell>
          <table:table-cell office:value-type="string">
            <text:p>1.2e4 (350 nm)</text:p>
          </table:table-cell>
          <table:table-cell office:value-type="string">
            <text:p>null</text:p>
          </table:table-cell>
          <table:table-cell office:value-type="string">
            <text:p>Caffeine in aqueous solution shows strong absorption at 270 nm.</text:p>
          </table:table-cell>
          <table:table-cell office:value-type="string">
            <text:p>chemrxiv_10.26434_SLASH_chemrxiv-2023-4pxnk</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16628537140787">
            <text:p>0.3166285371</text:p>
          </table:table-cell>
          <table:table-cell table:number-columns-repeated="1007"/>
        </table:table-row>
        <table:table-row table:style-name="ro1">
          <table:table-cell office:value-type="string">
            <text:p>O=C1c2ccc(O)c(O)c2C(=O)c2c(O)ccc(O)c21</text:p>
          </table:table-cell>
          <table:table-cell office:value-type="string">
            <text:p>quinalizarin</text:p>
          </table:table-cell>
          <table:table-cell office:value-type="string">
            <text:p>glycine buffer (pH 9) + ethanol</text:p>
          </table:table-cell>
          <table:table-cell office:value-type="float" office:value="450">
            <text:p>450</text:p>
          </table:table-cell>
          <table:table-cell table:number-columns-repeated="2" office:value-type="string">
            <text:p>null</text:p>
          </table:table-cell>
          <table:table-cell office:value-type="string">
            <text:p>1.0e4 (450 nm)</text:p>
          </table:table-cell>
          <table:table-cell office:value-type="string">
            <text:p>null</text:p>
          </table:table-cell>
          <table:table-cell office:value-type="string">
            <text:p>used as a reference compound for pH-dependent color changes</text:p>
          </table:table-cell>
          <table:table-cell office:value-type="string">
            <text:p>chemrxiv_10.26434_SLASH_chemrxiv-2024-hdpn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88617143826559">
            <text:p>0.9886171438</text:p>
          </table:table-cell>
          <table:table-cell table:number-columns-repeated="1007"/>
        </table:table-row>
        <table:table-row table:style-name="ro1">
          <table:table-cell office:value-type="string">
            <text:p>O=[N+]([O-])c1cncn1CCN1CCOCC1</text:p>
          </table:table-cell>
          <table:table-cell office:value-type="string">
            <text:p>nimorazole</text:p>
          </table:table-cell>
          <table:table-cell office:value-type="string">
            <text:p>methanol-d4</text:p>
          </table:table-cell>
          <table:table-cell table:number-columns-repeated="2" office:value-type="string">
            <text:p>null</text:p>
          </table:table-cell>
          <table:table-cell office:value-type="float" office:value="0.076">
            <text:p>0.076</text:p>
          </table:table-cell>
          <table:table-cell office:value-type="string">
            <text:p>null</text:p>
          </table:table-cell>
          <table:table-cell office:value-type="float" office:value="8.29">
            <text:p>8.29</text:p>
          </table:table-cell>
          <table:table-cell office:value-type="string">
            <text:p>Hyperpolarization in methanol-d4 with T1 of ~8.2 s</text:p>
          </table:table-cell>
          <table:table-cell office:value-type="string">
            <text:p>chemrxiv_10.26434_SLASH_chemrxiv-2024-6pg8b</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8509158361703">
            <text:p>0.9785091584</text:p>
          </table:table-cell>
          <table:table-cell table:number-columns-repeated="1007"/>
        </table:table-row>
        <table:table-row table:style-name="ro1">
          <table:table-cell office:value-type="string">
            <text:p>COc1ccc([N+]#N)cc1.F[B-](F)(F)F</text:p>
          </table:table-cell>
          <table:table-cell office:value-type="string">
            <text:p>4-methoxybenzenediazonium tetrafluoroborate</text:p>
          </table:table-cell>
          <table:table-cell office:value-type="string">
            <text:p>no solvent</text:p>
          </table:table-cell>
          <table:table-cell table:number-columns-repeated="3" office:value-type="string">
            <text:p>null</text:p>
          </table:table-cell>
          <table:table-cell office:value-type="string">
            <text:p>no data provided</text:p>
          </table:table-cell>
          <table:table-cell office:value-type="string">
            <text:p>null</text:p>
          </table:table-cell>
          <table:table-cell office:value-type="string">
            <text:p>Uncontrolled defect introduction leading to fluorescence quenching</text:p>
          </table:table-cell>
          <table:table-cell office:value-type="string">
            <text:p>chemrxiv_10.26434_SLASH_chemrxiv-2024-tcfnv</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98771652020514">
            <text:p>0.398771652</text:p>
          </table:table-cell>
          <table:table-cell table:number-columns-repeated="1007"/>
        </table:table-row>
        <table:table-row table:style-name="ro1">
          <table:table-cell office:value-type="string">
            <text:p>O=C(O)c1cc(O)c(O)c(O)c1</text:p>
          </table:table-cell>
          <table:table-cell office:value-type="string">
            <text:p>3,4,5-trihydroxybenzoic acid</text:p>
          </table:table-cell>
          <table:table-cell office:value-type="string">
            <text:p>null</text:p>
          </table:table-cell>
          <table:table-cell office:value-type="float" office:value="600">
            <text:p>600</text:p>
          </table:table-cell>
          <table:table-cell table:number-columns-repeated="4" office:value-type="string">
            <text:p>null</text:p>
          </table:table-cell>
          <table:table-cell office:value-type="string">
            <text:p>The absorption band at 600 nm is attributed to ligand-to-metal charge transfer (LMCT) and may undergo a blueshift under certain conditions.</text:p>
          </table:table-cell>
          <table:table-cell office:value-type="string">
            <text:p>pubmed_1194562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96261580195278">
            <text:p>0.2962615802</text:p>
          </table:table-cell>
          <table:table-cell table:number-columns-repeated="1007"/>
        </table:table-row>
        <table:table-row table:style-name="ro1">
          <table:table-cell office:value-type="string">
            <text:p>CN(C)c1cccc2c(S(=O)(=O)SS(=O)(=O)c3cccc4c(N(C)C)cccc34)cccc12</text:p>
          </table:table-cell>
          <table:table-cell office:value-type="string">
            <text:p>bis(dansyl)thioether</text:p>
          </table:table-cell>
          <table:table-cell office:value-type="string">
            <text:p>acetonitrile</text:p>
          </table:table-cell>
          <table:table-cell office:value-type="float" office:value="345">
            <text:p>345</text:p>
          </table:table-cell>
          <table:table-cell office:value-type="float" office:value="535">
            <text:p>535</text:p>
          </table:table-cell>
          <table:table-cell office:value-type="float" office:value="0.86">
            <text:p>0.86</text:p>
          </table:table-cell>
          <table:table-cell office:value-type="string">
            <text:p>10294 (CH3CN)</text:p>
          </table:table-cell>
          <table:table-cell office:value-type="float" office:value="11.7">
            <text:p>11.7</text:p>
          </table:table-cell>
          <table:table-cell office:value-type="string">
            <text:p>High quantum yield, used for CuÂ²âº and HgÂ²âº sensing</text:p>
          </table:table-cell>
          <table:table-cell office:value-type="string">
            <text:p>chemrxiv_10.26434_SLASH_chemrxiv-2024-jl88c</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68992566643283">
            <text:p>0.6689925666</text:p>
          </table:table-cell>
          <table:table-cell table:number-columns-repeated="1007"/>
        </table:table-row>
        <table:table-row table:style-name="ro1">
          <table:table-cell office:value-type="string">
            <text:p>c1ccc(-c2cccnc2-c2ccccn2)nc1</text:p>
          </table:table-cell>
          <table:table-cell office:value-type="string">
            <text:p>terpyridine</text:p>
          </table:table-cell>
          <table:table-cell table:number-columns-repeated="5" office:value-type="string">
            <text:p>null</text:p>
          </table:table-cell>
          <table:table-cell office:value-type="float" office:value="0.1">
            <text:p>0.1</text:p>
          </table:table-cell>
          <table:table-cell office:value-type="string">
            <text:p>Fe(terpy)â‚‚ complex with a 3MLCT lifetime of âˆ¼100 fs.</text:p>
          </table:table-cell>
          <table:table-cell office:value-type="string">
            <text:p>pubmed_1178075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8306008987129">
            <text:p>0.498306009</text:p>
          </table:table-cell>
          <table:table-cell table:number-columns-repeated="1007"/>
        </table:table-row>
        <table:table-row table:style-name="ro1">
          <table:table-cell office:value-type="string">
            <text:p>O=c1c(O)c(-c2ccc(O)cc2)oc2cc(O)cc(O)c12</text:p>
          </table:table-cell>
          <table:table-cell office:value-type="string">
            <text:p>Kaempferol</text:p>
          </table:table-cell>
          <table:table-cell office:value-type="string">
            <text:p>null</text:p>
          </table:table-cell>
          <table:table-cell office:value-type="float" office:value="370">
            <text:p>370</text:p>
          </table:table-cell>
          <table:table-cell office:value-type="float" office:value="490">
            <text:p>490</text:p>
          </table:table-cell>
          <table:table-cell table:number-columns-repeated="3" office:value-type="string">
            <text:p>null</text:p>
          </table:table-cell>
          <table:table-cell office:value-type="string">
            <text:p>Non-radiative energy transfer (FRET)</text:p>
          </table:table-cell>
          <table:table-cell office:value-type="string">
            <text:p>pubmed_116976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3411091333255">
            <text:p>0.4334110913</text:p>
          </table:table-cell>
          <table:table-cell table:number-columns-repeated="1007"/>
        </table:table-row>
        <table:table-row table:style-name="ro1">
          <table:table-cell office:value-type="string">
            <text:p>CCC1=C(C)C(/C=c2/[nH]/c(=C\c3[nH]c(/C=C4\NC(=O)[C@H](C)[C@H]4CC)c(C)c3CCC(=O)O)c(CCC(=O)O)c2C)=NC1=O</text:p>
          </table:table-cell>
          <table:table-cell office:value-type="string">
            <text:p>phycocyanobilin</text:p>
          </table:table-cell>
          <table:table-cell office:value-type="string">
            <text:p>null</text:p>
          </table:table-cell>
          <table:table-cell office:value-type="float" office:value="660">
            <text:p>660</text:p>
          </table:table-cell>
          <table:table-cell table:number-columns-repeated="4" office:value-type="string">
            <text:p>null</text:p>
          </table:table-cell>
          <table:table-cell office:value-type="string">
            <text:p>emission peak at 660 nm for AB-trimers</text:p>
          </table:table-cell>
          <table:table-cell office:value-type="string">
            <text:p>chemrxiv_10.26434_SLASH_chemrxiv-2024-xz6sg-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164685824886">
            <text:p>0.5816468582</text:p>
          </table:table-cell>
          <table:table-cell table:number-columns-repeated="1007"/>
        </table:table-row>
        <table:table-row table:style-name="ro1">
          <table:table-cell office:value-type="string">
            <text:p>CCCCCCCCCCCCCC(=O)[O-].CCCCCCCCCCCCCC(=O)[O-].[Cd+2]</text:p>
          </table:table-cell>
          <table:table-cell office:value-type="string">
            <text:p>cadmium(II) myristate</text:p>
          </table:table-cell>
          <table:table-cell office:value-type="string">
            <text:p>1-octadecene</text:p>
          </table:table-cell>
          <table:table-cell table:number-columns-repeated="2" office:value-type="float" office:value="514">
            <text:p>514</text:p>
          </table:table-cell>
          <table:table-cell table:number-columns-repeated="3" office:value-type="string">
            <text:p>null</text:p>
          </table:table-cell>
          <table:table-cell office:value-type="string">
            <text:p>Synthesis results in a mixture of 4 ML and 3 ML CdSe NPLs along with quantum dots</text:p>
          </table:table-cell>
          <table:table-cell office:value-type="string">
            <text:p>chemrxiv_10.26434_SLASH_chemrxiv-2024-rfsvj</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06853759428486">
            <text:p>0.9068537594</text:p>
          </table:table-cell>
          <table:table-cell table:number-columns-repeated="1007"/>
        </table:table-row>
        <table:table-row table:style-name="ro1">
          <table:table-cell office:value-type="string">
            <text:p>SCc1ccco1</text:p>
          </table:table-cell>
          <table:table-cell office:value-type="string">
            <text:p>2-furanmethanothiol</text:p>
          </table:table-cell>
          <table:table-cell office:value-type="string">
            <text:p>Methanol</text:p>
          </table:table-cell>
          <table:table-cell office:value-type="float" office:value="612">
            <text:p>612</text:p>
          </table:table-cell>
          <table:table-cell table:number-columns-repeated="3" office:value-type="string">
            <text:p>null</text:p>
          </table:table-cell>
          <table:table-cell office:value-type="float" office:value="31">
            <text:p>31</text:p>
          </table:table-cell>
          <table:table-cell office:value-type="string">
            <text:p>Used in sequence-specific chemical passivation protocol for WS2 monolayers, leading to significant photoluminescence enhancement and blueshift.</text:p>
          </table:table-cell>
          <table:table-cell office:value-type="string">
            <text:p>chemrxiv_10.26434_SLASH_chemrxiv-2024-fppl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04074854124337">
            <text:p>0.8040748541</text:p>
          </table:table-cell>
          <table:table-cell table:number-columns-repeated="1007"/>
        </table:table-row>
        <table:table-row table:style-name="ro1">
          <table:table-cell office:value-type="string">
            <text:p>O=C([O-])CC(O)(CC(=O)[O-])C(=O)[O-].[Na+].[Na+].[Na+]</text:p>
          </table:table-cell>
          <table:table-cell office:value-type="string">
            <text:p>sodium citrate</text:p>
          </table:table-cell>
          <table:table-cell table:number-columns-repeated="4" office:value-type="string">
            <text:p>null</text:p>
          </table:table-cell>
          <table:table-cell office:value-type="string">
            <text:p>1.2e4 (350 nm)</text:p>
          </table:table-cell>
          <table:table-cell office:value-type="string">
            <text:p>null</text:p>
          </table:table-cell>
          <table:table-cell office:value-type="string">
            <text:p>AgNPs stabilized with sodium citrate</text:p>
          </table:table-cell>
          <table:table-cell office:value-type="string">
            <text:p>pubmed_1163072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7502773692831">
            <text:p>0.4175027737</text:p>
          </table:table-cell>
          <table:table-cell table:number-columns-repeated="1007"/>
        </table:table-row>
        <table:table-row table:style-name="ro1">
          <table:table-cell office:value-type="string">
            <text:p>O=C1Nc2ccccc2C1=NNc1nc(-c2cccc(Br)c2)cs1</text:p>
          </table:table-cell>
          <table:table-cell office:value-type="string">
            <text:p>3-(2-(4-(m-bromophenyl)thiazol-2-yl)hydrazineylidene)indolin-2-one</text:p>
          </table:table-cell>
          <table:table-cell office:value-type="string">
            <text:p>DMSO</text:p>
          </table:table-cell>
          <table:table-cell office:value-type="float" office:value="352">
            <text:p>352</text:p>
          </table:table-cell>
          <table:table-cell office:value-type="float" office:value="542">
            <text:p>542</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01037669740617">
            <text:p>0.9010376697</text:p>
          </table:table-cell>
          <table:table-cell table:number-columns-repeated="1007"/>
        </table:table-row>
        <table:table-row table:style-name="ro1">
          <table:table-cell office:value-type="string">
            <text:p>Nc1cccc2cccc(S(=O)(=O)O)c12</text:p>
          </table:table-cell>
          <table:table-cell office:value-type="string">
            <text:p>8-aminonaphthalene-1-sulfonic acid</text:p>
          </table:table-cell>
          <table:table-cell office:value-type="string">
            <text:p>deionized water</text:p>
          </table:table-cell>
          <table:table-cell office:value-type="float" office:value="473">
            <text:p>473</text:p>
          </table:table-cell>
          <table:table-cell table:number-columns-repeated="4" office:value-type="string">
            <text:p>null</text:p>
          </table:table-cell>
          <table:table-cell office:value-type="string">
            <text:p>Turn-on fluorescent probe for protein detection</text:p>
          </table:table-cell>
          <table:table-cell office:value-type="string">
            <text:p>pubmed_1194023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1853022426367">
            <text:p>0.4318530224</text:p>
          </table:table-cell>
          <table:table-cell table:number-columns-repeated="1007"/>
        </table:table-row>
        <table:table-row table:style-name="ro1">
          <table:table-cell office:value-type="string">
            <text:p>C=Cc1c(C)c2cc3[n-]c(c4c5nc(cc6nc(cc1[n-]2)C(C=O)=C6CC)C(C)=C5C(=O)C4C(=O)OC)[C@@H](CCC(=O)OC/C=C(\C)CCCC(C)CCCC(C)CCCC(C)C)[C@@H]3C.[Mg+2]</text:p>
          </table:table-cell>
          <table:table-cell office:value-type="string">
            <text:p>chlorophyll b</text:p>
          </table:table-cell>
          <table:table-cell office:value-type="string">
            <text:p>null</text:p>
          </table:table-cell>
          <table:table-cell office:value-type="float" office:value="652">
            <text:p>652</text:p>
          </table:table-cell>
          <table:table-cell table:number-columns-repeated="4" office:value-type="string">
            <text:p>null</text:p>
          </table:table-cell>
          <table:table-cell office:value-type="string">
            <text:p>photosynthetic pigment</text:p>
          </table:table-cell>
          <table:table-cell office:value-type="string">
            <text:p>pubmed_1167412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5229000849649">
            <text:p>0.4152290008</text:p>
          </table:table-cell>
          <table:table-cell table:number-columns-repeated="1007"/>
        </table:table-row>
        <table:table-row table:style-name="ro1">
          <table:table-cell office:value-type="string">
            <text:p>CN(C)c1ccc2nc3ccc(N(C)C)cc3[s+]c2c1.[Cl-]</text:p>
          </table:table-cell>
          <table:table-cell office:value-type="string">
            <text:p>methylene blue</text:p>
          </table:table-cell>
          <table:table-cell office:value-type="string">
            <text:p>null</text:p>
          </table:table-cell>
          <table:table-cell office:value-type="float" office:value="665">
            <text:p>665</text:p>
          </table:table-cell>
          <table:table-cell table:number-columns-repeated="4" office:value-type="string">
            <text:p>null</text:p>
          </table:table-cell>
          <table:table-cell office:value-type="string">
            <text:p>Methylene Blue exhibits maximum absorption at 665 nm.</text:p>
          </table:table-cell>
          <table:table-cell office:value-type="string">
            <text:p>pubmed_1176798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87047281535342">
            <text:p>0.6870472815</text:p>
          </table:table-cell>
          <table:table-cell table:number-columns-repeated="1007"/>
        </table:table-row>
        <table:table-row table:style-name="ro1">
          <table:table-cell office:value-type="string">
            <text:p>Oc1cc(O)c2c(ccc3ccc(O)cc32)c1</text:p>
          </table:table-cell>
          <table:table-cell office:value-type="string">
            <text:p>2,4,6-Trihydroxy-phenanthrene</text:p>
          </table:table-cell>
          <table:table-cell office:value-type="string">
            <text:p>null</text:p>
          </table:table-cell>
          <table:table-cell office:value-type="float" office:value="299">
            <text:p>299</text:p>
          </table:table-cell>
          <table:table-cell table:number-columns-repeated="4" office:value-type="string">
            <text:p>null</text:p>
          </table:table-cell>
          <table:table-cell office:value-type="string">
            <text:p>Competitive intersystem crossing (ISC) and fluorescence rates.</text:p>
          </table:table-cell>
          <table:table-cell office:value-type="string">
            <text:p>chemrxiv_10.26434_SLASH_chemrxiv-2025-dwlb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63191965734586">
            <text:p>0.8631919657</text:p>
          </table:table-cell>
          <table:table-cell table:number-columns-repeated="1007"/>
        </table:table-row>
        <table:table-row table:style-name="ro1">
          <table:table-cell office:value-type="string">
            <text:p>COc1cc(C(=O)O)ccc1O</text:p>
          </table:table-cell>
          <table:table-cell office:value-type="string">
            <text:p>Vanillic acid</text:p>
          </table:table-cell>
          <table:table-cell office:value-type="string">
            <text:p>THF</text:p>
          </table:table-cell>
          <table:table-cell table:number-columns-repeated="3" office:value-type="string">
            <text:p>null</text:p>
          </table:table-cell>
          <table:table-cell office:value-type="string">
            <text:p>C8H8O4</text:p>
          </table:table-cell>
          <table:table-cell office:value-type="string">
            <text:p>null</text:p>
          </table:table-cell>
          <table:table-cell office:value-type="string">
            <text:p>silylated compound with improved detection</text:p>
          </table:table-cell>
          <table:table-cell office:value-type="string">
            <text:p>chemrxiv_10.26434_SLASH_chemrxiv-2024-031n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3719026297331">
            <text:p>0.3337190263</text:p>
          </table:table-cell>
          <table:table-cell table:number-columns-repeated="1007"/>
        </table:table-row>
        <table:table-row table:style-name="ro1">
          <table:table-cell office:value-type="string">
            <text:p>Cc1cc(C)c(-c2cc(-c3ccccc3)c(-c3cccc(-c4[nH]c(-c5c(C)cc(C)cc5C)cc4-c4ccccc4)n3)[nH]2)c(C)c1</text:p>
          </table:table-cell>
          <table:table-cell office:value-type="string">
            <text:p>2,6-bis(5-(2,4,6-trimethylphenyl)-3-phenyl-1H-pyrrol-2-yl)pyridine</text:p>
          </table:table-cell>
          <table:table-cell office:value-type="string">
            <text:p>dichloromethane</text:p>
          </table:table-cell>
          <table:table-cell office:value-type="float" office:value="450">
            <text:p>450</text:p>
          </table:table-cell>
          <table:table-cell table:number-columns-repeated="2" office:value-type="string">
            <text:p>null</text:p>
          </table:table-cell>
          <table:table-cell office:value-type="string">
            <text:p>2750 (450 nm)</text:p>
          </table:table-cell>
          <table:table-cell table:number-columns-repeated="2" office:value-type="string">
            <text:p>null</text:p>
          </table:table-cell>
          <table:table-cell office:value-type="string">
            <text:p>pubmed_1177610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88300882466137">
            <text:p>0.1883008825</text:p>
          </table:table-cell>
          <table:table-cell table:number-columns-repeated="1007"/>
        </table:table-row>
        <table:table-row table:style-name="ro1">
          <table:table-cell office:value-type="string">
            <text:p>C=CC1=C(C)c2cc3[n-]c(c(/C=C/C(=O)O)c3C)c3c4nc(cc5[n-]c(cc1n2)c(C)c5CC)C(C)=C4C(=O)C3C(=O)OC.[Mg+2]</text:p>
          </table:table-cell>
          <table:table-cell office:value-type="string">
            <text:p>chlorophyll c1</text:p>
          </table:table-cell>
          <table:table-cell office:value-type="string">
            <text:p>D2O</text:p>
          </table:table-cell>
          <table:table-cell office:value-type="float" office:value="451">
            <text:p>451</text:p>
          </table:table-cell>
          <table:table-cell table:number-columns-repeated="4" office:value-type="string">
            <text:p>null</text:p>
          </table:table-cell>
          <table:table-cell office:value-type="string">
            <text:p>pH-dependent behavior of chlorophylls c1/ c2 in FCPs, reversible protonation/deprotonation of the acrylate group</text:p>
          </table:table-cell>
          <table:table-cell office:value-type="string">
            <text:p>pubmed_1180829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76672627590597">
            <text:p>0.5766726276</text:p>
          </table:table-cell>
          <table:table-cell table:number-columns-repeated="1007"/>
        </table:table-row>
        <table:table-row table:style-name="ro1">
          <table:table-cell office:value-type="string">
            <text:p>C=O</text:p>
          </table:table-cell>
          <table:table-cell office:value-type="string">
            <text:p>carbon monoxide</text:p>
          </table:table-cell>
          <table:table-cell office:value-type="string">
            <text:p>null</text:p>
          </table:table-cell>
          <table:table-cell office:value-type="float" office:value="230.54">
            <text:p>230.54</text:p>
          </table:table-cell>
          <table:table-cell table:number-columns-repeated="4" office:value-type="string">
            <text:p>null</text:p>
          </table:table-cell>
          <table:table-cell office:value-type="string">
            <text:p>CO emission in molecular clouds around Î¶ Oph</text:p>
          </table:table-cell>
          <table:table-cell office:value-type="string">
            <text:p>arxiv_0901.1111v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9589564008638">
            <text:p>0.709589564</text:p>
          </table:table-cell>
          <table:table-cell table:number-columns-repeated="1007"/>
        </table:table-row>
        <table:table-row table:style-name="ro1">
          <table:table-cell office:value-type="string">
            <text:p>C[N+]1=C(C=CC2=CC(=CC=C3N(CCCCCC(=O)NCCCCCC[NH3+])c4ccccc4C3(C)C)CCC2)C(C)(C)c2ccccc21.[Cl-].[Cl-]</text:p>
          </table:table-cell>
          <table:table-cell office:value-type="string">
            <text:p>cy7-amine</text:p>
          </table:table-cell>
          <table:table-cell office:value-type="string">
            <text:p>methanol</text:p>
          </table:table-cell>
          <table:table-cell office:value-type="float" office:value="780">
            <text:p>780</text:p>
          </table:table-cell>
          <table:table-cell office:value-type="float" office:value="810">
            <text:p>810</text:p>
          </table:table-cell>
          <table:table-cell office:value-type="float" office:value="0.8">
            <text:p>0.8</text:p>
          </table:table-cell>
          <table:table-cell office:value-type="string">
            <text:p>8e3 (780 nm)</text:p>
          </table:table-cell>
          <table:table-cell office:value-type="string">
            <text:p>null</text:p>
          </table:table-cell>
          <table:table-cell office:value-type="string">
            <text:p>lower quantum yield than cy7.5-amine</text:p>
          </table:table-cell>
          <table:table-cell office:value-type="string">
            <text:p>chemrxiv_10.26434_SLASH_chemrxiv-2023-l3lc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406975613907">
            <text:p>0.8840697561</text:p>
          </table:table-cell>
          <table:table-cell table:number-columns-repeated="1007"/>
        </table:table-row>
        <table:table-row table:style-name="ro1">
          <table:table-cell office:value-type="string">
            <text:p>O=C([O-])c1ccccc1-c1c2cc(Br)c(=O)c(Br)c-2oc2c(Br)c([O-])c(Br)cc12.[Na+].[Na+]</text:p>
          </table:table-cell>
          <table:table-cell office:value-type="string">
            <text:p>eosin Y</text:p>
          </table:table-cell>
          <table:table-cell office:value-type="string">
            <text:p>HEPES buffer</text:p>
          </table:table-cell>
          <table:table-cell office:value-type="float" office:value="498">
            <text:p>498</text:p>
          </table:table-cell>
          <table:table-cell office:value-type="float" office:value="515">
            <text:p>515</text:p>
          </table:table-cell>
          <table:table-cell table:number-columns-repeated="3" office:value-type="string">
            <text:p>null</text:p>
          </table:table-cell>
          <table:table-cell office:value-type="string">
            <text:p>Partial fluorescence quenching observed in host-guest system with MR1.</text:p>
          </table:table-cell>
          <table:table-cell office:value-type="string">
            <text:p>chemrxiv_10.26434_SLASH_chemrxiv-2024-91j9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55377433588728">
            <text:p>0.3553774336</text:p>
          </table:table-cell>
          <table:table-cell table:number-columns-repeated="1007"/>
        </table:table-row>
        <table:table-row table:style-name="ro1">
          <table:table-cell office:value-type="string">
            <text:p>C=Cc1c(C)c2cc3nc(c(CC(=O)O)c4nc(cc5[nH]c(cc1[nH]2)c(C)c5CC)C(C)=C4C(=O)O)C(CCC(=O)O)C3C</text:p>
          </table:table-cell>
          <table:table-cell office:value-type="string">
            <text:p>Chlorin e6</text:p>
          </table:table-cell>
          <table:table-cell office:value-type="string">
            <text:p>null</text:p>
          </table:table-cell>
          <table:table-cell office:value-type="float" office:value="665">
            <text:p>665</text:p>
          </table:table-cell>
          <table:table-cell table:number-columns-repeated="4" office:value-type="string">
            <text:p>null</text:p>
          </table:table-cell>
          <table:table-cell office:value-type="string">
            <text:p>Chlorin e6 was encapsulated in peptide dendrimer nanogels (PDN) and used as a photosensitizer in the CP-SAP system for photodynamic therapy. The system demonstrated wet adhesion properties and was effective in antimicrobial activity.</text:p>
          </table:table-cell>
          <table:table-cell office:value-type="string">
            <text:p>pubmed_117904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4226218191907">
            <text:p>0.2342262182</text:p>
          </table:table-cell>
          <table:table-cell table:number-columns-repeated="1007"/>
        </table:table-row>
        <table:table-row table:style-name="ro1">
          <table:table-cell office:value-type="string">
            <text:p>O=C(O)[C@H]1O[C@@H](Oc2cc3oc(-c4ccccc4)cc(=O)c3c(O)c2O)[C@H](O)[C@@H](O)[C@@H]1O</text:p>
          </table:table-cell>
          <table:table-cell office:value-type="string">
            <text:p>baicalin</text:p>
          </table:table-cell>
          <table:table-cell office:value-type="string">
            <text:p>null</text:p>
          </table:table-cell>
          <table:table-cell office:value-type="float" office:value="280">
            <text:p>280</text:p>
          </table:table-cell>
          <table:table-cell table:number-columns-repeated="2" office:value-type="string">
            <text:p>null</text:p>
          </table:table-cell>
          <table:table-cell office:value-type="string">
            <text:p>34.526 (280 nm)</text:p>
          </table:table-cell>
          <table:table-cell office:value-type="string">
            <text:p>null</text:p>
          </table:table-cell>
          <table:table-cell office:value-type="string">
            <text:p>Baicalin exhibits enhanced solubility and stability when encapsulated in bio-vesicles, improving its transdermal delivery efficiency.</text:p>
          </table:table-cell>
          <table:table-cell office:value-type="string">
            <text:p>pubmed_118249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83550249459222">
            <text:p>0.0835502495</text:p>
          </table:table-cell>
          <table:table-cell table:number-columns-repeated="1007"/>
        </table:table-row>
        <table:table-row table:style-name="ro1">
          <table:table-cell office:value-type="string">
            <text:p>COc1cccc2c1C(=O)c1c(O)c3c(c(O)c1C2=O)C[C@@](O)(C(=O)CO)C[C@@H]3O[C@H]1C[C@H](N)[C@H](O)[C@H](C)O1</text:p>
          </table:table-cell>
          <table:table-cell office:value-type="string">
            <text:p>doxorubicin</text:p>
          </table:table-cell>
          <table:table-cell office:value-type="string">
            <text:p>phosphate-buffered saline (PBS)</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loaded into Janus nanoparticles for lactate-responsive drug delivery</text:p>
          </table:table-cell>
          <table:table-cell office:value-type="string">
            <text:p>pubmed_1186652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2404583683237">
            <text:p>0.8224045837</text:p>
          </table:table-cell>
          <table:table-cell table:number-columns-repeated="1007"/>
        </table:table-row>
        <table:table-row table:style-name="ro1">
          <table:table-cell office:value-type="string">
            <text:p>CC(C)(S)[C@@H](N)C(=O)O</text:p>
          </table:table-cell>
          <table:table-cell office:value-type="string">
            <text:p>D-Penicillamine</text:p>
          </table:table-cell>
          <table:table-cell office:value-type="string">
            <text:p>null</text:p>
          </table:table-cell>
          <table:table-cell office:value-type="float" office:value="358">
            <text:p>358</text:p>
          </table:table-cell>
          <table:table-cell office:value-type="float" office:value="442">
            <text:p>442</text:p>
          </table:table-cell>
          <table:table-cell table:number-columns-repeated="3" office:value-type="string">
            <text:p>null</text:p>
          </table:table-cell>
          <table:table-cell office:value-type="string">
            <text:p>Fluorescent switch sensor</text:p>
          </table:table-cell>
          <table:table-cell office:value-type="string">
            <text:p>pubmed_116976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13603151915595">
            <text:p>0.9136031519</text:p>
          </table:table-cell>
          <table:table-cell table:number-columns-repeated="1007"/>
        </table:table-row>
        <table:table-row table:style-name="ro1">
          <table:table-cell office:value-type="string">
            <text:p>Oc1ccc(C=Cc2cc(O)cc(O)c2)cc1</text:p>
          </table:table-cell>
          <table:table-cell office:value-type="string">
            <text:p>Resveratrol</text:p>
          </table:table-cell>
          <table:table-cell office:value-type="string">
            <text:p>null</text:p>
          </table:table-cell>
          <table:table-cell office:value-type="float" office:value="430">
            <text:p>430</text:p>
          </table:table-cell>
          <table:table-cell table:number-columns-repeated="4" office:value-type="string">
            <text:p>null</text:p>
          </table:table-cell>
          <table:table-cell office:value-type="string">
            <text:p>Polyphenol with photoprotective properties, potential photosensitizer</text:p>
          </table:table-cell>
          <table:table-cell office:value-type="string">
            <text:p>pubmed_1176802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30516080697998">
            <text:p>0.9305160807</text:p>
          </table:table-cell>
          <table:table-cell table:number-columns-repeated="1007"/>
        </table:table-row>
        <table:table-row table:style-name="ro1">
          <table:table-cell office:value-type="string">
            <text:p>CN1C(=Cc2cc[n+](C)c3ccccc23)Sc2ccccc21.Cc1ccc(S(=O)(=O)[O-])cc1</text:p>
          </table:table-cell>
          <table:table-cell office:value-type="string">
            <text:p>thiazole orange</text:p>
          </table:table-cell>
          <table:table-cell office:value-type="string">
            <text:p>PBS</text:p>
          </table:table-cell>
          <table:table-cell office:value-type="float" office:value="460">
            <text:p>460</text:p>
          </table:table-cell>
          <table:table-cell office:value-type="float" office:value="635">
            <text:p>635</text:p>
          </table:table-cell>
          <table:table-cell office:value-type="float" office:value="0.85">
            <text:p>0.85</text:p>
          </table:table-cell>
          <table:table-cell office:value-type="string">
            <text:p>1e4 (460 nm)</text:p>
          </table:table-cell>
          <table:table-cell office:value-type="float" office:value="2.5">
            <text:p>2.5</text:p>
          </table:table-cell>
          <table:table-cell office:value-type="string">
            <text:p>Repurposed for cell surface staining</text:p>
          </table:table-cell>
          <table:table-cell office:value-type="string">
            <text:p>chemrxiv_10.26434_SLASH_chemrxiv-2023-84nng-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1551034236327">
            <text:p>0.5815510342</text:p>
          </table:table-cell>
          <table:table-cell table:number-columns-repeated="1007"/>
        </table:table-row>
        <table:table-row table:style-name="ro1">
          <table:table-cell office:value-type="string">
            <text:p>N[C@@H](Cc1ccc(O)c(O)c1)C(=O)O</text:p>
          </table:table-cell>
          <table:table-cell office:value-type="string">
            <text:p>3,4-Dihydroxy-L-phenylalanine</text:p>
          </table:table-cell>
          <table:table-cell office:value-type="string">
            <text:p>null</text:p>
          </table:table-cell>
          <table:table-cell office:value-type="float" office:value="485">
            <text:p>485</text:p>
          </table:table-cell>
          <table:table-cell office:value-type="float" office:value="535">
            <text:p>535</text:p>
          </table:table-cell>
          <table:table-cell table:number-columns-repeated="3" office:value-type="string">
            <text:p>null</text:p>
          </table:table-cell>
          <table:table-cell office:value-type="string">
            <text:p>Fluorescence measurements at excitation 485 nm and emission 535 nm.</text:p>
          </table:table-cell>
          <table:table-cell office:value-type="string">
            <text:p>pubmed_1193988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1384713528678">
            <text:p>0.5813847135</text:p>
          </table:table-cell>
          <table:table-cell table:number-columns-repeated="1007"/>
        </table:table-row>
        <table:table-row table:style-name="ro1">
          <table:table-cell office:value-type="string">
            <text:p>CCN(CC)c1ccc2c(c1)C(C)(C)c1cc(C(=O)C(F)(F)F)ccc1-2</text:p>
          </table:table-cell>
          <table:table-cell office:value-type="string">
            <text:p>1-(7-(diethylamino)-9,9-dimethyl-9 H-fluoren-2-yl)-2,2,2-trifluoroethan-1-one</text:p>
          </table:table-cell>
          <table:table-cell office:value-type="string">
            <text:p>THF</text:p>
          </table:table-cell>
          <table:table-cell office:value-type="float" office:value="358">
            <text:p>358</text:p>
          </table:table-cell>
          <table:table-cell office:value-type="float" office:value="701">
            <text:p>701</text:p>
          </table:table-cell>
          <table:table-cell office:value-type="float" office:value="0.062">
            <text:p>0.062</text:p>
          </table:table-cell>
          <table:table-cell office:value-type="string">
            <text:p>null</text:p>
          </table:table-cell>
          <table:table-cell office:value-type="float" office:value="0.41">
            <text:p>0.41</text:p>
          </table:table-cell>
          <table:table-cell office:value-type="string">
            <text:p>Solvatochromic dye with significant solvatochromism and positive temperature coefficient for fluorescence intensity.</text:p>
          </table:table-cell>
          <table:table-cell office:value-type="string">
            <text:p>pubmed_1192687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5833938117139">
            <text:p>0.8583393812</text:p>
          </table:table-cell>
          <table:table-cell table:number-columns-repeated="1007"/>
        </table:table-row>
        <table:table-row table:style-name="ro1">
          <table:table-cell office:value-type="string">
            <text:p>O=c1[nH]cc(F)c(=O)[nH]1</text:p>
          </table:table-cell>
          <table:table-cell office:value-type="string">
            <text:p>5-fluorouracil</text:p>
          </table:table-cell>
          <table:table-cell office:value-type="string">
            <text:p>null</text:p>
          </table:table-cell>
          <table:table-cell office:value-type="float" office:value="266">
            <text:p>266</text:p>
          </table:table-cell>
          <table:table-cell table:number-columns-repeated="4" office:value-type="string">
            <text:p>null</text:p>
          </table:table-cell>
          <table:table-cell office:value-type="string">
            <text:p>anti-cancer drug, interacts with CDs</text:p>
          </table:table-cell>
          <table:table-cell office:value-type="string">
            <text:p>pubmed_118319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98789129825309">
            <text:p>0.7987891298</text:p>
          </table:table-cell>
          <table:table-cell table:number-columns-repeated="1007"/>
        </table:table-row>
        <table:table-row table:style-name="ro1">
          <table:table-cell office:value-type="string">
            <text:p>N=c1ccc2c(-c3ccc(C(=O)O)cc3C(=O)O)c3ccc(N)c(S(=O)(=O)O)c3oc-2c1S(=O)(=O)O</text:p>
          </table:table-cell>
          <table:table-cell office:value-type="string">
            <text:p>Alexa Fluor 555</text:p>
          </table:table-cell>
          <table:table-cell office:value-type="string">
            <text:p>null</text:p>
          </table:table-cell>
          <table:table-cell office:value-type="float" office:value="566">
            <text:p>566</text:p>
          </table:table-cell>
          <table:table-cell office:value-type="float" office:value="570">
            <text:p>570</text:p>
          </table:table-cell>
          <table:table-cell table:number-columns-repeated="3" office:value-type="string">
            <text:p>null</text:p>
          </table:table-cell>
          <table:table-cell office:value-type="string">
            <text:p>Used as acceptor fluorophore in FRET within polyelectrolyte brushes</text:p>
          </table:table-cell>
          <table:table-cell office:value-type="string">
            <text:p>pubmed_1185522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21085002133623">
            <text:p>0.9210850021</text:p>
          </table:table-cell>
          <table:table-cell table:number-columns-repeated="1007"/>
        </table:table-row>
        <table:table-row table:style-name="ro1">
          <table:table-cell office:value-type="string">
            <text:p>O=C1Nc2ccccc2C1=NNc1nc(-c2ccc(Br)cc2)cs1</text:p>
          </table:table-cell>
          <table:table-cell office:value-type="string">
            <text:p>3-(2-(4-(p-bromophenyl)thiazol-2-yl)hydrazineylidene)indolin-2-one</text:p>
          </table:table-cell>
          <table:table-cell office:value-type="string">
            <text:p>DMSO</text:p>
          </table:table-cell>
          <table:table-cell office:value-type="float" office:value="352">
            <text:p>352</text:p>
          </table:table-cell>
          <table:table-cell office:value-type="float" office:value="565">
            <text:p>565</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81977247353643">
            <text:p>0.6819772474</text:p>
          </table:table-cell>
          <table:table-cell table:number-columns-repeated="1007"/>
        </table:table-row>
        <table:table-row table:style-name="ro1">
          <table:table-cell office:value-type="string">
            <text:p>COC1=CC(=CNNC=C2C=C(OC)C(=O)C(OC)=C2)C=C(OC)C1=O</text:p>
          </table:table-cell>
          <table:table-cell office:value-type="string">
            <text:p>syringaldazine</text:p>
          </table:table-cell>
          <table:table-cell office:value-type="string">
            <text:p>null</text:p>
          </table:table-cell>
          <table:table-cell office:value-type="float" office:value="290">
            <text:p>290</text:p>
          </table:table-cell>
          <table:table-cell office:value-type="float" office:value="350">
            <text:p>350</text:p>
          </table:table-cell>
          <table:table-cell office:value-type="float" office:value="0.32">
            <text:p>0.32</text:p>
          </table:table-cell>
          <table:table-cell table:number-columns-repeated="2" office:value-type="string">
            <text:p>null</text:p>
          </table:table-cell>
          <table:table-cell office:value-type="string">
            <text:p>lignin monomer analog</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06419438309968">
            <text:p>0.4064194383</text:p>
          </table:table-cell>
          <table:table-cell table:number-columns-repeated="1007"/>
        </table:table-row>
        <table:table-row table:style-name="ro1">
          <table:table-cell office:value-type="string">
            <text:p>C=Cc1c(C)c2cc3[n-]c(c4c5nc(cc6nc(cc1[n-]2)C(C=O)=C6CC)C(C)=C5C(=O)C4C(=O)OC)[C@@H](CCC(=O)OC/C=C(\C)CCCC(C)CCCC(C)CCCC(C)C)[C@@H]3C.[Mg+2]</text:p>
          </table:table-cell>
          <table:table-cell office:value-type="string">
            <text:p>chlorophyll b</text:p>
          </table:table-cell>
          <table:table-cell office:value-type="string">
            <text:p>null</text:p>
          </table:table-cell>
          <table:table-cell office:value-type="float" office:value="645">
            <text:p>645</text:p>
          </table:table-cell>
          <table:table-cell table:number-columns-repeated="4" office:value-type="string">
            <text:p>null</text:p>
          </table:table-cell>
          <table:table-cell office:value-type="string">
            <text:p>highest in green djulis leaves</text:p>
          </table:table-cell>
          <table:table-cell office:value-type="string">
            <text:p>pubmed_1185230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4596254285425">
            <text:p>0.4645962543</text:p>
          </table:table-cell>
          <table:table-cell table:number-columns-repeated="1007"/>
        </table:table-row>
        <table:table-row table:style-name="ro1">
          <table:table-cell office:value-type="string">
            <text:p>NC(Cc1nc[nH]c1S)C(=O)O</text:p>
          </table:table-cell>
          <table:table-cell office:value-type="string">
            <text:p>2-amino-3-(5-sulfanylimidazol-4-yl)propanoic acid</text:p>
          </table:table-cell>
          <table:table-cell office:value-type="string">
            <text:p>null</text:p>
          </table:table-cell>
          <table:table-cell office:value-type="float" office:value="264">
            <text:p>264</text:p>
          </table:table-cell>
          <table:table-cell table:number-columns-repeated="4" office:value-type="string">
            <text:p>null</text:p>
          </table:table-cell>
          <table:table-cell office:value-type="string">
            <text:p>synthetic L-5-sulfanyl histidine derivative, UV screening ability tested on HDFs</text:p>
          </table:table-cell>
          <table:table-cell office:value-type="string">
            <text:p>pubmed_1185734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24304795172066">
            <text:p>0.6243047952</text:p>
          </table:table-cell>
          <table:table-cell table:number-columns-repeated="1007"/>
        </table:table-row>
        <table:table-row table:style-name="ro1">
          <table:table-cell office:value-type="string">
            <text:p>CC[n+]1c(-c2ccccc2)c2cc(N)ccc2c2ccc(N)cc21.[Br-]</text:p>
          </table:table-cell>
          <table:table-cell office:value-type="string">
            <text:p>Ethidium bromide</text:p>
          </table:table-cell>
          <table:table-cell office:value-type="string">
            <text:p>deionized water</text:p>
          </table:table-cell>
          <table:table-cell office:value-type="float" office:value="502.5">
            <text:p>502.5</text:p>
          </table:table-cell>
          <table:table-cell office:value-type="float" office:value="600">
            <text:p>600</text:p>
          </table:table-cell>
          <table:table-cell table:number-columns-repeated="3" office:value-type="string">
            <text:p>null</text:p>
          </table:table-cell>
          <table:table-cell office:value-type="string">
            <text:p>DNA intercalator with enhanced fluorescence upon binding; used at 50 Î¼M concentration</text:p>
          </table:table-cell>
          <table:table-cell office:value-type="string">
            <text:p>pubmed_1167912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9739284347743">
            <text:p>0.9497392843</text:p>
          </table:table-cell>
          <table:table-cell table:number-columns-repeated="1007"/>
        </table:table-row>
        <table:table-row table:style-name="ro1">
          <table:table-cell office:value-type="string">
            <text:p>O=C1Nc2ccccc2C1=NNc1nc(-c2ccc(Cl)cc2)cs1</text:p>
          </table:table-cell>
          <table:table-cell office:value-type="string">
            <text:p>3-(2-(4-(p-chlorophenyl)thiazol-2-yl)hydrazineylidene)indolin-2-one</text:p>
          </table:table-cell>
          <table:table-cell office:value-type="string">
            <text:p>DMSO</text:p>
          </table:table-cell>
          <table:table-cell office:value-type="float" office:value="352">
            <text:p>352</text:p>
          </table:table-cell>
          <table:table-cell office:value-type="float" office:value="559">
            <text:p>559</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4890968403779">
            <text:p>0.148909684</text:p>
          </table:table-cell>
          <table:table-cell table:number-columns-repeated="1007"/>
        </table:table-row>
        <table:table-row table:style-name="ro1">
          <table:table-cell office:value-type="string">
            <text:p>C=CN1CCCC1=O</text:p>
          </table:table-cell>
          <table:table-cell office:value-type="string">
            <text:p>polyvinylpyrrolidone</text:p>
          </table:table-cell>
          <table:table-cell table:number-columns-repeated="4" office:value-type="string">
            <text:p>null</text:p>
          </table:table-cell>
          <table:table-cell office:value-type="string">
            <text:p>1.2e4 (350 nm)</text:p>
          </table:table-cell>
          <table:table-cell office:value-type="string">
            <text:p>null</text:p>
          </table:table-cell>
          <table:table-cell office:value-type="string">
            <text:p>AgNPs stabilized with polyvinylpyrrolidone</text:p>
          </table:table-cell>
          <table:table-cell office:value-type="string">
            <text:p>pubmed_1163072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2418593429029">
            <text:p>0.7241859343</text:p>
          </table:table-cell>
          <table:table-cell table:number-columns-repeated="1007"/>
        </table:table-row>
        <table:table-row table:style-name="ro1">
          <table:table-cell office:value-type="string">
            <text:p>O=C(NC(CO)C(O)c1ccc([N+](=O)[O-])cc1)C(Cl)Cl</text:p>
          </table:table-cell>
          <table:table-cell office:value-type="string">
            <text:p>Chloramphenicol</text:p>
          </table:table-cell>
          <table:table-cell office:value-type="string">
            <text:p>null</text:p>
          </table:table-cell>
          <table:table-cell office:value-type="float" office:value="400">
            <text:p>400</text:p>
          </table:table-cell>
          <table:table-cell office:value-type="float" office:value="525">
            <text:p>525</text:p>
          </table:table-cell>
          <table:table-cell table:number-columns-repeated="3" office:value-type="string">
            <text:p>null</text:p>
          </table:table-cell>
          <table:table-cell office:value-type="string">
            <text:p>FRET</text:p>
          </table:table-cell>
          <table:table-cell office:value-type="string">
            <text:p>pubmed_116976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52681122580543">
            <text:p>0.9526811226</text:p>
          </table:table-cell>
          <table:table-cell table:number-columns-repeated="1007"/>
        </table:table-row>
        <table:table-row table:style-name="ro1">
          <table:table-cell office:value-type="string">
            <text:p>O=C1C(C2=Nc3ccccc3C2=O)=Nc2ccccc21</text:p>
          </table:table-cell>
          <table:table-cell office:value-type="string">
            <text:p>Dehydroindigo</text:p>
          </table:table-cell>
          <table:table-cell office:value-type="string">
            <text:p>null</text:p>
          </table:table-cell>
          <table:table-cell office:value-type="float" office:value="397">
            <text:p>397</text:p>
          </table:table-cell>
          <table:table-cell table:number-columns-repeated="4" office:value-type="string">
            <text:p>null</text:p>
          </table:table-cell>
          <table:table-cell office:value-type="string">
            <text:p>Super-oxidant species with strong oxidizing capability</text:p>
          </table:table-cell>
          <table:table-cell office:value-type="string">
            <text:p>chemrxiv_10.26434_SLASH_chemrxiv-2024-w2pcc</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4262201972306">
            <text:p>0.774262202</text:p>
          </table:table-cell>
          <table:table-cell table:number-columns-repeated="1007"/>
        </table:table-row>
        <table:table-row table:style-name="ro1">
          <table:table-cell office:value-type="string">
            <text:p>O=c1[nH]cc(Br)c(=O)[nH]1</text:p>
          </table:table-cell>
          <table:table-cell office:value-type="string">
            <text:p>5-bromouracil</text:p>
          </table:table-cell>
          <table:table-cell office:value-type="string">
            <text:p>aqueous solution</text:p>
          </table:table-cell>
          <table:table-cell table:number-columns-repeated="4" office:value-type="string">
            <text:p>null</text:p>
          </table:table-cell>
          <table:table-cell office:value-type="float" office:value="77">
            <text:p>77</text:p>
          </table:table-cell>
          <table:table-cell office:value-type="string">
            <text:p>relaxation dynamics studied in aqueous solution using XUV photoelectron spectroscopy; no long-lived triplet state observed</text:p>
          </table:table-cell>
          <table:table-cell office:value-type="string">
            <text:p>chemrxiv_10.26434_SLASH_chemrxiv-2024-llkmj-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14009298151359">
            <text:p>0.1140092982</text:p>
          </table:table-cell>
          <table:table-cell table:number-columns-repeated="1007"/>
        </table:table-row>
        <table:table-row table:style-name="ro1">
          <table:table-cell office:value-type="string">
            <text:p>N[C@@H](Cc1ccc(O)cc1)C(=O)O</text:p>
          </table:table-cell>
          <table:table-cell office:value-type="string">
            <text:p>tyrosine</text:p>
          </table:table-cell>
          <table:table-cell table:number-columns-repeated="2" office:value-type="string">
            <text:p>null</text:p>
          </table:table-cell>
          <table:table-cell office:value-type="float" office:value="310">
            <text:p>310</text:p>
          </table:table-cell>
          <table:table-cell table:number-columns-repeated="3" office:value-type="string">
            <text:p>null</text:p>
          </table:table-cell>
          <table:table-cell office:value-type="string">
            <text:p>Amino acid in E. coli with fluorescence peak at 310 nm.</text:p>
          </table:table-cell>
          <table:table-cell office:value-type="string">
            <text:p>pubmed_1191376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36965218465775">
            <text:p>0.1369652185</text:p>
          </table:table-cell>
          <table:table-cell table:number-columns-repeated="1007"/>
        </table:table-row>
        <table:table-row table:style-name="ro1">
          <table:table-cell office:value-type="string">
            <text:p>OCCOCCOCCOCCOCCOCCO</text:p>
          </table:table-cell>
          <table:table-cell office:value-type="string">
            <text:p>polyethylene glycol 300</text:p>
          </table:table-cell>
          <table:table-cell office:value-type="string">
            <text:p>water/DES</text:p>
          </table:table-cell>
          <table:table-cell office:value-type="float" office:value="595">
            <text:p>595</text:p>
          </table:table-cell>
          <table:table-cell table:number-columns-repeated="4" office:value-type="string">
            <text:p>null</text:p>
          </table:table-cell>
          <table:table-cell office:value-type="string">
            <text:p>part of DES-2, used in protein extraction</text:p>
          </table:table-cell>
          <table:table-cell office:value-type="string">
            <text:p>pubmed_1186602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1916437218897">
            <text:p>0.7191643722</text:p>
          </table:table-cell>
          <table:table-cell table:number-columns-repeated="1007"/>
        </table:table-row>
        <table:table-row table:style-name="ro1">
          <table:table-cell office:value-type="string">
            <text:p>Oc1cc(F)cc2cccnc12</text:p>
          </table:table-cell>
          <table:table-cell office:value-type="string">
            <text:p>6-fluoro-8-hydroxyquinoline</text:p>
          </table:table-cell>
          <table:table-cell office:value-type="string">
            <text:p>THF</text:p>
          </table:table-cell>
          <table:table-cell office:value-type="float" office:value="315">
            <text:p>315</text:p>
          </table:table-cell>
          <table:table-cell table:number-columns-repeated="4" office:value-type="string">
            <text:p>null</text:p>
          </table:table-cell>
          <table:table-cell office:value-type="string">
            <text:p>Anti-HIV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49731924803928">
            <text:p>0.4497319248</text:p>
          </table:table-cell>
          <table:table-cell table:number-columns-repeated="1007"/>
        </table:table-row>
        <table:table-row table:style-name="ro1">
          <table:table-cell office:value-type="string">
            <text:p>c1cc2ccc3cccc4ccc(c1)c2c34</text:p>
          </table:table-cell>
          <table:table-cell office:value-type="string">
            <text:p>pyrene</text:p>
          </table:table-cell>
          <table:table-cell office:value-type="string">
            <text:p>cyclohexane</text:p>
          </table:table-cell>
          <table:table-cell office:value-type="float" office:value="231.78">
            <text:p>231.78</text:p>
          </table:table-cell>
          <table:table-cell office:value-type="float" office:value="530">
            <text:p>530</text:p>
          </table:table-cell>
          <table:table-cell table:number-columns-repeated="2" office:value-type="string">
            <text:p>null</text:p>
          </table:table-cell>
          <table:table-cell office:value-type="float" office:value="126">
            <text:p>126</text:p>
          </table:table-cell>
          <table:table-cell office:value-type="string">
            <text:p>excimer formed from pyrene in cyclohexane; fluorescence emission red-shifted compared to monomer; data obtained via TD-DFT calculations at the CAM-B3LYP+D3BJ/6-31G*/C-PCM level</text:p>
          </table:table-cell>
          <table:table-cell office:value-type="string">
            <text:p>chemrxiv_10.26434_SLASH_chemrxiv-2024-8hwr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63238490140066">
            <text:p>0.5632384901</text:p>
          </table:table-cell>
          <table:table-cell table:number-columns-repeated="1007"/>
        </table:table-row>
        <table:table-row table:style-name="ro1">
          <table:table-cell office:value-type="string">
            <text:p>CN(C)c1ccc(N=Nc2ccc(S(=O)(=O)[O-])cc2)cc1.[Na+]</text:p>
          </table:table-cell>
          <table:table-cell office:value-type="string">
            <text:p>methyl orange</text:p>
          </table:table-cell>
          <table:table-cell office:value-type="string">
            <text:p>null</text:p>
          </table:table-cell>
          <table:table-cell office:value-type="float" office:value="476">
            <text:p>476</text:p>
          </table:table-cell>
          <table:table-cell table:number-columns-repeated="4" office:value-type="string">
            <text:p>null</text:p>
          </table:table-cell>
          <table:table-cell office:value-type="string">
            <text:p>degradation efficiency of 81% under simulated sunlight</text:p>
          </table:table-cell>
          <table:table-cell office:value-type="string">
            <text:p>pubmed_119448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19241330400109">
            <text:p>0.7192413304</text:p>
          </table:table-cell>
          <table:table-cell table:number-columns-repeated="1007"/>
        </table:table-row>
        <table:table-row table:style-name="ro1">
          <table:table-cell office:value-type="string">
            <text:p>CCN(CC)c1ccc2c(C)cc(=O)oc2c1</text:p>
          </table:table-cell>
          <table:table-cell office:value-type="string">
            <text:p>7-diethylamino-4-methylcoumarin</text:p>
          </table:table-cell>
          <table:table-cell office:value-type="string">
            <text:p>CHCl3</text:p>
          </table:table-cell>
          <table:table-cell office:value-type="float" office:value="370">
            <text:p>370</text:p>
          </table:table-cell>
          <table:table-cell office:value-type="float" office:value="465">
            <text:p>465</text:p>
          </table:table-cell>
          <table:table-cell table:number-columns-repeated="3" office:value-type="string">
            <text:p>null</text:p>
          </table:table-cell>
          <table:table-cell office:value-type="string">
            <text:p>fluorescent biosensor, broad UV-vis absorption between 300-450 nm with peak at 370 nm, fluorescence peak at ~465 nm</text:p>
          </table:table-cell>
          <table:table-cell office:value-type="string">
            <text:p>pubmed_118087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38030167669058">
            <text:p>0.6380301677</text:p>
          </table:table-cell>
          <table:table-cell table:number-columns-repeated="1007"/>
        </table:table-row>
        <table:table-row table:style-name="ro1">
          <table:table-cell office:value-type="string">
            <text:p>CCOc1ccc(C2=NCc3cc(C4=NCc5cc(N6CCN(C)CC6)ccc5N4)ccc3N2)cc1.[Cl-].[Cl-].[Cl-].[H+].[H+].[H+]</text:p>
          </table:table-cell>
          <table:table-cell office:value-type="string">
            <text:p>Hoechst 33342</text:p>
          </table:table-cell>
          <table:table-cell office:value-type="string">
            <text:p>null</text:p>
          </table:table-cell>
          <table:table-cell office:value-type="float" office:value="350">
            <text:p>350</text:p>
          </table:table-cell>
          <table:table-cell office:value-type="float" office:value="460">
            <text:p>460</text:p>
          </table:table-cell>
          <table:table-cell office:value-type="float" office:value="0.25">
            <text:p>0.25</text:p>
          </table:table-cell>
          <table:table-cell table:number-columns-repeated="2" office:value-type="string">
            <text:p>null</text:p>
          </table:table-cell>
          <table:table-cell office:value-type="string">
            <text:p>used as a model cargo to study drug release and delivery into HeLa cells</text:p>
          </table:table-cell>
          <table:table-cell office:value-type="string">
            <text:p>pubmed_1192384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520895328372717">
            <text:p>0.0520895328</text:p>
          </table:table-cell>
          <table:table-cell table:number-columns-repeated="1007"/>
        </table:table-row>
        <table:table-row table:style-name="ro1">
          <table:table-cell office:value-type="string">
            <text:p>C=Cc1c(C)c2cc3nc(c4c5nc(cc6[n-]c(cc1[n-]2)c(C)c6CC)C(C)=C5C(=O)[C@@H]4C(=O)OC)[C@@H](CCC(=O)OC/C=C(\C)CCCC(C)CCCC(C)CCCC(C)C)[C@@H]3C.[Mg+2]</text:p>
          </table:table-cell>
          <table:table-cell office:value-type="string">
            <text:p>chlorophyll</text:p>
          </table:table-cell>
          <table:table-cell office:value-type="string">
            <text:p>water</text:p>
          </table:table-cell>
          <table:table-cell office:value-type="float" office:value="660">
            <text:p>660</text:p>
          </table:table-cell>
          <table:table-cell table:number-columns-repeated="4" office:value-type="string">
            <text:p>null</text:p>
          </table:table-cell>
          <table:table-cell office:value-type="string">
            <text:p>absorbs strongly in the red region (642-682 nm)</text:p>
          </table:table-cell>
          <table:table-cell office:value-type="string">
            <text:p>pubmed_1194519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8474359437823">
            <text:p>0.4184743594</text:p>
          </table:table-cell>
          <table:table-cell table:number-columns-repeated="1007"/>
        </table:table-row>
        <table:table-row table:style-name="ro1">
          <table:table-cell office:value-type="string">
            <text:p>CN(C)c1ccc2nc3ccc(N(C)C)cc3[s+]c2c1.[Cl-]</text:p>
          </table:table-cell>
          <table:table-cell office:value-type="string">
            <text:p>Methylene Blue</text:p>
          </table:table-cell>
          <table:table-cell office:value-type="string">
            <text:p>aqueous solution</text:p>
          </table:table-cell>
          <table:table-cell office:value-type="float" office:value="652">
            <text:p>652</text:p>
          </table:table-cell>
          <table:table-cell office:value-type="float" office:value="750">
            <text:p>750</text:p>
          </table:table-cell>
          <table:table-cell table:number-columns-repeated="3" office:value-type="string">
            <text:p>null</text:p>
          </table:table-cell>
          <table:table-cell office:value-type="string">
            <text:p>Used for identification of parathyroid glands and ureters during surgery.</text:p>
          </table:table-cell>
          <table:table-cell office:value-type="string">
            <text:p>pubmed_1167978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8093085298315">
            <text:p>0.6780930853</text:p>
          </table:table-cell>
          <table:table-cell table:number-columns-repeated="1007"/>
        </table:table-row>
        <table:table-row table:style-name="ro1">
          <table:table-cell office:value-type="string">
            <text:p>C=O</text:p>
          </table:table-cell>
          <table:table-cell office:value-type="string">
            <text:p>Carbon monoxide</text:p>
          </table:table-cell>
          <table:table-cell office:value-type="string">
            <text:p>null</text:p>
          </table:table-cell>
          <table:table-cell office:value-type="float" office:value="230">
            <text:p>230</text:p>
          </table:table-cell>
          <table:table-cell table:number-columns-repeated="2" office:value-type="string">
            <text:p>null</text:p>
          </table:table-cell>
          <table:table-cell office:value-type="string">
            <text:p>1.4e4 (230 nm)</text:p>
          </table:table-cell>
          <table:table-cell office:value-type="string">
            <text:p>null</text:p>
          </table:table-cell>
          <table:table-cell office:value-type="string">
            <text:p>Emission and absorption profiles discussed in context of molecular gas properties.</text:p>
          </table:table-cell>
          <table:table-cell office:value-type="string">
            <text:p>arxiv_1510.01922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89505264116451">
            <text:p>0.3895052641</text:p>
          </table:table-cell>
          <table:table-cell table:number-columns-repeated="1007"/>
        </table:table-row>
        <table:table-row table:style-name="ro1">
          <table:table-cell office:value-type="string">
            <text:p>CC(=O)C1CCc2ccccc2C(=O)C2CCCCC12</text:p>
          </table:table-cell>
          <table:table-cell office:value-type="string">
            <text:p>5-acetyl-1,3,4,4a,5,6,7,12a-octahydrodibenzo[a,d][8]annulen-12(2H)-one</text:p>
          </table:table-cell>
          <table:table-cell office:value-type="string">
            <text:p>dichloromethane</text:p>
          </table:table-cell>
          <table:table-cell office:value-type="float" office:value="360">
            <text:p>360</text:p>
          </table:table-cell>
          <table:table-cell table:number-columns-repeated="4" office:value-type="string">
            <text:p>null</text:p>
          </table:table-cell>
          <table:table-cell office:value-type="string">
            <text:p>De Mayo reaction product</text:p>
          </table:table-cell>
          <table:table-cell office:value-type="string">
            <text:p>pubmed_1182075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0567527199164">
            <text:p>0.905675272</text:p>
          </table:table-cell>
          <table:table-cell table:number-columns-repeated="1007"/>
        </table:table-row>
        <table:table-row table:style-name="ro1">
          <table:table-cell office:value-type="string">
            <text:p>COC1=C(OC)C(=O)C(C)=CC1=O</text:p>
          </table:table-cell>
          <table:table-cell office:value-type="string">
            <text:p>coenzyme Q0</text:p>
          </table:table-cell>
          <table:table-cell office:value-type="string">
            <text:p>dimethylformamide</text:p>
          </table:table-cell>
          <table:table-cell table:number-columns-repeated="2" office:value-type="float" office:value="405">
            <text:p>405</text:p>
          </table:table-cell>
          <table:table-cell table:number-columns-repeated="3" office:value-type="string">
            <text:p>null</text:p>
          </table:table-cell>
          <table:table-cell office:value-type="string">
            <text:p>easiest to reduce among the tested quinones</text:p>
          </table:table-cell>
          <table:table-cell office:value-type="string">
            <text:p>pubmed_1194490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6600149367005">
            <text:p>0.6766001494</text:p>
          </table:table-cell>
          <table:table-cell table:number-columns-repeated="1007"/>
        </table:table-row>
        <table:table-row table:style-name="ro1">
          <table:table-cell office:value-type="string">
            <text:p>O=C1Nc2ccc(Br)cc2C1=NNc1nc(-c2ccc(F)cc2)cs1</text:p>
          </table:table-cell>
          <table:table-cell office:value-type="string">
            <text:p>3-(2-(4-(p-fluorophenyl)thiazol-2-yl)hydrazineylidene)-5-bromoindolin-2-one</text:p>
          </table:table-cell>
          <table:table-cell office:value-type="string">
            <text:p>DMSO</text:p>
          </table:table-cell>
          <table:table-cell office:value-type="float" office:value="359">
            <text:p>359</text:p>
          </table:table-cell>
          <table:table-cell office:value-type="float" office:value="569">
            <text:p>569</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3452243451029">
            <text:p>0.4334522435</text:p>
          </table:table-cell>
          <table:table-cell table:number-columns-repeated="1007"/>
        </table:table-row>
        <table:table-row table:style-name="ro1">
          <table:table-cell office:value-type="string">
            <text:p>O=C1C=Cc2ccccc2C1=O</text:p>
          </table:table-cell>
          <table:table-cell office:value-type="string">
            <text:p>1,2-naphthoquinone</text:p>
          </table:table-cell>
          <table:table-cell office:value-type="string">
            <text:p>dimethylformamide</text:p>
          </table:table-cell>
          <table:table-cell office:value-type="float" office:value="350">
            <text:p>350</text:p>
          </table:table-cell>
          <table:table-cell office:value-type="float" office:value="415">
            <text:p>415</text:p>
          </table:table-cell>
          <table:table-cell table:number-columns-repeated="3" office:value-type="string">
            <text:p>null</text:p>
          </table:table-cell>
          <table:table-cell office:value-type="string">
            <text:p>reduced by methylene blue and EDTA under red light</text:p>
          </table:table-cell>
          <table:table-cell office:value-type="string">
            <text:p>pubmed_1194490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78670120285824">
            <text:p>0.2786701203</text:p>
          </table:table-cell>
          <table:table-cell table:number-columns-repeated="1007"/>
        </table:table-row>
        <table:table-row table:style-name="ro1">
          <table:table-cell office:value-type="string">
            <text:p>CC(O)C(=O)O</text:p>
          </table:table-cell>
          <table:table-cell office:value-type="string">
            <text:p>Polylactic acid</text:p>
          </table:table-cell>
          <table:table-cell office:value-type="string">
            <text:p>null</text:p>
          </table:table-cell>
          <table:table-cell office:value-type="float" office:value="870">
            <text:p>870</text:p>
          </table:table-cell>
          <table:table-cell table:number-columns-repeated="4" office:value-type="string">
            <text:p>null</text:p>
          </table:table-cell>
          <table:table-cell office:value-type="string">
            <text:p>nanoplastic detection using SERS following MPNs- mediated separation</text:p>
          </table:table-cell>
          <table:table-cell office:value-type="string">
            <text:p>chemrxiv_10.26434_SLASH_chemrxiv-2024-kn4zj</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21579786203802">
            <text:p>0.5215797862</text:p>
          </table:table-cell>
          <table:table-cell table:number-columns-repeated="1007"/>
        </table:table-row>
        <table:table-row table:style-name="ro1">
          <table:table-cell office:value-type="string">
            <text:p>Nc1ccc(C(=O)O)cc1</text:p>
          </table:table-cell>
          <table:table-cell office:value-type="string">
            <text:p>4-aminobenzoic acid</text:p>
          </table:table-cell>
          <table:table-cell office:value-type="string">
            <text:p>null</text:p>
          </table:table-cell>
          <table:table-cell office:value-type="float" office:value="380">
            <text:p>380</text:p>
          </table:table-cell>
          <table:table-cell office:value-type="float" office:value="490">
            <text:p>490</text:p>
          </table:table-cell>
          <table:table-cell office:value-type="float" office:value="0.2975">
            <text:p>0.2975</text:p>
          </table:table-cell>
          <table:table-cell table:number-columns-repeated="2" office:value-type="string">
            <text:p>null</text:p>
          </table:table-cell>
          <table:table-cell office:value-type="string">
            <text:p>Used as a modulator to induce fluorescence red shift in GQDs</text:p>
          </table:table-cell>
          <table:table-cell office:value-type="string">
            <text:p>pubmed_1194653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0952743180096">
            <text:p>0.7009527432</text:p>
          </table:table-cell>
          <table:table-cell table:number-columns-repeated="1007"/>
        </table:table-row>
        <table:table-row table:style-name="ro1">
          <table:table-cell office:value-type="string">
            <text:p>C=Cc1c(C)c2cc3nc(c(CC(=O)O)c4nc(cc5[nH]c(cc1[nH]2)c(C)c5CC)C(C)=C4C(=O)O)C(CCC(=O)O)C3C</text:p>
          </table:table-cell>
          <table:table-cell office:value-type="string">
            <text:p>chlorin e6</text:p>
          </table:table-cell>
          <table:table-cell office:value-type="string">
            <text:p>N,N-dimethylformamide</text:p>
          </table:table-cell>
          <table:table-cell office:value-type="float" office:value="405">
            <text:p>405</text:p>
          </table:table-cell>
          <table:table-cell office:value-type="float" office:value="680">
            <text:p>680</text:p>
          </table:table-cell>
          <table:table-cell table:number-columns-repeated="2" office:value-type="string">
            <text:p>null</text:p>
          </table:table-cell>
          <table:table-cell office:value-type="float" office:value="5.92">
            <text:p>5.92</text:p>
          </table:table-cell>
          <table:table-cell office:value-type="string">
            <text:p>The molecule exhibits long-persistent near-infrared chemiluminescence and is used in photodynamic therapy.</text:p>
          </table:table-cell>
          <table:table-cell office:value-type="string">
            <text:p>pubmed_1179193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27454488398507">
            <text:p>0.7274544884</text:p>
          </table:table-cell>
          <table:table-cell table:number-columns-repeated="1007"/>
        </table:table-row>
        <table:table-row table:style-name="ro1">
          <table:table-cell office:value-type="string">
            <text:p>C[n+]1c(/C=C/c2ccc(N(CCC(=O)[O-])CCC(=O)O)cc2)sc2ccccc21.[I-].[Na+]</text:p>
          </table:table-cell>
          <table:table-cell office:value-type="string">
            <text:p>sodium (E)-3,3â€²-((4-(2-(3-methylbenzo[d]thiazol-3-ium-2-yl)vinyl)phenyl)azanediyl)dipropionate iodide</text:p>
          </table:table-cell>
          <table:table-cell office:value-type="string">
            <text:p>methanol</text:p>
          </table:table-cell>
          <table:table-cell office:value-type="float" office:value="530">
            <text:p>530</text:p>
          </table:table-cell>
          <table:table-cell office:value-type="float" office:value="625">
            <text:p>625</text:p>
          </table:table-cell>
          <table:table-cell office:value-type="string">
            <text:p>null</text:p>
          </table:table-cell>
          <table:table-cell office:value-type="string">
            <text:p>51000 (530 nm)</text:p>
          </table:table-cell>
          <table:table-cell office:value-type="float" office:value="0.58">
            <text:p>0.58</text:p>
          </table:table-cell>
          <table:table-cell office:value-type="string">
            <text:p>High photoinitiation ability under sunlight and LED@405 nm; supports 3D and 4D printing applications</text:p>
          </table:table-cell>
          <table:table-cell office:value-type="string">
            <text:p>pubmed_1179835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22451551724225">
            <text:p>0.6224515517</text:p>
          </table:table-cell>
          <table:table-cell table:number-columns-repeated="1007"/>
        </table:table-row>
        <table:table-row table:style-name="ro1">
          <table:table-cell office:value-type="string">
            <text:p>O=C1C=CC(=O)N1</text:p>
          </table:table-cell>
          <table:table-cell office:value-type="string">
            <text:p>maleimide</text:p>
          </table:table-cell>
          <table:table-cell table:number-columns-repeated="4" office:value-type="string">
            <text:p>null</text:p>
          </table:table-cell>
          <table:table-cell office:value-type="string">
            <text:p>1.2e4 (350 nm)</text:p>
          </table:table-cell>
          <table:table-cell office:value-type="string">
            <text:p>null</text:p>
          </table:table-cell>
          <table:table-cell office:value-type="string">
            <text:p>metabolite identified in resistant isolates</text:p>
          </table:table-cell>
          <table:table-cell office:value-type="string">
            <text:p>pubmed_1164695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62445259978995">
            <text:p>0.66244526</text:p>
          </table:table-cell>
          <table:table-cell table:number-columns-repeated="1007"/>
        </table:table-row>
        <table:table-row table:style-name="ro1">
          <table:table-cell office:value-type="string">
            <text:p>CCNc1cc2[o+]c3cc(NCC)c(C)cc3c(-c3ccccc3C(=O)OCC)c2cc1C.[Cl-]</text:p>
          </table:table-cell>
          <table:table-cell office:value-type="string">
            <text:p>rhodamine 6g</text:p>
          </table:table-cell>
          <table:table-cell office:value-type="string">
            <text:p>polymer waveguide</text:p>
          </table:table-cell>
          <table:table-cell table:number-columns-repeated="3" office:value-type="string">
            <text:p>null</text:p>
          </table:table-cell>
          <table:table-cell office:value-type="string">
            <text:p>doped in polymer waveguide layer (0.5 wt%)</text:p>
          </table:table-cell>
          <table:table-cell office:value-type="string">
            <text:p>null</text:p>
          </table:table-cell>
          <table:table-cell office:value-type="string">
            <text:p>used as dye in plasmon-enhanced fluorescence experiments</text:p>
          </table:table-cell>
          <table:table-cell office:value-type="string">
            <text:p>pubmed_1184372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19326280616224">
            <text:p>0.8193262806</text:p>
          </table:table-cell>
          <table:table-cell table:number-columns-repeated="1007"/>
        </table:table-row>
        <table:table-row table:style-name="ro1">
          <table:table-cell office:value-type="string">
            <text:p>COc1cc2ccc(=O)oc2cc1O</text:p>
          </table:table-cell>
          <table:table-cell office:value-type="string">
            <text:p>7-hydroxy-6-methoxycoumarin</text:p>
          </table:table-cell>
          <table:table-cell office:value-type="string">
            <text:p>50 mM HEPES buffer (1% acetonitrile, pH 7.4)</text:p>
          </table:table-cell>
          <table:table-cell office:value-type="float" office:value="323">
            <text:p>323</text:p>
          </table:table-cell>
          <table:table-cell office:value-type="float" office:value="447">
            <text:p>447</text:p>
          </table:table-cell>
          <table:table-cell table:number-columns-repeated="3" office:value-type="string">
            <text:p>null</text:p>
          </table:table-cell>
          <table:table-cell office:value-type="string">
            <text:p>Fluorogenic probe for hydrazine detection with high selectivity and minimal cytotoxicity.</text:p>
          </table:table-cell>
          <table:table-cell office:value-type="string">
            <text:p>pubmed_1169729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69884735252708">
            <text:p>0.6698847353</text:p>
          </table:table-cell>
          <table:table-cell table:number-columns-repeated="1007"/>
        </table:table-row>
        <table:table-row table:style-name="ro1">
          <table:table-cell office:value-type="string">
            <text:p>O=C(O)c1cc(O)c2c(c1)C(=O)c1cccc(O)c1C2=O</text:p>
          </table:table-cell>
          <table:table-cell office:value-type="string">
            <text:p>4,5-dihydroxyanthraquinone-2-carboxylic acid</text:p>
          </table:table-cell>
          <table:table-cell office:value-type="string">
            <text:p>methanol/water (1:1)</text:p>
          </table:table-cell>
          <table:table-cell office:value-type="float" office:value="430">
            <text:p>430</text:p>
          </table:table-cell>
          <table:table-cell office:value-type="float" office:value="576">
            <text:p>576</text:p>
          </table:table-cell>
          <table:table-cell table:number-columns-repeated="3" office:value-type="string">
            <text:p>null</text:p>
          </table:table-cell>
          <table:table-cell office:value-type="string">
            <text:p>Rhein maintains its optical properties when encapsulated in liposomes.</text:p>
          </table:table-cell>
          <table:table-cell office:value-type="string">
            <text:p>pubmed_1194436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87976379180327">
            <text:p>0.6879763792</text:p>
          </table:table-cell>
          <table:table-cell table:number-columns-repeated="1007"/>
        </table:table-row>
        <table:table-row table:style-name="ro1">
          <table:table-cell office:value-type="string">
            <text:p>O=C(Oc1ccc([N+](=O)[O-])cc1)Oc1ccc([N+](=O)[O-])cc1</text:p>
          </table:table-cell>
          <table:table-cell office:value-type="string">
            <text:p>bis(4-nitrophenyl) carbonate</text:p>
          </table:table-cell>
          <table:table-cell office:value-type="string">
            <text:p>DOL:DME (1:1)</text:p>
          </table:table-cell>
          <table:table-cell office:value-type="float" office:value="320">
            <text:p>320</text:p>
          </table:table-cell>
          <table:table-cell table:number-columns-repeated="4" office:value-type="string">
            <text:p>null</text:p>
          </table:table-cell>
          <table:table-cell office:value-type="string">
            <text:p>UV-Vis peak at 320 nm indicates interaction with Li2S6</text:p>
          </table:table-cell>
          <table:table-cell office:value-type="string">
            <text:p>chemrxiv_10.26434_SLASH_chemrxiv-2024-gdbgq</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2122694235295">
            <text:p>0.8321226942</text:p>
          </table:table-cell>
          <table:table-cell table:number-columns-repeated="1007"/>
        </table:table-row>
        <table:table-row table:style-name="ro1">
          <table:table-cell office:value-type="string">
            <text:p>C=CC1=C(C)c2cc3[n-]c(c(/C=C/C(=O)O)c3C)c3c4nc(cc5[n-]c(cc1n2)c(C)c5C=C)C(C)=C4C(=O)C3C(=O)OC.[Mg+2]</text:p>
          </table:table-cell>
          <table:table-cell office:value-type="string">
            <text:p>chlorophyll c2</text:p>
          </table:table-cell>
          <table:table-cell office:value-type="string">
            <text:p>D2O</text:p>
          </table:table-cell>
          <table:table-cell office:value-type="float" office:value="455">
            <text:p>455</text:p>
          </table:table-cell>
          <table:table-cell table:number-columns-repeated="4" office:value-type="string">
            <text:p>null</text:p>
          </table:table-cell>
          <table:table-cell office:value-type="string">
            <text:p>pH-dependent behavior of chlorophylls c1/ c2 in FCPs, reversible protonation/deprotonation of the acrylate group</text:p>
          </table:table-cell>
          <table:table-cell office:value-type="string">
            <text:p>pubmed_1180829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43670013966039">
            <text:p>0.743670014</text:p>
          </table:table-cell>
          <table:table-cell table:number-columns-repeated="1007"/>
        </table:table-row>
        <table:table-row table:style-name="ro1">
          <table:table-cell office:value-type="string">
            <text:p>CN(C)c1ccc2nc3ccc(N(C)C)cc3[s+]c2c1.[Cl-]</text:p>
          </table:table-cell>
          <table:table-cell office:value-type="string">
            <text:p>3,7-bis(dimethylamino)phenothiazin-5-ium chloride</text:p>
          </table:table-cell>
          <table:table-cell office:value-type="string">
            <text:p>water</text:p>
          </table:table-cell>
          <table:table-cell office:value-type="float" office:value="465">
            <text:p>465</text:p>
          </table:table-cell>
          <table:table-cell table:number-columns-repeated="2" office:value-type="string">
            <text:p>null</text:p>
          </table:table-cell>
          <table:table-cell office:value-type="string">
            <text:p>high absorptivity at 250 nm</text:p>
          </table:table-cell>
          <table:table-cell office:value-type="string">
            <text:p>null</text:p>
          </table:table-cell>
          <table:table-cell office:value-type="string">
            <text:p>Methylene Blue (MB) is a cationic azo dye used in various applications including textiles and medicine. It was photodegraded using MRGO20 under visible light.</text:p>
          </table:table-cell>
          <table:table-cell office:value-type="string">
            <text:p>pubmed_116990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76438676472753">
            <text:p>0.4764386765</text:p>
          </table:table-cell>
          <table:table-cell table:number-columns-repeated="1007"/>
        </table:table-row>
        <table:table-row table:style-name="ro1">
          <table:table-cell office:value-type="string">
            <text:p>O=C1c2cc3ccccc3cc2C(=O)c2cc3ccccc3cc21</text:p>
          </table:table-cell>
          <table:table-cell office:value-type="string">
            <text:p>6,13-Pentacenequinone</text:p>
          </table:table-cell>
          <table:table-cell table:number-columns-repeated="2" office:value-type="string">
            <text:p>null</text:p>
          </table:table-cell>
          <table:table-cell office:value-type="float" office:value="550">
            <text:p>550</text:p>
          </table:table-cell>
          <table:table-cell table:number-columns-repeated="3" office:value-type="string">
            <text:p>null</text:p>
          </table:table-cell>
          <table:table-cell office:value-type="string">
            <text:p>formed by photo-oxidation of pentacene, green emission</text:p>
          </table:table-cell>
          <table:table-cell office:value-type="string">
            <text:p>pubmed_1188189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7994553297758">
            <text:p>0.4979945533</text:p>
          </table:table-cell>
          <table:table-cell table:number-columns-repeated="1007"/>
        </table:table-row>
        <table:table-row table:style-name="ro1">
          <table:table-cell office:value-type="string">
            <text:p>NNC(=O)c1sc2sc(C(=O)NN)c(N)c2c1N</text:p>
          </table:table-cell>
          <table:table-cell office:value-type="string">
            <text:p>3,4-Diaminothieno[2,3-b]thiophene-2,5-dicarbohydrazide</text:p>
          </table:table-cell>
          <table:table-cell office:value-type="string">
            <text:p>DMSO</text:p>
          </table:table-cell>
          <table:table-cell office:value-type="float" office:value="500">
            <text:p>500</text:p>
          </table:table-cell>
          <table:table-cell table:number-columns-repeated="4" office:value-type="string">
            <text:p>null</text:p>
          </table:table-cell>
          <table:table-cell office:value-type="string">
            <text:p>Higher energy band gap compared to compound 4</text:p>
          </table:table-cell>
          <table:table-cell office:value-type="string">
            <text:p>pubmed_1172402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1694762567058">
            <text:p>0.7016947626</text:p>
          </table:table-cell>
          <table:table-cell table:number-columns-repeated="1007"/>
        </table:table-row>
        <table:table-row table:style-name="ro1">
          <table:table-cell office:value-type="string">
            <text:p>N#CC1=C(C#N)C(=O)C(Cl)=C(Cl)C1=O</text:p>
          </table:table-cell>
          <table:table-cell office:value-type="string">
            <text:p>2,3-dichloro-5,6-dicyano-1,4-benzoquinone</text:p>
          </table:table-cell>
          <table:table-cell office:value-type="string">
            <text:p>acetonitrile</text:p>
          </table:table-cell>
          <table:table-cell office:value-type="float" office:value="440">
            <text:p>440</text:p>
          </table:table-cell>
          <table:table-cell office:value-type="string">
            <text:p>null</text:p>
          </table:table-cell>
          <table:table-cell office:value-type="float" office:value="0.81">
            <text:p>0.81</text:p>
          </table:table-cell>
          <table:table-cell office:value-type="string">
            <text:p>3.78e3 (440 nm)</text:p>
          </table:table-cell>
          <table:table-cell office:value-type="float" office:value="100">
            <text:p>100</text:p>
          </table:table-cell>
          <table:table-cell office:value-type="string">
            <text:p>Charge transfer complex with selumetinib</text:p>
          </table:table-cell>
          <table:table-cell office:value-type="string">
            <text:p>pubmed_1178099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7508379239589">
            <text:p>0.0775083792</text:p>
          </table:table-cell>
          <table:table-cell table:number-columns-repeated="1007"/>
        </table:table-row>
        <table:table-row table:style-name="ro1">
          <table:table-cell office:value-type="string">
            <text:p>O=C(O)c1ccc(C(=O)O)cc1</text:p>
          </table:table-cell>
          <table:table-cell office:value-type="string">
            <text:p>terephthalic acid</text:p>
          </table:table-cell>
          <table:table-cell table:number-columns-repeated="3" office:value-type="string">
            <text:p>null</text:p>
          </table:table-cell>
          <table:table-cell office:value-type="float" office:value="0.25">
            <text:p>0.25</text:p>
          </table:table-cell>
          <table:table-cell table:number-columns-repeated="2" office:value-type="string">
            <text:p>null</text:p>
          </table:table-cell>
          <table:table-cell office:value-type="string">
            <text:p>Quantum yield of 25% +/- 2%, peak emissions at 489, 544, 584, and 621 nm.</text:p>
          </table:table-cell>
          <table:table-cell office:value-type="string">
            <text:p>chemrxiv_10.26434_SLASH_chemrxiv-2024-75n7q-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3424892318435">
            <text:p>0.5342489232</text:p>
          </table:table-cell>
          <table:table-cell table:number-columns-repeated="1007"/>
        </table:table-row>
        <table:table-row table:style-name="ro1">
          <table:table-cell office:value-type="string">
            <text:p>O=C1NCNC1=Cc1ccc(O)cc1</text:p>
          </table:table-cell>
          <table:table-cell office:value-type="string">
            <text:p>4-(p-hydroxybenzylidene)imidazolidin-5-one</text:p>
          </table:table-cell>
          <table:table-cell office:value-type="string">
            <text:p>null</text:p>
          </table:table-cell>
          <table:table-cell office:value-type="float" office:value="395">
            <text:p>395</text:p>
          </table:table-cell>
          <table:table-cell office:value-type="float" office:value="475">
            <text:p>475</text:p>
          </table:table-cell>
          <table:table-cell table:number-columns-repeated="3" office:value-type="string">
            <text:p>null</text:p>
          </table:table-cell>
          <table:table-cell office:value-type="string">
            <text:p>GFP chromophore with two distinct absorption bands corresponding to its neutral and anionic forms.</text:p>
          </table:table-cell>
          <table:table-cell office:value-type="string">
            <text:p>chemrxiv_10.26434_SLASH_chemrxiv-2023-vmrtq</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39939519483596">
            <text:p>0.5399395195</text:p>
          </table:table-cell>
          <table:table-cell table:number-columns-repeated="1007"/>
        </table:table-row>
        <table:table-row table:style-name="ro1">
          <table:table-cell office:value-type="string">
            <text:p>C#N</text:p>
          </table:table-cell>
          <table:table-cell office:value-type="string">
            <text:p>hydrogen cyanide</text:p>
          </table:table-cell>
          <table:table-cell office:value-type="string">
            <text:p>none</text:p>
          </table:table-cell>
          <table:table-cell table:number-columns-repeated="3" office:value-type="string">
            <text:p>null</text:p>
          </table:table-cell>
          <table:table-cell office:value-type="string">
            <text:p>none</text:p>
          </table:table-cell>
          <table:table-cell office:value-type="string">
            <text:p>null</text:p>
          </table:table-cell>
          <table:table-cell office:value-type="string">
            <text:p>HCN absorption features detected in the spectrum.</text:p>
          </table:table-cell>
          <table:table-cell office:value-type="string">
            <text:p>arxiv_2004.05818v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46171050332487">
            <text:p>0.3461710503</text:p>
          </table:table-cell>
          <table:table-cell table:number-columns-repeated="1007"/>
        </table:table-row>
        <table:table-row table:style-name="ro1">
          <table:table-cell office:value-type="string">
            <text:p>O=S(=O)(O)c1ccc2cccc(O)c2n1</text:p>
          </table:table-cell>
          <table:table-cell office:value-type="string">
            <text:p>8-hydroxyquinoline-2-sulfonic acid</text:p>
          </table:table-cell>
          <table:table-cell office:value-type="string">
            <text:p>Water</text:p>
          </table:table-cell>
          <table:table-cell office:value-type="float" office:value="280">
            <text:p>280</text:p>
          </table:table-cell>
          <table:table-cell table:number-columns-repeated="4" office:value-type="string">
            <text:p>null</text:p>
          </table:table-cell>
          <table:table-cell office:value-type="string">
            <text:p>Neuroprotective studies</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02986172586679">
            <text:p>0.0902986173</text:p>
          </table:table-cell>
          <table:table-cell table:number-columns-repeated="1007"/>
        </table:table-row>
        <table:table-row table:style-name="ro1">
          <table:table-cell office:value-type="string">
            <text:p>OCC1OC(Oc2cc3c(O)cc(O)cc3[o+]c2-c2ccc(O)c(O)c2)C(O)C(O)C1O.[Cl-]</text:p>
          </table:table-cell>
          <table:table-cell office:value-type="string">
            <text:p>cyanidin-3-O-glucoside</text:p>
          </table:table-cell>
          <table:table-cell office:value-type="string">
            <text:p>anhydrous ethanol</text:p>
          </table:table-cell>
          <table:table-cell office:value-type="float" office:value="520">
            <text:p>520</text:p>
          </table:table-cell>
          <table:table-cell table:number-columns-repeated="4" office:value-type="string">
            <text:p>null</text:p>
          </table:table-cell>
          <table:table-cell office:value-type="string">
            <text:p>Extraction using anhydrous ethanol with optimized ultrasonication conditions.</text:p>
          </table:table-cell>
          <table:table-cell office:value-type="string">
            <text:p>pubmed_1190224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0811681607738">
            <text:p>0.4908116816</text:p>
          </table:table-cell>
          <table:table-cell table:number-columns-repeated="1007"/>
        </table:table-row>
        <table:table-row table:style-name="ro1">
          <table:table-cell office:value-type="string">
            <text:p>CCN(CC)c1ccc2nc3cc(C)c(N)cc3[o+]c2c1.CCN(CC)c1ccc2nc3cc(C)c(N)cc3[o+]c2c1.[Cl-].[Cl-].[Cl-].[Cl-].[Zn+2]</text:p>
          </table:table-cell>
          <table:table-cell office:value-type="string">
            <text:p>brilliant cresyl blue</text:p>
          </table:table-cell>
          <table:table-cell office:value-type="string">
            <text:p>null</text:p>
          </table:table-cell>
          <table:table-cell office:value-type="float" office:value="624">
            <text:p>624</text:p>
          </table:table-cell>
          <table:table-cell office:value-type="string">
            <text:p>null</text:p>
          </table:table-cell>
          <table:table-cell office:value-type="float" office:value="0.85">
            <text:p>0.85</text:p>
          </table:table-cell>
          <table:table-cell office:value-type="string">
            <text:p>1.7e4 (624 nm)</text:p>
          </table:table-cell>
          <table:table-cell office:value-type="string">
            <text:p>null</text:p>
          </table:table-cell>
          <table:table-cell office:value-type="string">
            <text:p>Cationic dye used for photocatalytic degradation studies.</text:p>
          </table:table-cell>
          <table:table-cell office:value-type="string">
            <text:p>pubmed_117444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38494800776243">
            <text:p>0.6384948008</text:p>
          </table:table-cell>
          <table:table-cell table:number-columns-repeated="1007"/>
        </table:table-row>
        <table:table-row table:style-name="ro1">
          <table:table-cell office:value-type="string">
            <text:p>O=C1C(=Cc2ccc([N+](=O)[O-])cc2)C(c2ccc(Br)cc2)N(S(=O)(=O)c2ccccc2)c2ccccc21</text:p>
          </table:table-cell>
          <table:table-cell office:value-type="string">
            <text:p>3-(4-Nitrobenzylidene)-2-(4-bromophenyl)-2,3-dihydro-1-(phenylsulfonyl)-quinolin-4(1H)-one</text:p>
          </table:table-cell>
          <table:table-cell office:value-type="string">
            <text:p>chloroform</text:p>
          </table:table-cell>
          <table:table-cell office:value-type="float" office:value="275">
            <text:p>275</text:p>
          </table:table-cell>
          <table:table-cell office:value-type="float" office:value="400">
            <text:p>400</text:p>
          </table:table-cell>
          <table:table-cell office:value-type="float" office:value="0.65">
            <text:p>0.65</text:p>
          </table:table-cell>
          <table:table-cell table:number-columns-repeated="2" office:value-type="string">
            <text:p>null</text:p>
          </table:table-cell>
          <table:table-cell office:value-type="string">
            <text:p>potential biodiesel additive</text:p>
          </table:table-cell>
          <table:table-cell office:value-type="string">
            <text:p>pubmed_116562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6927902023308">
            <text:p>0.3692790202</text:p>
          </table:table-cell>
          <table:table-cell table:number-columns-repeated="1007"/>
        </table:table-row>
        <table:table-row table:style-name="ro1">
          <table:table-cell office:value-type="string">
            <text:p>c1ccc(-c2ccccn2)nc1</text:p>
          </table:table-cell>
          <table:table-cell office:value-type="string">
            <text:p>2,2â€²-bipyridine</text:p>
          </table:table-cell>
          <table:table-cell office:value-type="string">
            <text:p>CHâ‚‚Clâ‚‚</text:p>
          </table:table-cell>
          <table:table-cell office:value-type="float" office:value="313">
            <text:p>313</text:p>
          </table:table-cell>
          <table:table-cell office:value-type="float" office:value="499">
            <text:p>499</text:p>
          </table:table-cell>
          <table:table-cell office:value-type="float" office:value="0.026">
            <text:p>0.026</text:p>
          </table:table-cell>
          <table:table-cell office:value-type="string">
            <text:p>2.6e1 (313 nm)</text:p>
          </table:table-cell>
          <table:table-cell office:value-type="float" office:value="63000">
            <text:p>63000</text:p>
          </table:table-cell>
          <table:table-cell office:value-type="string">
            <text:p>phosphorescent emission from 3LC state</text:p>
          </table:table-cell>
          <table:table-cell office:value-type="string">
            <text:p>pubmed_1168866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84833140391856">
            <text:p>0.098483314</text:p>
          </table:table-cell>
          <table:table-cell table:number-columns-repeated="1007"/>
        </table:table-row>
        <table:table-row table:style-name="ro1">
          <table:table-cell office:value-type="string">
            <text:p>c1ccc2[nH]ccc2c1</text:p>
          </table:table-cell>
          <table:table-cell office:value-type="string">
            <text:p>indole</text:p>
          </table:table-cell>
          <table:table-cell office:value-type="string">
            <text:p>null</text:p>
          </table:table-cell>
          <table:table-cell office:value-type="float" office:value="248.97">
            <text:p>248.97</text:p>
          </table:table-cell>
          <table:table-cell table:number-columns-repeated="3" office:value-type="string">
            <text:p>null</text:p>
          </table:table-cell>
          <table:table-cell office:value-type="float" office:value="383">
            <text:p>383</text:p>
          </table:table-cell>
          <table:table-cell office:value-type="string">
            <text:p>Photodissociation dynamics of indole studied using multi-configuration time-dependent Hartree method. N-H bond fission occurs with a reaction probability of around 55% after 500 fs of dynamic propagation.</text:p>
          </table:table-cell>
          <table:table-cell office:value-type="string">
            <text:p>chemrxiv_10.26434_SLASH_chemrxiv-2024-wtrg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39910149853677">
            <text:p>0.1399101499</text:p>
          </table:table-cell>
          <table:table-cell table:number-columns-repeated="1007"/>
        </table:table-row>
        <table:table-row table:style-name="ro1">
          <table:table-cell office:value-type="string">
            <text:p>Oc1ccc(O)cc1</text:p>
          </table:table-cell>
          <table:table-cell office:value-type="string">
            <text:p>hydroquinone</text:p>
          </table:table-cell>
          <table:table-cell office:value-type="string">
            <text:p>null</text:p>
          </table:table-cell>
          <table:table-cell office:value-type="float" office:value="270">
            <text:p>270</text:p>
          </table:table-cell>
          <table:table-cell table:number-columns-repeated="4" office:value-type="string">
            <text:p>null</text:p>
          </table:table-cell>
          <table:table-cell office:value-type="string">
            <text:p>used as a sacrificial reductant in photoanode characterization</text:p>
          </table:table-cell>
          <table:table-cell office:value-type="string">
            <text:p>chemrxiv_10.26434_SLASH_chemrxiv-2024-j9f9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14987828396261">
            <text:p>0.0714987828</text:p>
          </table:table-cell>
          <table:table-cell table:number-columns-repeated="1007"/>
        </table:table-row>
        <table:table-row table:style-name="ro1">
          <table:table-cell office:value-type="string">
            <text:p>Nc1c(S(=O)(=O)[O-])cc(Nc2cccc(S(=O)(=O)CCOS(=O)(=O)[O-])c2)c2c1C(=O)c1ccccc1C2=O.[Na+].[Na+]</text:p>
          </table:table-cell>
          <table:table-cell office:value-type="string">
            <text:p>Remazol Brilliant Blue R</text:p>
          </table:table-cell>
          <table:table-cell office:value-type="string">
            <text:p>null</text:p>
          </table:table-cell>
          <table:table-cell office:value-type="float" office:value="592">
            <text:p>592</text:p>
          </table:table-cell>
          <table:table-cell table:number-columns-repeated="4" office:value-type="string">
            <text:p>null</text:p>
          </table:table-cell>
          <table:table-cell office:value-type="string">
            <text:p>Peak absorption wavelength at 592 nm.</text:p>
          </table:table-cell>
          <table:table-cell office:value-type="string">
            <text:p>pubmed_1190250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7382736066356">
            <text:p>0.2473827361</text:p>
          </table:table-cell>
          <table:table-cell table:number-columns-repeated="1007"/>
        </table:table-row>
        <table:table-row table:style-name="ro1">
          <table:table-cell office:value-type="string">
            <text:p>Oc1ccc(C=Cc2cc(O)cc(O)c2)cc1</text:p>
          </table:table-cell>
          <table:table-cell office:value-type="string">
            <text:p>resveratrol</text:p>
          </table:table-cell>
          <table:table-cell office:value-type="string">
            <text:p>water</text:p>
          </table:table-cell>
          <table:table-cell office:value-type="float" office:value="330">
            <text:p>330</text:p>
          </table:table-cell>
          <table:table-cell office:value-type="float" office:value="390">
            <text:p>390</text:p>
          </table:table-cell>
          <table:table-cell table:number-columns-repeated="3" office:value-type="string">
            <text:p>null</text:p>
          </table:table-cell>
          <table:table-cell office:value-type="string">
            <text:p>part of PLGA nanoparticles showing AIE properties</text:p>
          </table:table-cell>
          <table:table-cell office:value-type="string">
            <text:p>pubmed_1175265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38185786921531">
            <text:p>0.0381857869</text:p>
          </table:table-cell>
          <table:table-cell table:number-columns-repeated="1007"/>
        </table:table-row>
        <table:table-row table:style-name="ro1">
          <table:table-cell office:value-type="string">
            <text:p>c1ccc2cc3cc4cc5ccccc5cc4cc3cc2c1</text:p>
          </table:table-cell>
          <table:table-cell office:value-type="string">
            <text:p>pentacene</text:p>
          </table:table-cell>
          <table:table-cell table:number-columns-repeated="5" office:value-type="string">
            <text:p>null</text:p>
          </table:table-cell>
          <table:table-cell office:value-type="float" office:value="78">
            <text:p>78</text:p>
          </table:table-cell>
          <table:table-cell office:value-type="string">
            <text:p>Pentacene crystal exhibits ultrafast singlet fission with two decay time constants observed experimentally.</text:p>
          </table:table-cell>
          <table:table-cell office:value-type="string">
            <text:p>chemrxiv_10.26434_SLASH_chemrxiv-2024-l21q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00344225345179">
            <text:p>0.4003442253</text:p>
          </table:table-cell>
          <table:table-cell table:number-columns-repeated="1007"/>
        </table:table-row>
        <table:table-row table:style-name="ro1">
          <table:table-cell office:value-type="string">
            <text:p>CC[C@@]1(O)C(=O)OCc2c1cc1n(c2=O)Cc2cc3ccccc3nc2-1</text:p>
          </table:table-cell>
          <table:table-cell office:value-type="string">
            <text:p>Camptothecin</text:p>
          </table:table-cell>
          <table:table-cell office:value-type="string">
            <text:p>phosphate buffer</text:p>
          </table:table-cell>
          <table:table-cell table:number-columns-repeated="4" office:value-type="string">
            <text:p>null</text:p>
          </table:table-cell>
          <table:table-cell office:value-type="float" office:value="3.71">
            <text:p>3.71</text:p>
          </table:table-cell>
          <table:table-cell office:value-type="string">
            <text:p>Binding interactions with BSA</text:p>
          </table:table-cell>
          <table:table-cell office:value-type="string">
            <text:p>pubmed_1188915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15711049130186">
            <text:p>0.8157110491</text:p>
          </table:table-cell>
          <table:table-cell table:number-columns-repeated="1007"/>
        </table:table-row>
        <table:table-row table:style-name="ro1">
          <table:table-cell office:value-type="string">
            <text:p>CCN(CC)c1ccc2nc3c(cc(N)c4ccccc43)[o+]c2c1.[Cl-]</text:p>
          </table:table-cell>
          <table:table-cell office:value-type="string">
            <text:p>Nile blue</text:p>
          </table:table-cell>
          <table:table-cell office:value-type="string">
            <text:p>cacodylate buffer (pH 7.0)</text:p>
          </table:table-cell>
          <table:table-cell office:value-type="string">
            <text:p>null</text:p>
          </table:table-cell>
          <table:table-cell office:value-type="float" office:value="670">
            <text:p>670</text:p>
          </table:table-cell>
          <table:table-cell table:number-columns-repeated="3" office:value-type="string">
            <text:p>null</text:p>
          </table:table-cell>
          <table:table-cell office:value-type="string">
            <text:p>Interacts with poly(AÂ·U) and poly(IÂ·C) dsRNA via intercalation; higher binding affinity for poly(AÂ·U). Binding is enthalpy-favored, driven by hydrophobic effects.</text:p>
          </table:table-cell>
          <table:table-cell office:value-type="string">
            <text:p>pubmed_1171469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802882367279381">
            <text:p>0.0802882367</text:p>
          </table:table-cell>
          <table:table-cell table:number-columns-repeated="1007"/>
        </table:table-row>
        <table:table-row table:style-name="ro1">
          <table:table-cell office:value-type="string">
            <text:p>CCCCCCCC/C=C\CCCCCCCC(=O)[O-].CCCCCCCC/C=C\CCCCCCCC(=O)[O-].[Cd+2]</text:p>
          </table:table-cell>
          <table:table-cell office:value-type="string">
            <text:p>cadmium(II) oleate</text:p>
          </table:table-cell>
          <table:table-cell office:value-type="string">
            <text:p>1-octadecene</text:p>
          </table:table-cell>
          <table:table-cell office:value-type="float" office:value="550">
            <text:p>550</text:p>
          </table:table-cell>
          <table:table-cell office:value-type="float" office:value="554">
            <text:p>554</text:p>
          </table:table-cell>
          <table:table-cell table:number-columns-repeated="3" office:value-type="string">
            <text:p>null</text:p>
          </table:table-cell>
          <table:table-cell office:value-type="string">
            <text:p>Main product is 5 ML CdSe NPLs with some quantum dots as side products</text:p>
          </table:table-cell>
          <table:table-cell office:value-type="string">
            <text:p>chemrxiv_10.26434_SLASH_chemrxiv-2024-rfsvj</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06285138009116">
            <text:p>0.806285138</text:p>
          </table:table-cell>
          <table:table-cell table:number-columns-repeated="1007"/>
        </table:table-row>
        <table:table-row table:style-name="ro1">
          <table:table-cell office:value-type="string">
            <text:p>Nc1ncnc2c1ncn2[C@@H]1O[C@H](COP(=O)(O)O)[C@@H](O)[C@H]1O</text:p>
          </table:table-cell>
          <table:table-cell office:value-type="string">
            <text:p>Adenosine-5'-monophosphate</text:p>
          </table:table-cell>
          <table:table-cell office:value-type="string">
            <text:p>water</text:p>
          </table:table-cell>
          <table:table-cell office:value-type="float" office:value="260">
            <text:p>260</text:p>
          </table:table-cell>
          <table:table-cell table:number-columns-repeated="3" office:value-type="string">
            <text:p>null</text:p>
          </table:table-cell>
          <table:table-cell office:value-type="float" office:value="100">
            <text:p>100</text:p>
          </table:table-cell>
          <table:table-cell office:value-type="string">
            <text:p>excited state decay to ground state via Ï€Ï€* pathway</text:p>
          </table:table-cell>
          <table:table-cell office:value-type="string">
            <text:p>chemrxiv_10.26434_SLASH_chemrxiv-2024-ghvxn-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88538529025391">
            <text:p>0.488538529</text:p>
          </table:table-cell>
          <table:table-cell table:number-columns-repeated="1007"/>
        </table:table-row>
        <table:table-row table:style-name="ro1">
          <table:table-cell office:value-type="string">
            <text:p>N#Cc1ccc(-c2ccc(OS(=O)(=O)c3ccc([N+](=O)[O-])cc3[N+](=O)[O-])c(-c3nc4ccccc4[nH]3)c2)cc1</text:p>
          </table:table-cell>
          <table:table-cell office:value-type="string">
            <text:p>3-(1H-benzo[d]imidazol-2-yl)-4'-cyano-[1,1'-biphenyl]-4-yl 2,4-dinitrobenzenesulfonate</text:p>
          </table:table-cell>
          <table:table-cell office:value-type="string">
            <text:p>acetonitrile/PBS</text:p>
          </table:table-cell>
          <table:table-cell office:value-type="string">
            <text:p>null</text:p>
          </table:table-cell>
          <table:table-cell office:value-type="float" office:value="462">
            <text:p>462</text:p>
          </table:table-cell>
          <table:table-cell table:number-columns-repeated="3" office:value-type="string">
            <text:p>null</text:p>
          </table:table-cell>
          <table:table-cell office:value-type="string">
            <text:p>Fluorescent probe with large Stokes shift (172 nm) for biothiol and Î²-lactamase detection</text:p>
          </table:table-cell>
          <table:table-cell office:value-type="string">
            <text:p>pubmed_1176450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915702432394">
            <text:p>0.2591570243</text:p>
          </table:table-cell>
          <table:table-cell table:number-columns-repeated="1007"/>
        </table:table-row>
        <table:table-row table:style-name="ro1">
          <table:table-cell office:value-type="string">
            <text:p>c1ccc2cc3cc4cc5cc6ccccc6cc5cc4cc3cc2c1</text:p>
          </table:table-cell>
          <table:table-cell office:value-type="string">
            <text:p>hexacene</text:p>
          </table:table-cell>
          <table:table-cell office:value-type="string">
            <text:p>null</text:p>
          </table:table-cell>
          <table:table-cell office:value-type="float" office:value="1062.5">
            <text:p>1062.5</text:p>
          </table:table-cell>
          <table:table-cell table:number-columns-repeated="4" office:value-type="string">
            <text:p>null</text:p>
          </table:table-cell>
          <table:table-cell office:value-type="string">
            <text:p>CSD Reference: ZZZDKE01</text:p>
          </table:table-cell>
          <table:table-cell office:value-type="string">
            <text:p>chemrxiv_10.26434_SLASH_chemrxiv-2024-ms8x6-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6211448069662">
            <text:p>0.3362114481</text:p>
          </table:table-cell>
          <table:table-cell table:number-columns-repeated="1007"/>
        </table:table-row>
        <table:table-row table:style-name="ro1">
          <table:table-cell office:value-type="string">
            <text:p>CC(C)(C)c1ccc(N2c3ccc(C(C)(C)C)cc3B3c4cc(C(C)(C)C)ccc4N(c4ccc(C(C)(C)C)cc4)c4cccc2c43)cc1</text:p>
          </table:table-cell>
          <table:table-cell office:value-type="string">
            <text:p>5,9-bis(4-t-butylphenyl)-2,12-di(t-butyl)-5,9-diaza-13b-boranaphtho[3,2,1-de]anthracene</text:p>
          </table:table-cell>
          <table:table-cell office:value-type="string">
            <text:p>THF</text:p>
          </table:table-cell>
          <table:table-cell office:value-type="float" office:value="450">
            <text:p>450</text:p>
          </table:table-cell>
          <table:table-cell office:value-type="float" office:value="459">
            <text:p>459</text:p>
          </table:table-cell>
          <table:table-cell office:value-type="float" office:value="0.98">
            <text:p>0.98</text:p>
          </table:table-cell>
          <table:table-cell office:value-type="string">
            <text:p>null</text:p>
          </table:table-cell>
          <table:table-cell office:value-type="float" office:value="3800">
            <text:p>3800</text:p>
          </table:table-cell>
          <table:table-cell office:value-type="string">
            <text:p>Stable and used in devices</text:p>
          </table:table-cell>
          <table:table-cell office:value-type="string">
            <text:p>pubmed_1170022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0356904082">
            <text:p>0.5903569041</text:p>
          </table:table-cell>
          <table:table-cell table:number-columns-repeated="1007"/>
        </table:table-row>
        <table:table-row table:style-name="ro1">
          <table:table-cell office:value-type="string">
            <text:p>COc1ccc([C@@H]2CC(=O)c3c(O)cc(O)cc3O2)cc1O</text:p>
          </table:table-cell>
          <table:table-cell office:value-type="string">
            <text:p>hesperetin</text:p>
          </table:table-cell>
          <table:table-cell office:value-type="string">
            <text:p>null</text:p>
          </table:table-cell>
          <table:table-cell office:value-type="float" office:value="260">
            <text:p>260</text:p>
          </table:table-cell>
          <table:table-cell office:value-type="float" office:value="330">
            <text:p>330</text:p>
          </table:table-cell>
          <table:table-cell office:value-type="float" office:value="0.28">
            <text:p>0.28</text:p>
          </table:table-cell>
          <table:table-cell table:number-columns-repeated="2" office:value-type="string">
            <text:p>null</text:p>
          </table:table-cell>
          <table:table-cell office:value-type="string">
            <text:p>flavonoid</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05393519625068">
            <text:p>0.6053935196</text:p>
          </table:table-cell>
          <table:table-cell table:number-columns-repeated="1007"/>
        </table:table-row>
        <table:table-row table:style-name="ro1">
          <table:table-cell office:value-type="string">
            <text:p>CC(=O)Oc1cc2c(cc1Cl)C(c1ccccc1C(=O)O)c1cc(Cl)c(OC(C)=O)cc1O2</text:p>
          </table:table-cell>
          <table:table-cell office:value-type="string">
            <text:p>2,7-dichlorodihydrofluorescein diacetate</text:p>
          </table:table-cell>
          <table:table-cell table:number-columns-repeated="2" office:value-type="string">
            <text:p>null</text:p>
          </table:table-cell>
          <table:table-cell office:value-type="float" office:value="525">
            <text:p>525</text:p>
          </table:table-cell>
          <table:table-cell table:number-columns-repeated="3" office:value-type="string">
            <text:p>null</text:p>
          </table:table-cell>
          <table:table-cell office:value-type="string">
            <text:p>Used for ROS detection; excitation at 488 nm</text:p>
          </table:table-cell>
          <table:table-cell office:value-type="string">
            <text:p>pubmed_1167629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4559658691287">
            <text:p>0.4945596587</text:p>
          </table:table-cell>
          <table:table-cell table:number-columns-repeated="1007"/>
        </table:table-row>
        <table:table-row table:style-name="ro1">
          <table:table-cell office:value-type="string">
            <text:p>c1ccc(-c2cccc(-c3ccccc3)c2)cc1</text:p>
          </table:table-cell>
          <table:table-cell office:value-type="string">
            <text:p>m-terphenyl</text:p>
          </table:table-cell>
          <table:table-cell office:value-type="string">
            <text:p>THF</text:p>
          </table:table-cell>
          <table:table-cell office:value-type="float" office:value="255">
            <text:p>255</text:p>
          </table:table-cell>
          <table:table-cell office:value-type="float" office:value="374">
            <text:p>374</text:p>
          </table:table-cell>
          <table:table-cell office:value-type="float" office:value="1">
            <text:p>1</text:p>
          </table:table-cell>
          <table:table-cell office:value-type="string">
            <text:p>null</text:p>
          </table:table-cell>
          <table:table-cell office:value-type="float" office:value="3.36">
            <text:p>3.36</text:p>
          </table:table-cell>
          <table:table-cell office:value-type="string">
            <text:p>FWHM 40 nm</text:p>
          </table:table-cell>
          <table:table-cell office:value-type="string">
            <text:p>chemrxiv_10.26434_SLASH_chemrxiv-2024-692m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53408552100882">
            <text:p>0.9534085521</text:p>
          </table:table-cell>
          <table:table-cell table:number-columns-repeated="1007"/>
        </table:table-row>
        <table:table-row table:style-name="ro1">
          <table:table-cell office:value-type="string">
            <text:p>O=c1c(O)c(-c2ccc(O)c(O)c2)oc2cc(O)cc(O)c12</text:p>
          </table:table-cell>
          <table:table-cell office:value-type="string">
            <text:p>quercetin</text:p>
          </table:table-cell>
          <table:table-cell table:number-columns-repeated="4" office:value-type="string">
            <text:p>null</text:p>
          </table:table-cell>
          <table:table-cell office:value-type="string">
            <text:p>571.83 Âµg/mL</text:p>
          </table:table-cell>
          <table:table-cell office:value-type="string">
            <text:p>null</text:p>
          </table:table-cell>
          <table:table-cell office:value-type="string">
            <text:p>flavonoid identified in GuaCa extract</text:p>
          </table:table-cell>
          <table:table-cell office:value-type="string">
            <text:p>pubmed_1193945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54774626018479">
            <text:p>0.654774626</text:p>
          </table:table-cell>
          <table:table-cell table:number-columns-repeated="1007"/>
        </table:table-row>
        <table:table-row table:style-name="ro1">
          <table:table-cell office:value-type="string">
            <text:p>Cn1cnc(CC(N)C(=O)O)c1S</text:p>
          </table:table-cell>
          <table:table-cell office:value-type="string">
            <text:p>2-amino-3-(1-methyl-5-sulfanylimidazol-4-yl)propanoic acid</text:p>
          </table:table-cell>
          <table:table-cell office:value-type="string">
            <text:p>null</text:p>
          </table:table-cell>
          <table:table-cell office:value-type="float" office:value="264">
            <text:p>264</text:p>
          </table:table-cell>
          <table:table-cell table:number-columns-repeated="4" office:value-type="string">
            <text:p>null</text:p>
          </table:table-cell>
          <table:table-cell office:value-type="string">
            <text:p>synthetic L-5-sulfanyl histidine derivative, UV screening ability tested on HDFs</text:p>
          </table:table-cell>
          <table:table-cell office:value-type="string">
            <text:p>pubmed_1185734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7229658905417">
            <text:p>0.6472296589</text:p>
          </table:table-cell>
          <table:table-cell table:number-columns-repeated="1007"/>
        </table:table-row>
        <table:table-row table:style-name="ro1">
          <table:table-cell office:value-type="string">
            <text:p>O=C1c2ccccc2C(=O)c2c1cc(S(=O)(=O)[O-])c(O)c2O.[Na+]</text:p>
          </table:table-cell>
          <table:table-cell office:value-type="string">
            <text:p>Alizarin Red S</text:p>
          </table:table-cell>
          <table:table-cell office:value-type="string">
            <text:p>null</text:p>
          </table:table-cell>
          <table:table-cell office:value-type="float" office:value="530">
            <text:p>530</text:p>
          </table:table-cell>
          <table:table-cell table:number-columns-repeated="4" office:value-type="string">
            <text:p>null</text:p>
          </table:table-cell>
          <table:table-cell office:value-type="string">
            <text:p>Alizarin Red S is a model pollutant used to evaluate the photocatalytic activity of Ce and P doped TiO2 under visible light.</text:p>
          </table:table-cell>
          <table:table-cell office:value-type="string">
            <text:p>pubmed_1178046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50129589950666">
            <text:p>0.15012959</text:p>
          </table:table-cell>
          <table:table-cell table:number-columns-repeated="1007"/>
        </table:table-row>
        <table:table-row table:style-name="ro1">
          <table:table-cell office:value-type="string">
            <text:p>O=C1c2cccc(O)c2C(=O)c2c(O)cc(CO)cc21</text:p>
          </table:table-cell>
          <table:table-cell office:value-type="string">
            <text:p>aloe-emodin</text:p>
          </table:table-cell>
          <table:table-cell office:value-type="string">
            <text:p>null</text:p>
          </table:table-cell>
          <table:table-cell office:value-type="float" office:value="454.9">
            <text:p>454.9</text:p>
          </table:table-cell>
          <table:table-cell office:value-type="string">
            <text:p>null</text:p>
          </table:table-cell>
          <table:table-cell office:value-type="float" office:value="0.51">
            <text:p>0.51</text:p>
          </table:table-cell>
          <table:table-cell office:value-type="string">
            <text:p>null</text:p>
          </table:table-cell>
          <table:table-cell office:value-type="float" office:value="47.1">
            <text:p>47.1</text:p>
          </table:table-cell>
          <table:table-cell office:value-type="string">
            <text:p>neutral species, triplet state quantum yield</text:p>
          </table:table-cell>
          <table:table-cell office:value-type="string">
            <text:p>chemrxiv_10.26434_SLASH_chemrxiv-2025-spzw3-v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1422705193982">
            <text:p>0.8214227052</text:p>
          </table:table-cell>
          <table:table-cell table:number-columns-repeated="1007"/>
        </table:table-row>
        <table:table-row table:style-name="ro1">
          <table:table-cell office:value-type="string">
            <text:p>Nc1cccc2c(=O)[nH][nH]c(=O)c12</text:p>
          </table:table-cell>
          <table:table-cell office:value-type="string">
            <text:p>Luminol</text:p>
          </table:table-cell>
          <table:table-cell office:value-type="string">
            <text:p>null</text:p>
          </table:table-cell>
          <table:table-cell office:value-type="float" office:value="430">
            <text:p>430</text:p>
          </table:table-cell>
          <table:table-cell table:number-columns-repeated="2" office:value-type="string">
            <text:p>null</text:p>
          </table:table-cell>
          <table:table-cell office:value-type="string">
            <text:p>1.2e4 (350 nm)</text:p>
          </table:table-cell>
          <table:table-cell office:value-type="string">
            <text:p>null</text:p>
          </table:table-cell>
          <table:table-cell office:value-type="string">
            <text:p>Luminol used as a ligand in coordination polymers for sensing applications.</text:p>
          </table:table-cell>
          <table:table-cell office:value-type="string">
            <text:p>pubmed_1176760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92790142586455">
            <text:p>0.2927901426</text:p>
          </table:table-cell>
          <table:table-cell table:number-columns-repeated="1007"/>
        </table:table-row>
        <table:table-row table:style-name="ro1">
          <table:table-cell office:value-type="string">
            <text:p>O=c1c2ccccc2[nH]c2ccccc12</text:p>
          </table:table-cell>
          <table:table-cell office:value-type="string">
            <text:p>acridin-9(10H)-one</text:p>
          </table:table-cell>
          <table:table-cell office:value-type="string">
            <text:p>powder</text:p>
          </table:table-cell>
          <table:table-cell table:number-columns-repeated="2" office:value-type="string">
            <text:p>null</text:p>
          </table:table-cell>
          <table:table-cell office:value-type="float" office:value="0.0038">
            <text:p>0.0038</text:p>
          </table:table-cell>
          <table:table-cell table:number-columns-repeated="2" office:value-type="string">
            <text:p>null</text:p>
          </table:table-cell>
          <table:table-cell office:value-type="string">
            <text:p>Weak emission as powder</text:p>
          </table:table-cell>
          <table:table-cell office:value-type="string">
            <text:p>pubmed_1184860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3178021488711">
            <text:p>0.8431780215</text:p>
          </table:table-cell>
          <table:table-cell table:number-columns-repeated="1007"/>
        </table:table-row>
        <table:table-row table:style-name="ro1">
          <table:table-cell office:value-type="string">
            <text:p>CCCCCC</text:p>
          </table:table-cell>
          <table:table-cell office:value-type="string">
            <text:p>hexane</text:p>
          </table:table-cell>
          <table:table-cell office:value-type="string">
            <text:p>liquid hydrocarbon</text:p>
          </table:table-cell>
          <table:table-cell office:value-type="string">
            <text:p>null</text:p>
          </table:table-cell>
          <table:table-cell office:value-type="float" office:value="619.1">
            <text:p>619.1</text:p>
          </table:table-cell>
          <table:table-cell table:number-columns-repeated="3" office:value-type="string">
            <text:p>null</text:p>
          </table:table-cell>
          <table:table-cell office:value-type="string">
            <text:p>C2 Swan band emission observed</text:p>
          </table:table-cell>
          <table:table-cell office:value-type="string">
            <text:p>pubmed_1172643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17109622946009">
            <text:p>0.0171096229</text:p>
          </table:table-cell>
          <table:table-cell table:number-columns-repeated="1007"/>
        </table:table-row>
        <table:table-row table:style-name="ro1">
          <table:table-cell office:value-type="string">
            <text:p>CC1=C2[C@@H]([C@H](C)CC[C@H]2/C=C(\C)C(=O)O)[C@H](O)C1</text:p>
          </table:table-cell>
          <table:table-cell office:value-type="string">
            <text:p>hydroxyvalerenic acid</text:p>
          </table:table-cell>
          <table:table-cell office:value-type="string">
            <text:p>null</text:p>
          </table:table-cell>
          <table:table-cell office:value-type="float" office:value="243">
            <text:p>243</text:p>
          </table:table-cell>
          <table:table-cell table:number-columns-repeated="4" office:value-type="string">
            <text:p>null</text:p>
          </table:table-cell>
          <table:table-cell office:value-type="string">
            <text:p>Showed moderate neuroprotective effects.</text:p>
          </table:table-cell>
          <table:table-cell office:value-type="string">
            <text:p>chemrxiv_10.26434_SLASH_chemrxiv-2024-dlfsk</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1518135452643">
            <text:p>0.3151813545</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table:number-columns-repeated="2" office:value-type="string">
            <text:p>null</text:p>
          </table:table-cell>
          <table:table-cell office:value-type="float" office:value="573">
            <text:p>573</text:p>
          </table:table-cell>
          <table:table-cell table:number-columns-repeated="3" office:value-type="string">
            <text:p>null</text:p>
          </table:table-cell>
          <table:table-cell office:value-type="string">
            <text:p>Rhodamine B derivative with one dealkylation step, measured in T50 buffer using sSMF.</text:p>
          </table:table-cell>
          <table:table-cell office:value-type="string">
            <text:p>pubmed_1162203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61976242391393">
            <text:p>0.8619762424</text:p>
          </table:table-cell>
          <table:table-cell table:number-columns-repeated="1007"/>
        </table:table-row>
        <table:table-row table:style-name="ro1">
          <table:table-cell office:value-type="string">
            <text:p>c1ccc(N(c2ccccc2)c2ccc(-c3cnc4nc5c6cccnc6c6ncccc6c5nc4c3)cc2)cc1</text:p>
          </table:table-cell>
          <table:table-cell office:value-type="string">
            <text:p>N,N-diphenyl-4-(pyrido[2',3':5,6]pyrazino[2,3-f][1,10]phenanthrolin-12-yl)aniline</text:p>
          </table:table-cell>
          <table:table-cell office:value-type="string">
            <text:p>toluene</text:p>
          </table:table-cell>
          <table:table-cell office:value-type="float" office:value="469">
            <text:p>469</text:p>
          </table:table-cell>
          <table:table-cell office:value-type="float" office:value="575">
            <text:p>575</text:p>
          </table:table-cell>
          <table:table-cell office:value-type="float" office:value="0.86">
            <text:p>0.86</text:p>
          </table:table-cell>
          <table:table-cell office:value-type="string">
            <text:p>1.9e4 L/(molÂ·cm)</text:p>
          </table:table-cell>
          <table:table-cell office:value-type="float" office:value="7.2">
            <text:p>7.2</text:p>
          </table:table-cell>
          <table:table-cell office:value-type="string">
            <text:p>TADF emitter used as ZnCl2 sensor</text:p>
          </table:table-cell>
          <table:table-cell office:value-type="string">
            <text:p>chemrxiv_10.26434_SLASH_chemrxiv-2023-4tdtf-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1644092686474">
            <text:p>0.5816440927</text:p>
          </table:table-cell>
          <table:table-cell table:number-columns-repeated="1007"/>
        </table:table-row>
        <table:table-row table:style-name="ro1">
          <table:table-cell office:value-type="string">
            <text:p>CCOCCOCCOc1ccsc1</text:p>
          </table:table-cell>
          <table:table-cell office:value-type="string">
            <text:p>3-(2-(2-ethoxyethoxy)ethoxy)thiophene</text:p>
          </table:table-cell>
          <table:table-cell office:value-type="string">
            <text:p>THF/water (1:1)</text:p>
          </table:table-cell>
          <table:table-cell office:value-type="float" office:value="362">
            <text:p>362</text:p>
          </table:table-cell>
          <table:table-cell office:value-type="float" office:value="500">
            <text:p>500</text:p>
          </table:table-cell>
          <table:table-cell office:value-type="float" office:value="0.4">
            <text:p>0.4</text:p>
          </table:table-cell>
          <table:table-cell office:value-type="string">
            <text:p>null</text:p>
          </table:table-cell>
          <table:table-cell office:value-type="float" office:value="1.48">
            <text:p>1.48</text:p>
          </table:table-cell>
          <table:table-cell office:value-type="string">
            <text:p>Fluorescence quenching and blue shift response upon hypochlorite addition; Ï€-stacked aggregates in aqueous medium</text:p>
          </table:table-cell>
          <table:table-cell office:value-type="string">
            <text:p>pubmed_1170820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5319549147971">
            <text:p>0.3531954915</text:p>
          </table:table-cell>
          <table:table-cell table:number-columns-repeated="1007"/>
        </table:table-row>
        <table:table-row table:style-name="ro1">
          <table:table-cell office:value-type="string">
            <text:p>O=C1OC2(c3ccc(O)cc3Oc3cc(O)ccc32)c2ccccc21</text:p>
          </table:table-cell>
          <table:table-cell office:value-type="string">
            <text:p>fluorescein</text:p>
          </table:table-cell>
          <table:table-cell office:value-type="string">
            <text:p>water</text:p>
          </table:table-cell>
          <table:table-cell office:value-type="float" office:value="480">
            <text:p>480</text:p>
          </table:table-cell>
          <table:table-cell office:value-type="float" office:value="520">
            <text:p>520</text:p>
          </table:table-cell>
          <table:table-cell office:value-type="float" office:value="0.92">
            <text:p>0.92</text:p>
          </table:table-cell>
          <table:table-cell office:value-type="string">
            <text:p>null</text:p>
          </table:table-cell>
          <table:table-cell office:value-type="float" office:value="3.97">
            <text:p>3.97</text:p>
          </table:table-cell>
          <table:table-cell office:value-type="string">
            <text:p>Fluorophore used in Homo-FRET studies within BSA proteins; fluorescence lifetime measured in solvated BSA.</text:p>
          </table:table-cell>
          <table:table-cell office:value-type="string">
            <text:p>chemrxiv_10.26434_SLASH_chemrxiv-2024-xqb4g</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06193137448281">
            <text:p>0.0706193137</text:p>
          </table:table-cell>
          <table:table-cell table:number-columns-repeated="1007"/>
        </table:table-row>
        <table:table-row table:style-name="ro1">
          <table:table-cell office:value-type="string">
            <text:p>CCO.C[C@H]1c2cccc(O)c2C(O)=C2C(=O)[C@]3(O)C(=O)/C(=C(\N)O)C(=O)[C@@H](N(C)C)[C@@H]3[C@@H](O)[C@@H]21.C[C@H]1c2cccc(O)c2C(O)=C2C(=O)[C@]3(O)C(=O)/C(=C(\N)O)C(=O)[C@@H](N(C)C)[C@@H]3[C@@H](O)[C@@H]21.O.[Cl-].[Cl-].[H+].[H+]</text:p>
          </table:table-cell>
          <table:table-cell office:value-type="string">
            <text:p>doxycycline hyclate</text:p>
          </table:table-cell>
          <table:table-cell office:value-type="string">
            <text:p>null</text:p>
          </table:table-cell>
          <table:table-cell office:value-type="float" office:value="347">
            <text:p>347</text:p>
          </table:table-cell>
          <table:table-cell table:number-columns-repeated="5" office:value-type="string">
            <text:p>null</text:p>
          </table:table-cell>
          <table:table-cell office:value-type="string">
            <text:p>pubmed_1172869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29063297528774">
            <text:p>0.1290632975</text:p>
          </table:table-cell>
          <table:table-cell table:number-columns-repeated="1007"/>
        </table:table-row>
        <table:table-row table:style-name="ro1">
          <table:table-cell office:value-type="string">
            <text:p>CCC1=C(CC)c2nc1c(CC)c1[nH]c(cc3nc(cc4c(CC)c(CC)c(c2CC)n4CC)C=C3)cc1CC.[Pd+2]</text:p>
          </table:table-cell>
          <table:table-cell office:value-type="string">
            <text:p>palladium( ii) octaethylporphyrin</text:p>
          </table:table-cell>
          <table:table-cell table:number-columns-repeated="3" office:value-type="string">
            <text:p>null</text:p>
          </table:table-cell>
          <table:table-cell office:value-type="float" office:value="0.016">
            <text:p>0.016</text:p>
          </table:table-cell>
          <table:table-cell table:number-columns-repeated="2" office:value-type="string">
            <text:p>null</text:p>
          </table:table-cell>
          <table:table-cell office:value-type="string">
            <text:p>sensitiser used in TTA-UC pair with DPA, upconversion quantum yield of 1.6% achieved</text:p>
          </table:table-cell>
          <table:table-cell office:value-type="string">
            <text:p>pubmed_1171835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52841077884659">
            <text:p>0.1528410779</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null</text:p>
          </table:table-cell>
          <table:table-cell office:value-type="float" office:value="440">
            <text:p>440</text:p>
          </table:table-cell>
          <table:table-cell office:value-type="string">
            <text:p>null</text:p>
          </table:table-cell>
          <table:table-cell office:value-type="float" office:value="0.95">
            <text:p>0.95</text:p>
          </table:table-cell>
          <table:table-cell office:value-type="string">
            <text:p>120000 (440 nm)</text:p>
          </table:table-cell>
          <table:table-cell office:value-type="float" office:value="0.3">
            <text:p>0.3</text:p>
          </table:table-cell>
          <table:table-cell office:value-type="string">
            <text:p>photoredox catalyst used in photobiocatalytic reactions</text:p>
          </table:table-cell>
          <table:table-cell office:value-type="string">
            <text:p>chemrxiv_10.26434_SLASH_chemrxiv-2025-32vjk</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7486960142851">
            <text:p>0.4974869601</text:p>
          </table:table-cell>
          <table:table-cell table:number-columns-repeated="1007"/>
        </table:table-row>
        <table:table-row table:style-name="ro1">
          <table:table-cell office:value-type="string">
            <text:p>O=c1ncnc2[nH][nH]cc1-2</text:p>
          </table:table-cell>
          <table:table-cell office:value-type="string">
            <text:p>monArch</text:p>
          </table:table-cell>
          <table:table-cell office:value-type="string">
            <text:p>null</text:p>
          </table:table-cell>
          <table:table-cell office:value-type="float" office:value="637">
            <text:p>637</text:p>
          </table:table-cell>
          <table:table-cell office:value-type="float" office:value="710">
            <text:p>710</text:p>
          </table:table-cell>
          <table:table-cell table:number-columns-repeated="3" office:value-type="string">
            <text:p>null</text:p>
          </table:table-cell>
          <table:table-cell office:value-type="string">
            <text:p>Voltage-sensitive fluorescent protein derived from Archaerhodopsin-3 with improved brightness.</text:p>
          </table:table-cell>
          <table:table-cell office:value-type="string">
            <text:p>pubmed_1185517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51842034701258">
            <text:p>0.9518420347</text:p>
          </table:table-cell>
          <table:table-cell table:number-columns-repeated="1007"/>
        </table:table-row>
        <table:table-row table:style-name="ro1">
          <table:table-cell office:value-type="string">
            <text:p>P[P]C[Th]</text:p>
          </table:table-cell>
          <table:table-cell office:value-type="string">
            <text:p>Th[10]CPP</text:p>
          </table:table-cell>
          <table:table-cell office:value-type="string">
            <text:p>CHCl3</text:p>
          </table:table-cell>
          <table:table-cell office:value-type="float" office:value="341">
            <text:p>341</text:p>
          </table:table-cell>
          <table:table-cell office:value-type="float" office:value="493">
            <text:p>493</text:p>
          </table:table-cell>
          <table:table-cell office:value-type="float" office:value="0.17">
            <text:p>0.17</text:p>
          </table:table-cell>
          <table:table-cell office:value-type="string">
            <text:p>null</text:p>
          </table:table-cell>
          <table:table-cell office:value-type="float" office:value="1.3">
            <text:p>1.3</text:p>
          </table:table-cell>
          <table:table-cell office:value-type="string">
            <text:p>Displays green emission in PMMA films</text:p>
          </table:table-cell>
          <table:table-cell office:value-type="string">
            <text:p>pubmed_1170734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827238401398063">
            <text:p>0.0827238401</text:p>
          </table:table-cell>
          <table:table-cell table:number-columns-repeated="1007"/>
        </table:table-row>
        <table:table-row table:style-name="ro1">
          <table:table-cell office:value-type="string">
            <text:p>C=C(C)C(=O)OCCOC(=O)C(=C)C</text:p>
          </table:table-cell>
          <table:table-cell office:value-type="string">
            <text:p>ethane-1,2-diyl bis(2-methylacrylate)</text:p>
          </table:table-cell>
          <table:table-cell office:value-type="string">
            <text:p>null</text:p>
          </table:table-cell>
          <table:table-cell office:value-type="float" office:value="829.56">
            <text:p>829.56</text:p>
          </table:table-cell>
          <table:table-cell office:value-type="float" office:value="807.28">
            <text:p>807.28</text:p>
          </table:table-cell>
          <table:table-cell office:value-type="float" office:value="0.45">
            <text:p>0.45</text:p>
          </table:table-cell>
          <table:table-cell office:value-type="string">
            <text:p>null</text:p>
          </table:table-cell>
          <table:table-cell office:value-type="float" office:value="44927.39">
            <text:p>44927.39</text:p>
          </table:table-cell>
          <table:table-cell office:value-type="string">
            <text:p>null</text:p>
          </table:table-cell>
          <table:table-cell office:value-type="string">
            <text:p>pubmed_1192421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539636644534767">
            <text:p>0.0539636645</text:p>
          </table:table-cell>
          <table:table-cell table:number-columns-repeated="1007"/>
        </table:table-row>
        <table:table-row table:style-name="ro1">
          <table:table-cell office:value-type="string">
            <text:p>c1ccpcc1</text:p>
          </table:table-cell>
          <table:table-cell office:value-type="string">
            <text:p>Phosphabenzene</text:p>
          </table:table-cell>
          <table:table-cell office:value-type="string">
            <text:p>null</text:p>
          </table:table-cell>
          <table:table-cell office:value-type="float" office:value="300">
            <text:p>300</text:p>
          </table:table-cell>
          <table:table-cell table:number-columns-repeated="4" office:value-type="string">
            <text:p>null</text:p>
          </table:table-cell>
          <table:table-cell office:value-type="string">
            <text:p>Expected to be red emitters and potential theranostics</text:p>
          </table:table-cell>
          <table:table-cell office:value-type="string">
            <text:p>pubmed_1190162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834727750625461">
            <text:p>0.0834727751</text:p>
          </table:table-cell>
          <table:table-cell table:number-columns-repeated="1007"/>
        </table:table-row>
        <table:table-row table:style-name="ro1">
          <table:table-cell office:value-type="string">
            <text:p>O=Cc1ccccc1</text:p>
          </table:table-cell>
          <table:table-cell office:value-type="string">
            <text:p>benzaldehyde</text:p>
          </table:table-cell>
          <table:table-cell office:value-type="string">
            <text:p>acetonitrile/water (4:1 v/v)</text:p>
          </table:table-cell>
          <table:table-cell table:number-columns-repeated="2" office:value-type="string">
            <text:p>null</text:p>
          </table:table-cell>
          <table:table-cell office:value-type="float" office:value="0.513">
            <text:p>0.513</text:p>
          </table:table-cell>
          <table:table-cell table:number-columns-repeated="2" office:value-type="string">
            <text:p>null</text:p>
          </table:table-cell>
          <table:table-cell office:value-type="string">
            <text:p>Photoelectrocatalytic reduction of benzaldehyde to benzyl alcohol with a Faradaic efficiency of 51.3% under simulated solar illumination.</text:p>
          </table:table-cell>
          <table:table-cell office:value-type="string">
            <text:p>chemrxiv_10.26434_SLASH_chemrxiv-2024-9brl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0106324278749526">
            <text:p>0.0010632428</text:p>
          </table:table-cell>
          <table:table-cell table:number-columns-repeated="1007"/>
        </table:table-row>
        <table:table-row table:style-name="ro1">
          <table:table-cell office:value-type="string">
            <text:p>CC1=[NH+]c2ccc3ccccc3c2C1(C)C.[I-]</text:p>
          </table:table-cell>
          <table:table-cell office:value-type="string">
            <text:p>1,1,2-trimethyl-1H-benzo[e]indolium iodide</text:p>
          </table:table-cell>
          <table:table-cell office:value-type="string">
            <text:p>Britton-Robinson buffer</text:p>
          </table:table-cell>
          <table:table-cell office:value-type="float" office:value="585">
            <text:p>585</text:p>
          </table:table-cell>
          <table:table-cell table:number-columns-repeated="4" office:value-type="string">
            <text:p>null</text:p>
          </table:table-cell>
          <table:table-cell office:value-type="string">
            <text:p>pH-sensitive fluorescent probe for mitochondrial pH imaging in live cells</text:p>
          </table:table-cell>
          <table:table-cell office:value-type="string">
            <text:p>chemrxiv_10.26434_SLASH_chemrxiv-2023-51js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41799400746822">
            <text:p>0.3417994007</text:p>
          </table:table-cell>
          <table:table-cell table:number-columns-repeated="1007"/>
        </table:table-row>
        <table:table-row table:style-name="ro1">
          <table:table-cell office:value-type="string">
            <text:p>Nc1ncnc2nc(/C=C/c3ccccc3)[nH]c12</text:p>
          </table:table-cell>
          <table:table-cell office:value-type="string">
            <text:p>E-8-phenylvinyladenine</text:p>
          </table:table-cell>
          <table:table-cell table:number-columns-repeated="4" office:value-type="string">
            <text:p>null</text:p>
          </table:table-cell>
          <table:table-cell office:value-type="string">
            <text:p>8.97 (Âµ01)</text:p>
          </table:table-cell>
          <table:table-cell office:value-type="string">
            <text:p>null</text:p>
          </table:table-cell>
          <table:table-cell office:value-type="string">
            <text:p>Ïƒ2PA = 41.33 GM</text:p>
          </table:table-cell>
          <table:table-cell office:value-type="string">
            <text:p>chemrxiv_10.26434_SLASH_chemrxiv-2025-q2j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7885700408369">
            <text:p>0.8478857004</text:p>
          </table:table-cell>
          <table:table-cell table:number-columns-repeated="1007"/>
        </table:table-row>
        <table:table-row table:style-name="ro1">
          <table:table-cell office:value-type="string">
            <text:p>C(=C/c1cccc2ccccc12)\c1ccncc1</text:p>
          </table:table-cell>
          <table:table-cell office:value-type="string">
            <text:p>E-4-(1-naphthylvinyl)pyridine</text:p>
          </table:table-cell>
          <table:table-cell table:number-columns-repeated="2" office:value-type="string">
            <text:p>null</text:p>
          </table:table-cell>
          <table:table-cell office:value-type="float" office:value="435">
            <text:p>435</text:p>
          </table:table-cell>
          <table:table-cell table:number-columns-repeated="4" office:value-type="string">
            <text:p>null</text:p>
          </table:table-cell>
          <table:table-cell office:value-type="string">
            <text:p>chemrxiv_10.26434_SLASH_chemrxiv-2024-2106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38191143842414">
            <text:p>0.7381911438</text:p>
          </table:table-cell>
          <table:table-cell table:number-columns-repeated="1007"/>
        </table:table-row>
        <table:table-row table:style-name="ro1">
          <table:table-cell office:value-type="string">
            <text:p>O=C(O)c1ccccc1C(=O)O</text:p>
          </table:table-cell>
          <table:table-cell office:value-type="string">
            <text:p>1,2-Benzenedicarboxylic acid</text:p>
          </table:table-cell>
          <table:table-cell office:value-type="string">
            <text:p>Water</text:p>
          </table:table-cell>
          <table:table-cell office:value-type="float" office:value="250">
            <text:p>250</text:p>
          </table:table-cell>
          <table:table-cell office:value-type="float" office:value="320">
            <text:p>320</text:p>
          </table:table-cell>
          <table:table-cell office:value-type="float" office:value="0.4">
            <text:p>0.4</text:p>
          </table:table-cell>
          <table:table-cell office:value-type="string">
            <text:p>1.2e4 (350 nm)</text:p>
          </table:table-cell>
          <table:table-cell office:value-type="float" office:value="100">
            <text:p>100</text:p>
          </table:table-cell>
          <table:table-cell office:value-type="string">
            <text:p>This compound shows strong absorption in the UV range and moderate quantum yield.</text:p>
          </table:table-cell>
          <table:table-cell office:value-type="string">
            <text:p>pubmed_1172663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68003814667463">
            <text:p>0.5680038147</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distilled water, saline, phosphate-buffered saline, dextrose 5% in water</text:p>
          </table:table-cell>
          <table:table-cell table:number-columns-repeated="2" office:value-type="float" office:value="800">
            <text:p>800</text:p>
          </table:table-cell>
          <table:table-cell office:value-type="float" office:value="0.027">
            <text:p>0.027</text:p>
          </table:table-cell>
          <table:table-cell office:value-type="string">
            <text:p>1.39e5 L/(molÂ·cm)</text:p>
          </table:table-cell>
          <table:table-cell office:value-type="string">
            <text:p>null</text:p>
          </table:table-cell>
          <table:table-cell office:value-type="string">
            <text:p>Lower quantum yield compared to ICB, longer polymethine bridge.</text:p>
          </table:table-cell>
          <table:table-cell office:value-type="string">
            <text:p>pubmed_1167603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04328716592863">
            <text:p>0.3043287166</text:p>
          </table:table-cell>
          <table:table-cell table:number-columns-repeated="1007"/>
        </table:table-row>
        <table:table-row table:style-name="ro1">
          <table:table-cell office:value-type="string">
            <text:p>CCCCCCCCCC(S)C(=O)O</text:p>
          </table:table-cell>
          <table:table-cell office:value-type="string">
            <text:p>mercaptoundecanoic acid</text:p>
          </table:table-cell>
          <table:table-cell table:number-columns-repeated="4" office:value-type="string">
            <text:p>null</text:p>
          </table:table-cell>
          <table:table-cell office:value-type="string">
            <text:p>1.2e4 (350 nm)</text:p>
          </table:table-cell>
          <table:table-cell office:value-type="string">
            <text:p>null</text:p>
          </table:table-cell>
          <table:table-cell office:value-type="string">
            <text:p>AgNPs stabilized with mercaptoundecanoic acid</text:p>
          </table:table-cell>
          <table:table-cell office:value-type="string">
            <text:p>pubmed_1163072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07873741490766">
            <text:p>0.3078737415</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water</text:p>
          </table:table-cell>
          <table:table-cell office:value-type="string">
            <text:p>null</text:p>
          </table:table-cell>
          <table:table-cell office:value-type="float" office:value="832">
            <text:p>832</text:p>
          </table:table-cell>
          <table:table-cell table:number-columns-repeated="3" office:value-type="string">
            <text:p>null</text:p>
          </table:table-cell>
          <table:table-cell office:value-type="string">
            <text:p>ICG binds to various proteins and lipids in the systemic circulation.</text:p>
          </table:table-cell>
          <table:table-cell office:value-type="string">
            <text:p>pubmed_1191719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9081139247865">
            <text:p>0.7790811392</text:p>
          </table:table-cell>
          <table:table-cell table:number-columns-repeated="1007"/>
        </table:table-row>
        <table:table-row table:style-name="ro1">
          <table:table-cell office:value-type="string">
            <text:p>NCCN</text:p>
          </table:table-cell>
          <table:table-cell office:value-type="string">
            <text:p>1,2-ethanediamine</text:p>
          </table:table-cell>
          <table:table-cell office:value-type="string">
            <text:p>null</text:p>
          </table:table-cell>
          <table:table-cell office:value-type="float" office:value="440">
            <text:p>440</text:p>
          </table:table-cell>
          <table:table-cell office:value-type="float" office:value="600">
            <text:p>600</text:p>
          </table:table-cell>
          <table:table-cell table:number-columns-repeated="3" office:value-type="string">
            <text:p>null</text:p>
          </table:table-cell>
          <table:table-cell office:value-type="string">
            <text:p>H-PB film of Zn(II) Schiff-base complex</text:p>
          </table:table-cell>
          <table:table-cell office:value-type="string">
            <text:p>pubmed_1167719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01093017728999">
            <text:p>0.1010930177</text:p>
          </table:table-cell>
          <table:table-cell table:number-columns-repeated="1007"/>
        </table:table-row>
        <table:table-row table:style-name="ro1">
          <table:table-cell office:value-type="string">
            <text:p>COc1cc(/C=C/C(=O)CC(=O)/C=C/c2ccc(O)c(OC)c2)ccc1O</text:p>
          </table:table-cell>
          <table:table-cell office:value-type="string">
            <text:p>Curcumin</text:p>
          </table:table-cell>
          <table:table-cell office:value-type="string">
            <text:p>null</text:p>
          </table:table-cell>
          <table:table-cell office:value-type="float" office:value="435">
            <text:p>435</text:p>
          </table:table-cell>
          <table:table-cell table:number-columns-repeated="5" office:value-type="string">
            <text:p>null</text:p>
          </table:table-cell>
          <table:table-cell office:value-type="string">
            <text:p>pubmed_1176855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1374773206189">
            <text:p>0.4913747732</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water</text:p>
          </table:table-cell>
          <table:table-cell office:value-type="float" office:value="554">
            <text:p>554</text:p>
          </table:table-cell>
          <table:table-cell table:number-columns-repeated="2" office:value-type="string">
            <text:p>null</text:p>
          </table:table-cell>
          <table:table-cell office:value-type="string">
            <text:p>2.8e4 (554 nm)</text:p>
          </table:table-cell>
          <table:table-cell office:value-type="string">
            <text:p>null</text:p>
          </table:table-cell>
          <table:table-cell office:value-type="string">
            <text:p>used as a model pollutant for evaluating photocatalytic degradation performance</text:p>
          </table:table-cell>
          <table:table-cell office:value-type="string">
            <text:p>pubmed_116789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89184306748211">
            <text:p>0.2891843067</text:p>
          </table:table-cell>
          <table:table-cell table:number-columns-repeated="1007"/>
        </table:table-row>
        <table:table-row table:style-name="ro1">
          <table:table-cell office:value-type="string">
            <text:p>C[NH3+].[Br-]</text:p>
          </table:table-cell>
          <table:table-cell office:value-type="string">
            <text:p>methyl ammonium bromide</text:p>
          </table:table-cell>
          <table:table-cell office:value-type="string">
            <text:p>isopropanol</text:p>
          </table:table-cell>
          <table:table-cell office:value-type="float" office:value="365">
            <text:p>365</text:p>
          </table:table-cell>
          <table:table-cell table:number-columns-repeated="4" office:value-type="string">
            <text:p>null</text:p>
          </table:table-cell>
          <table:table-cell office:value-type="string">
            <text:p>Reagent used for lead detection; forms photoluminescent perovskite upon reaction with lead.</text:p>
          </table:table-cell>
          <table:table-cell office:value-type="string">
            <text:p>chemrxiv_10.26434_SLASH_chemrxiv-2023-gg17v-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6576340263709">
            <text:p>0.5965763403</text:p>
          </table:table-cell>
          <table:table-cell table:number-columns-repeated="1007"/>
        </table:table-row>
        <table:table-row table:style-name="ro1">
          <table:table-cell office:value-type="string">
            <text:p>COc1cccc2c1C(=O)c1c(O)c3c(c(O)c1C2=O)C[C@@](O)(C(=O)CO)C[C@@H]3O[C@H]1C[C@H](N)[C@H](O)[C@H](C)O1</text:p>
          </table:table-cell>
          <table:table-cell office:value-type="string">
            <text:p>Doxorubicin</text:p>
          </table:table-cell>
          <table:table-cell office:value-type="string">
            <text:p>chloroform</text:p>
          </table:table-cell>
          <table:table-cell office:value-type="float" office:value="480">
            <text:p>480</text:p>
          </table:table-cell>
          <table:table-cell office:value-type="float" office:value="590">
            <text:p>590</text:p>
          </table:table-cell>
          <table:table-cell table:number-columns-repeated="3" office:value-type="string">
            <text:p>null</text:p>
          </table:table-cell>
          <table:table-cell office:value-type="string">
            <text:p>Loaded into liposomes, detected via fluorescence at specified wavelengths.</text:p>
          </table:table-cell>
          <table:table-cell office:value-type="string">
            <text:p>pubmed_117031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92410978581756">
            <text:p>0.7924109786</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DMSO</text:p>
          </table:table-cell>
          <table:table-cell office:value-type="float" office:value="806">
            <text:p>806</text:p>
          </table:table-cell>
          <table:table-cell office:value-type="string">
            <text:p>null</text:p>
          </table:table-cell>
          <table:table-cell office:value-type="float" office:value="0.2">
            <text:p>0.2</text:p>
          </table:table-cell>
          <table:table-cell table:number-columns-repeated="2" office:value-type="string">
            <text:p>null</text:p>
          </table:table-cell>
          <table:table-cell office:value-type="string">
            <text:p>near-infrared dye used for imaging</text:p>
          </table:table-cell>
          <table:table-cell office:value-type="string">
            <text:p>pubmed_1184961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78209603950381">
            <text:p>0.878209604</text:p>
          </table:table-cell>
          <table:table-cell table:number-columns-repeated="1007"/>
        </table:table-row>
        <table:table-row table:style-name="ro1">
          <table:table-cell office:value-type="string">
            <text:p>O=C([O-])c1ccccc1-c1c2ccc(=O)cc-2oc2cc([O-])ccc12.[Na+].[Na+]</text:p>
          </table:table-cell>
          <table:table-cell office:value-type="string">
            <text:p>fluorescein sodium</text:p>
          </table:table-cell>
          <table:table-cell office:value-type="string">
            <text:p>water</text:p>
          </table:table-cell>
          <table:table-cell office:value-type="float" office:value="476">
            <text:p>476</text:p>
          </table:table-cell>
          <table:table-cell office:value-type="float" office:value="515">
            <text:p>515</text:p>
          </table:table-cell>
          <table:table-cell table:number-columns-repeated="3" office:value-type="string">
            <text:p>null</text:p>
          </table:table-cell>
          <table:table-cell office:value-type="string">
            <text:p>Selective reactivity with non-acetylated sphingoid bases.</text:p>
          </table:table-cell>
          <table:table-cell office:value-type="string">
            <text:p>pubmed_118972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15150160482153">
            <text:p>0.7151501605</text:p>
          </table:table-cell>
          <table:table-cell table:number-columns-repeated="1007"/>
        </table:table-row>
        <table:table-row table:style-name="ro1">
          <table:table-cell office:value-type="string">
            <text:p>C1=Cc2cc3c(-c4ccccc4)c(-c4ccccc4)c(c(-c4ccccc4)c4nc(cc5ccc(cc1n2)[nH]5)C=C4)n3-c1ccccc1.[Pd]</text:p>
          </table:table-cell>
          <table:table-cell office:value-type="string">
            <text:p>Palladium tetraphenylporphyrin</text:p>
          </table:table-cell>
          <table:table-cell office:value-type="string">
            <text:p>toluene</text:p>
          </table:table-cell>
          <table:table-cell office:value-type="float" office:value="700">
            <text:p>700</text:p>
          </table:table-cell>
          <table:table-cell office:value-type="float" office:value="930">
            <text:p>930</text:p>
          </table:table-cell>
          <table:table-cell table:number-columns-repeated="2" office:value-type="string">
            <text:p>null</text:p>
          </table:table-cell>
          <table:table-cell office:value-type="float" office:value="4">
            <text:p>4</text:p>
          </table:table-cell>
          <table:table-cell office:value-type="string">
            <text:p>Sensitizer, long-lived triplet state.</text:p>
          </table:table-cell>
          <table:table-cell office:value-type="string">
            <text:p>pubmed_1163990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5595230115578">
            <text:p>0.5955952301</text:p>
          </table:table-cell>
          <table:table-cell table:number-columns-repeated="1007"/>
        </table:table-row>
        <table:table-row table:style-name="ro1">
          <table:table-cell office:value-type="string">
            <text:p>Clc1cccc2c(C#Cc3ccccc3)c3ccccc3c(C#Cc3ccccc3)c12</text:p>
          </table:table-cell>
          <table:table-cell office:value-type="string">
            <text:p>1-Chloro-9,10-bis(phenylethynyl)anthracene</text:p>
          </table:table-cell>
          <table:table-cell office:value-type="string">
            <text:p>chlorobenzene</text:p>
          </table:table-cell>
          <table:table-cell office:value-type="float" office:value="435">
            <text:p>435</text:p>
          </table:table-cell>
          <table:table-cell office:value-type="float" office:value="540">
            <text:p>540</text:p>
          </table:table-cell>
          <table:table-cell table:number-columns-repeated="2" office:value-type="string">
            <text:p>null</text:p>
          </table:table-cell>
          <table:table-cell office:value-type="float" office:value="1.4">
            <text:p>1.4</text:p>
          </table:table-cell>
          <table:table-cell office:value-type="string">
            <text:p>Red-shifted by ~15 nm compared to BPEA in solution.</text:p>
          </table:table-cell>
          <table:table-cell office:value-type="string">
            <text:p>chemrxiv_10.26434_SLASH_chemrxiv-2024-65rbb-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5174407251179">
            <text:p>0.2351744073</text:p>
          </table:table-cell>
          <table:table-cell table:number-columns-repeated="1007"/>
        </table:table-row>
        <table:table-row table:style-name="ro1">
          <table:table-cell office:value-type="string">
            <text:p>C=O</text:p>
          </table:table-cell>
          <table:table-cell office:value-type="string">
            <text:p>carbon monoxide</text:p>
          </table:table-cell>
          <table:table-cell office:value-type="string">
            <text:p>none</text:p>
          </table:table-cell>
          <table:table-cell table:number-columns-repeated="3" office:value-type="string">
            <text:p>null</text:p>
          </table:table-cell>
          <table:table-cell office:value-type="string">
            <text:p>none</text:p>
          </table:table-cell>
          <table:table-cell office:value-type="string">
            <text:p>null</text:p>
          </table:table-cell>
          <table:table-cell office:value-type="string">
            <text:p>CO absorption features detected in the spectrum.</text:p>
          </table:table-cell>
          <table:table-cell office:value-type="string">
            <text:p>arxiv_2004.05818v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13057329785079">
            <text:p>0.1130573298</text:p>
          </table:table-cell>
          <table:table-cell table:number-columns-repeated="1007"/>
        </table:table-row>
        <table:table-row table:style-name="ro1">
          <table:table-cell office:value-type="string">
            <text:p>O=C([O-])CCCCCCCCCCCS(=O)(=O)O.[Na+]</text:p>
          </table:table-cell>
          <table:table-cell office:value-type="string">
            <text:p>sodium 12-sulfododecanoate</text:p>
          </table:table-cell>
          <table:table-cell office:value-type="string">
            <text:p>null</text:p>
          </table:table-cell>
          <table:table-cell office:value-type="float" office:value="290">
            <text:p>290</text:p>
          </table:table-cell>
          <table:table-cell office:value-type="float" office:value="337">
            <text:p>337</text:p>
          </table:table-cell>
          <table:table-cell table:number-columns-repeated="3" office:value-type="string">
            <text:p>null</text:p>
          </table:table-cell>
          <table:table-cell office:value-type="string">
            <text:p>Lysozyme-SDS complexes showed a two-fold increase in catalytic ability at sub-stoichiometric concentrations.</text:p>
          </table:table-cell>
          <table:table-cell office:value-type="string">
            <text:p>chemrxiv_10.26434_SLASH_chemrxiv-2024-b76v4-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1174701480195">
            <text:p>0.6111747015</text:p>
          </table:table-cell>
          <table:table-cell table:number-columns-repeated="1007"/>
        </table:table-row>
        <table:table-row table:style-name="ro1">
          <table:table-cell office:value-type="string">
            <text:p>c1cc2cccc3c4cccc5cccc(c(c1)c23)c54</text:p>
          </table:table-cell>
          <table:table-cell office:value-type="string">
            <text:p>perylene</text:p>
          </table:table-cell>
          <table:table-cell office:value-type="string">
            <text:p>CHCl3</text:p>
          </table:table-cell>
          <table:table-cell office:value-type="float" office:value="444">
            <text:p>444</text:p>
          </table:table-cell>
          <table:table-cell office:value-type="float" office:value="645">
            <text:p>645</text:p>
          </table:table-cell>
          <table:table-cell table:number-columns-repeated="3" office:value-type="string">
            <text:p>null</text:p>
          </table:table-cell>
          <table:table-cell office:value-type="string">
            <text:p>blue fluorescence, main absorption peaks at 444 and 253 nm, emission peaks at 645 and 435 nm</text:p>
          </table:table-cell>
          <table:table-cell office:value-type="string">
            <text:p>pubmed_118087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03837999282405">
            <text:p>0.6038379993</text:p>
          </table:table-cell>
          <table:table-cell table:number-columns-repeated="1007"/>
        </table:table-row>
        <table:table-row table:style-name="ro1">
          <table:table-cell office:value-type="string">
            <text:p>Nc1cnc2c(c1)cc(-c1ccccc1)c1nc(N)ccc12.[I-]</text:p>
          </table:table-cell>
          <table:table-cell office:value-type="string">
            <text:p>3,8-diamino-6-phenylphenanthroline iodide</text:p>
          </table:table-cell>
          <table:table-cell office:value-type="string">
            <text:p>null</text:p>
          </table:table-cell>
          <table:table-cell office:value-type="float" office:value="536">
            <text:p>536</text:p>
          </table:table-cell>
          <table:table-cell office:value-type="float" office:value="617">
            <text:p>617</text:p>
          </table:table-cell>
          <table:table-cell table:number-columns-repeated="3" office:value-type="string">
            <text:p>null</text:p>
          </table:table-cell>
          <table:table-cell office:value-type="string">
            <text:p>Propidium Iodide used for cell viability</text:p>
          </table:table-cell>
          <table:table-cell office:value-type="string">
            <text:p>pubmed_1176910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5823842789978">
            <text:p>0.8358238428</text:p>
          </table:table-cell>
          <table:table-cell table:number-columns-repeated="1007"/>
        </table:table-row>
        <table:table-row table:style-name="ro1">
          <table:table-cell office:value-type="string">
            <text:p>O=C([O-])c1c(Cl)c(Cl)c(Cl)c(Cl)c1-c1c2cc(I)c(=O)c(I)c-2oc2c(I)c([O-])c(I)cc12.[Na+].[Na+]</text:p>
          </table:table-cell>
          <table:table-cell office:value-type="string">
            <text:p>Rose Bengal</text:p>
          </table:table-cell>
          <table:table-cell office:value-type="string">
            <text:p>water</text:p>
          </table:table-cell>
          <table:table-cell office:value-type="float" office:value="550">
            <text:p>550</text:p>
          </table:table-cell>
          <table:table-cell office:value-type="float" office:value="574">
            <text:p>574</text:p>
          </table:table-cell>
          <table:table-cell office:value-type="float" office:value="0.98">
            <text:p>0.98</text:p>
          </table:table-cell>
          <table:table-cell office:value-type="string">
            <text:p>null</text:p>
          </table:table-cell>
          <table:table-cell office:value-type="float" office:value="0.074">
            <text:p>0.074</text:p>
          </table:table-cell>
          <table:table-cell office:value-type="string">
            <text:p>High intersystem crossing quantum yield (Î¦ISC = 0.98), absorption maximum at ~550 nm in water.</text:p>
          </table:table-cell>
          <table:table-cell office:value-type="string">
            <text:p>chemrxiv_10.26434_SLASH_chemrxiv-2024-5pspg</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7279731789604">
            <text:p>0.4972797318</text:p>
          </table:table-cell>
          <table:table-cell table:number-columns-repeated="1007"/>
        </table:table-row>
        <table:table-row table:style-name="ro1">
          <table:table-cell office:value-type="string">
            <text:p>O=S(=O)(O)c1cc(O)c2ccc3c(S(=O)(=O)O)cc(S(=O)(=O)O)c4ccc1c2c34</text:p>
          </table:table-cell>
          <table:table-cell office:value-type="string">
            <text:p>1-hydroxypyrene-3,6,8-trisulfonic acid</text:p>
          </table:table-cell>
          <table:table-cell office:value-type="string">
            <text:p>null</text:p>
          </table:table-cell>
          <table:table-cell office:value-type="float" office:value="413">
            <text:p>413</text:p>
          </table:table-cell>
          <table:table-cell office:value-type="float" office:value="512.5">
            <text:p>512.5</text:p>
          </table:table-cell>
          <table:table-cell table:number-columns-repeated="3" office:value-type="string">
            <text:p>null</text:p>
          </table:table-cell>
          <table:table-cell office:value-type="string">
            <text:p>Encapsulated within cerasome nanoparticles for enhanced photostability and biocompatibility; ratiometric sensing using excitation at 413 nm and 460 nm with emission around 512 nm.</text:p>
          </table:table-cell>
          <table:table-cell office:value-type="string">
            <text:p>pubmed_1185259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292784669436514">
            <text:p>0.0292784669</text:p>
          </table:table-cell>
          <table:table-cell table:number-columns-repeated="1007"/>
        </table:table-row>
        <table:table-row table:style-name="ro1">
          <table:table-cell office:value-type="string">
            <text:p>CC1Cc2ccc3ccccc3c2C1=C1c2ccccc2-c2ccccc21</text:p>
          </table:table-cell>
          <table:table-cell office:value-type="string">
            <text:p>9-(2-methyl-2,3-dihydro-1H-cyclopenta[a]naphthalen-1-ylidene)-9H-fluorene</text:p>
          </table:table-cell>
          <table:table-cell office:value-type="string">
            <text:p>cyclohexane</text:p>
          </table:table-cell>
          <table:table-cell office:value-type="float" office:value="387">
            <text:p>387</text:p>
          </table:table-cell>
          <table:table-cell table:number-columns-repeated="4" office:value-type="string">
            <text:p>null</text:p>
          </table:table-cell>
          <table:table-cell office:value-type="string">
            <text:p>MS-CASPT2 gas phase S1 â† S0 transition</text:p>
          </table:table-cell>
          <table:table-cell office:value-type="string">
            <text:p>pubmed_1172439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85809967806563">
            <text:p>0.6858099678</text:p>
          </table:table-cell>
          <table:table-cell table:number-columns-repeated="1007"/>
        </table:table-row>
        <table:table-row table:style-name="ro1">
          <table:table-cell office:value-type="string">
            <text:p>CC1(C)C(=CC=C2CCCC(C=CC3=[N+](CCCCS(=O)(=O)O)c4ccc(S(=O)(=O)[O-])cc4C3(C)C)=C2Oc2ccc(CC(NC(=O)c3ccc(NCc4cnc5nc(N)[nH]c(=O)c5n4)cc3)C(=O)O)cc2)N(CCCCS(=O)(=O)O)c2ccc(S(=O)(=O)O)cc21</text:p>
          </table:table-cell>
          <table:table-cell office:value-type="string">
            <text:p>Pafolacianine</text:p>
          </table:table-cell>
          <table:table-cell office:value-type="string">
            <text:p>DMSO</text:p>
          </table:table-cell>
          <table:table-cell office:value-type="float" office:value="793">
            <text:p>793</text:p>
          </table:table-cell>
          <table:table-cell table:number-columns-repeated="4" office:value-type="string">
            <text:p>null</text:p>
          </table:table-cell>
          <table:table-cell office:value-type="string">
            <text:p>Folic acid conjugate of a cyanine dye used for ovarian and lung cancer detection.</text:p>
          </table:table-cell>
          <table:table-cell office:value-type="string">
            <text:p>pubmed_1167978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88856184529141">
            <text:p>0.9888561845</text:p>
          </table:table-cell>
          <table:table-cell table:number-columns-repeated="1007"/>
        </table:table-row>
        <table:table-row table:style-name="ro1">
          <table:table-cell office:value-type="string">
            <text:p>C[N+](C)(C)CCCCCCCCCCCS.[Cl-]</text:p>
          </table:table-cell>
          <table:table-cell office:value-type="string">
            <text:p>(11-mercaptoundecyl)-N,N,N-trimethylammonium chloride</text:p>
          </table:table-cell>
          <table:table-cell table:number-columns-repeated="4" office:value-type="string">
            <text:p>null</text:p>
          </table:table-cell>
          <table:table-cell office:value-type="string">
            <text:p>1.2e4 (350 nm)</text:p>
          </table:table-cell>
          <table:table-cell office:value-type="string">
            <text:p>null</text:p>
          </table:table-cell>
          <table:table-cell office:value-type="string">
            <text:p>AgNPs stabilized with (11-mercaptoundecyl)-N,N,N-trimethylammonium chloride</text:p>
          </table:table-cell>
          <table:table-cell office:value-type="string">
            <text:p>pubmed_1163072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297158460598439">
            <text:p>0.0297158461</text:p>
          </table:table-cell>
          <table:table-cell table:number-columns-repeated="1007"/>
        </table:table-row>
        <table:table-row table:style-name="ro1">
          <table:table-cell office:value-type="string">
            <text:p>c12c3c4c5c1c1c6c7c2c2c8c3c3c9c4c4c%10c5c5c1c1c6c6c%11c7c2c2c7c8c3c3c8c9c4c4c9c%10c5c5c1c1c6c6c%11c2c2c7c3c3c8c4c4c9c5c1c1c6c2c3c41</text:p>
          </table:table-cell>
          <table:table-cell office:value-type="string">
            <text:p>fullerene C60</text:p>
          </table:table-cell>
          <table:table-cell office:value-type="string">
            <text:p>ultra-pure water</text:p>
          </table:table-cell>
          <table:table-cell office:value-type="float" office:value="270">
            <text:p>270</text:p>
          </table:table-cell>
          <table:table-cell table:number-columns-repeated="4" office:value-type="string">
            <text:p>null</text:p>
          </table:table-cell>
          <table:table-cell office:value-type="string">
            <text:p>Absorption peak at 270 nm</text:p>
          </table:table-cell>
          <table:table-cell office:value-type="string">
            <text:p>pubmed_1188255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97954898513854">
            <text:p>0.9979548985</text:p>
          </table:table-cell>
          <table:table-cell table:number-columns-repeated="1007"/>
        </table:table-row>
        <table:table-row table:style-name="ro1">
          <table:table-cell office:value-type="string">
            <text:p>c1csc(-c2ccc3c4ccc(-c5cccs5)cc4n(-c4ccc(N5c6ccccc6Oc6ccccc65)cc4)c3c2)c1</text:p>
          </table:table-cell>
          <table:table-cell office:value-type="string">
            <text:p>10-(4-(2,7-Di(thiophen-2-yl)-9H-carbazol-9-yl)phenyl)-10H-phenoxazine</text:p>
          </table:table-cell>
          <table:table-cell office:value-type="string">
            <text:p>null</text:p>
          </table:table-cell>
          <table:table-cell office:value-type="float" office:value="242">
            <text:p>242</text:p>
          </table:table-cell>
          <table:table-cell table:number-columns-repeated="4" office:value-type="string">
            <text:p>null</text:p>
          </table:table-cell>
          <table:table-cell office:value-type="string">
            <text:p>New absorption peak at 242 nm due to phenoxazine units.</text:p>
          </table:table-cell>
          <table:table-cell office:value-type="string">
            <text:p>pubmed_1167872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129241582471877">
            <text:p>0.0129241582</text:p>
          </table:table-cell>
          <table:table-cell table:number-columns-repeated="1007"/>
        </table:table-row>
        <table:table-row table:style-name="ro1">
          <table:table-cell office:value-type="string">
            <text:p>CCC1=C(C)[C@@H](CC2=N/C(=C\c3[nH]c(C[C@@H]4NC(=O)C(C)=C4CC)c(C)c3CCC(=O)O)C(CCC(=O)O)=C2C)NC1=O</text:p>
          </table:table-cell>
          <table:table-cell office:value-type="string">
            <text:p>phycourobilin</text:p>
          </table:table-cell>
          <table:table-cell office:value-type="string">
            <text:p>null</text:p>
          </table:table-cell>
          <table:table-cell office:value-type="float" office:value="495">
            <text:p>495</text:p>
          </table:table-cell>
          <table:table-cell table:number-columns-repeated="4" office:value-type="string">
            <text:p>null</text:p>
          </table:table-cell>
          <table:table-cell office:value-type="string">
            <text:p>excitation peak at 495 nm</text:p>
          </table:table-cell>
          <table:table-cell office:value-type="string">
            <text:p>pubmed_1179042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8357146130875">
            <text:p>0.5883571461</text:p>
          </table:table-cell>
          <table:table-cell table:number-columns-repeated="1007"/>
        </table:table-row>
        <table:table-row table:style-name="ro1">
          <table:table-cell office:value-type="string">
            <text:p>O=c1c(O)c(-c2ccc(O)c(O)c2)oc2cc(O)cc(O)c12</text:p>
          </table:table-cell>
          <table:table-cell office:value-type="string">
            <text:p>quercetin</text:p>
          </table:table-cell>
          <table:table-cell office:value-type="string">
            <text:p>methanol</text:p>
          </table:table-cell>
          <table:table-cell office:value-type="float" office:value="270">
            <text:p>270</text:p>
          </table:table-cell>
          <table:table-cell table:number-columns-repeated="4" office:value-type="string">
            <text:p>null</text:p>
          </table:table-cell>
          <table:table-cell office:value-type="string">
            <text:p>flavonoid compound identified in HPLC analysis</text:p>
          </table:table-cell>
          <table:table-cell office:value-type="string">
            <text:p>pubmed_1176887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9625753331929">
            <text:p>0.9496257533</text:p>
          </table:table-cell>
          <table:table-cell table:number-columns-repeated="1007"/>
        </table:table-row>
        <table:table-row table:style-name="ro1">
          <table:table-cell office:value-type="string">
            <text:p>Nc1ccc(C(=O)O)cc1N</text:p>
          </table:table-cell>
          <table:table-cell office:value-type="string">
            <text:p>3,4-diaminobenzoic acid</text:p>
          </table:table-cell>
          <table:table-cell office:value-type="string">
            <text:p>Tris-HCl buffer (pH 1.0)</text:p>
          </table:table-cell>
          <table:table-cell office:value-type="string">
            <text:p>null</text:p>
          </table:table-cell>
          <table:table-cell office:value-type="float" office:value="345">
            <text:p>345</text:p>
          </table:table-cell>
          <table:table-cell table:number-columns-repeated="3" office:value-type="string">
            <text:p>null</text:p>
          </table:table-cell>
          <table:table-cell office:value-type="string">
            <text:p>Fluorescence quenching by Se(IV) and Fe(III), part of PCN-224-DABA probe for selective detection</text:p>
          </table:table-cell>
          <table:table-cell office:value-type="string">
            <text:p>pubmed_1167506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2557307658717">
            <text:p>0.9425573077</text:p>
          </table:table-cell>
          <table:table-cell table:number-columns-repeated="1007"/>
        </table:table-row>
        <table:table-row table:style-name="ro1">
          <table:table-cell office:value-type="string">
            <text:p>O=[N+]([O-])c1ccccc1</text:p>
          </table:table-cell>
          <table:table-cell office:value-type="string">
            <text:p>nitrobenzene</text:p>
          </table:table-cell>
          <table:table-cell office:value-type="string">
            <text:p>THF</text:p>
          </table:table-cell>
          <table:table-cell office:value-type="float" office:value="261">
            <text:p>261</text:p>
          </table:table-cell>
          <table:table-cell office:value-type="float" office:value="354">
            <text:p>354</text:p>
          </table:table-cell>
          <table:table-cell office:value-type="string">
            <text:p>null</text:p>
          </table:table-cell>
          <table:table-cell office:value-type="string">
            <text:p>8.9e3 (261 nm), 1.0e3 (354 nm)</text:p>
          </table:table-cell>
          <table:table-cell office:value-type="string">
            <text:p>null</text:p>
          </table:table-cell>
          <table:table-cell office:value-type="string">
            <text:p>UV-Vis absorption bands at 261 nm (É› = 8.9 âˆ™ 10Â³ Mâ»Â¹ cmâ»Â¹) and 354 nm (É› = 1.0 âˆ™ 10Â³ Mâ»Â¹ cmâ»Â¹) observed in THF with NaOtBu base.</text:p>
          </table:table-cell>
          <table:table-cell office:value-type="string">
            <text:p>chemrxiv_10.26434_SLASH_chemrxiv-2025-8hnz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3576035276055">
            <text:p>0.8935760353</text:p>
          </table:table-cell>
          <table:table-cell table:number-columns-repeated="1007"/>
        </table:table-row>
        <table:table-row table:style-name="ro1">
          <table:table-cell office:value-type="string">
            <text:p>c1cc2cccc3c4ccc5c6cccc7cccc(c8ccc(c(c1)c23)c4c85)c76</text:p>
          </table:table-cell>
          <table:table-cell office:value-type="string">
            <text:p>terrylene</text:p>
          </table:table-cell>
          <table:table-cell office:value-type="string">
            <text:p>null</text:p>
          </table:table-cell>
          <table:table-cell table:number-columns-repeated="2" office:value-type="float" office:value="590">
            <text:p>590</text:p>
          </table:table-cell>
          <table:table-cell office:value-type="float" office:value="0.8">
            <text:p>0.8</text:p>
          </table:table-cell>
          <table:table-cell table:number-columns-repeated="2" office:value-type="string">
            <text:p>null</text:p>
          </table:table-cell>
          <table:table-cell office:value-type="string">
            <text:p>Study of single terrylene molecules adsorbed on hBN showing fluorescence spectra with absorption and emission wavelengths between 570-610 nm, quantum yield based on Franck-Condon factor of 0.8.</text:p>
          </table:table-cell>
          <table:table-cell office:value-type="string">
            <text:p>chemrxiv_10.26434_SLASH_chemrxiv-2024-0f3zw</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78688304405659">
            <text:p>0.5786883044</text:p>
          </table:table-cell>
          <table:table-cell table:number-columns-repeated="1007"/>
        </table:table-row>
        <table:table-row table:style-name="ro1">
          <table:table-cell office:value-type="string">
            <text:p>NS(=O)(=O)c1ccc(N=Nc2ccc(O)c(/C=N/N=C(c3ccccc3)c3ccccc3)c2)cc1</text:p>
          </table:table-cell>
          <table:table-cell office:value-type="string">
            <text:p>4-((E)-(3-((E)-((Diphenylmethylene)hydrazineylidene)methyl)-4-hydroxyphenyl)diazenyl)benzenesulfonamide</text:p>
          </table:table-cell>
          <table:table-cell office:value-type="string">
            <text:p>DMF</text:p>
          </table:table-cell>
          <table:table-cell office:value-type="float" office:value="435">
            <text:p>435</text:p>
          </table:table-cell>
          <table:table-cell office:value-type="float" office:value="1023.46">
            <text:p>1023.46</text:p>
          </table:table-cell>
          <table:table-cell office:value-type="string">
            <text:p>null</text:p>
          </table:table-cell>
          <table:table-cell office:value-type="string">
            <text:p>84541 (DMF)</text:p>
          </table:table-cell>
          <table:table-cell office:value-type="string">
            <text:p>null</text:p>
          </table:table-cell>
          <table:table-cell office:value-type="string">
            <text:p>Red solid, yield 86%, Î»_max 435 nm</text:p>
          </table:table-cell>
          <table:table-cell office:value-type="string">
            <text:p>pubmed_118661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3318242654204">
            <text:p>0.6733182427</text:p>
          </table:table-cell>
          <table:table-cell table:number-columns-repeated="1007"/>
        </table:table-row>
        <table:table-row table:style-name="ro1">
          <table:table-cell office:value-type="string">
            <text:p>O=C(O)c1cc(O)c(O)c(O)c1</text:p>
          </table:table-cell>
          <table:table-cell office:value-type="string">
            <text:p>gallic acid</text:p>
          </table:table-cell>
          <table:table-cell office:value-type="string">
            <text:p>null</text:p>
          </table:table-cell>
          <table:table-cell office:value-type="float" office:value="270">
            <text:p>270</text:p>
          </table:table-cell>
          <table:table-cell office:value-type="float" office:value="310">
            <text:p>310</text:p>
          </table:table-cell>
          <table:table-cell office:value-type="float" office:value="0.3">
            <text:p>0.3</text:p>
          </table:table-cell>
          <table:table-cell table:number-columns-repeated="2" office:value-type="string">
            <text:p>null</text:p>
          </table:table-cell>
          <table:table-cell office:value-type="string">
            <text:p>phenolic compound with antioxidant properties</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0421468680724502">
            <text:p>0.0042146868</text:p>
          </table:table-cell>
          <table:table-cell table:number-columns-repeated="1007"/>
        </table:table-row>
        <table:table-row table:style-name="ro1">
          <table:table-cell office:value-type="string">
            <text:p>O=S(=O)([O-])c1ccc(P(c2ccccc2)c2ccc(S(=O)(=O)[O-])cc2)cc1</text:p>
          </table:table-cell>
          <table:table-cell office:value-type="string">
            <text:p>bis(4-sulfonatophenyl)phenylphosphine</text:p>
          </table:table-cell>
          <table:table-cell office:value-type="string">
            <text:p>null</text:p>
          </table:table-cell>
          <table:table-cell office:value-type="float" office:value="400">
            <text:p>400</text:p>
          </table:table-cell>
          <table:table-cell office:value-type="float" office:value="600">
            <text:p>600</text:p>
          </table:table-cell>
          <table:table-cell table:number-columns-repeated="3" office:value-type="string">
            <text:p>null</text:p>
          </table:table-cell>
          <table:table-cell office:value-type="string">
            <text:p>Ligand facilitates fractal assembly via selective oxidation and ligand desorption.</text:p>
          </table:table-cell>
          <table:table-cell office:value-type="string">
            <text:p>chemrxiv_10.26434_SLASH_chemrxiv-2025-81d1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9535726495087">
            <text:p>0.6195357265</text:p>
          </table:table-cell>
          <table:table-cell table:number-columns-repeated="1007"/>
        </table:table-row>
        <table:table-row table:style-name="ro1">
          <table:table-cell office:value-type="string">
            <text:p>O=C1C=CC(=O)c2ccccc21</text:p>
          </table:table-cell>
          <table:table-cell office:value-type="string">
            <text:p>1,4-naphthoquinone</text:p>
          </table:table-cell>
          <table:table-cell office:value-type="string">
            <text:p>dimethylformamide</text:p>
          </table:table-cell>
          <table:table-cell office:value-type="float" office:value="338">
            <text:p>338</text:p>
          </table:table-cell>
          <table:table-cell office:value-type="float" office:value="330">
            <text:p>330</text:p>
          </table:table-cell>
          <table:table-cell table:number-columns-repeated="3" office:value-type="string">
            <text:p>null</text:p>
          </table:table-cell>
          <table:table-cell office:value-type="string">
            <text:p>shift to reduced form observed after irradiation</text:p>
          </table:table-cell>
          <table:table-cell office:value-type="string">
            <text:p>pubmed_1194490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88972118496895">
            <text:p>0.3889721185</text:p>
          </table:table-cell>
          <table:table-cell table:number-columns-repeated="1007"/>
        </table:table-row>
        <table:table-row table:style-name="ro1">
          <table:table-cell office:value-type="string">
            <text:p>O=C([O-])c1ccccc1-c1c2cc(Br)c(=O)c(Br)c-2oc2c(Br)c([O-])c(Br)cc12.[Na+].[Na+]</text:p>
          </table:table-cell>
          <table:table-cell office:value-type="string">
            <text:p>Eosin Y</text:p>
          </table:table-cell>
          <table:table-cell office:value-type="string">
            <text:p>null</text:p>
          </table:table-cell>
          <table:table-cell office:value-type="float" office:value="517">
            <text:p>517</text:p>
          </table:table-cell>
          <table:table-cell table:number-columns-repeated="4" office:value-type="string">
            <text:p>null</text:p>
          </table:table-cell>
          <table:table-cell office:value-type="string">
            <text:p>Used as a sensitizer in photocatalytic hydrogen evolution.</text:p>
          </table:table-cell>
          <table:table-cell office:value-type="string">
            <text:p>pubmed_1194616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82042410690337">
            <text:p>0.2820424107</text:p>
          </table:table-cell>
          <table:table-cell table:number-columns-repeated="1007"/>
        </table:table-row>
        <table:table-row table:style-name="ro1">
          <table:table-cell office:value-type="string">
            <text:p>O=[N+]([O-])c1cc([N+](=O)[O-])c(O)c([N+](=O)[O-])c1</text:p>
          </table:table-cell>
          <table:table-cell office:value-type="string">
            <text:p>2,4,6-trinitrophenol</text:p>
          </table:table-cell>
          <table:table-cell office:value-type="string">
            <text:p>null</text:p>
          </table:table-cell>
          <table:table-cell office:value-type="float" office:value="300">
            <text:p>300</text:p>
          </table:table-cell>
          <table:table-cell table:number-columns-repeated="4" office:value-type="string">
            <text:p>null</text:p>
          </table:table-cell>
          <table:table-cell office:value-type="string">
            <text:p>TNP is the analyte being detected, not a chromophore.</text:p>
          </table:table-cell>
          <table:table-cell office:value-type="string">
            <text:p>pubmed_1182125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7829390317202">
            <text:p>0.8478293903</text:p>
          </table:table-cell>
          <table:table-cell table:number-columns-repeated="1007"/>
        </table:table-row>
        <table:table-row table:style-name="ro1">
          <table:table-cell office:value-type="string">
            <text:p>O=C(O)c1ccccc1-c1c2cc(Cl)c(=O)c(CN(Cc3ccccn3)Cc3ccccn3)c-2oc2c(CN(Cc3ccccn3)Cc3ccccn3)c(O)c(Cl)cc12</text:p>
          </table:table-cell>
          <table:table-cell office:value-type="string">
            <text:p>Zinpyr-1</text:p>
          </table:table-cell>
          <table:table-cell office:value-type="string">
            <text:p>water, buffer solution</text:p>
          </table:table-cell>
          <table:table-cell office:value-type="float" office:value="492">
            <text:p>492</text:p>
          </table:table-cell>
          <table:table-cell office:value-type="float" office:value="536">
            <text:p>536</text:p>
          </table:table-cell>
          <table:table-cell table:number-columns-repeated="3" office:value-type="string">
            <text:p>null</text:p>
          </table:table-cell>
          <table:table-cell office:value-type="string">
            <text:p>Reversible sensor for ZnÂ²+ detection, selective against various cations, detection limits down to 0.1 ÂµM in water and 10 ÂµM in buffer.</text:p>
          </table:table-cell>
          <table:table-cell office:value-type="string">
            <text:p>pubmed_1183743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48219477478415">
            <text:p>0.7482194775</text:p>
          </table:table-cell>
          <table:table-cell table:number-columns-repeated="1007"/>
        </table:table-row>
        <table:table-row table:style-name="ro1">
          <table:table-cell office:value-type="string">
            <text:p>CN1c2ccccc2Cc2ccccc21</text:p>
          </table:table-cell>
          <table:table-cell office:value-type="string">
            <text:p>10-methyl-9,10-dihydroacridine</text:p>
          </table:table-cell>
          <table:table-cell office:value-type="string">
            <text:p>acetonitrile</text:p>
          </table:table-cell>
          <table:table-cell table:number-columns-repeated="4" office:value-type="string">
            <text:p>null</text:p>
          </table:table-cell>
          <table:table-cell office:value-type="float" office:value="7">
            <text:p>7</text:p>
          </table:table-cell>
          <table:table-cell office:value-type="string">
            <text:p>Lifetime from references [5] and [35]</text:p>
          </table:table-cell>
          <table:table-cell office:value-type="string">
            <text:p>pubmed_1190217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3311139373109">
            <text:p>0.3333111394</text:p>
          </table:table-cell>
          <table:table-cell table:number-columns-repeated="1007"/>
        </table:table-row>
        <table:table-row table:style-name="ro1">
          <table:table-cell office:value-type="string">
            <text:p>COc1cc(/C=C/C(=O)CC(=O)/C=C/c2ccc(O)c(OC)c2)ccc1O</text:p>
          </table:table-cell>
          <table:table-cell office:value-type="string">
            <text:p>curcumin</text:p>
          </table:table-cell>
          <table:table-cell office:value-type="string">
            <text:p>water</text:p>
          </table:table-cell>
          <table:table-cell office:value-type="float" office:value="432">
            <text:p>432</text:p>
          </table:table-cell>
          <table:table-cell table:number-columns-repeated="2" office:value-type="string">
            <text:p>null</text:p>
          </table:table-cell>
          <table:table-cell office:value-type="string">
            <text:p>3.6e7 (360 nm)</text:p>
          </table:table-cell>
          <table:table-cell office:value-type="string">
            <text:p>null</text:p>
          </table:table-cell>
          <table:table-cell office:value-type="string">
            <text:p>photostabilization under UV light with Î²-CD</text:p>
          </table:table-cell>
          <table:table-cell office:value-type="string">
            <text:p>pubmed_117557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70179440127686">
            <text:p>0.8701794401</text:p>
          </table:table-cell>
          <table:table-cell table:number-columns-repeated="1007"/>
        </table:table-row>
        <table:table-row table:style-name="ro1">
          <table:table-cell office:value-type="string">
            <text:p>F[B-](F)(F)F.N#[N+]c1ccc([N+](=O)[O-])cc1</text:p>
          </table:table-cell>
          <table:table-cell office:value-type="string">
            <text:p>4-nitrobenzenediazonium tetrafluoroborate</text:p>
          </table:table-cell>
          <table:table-cell office:value-type="string">
            <text:p>no solvent</text:p>
          </table:table-cell>
          <table:table-cell table:number-columns-repeated="3" office:value-type="string">
            <text:p>null</text:p>
          </table:table-cell>
          <table:table-cell office:value-type="string">
            <text:p>no data provided</text:p>
          </table:table-cell>
          <table:table-cell office:value-type="string">
            <text:p>null</text:p>
          </table:table-cell>
          <table:table-cell office:value-type="string">
            <text:p>Controlled introduction of sp3 quantum defects via mechanochemistry; fluorescence quenching observed with excessive defects</text:p>
          </table:table-cell>
          <table:table-cell office:value-type="string">
            <text:p>chemrxiv_10.26434_SLASH_chemrxiv-2024-tcfnv</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97696133097634">
            <text:p>0.9976961331</text:p>
          </table:table-cell>
          <table:table-cell table:number-columns-repeated="1007"/>
        </table:table-row>
        <table:table-row table:style-name="ro1">
          <table:table-cell office:value-type="string">
            <text:p>CC(C)(C)c1cc(C=C(C#N)C#N)cc(C(C)(C)C)c1O</text:p>
          </table:table-cell>
          <table:table-cell office:value-type="string">
            <text:p>Ag 17</text:p>
          </table:table-cell>
          <table:table-cell office:value-type="string">
            <text:p>DCM</text:p>
          </table:table-cell>
          <table:table-cell office:value-type="float" office:value="400">
            <text:p>400</text:p>
          </table:table-cell>
          <table:table-cell office:value-type="float" office:value="650">
            <text:p>650</text:p>
          </table:table-cell>
          <table:table-cell office:value-type="float" office:value="0">
            <text:p>0</text:p>
          </table:table-cell>
          <table:table-cell office:value-type="string">
            <text:p>null</text:p>
          </table:table-cell>
          <table:table-cell office:value-type="float" office:value="15">
            <text:p>15</text:p>
          </table:table-cell>
          <table:table-cell office:value-type="string">
            <text:p>Weak emission at 650 nm</text:p>
          </table:table-cell>
          <table:table-cell office:value-type="string">
            <text:p>pubmed_1178259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022484912537">
            <text:p>0.4102248491</text:p>
          </table:table-cell>
          <table:table-cell table:number-columns-repeated="1007"/>
        </table:table-row>
        <table:table-row table:style-name="ro1">
          <table:table-cell office:value-type="string">
            <text:p>C#Cc1ncccc1-c1ccc2c(c1)Cc1cc(-c3cccnc3C#C)ccc1-2</text:p>
          </table:table-cell>
          <table:table-cell office:value-type="string">
            <text:p>2,7-bis(ethynylpyridin-3-yl)-9H-fluorene</text:p>
          </table:table-cell>
          <table:table-cell office:value-type="string">
            <text:p>chloroform</text:p>
          </table:table-cell>
          <table:table-cell office:value-type="float" office:value="351">
            <text:p>351</text:p>
          </table:table-cell>
          <table:table-cell office:value-type="float" office:value="433">
            <text:p>433</text:p>
          </table:table-cell>
          <table:table-cell office:value-type="string">
            <text:p>null</text:p>
          </table:table-cell>
          <table:table-cell office:value-type="string">
            <text:p>72400 (351 nm)</text:p>
          </table:table-cell>
          <table:table-cell table:number-columns-repeated="2" office:value-type="string">
            <text:p>null</text:p>
          </table:table-cell>
          <table:table-cell office:value-type="string">
            <text:p>pubmed_1186295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20878147007898">
            <text:p>0.420878147</text:p>
          </table:table-cell>
          <table:table-cell table:number-columns-repeated="1007"/>
        </table:table-row>
        <table:table-row table:style-name="ro1">
          <table:table-cell office:value-type="string">
            <text:p>C1=Cc2cc3ccc(cc4nc(cc5ccc(cc1n2)[nH]5)C=C4)[nH]3.[Zn+2]</text:p>
          </table:table-cell>
          <table:table-cell office:value-type="string">
            <text:p>zinc(II) porphyrin</text:p>
          </table:table-cell>
          <table:table-cell office:value-type="string">
            <text:p>DMA</text:p>
          </table:table-cell>
          <table:table-cell office:value-type="float" office:value="400">
            <text:p>400</text:p>
          </table:table-cell>
          <table:table-cell table:number-columns-repeated="3" office:value-type="string">
            <text:p>null</text:p>
          </table:table-cell>
          <table:table-cell office:value-type="float" office:value="100000">
            <text:p>100000</text:p>
          </table:table-cell>
          <table:table-cell office:value-type="string">
            <text:p>ZnP-phen=Re exhibits faster intersystem crossing (~20 ps) due to Re's heavy atom effect; excited states involve Ï€-Ï€* transitions in ZnP; OERS formation occurs via two pathways with BIH.</text:p>
          </table:table-cell>
          <table:table-cell office:value-type="string">
            <text:p>chemrxiv_10.26434_SLASH_chemrxiv-2024-n0pd7-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90841413103044">
            <text:p>0.6908414131</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null</text:p>
          </table:table-cell>
          <table:table-cell office:value-type="float" office:value="560">
            <text:p>560</text:p>
          </table:table-cell>
          <table:table-cell table:number-columns-repeated="4" office:value-type="string">
            <text:p>null</text:p>
          </table:table-cell>
          <table:table-cell office:value-type="string">
            <text:p>The photocatalytic activity of Cu-doped ZnO NFs was enhanced for Rhodamine B degradation under UV light.</text:p>
          </table:table-cell>
          <table:table-cell office:value-type="string">
            <text:p>pubmed_1190466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12737077428028">
            <text:p>0.5127370774</text:p>
          </table:table-cell>
          <table:table-cell table:number-columns-repeated="1007"/>
        </table:table-row>
        <table:table-row table:style-name="ro1">
          <table:table-cell office:value-type="string">
            <text:p>CN(C)c1ccc(C#N)cc1</text:p>
          </table:table-cell>
          <table:table-cell office:value-type="string">
            <text:p>DMABN</text:p>
          </table:table-cell>
          <table:table-cell office:value-type="string">
            <text:p>THF</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Donor-acceptor molecule used to study charge transfer via IR spectroscopy</text:p>
          </table:table-cell>
          <table:table-cell office:value-type="string">
            <text:p>pubmed_118631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6752716572955">
            <text:p>0.4667527166</text:p>
          </table:table-cell>
          <table:table-cell table:number-columns-repeated="1007"/>
        </table:table-row>
        <table:table-row table:style-name="ro1">
          <table:table-cell office:value-type="string">
            <text:p>CC(C)(C)OC(=O)N1CCCC1c1nc2cc(-c3ccc(NC(=O)Cc4ccc(Br)cc4)cc3)ccc2[nH]1</text:p>
          </table:table-cell>
          <table:table-cell office:value-type="string">
            <text:p>tert-butyl 2-(5-(4-(2-(4-bromophenyl)acetamido)phenyl)-1H-benzo[d]imidazole-2-yl)pyrrolidine-1-carboxylate</text:p>
          </table:table-cell>
          <table:table-cell office:value-type="string">
            <text:p>acetonitrile</text:p>
          </table:table-cell>
          <table:table-cell office:value-type="float" office:value="304.06">
            <text:p>304.06</text:p>
          </table:table-cell>
          <table:table-cell office:value-type="float" office:value="379.16">
            <text:p>379.16</text:p>
          </table:table-cell>
          <table:table-cell office:value-type="float" office:value="0.0239">
            <text:p>0.0239</text:p>
          </table:table-cell>
          <table:table-cell table:number-columns-repeated="2" office:value-type="string">
            <text:p>null</text:p>
          </table:table-cell>
          <table:table-cell office:value-type="string">
            <text:p>compound 9o with higher Î» max in UVâ€“Vis spectroscopy</text:p>
          </table:table-cell>
          <table:table-cell office:value-type="string">
            <text:p>pubmed_1180850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83935623429716">
            <text:p>0.9839356234</text:p>
          </table:table-cell>
          <table:table-cell table:number-columns-repeated="1007"/>
        </table:table-row>
        <table:table-row table:style-name="ro1">
          <table:table-cell office:value-type="string">
            <text:p>Nc1c(N=Nc2ccc(-c3ccc(N=Nc4cc(S(=O)(=O)[O-])c5ccccc5c4N)cc3)cc2)cc(S(=O)(=O)[O-])c2ccccc12.[Na+].[Na+]</text:p>
          </table:table-cell>
          <table:table-cell office:value-type="string">
            <text:p>Congo red</text:p>
          </table:table-cell>
          <table:table-cell office:value-type="string">
            <text:p>null</text:p>
          </table:table-cell>
          <table:table-cell office:value-type="float" office:value="484">
            <text:p>484</text:p>
          </table:table-cell>
          <table:table-cell table:number-columns-repeated="4" office:value-type="string">
            <text:p>null</text:p>
          </table:table-cell>
          <table:table-cell office:value-type="string">
            <text:p>azo dye used in aggregates</text:p>
          </table:table-cell>
          <table:table-cell office:value-type="string">
            <text:p>pubmed_1190103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26824501994997">
            <text:p>0.726824502</text:p>
          </table:table-cell>
          <table:table-cell table:number-columns-repeated="1007"/>
        </table:table-row>
        <table:table-row table:style-name="ro1">
          <table:table-cell office:value-type="string">
            <text:p>C=CCCC(=O)c1ccc(Cl)c2c1C(=O)CC2</text:p>
          </table:table-cell>
          <table:table-cell office:value-type="string">
            <text:p>4-chloro-7-(pent-4-enoyl)-1-indanone</text:p>
          </table:table-cell>
          <table:table-cell office:value-type="string">
            <text:p>MeOH</text:p>
          </table:table-cell>
          <table:table-cell office:value-type="float" office:value="366">
            <text:p>366</text:p>
          </table:table-cell>
          <table:table-cell table:number-columns-repeated="4" office:value-type="string">
            <text:p>null</text:p>
          </table:table-cell>
          <table:table-cell office:value-type="string">
            <text:p>Formed via rearrangement from the starting material</text:p>
          </table:table-cell>
          <table:table-cell office:value-type="string">
            <text:p>pubmed_1193414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08690311247483">
            <text:p>0.4086903112</text:p>
          </table:table-cell>
          <table:table-cell table:number-columns-repeated="1007"/>
        </table:table-row>
        <table:table-row table:style-name="ro1">
          <table:table-cell office:value-type="string">
            <text:p>CN(C)c1ccc([C+](c2ccccc2)c2ccc(N(C)C)cc2)cc1.[Cl-]</text:p>
          </table:table-cell>
          <table:table-cell office:value-type="string">
            <text:p>Malachite green</text:p>
          </table:table-cell>
          <table:table-cell office:value-type="string">
            <text:p>null</text:p>
          </table:table-cell>
          <table:table-cell office:value-type="float" office:value="620">
            <text:p>620</text:p>
          </table:table-cell>
          <table:table-cell table:number-columns-repeated="4" office:value-type="string">
            <text:p>null</text:p>
          </table:table-cell>
          <table:table-cell office:value-type="string">
            <text:p>Malachite green is a cationic dye used in the study for adsorption onto alkali-activated spent tea leaves.</text:p>
          </table:table-cell>
          <table:table-cell office:value-type="string">
            <text:p>chemrxiv_10.26434_SLASH_chemrxiv-2024-xv5mf</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7428452093154">
            <text:p>0.7074284521</text:p>
          </table:table-cell>
          <table:table-cell table:number-columns-repeated="1007"/>
        </table:table-row>
        <table:table-row table:style-name="ro1">
          <table:table-cell office:value-type="string">
            <text:p>O=S(=O)([O-])c1cccc(P(c2cccc(S(=O)(=O)[O-])c2)c2cccc(S(=O)(=O)[O-])c2)c1.[Na+].[Na+].[Na+]</text:p>
          </table:table-cell>
          <table:table-cell office:value-type="string">
            <text:p>trisodium triphenylphosphine-3,3',3''-trisulfonate</text:p>
          </table:table-cell>
          <table:table-cell office:value-type="string">
            <text:p>null</text:p>
          </table:table-cell>
          <table:table-cell office:value-type="float" office:value="400">
            <text:p>400</text:p>
          </table:table-cell>
          <table:table-cell office:value-type="float" office:value="600">
            <text:p>600</text:p>
          </table:table-cell>
          <table:table-cell table:number-columns-repeated="3" office:value-type="string">
            <text:p>null</text:p>
          </table:table-cell>
          <table:table-cell office:value-type="string">
            <text:p>Ligand promotes aggregation through strong electrostatic interactions.</text:p>
          </table:table-cell>
          <table:table-cell office:value-type="string">
            <text:p>chemrxiv_10.26434_SLASH_chemrxiv-2025-81d1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51769645744935">
            <text:p>0.1517696457</text:p>
          </table:table-cell>
          <table:table-cell table:number-columns-repeated="1007"/>
        </table:table-row>
        <table:table-row table:style-name="ro1">
          <table:table-cell office:value-type="string">
            <text:p>c1cc2cccc3c4cccc5cccc(c(c1)c23)c54</text:p>
          </table:table-cell>
          <table:table-cell office:value-type="string">
            <text:p>perylene</text:p>
          </table:table-cell>
          <table:table-cell office:value-type="string">
            <text:p>null</text:p>
          </table:table-cell>
          <table:table-cell office:value-type="float" office:value="401.5">
            <text:p>401.5</text:p>
          </table:table-cell>
          <table:table-cell office:value-type="float" office:value="465">
            <text:p>465</text:p>
          </table:table-cell>
          <table:table-cell office:value-type="float" office:value="0.94">
            <text:p>0.94</text:p>
          </table:table-cell>
          <table:table-cell table:number-columns-repeated="2" office:value-type="string">
            <text:p>null</text:p>
          </table:table-cell>
          <table:table-cell office:value-type="string">
            <text:p>Computed absorbance (386-417 nm) and emission (420-510 nm) wavelengths with FQY of ~0.94 in isolation.</text:p>
          </table:table-cell>
          <table:table-cell office:value-type="string">
            <text:p>chemrxiv_10.26434_SLASH_chemrxiv-2024-lp5c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08673159545288">
            <text:p>0.9086731595</text:p>
          </table:table-cell>
          <table:table-cell table:number-columns-repeated="1007"/>
        </table:table-row>
        <table:table-row table:style-name="ro1">
          <table:table-cell office:value-type="string">
            <text:p>CCN(CC)c1ccc2nc3c4ccccc4c(=O)cc-3oc2c1</text:p>
          </table:table-cell>
          <table:table-cell office:value-type="string">
            <text:p>Nile Red</text:p>
          </table:table-cell>
          <table:table-cell office:value-type="string">
            <text:p>dimethyl sulfoxide</text:p>
          </table:table-cell>
          <table:table-cell office:value-type="float" office:value="530">
            <text:p>530</text:p>
          </table:table-cell>
          <table:table-cell office:value-type="float" office:value="630">
            <text:p>630</text:p>
          </table:table-cell>
          <table:table-cell office:value-type="float" office:value="0.7">
            <text:p>0.7</text:p>
          </table:table-cell>
          <table:table-cell office:value-type="string">
            <text:p>null</text:p>
          </table:table-cell>
          <table:table-cell office:value-type="float" office:value="3">
            <text:p>3</text:p>
          </table:table-cell>
          <table:table-cell office:value-type="string">
            <text:p>NR in DMSO</text:p>
          </table:table-cell>
          <table:table-cell office:value-type="string">
            <text:p>chemrxiv_10.26434_SLASH_chemrxiv-2024-ljjb9-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0064788172022">
            <text:p>0.7700647882</text:p>
          </table:table-cell>
          <table:table-cell table:number-columns-repeated="1007"/>
        </table:table-row>
        <table:table-row table:style-name="ro1">
          <table:table-cell office:value-type="string">
            <text:p>[C-]#[N+]C(C)(C)CCC(C)(C)[N+]#[C-]</text:p>
          </table:table-cell>
          <table:table-cell office:value-type="string">
            <text:p>2,5-dimethyl-2,5-diisocyanohexane</text:p>
          </table:table-cell>
          <table:table-cell office:value-type="string">
            <text:p>acetonitrile (AN)</text:p>
          </table:table-cell>
          <table:table-cell office:value-type="float" office:value="629">
            <text:p>629</text:p>
          </table:table-cell>
          <table:table-cell table:number-columns-repeated="2" office:value-type="string">
            <text:p>null</text:p>
          </table:table-cell>
          <table:table-cell office:value-type="string">
            <text:p>11200 (629 nm)</text:p>
          </table:table-cell>
          <table:table-cell office:value-type="string">
            <text:p>null</text:p>
          </table:table-cell>
          <table:table-cell office:value-type="string">
            <text:p>Real-time tracking of photoinduced metalâ€“metal bond formation in a d8 di-iridium complex by vibrational coherence and femtosecond stimulated Raman spectroscopy. The Irâ€“Ir stretching frequency doubled on going from ground to the lowest singlet excited state 1dÏƒ* pÏƒ, from 53 to 126 cmâ»Â¹, demonstrating Irâ€“Ir bond formation.</text:p>
          </table:table-cell>
          <table:table-cell office:value-type="string">
            <text:p>pubmed_1192686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27531518507749">
            <text:p>0.4275315185</text:p>
          </table:table-cell>
          <table:table-cell table:number-columns-repeated="1007"/>
        </table:table-row>
        <table:table-row table:style-name="ro1">
          <table:table-cell office:value-type="string">
            <text:p>I[Pb]I.NC=[NH2+]</text:p>
          </table:table-cell>
          <table:table-cell office:value-type="string">
            <text:p>formamidinium lead iodide</text:p>
          </table:table-cell>
          <table:table-cell table:number-columns-repeated="2" office:value-type="string">
            <text:p>null</text:p>
          </table:table-cell>
          <table:table-cell office:value-type="float" office:value="810">
            <text:p>810</text:p>
          </table:table-cell>
          <table:table-cell table:number-columns-repeated="2" office:value-type="string">
            <text:p>null</text:p>
          </table:table-cell>
          <table:table-cell office:value-type="float" office:value="122.82">
            <text:p>122.82</text:p>
          </table:table-cell>
          <table:table-cell office:value-type="string">
            <text:p>alpha phase, TRPL data</text:p>
          </table:table-cell>
          <table:table-cell office:value-type="string">
            <text:p>pubmed_1178859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51936745271087">
            <text:p>0.1519367453</text:p>
          </table:table-cell>
          <table:table-cell table:number-columns-repeated="1007"/>
        </table:table-row>
        <table:table-row table:style-name="ro1">
          <table:table-cell office:value-type="string">
            <text:p>O=C(O)c1ccccc1O</text:p>
          </table:table-cell>
          <table:table-cell office:value-type="string">
            <text:p>salicylic acid</text:p>
          </table:table-cell>
          <table:table-cell office:value-type="string">
            <text:p>null</text:p>
          </table:table-cell>
          <table:table-cell office:value-type="float" office:value="260">
            <text:p>260</text:p>
          </table:table-cell>
          <table:table-cell office:value-type="float" office:value="310">
            <text:p>310</text:p>
          </table:table-cell>
          <table:table-cell office:value-type="float" office:value="0.25">
            <text:p>0.25</text:p>
          </table:table-cell>
          <table:table-cell table:number-columns-repeated="2" office:value-type="string">
            <text:p>null</text:p>
          </table:table-cell>
          <table:table-cell office:value-type="string">
            <text:p>phenolic compound with signaling properties</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17815591813996">
            <text:p>0.3178155918</text:p>
          </table:table-cell>
          <table:table-cell table:number-columns-repeated="1007"/>
        </table:table-row>
        <table:table-row table:style-name="ro1">
          <table:table-cell office:value-type="string">
            <text:p>Nc1nnc(-c2ccc([N+](=O)[O-])cc2)s1</text:p>
          </table:table-cell>
          <table:table-cell office:value-type="string">
            <text:p>5-(4-nitrophenyl)-1,3,4-thiadiazol-2-amine</text:p>
          </table:table-cell>
          <table:table-cell office:value-type="string">
            <text:p>isopropanol</text:p>
          </table:table-cell>
          <table:table-cell office:value-type="float" office:value="346">
            <text:p>346</text:p>
          </table:table-cell>
          <table:table-cell table:number-columns-repeated="3" office:value-type="string">
            <text:p>null</text:p>
          </table:table-cell>
          <table:table-cell office:value-type="float" office:value="0.4">
            <text:p>0.4</text:p>
          </table:table-cell>
          <table:table-cell office:value-type="string">
            <text:p>Dual fluorescence observed in starch/NTA films due to aggregation-induced emission (AIE).</text:p>
          </table:table-cell>
          <table:table-cell office:value-type="string">
            <text:p>pubmed_1168208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82043114909902">
            <text:p>0.1820431149</text:p>
          </table:table-cell>
          <table:table-cell table:number-columns-repeated="1007"/>
        </table:table-row>
        <table:table-row table:style-name="ro1">
          <table:table-cell office:value-type="string">
            <text:p>C(=C/c1ccc(/C=C/c2ccncc2)cc1)\c1ccncc1</text:p>
          </table:table-cell>
          <table:table-cell office:value-type="string">
            <text:p>1,4-bis((E)-2-(pyridin-4-yl)vinyl)benzene</text:p>
          </table:table-cell>
          <table:table-cell office:value-type="string">
            <text:p>dichloromethane</text:p>
          </table:table-cell>
          <table:table-cell office:value-type="float" office:value="560">
            <text:p>560</text:p>
          </table:table-cell>
          <table:table-cell office:value-type="float" office:value="480">
            <text:p>480</text:p>
          </table:table-cell>
          <table:table-cell office:value-type="float" office:value="0.497">
            <text:p>0.497</text:p>
          </table:table-cell>
          <table:table-cell office:value-type="string">
            <text:p>null</text:p>
          </table:table-cell>
          <table:table-cell office:value-type="float" office:value="8.5">
            <text:p>8.5</text:p>
          </table:table-cell>
          <table:table-cell office:value-type="string">
            <text:p>Monomer crystal shows high quantum yield and CPL activity with |glum| of 0.035.</text:p>
          </table:table-cell>
          <table:table-cell office:value-type="string">
            <text:p>pubmed_1169686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02175836963579">
            <text:p>0.402175837</text:p>
          </table:table-cell>
          <table:table-cell table:number-columns-repeated="1007"/>
        </table:table-row>
        <table:table-row table:style-name="ro1">
          <table:table-cell office:value-type="string">
            <text:p>COC(=O)c1ccc(-c2ccc(OC(=O)c3ccc(Br)cc3)cc2)cc1</text:p>
          </table:table-cell>
          <table:table-cell office:value-type="string">
            <text:p>methyl 4'-[(4-bromobenzoÂ­yl)oxy]biphenyl-4-carboxylate</text:p>
          </table:table-cell>
          <table:table-cell office:value-type="string">
            <text:p>null</text:p>
          </table:table-cell>
          <table:table-cell office:value-type="float" office:value="286.5">
            <text:p>286.5</text:p>
          </table:table-cell>
          <table:table-cell table:number-columns-repeated="4" office:value-type="string">
            <text:p>null</text:p>
          </table:table-cell>
          <table:table-cell office:value-type="string">
            <text:p>exhibits solvatochromic behavior with absorption maxima between 285 and 288 nm, excited dipole moment higher than ground state</text:p>
          </table:table-cell>
          <table:table-cell office:value-type="string">
            <text:p>pubmed_1189158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8606309937313">
            <text:p>0.4386063099</text:p>
          </table:table-cell>
          <table:table-cell table:number-columns-repeated="1007"/>
        </table:table-row>
        <table:table-row table:style-name="ro1">
          <table:table-cell office:value-type="string">
            <text:p>CCCCCC1=C(CCCCC)N2C(=O)C3=C4c5sccc5C(CCCCC)=C(CCCCC)N4C(=O)C3=C2c2sccc21</text:p>
          </table:table-cell>
          <table:table-cell office:value-type="string">
            <text:p>4,5,11,12-tetrapentyl-7H,14H-thieno[3,2-g]thieno[3',2':7,8]indolizino[2,1-a]indolizine-7,14-dione</text:p>
          </table:table-cell>
          <table:table-cell office:value-type="string">
            <text:p>o-dichlorobenzene</text:p>
          </table:table-cell>
          <table:table-cell office:value-type="float" office:value="590">
            <text:p>590</text:p>
          </table:table-cell>
          <table:table-cell office:value-type="float" office:value="725">
            <text:p>725</text:p>
          </table:table-cell>
          <table:table-cell office:value-type="float" office:value="0.6">
            <text:p>0.6</text:p>
          </table:table-cell>
          <table:table-cell table:number-columns-repeated="2" office:value-type="string">
            <text:p>null</text:p>
          </table:table-cell>
          <table:table-cell office:value-type="string">
            <text:p>BIPI exhibits intense luminescence and broad absorption up to 600 nm due to substantial overlap between the HOMO and LUMO orbitals. The fluorescence quantum yield is approximately 60%.</text:p>
          </table:table-cell>
          <table:table-cell office:value-type="string">
            <text:p>pubmed_119478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52176285628229">
            <text:p>0.6521762856</text:p>
          </table:table-cell>
          <table:table-cell table:number-columns-repeated="1007"/>
        </table:table-row>
        <table:table-row table:style-name="ro1">
          <table:table-cell office:value-type="string">
            <text:p>CC(=O)C1CCc2ccccc2C(=O)C2CCCC12</text:p>
          </table:table-cell>
          <table:table-cell office:value-type="string">
            <text:p>4-acetyl-1,2,3,3a,4,5,6,11a-octahydro-11H-benzo[a]cyclopenta[d][8]annulen-11-one</text:p>
          </table:table-cell>
          <table:table-cell office:value-type="string">
            <text:p>dichloromethane</text:p>
          </table:table-cell>
          <table:table-cell office:value-type="float" office:value="373">
            <text:p>373</text:p>
          </table:table-cell>
          <table:table-cell table:number-columns-repeated="4" office:value-type="string">
            <text:p>null</text:p>
          </table:table-cell>
          <table:table-cell office:value-type="string">
            <text:p>De Mayo reaction product</text:p>
          </table:table-cell>
          <table:table-cell office:value-type="string">
            <text:p>pubmed_1182075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7517264764756">
            <text:p>0.3375172648</text:p>
          </table:table-cell>
          <table:table-cell table:number-columns-repeated="1007"/>
        </table:table-row>
        <table:table-row table:style-name="ro1">
          <table:table-cell office:value-type="string">
            <text:p>CC(C)(C)C(=O)OC12C=CC13OCCCC3CC1=C2CCC1=O</text:p>
          </table:table-cell>
          <table:table-cell office:value-type="string">
            <text:p>8-oxo-4,5,6,6a,7,8,9,10-octahydro-10bH-cyclobuta[i]cyclopenta[g]chromen-10b-yl pivalate</text:p>
          </table:table-cell>
          <table:table-cell office:value-type="string">
            <text:p>TFE</text:p>
          </table:table-cell>
          <table:table-cell office:value-type="float" office:value="320">
            <text:p>320</text:p>
          </table:table-cell>
          <table:table-cell table:number-columns-repeated="2" office:value-type="string">
            <text:p>null</text:p>
          </table:table-cell>
          <table:table-cell office:value-type="string">
            <text:p>3980 (320 nm)</text:p>
          </table:table-cell>
          <table:table-cell office:value-type="string">
            <text:p>null</text:p>
          </table:table-cell>
          <table:table-cell office:value-type="string">
            <text:p>UV/vis spectrum shows absorption at 320 nm in TFE</text:p>
          </table:table-cell>
          <table:table-cell office:value-type="string">
            <text:p>pubmed_1193414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65226582530886">
            <text:p>0.7652265825</text:p>
          </table:table-cell>
          <table:table-cell table:number-columns-repeated="1007"/>
        </table:table-row>
        <table:table-row table:style-name="ro1">
          <table:table-cell office:value-type="string">
            <text:p>CC(C)(C)c1cc([NH+]2C=Nc3cc4c(cc32)C(C)(C)c2ccccc2-4)cc(C(C)(C)C)c1</text:p>
          </table:table-cell>
          <table:table-cell office:value-type="string">
            <text:p>1-(3,5-di-tert-butylphenyl)-9,9-dimethyl-1,9-dihydrofluoreno[2,3-d]imidazolium</text:p>
          </table:table-cell>
          <table:table-cell office:value-type="string">
            <text:p>toluene</text:p>
          </table:table-cell>
          <table:table-cell office:value-type="float" office:value="311">
            <text:p>311</text:p>
          </table:table-cell>
          <table:table-cell office:value-type="float" office:value="463">
            <text:p>463</text:p>
          </table:table-cell>
          <table:table-cell office:value-type="float" office:value="0.75">
            <text:p>0.75</text:p>
          </table:table-cell>
          <table:table-cell office:value-type="string">
            <text:p>3.13 (311 nm)</text:p>
          </table:table-cell>
          <table:table-cell office:value-type="float" office:value="1740">
            <text:p>1740</text:p>
          </table:table-cell>
          <table:table-cell office:value-type="string">
            <text:p>High PLQY of 0.75 in toluene</text:p>
          </table:table-cell>
          <table:table-cell office:value-type="string">
            <text:p>pubmed_1192200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387909573037177">
            <text:p>0.0387909573</text:p>
          </table:table-cell>
          <table:table-cell table:number-columns-repeated="1007"/>
        </table:table-row>
        <table:table-row table:style-name="ro1">
          <table:table-cell office:value-type="string">
            <text:p>c1csc(-c2ccc3c(c2)[nH]c2cc(-c4cccs4)ccc23)c1</text:p>
          </table:table-cell>
          <table:table-cell office:value-type="string">
            <text:p>2,7-Di(thiophen-2-yl)-9H-carbazole</text:p>
          </table:table-cell>
          <table:table-cell office:value-type="string">
            <text:p>null</text:p>
          </table:table-cell>
          <table:table-cell office:value-type="float" office:value="260">
            <text:p>260</text:p>
          </table:table-cell>
          <table:table-cell table:number-columns-repeated="4" office:value-type="string">
            <text:p>null</text:p>
          </table:table-cell>
          <table:table-cell office:value-type="string">
            <text:p>Absorption peak around 260 nm attributed to the core of the carbazole unit.</text:p>
          </table:table-cell>
          <table:table-cell office:value-type="string">
            <text:p>pubmed_1167872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06728275958449">
            <text:p>0.806728276</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null</text:p>
          </table:table-cell>
          <table:table-cell office:value-type="float" office:value="780">
            <text:p>780</text:p>
          </table:table-cell>
          <table:table-cell office:value-type="float" office:value="810">
            <text:p>810</text:p>
          </table:table-cell>
          <table:table-cell office:value-type="float" office:value="0.6">
            <text:p>0.6</text:p>
          </table:table-cell>
          <table:table-cell table:number-columns-repeated="2" office:value-type="string">
            <text:p>null</text:p>
          </table:table-cell>
          <table:table-cell office:value-type="string">
            <text:p>Photosensitizer used in photodynamic therapy for periodontitis treatment</text:p>
          </table:table-cell>
          <table:table-cell office:value-type="string">
            <text:p>pubmed_1174351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191584290005267">
            <text:p>0.019158429</text:p>
          </table:table-cell>
          <table:table-cell table:number-columns-repeated="1007"/>
        </table:table-row>
        <table:table-row table:style-name="ro1">
          <table:table-cell office:value-type="string">
            <text:p>Oc1ccc(C=Cc2cc(O)cc(O)c2)cc1</text:p>
          </table:table-cell>
          <table:table-cell office:value-type="string">
            <text:p>resveratrol</text:p>
          </table:table-cell>
          <table:table-cell office:value-type="string">
            <text:p>macrophage membrane-encapsulated nanoparticles</text:p>
          </table:table-cell>
          <table:table-cell office:value-type="float" office:value="305">
            <text:p>305</text:p>
          </table:table-cell>
          <table:table-cell office:value-type="float" office:value="380">
            <text:p>380</text:p>
          </table:table-cell>
          <table:table-cell office:value-type="float" office:value="0.67">
            <text:p>0.67</text:p>
          </table:table-cell>
          <table:table-cell office:value-type="string">
            <text:p>null</text:p>
          </table:table-cell>
          <table:table-cell office:value-type="float" office:value="1.5">
            <text:p>1.5</text:p>
          </table:table-cell>
          <table:table-cell office:value-type="string">
            <text:p>used in macrophage membrane-encapsulated nanomedicine for atherosclerosis treatment</text:p>
          </table:table-cell>
          <table:table-cell office:value-type="string">
            <text:p>pubmed_1176640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25630546174943">
            <text:p>0.4256305462</text:p>
          </table:table-cell>
          <table:table-cell table:number-columns-repeated="1007"/>
        </table:table-row>
        <table:table-row table:style-name="ro1">
          <table:table-cell office:value-type="string">
            <text:p>O=c1cc(OP2(Oc3cc(=O)oc4ccccc34)=NP(Oc3cc(=O)oc4ccccc34)(Oc3cc(=O)oc4ccccc34)=NP(Oc3cc(=O)oc4ccccc34)(Oc3cc(=O)oc4ccccc34)=N2)c2ccccc2o1</text:p>
          </table:table-cell>
          <table:table-cell office:value-type="string">
            <text:p>4,4â€²,4â€³,4â€´,4â€³â€³,4â€´â€³-((1,3,5,2Î»5,4Î»5,6Î»5-triazatriphosphinine-2,2,4,4,6,6-hexayl)hexakis(oxy))hexakis(2 H-chromen-2-one)</text:p>
          </table:table-cell>
          <table:table-cell office:value-type="string">
            <text:p>water</text:p>
          </table:table-cell>
          <table:table-cell office:value-type="float" office:value="350">
            <text:p>350</text:p>
          </table:table-cell>
          <table:table-cell office:value-type="float" office:value="395">
            <text:p>395</text:p>
          </table:table-cell>
          <table:table-cell office:value-type="float" office:value="0.895">
            <text:p>0.895</text:p>
          </table:table-cell>
          <table:table-cell office:value-type="string">
            <text:p>null</text:p>
          </table:table-cell>
          <table:table-cell office:value-type="float" office:value="0.187">
            <text:p>0.187</text:p>
          </table:table-cell>
          <table:table-cell office:value-type="string">
            <text:p>Highly selective fluorescent probe for TNP detection with a low limit of detection (LOD) of 0.334 ppm.</text:p>
          </table:table-cell>
          <table:table-cell office:value-type="string">
            <text:p>pubmed_1184076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40909991040826">
            <text:p>0.0940909991</text:p>
          </table:table-cell>
          <table:table-cell table:number-columns-repeated="1007"/>
        </table:table-row>
        <table:table-row table:style-name="ro1">
          <table:table-cell office:value-type="string">
            <text:p>CCOC(=O)C1=C(C)NC(C)=C(C(=O)OCC)C1</text:p>
          </table:table-cell>
          <table:table-cell office:value-type="string">
            <text:p>Hantzsch ester</text:p>
          </table:table-cell>
          <table:table-cell office:value-type="string">
            <text:p>acetonitrile</text:p>
          </table:table-cell>
          <table:table-cell table:number-columns-repeated="4" office:value-type="string">
            <text:p>null</text:p>
          </table:table-cell>
          <table:table-cell office:value-type="float" office:value="0.32">
            <text:p>0.32</text:p>
          </table:table-cell>
          <table:table-cell office:value-type="string">
            <text:p>Lifetime from reference [19]</text:p>
          </table:table-cell>
          <table:table-cell office:value-type="string">
            <text:p>pubmed_1190217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44178742310032">
            <text:p>0.1441787423</text:p>
          </table:table-cell>
          <table:table-cell table:number-columns-repeated="1007"/>
        </table:table-row>
        <table:table-row table:style-name="ro1">
          <table:table-cell office:value-type="string">
            <text:p>Cc1ccc([N+](=O)[O-])c([N+](=O)[O-])c1[N+](=O)[O-]</text:p>
          </table:table-cell>
          <table:table-cell office:value-type="string">
            <text:p>trinitrotoluene</text:p>
          </table:table-cell>
          <table:table-cell office:value-type="string">
            <text:p>null</text:p>
          </table:table-cell>
          <table:table-cell office:value-type="float" office:value="230">
            <text:p>230</text:p>
          </table:table-cell>
          <table:table-cell table:number-columns-repeated="4" office:value-type="string">
            <text:p>null</text:p>
          </table:table-cell>
          <table:table-cell office:value-type="string">
            <text:p>aromatic explosive</text:p>
          </table:table-cell>
          <table:table-cell office:value-type="string">
            <text:p>pubmed_1177356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7936260411516">
            <text:p>0.2379362604</text:p>
          </table:table-cell>
          <table:table-cell table:number-columns-repeated="1007"/>
        </table:table-row>
        <table:table-row table:style-name="ro1">
          <table:table-cell office:value-type="string">
            <text:p>F[B-](F)(F)F.N#[N+]c1ccccc1-c1ccccc1</text:p>
          </table:table-cell>
          <table:table-cell office:value-type="string">
            <text:p>ortho-phenyl benzenediazonium tetrafluoroborate</text:p>
          </table:table-cell>
          <table:table-cell office:value-type="string">
            <text:p>D2O</text:p>
          </table:table-cell>
          <table:table-cell office:value-type="float" office:value="980">
            <text:p>980</text:p>
          </table:table-cell>
          <table:table-cell table:number-columns-repeated="4" office:value-type="string">
            <text:p>null</text:p>
          </table:table-cell>
          <table:table-cell office:value-type="string">
            <text:p>locally functionalized SWCNTs (lf-SWCNTs) with ortho-phenyl groups, used for temperature sensing in NIR-II region</text:p>
          </table:table-cell>
          <table:table-cell office:value-type="string">
            <text:p>pubmed_1180118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4322403492406">
            <text:p>0.4143224035</text:p>
          </table:table-cell>
          <table:table-cell table:number-columns-repeated="1007"/>
        </table:table-row>
        <table:table-row table:style-name="ro1">
          <table:table-cell office:value-type="string">
            <text:p>C1=NC=C2C=NC=C12</text:p>
          </table:table-cell>
          <table:table-cell office:value-type="string">
            <text:p>pyrrolo[3,4-c]pyrrole</text:p>
          </table:table-cell>
          <table:table-cell office:value-type="string">
            <text:p>null</text:p>
          </table:table-cell>
          <table:table-cell office:value-type="float" office:value="350">
            <text:p>350</text:p>
          </table:table-cell>
          <table:table-cell table:number-columns-repeated="4" office:value-type="string">
            <text:p>null</text:p>
          </table:table-cell>
          <table:table-cell office:value-type="string">
            <text:p>The molecule induces changes in the near-field distributions of the plasmonic nanocavity through its exciton modes. Bright spots within the exciton mode contribute positively to the near fields, while dark spots exhibit a negative impact on the fields distributed in the plasmon junction, resulting in a hot-spot transfer effect.</text:p>
          </table:table-cell>
          <table:table-cell office:value-type="string">
            <text:p>chemrxiv_10.26434_SLASH_chemrxiv-2024-2dk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83317046472803">
            <text:p>0.7833170465</text:p>
          </table:table-cell>
          <table:table-cell table:number-columns-repeated="1007"/>
        </table:table-row>
        <table:table-row table:style-name="ro1">
          <table:table-cell office:value-type="string">
            <text:p>c1ccc2cc3c(cc2c1)cc1ccc2cccc4ccc3c1c24</text:p>
          </table:table-cell>
          <table:table-cell office:value-type="string">
            <text:p>Naphtho[2,3-a]pyrene</text:p>
          </table:table-cell>
          <table:table-cell office:value-type="string">
            <text:p>toluene</text:p>
          </table:table-cell>
          <table:table-cell office:value-type="float" office:value="460">
            <text:p>460</text:p>
          </table:table-cell>
          <table:table-cell office:value-type="float" office:value="520">
            <text:p>520</text:p>
          </table:table-cell>
          <table:table-cell table:number-columns-repeated="2" office:value-type="string">
            <text:p>null</text:p>
          </table:table-cell>
          <table:table-cell office:value-type="float" office:value="1.3">
            <text:p>1.3</text:p>
          </table:table-cell>
          <table:table-cell office:value-type="string">
            <text:p>I-aggregate emission</text:p>
          </table:table-cell>
          <table:table-cell office:value-type="string">
            <text:p>chemrxiv_10.26434_SLASH_chemrxiv-2024-rqzh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5683775031939">
            <text:p>0.975683775</text:p>
          </table:table-cell>
          <table:table-cell table:number-columns-repeated="1007"/>
        </table:table-row>
        <table:table-row table:style-name="ro1">
          <table:table-cell office:value-type="string">
            <text:p>C(=N/Nc1cc(N/N=C/c2cccc3cccnc23)ncn1)\c1cccc2cccnc12</text:p>
          </table:table-cell>
          <table:table-cell office:value-type="string">
            <text:p>4,6-Bis(2-((E)-quinolin-8-ylmethylene)hydrazinyl)pyrimidine</text:p>
          </table:table-cell>
          <table:table-cell office:value-type="string">
            <text:p>null</text:p>
          </table:table-cell>
          <table:table-cell office:value-type="float" office:value="205">
            <text:p>205</text:p>
          </table:table-cell>
          <table:table-cell table:number-columns-repeated="4" office:value-type="string">
            <text:p>null</text:p>
          </table:table-cell>
          <table:table-cell office:value-type="string">
            <text:p>Strong absorption near 205 nm, fluorescence emission near 390 and 450 nm</text:p>
          </table:table-cell>
          <table:table-cell office:value-type="string">
            <text:p>pubmed_116946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5683060968295">
            <text:p>0.505683061</text:p>
          </table:table-cell>
          <table:table-cell table:number-columns-repeated="1007"/>
        </table:table-row>
        <table:table-row table:style-name="ro1">
          <table:table-cell office:value-type="string">
            <text:p>O=C=C1CN=C(c2ccccn2)C(=C=O)C1=C=O.[Cl-].[Cl-].[Cl-].[Cl-].[Re+4]</text:p>
          </table:table-cell>
          <table:table-cell office:value-type="string">
            <text:p>rhenium tricarbonyl bipyridine chloride</text:p>
          </table:table-cell>
          <table:table-cell office:value-type="string">
            <text:p>acetonitrile</text:p>
          </table:table-cell>
          <table:table-cell office:value-type="float" office:value="505">
            <text:p>505</text:p>
          </table:table-cell>
          <table:table-cell table:number-columns-repeated="4" office:value-type="string">
            <text:p>null</text:p>
          </table:table-cell>
          <table:table-cell office:value-type="string">
            <text:p>The catalyst absorbs visible light due to metal-to-ligand charge transfer transitions. The transient absorption spectrum shows a peak at 360 nm and a broad band with a maximum at 505 nm.</text:p>
          </table:table-cell>
          <table:table-cell office:value-type="string">
            <text:p>chemrxiv_10.26434_SLASH_chemrxiv-2025-1fhhv</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16352752409875">
            <text:p>0.7163527524</text:p>
          </table:table-cell>
          <table:table-cell table:number-columns-repeated="1007"/>
        </table:table-row>
        <table:table-row table:style-name="ro1">
          <table:table-cell office:value-type="string">
            <text:p>C=C(C)C1CCC(C)=CC1c1c(O)cc(CCC)cc1O</text:p>
          </table:table-cell>
          <table:table-cell office:value-type="string">
            <text:p>cannabidivarin</text:p>
          </table:table-cell>
          <table:table-cell office:value-type="string">
            <text:p>methanol:chloroform (9:1)</text:p>
          </table:table-cell>
          <table:table-cell office:value-type="float" office:value="234">
            <text:p>234</text:p>
          </table:table-cell>
          <table:table-cell office:value-type="string">
            <text:p>null</text:p>
          </table:table-cell>
          <table:table-cell office:value-type="float" office:value="0.5">
            <text:p>0.5</text:p>
          </table:table-cell>
          <table:table-cell table:number-columns-repeated="2" office:value-type="string">
            <text:p>null</text:p>
          </table:table-cell>
          <table:table-cell office:value-type="string">
            <text:p>Phytocannabinoid from cannabis extracts used in LDL oxidation studies</text:p>
          </table:table-cell>
          <table:table-cell office:value-type="string">
            <text:p>pubmed_1166162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666618465911597">
            <text:p>0.0666618466</text:p>
          </table:table-cell>
          <table:table-cell table:number-columns-repeated="1007"/>
        </table:table-row>
        <table:table-row table:style-name="ro1">
          <table:table-cell office:value-type="string">
            <text:p>CN(C)c1cccc2c(S(=O)(=O)SSS(=O)(=O)c3cccc4c(N(C)C)cccc34)cccc12</text:p>
          </table:table-cell>
          <table:table-cell office:value-type="string">
            <text:p>bis(dansyl)disulfide</text:p>
          </table:table-cell>
          <table:table-cell office:value-type="string">
            <text:p>acetonitrile</text:p>
          </table:table-cell>
          <table:table-cell office:value-type="float" office:value="340">
            <text:p>340</text:p>
          </table:table-cell>
          <table:table-cell office:value-type="float" office:value="464">
            <text:p>464</text:p>
          </table:table-cell>
          <table:table-cell office:value-type="float" office:value="0.98">
            <text:p>0.98</text:p>
          </table:table-cell>
          <table:table-cell office:value-type="string">
            <text:p>8299 (CH3CN)</text:p>
          </table:table-cell>
          <table:table-cell office:value-type="float" office:value="10.6">
            <text:p>10.6</text:p>
          </table:table-cell>
          <table:table-cell office:value-type="string">
            <text:p>Self-quenching due to disulfide bond, used for sodium dithionite detection</text:p>
          </table:table-cell>
          <table:table-cell office:value-type="string">
            <text:p>chemrxiv_10.26434_SLASH_chemrxiv-2024-jl88c</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02063950151205">
            <text:p>0.1020639502</text:p>
          </table:table-cell>
          <table:table-cell table:number-columns-repeated="1007"/>
        </table:table-row>
        <table:table-row table:style-name="ro1">
          <table:table-cell office:value-type="string">
            <text:p>CC(C(=O)O)C(F)(F)C(F)(F)C(F)(F)C(F)(F)C(F)(F)C(F)(F)C(F)(F)F</text:p>
          </table:table-cell>
          <table:table-cell office:value-type="string">
            <text:p>2-(perfluoroheptyl)propanoic acid</text:p>
          </table:table-cell>
          <table:table-cell office:value-type="string">
            <text:p>Poland Spring water</text:p>
          </table:table-cell>
          <table:table-cell office:value-type="float" office:value="470">
            <text:p>470</text:p>
          </table:table-cell>
          <table:table-cell table:number-columns-repeated="2" office:value-type="string">
            <text:p>null</text:p>
          </table:table-cell>
          <table:table-cell office:value-type="string">
            <text:p>Molar absorptivity data provided for anthocyanins (530-637 nm)</text:p>
          </table:table-cell>
          <table:table-cell office:value-type="string">
            <text:p>null</text:p>
          </table:table-cell>
          <table:table-cell office:value-type="string">
            <text:p>PFOA exposure caused chlorosis, reduced elemental concentrations (K, Cu, Fe, Mn, Zn, Mo), and bioaccumulation with a BCF of 56 Â± 7.</text:p>
          </table:table-cell>
          <table:table-cell office:value-type="string">
            <text:p>pubmed_1180797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61498020635918">
            <text:p>0.1614980206</text:p>
          </table:table-cell>
          <table:table-cell table:number-columns-repeated="1007"/>
        </table:table-row>
        <table:table-row table:style-name="ro1">
          <table:table-cell office:value-type="string">
            <text:p>N[C@@H](Cc1ccc(N=Nc2ccccc2)cc1)C(=O)O</text:p>
          </table:table-cell>
          <table:table-cell office:value-type="string">
            <text:p>p-(phenylazo)-L-phenylalanine</text:p>
          </table:table-cell>
          <table:table-cell office:value-type="string">
            <text:p>100 mM Tris/HCl pH 8.0</text:p>
          </table:table-cell>
          <table:table-cell office:value-type="float" office:value="326">
            <text:p>326</text:p>
          </table:table-cell>
          <table:table-cell table:number-columns-repeated="2" office:value-type="string">
            <text:p>null</text:p>
          </table:table-cell>
          <table:table-cell office:value-type="string">
            <text:p>21500 (326 nm)</text:p>
          </table:table-cell>
          <table:table-cell office:value-type="string">
            <text:p>null</text:p>
          </table:table-cell>
          <table:table-cell office:value-type="string">
            <text:p>trans-state</text:p>
          </table:table-cell>
          <table:table-cell office:value-type="string">
            <text:p>pubmed_116555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6375137465075">
            <text:p>0.2363751375</text:p>
          </table:table-cell>
          <table:table-cell table:number-columns-repeated="1007"/>
        </table:table-row>
        <table:table-row table:style-name="ro1">
          <table:table-cell office:value-type="string">
            <text:p>Fc1cccc(F)c1N=Nc1ccccc1</text:p>
          </table:table-cell>
          <table:table-cell office:value-type="string">
            <text:p>2,6-difluoroazobenzene</text:p>
          </table:table-cell>
          <table:table-cell office:value-type="string">
            <text:p>acetonitrile</text:p>
          </table:table-cell>
          <table:table-cell office:value-type="float" office:value="310">
            <text:p>310</text:p>
          </table:table-cell>
          <table:table-cell office:value-type="string">
            <text:p>null</text:p>
          </table:table-cell>
          <table:table-cell office:value-type="float" office:value="0.63">
            <text:p>0.63</text:p>
          </table:table-cell>
          <table:table-cell table:number-columns-repeated="2" office:value-type="string">
            <text:p>null</text:p>
          </table:table-cell>
          <table:table-cell office:value-type="string">
            <text:p>acts as a solvent for other MOST materials such as norbornadiene (NBD)</text:p>
          </table:table-cell>
          <table:table-cell office:value-type="string">
            <text:p>chemrxiv_10.26434_SLASH_chemrxiv-2025-7v3ds-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8198875784874">
            <text:p>0.4819887578</text:p>
          </table:table-cell>
          <table:table-cell table:number-columns-repeated="1007"/>
        </table:table-row>
        <table:table-row table:style-name="ro1">
          <table:table-cell office:value-type="string">
            <text:p>c1ccc2c(c1)ccc1c3ccccc3c3oc4c(ccc5cccnc54)c3c21</text:p>
          </table:table-cell>
          <table:table-cell office:value-type="string">
            <text:p>Chryseno[5â€²,6â€²:4,5]furo[3,2-h]quinoline</text:p>
          </table:table-cell>
          <table:table-cell office:value-type="string">
            <text:p>null</text:p>
          </table:table-cell>
          <table:table-cell office:value-type="float" office:value="390">
            <text:p>390</text:p>
          </table:table-cell>
          <table:table-cell office:value-type="float" office:value="482">
            <text:p>482</text:p>
          </table:table-cell>
          <table:table-cell office:value-type="float" office:value="0.61">
            <text:p>0.61</text:p>
          </table:table-cell>
          <table:table-cell table:number-columns-repeated="2" office:value-type="string">
            <text:p>null</text:p>
          </table:table-cell>
          <table:table-cell office:value-type="string">
            <text:p>Fluorescent compound with significant quantum yield.</text:p>
          </table:table-cell>
          <table:table-cell office:value-type="string">
            <text:p>pubmed_118582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24701831536368">
            <text:p>0.9247018315</text:p>
          </table:table-cell>
          <table:table-cell table:number-columns-repeated="1007"/>
        </table:table-row>
        <table:table-row table:style-name="ro1">
          <table:table-cell office:value-type="string">
            <text:p>c1ccc2nc3ccccc3cc2c1</text:p>
          </table:table-cell>
          <table:table-cell office:value-type="string">
            <text:p>acridine</text:p>
          </table:table-cell>
          <table:table-cell office:value-type="string">
            <text:p>null</text:p>
          </table:table-cell>
          <table:table-cell office:value-type="float" office:value="270.88">
            <text:p>270.88</text:p>
          </table:table-cell>
          <table:table-cell office:value-type="float" office:value="274.86">
            <text:p>274.86</text:p>
          </table:table-cell>
          <table:table-cell table:number-columns-repeated="3" office:value-type="string">
            <text:p>null</text:p>
          </table:table-cell>
          <table:table-cell office:value-type="string">
            <text:p>Dimer absorption peaks from matrix-isolation spectroscopy at 4 K.</text:p>
          </table:table-cell>
          <table:table-cell office:value-type="string">
            <text:p>chemrxiv_10.26434_SLASH_chemrxiv-2024-2jwqj</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3143936395645">
            <text:p>0.7531439364</text:p>
          </table:table-cell>
          <table:table-cell table:number-columns-repeated="1007"/>
        </table:table-row>
        <table:table-row table:style-name="ro1">
          <table:table-cell office:value-type="string">
            <text:p>N[C@@H](CCC(=O)N[C@@H](CS)C(=O)NCC(=O)O)C(=O)O</text:p>
          </table:table-cell>
          <table:table-cell office:value-type="string">
            <text:p>glutathione</text:p>
          </table:table-cell>
          <table:table-cell office:value-type="string">
            <text:p>null</text:p>
          </table:table-cell>
          <table:table-cell office:value-type="float" office:value="290">
            <text:p>290</text:p>
          </table:table-cell>
          <table:table-cell office:value-type="float" office:value="357">
            <text:p>357</text:p>
          </table:table-cell>
          <table:table-cell office:value-type="float" office:value="0.531">
            <text:p>0.531</text:p>
          </table:table-cell>
          <table:table-cell table:number-columns-repeated="2" office:value-type="string">
            <text:p>null</text:p>
          </table:table-cell>
          <table:table-cell office:value-type="string">
            <text:p>Fluorescence quantum yield of CDs- GSH was determined to be 53.1 Â± 1.5%.</text:p>
          </table:table-cell>
          <table:table-cell office:value-type="string">
            <text:p>pubmed_1182250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29336015926674">
            <text:p>0.5293360159</text:p>
          </table:table-cell>
          <table:table-cell table:number-columns-repeated="1007"/>
        </table:table-row>
        <table:table-row table:style-name="ro1">
          <table:table-cell office:value-type="string">
            <text:p>COc1ccc2c(CC(=O)O)cc(=O)oc2c1</text:p>
          </table:table-cell>
          <table:table-cell office:value-type="string">
            <text:p>7-methoxy coumarin-4-acetic acid</text:p>
          </table:table-cell>
          <table:table-cell office:value-type="string">
            <text:p>methanol</text:p>
          </table:table-cell>
          <table:table-cell office:value-type="float" office:value="480">
            <text:p>480</text:p>
          </table:table-cell>
          <table:table-cell office:value-type="float" office:value="510">
            <text:p>510</text:p>
          </table:table-cell>
          <table:table-cell office:value-type="float" office:value="0.9">
            <text:p>0.9</text:p>
          </table:table-cell>
          <table:table-cell office:value-type="string">
            <text:p>null</text:p>
          </table:table-cell>
          <table:table-cell office:value-type="float" office:value="5">
            <text:p>5</text:p>
          </table:table-cell>
          <table:table-cell office:value-type="string">
            <text:p>7MC in methanol</text:p>
          </table:table-cell>
          <table:table-cell office:value-type="string">
            <text:p>chemrxiv_10.26434_SLASH_chemrxiv-2024-ljjb9-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7349631283432">
            <text:p>0.2573496313</text:p>
          </table:table-cell>
          <table:table-cell table:number-columns-repeated="1007"/>
        </table:table-row>
        <table:table-row table:style-name="ro1">
          <table:table-cell office:value-type="string">
            <text:p>O=C(O)c1ccc(-c2ccc(C(=O)O)c(F)c2)cc1</text:p>
          </table:table-cell>
          <table:table-cell office:value-type="string">
            <text:p>3-fluorobiphenyl-4,4â€²-dicarboxylic acid</text:p>
          </table:table-cell>
          <table:table-cell office:value-type="string">
            <text:p>null</text:p>
          </table:table-cell>
          <table:table-cell office:value-type="float" office:value="278">
            <text:p>278</text:p>
          </table:table-cell>
          <table:table-cell office:value-type="float" office:value="395">
            <text:p>395</text:p>
          </table:table-cell>
          <table:table-cell table:number-columns-repeated="3" office:value-type="string">
            <text:p>null</text:p>
          </table:table-cell>
          <table:table-cell office:value-type="string">
            <text:p>Emission due to Ï€*âˆ’Ï€ transitions</text:p>
          </table:table-cell>
          <table:table-cell office:value-type="string">
            <text:p>pubmed_116775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2237464110367">
            <text:p>0.2223746411</text:p>
          </table:table-cell>
          <table:table-cell table:number-columns-repeated="1007"/>
        </table:table-row>
        <table:table-row table:style-name="ro1">
          <table:table-cell office:value-type="string">
            <text:p>[NH3+]Cc1ccc(CCl)cc1</text:p>
          </table:table-cell>
          <table:table-cell office:value-type="string">
            <text:p>4-(chloromethyl)benzylammonium</text:p>
          </table:table-cell>
          <table:table-cell office:value-type="string">
            <text:p>null</text:p>
          </table:table-cell>
          <table:table-cell office:value-type="float" office:value="496">
            <text:p>496</text:p>
          </table:table-cell>
          <table:table-cell table:number-columns-repeated="4" office:value-type="string">
            <text:p>null</text:p>
          </table:table-cell>
          <table:table-cell office:value-type="string">
            <text:p>Chiral copper metal halide with significant absorption in visible region</text:p>
          </table:table-cell>
          <table:table-cell office:value-type="string">
            <text:p>chemrxiv_10.26434_SLASH_chemrxiv-2024-66kvc</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6388647006825">
            <text:p>0.246388647</text:p>
          </table:table-cell>
          <table:table-cell table:number-columns-repeated="1007"/>
        </table:table-row>
        <table:table-row table:style-name="ro1">
          <table:table-cell office:value-type="string">
            <text:p>O=C(O)c1ccc(S)cc1</text:p>
          </table:table-cell>
          <table:table-cell office:value-type="string">
            <text:p>4-mercaptobenzoic acid</text:p>
          </table:table-cell>
          <table:table-cell office:value-type="string">
            <text:p>methanol</text:p>
          </table:table-cell>
          <table:table-cell office:value-type="float" office:value="300">
            <text:p>300</text:p>
          </table:table-cell>
          <table:table-cell table:number-columns-repeated="4" office:value-type="string">
            <text:p>null</text:p>
          </table:table-cell>
          <table:table-cell office:value-type="string">
            <text:p>probe molecule used for Raman scattering, chemisorption confirmed, stable under UV/Vis illumination</text:p>
          </table:table-cell>
          <table:table-cell office:value-type="string">
            <text:p>pubmed_1183009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08250458026305">
            <text:p>0.608250458</text:p>
          </table:table-cell>
          <table:table-cell table:number-columns-repeated="1007"/>
        </table:table-row>
        <table:table-row table:style-name="ro1">
          <table:table-cell office:value-type="string">
            <text:p>C[NH3+].I[Pb]I</text:p>
          </table:table-cell>
          <table:table-cell office:value-type="string">
            <text:p>methylammonium lead iodide</text:p>
          </table:table-cell>
          <table:table-cell office:value-type="string">
            <text:p>methanol</text:p>
          </table:table-cell>
          <table:table-cell office:value-type="string">
            <text:p>null</text:p>
          </table:table-cell>
          <table:table-cell office:value-type="float" office:value="607">
            <text:p>607</text:p>
          </table:table-cell>
          <table:table-cell table:number-columns-repeated="3" office:value-type="string">
            <text:p>null</text:p>
          </table:table-cell>
          <table:table-cell office:value-type="string">
            <text:p>LEDs prepared by MeOH for n= 3 ALN emission</text:p>
          </table:table-cell>
          <table:table-cell office:value-type="string">
            <text:p>pubmed_1182764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92133097164333">
            <text:p>0.3921330972</text:p>
          </table:table-cell>
          <table:table-cell table:number-columns-repeated="1007"/>
        </table:table-row>
        <table:table-row table:style-name="ro1">
          <table:table-cell office:value-type="string">
            <text:p>O=C(OCC1OC(OC(=O)c2cc(O)c(O)c(OC(=O)c3cc(O)c(O)c(O)c3)c2)C(OC(=O)c2cc(O)c(O)c(OC(=O)c3cc(O)c(O)c(O)c3)c2)C(OC(=O)c2cc(O)c(O)c(OC(=O)c3cc(O)c(O)c(O)c3)c2)C1OC(=O)c1cc(O)c(O)c(OC(=O)c2cc(O)c(O)c(O)c2)c1)c1cc(O)c(O)c(OC(=O)c2cc(O)c(O)c(O)c2)c1</text:p>
          </table:table-cell>
          <table:table-cell office:value-type="string">
            <text:p>tannic acid</text:p>
          </table:table-cell>
          <table:table-cell office:value-type="string">
            <text:p>null</text:p>
          </table:table-cell>
          <table:table-cell office:value-type="float" office:value="400">
            <text:p>400</text:p>
          </table:table-cell>
          <table:table-cell office:value-type="float" office:value="600">
            <text:p>600</text:p>
          </table:table-cell>
          <table:table-cell table:number-columns-repeated="3" office:value-type="string">
            <text:p>null</text:p>
          </table:table-cell>
          <table:table-cell office:value-type="string">
            <text:p>Large polyphenol forms static structures hindering fractal growth.</text:p>
          </table:table-cell>
          <table:table-cell office:value-type="string">
            <text:p>chemrxiv_10.26434_SLASH_chemrxiv-2025-81d1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06486151879653">
            <text:p>0.8064861519</text:p>
          </table:table-cell>
          <table:table-cell table:number-columns-repeated="1007"/>
        </table:table-row>
        <table:table-row table:style-name="ro1">
          <table:table-cell office:value-type="string">
            <text:p>C=Cc1c(C)c2cc3nc(cc4[nH]c(cc5nc(cc1[nH]2)C(C)=C5CCC(=O)O)c(CCC(=O)OC)c4C)[C@@]1(C)C3=CC=C(C(=O)OC)[C@H]1C(=O)OC.C=Cc1c(C)c2cc3nc(cc4[nH]c(cc5nc(cc1[nH]2)C(C)=C5CCC(=O)OC)c(CCC(=O)O)c4C)[C@@]1(C)C3=CC=C(C(=O)OC)[C@H]1C(=O)OC</text:p>
          </table:table-cell>
          <table:table-cell office:value-type="string">
            <text:p>Verteporfin</text:p>
          </table:table-cell>
          <table:table-cell office:value-type="string">
            <text:p>DMSO</text:p>
          </table:table-cell>
          <table:table-cell office:value-type="float" office:value="690">
            <text:p>690</text:p>
          </table:table-cell>
          <table:table-cell table:number-columns-repeated="4" office:value-type="string">
            <text:p>null</text:p>
          </table:table-cell>
          <table:table-cell office:value-type="string">
            <text:p>Absorption measured at 690 nm using UV-Vis spectrophotometer; no emission or quantum yield data provided.</text:p>
          </table:table-cell>
          <table:table-cell office:value-type="string">
            <text:p>pubmed_118628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9360453514382">
            <text:p>0.4393604535</text:p>
          </table:table-cell>
          <table:table-cell table:number-columns-repeated="1007"/>
        </table:table-row>
        <table:table-row table:style-name="ro1">
          <table:table-cell office:value-type="string">
            <text:p>CCC(C)C(=O)CC(=O)C(C)CC</text:p>
          </table:table-cell>
          <table:table-cell office:value-type="string">
            <text:p>3,7-dimethyl-4,6-nonanedione</text:p>
          </table:table-cell>
          <table:table-cell office:value-type="string">
            <text:p>dichloromethane</text:p>
          </table:table-cell>
          <table:table-cell office:value-type="float" office:value="290">
            <text:p>290</text:p>
          </table:table-cell>
          <table:table-cell office:value-type="float" office:value="624">
            <text:p>624</text:p>
          </table:table-cell>
          <table:table-cell office:value-type="float" office:value="0.75">
            <text:p>0.75</text:p>
          </table:table-cell>
          <table:table-cell table:number-columns-repeated="2" office:value-type="string">
            <text:p>null</text:p>
          </table:table-cell>
          <table:table-cell office:value-type="string">
            <text:p>High thermal stability with Td above 330 Â°C, used as ancillary ligand in Ir(III) complexes for OLEDs.</text:p>
          </table:table-cell>
          <table:table-cell office:value-type="string">
            <text:p>pubmed_1185873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0972755486146">
            <text:p>0.2509727555</text:p>
          </table:table-cell>
          <table:table-cell table:number-columns-repeated="1007"/>
        </table:table-row>
        <table:table-row table:style-name="ro1">
          <table:table-cell office:value-type="string">
            <text:p>O=Cc1ccc2ccccc2n1</text:p>
          </table:table-cell>
          <table:table-cell office:value-type="string">
            <text:p>Quinoline-2-carboxaldehyde</text:p>
          </table:table-cell>
          <table:table-cell office:value-type="string">
            <text:p>Water</text:p>
          </table:table-cell>
          <table:table-cell office:value-type="float" office:value="250">
            <text:p>250</text:p>
          </table:table-cell>
          <table:table-cell table:number-columns-repeated="4" office:value-type="string">
            <text:p>null</text:p>
          </table:table-cell>
          <table:table-cell office:value-type="string">
            <text:p>Antimicrobial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05723687028512">
            <text:p>0.905723687</text:p>
          </table:table-cell>
          <table:table-cell table:number-columns-repeated="1007"/>
        </table:table-row>
        <table:table-row table:style-name="ro1">
          <table:table-cell office:value-type="string">
            <text:p>CCCCCCCCCCCCC#CC#CCCCCCCCCC(=O)O</text:p>
          </table:table-cell>
          <table:table-cell office:value-type="string">
            <text:p>10,12 pentacosadiynoic acid</text:p>
          </table:table-cell>
          <table:table-cell office:value-type="string">
            <text:p>ethanol</text:p>
          </table:table-cell>
          <table:table-cell office:value-type="float" office:value="580">
            <text:p>580</text:p>
          </table:table-cell>
          <table:table-cell table:number-columns-repeated="4" office:value-type="string">
            <text:p>null</text:p>
          </table:table-cell>
          <table:table-cell office:value-type="string">
            <text:p>vibronic satellite peak at 580 nm</text:p>
          </table:table-cell>
          <table:table-cell office:value-type="string">
            <text:p>pubmed_1176327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16850711219013">
            <text:p>0.0916850711</text:p>
          </table:table-cell>
          <table:table-cell table:number-columns-repeated="1007"/>
        </table:table-row>
        <table:table-row table:style-name="ro1">
          <table:table-cell office:value-type="string">
            <text:p>N#Cc1c(-n2c3ccccc3c3ccccc32)c(C#N)c(-n2c3ccccc3c3ccccc32)c(-n2c3ccccc3c3ccccc32)c1-n1c2ccccc2c2ccccc21</text:p>
          </table:table-cell>
          <table:table-cell office:value-type="string">
            <text:p>4CzIPN</text:p>
          </table:table-cell>
          <table:table-cell office:value-type="string">
            <text:p>DMSO</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Photocatalyst used in reactions under blue light illumination</text:p>
          </table:table-cell>
          <table:table-cell office:value-type="string">
            <text:p>chemrxiv_10.26434_SLASH_chemrxiv-2024-gtfjt</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71662451745942">
            <text:p>0.4716624517</text:p>
          </table:table-cell>
          <table:table-cell table:number-columns-repeated="1007"/>
        </table:table-row>
        <table:table-row table:style-name="ro1">
          <table:table-cell office:value-type="string">
            <text:p>CC[n+]1ccn(C)c1.F[B-](F)(F)F</text:p>
          </table:table-cell>
          <table:table-cell office:value-type="string">
            <text:p>1-ethyl-3-methylimidazolium tetrafluoroborate</text:p>
          </table:table-cell>
          <table:table-cell table:number-columns-repeated="2" office:value-type="string">
            <text:p>null</text:p>
          </table:table-cell>
          <table:table-cell office:value-type="float" office:value="620.2">
            <text:p>620.2</text:p>
          </table:table-cell>
          <table:table-cell table:number-columns-repeated="3" office:value-type="string">
            <text:p>null</text:p>
          </table:table-cell>
          <table:table-cell office:value-type="string">
            <text:p>Organic droplet oscillator used in electrically switchable microlaser array; exhibits Q-factor attenuation under electric field deformation.</text:p>
          </table:table-cell>
          <table:table-cell office:value-type="string">
            <text:p>pubmed_1179572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40945650916547">
            <text:p>0.4409456509</text:p>
          </table:table-cell>
          <table:table-cell table:number-columns-repeated="1007"/>
        </table:table-row>
        <table:table-row table:style-name="ro1">
          <table:table-cell office:value-type="string">
            <text:p>Oc1cc(O)c2c(c1)O[C@H](c1ccc(O)c(O)c1)[C@H](O)C2</text:p>
          </table:table-cell>
          <table:table-cell office:value-type="string">
            <text:p>(-)-epicatechin</text:p>
          </table:table-cell>
          <table:table-cell office:value-type="string">
            <text:p>null</text:p>
          </table:table-cell>
          <table:table-cell office:value-type="float" office:value="278">
            <text:p>278</text:p>
          </table:table-cell>
          <table:table-cell table:number-columns-repeated="4" office:value-type="string">
            <text:p>null</text:p>
          </table:table-cell>
          <table:table-cell office:value-type="string">
            <text:p>UV detector at 278 nm used in HPLC analysis</text:p>
          </table:table-cell>
          <table:table-cell office:value-type="string">
            <text:p>pubmed_1167567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5945187713951">
            <text:p>0.7059451877</text:p>
          </table:table-cell>
          <table:table-cell table:number-columns-repeated="1007"/>
        </table:table-row>
        <table:table-row table:style-name="ro1">
          <table:table-cell office:value-type="string">
            <text:p>Cc1cc(C)c2c(c1)C(=O)CCC2</text:p>
          </table:table-cell>
          <table:table-cell office:value-type="string">
            <text:p>5,7-Dimethyl-3,4-dihydro-1(2H)-naphthalenone</text:p>
          </table:table-cell>
          <table:table-cell table:number-columns-repeated="3" office:value-type="string">
            <text:p>null</text:p>
          </table:table-cell>
          <table:table-cell office:value-type="float" office:value="0.79">
            <text:p>0.79</text:p>
          </table:table-cell>
          <table:table-cell office:value-type="string">
            <text:p>1.2e4 (350 nm)</text:p>
          </table:table-cell>
          <table:table-cell office:value-type="string">
            <text:p>null</text:p>
          </table:table-cell>
          <table:table-cell office:value-type="string">
            <text:p>Demonstrates a significant binding score of âˆ’8.3 kcal/mol.</text:p>
          </table:table-cell>
          <table:table-cell office:value-type="string">
            <text:p>pubmed_1184920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5849287249148">
            <text:p>0.6158492872</text:p>
          </table:table-cell>
          <table:table-cell table:number-columns-repeated="1007"/>
        </table:table-row>
        <table:table-row table:style-name="ro1">
          <table:table-cell office:value-type="string">
            <text:p>CCCCCCOC(C)C1=C(C)C2=NC1=CC1=NC(=CC3=C(C)C4=C(O)CC(=C5NC(=C2)C(C)C5CCC(=O)O)C4=N3)C(CC)=C1C</text:p>
          </table:table-cell>
          <table:table-cell office:value-type="string">
            <text:p>2-[1-hexyloxyethyl]-2-devinyl pyropheophorbide-a</text:p>
          </table:table-cell>
          <table:table-cell office:value-type="string">
            <text:p>water</text:p>
          </table:table-cell>
          <table:table-cell office:value-type="string">
            <text:p>null</text:p>
          </table:table-cell>
          <table:table-cell office:value-type="float" office:value="715">
            <text:p>715</text:p>
          </table:table-cell>
          <table:table-cell table:number-columns-repeated="3" office:value-type="string">
            <text:p>null</text:p>
          </table:table-cell>
          <table:table-cell office:value-type="string">
            <text:p>Photosensitizer with enhanced fluorescence and singlet oxygen generation when heated</text:p>
          </table:table-cell>
          <table:table-cell office:value-type="string">
            <text:p>pubmed_1180922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88942245254293">
            <text:p>0.9889422453</text:p>
          </table:table-cell>
          <table:table-cell table:number-columns-repeated="1007"/>
        </table:table-row>
        <table:table-row table:style-name="ro1">
          <table:table-cell office:value-type="string">
            <text:p>COC(=O)C(=O)c1ccccc1</text:p>
          </table:table-cell>
          <table:table-cell office:value-type="string">
            <text:p>methyl benzoylformate</text:p>
          </table:table-cell>
          <table:table-cell table:number-columns-repeated="5" office:value-type="string">
            <text:p>null</text:p>
          </table:table-cell>
          <table:table-cell office:value-type="float" office:value="460">
            <text:p>460</text:p>
          </table:table-cell>
          <table:table-cell office:value-type="string">
            <text:p>Lifetime measured under specific conditions.</text:p>
          </table:table-cell>
          <table:table-cell office:value-type="string">
            <text:p>chemrxiv_10.26434_SLASH_chemrxiv-2024-b5llr</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44386285077781">
            <text:p>0.0744386285</text:p>
          </table:table-cell>
          <table:table-cell table:number-columns-repeated="1007"/>
        </table:table-row>
        <table:table-row table:style-name="ro1">
          <table:table-cell office:value-type="string">
            <text:p>CCCCCCCCCCCCCCCC(=O)O</text:p>
          </table:table-cell>
          <table:table-cell office:value-type="string">
            <text:p>Hexadecanoic acid</text:p>
          </table:table-cell>
          <table:table-cell office:value-type="string">
            <text:p>Ethyl acetate</text:p>
          </table:table-cell>
          <table:table-cell table:number-columns-repeated="3" office:value-type="string">
            <text:p>null</text:p>
          </table:table-cell>
          <table:table-cell office:value-type="string">
            <text:p>C16H32O2</text:p>
          </table:table-cell>
          <table:table-cell office:value-type="string">
            <text:p>null</text:p>
          </table:table-cell>
          <table:table-cell office:value-type="string">
            <text:p>Part of F12 fraction with anticancer activity</text:p>
          </table:table-cell>
          <table:table-cell office:value-type="string">
            <text:p>pubmed_1179933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60185443982482">
            <text:p>0.960185444</text:p>
          </table:table-cell>
          <table:table-cell table:number-columns-repeated="1007"/>
        </table:table-row>
        <table:table-row table:style-name="ro1">
          <table:table-cell office:value-type="string">
            <text:p>O=c1ccc2ccccc2[nH]1</text:p>
          </table:table-cell>
          <table:table-cell office:value-type="string">
            <text:p>carbostyril</text:p>
          </table:table-cell>
          <table:table-cell office:value-type="string">
            <text:p>aqueous</text:p>
          </table:table-cell>
          <table:table-cell office:value-type="float" office:value="273">
            <text:p>273</text:p>
          </table:table-cell>
          <table:table-cell table:number-columns-repeated="2" office:value-type="string">
            <text:p>null</text:p>
          </table:table-cell>
          <table:table-cell office:value-type="string">
            <text:p>13.1 (273 nm)</text:p>
          </table:table-cell>
          <table:table-cell office:value-type="string">
            <text:p>null</text:p>
          </table:table-cell>
          <table:table-cell office:value-type="string">
            <text:p>quinolinone derivative</text:p>
          </table:table-cell>
          <table:table-cell office:value-type="string">
            <text:p>chemrxiv_10.26434_SLASH_chemrxiv-2024-37crl-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96716451318935">
            <text:p>0.6967164513</text:p>
          </table:table-cell>
          <table:table-cell table:number-columns-repeated="1007"/>
        </table:table-row>
        <table:table-row table:style-name="ro1">
          <table:table-cell office:value-type="string">
            <text:p>O=C(/C=C/c1ccc(O)c2c1[C@@H](C(=O)OC(Cc1ccc(O)c(O)c1)C(=O)O)[C@H](c1ccc(O)c(O)c1)O2)O[C@H](Cc1ccc(O)c(O)c1)C(=O)O</text:p>
          </table:table-cell>
          <table:table-cell office:value-type="string">
            <text:p>Salvianolic acid B</text:p>
          </table:table-cell>
          <table:table-cell office:value-type="string">
            <text:p>null</text:p>
          </table:table-cell>
          <table:table-cell office:value-type="float" office:value="911.43">
            <text:p>911.43</text:p>
          </table:table-cell>
          <table:table-cell office:value-type="float" office:value="698.83">
            <text:p>698.83</text:p>
          </table:table-cell>
          <table:table-cell office:value-type="float" office:value="0.77">
            <text:p>0.77</text:p>
          </table:table-cell>
          <table:table-cell office:value-type="string">
            <text:p>null</text:p>
          </table:table-cell>
          <table:table-cell office:value-type="float" office:value="13216.77">
            <text:p>13216.77</text:p>
          </table:table-cell>
          <table:table-cell office:value-type="string">
            <text:p>null</text:p>
          </table:table-cell>
          <table:table-cell office:value-type="string">
            <text:p>pubmed_116654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0193135766313">
            <text:p>0.7001931358</text:p>
          </table:table-cell>
          <table:table-cell table:number-columns-repeated="1007"/>
        </table:table-row>
        <table:table-row table:style-name="ro1">
          <table:table-cell office:value-type="string">
            <text:p>COc1cc(/C=C/C(=O)CC(=O)/C=C/c2ccc(O)c(OC)c2)ccc1O</text:p>
          </table:table-cell>
          <table:table-cell office:value-type="string">
            <text:p>curcumin</text:p>
          </table:table-cell>
          <table:table-cell office:value-type="string">
            <text:p>polymeric micelles</text:p>
          </table:table-cell>
          <table:table-cell office:value-type="float" office:value="420">
            <text:p>420</text:p>
          </table:table-cell>
          <table:table-cell office:value-type="float" office:value="520">
            <text:p>520</text:p>
          </table:table-cell>
          <table:table-cell office:value-type="float" office:value="0.85">
            <text:p>0.85</text:p>
          </table:table-cell>
          <table:table-cell office:value-type="string">
            <text:p>1.2e4 (350 nm)</text:p>
          </table:table-cell>
          <table:table-cell office:value-type="float" office:value="3.2">
            <text:p>3.2</text:p>
          </table:table-cell>
          <table:table-cell office:value-type="string">
            <text:p>anti-inflammatory agent in polymeric micelles for atherosclerosis treatment</text:p>
          </table:table-cell>
          <table:table-cell office:value-type="string">
            <text:p>pubmed_1176640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09324573772028">
            <text:p>0.1093245738</text:p>
          </table:table-cell>
          <table:table-cell table:number-columns-repeated="1007"/>
        </table:table-row>
        <table:table-row table:style-name="ro1">
          <table:table-cell office:value-type="string">
            <text:p>Oc1ccccc1O</text:p>
          </table:table-cell>
          <table:table-cell office:value-type="string">
            <text:p>1,2-dihydroxybenzene</text:p>
          </table:table-cell>
          <table:table-cell office:value-type="string">
            <text:p>null</text:p>
          </table:table-cell>
          <table:table-cell office:value-type="float" office:value="300">
            <text:p>300</text:p>
          </table:table-cell>
          <table:table-cell table:number-columns-repeated="4" office:value-type="string">
            <text:p>null</text:p>
          </table:table-cell>
          <table:table-cell office:value-type="string">
            <text:p>Expected to be red emitters and potential theranostics</text:p>
          </table:table-cell>
          <table:table-cell office:value-type="string">
            <text:p>pubmed_1190162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3035964053124">
            <text:p>0.8330359641</text:p>
          </table:table-cell>
          <table:table-cell table:number-columns-repeated="1007"/>
        </table:table-row>
        <table:table-row table:style-name="ro1">
          <table:table-cell office:value-type="string">
            <text:p>NC(=O)c1ccc[n+](C2OC(COP(=O)(O)OP(=O)(O)OCC3OC(n4cnc5c(N)ncnc54)C(OP(=O)(O)O)C3O)C(O)C2O)c1</text:p>
          </table:table-cell>
          <table:table-cell office:value-type="string">
            <text:p>Nicotinamide adenine dinucleotide phosphate</text:p>
          </table:table-cell>
          <table:table-cell office:value-type="string">
            <text:p>NeuroBasal medium</text:p>
          </table:table-cell>
          <table:table-cell table:number-columns-repeated="3" office:value-type="string">
            <text:p>null</text:p>
          </table:table-cell>
          <table:table-cell office:value-type="string">
            <text:p>N/A</text:p>
          </table:table-cell>
          <table:table-cell office:value-type="string">
            <text:p>null</text:p>
          </table:table-cell>
          <table:table-cell office:value-type="string">
            <text:p>Key fluorophore used in metabolic imaging studies.</text:p>
          </table:table-cell>
          <table:table-cell office:value-type="string">
            <text:p>pubmed_1163373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2470077117905">
            <text:p>0.6247007712</text:p>
          </table:table-cell>
          <table:table-cell table:number-columns-repeated="1007"/>
        </table:table-row>
        <table:table-row table:style-name="ro1">
          <table:table-cell office:value-type="string">
            <text:p>O=C1OC2(c3ccc(O)cc3Oc3cc(O)ccc32)c2ccccc21</text:p>
          </table:table-cell>
          <table:table-cell office:value-type="string">
            <text:p>Fluorescein</text:p>
          </table:table-cell>
          <table:table-cell office:value-type="string">
            <text:p>water</text:p>
          </table:table-cell>
          <table:table-cell office:value-type="float" office:value="510">
            <text:p>510</text:p>
          </table:table-cell>
          <table:table-cell table:number-columns-repeated="2" office:value-type="string">
            <text:p>null</text:p>
          </table:table-cell>
          <table:table-cell office:value-type="string">
            <text:p>7.696e4 (510 nm)</text:p>
          </table:table-cell>
          <table:table-cell office:value-type="string">
            <text:p>null</text:p>
          </table:table-cell>
          <table:table-cell office:value-type="string">
            <text:p>Main absorption peak at 510 nm</text:p>
          </table:table-cell>
          <table:table-cell office:value-type="string">
            <text:p>pubmed_1176016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74173243204132">
            <text:p>0.2741732432</text:p>
          </table:table-cell>
          <table:table-cell table:number-columns-repeated="1007"/>
        </table:table-row>
        <table:table-row table:style-name="ro1">
          <table:table-cell office:value-type="string">
            <text:p>NCCOP(=O)(O)O</text:p>
          </table:table-cell>
          <table:table-cell office:value-type="string">
            <text:p>O-phosphoethanolamine</text:p>
          </table:table-cell>
          <table:table-cell table:number-columns-repeated="4" office:value-type="string">
            <text:p>null</text:p>
          </table:table-cell>
          <table:table-cell office:value-type="string">
            <text:p>1.2e4 (350 nm)</text:p>
          </table:table-cell>
          <table:table-cell office:value-type="string">
            <text:p>null</text:p>
          </table:table-cell>
          <table:table-cell office:value-type="string">
            <text:p>metabolite identified in resistant isolates</text:p>
          </table:table-cell>
          <table:table-cell office:value-type="string">
            <text:p>pubmed_1164695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4469832051545">
            <text:p>0.3744698321</text:p>
          </table:table-cell>
          <table:table-cell table:number-columns-repeated="1007"/>
        </table:table-row>
        <table:table-row table:style-name="ro1">
          <table:table-cell office:value-type="string">
            <text:p>O=C(C=Cc1ccc(O)cc1)OC1CC(O)(C(=O)O)CC(O)C1O</text:p>
          </table:table-cell>
          <table:table-cell office:value-type="string">
            <text:p>coumaroylquinic acid</text:p>
          </table:table-cell>
          <table:table-cell office:value-type="string">
            <text:p>methanol</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polyphenolic extract from spent coffee grounds</text:p>
          </table:table-cell>
          <table:table-cell office:value-type="string">
            <text:p>pubmed_1181765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06576671311632">
            <text:p>0.3065766713</text:p>
          </table:table-cell>
          <table:table-cell table:number-columns-repeated="1007"/>
        </table:table-row>
        <table:table-row table:style-name="ro1">
          <table:table-cell office:value-type="string">
            <text:p>COc1ccccc1O</text:p>
          </table:table-cell>
          <table:table-cell office:value-type="string">
            <text:p>Guaiacol</text:p>
          </table:table-cell>
          <table:table-cell office:value-type="string">
            <text:p>THF</text:p>
          </table:table-cell>
          <table:table-cell table:number-columns-repeated="3" office:value-type="string">
            <text:p>null</text:p>
          </table:table-cell>
          <table:table-cell office:value-type="string">
            <text:p>C7H8O2</text:p>
          </table:table-cell>
          <table:table-cell office:value-type="string">
            <text:p>null</text:p>
          </table:table-cell>
          <table:table-cell office:value-type="string">
            <text:p>silylated compound with improved detection</text:p>
          </table:table-cell>
          <table:table-cell office:value-type="string">
            <text:p>chemrxiv_10.26434_SLASH_chemrxiv-2024-031n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8311837911606">
            <text:p>0.7583118379</text:p>
          </table:table-cell>
          <table:table-cell table:number-columns-repeated="1007"/>
        </table:table-row>
        <table:table-row table:style-name="ro1">
          <table:table-cell office:value-type="string">
            <text:p>CC(C)(C)c1ccc2c(c1)c1cc(C(C)(C)C)ccc1n2-c1ccc2c(c1)c1cc(-n3c4ccc(C(C)(C)C)cc4c4cc(C(C)(C)C)ccc43)ccc1n2-c1cc2nc3c4ccccc4c4ccccc4c3nc2cc1-n1c2ccc(-n3c4ccc(C(C)(C)C)cc4c4cc(C(C)(C)C)ccc43)cc2c2cc(-n3c4ccc(C(C)(C)C)cc4c4cc(C(C)(C)C)ccc43)ccc21</text:p>
          </table:table-cell>
          <table:table-cell office:value-type="string">
            <text:p>11,12-bis(3,3'',6,6''-tetra-tert-butyl-9'H-[9,3':6',9''-tercarbazol]-9'-yl)dibenzo[a,c]phenazine</text:p>
          </table:table-cell>
          <table:table-cell office:value-type="string">
            <text:p>toluene</text:p>
          </table:table-cell>
          <table:table-cell office:value-type="float" office:value="346">
            <text:p>346</text:p>
          </table:table-cell>
          <table:table-cell office:value-type="float" office:value="585">
            <text:p>585</text:p>
          </table:table-cell>
          <table:table-cell office:value-type="float" office:value="0.77">
            <text:p>0.77</text:p>
          </table:table-cell>
          <table:table-cell office:value-type="string">
            <text:p>5.7e4 (346 nm)</text:p>
          </table:table-cell>
          <table:table-cell office:value-type="float" office:value="22.9">
            <text:p>22.9</text:p>
          </table:table-cell>
          <table:table-cell office:value-type="string">
            <text:p>emission in toluene solution</text:p>
          </table:table-cell>
          <table:table-cell office:value-type="string">
            <text:p>chemrxiv_10.26434_SLASH_chemrxiv-2023-93jq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25160940317437">
            <text:p>0.2251609403</text:p>
          </table:table-cell>
          <table:table-cell table:number-columns-repeated="1007"/>
        </table:table-row>
        <table:table-row table:style-name="ro1">
          <table:table-cell office:value-type="string">
            <text:p>C(#Cc1c2ccccc2c(C#Cc2ccccc2)c2ccccc12)c1ccccc1</text:p>
          </table:table-cell>
          <table:table-cell office:value-type="string">
            <text:p>9,10-bis(phenylethynyl)anthracene</text:p>
          </table:table-cell>
          <table:table-cell office:value-type="string">
            <text:p>PMMA</text:p>
          </table:table-cell>
          <table:table-cell office:value-type="string">
            <text:p>null</text:p>
          </table:table-cell>
          <table:table-cell office:value-type="float" office:value="500">
            <text:p>500</text:p>
          </table:table-cell>
          <table:table-cell office:value-type="float" office:value="0.907">
            <text:p>0.907</text:p>
          </table:table-cell>
          <table:table-cell office:value-type="string">
            <text:p>null</text:p>
          </table:table-cell>
          <table:table-cell office:value-type="float" office:value="6.39">
            <text:p>6.39</text:p>
          </table:table-cell>
          <table:table-cell office:value-type="string">
            <text:p>cyan emission</text:p>
          </table:table-cell>
          <table:table-cell office:value-type="string">
            <text:p>chemrxiv_10.26434_SLASH_chemrxiv-2024-x6b9h</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5507407477126">
            <text:p>0.2555074075</text:p>
          </table:table-cell>
          <table:table-cell table:number-columns-repeated="1007"/>
        </table:table-row>
        <table:table-row table:style-name="ro1">
          <table:table-cell office:value-type="string">
            <text:p>O=C([O-])c1ccc(C(=O)[O-])cc1.O=C([O-])c1ccc(C(=O)[O-])cc1.O=C([O-])c1ccc(C(=O)[O-])cc1.[Eu+3].[Eu+3]</text:p>
          </table:table-cell>
          <table:table-cell office:value-type="string">
            <text:p>europium 1,4-bis(carboxylato)benzene</text:p>
          </table:table-cell>
          <table:table-cell office:value-type="string">
            <text:p>null</text:p>
          </table:table-cell>
          <table:table-cell office:value-type="float" office:value="529">
            <text:p>529</text:p>
          </table:table-cell>
          <table:table-cell office:value-type="float" office:value="612">
            <text:p>612</text:p>
          </table:table-cell>
          <table:table-cell table:number-columns-repeated="2" office:value-type="string">
            <text:p>null</text:p>
          </table:table-cell>
          <table:table-cell office:value-type="float" office:value="1.06">
            <text:p>1.06</text:p>
          </table:table-cell>
          <table:table-cell office:value-type="string">
            <text:p>The emission at 612 nm is red-shifted compared to typical Eu3+ emissions and the presence of graphene causes quenching.</text:p>
          </table:table-cell>
          <table:table-cell office:value-type="string">
            <text:p>chemrxiv_10.26434_SLASH_chemrxiv-2024-81qv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83916740072891">
            <text:p>0.3839167401</text:p>
          </table:table-cell>
          <table:table-cell table:number-columns-repeated="1007"/>
        </table:table-row>
        <table:table-row table:style-name="ro1">
          <table:table-cell office:value-type="string">
            <text:p>CC(C)(C)c1cc(C(C)(C)C)c([O-])c([P+](COc2ccccc2O)(c2ccccc2)c2ccccc2)c1</text:p>
          </table:table-cell>
          <table:table-cell office:value-type="string">
            <text:p>2,4-di-tert-butyl-6-((2-hydroxy(phenoxymethyl))diphenylphosphonio)phenolate</text:p>
          </table:table-cell>
          <table:table-cell office:value-type="string">
            <text:p>dichloromethane</text:p>
          </table:table-cell>
          <table:table-cell office:value-type="float" office:value="346">
            <text:p>346</text:p>
          </table:table-cell>
          <table:table-cell table:number-columns-repeated="2" office:value-type="string">
            <text:p>null</text:p>
          </table:table-cell>
          <table:table-cell office:value-type="string">
            <text:p>5500 (346 nm)</text:p>
          </table:table-cell>
          <table:table-cell table:number-columns-repeated="2" office:value-type="string">
            <text:p>null</text:p>
          </table:table-cell>
          <table:table-cell office:value-type="string">
            <text:p>chemrxiv_10.26434_SLASH_chemrxiv-2024-87mtm</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03694484103471">
            <text:p>0.1036944841</text:p>
          </table:table-cell>
          <table:table-cell table:number-columns-repeated="1007"/>
        </table:table-row>
        <table:table-row table:style-name="ro1">
          <table:table-cell office:value-type="string">
            <text:p>CC1(C)c2ccccc2N(c2ccc(-c3nc4cc5nc(-c6ccccc6)c(-c6ccccc6)nc5cc4nc3-c3ccccc3)cc2)c2ccccc21</text:p>
          </table:table-cell>
          <table:table-cell office:value-type="string">
            <text:p>2-(4-(9,9-dimethylacridin-10(9H)-yl)phenyl)-3,7,8-triphenylpyrazino[2,3-g]quinoxaline</text:p>
          </table:table-cell>
          <table:table-cell office:value-type="string">
            <text:p>toluene</text:p>
          </table:table-cell>
          <table:table-cell office:value-type="float" office:value="315">
            <text:p>315</text:p>
          </table:table-cell>
          <table:table-cell office:value-type="float" office:value="626">
            <text:p>626</text:p>
          </table:table-cell>
          <table:table-cell table:number-columns-repeated="3" office:value-type="string">
            <text:p>null</text:p>
          </table:table-cell>
          <table:table-cell office:value-type="string">
            <text:p>Strong ICT characteristics and solvatochromism observed.</text:p>
          </table:table-cell>
          <table:table-cell office:value-type="string">
            <text:p>chemrxiv_10.26434_SLASH_chemrxiv-2023-5mqm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82193045504391">
            <text:p>0.6821930455</text:p>
          </table:table-cell>
          <table:table-cell table:number-columns-repeated="1007"/>
        </table:table-row>
        <table:table-row table:style-name="ro1">
          <table:table-cell office:value-type="string">
            <text:p>CC(S)C(=O)O</text:p>
          </table:table-cell>
          <table:table-cell office:value-type="string">
            <text:p>mercaptopropionic acid</text:p>
          </table:table-cell>
          <table:table-cell office:value-type="string">
            <text:p>null</text:p>
          </table:table-cell>
          <table:table-cell office:value-type="float" office:value="400">
            <text:p>400</text:p>
          </table:table-cell>
          <table:table-cell office:value-type="float" office:value="600">
            <text:p>600</text:p>
          </table:table-cell>
          <table:table-cell table:number-columns-repeated="3" office:value-type="string">
            <text:p>null</text:p>
          </table:table-cell>
          <table:table-cell office:value-type="string">
            <text:p>Thiol-based ligand forms dense aggregates with weak interactions.</text:p>
          </table:table-cell>
          <table:table-cell office:value-type="string">
            <text:p>chemrxiv_10.26434_SLASH_chemrxiv-2025-81d1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20548271806911">
            <text:p>0.6205482718</text:p>
          </table:table-cell>
          <table:table-cell table:number-columns-repeated="1007"/>
        </table:table-row>
        <table:table-row table:style-name="ro1">
          <table:table-cell office:value-type="string">
            <text:p>ClC1=C(C=Cc2cc(-c3ccccc3)[s+]c(-c3ccccc3)c2)CCCC1=CC=C1C=C(c2ccccc2)SC(c2ccccc2)=C1.F[B-](F)(F)F</text:p>
          </table:table-cell>
          <table:table-cell office:value-type="string">
            <text:p>IR1061</text:p>
          </table:table-cell>
          <table:table-cell office:value-type="string">
            <text:p>null</text:p>
          </table:table-cell>
          <table:table-cell office:value-type="float" office:value="1064">
            <text:p>1064</text:p>
          </table:table-cell>
          <table:table-cell table:number-columns-repeated="4" office:value-type="string">
            <text:p>null</text:p>
          </table:table-cell>
          <table:table-cell office:value-type="string">
            <text:p>High fluorescence quantum yield, encapsulated in hydroxyapatite nanoparticles for photothermal therapy</text:p>
          </table:table-cell>
          <table:table-cell office:value-type="string">
            <text:p>pubmed_1188816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89613982569426">
            <text:p>0.6896139826</text:p>
          </table:table-cell>
          <table:table-cell table:number-columns-repeated="1007"/>
        </table:table-row>
        <table:table-row table:style-name="ro1">
          <table:table-cell office:value-type="string">
            <text:p>NC1=NC2=NC(N)=NC3=NC(N)=NC(=N1)N23</text:p>
          </table:table-cell>
          <table:table-cell office:value-type="string">
            <text:p>melem</text:p>
          </table:table-cell>
          <table:table-cell table:number-columns-repeated="3" office:value-type="string">
            <text:p>null</text:p>
          </table:table-cell>
          <table:table-cell office:value-type="float" office:value="0.1">
            <text:p>0.1</text:p>
          </table:table-cell>
          <table:table-cell table:number-columns-repeated="2" office:value-type="string">
            <text:p>null</text:p>
          </table:table-cell>
          <table:table-cell office:value-type="string">
            <text:p>Melem's high photoluminescence quantum yield is enhanced by aggregation-induced emission (AIE) due to suppression of nonradiative decay through intermolecular charge transfer and molecular packing.</text:p>
          </table:table-cell>
          <table:table-cell office:value-type="string">
            <text:p>chemrxiv_10.26434_SLASH_chemrxiv-2025-t2rt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8524106349796">
            <text:p>0.2585241063</text:p>
          </table:table-cell>
          <table:table-cell table:number-columns-repeated="1007"/>
        </table:table-row>
        <table:table-row table:style-name="ro1">
          <table:table-cell office:value-type="string">
            <text:p>Cc1cc(-c2cc(C)c(N)c(C)c2)cc(C)c1N</text:p>
          </table:table-cell>
          <table:table-cell office:value-type="string">
            <text:p>3,3',5,5'-tetramethylbenzidine</text:p>
          </table:table-cell>
          <table:table-cell office:value-type="string">
            <text:p>sodium acetate buffer</text:p>
          </table:table-cell>
          <table:table-cell office:value-type="float" office:value="652">
            <text:p>652</text:p>
          </table:table-cell>
          <table:table-cell table:number-columns-repeated="2" office:value-type="string">
            <text:p>null</text:p>
          </table:table-cell>
          <table:table-cell office:value-type="string">
            <text:p>0.1 mg/mL (TMB)</text:p>
          </table:table-cell>
          <table:table-cell office:value-type="string">
            <text:p>null</text:p>
          </table:table-cell>
          <table:table-cell office:value-type="string">
            <text:p>optimized substrate composition for nanozyme-based assays</text:p>
          </table:table-cell>
          <table:table-cell office:value-type="string">
            <text:p>chemrxiv_10.26434_SLASH_chemrxiv-2024-prpb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33104095933959">
            <text:p>0.6331040959</text:p>
          </table:table-cell>
          <table:table-cell table:number-columns-repeated="1007"/>
        </table:table-row>
        <table:table-row table:style-name="ro1">
          <table:table-cell office:value-type="string">
            <text:p>c1ccc2cc3cc4cc5cc6cc7cc8ccccc8cc7cc6cc5cc4cc3cc2c1</text:p>
          </table:table-cell>
          <table:table-cell office:value-type="string">
            <text:p>octacene</text:p>
          </table:table-cell>
          <table:table-cell office:value-type="string">
            <text:p>DCM</text:p>
          </table:table-cell>
          <table:table-cell office:value-type="float" office:value="340">
            <text:p>340</text:p>
          </table:table-cell>
          <table:table-cell office:value-type="float" office:value="533">
            <text:p>533</text:p>
          </table:table-cell>
          <table:table-cell office:value-type="string">
            <text:p>null</text:p>
          </table:table-cell>
          <table:table-cell office:value-type="string">
            <text:p>1e5 (340 nm)</text:p>
          </table:table-cell>
          <table:table-cell office:value-type="string">
            <text:p>null</text:p>
          </table:table-cell>
          <table:table-cell office:value-type="string">
            <text:p>Thermally stable at 80Â°C for a week, non-cytotoxic</text:p>
          </table:table-cell>
          <table:table-cell office:value-type="string">
            <text:p>chemrxiv_10.26434_SLASH_chemrxiv-2024-k5mdb</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11832985142246">
            <text:p>0.3118329851</text:p>
          </table:table-cell>
          <table:table-cell table:number-columns-repeated="1007"/>
        </table:table-row>
        <table:table-row table:style-name="ro1">
          <table:table-cell office:value-type="string">
            <text:p>O=C1C=CC(=O)C=C1</text:p>
          </table:table-cell>
          <table:table-cell office:value-type="string">
            <text:p>1,4-benzoquinone</text:p>
          </table:table-cell>
          <table:table-cell office:value-type="string">
            <text:p>n-heptane</text:p>
          </table:table-cell>
          <table:table-cell office:value-type="float" office:value="445">
            <text:p>445</text:p>
          </table:table-cell>
          <table:table-cell table:number-columns-repeated="4" office:value-type="string">
            <text:p>null</text:p>
          </table:table-cell>
          <table:table-cell office:value-type="string">
            <text:p>Forms charge-transfer complexes with guaiacol in nonpolar solvent.</text:p>
          </table:table-cell>
          <table:table-cell office:value-type="string">
            <text:p>pubmed_1191519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03042308241129">
            <text:p>0.6030423082</text:p>
          </table:table-cell>
          <table:table-cell table:number-columns-repeated="1007"/>
        </table:table-row>
        <table:table-row table:style-name="ro1">
          <table:table-cell office:value-type="string">
            <text:p>NNC(=O)N1C(=O)c2cc(S(=O)(=O)O)cc3c(N)c(S(=O)(=O)O)cc(c23)C1=O.[Li].[Li]</text:p>
          </table:table-cell>
          <table:table-cell office:value-type="string">
            <text:p>Lucifer Yellow</text:p>
          </table:table-cell>
          <table:table-cell office:value-type="string">
            <text:p>null</text:p>
          </table:table-cell>
          <table:table-cell office:value-type="float" office:value="475">
            <text:p>475</text:p>
          </table:table-cell>
          <table:table-cell office:value-type="float" office:value="540">
            <text:p>540</text:p>
          </table:table-cell>
          <table:table-cell table:number-columns-repeated="3" office:value-type="string">
            <text:p>null</text:p>
          </table:table-cell>
          <table:table-cell office:value-type="string">
            <text:p>Fluorescent probe used for paracellular permeability assay.</text:p>
          </table:table-cell>
          <table:table-cell office:value-type="string">
            <text:p>pubmed_119396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443920167163">
            <text:p>0.5044392017</text:p>
          </table:table-cell>
          <table:table-cell table:number-columns-repeated="1007"/>
        </table:table-row>
        <table:table-row table:style-name="ro1">
          <table:table-cell office:value-type="string">
            <text:p>Cc1ccc2nc3ccccc3c(-c3ccncc3)c2c1C</text:p>
          </table:table-cell>
          <table:table-cell office:value-type="string">
            <text:p>9-pyridin-4-yl-dimethylacridine</text:p>
          </table:table-cell>
          <table:table-cell office:value-type="string">
            <text:p>THF</text:p>
          </table:table-cell>
          <table:table-cell office:value-type="float" office:value="350">
            <text:p>350</text:p>
          </table:table-cell>
          <table:table-cell office:value-type="float" office:value="420">
            <text:p>420</text:p>
          </table:table-cell>
          <table:table-cell table:number-columns-repeated="3" office:value-type="string">
            <text:p>null</text:p>
          </table:table-cell>
          <table:table-cell office:value-type="string">
            <text:p>Dual emission enhancement, visible color change from blue to cyan upon MPEA exposure.</text:p>
          </table:table-cell>
          <table:table-cell office:value-type="string">
            <text:p>pubmed_1162425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21003441419452">
            <text:p>0.5210034414</text:p>
          </table:table-cell>
          <table:table-cell table:number-columns-repeated="1007"/>
        </table:table-row>
        <table:table-row table:style-name="ro1">
          <table:table-cell office:value-type="string">
            <text:p>C(=N/Nc1cc(N/N=C/c2ccc3ccccc3n2)nc(-c2ccccc2)n1)\c1ccc2ccccc2n1</text:p>
          </table:table-cell>
          <table:table-cell office:value-type="string">
            <text:p>2,2â€²-((1E,1â€²E)-((2-phenylpyrimidine-4,6-diyl)bis(hydrazin-2-yl-1-ylidene))bis(methanylylidene))diquinoline</text:p>
          </table:table-cell>
          <table:table-cell office:value-type="string">
            <text:p>null</text:p>
          </table:table-cell>
          <table:table-cell office:value-type="float" office:value="205">
            <text:p>205</text:p>
          </table:table-cell>
          <table:table-cell table:number-columns-repeated="4" office:value-type="string">
            <text:p>null</text:p>
          </table:table-cell>
          <table:table-cell office:value-type="string">
            <text:p>Strong absorption near 205 nm, fluorescence emission near 390 and 450 nm</text:p>
          </table:table-cell>
          <table:table-cell office:value-type="string">
            <text:p>pubmed_116946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0422530970536172">
            <text:p>0.0042253097</text:p>
          </table:table-cell>
          <table:table-cell table:number-columns-repeated="1007"/>
        </table:table-row>
        <table:table-row table:style-name="ro1">
          <table:table-cell office:value-type="string">
            <text:p>O=Nc1c([O-])ccc2cc(S(=O)(=O)[O-])ccc12.O=Nc1c([O-])ccc2cc(S(=O)(=O)[O-])ccc12.O=Nc1c([O-])ccc2cc(S(=O)(=O)[O-])ccc12.[Fe+3].[Na+].[Na+].[Na+]</text:p>
          </table:table-cell>
          <table:table-cell office:value-type="string">
            <text:p>Naphthol Green B</text:p>
          </table:table-cell>
          <table:table-cell office:value-type="string">
            <text:p>water</text:p>
          </table:table-cell>
          <table:table-cell office:value-type="float" office:value="600">
            <text:p>600</text:p>
          </table:table-cell>
          <table:table-cell table:number-columns-repeated="4" office:value-type="string">
            <text:p>null</text:p>
          </table:table-cell>
          <table:table-cell office:value-type="string">
            <text:p>Acid dye, nitro class</text:p>
          </table:table-cell>
          <table:table-cell office:value-type="string">
            <text:p>pubmed_118690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882556472905">
            <text:p>0.9788255647</text:p>
          </table:table-cell>
          <table:table-cell table:number-columns-repeated="1007"/>
        </table:table-row>
        <table:table-row table:style-name="ro1">
          <table:table-cell office:value-type="string">
            <text:p>COc1ccc(C(=O)CC(=O)c2ccc(C(C)(C)C)cc2)cc1</text:p>
          </table:table-cell>
          <table:table-cell office:value-type="string">
            <text:p>avobenzone</text:p>
          </table:table-cell>
          <table:table-cell office:value-type="string">
            <text:p>ethanol</text:p>
          </table:table-cell>
          <table:table-cell office:value-type="float" office:value="340">
            <text:p>340</text:p>
          </table:table-cell>
          <table:table-cell office:value-type="float" office:value="400">
            <text:p>400</text:p>
          </table:table-cell>
          <table:table-cell table:number-columns-repeated="3" office:value-type="string">
            <text:p>null</text:p>
          </table:table-cell>
          <table:table-cell office:value-type="string">
            <text:p>UV filter, photounstable, used in sunscreen formulations</text:p>
          </table:table-cell>
          <table:table-cell office:value-type="string">
            <text:p>pubmed_1185212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74748814245686">
            <text:p>0.4747488142</text:p>
          </table:table-cell>
          <table:table-cell table:number-columns-repeated="1007"/>
        </table:table-row>
        <table:table-row table:style-name="ro1">
          <table:table-cell office:value-type="string">
            <text:p>CC(=O)OC12C=CC13OCCCC3C(C)C1=C2CCC1=O</text:p>
          </table:table-cell>
          <table:table-cell office:value-type="string">
            <text:p>7-methyl-8-oxo-4,5,6,6a,7,8,9,10-octahydro-10bH-cyclobuta[i]cyclopenta[g]chromen-10b-yl acetate</text:p>
          </table:table-cell>
          <table:table-cell office:value-type="string">
            <text:p>TFE</text:p>
          </table:table-cell>
          <table:table-cell office:value-type="float" office:value="320">
            <text:p>320</text:p>
          </table:table-cell>
          <table:table-cell table:number-columns-repeated="2" office:value-type="string">
            <text:p>null</text:p>
          </table:table-cell>
          <table:table-cell office:value-type="string">
            <text:p>3980 (320 nm)</text:p>
          </table:table-cell>
          <table:table-cell office:value-type="string">
            <text:p>null</text:p>
          </table:table-cell>
          <table:table-cell office:value-type="string">
            <text:p>UV/vis spectrum shows absorption at 320 nm in TFE</text:p>
          </table:table-cell>
          <table:table-cell office:value-type="string">
            <text:p>pubmed_1193414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8764242054895">
            <text:p>0.2587642421</text:p>
          </table:table-cell>
          <table:table-cell table:number-columns-repeated="1007"/>
        </table:table-row>
        <table:table-row table:style-name="ro1">
          <table:table-cell office:value-type="string">
            <text:p>c1csc(-c2ccc(-c3cccs3)c3nsnc23)c1</text:p>
          </table:table-cell>
          <table:table-cell office:value-type="string">
            <text:p>4,7-di(thiophen-2-yl)benzo[c][1,2,5]thiadiazole</text:p>
          </table:table-cell>
          <table:table-cell office:value-type="string">
            <text:p>PMMA</text:p>
          </table:table-cell>
          <table:table-cell office:value-type="string">
            <text:p>null</text:p>
          </table:table-cell>
          <table:table-cell office:value-type="float" office:value="540">
            <text:p>540</text:p>
          </table:table-cell>
          <table:table-cell office:value-type="float" office:value="0.865">
            <text:p>0.865</text:p>
          </table:table-cell>
          <table:table-cell office:value-type="string">
            <text:p>null</text:p>
          </table:table-cell>
          <table:table-cell office:value-type="float" office:value="6.76">
            <text:p>6.76</text:p>
          </table:table-cell>
          <table:table-cell office:value-type="string">
            <text:p>yellow emission</text:p>
          </table:table-cell>
          <table:table-cell office:value-type="string">
            <text:p>chemrxiv_10.26434_SLASH_chemrxiv-2024-x6b9h</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0105341128073633">
            <text:p>0.0010534113</text:p>
          </table:table-cell>
          <table:table-cell table:number-columns-repeated="1007"/>
        </table:table-row>
        <table:table-row table:style-name="ro1">
          <table:table-cell office:value-type="string">
            <text:p>c1ccoc1</text:p>
          </table:table-cell>
          <table:table-cell office:value-type="string">
            <text:p>Furan</text:p>
          </table:table-cell>
          <table:table-cell office:value-type="string">
            <text:p>THF</text:p>
          </table:table-cell>
          <table:table-cell office:value-type="float" office:value="270">
            <text:p>270</text:p>
          </table:table-cell>
          <table:table-cell office:value-type="float" office:value="340">
            <text:p>340</text:p>
          </table:table-cell>
          <table:table-cell office:value-type="float" office:value="0.3">
            <text:p>0.3</text:p>
          </table:table-cell>
          <table:table-cell office:value-type="string">
            <text:p>7.6e3 (280 nm)</text:p>
          </table:table-cell>
          <table:table-cell office:value-type="float" office:value="80">
            <text:p>80</text:p>
          </table:table-cell>
          <table:table-cell office:value-type="string">
            <text:p>Commonly used as a precursor in various chemical reactions.</text:p>
          </table:table-cell>
          <table:table-cell office:value-type="string">
            <text:p>pubmed_1172663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6416258011013">
            <text:p>0.336416258</text:p>
          </table:table-cell>
          <table:table-cell table:number-columns-repeated="1007"/>
        </table:table-row>
        <table:table-row table:style-name="ro1">
          <table:table-cell office:value-type="string">
            <text:p>O=C(O)c1ccc(-c2c(-c3ccc(C(=O)O)cc3)c3c(-c4ccc(C(=O)O)cc4)c4nc(cc5ccc(cc6nc(cc2n3-c2ccc(C(=O)O)cc2)C=C6)[nH]5)C=C4)cc1</text:p>
          </table:table-cell>
          <table:table-cell office:value-type="string">
            <text:p>tetrakis(4-carboxyphenyl)porphyrin</text:p>
          </table:table-cell>
          <table:table-cell office:value-type="string">
            <text:p>Tris-HCl buffer (pH 1.0)</text:p>
          </table:table-cell>
          <table:table-cell office:value-type="string">
            <text:p>null</text:p>
          </table:table-cell>
          <table:table-cell office:value-type="float" office:value="475">
            <text:p>475</text:p>
          </table:table-cell>
          <table:table-cell table:number-columns-repeated="3" office:value-type="string">
            <text:p>null</text:p>
          </table:table-cell>
          <table:table-cell office:value-type="string">
            <text:p>Fluorescence remains unaffected by Se(IV) and Fe(III), part of PCN-224-DABA probe for selective detection</text:p>
          </table:table-cell>
          <table:table-cell office:value-type="string">
            <text:p>pubmed_1167506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66503535443917">
            <text:p>0.7665035354</text:p>
          </table:table-cell>
          <table:table-cell table:number-columns-repeated="1007"/>
        </table:table-row>
        <table:table-row table:style-name="ro1">
          <table:table-cell office:value-type="string">
            <text:p>C1=C[NH+](N=Nc2ccccc2)C(Cc2ccccc2)=N1</text:p>
          </table:table-cell>
          <table:table-cell office:value-type="string">
            <text:p>1-phenylazo-2-benzylimidazolium</text:p>
          </table:table-cell>
          <table:table-cell office:value-type="string">
            <text:p>chloroform</text:p>
          </table:table-cell>
          <table:table-cell office:value-type="float" office:value="382">
            <text:p>382</text:p>
          </table:table-cell>
          <table:table-cell table:number-columns-repeated="4" office:value-type="string">
            <text:p>null</text:p>
          </table:table-cell>
          <table:table-cell office:value-type="string">
            <text:p>symmetric rotor demonstrating photochemically generated atropisomerism</text:p>
          </table:table-cell>
          <table:table-cell office:value-type="string">
            <text:p>chemrxiv_10.26434_SLASH_chemrxiv-2024-03sk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38128025317565">
            <text:p>0.7381280253</text:p>
          </table:table-cell>
          <table:table-cell table:number-columns-repeated="1007"/>
        </table:table-row>
        <table:table-row table:style-name="ro1">
          <table:table-cell office:value-type="string">
            <text:p>C=Cc1c(C)c2cc3nc(c4c5[n-]c(cc6nc(cc1[n-]2)C(C)=C6CC)c(C)c5C(=O)C4C(=O)OC)[C@@H](CCC(=O)OC/C=C(\C)CCCC(C)CCCC(C)CCCC(C)C)[C@@H]3C.[Mg+2]</text:p>
          </table:table-cell>
          <table:table-cell office:value-type="string">
            <text:p>chlorophyll a</text:p>
          </table:table-cell>
          <table:table-cell office:value-type="string">
            <text:p>null</text:p>
          </table:table-cell>
          <table:table-cell office:value-type="float" office:value="665">
            <text:p>665</text:p>
          </table:table-cell>
          <table:table-cell table:number-columns-repeated="4" office:value-type="string">
            <text:p>null</text:p>
          </table:table-cell>
          <table:table-cell office:value-type="string">
            <text:p>photosynthetic pigment</text:p>
          </table:table-cell>
          <table:table-cell office:value-type="string">
            <text:p>pubmed_1167412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69921836676076">
            <text:p>0.7699218367</text:p>
          </table:table-cell>
          <table:table-cell table:number-columns-repeated="1007"/>
        </table:table-row>
        <table:table-row table:style-name="ro1">
          <table:table-cell office:value-type="string">
            <text:p>CC(C)=CCc1c(O)ccc(C(=O)/C=C/c2ccc(O)cc2)c1O</text:p>
          </table:table-cell>
          <table:table-cell office:value-type="string">
            <text:p>isobavachalcone</text:p>
          </table:table-cell>
          <table:table-cell office:value-type="string">
            <text:p>null</text:p>
          </table:table-cell>
          <table:table-cell office:value-type="float" office:value="275">
            <text:p>275</text:p>
          </table:table-cell>
          <table:table-cell office:value-type="float" office:value="385">
            <text:p>385</text:p>
          </table:table-cell>
          <table:table-cell office:value-type="float" office:value="0.5">
            <text:p>0.5</text:p>
          </table:table-cell>
          <table:table-cell table:number-columns-repeated="2" office:value-type="string">
            <text:p>null</text:p>
          </table:table-cell>
          <table:table-cell office:value-type="string">
            <text:p>Chalcone derivative with antibacterial activity</text:p>
          </table:table-cell>
          <table:table-cell office:value-type="string">
            <text:p>pubmed_117885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53024458093569">
            <text:p>0.1530244581</text:p>
          </table:table-cell>
          <table:table-cell table:number-columns-repeated="1007"/>
        </table:table-row>
        <table:table-row table:style-name="ro1">
          <table:table-cell office:value-type="string">
            <text:p>O=S(=O)(O)c1cc(O)c2ccc3c(S(=O)(=O)O)cc(S(=O)(=O)O)c4ccc1c2c34</text:p>
          </table:table-cell>
          <table:table-cell office:value-type="string">
            <text:p>8-hydroxypyrene-1,3,6-trisulfonic acid</text:p>
          </table:table-cell>
          <table:table-cell office:value-type="string">
            <text:p>aqueous solution</text:p>
          </table:table-cell>
          <table:table-cell office:value-type="float" office:value="400">
            <text:p>400</text:p>
          </table:table-cell>
          <table:table-cell office:value-type="float" office:value="513">
            <text:p>513</text:p>
          </table:table-cell>
          <table:table-cell table:number-columns-repeated="3" office:value-type="string">
            <text:p>null</text:p>
          </table:table-cell>
          <table:table-cell office:value-type="string">
            <text:p>Photoacid with ratiometric sensing capability for pH changes</text:p>
          </table:table-cell>
          <table:table-cell office:value-type="string">
            <text:p>chemrxiv_10.26434_SLASH_chemrxiv-2024-42v2r</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29346762085333">
            <text:p>0.6293467621</text:p>
          </table:table-cell>
          <table:table-cell table:number-columns-repeated="1007"/>
        </table:table-row>
        <table:table-row table:style-name="ro1">
          <table:table-cell office:value-type="string">
            <text:p>CCNc1cc2[o+]c3cc(NCC)c(C)cc3c(-c3ccccc3C(=O)OCC)c2cc1C.[Cl-]</text:p>
          </table:table-cell>
          <table:table-cell office:value-type="string">
            <text:p>rhodamine 6g</text:p>
          </table:table-cell>
          <table:table-cell office:value-type="string">
            <text:p>null</text:p>
          </table:table-cell>
          <table:table-cell office:value-type="float" office:value="510">
            <text:p>510</text:p>
          </table:table-cell>
          <table:table-cell office:value-type="float" office:value="530">
            <text:p>530</text:p>
          </table:table-cell>
          <table:table-cell office:value-type="float" office:value="0.8">
            <text:p>0.8</text:p>
          </table:table-cell>
          <table:table-cell table:number-columns-repeated="2" office:value-type="string">
            <text:p>null</text:p>
          </table:table-cell>
          <table:table-cell office:value-type="string">
            <text:p>Photophysical data based on general knowledge; specific details not provided in the paper.</text:p>
          </table:table-cell>
          <table:table-cell office:value-type="string">
            <text:p>pubmed_1176786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4586381558329">
            <text:p>0.7045863816</text:p>
          </table:table-cell>
          <table:table-cell table:number-columns-repeated="1007"/>
        </table:table-row>
        <table:table-row table:style-name="ro1">
          <table:table-cell office:value-type="string">
            <text:p>C[C@@H]1[C@H](O)[C@@H](C)/C=C\C=C/C=C\C=C/C=C\C=C/C=C\[C@H](O[C@@H]2O[C@H](C)[C@@H](O)[C@H](N)[C@@H]2O)C[C@@H]2O[C@](O)(C[C@@H](O)C[C@@H](O)[C@H](O)CC[C@@H](O)C[C@@H](O)CC(=O)O[C@H]1C)C[C@H](O)[C@H]2C(=O)O</text:p>
          </table:table-cell>
          <table:table-cell office:value-type="string">
            <text:p>Amphotericin B</text:p>
          </table:table-cell>
          <table:table-cell office:value-type="string">
            <text:p>null</text:p>
          </table:table-cell>
          <table:table-cell office:value-type="float" office:value="325">
            <text:p>325</text:p>
          </table:table-cell>
          <table:table-cell table:number-columns-repeated="4" office:value-type="string">
            <text:p>null</text:p>
          </table:table-cell>
          <table:table-cell office:value-type="string">
            <text:p>Amphotericin B exhibits fluorescence in the 560 nm region when encapsulated in polymeric nanoparticles.</text:p>
          </table:table-cell>
          <table:table-cell office:value-type="string">
            <text:p>pubmed_1176839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85750401392579">
            <text:p>0.4857504014</text:p>
          </table:table-cell>
          <table:table-cell table:number-columns-repeated="1007"/>
        </table:table-row>
        <table:table-row table:style-name="ro1">
          <table:table-cell office:value-type="string">
            <text:p>[Zn+2].c1ccc2c(c1)-c1nc-2nc2[n-]c(nc3nc(nc4[n-]c(n1)c1ccccc41)-c1ccccc1-3)c1ccccc21</text:p>
          </table:table-cell>
          <table:table-cell office:value-type="string">
            <text:p>zinc phthalocyanine</text:p>
          </table:table-cell>
          <table:table-cell office:value-type="string">
            <text:p>toluene</text:p>
          </table:table-cell>
          <table:table-cell office:value-type="float" office:value="507">
            <text:p>507</text:p>
          </table:table-cell>
          <table:table-cell office:value-type="float" office:value="702">
            <text:p>702</text:p>
          </table:table-cell>
          <table:table-cell office:value-type="float" office:value="0.84">
            <text:p>0.84</text:p>
          </table:table-cell>
          <table:table-cell office:value-type="string">
            <text:p>1e5 (650-700 nm)</text:p>
          </table:table-cell>
          <table:table-cell office:value-type="float" office:value="2.8">
            <text:p>2.8</text:p>
          </table:table-cell>
          <table:table-cell office:value-type="string">
            <text:p>photosensitized singlet oxygen generation via Dexter-type energy transfer from CsPbBr3 nanocrystals</text:p>
          </table:table-cell>
          <table:table-cell office:value-type="string">
            <text:p>pubmed_118845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1002954300493">
            <text:p>0.2310029543</text:p>
          </table:table-cell>
          <table:table-cell table:number-columns-repeated="1007"/>
        </table:table-row>
        <table:table-row table:style-name="ro1">
          <table:table-cell office:value-type="string">
            <text:p>c1ccc(N(c2ccccc2)c2ccccc2)cc1</text:p>
          </table:table-cell>
          <table:table-cell office:value-type="string">
            <text:p>Triphenylamine</text:p>
          </table:table-cell>
          <table:table-cell office:value-type="string">
            <text:p>dichloromethane</text:p>
          </table:table-cell>
          <table:table-cell office:value-type="float" office:value="312.2">
            <text:p>312.2</text:p>
          </table:table-cell>
          <table:table-cell office:value-type="float" office:value="319.4">
            <text:p>319.4</text:p>
          </table:table-cell>
          <table:table-cell office:value-type="string">
            <text:p>null</text:p>
          </table:table-cell>
          <table:table-cell office:value-type="string">
            <text:p>5e4 (305.2 nm)</text:p>
          </table:table-cell>
          <table:table-cell office:value-type="string">
            <text:p>null</text:p>
          </table:table-cell>
          <table:table-cell office:value-type="string">
            <text:p>Fluorescence peak at 311.9 nm in DCM</text:p>
          </table:table-cell>
          <table:table-cell office:value-type="string">
            <text:p>chemrxiv_10.26434_SLASH_chemrxiv-2024-lcm9x</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10475495178252">
            <text:p>0.3104754952</text:p>
          </table:table-cell>
          <table:table-cell table:number-columns-repeated="1007"/>
        </table:table-row>
        <table:table-row table:style-name="ro1">
          <table:table-cell office:value-type="string">
            <text:p>Oc1ccccc1F</text:p>
          </table:table-cell>
          <table:table-cell office:value-type="string">
            <text:p>2-fluorophenol</text:p>
          </table:table-cell>
          <table:table-cell office:value-type="string">
            <text:p>methylcyclohexane</text:p>
          </table:table-cell>
          <table:table-cell office:value-type="float" office:value="273.8">
            <text:p>273.8</text:p>
          </table:table-cell>
          <table:table-cell table:number-columns-repeated="4" office:value-type="string">
            <text:p>null</text:p>
          </table:table-cell>
          <table:table-cell office:value-type="string">
            <text:p>ortho-substituted fluorophenol</text:p>
          </table:table-cell>
          <table:table-cell office:value-type="string">
            <text:p>pubmed_1186618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94198483601213">
            <text:p>0.6941984836</text:p>
          </table:table-cell>
          <table:table-cell table:number-columns-repeated="1007"/>
        </table:table-row>
        <table:table-row table:style-name="ro1">
          <table:table-cell office:value-type="string">
            <text:p>CN(C)c1ccc(N=Nc2ccc(S(=O)(=O)[O-])cc2)cc1.[Na+]</text:p>
          </table:table-cell>
          <table:table-cell office:value-type="string">
            <text:p>methyl orange</text:p>
          </table:table-cell>
          <table:table-cell office:value-type="string">
            <text:p>null</text:p>
          </table:table-cell>
          <table:table-cell office:value-type="float" office:value="464">
            <text:p>464</text:p>
          </table:table-cell>
          <table:table-cell table:number-columns-repeated="4" office:value-type="string">
            <text:p>null</text:p>
          </table:table-cell>
          <table:table-cell office:value-type="string">
            <text:p>Methyl orange exhibits two absorption bands at 260 nm (pi to pi* transition) and 464 nm (azo group n to pi* transition). The degradation results in a colorless compound, N,N-dimethyl-p-phenylenediamine.</text:p>
          </table:table-cell>
          <table:table-cell office:value-type="string">
            <text:p>pubmed_1171934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260994897224">
            <text:p>0.372609949</text:p>
          </table:table-cell>
          <table:table-cell table:number-columns-repeated="1007"/>
        </table:table-row>
        <table:table-row table:style-name="ro1">
          <table:table-cell office:value-type="string">
            <text:p>Clc1cc2cccnc2c2oc3c4ccccc4c4ccccc4c3c12</text:p>
          </table:table-cell>
          <table:table-cell office:value-type="string">
            <text:p>9-Chlorophenanthro[9â€²,10â€²:4,5]furo[3,2-h]quinoline</text:p>
          </table:table-cell>
          <table:table-cell office:value-type="string">
            <text:p>null</text:p>
          </table:table-cell>
          <table:table-cell office:value-type="float" office:value="375">
            <text:p>375</text:p>
          </table:table-cell>
          <table:table-cell office:value-type="float" office:value="468">
            <text:p>468</text:p>
          </table:table-cell>
          <table:table-cell office:value-type="float" office:value="0.55">
            <text:p>0.55</text:p>
          </table:table-cell>
          <table:table-cell table:number-columns-repeated="2" office:value-type="string">
            <text:p>null</text:p>
          </table:table-cell>
          <table:table-cell office:value-type="string">
            <text:p>Fluorescent compound with significant quantum yield.</text:p>
          </table:table-cell>
          <table:table-cell office:value-type="string">
            <text:p>pubmed_118582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1526053128764">
            <text:p>0.8215260531</text:p>
          </table:table-cell>
          <table:table-cell table:number-columns-repeated="1007"/>
        </table:table-row>
        <table:table-row table:style-name="ro1">
          <table:table-cell office:value-type="string">
            <text:p>Nc1ncnc2[nH]cnc12</text:p>
          </table:table-cell>
          <table:table-cell office:value-type="string">
            <text:p>9H-purin-6-amine</text:p>
          </table:table-cell>
          <table:table-cell office:value-type="string">
            <text:p>water</text:p>
          </table:table-cell>
          <table:table-cell office:value-type="float" office:value="260">
            <text:p>260</text:p>
          </table:table-cell>
          <table:table-cell table:number-columns-repeated="3" office:value-type="string">
            <text:p>null</text:p>
          </table:table-cell>
          <table:table-cell office:value-type="float" office:value="100">
            <text:p>100</text:p>
          </table:table-cell>
          <table:table-cell office:value-type="string">
            <text:p>excited state decay to ground state via Ï€Ï€* pathway</text:p>
          </table:table-cell>
          <table:table-cell office:value-type="string">
            <text:p>chemrxiv_10.26434_SLASH_chemrxiv-2024-ghvxn-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01312859868631">
            <text:p>0.3013128599</text:p>
          </table:table-cell>
          <table:table-cell table:number-columns-repeated="1007"/>
        </table:table-row>
        <table:table-row table:style-name="ro1">
          <table:table-cell office:value-type="string">
            <text:p>COc1ccc(C(=O)c2ccccc2)c(O)c1</text:p>
          </table:table-cell>
          <table:table-cell office:value-type="string">
            <text:p>benzophenone-3</text:p>
          </table:table-cell>
          <table:table-cell office:value-type="string">
            <text:p>water</text:p>
          </table:table-cell>
          <table:table-cell office:value-type="float" office:value="291">
            <text:p>291</text:p>
          </table:table-cell>
          <table:table-cell table:number-columns-repeated="2" office:value-type="string">
            <text:p>null</text:p>
          </table:table-cell>
          <table:table-cell office:value-type="string">
            <text:p>8.1e7 (270 nm)</text:p>
          </table:table-cell>
          <table:table-cell office:value-type="string">
            <text:p>null</text:p>
          </table:table-cell>
          <table:table-cell office:value-type="string">
            <text:p>no significant change in spectrum with Î²-CD</text:p>
          </table:table-cell>
          <table:table-cell office:value-type="string">
            <text:p>pubmed_117557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45452611381188">
            <text:p>0.1454526114</text:p>
          </table:table-cell>
          <table:table-cell table:number-columns-repeated="1007"/>
        </table:table-row>
        <table:table-row table:style-name="ro1">
          <table:table-cell office:value-type="string">
            <text:p>c1ccc2cc3ccccc3cc2c1</text:p>
          </table:table-cell>
          <table:table-cell office:value-type="string">
            <text:p>anthracene</text:p>
          </table:table-cell>
          <table:table-cell office:value-type="string">
            <text:p>null</text:p>
          </table:table-cell>
          <table:table-cell office:value-type="float" office:value="384.9">
            <text:p>384.9</text:p>
          </table:table-cell>
          <table:table-cell table:number-columns-repeated="4" office:value-type="string">
            <text:p>null</text:p>
          </table:table-cell>
          <table:table-cell office:value-type="string">
            <text:p>CSD Reference: ANTCEN</text:p>
          </table:table-cell>
          <table:table-cell office:value-type="string">
            <text:p>chemrxiv_10.26434_SLASH_chemrxiv-2024-ms8x6-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1409932798706">
            <text:p>0.914099328</text:p>
          </table:table-cell>
          <table:table-cell table:number-columns-repeated="1007"/>
        </table:table-row>
        <table:table-row table:style-name="ro1">
          <table:table-cell office:value-type="string">
            <text:p>O=c1cc[nH]c(=O)[nH]1</text:p>
          </table:table-cell>
          <table:table-cell office:value-type="string">
            <text:p>uracil</text:p>
          </table:table-cell>
          <table:table-cell office:value-type="string">
            <text:p>aqueous</text:p>
          </table:table-cell>
          <table:table-cell office:value-type="float" office:value="259">
            <text:p>259</text:p>
          </table:table-cell>
          <table:table-cell table:number-columns-repeated="2" office:value-type="string">
            <text:p>null</text:p>
          </table:table-cell>
          <table:table-cell office:value-type="string">
            <text:p>8.1 (259 nm)</text:p>
          </table:table-cell>
          <table:table-cell office:value-type="string">
            <text:p>null</text:p>
          </table:table-cell>
          <table:table-cell office:value-type="string">
            <text:p>natural nucleobase</text:p>
          </table:table-cell>
          <table:table-cell office:value-type="string">
            <text:p>chemrxiv_10.26434_SLASH_chemrxiv-2024-37crl-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03181741246954">
            <text:p>0.9031817412</text:p>
          </table:table-cell>
          <table:table-cell table:number-columns-repeated="1007"/>
        </table:table-row>
        <table:table-row table:style-name="ro1">
          <table:table-cell office:value-type="string">
            <text:p>C[PH2](C)C</text:p>
          </table:table-cell>
          <table:table-cell office:value-type="string">
            <text:p>1,1,1-Trimethylphosphorane</text:p>
          </table:table-cell>
          <table:table-cell office:value-type="string">
            <text:p>dichloromethane</text:p>
          </table:table-cell>
          <table:table-cell office:value-type="float" office:value="342">
            <text:p>342</text:p>
          </table:table-cell>
          <table:table-cell office:value-type="float" office:value="496">
            <text:p>496</text:p>
          </table:table-cell>
          <table:table-cell table:number-columns-repeated="2" office:value-type="string">
            <text:p>null</text:p>
          </table:table-cell>
          <table:table-cell office:value-type="float" office:value="2">
            <text:p>2</text:p>
          </table:table-cell>
          <table:table-cell office:value-type="string">
            <text:p>Weak photoluminescence in green region.</text:p>
          </table:table-cell>
          <table:table-cell office:value-type="string">
            <text:p>pubmed_119451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521912747062743">
            <text:p>0.0521912747</text:p>
          </table:table-cell>
          <table:table-cell table:number-columns-repeated="1007"/>
        </table:table-row>
        <table:table-row table:style-name="ro1">
          <table:table-cell office:value-type="string">
            <text:p>C=Cc1c2ccccc2cc2ccccc12</text:p>
          </table:table-cell>
          <table:table-cell office:value-type="string">
            <text:p>9-vinyl anthracene</text:p>
          </table:table-cell>
          <table:table-cell office:value-type="string">
            <text:p>DMSO/DMF</text:p>
          </table:table-cell>
          <table:table-cell office:value-type="float" office:value="370">
            <text:p>370</text:p>
          </table:table-cell>
          <table:table-cell office:value-type="float" office:value="435">
            <text:p>435</text:p>
          </table:table-cell>
          <table:table-cell table:number-columns-repeated="3" office:value-type="string">
            <text:p>null</text:p>
          </table:table-cell>
          <table:table-cell office:value-type="string">
            <text:p>Fluorescent monomer used in MIP sensor for detecting tetracycline via fluorescence quenching and inner filter effect (IFE). Heat transfer method (HTM) also employed.</text:p>
          </table:table-cell>
          <table:table-cell office:value-type="string">
            <text:p>pubmed_118774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08097267895937">
            <text:p>0.2080972679</text:p>
          </table:table-cell>
          <table:table-cell table:number-columns-repeated="1007"/>
        </table:table-row>
        <table:table-row table:style-name="ro1">
          <table:table-cell office:value-type="string">
            <text:p>Cc1cc2cccnc2c2oc3c4ccccc4c4ccccc4c3c12</text:p>
          </table:table-cell>
          <table:table-cell office:value-type="string">
            <text:p>9-Methylphenanthro[9â€²,10â€²:4,5]furo[3,2-h]quinoline</text:p>
          </table:table-cell>
          <table:table-cell office:value-type="string">
            <text:p>null</text:p>
          </table:table-cell>
          <table:table-cell office:value-type="float" office:value="370">
            <text:p>370</text:p>
          </table:table-cell>
          <table:table-cell office:value-type="float" office:value="462">
            <text:p>462</text:p>
          </table:table-cell>
          <table:table-cell office:value-type="float" office:value="0.59">
            <text:p>0.59</text:p>
          </table:table-cell>
          <table:table-cell table:number-columns-repeated="2" office:value-type="string">
            <text:p>null</text:p>
          </table:table-cell>
          <table:table-cell office:value-type="string">
            <text:p>Fluorescent compound with significant quantum yield.</text:p>
          </table:table-cell>
          <table:table-cell office:value-type="string">
            <text:p>pubmed_118582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107314856723">
            <text:p>0.5010731486</text:p>
          </table:table-cell>
          <table:table-cell table:number-columns-repeated="1007"/>
        </table:table-row>
        <table:table-row table:style-name="ro1">
          <table:table-cell office:value-type="string">
            <text:p>OC(F)(C(F)F)C(F)(F)F</text:p>
          </table:table-cell>
          <table:table-cell office:value-type="string">
            <text:p>hexafluoro-2-propanol</text:p>
          </table:table-cell>
          <table:table-cell office:value-type="string">
            <text:p>hexafluoro-2-propanol</text:p>
          </table:table-cell>
          <table:table-cell table:number-columns-repeated="4" office:value-type="string">
            <text:p>null</text:p>
          </table:table-cell>
          <table:table-cell office:value-type="float" office:value="0.14">
            <text:p>0.14</text:p>
          </table:table-cell>
          <table:table-cell office:value-type="string">
            <text:p>Collective hydrogen-bond dynamics with a characteristic time scale of 140 ps (0.14 ns) as measured by dielectric spectroscopy.</text:p>
          </table:table-cell>
          <table:table-cell office:value-type="string">
            <text:p>chemrxiv_10.26434_SLASH_chemrxiv-2024-jhht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6513124546036">
            <text:p>0.2365131245</text:p>
          </table:table-cell>
          <table:table-cell table:number-columns-repeated="1007"/>
        </table:table-row>
        <table:table-row table:style-name="ro1">
          <table:table-cell office:value-type="string">
            <text:p>CN(C)c1ccc2nc3ccc(N(C)C)cc3[s+]c2c1.[Cl-]</text:p>
          </table:table-cell>
          <table:table-cell office:value-type="string">
            <text:p>methylene blue</text:p>
          </table:table-cell>
          <table:table-cell office:value-type="string">
            <text:p>null</text:p>
          </table:table-cell>
          <table:table-cell office:value-type="float" office:value="664">
            <text:p>664</text:p>
          </table:table-cell>
          <table:table-cell office:value-type="string">
            <text:p>null</text:p>
          </table:table-cell>
          <table:table-cell office:value-type="float" office:value="0.9">
            <text:p>0.9</text:p>
          </table:table-cell>
          <table:table-cell office:value-type="string">
            <text:p>2.8e4 (664 nm)</text:p>
          </table:table-cell>
          <table:table-cell office:value-type="string">
            <text:p>null</text:p>
          </table:table-cell>
          <table:table-cell office:value-type="string">
            <text:p>Cationic dye used for photocatalytic degradation studies.</text:p>
          </table:table-cell>
          <table:table-cell office:value-type="string">
            <text:p>pubmed_117444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60607318207622">
            <text:p>0.9606073182</text:p>
          </table:table-cell>
          <table:table-cell table:number-columns-repeated="1007"/>
        </table:table-row>
        <table:table-row table:style-name="ro1">
          <table:table-cell office:value-type="string">
            <text:p>CC(O)C[P+](c1ccccc1)(c1ccccc1)c1cc(C(C)(C)C)cc(C(C)(C)C)c1[O-]</text:p>
          </table:table-cell>
          <table:table-cell office:value-type="string">
            <text:p>2,4-di-tert-butyl-6-((2-hydroxypropyl)diphenylphosphonio)phenolate</text:p>
          </table:table-cell>
          <table:table-cell office:value-type="string">
            <text:p>dichloromethane</text:p>
          </table:table-cell>
          <table:table-cell office:value-type="float" office:value="346">
            <text:p>346</text:p>
          </table:table-cell>
          <table:table-cell table:number-columns-repeated="2" office:value-type="string">
            <text:p>null</text:p>
          </table:table-cell>
          <table:table-cell office:value-type="string">
            <text:p>5500 (346 nm)</text:p>
          </table:table-cell>
          <table:table-cell table:number-columns-repeated="2" office:value-type="string">
            <text:p>null</text:p>
          </table:table-cell>
          <table:table-cell office:value-type="string">
            <text:p>chemrxiv_10.26434_SLASH_chemrxiv-2024-87mtm</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531523185782135">
            <text:p>0.0531523186</text:p>
          </table:table-cell>
          <table:table-cell table:number-columns-repeated="1007"/>
        </table:table-row>
        <table:table-row table:style-name="ro1">
          <table:table-cell office:value-type="string">
            <text:p>O=C1C(=Cc2ccc([N+](=O)[O-])cc2)C(c2ccc(Cl)cc2)N(S(=O)(=O)c2ccccc2)c2ccccc21</text:p>
          </table:table-cell>
          <table:table-cell office:value-type="string">
            <text:p>3-(4-Nitrobenzylidene)-2-(4-chlorophenyl)-2,3-dihydro-1-(phenylsulfonyl)-quinolin-4(1H)-one</text:p>
          </table:table-cell>
          <table:table-cell office:value-type="string">
            <text:p>chloroform</text:p>
          </table:table-cell>
          <table:table-cell office:value-type="float" office:value="280">
            <text:p>280</text:p>
          </table:table-cell>
          <table:table-cell office:value-type="float" office:value="395">
            <text:p>395</text:p>
          </table:table-cell>
          <table:table-cell office:value-type="float" office:value="0.7">
            <text:p>0.7</text:p>
          </table:table-cell>
          <table:table-cell table:number-columns-repeated="2" office:value-type="string">
            <text:p>null</text:p>
          </table:table-cell>
          <table:table-cell office:value-type="string">
            <text:p>potential biodiesel additive</text:p>
          </table:table-cell>
          <table:table-cell office:value-type="string">
            <text:p>pubmed_116562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9509315583855">
            <text:p>0.6195093156</text:p>
          </table:table-cell>
          <table:table-cell table:number-columns-repeated="1007"/>
        </table:table-row>
        <table:table-row table:style-name="ro1">
          <table:table-cell office:value-type="string">
            <text:p>Oc1cccc(O)c1</text:p>
          </table:table-cell>
          <table:table-cell office:value-type="string">
            <text:p>resorcinol</text:p>
          </table:table-cell>
          <table:table-cell office:value-type="string">
            <text:p>null</text:p>
          </table:table-cell>
          <table:table-cell office:value-type="float" office:value="260">
            <text:p>260</text:p>
          </table:table-cell>
          <table:table-cell table:number-columns-repeated="4" office:value-type="string">
            <text:p>null</text:p>
          </table:table-cell>
          <table:table-cell office:value-type="string">
            <text:p>example comment</text:p>
          </table:table-cell>
          <table:table-cell office:value-type="string">
            <text:p>pubmed_118984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4700894122943">
            <text:p>0.8847008941</text:p>
          </table:table-cell>
          <table:table-cell table:number-columns-repeated="1007"/>
        </table:table-row>
        <table:table-row table:style-name="ro1">
          <table:table-cell office:value-type="string">
            <text:p>CN(C)c1ccc2nc3ccc(N(C)C)cc3[s+]c2c1.[Cl-]</text:p>
          </table:table-cell>
          <table:table-cell office:value-type="string">
            <text:p>Methylene Blue</text:p>
          </table:table-cell>
          <table:table-cell office:value-type="string">
            <text:p>n/a</text:p>
          </table:table-cell>
          <table:table-cell office:value-type="float" office:value="660">
            <text:p>660</text:p>
          </table:table-cell>
          <table:table-cell office:value-type="float" office:value="685">
            <text:p>685</text:p>
          </table:table-cell>
          <table:table-cell table:number-columns-repeated="3" office:value-type="string">
            <text:p>null</text:p>
          </table:table-cell>
          <table:table-cell office:value-type="string">
            <text:p>Used to label Lactobacillus cells.</text:p>
          </table:table-cell>
          <table:table-cell office:value-type="string">
            <text:p>pubmed_117231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3615395296365">
            <text:p>0.936153953</text:p>
          </table:table-cell>
          <table:table-cell table:number-columns-repeated="1007"/>
        </table:table-row>
        <table:table-row table:style-name="ro1">
          <table:table-cell office:value-type="string">
            <text:p>CN1C=CN(c2cccc(N3C=CN(C)C3)n2)C1</text:p>
          </table:table-cell>
          <table:table-cell office:value-type="string">
            <text:p>2,6-bis(3-methylimidazol-1-yl)pyridine</text:p>
          </table:table-cell>
          <table:table-cell table:number-columns-repeated="5" office:value-type="string">
            <text:p>null</text:p>
          </table:table-cell>
          <table:table-cell office:value-type="float" office:value="9000">
            <text:p>9000</text:p>
          </table:table-cell>
          <table:table-cell office:value-type="string">
            <text:p>Fe(bmip)â‚‚ complex with a 3MLCT lifetime of 9 ps.</text:p>
          </table:table-cell>
          <table:table-cell office:value-type="string">
            <text:p>pubmed_1178075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41441247938201">
            <text:p>0.4414412479</text:p>
          </table:table-cell>
          <table:table-cell table:number-columns-repeated="1007"/>
        </table:table-row>
        <table:table-row table:style-name="ro1">
          <table:table-cell office:value-type="string">
            <text:p>C[C@@H]1O[C@@H](O[C@H]2[C@H](Oc3cc(O)c4c(c3)O[C@H](c3ccc(O)cc3)CC4=O)O[C@H](CO)[C@@H](O)[C@@H]2O)[C@H](O)[C@H](O)[C@H]1O</text:p>
          </table:table-cell>
          <table:table-cell office:value-type="string">
            <text:p>naringin</text:p>
          </table:table-cell>
          <table:table-cell office:value-type="string">
            <text:p>ethanol</text:p>
          </table:table-cell>
          <table:table-cell office:value-type="float" office:value="255">
            <text:p>255</text:p>
          </table:table-cell>
          <table:table-cell table:number-columns-repeated="2" office:value-type="string">
            <text:p>null</text:p>
          </table:table-cell>
          <table:table-cell office:value-type="string">
            <text:p>9.6e3 (255 nm)</text:p>
          </table:table-cell>
          <table:table-cell office:value-type="string">
            <text:p>null</text:p>
          </table:table-cell>
          <table:table-cell office:value-type="string">
            <text:p>Flavanone with potential anti-cancer and antioxidant properties</text:p>
          </table:table-cell>
          <table:table-cell office:value-type="string">
            <text:p>pubmed_1187580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17754793446511">
            <text:p>0.3177547934</text:p>
          </table:table-cell>
          <table:table-cell table:number-columns-repeated="1007"/>
        </table:table-row>
        <table:table-row table:style-name="ro1">
          <table:table-cell office:value-type="string">
            <text:p>c1ccc(-c2c3ccccc3c(-c3ccccc3)c3ccccc23)cc1</text:p>
          </table:table-cell>
          <table:table-cell office:value-type="string">
            <text:p>9,10-diphenylanthracene</text:p>
          </table:table-cell>
          <table:table-cell office:value-type="string">
            <text:p>benzene</text:p>
          </table:table-cell>
          <table:table-cell office:value-type="float" office:value="370">
            <text:p>370</text:p>
          </table:table-cell>
          <table:table-cell table:number-columns-repeated="2" office:value-type="string">
            <text:p>null</text:p>
          </table:table-cell>
          <table:table-cell office:value-type="string">
            <text:p>~100 (350 nm)</text:p>
          </table:table-cell>
          <table:table-cell office:value-type="string">
            <text:p>null</text:p>
          </table:table-cell>
          <table:table-cell office:value-type="string">
            <text:p>used as a probe for singlet oxygen detection via HR-MS</text:p>
          </table:table-cell>
          <table:table-cell office:value-type="string">
            <text:p>chemrxiv_10.26434_SLASH_chemrxiv-2024-x7r9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1063204719685">
            <text:p>0.5106320472</text:p>
          </table:table-cell>
          <table:table-cell table:number-columns-repeated="1007"/>
        </table:table-row>
        <table:table-row table:style-name="ro1">
          <table:table-cell office:value-type="string">
            <text:p>CNC(=O)Oc1ccc([N+](C)(C)C)cc1.[I-]</text:p>
          </table:table-cell>
          <table:table-cell office:value-type="string">
            <text:p>AR-17</text:p>
          </table:table-cell>
          <table:table-cell office:value-type="string">
            <text:p>DMF</text:p>
          </table:table-cell>
          <table:table-cell office:value-type="float" office:value="400">
            <text:p>400</text:p>
          </table:table-cell>
          <table:table-cell office:value-type="float" office:value="490">
            <text:p>490</text:p>
          </table:table-cell>
          <table:table-cell office:value-type="float" office:value="0.85">
            <text:p>0.85</text:p>
          </table:table-cell>
          <table:table-cell table:number-columns-repeated="3" office:value-type="string">
            <text:p>null</text:p>
          </table:table-cell>
          <table:table-cell office:value-type="string">
            <text:p>pubmed_1193810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9029407650232">
            <text:p>0.6490294077</text:p>
          </table:table-cell>
          <table:table-cell table:number-columns-repeated="1007"/>
        </table:table-row>
        <table:table-row table:style-name="ro1">
          <table:table-cell office:value-type="string">
            <text:p>Nc1nc2nc[nH]c2c(=O)[nH]1</text:p>
          </table:table-cell>
          <table:table-cell office:value-type="string">
            <text:p>guanine</text:p>
          </table:table-cell>
          <table:table-cell office:value-type="string">
            <text:p>aqueous</text:p>
          </table:table-cell>
          <table:table-cell office:value-type="float" office:value="244">
            <text:p>244</text:p>
          </table:table-cell>
          <table:table-cell table:number-columns-repeated="2" office:value-type="string">
            <text:p>null</text:p>
          </table:table-cell>
          <table:table-cell office:value-type="string">
            <text:p>10.6 (244 nm)</text:p>
          </table:table-cell>
          <table:table-cell office:value-type="string">
            <text:p>null</text:p>
          </table:table-cell>
          <table:table-cell office:value-type="string">
            <text:p>natural nucleobase</text:p>
          </table:table-cell>
          <table:table-cell office:value-type="string">
            <text:p>chemrxiv_10.26434_SLASH_chemrxiv-2024-37crl-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502454952802509">
            <text:p>0.0502454953</text:p>
          </table:table-cell>
          <table:table-cell table:number-columns-repeated="1007"/>
        </table:table-row>
        <table:table-row table:style-name="ro1">
          <table:table-cell office:value-type="string">
            <text:p>O=C([O-])Cc1ccccc1Nc1c(Cl)cccc1Cl.[Na+]</text:p>
          </table:table-cell>
          <table:table-cell office:value-type="string">
            <text:p>sodium diclofenac</text:p>
          </table:table-cell>
          <table:table-cell office:value-type="string">
            <text:p>DMSO</text:p>
          </table:table-cell>
          <table:table-cell office:value-type="float" office:value="310">
            <text:p>310</text:p>
          </table:table-cell>
          <table:table-cell table:number-columns-repeated="2" office:value-type="string">
            <text:p>null</text:p>
          </table:table-cell>
          <table:table-cell office:value-type="string">
            <text:p>5700 (310 nm)</text:p>
          </table:table-cell>
          <table:table-cell office:value-type="string">
            <text:p>null</text:p>
          </table:table-cell>
          <table:table-cell office:value-type="string">
            <text:p>UV-Vis spectrum in DMSO solution</text:p>
          </table:table-cell>
          <table:table-cell office:value-type="string">
            <text:p>pubmed_1167691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40926720947027">
            <text:p>0.5409267209</text:p>
          </table:table-cell>
          <table:table-cell table:number-columns-repeated="1007"/>
        </table:table-row>
        <table:table-row table:style-name="ro1">
          <table:table-cell office:value-type="string">
            <text:p>O=S(=O)(O)c1cccc2cccnc12</text:p>
          </table:table-cell>
          <table:table-cell office:value-type="string">
            <text:p>Quinoline-8-sulfonic acid</text:p>
          </table:table-cell>
          <table:table-cell office:value-type="string">
            <text:p>Water</text:p>
          </table:table-cell>
          <table:table-cell office:value-type="float" office:value="295">
            <text:p>295</text:p>
          </table:table-cell>
          <table:table-cell table:number-columns-repeated="4" office:value-type="string">
            <text:p>null</text:p>
          </table:table-cell>
          <table:table-cell office:value-type="string">
            <text:p>Photodynamic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2738432455808">
            <text:p>0.4627384325</text:p>
          </table:table-cell>
          <table:table-cell table:number-columns-repeated="1007"/>
        </table:table-row>
        <table:table-row table:style-name="ro1">
          <table:table-cell office:value-type="string">
            <text:p>O=C(O)c1cc(O)c(O)c(O)c1</text:p>
          </table:table-cell>
          <table:table-cell office:value-type="string">
            <text:p>gallic acid</text:p>
          </table:table-cell>
          <table:table-cell office:value-type="string">
            <text:p>methanol</text:p>
          </table:table-cell>
          <table:table-cell office:value-type="float" office:value="280">
            <text:p>280</text:p>
          </table:table-cell>
          <table:table-cell table:number-columns-repeated="4" office:value-type="string">
            <text:p>null</text:p>
          </table:table-cell>
          <table:table-cell office:value-type="string">
            <text:p>phenolic compound identified in HPLC analysis</text:p>
          </table:table-cell>
          <table:table-cell office:value-type="string">
            <text:p>pubmed_1176887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70941921044141">
            <text:p>0.270941921</text:p>
          </table:table-cell>
          <table:table-cell table:number-columns-repeated="1007"/>
        </table:table-row>
        <table:table-row table:style-name="ro1">
          <table:table-cell office:value-type="string">
            <text:p>O=C(C=Cc1ccccc1O)c1ccccc1</text:p>
          </table:table-cell>
          <table:table-cell office:value-type="string">
            <text:p>2-hydroxychalcone</text:p>
          </table:table-cell>
          <table:table-cell office:value-type="string">
            <text:p>DCM</text:p>
          </table:table-cell>
          <table:table-cell office:value-type="float" office:value="456">
            <text:p>456</text:p>
          </table:table-cell>
          <table:table-cell office:value-type="float" office:value="628">
            <text:p>628</text:p>
          </table:table-cell>
          <table:table-cell office:value-type="float" office:value="0.003">
            <text:p>0.003</text:p>
          </table:table-cell>
          <table:table-cell table:number-columns-repeated="2" office:value-type="string">
            <text:p>null</text:p>
          </table:table-cell>
          <table:table-cell office:value-type="string">
            <text:p>room temperature, steady state</text:p>
          </table:table-cell>
          <table:table-cell office:value-type="string">
            <text:p>pubmed_1167783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25952668767422">
            <text:p>0.9259526688</text:p>
          </table:table-cell>
          <table:table-cell table:number-columns-repeated="1007"/>
        </table:table-row>
        <table:table-row table:style-name="ro1">
          <table:table-cell office:value-type="string">
            <text:p>c1ccc(N=Nc2ccccc2)cc1</text:p>
          </table:table-cell>
          <table:table-cell office:value-type="string">
            <text:p>azobenzene</text:p>
          </table:table-cell>
          <table:table-cell office:value-type="string">
            <text:p>null</text:p>
          </table:table-cell>
          <table:table-cell office:value-type="float" office:value="305.5">
            <text:p>305.5</text:p>
          </table:table-cell>
          <table:table-cell office:value-type="float" office:value="406">
            <text:p>406</text:p>
          </table:table-cell>
          <table:table-cell office:value-type="float" office:value="0.262">
            <text:p>0.262</text:p>
          </table:table-cell>
          <table:table-cell table:number-columns-repeated="2" office:value-type="string">
            <text:p>null</text:p>
          </table:table-cell>
          <table:table-cell office:value-type="string">
            <text:p>Theoretical calculation of electronic states</text:p>
          </table:table-cell>
          <table:table-cell office:value-type="string">
            <text:p>chemrxiv_10.26434_SLASH_chemrxiv-2024-l71cj</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37912797275931">
            <text:p>0.1379127973</text:p>
          </table:table-cell>
          <table:table-cell table:number-columns-repeated="1007"/>
        </table:table-row>
        <table:table-row table:style-name="ro1">
          <table:table-cell office:value-type="string">
            <text:p>CC(=O)Oc1cc2c(cc1Cl)C1(OC(=O)c3ccccc31)c1cc(Cl)c(OC(C)=O)cc1O2</text:p>
          </table:table-cell>
          <table:table-cell office:value-type="string">
            <text:p>2',7'-dichlorofluorescein diacetate</text:p>
          </table:table-cell>
          <table:table-cell office:value-type="string">
            <text:p>null</text:p>
          </table:table-cell>
          <table:table-cell office:value-type="float" office:value="485">
            <text:p>485</text:p>
          </table:table-cell>
          <table:table-cell office:value-type="float" office:value="530">
            <text:p>530</text:p>
          </table:table-cell>
          <table:table-cell table:number-columns-repeated="3" office:value-type="string">
            <text:p>null</text:p>
          </table:table-cell>
          <table:table-cell office:value-type="string">
            <text:p>Used for ROS detection</text:p>
          </table:table-cell>
          <table:table-cell office:value-type="string">
            <text:p>pubmed_1176910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0682157455012">
            <text:p>0.2406821575</text:p>
          </table:table-cell>
          <table:table-cell table:number-columns-repeated="1007"/>
        </table:table-row>
        <table:table-row table:style-name="ro1">
          <table:table-cell office:value-type="string">
            <text:p>C=Cc1c(C)c2cc3nc(c(CC(=O)O)c4nc(cc5[nH]c(cc1[nH]2)c(C)c5CC)C(C)=C4C(=O)O)C(CCC(=O)O)C3C</text:p>
          </table:table-cell>
          <table:table-cell office:value-type="string">
            <text:p>chlorin e6</text:p>
          </table:table-cell>
          <table:table-cell office:value-type="string">
            <text:p>N/A</text:p>
          </table:table-cell>
          <table:table-cell office:value-type="float" office:value="655">
            <text:p>655</text:p>
          </table:table-cell>
          <table:table-cell office:value-type="float" office:value="666">
            <text:p>666</text:p>
          </table:table-cell>
          <table:table-cell table:number-columns-repeated="3" office:value-type="string">
            <text:p>null</text:p>
          </table:table-cell>
          <table:table-cell office:value-type="string">
            <text:p>Chlorin e6 is a photosensitizer used in photodynamic therapy within the self-assembled nanoparticles.</text:p>
          </table:table-cell>
          <table:table-cell office:value-type="string">
            <text:p>pubmed_1170088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0542680718936">
            <text:p>0.1054268072</text:p>
          </table:table-cell>
          <table:table-cell table:number-columns-repeated="1007"/>
        </table:table-row>
        <table:table-row table:style-name="ro1">
          <table:table-cell office:value-type="string">
            <text:p>O=C(O)c1ccc(O)c(O)c1</text:p>
          </table:table-cell>
          <table:table-cell office:value-type="string">
            <text:p>protocatechuic acid</text:p>
          </table:table-cell>
          <table:table-cell office:value-type="string">
            <text:p>water-ethanol mixture</text:p>
          </table:table-cell>
          <table:table-cell table:number-columns-repeated="3" office:value-type="string">
            <text:p>null</text:p>
          </table:table-cell>
          <table:table-cell office:value-type="string">
            <text:p>extracted from cocoa bean shells and spent coffee grounds with varying ethanol concentrations (0-75%)</text:p>
          </table:table-cell>
          <table:table-cell office:value-type="string">
            <text:p>null</text:p>
          </table:table-cell>
          <table:table-cell office:value-type="string">
            <text:p>most abundant phenolic compound in both cocoa and coffee extracts</text:p>
          </table:table-cell>
          <table:table-cell office:value-type="string">
            <text:p>pubmed_117626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2330760252662">
            <text:p>0.9233076025</text:p>
          </table:table-cell>
          <table:table-cell table:number-columns-repeated="1007"/>
        </table:table-row>
        <table:table-row table:style-name="ro1">
          <table:table-cell office:value-type="string">
            <text:p>Cn1ccnc1</text:p>
          </table:table-cell>
          <table:table-cell office:value-type="string">
            <text:p>1-methylimidazole</text:p>
          </table:table-cell>
          <table:table-cell office:value-type="string">
            <text:p>null</text:p>
          </table:table-cell>
          <table:table-cell office:value-type="float" office:value="265">
            <text:p>265</text:p>
          </table:table-cell>
          <table:table-cell table:number-columns-repeated="4" office:value-type="string">
            <text:p>null</text:p>
          </table:table-cell>
          <table:table-cell office:value-type="string">
            <text:p>Ï€âˆ’Ï€* transition</text:p>
          </table:table-cell>
          <table:table-cell office:value-type="string">
            <text:p>chemrxiv_10.26434_SLASH_chemrxiv-2025-tdl6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2085954817012">
            <text:p>0.4320859548</text:p>
          </table:table-cell>
          <table:table-cell table:number-columns-repeated="1007"/>
        </table:table-row>
        <table:table-row table:style-name="ro1">
          <table:table-cell office:value-type="string">
            <text:p>O=C1Nc2ccc(Br)cc2C1=NNc1nc(-c2cc3ccccc3oc2=O)cs1</text:p>
          </table:table-cell>
          <table:table-cell office:value-type="string">
            <text:p>3-(2-(4-coumarinylthiazol-2-yl)hydrazineylidene)-5-bromoindolin-2-one</text:p>
          </table:table-cell>
          <table:table-cell office:value-type="string">
            <text:p>DMSO</text:p>
          </table:table-cell>
          <table:table-cell office:value-type="float" office:value="362">
            <text:p>362</text:p>
          </table:table-cell>
          <table:table-cell office:value-type="float" office:value="579">
            <text:p>579</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62342092720792">
            <text:p>0.6623420927</text:p>
          </table:table-cell>
          <table:table-cell table:number-columns-repeated="1007"/>
        </table:table-row>
        <table:table-row table:style-name="ro1">
          <table:table-cell office:value-type="string">
            <text:p>N#Cc1c2ccccc2c(-n2c3ccccc3c3ccccc32)c2ccccc12</text:p>
          </table:table-cell>
          <table:table-cell office:value-type="string">
            <text:p>9-(N-carbazolyl)-10-cyanoanthracene</text:p>
          </table:table-cell>
          <table:table-cell office:value-type="string">
            <text:p>null</text:p>
          </table:table-cell>
          <table:table-cell office:value-type="float" office:value="515.95">
            <text:p>515.95</text:p>
          </table:table-cell>
          <table:table-cell table:number-columns-repeated="4" office:value-type="string">
            <text:p>null</text:p>
          </table:table-cell>
          <table:table-cell office:value-type="string">
            <text:p>Thermally activated delayed fluorescence (TADF) material with a small energy gap between singlet and triplet states.</text:p>
          </table:table-cell>
          <table:table-cell office:value-type="string">
            <text:p>pubmed_118344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49101667618379">
            <text:p>0.4491016676</text:p>
          </table:table-cell>
          <table:table-cell table:number-columns-repeated="1007"/>
        </table:table-row>
        <table:table-row table:style-name="ro1">
          <table:table-cell office:value-type="string">
            <text:p>COc1c2ccoc2c(OC)c2oc(=O)ccc12</text:p>
          </table:table-cell>
          <table:table-cell office:value-type="string">
            <text:p>5,8-dimethoxypsoralen</text:p>
          </table:table-cell>
          <table:table-cell office:value-type="string">
            <text:p>null</text:p>
          </table:table-cell>
          <table:table-cell office:value-type="float" office:value="320">
            <text:p>320</text:p>
          </table:table-cell>
          <table:table-cell office:value-type="float" office:value="450">
            <text:p>450</text:p>
          </table:table-cell>
          <table:table-cell office:value-type="float" office:value="0.6">
            <text:p>0.6</text:p>
          </table:table-cell>
          <table:table-cell table:number-columns-repeated="2" office:value-type="string">
            <text:p>null</text:p>
          </table:table-cell>
          <table:table-cell office:value-type="string">
            <text:p>Coumarin derivative with anti-osteoporosis activity</text:p>
          </table:table-cell>
          <table:table-cell office:value-type="string">
            <text:p>pubmed_117885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7488090386614">
            <text:p>0.3374880904</text:p>
          </table:table-cell>
          <table:table-cell table:number-columns-repeated="1007"/>
        </table:table-row>
        <table:table-row table:style-name="ro1">
          <table:table-cell office:value-type="string">
            <text:p>COc1ccccc1O</text:p>
          </table:table-cell>
          <table:table-cell office:value-type="string">
            <text:p>guaiacol</text:p>
          </table:table-cell>
          <table:table-cell office:value-type="string">
            <text:p>null</text:p>
          </table:table-cell>
          <table:table-cell office:value-type="float" office:value="270">
            <text:p>270</text:p>
          </table:table-cell>
          <table:table-cell office:value-type="float" office:value="310">
            <text:p>310</text:p>
          </table:table-cell>
          <table:table-cell office:value-type="float" office:value="0.3">
            <text:p>0.3</text:p>
          </table:table-cell>
          <table:table-cell table:number-columns-repeated="2" office:value-type="string">
            <text:p>null</text:p>
          </table:table-cell>
          <table:table-cell office:value-type="string">
            <text:p>phenolic compound</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54451338946819">
            <text:p>0.5544513389</text:p>
          </table:table-cell>
          <table:table-cell table:number-columns-repeated="1007"/>
        </table:table-row>
        <table:table-row table:style-name="ro1">
          <table:table-cell office:value-type="string">
            <text:p>Cc1ccc[cH-]1.Cc1ccc[cH-]1.[Fe+2]</text:p>
          </table:table-cell>
          <table:table-cell office:value-type="string">
            <text:p>1,1'-dimethylferrocene</text:p>
          </table:table-cell>
          <table:table-cell office:value-type="string">
            <text:p>water</text:p>
          </table:table-cell>
          <table:table-cell office:value-type="float" office:value="620">
            <text:p>620</text:p>
          </table:table-cell>
          <table:table-cell table:number-columns-repeated="4" office:value-type="string">
            <text:p>null</text:p>
          </table:table-cell>
          <table:table-cell office:value-type="string">
            <text:p>Ferrocenium ion (Fc+) used as electron acceptor in photocatalytic water oxidation.</text:p>
          </table:table-cell>
          <table:table-cell office:value-type="string">
            <text:p>chemrxiv_10.26434_SLASH_chemrxiv-2025-lkl4q</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4514274522662">
            <text:p>0.6145142745</text:p>
          </table:table-cell>
          <table:table-cell table:number-columns-repeated="1007"/>
        </table:table-row>
        <table:table-row table:style-name="ro1">
          <table:table-cell office:value-type="string">
            <text:p>CC1=C2[C@H](/C=C(/C)C(=O)O)CC[C@@H](C)[C@H]2CC1</text:p>
          </table:table-cell>
          <table:table-cell office:value-type="string">
            <text:p>Valerenic acid</text:p>
          </table:table-cell>
          <table:table-cell office:value-type="string">
            <text:p>null</text:p>
          </table:table-cell>
          <table:table-cell office:value-type="float" office:value="253">
            <text:p>253</text:p>
          </table:table-cell>
          <table:table-cell table:number-columns-repeated="4" office:value-type="string">
            <text:p>null</text:p>
          </table:table-cell>
          <table:table-cell office:value-type="string">
            <text:p>Valerenic acid showed activity on TRPV1 ion channels.</text:p>
          </table:table-cell>
          <table:table-cell office:value-type="string">
            <text:p>chemrxiv_10.26434_SLASH_chemrxiv-2024-dlfsk</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6681962572038">
            <text:p>0.4366819626</text:p>
          </table:table-cell>
          <table:table-cell table:number-columns-repeated="1007"/>
        </table:table-row>
        <table:table-row table:style-name="ro1">
          <table:table-cell office:value-type="string">
            <text:p>[C]</text:p>
          </table:table-cell>
          <table:table-cell office:value-type="string">
            <text:p>graphene</text:p>
          </table:table-cell>
          <table:table-cell office:value-type="string">
            <text:p>null</text:p>
          </table:table-cell>
          <table:table-cell office:value-type="float" office:value="1060">
            <text:p>1060</text:p>
          </table:table-cell>
          <table:table-cell table:number-columns-repeated="4" office:value-type="string">
            <text:p>null</text:p>
          </table:table-cell>
          <table:table-cell office:value-type="string">
            <text:p>Floquet steady states observed under continuous-wave mid-infrared irradiation at cryogenic temperatures.</text:p>
          </table:table-cell>
          <table:table-cell office:value-type="string">
            <text:p>pubmed_1187136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17854598537087">
            <text:p>0.2178545985</text:p>
          </table:table-cell>
          <table:table-cell table:number-columns-repeated="1007"/>
        </table:table-row>
        <table:table-row table:style-name="ro1">
          <table:table-cell office:value-type="string">
            <text:p>Oc1ccc(F)cc1</text:p>
          </table:table-cell>
          <table:table-cell office:value-type="string">
            <text:p>4-fluorophenol</text:p>
          </table:table-cell>
          <table:table-cell office:value-type="string">
            <text:p>methylcyclohexane</text:p>
          </table:table-cell>
          <table:table-cell office:value-type="float" office:value="287.6">
            <text:p>287.6</text:p>
          </table:table-cell>
          <table:table-cell table:number-columns-repeated="4" office:value-type="string">
            <text:p>null</text:p>
          </table:table-cell>
          <table:table-cell office:value-type="string">
            <text:p>para-substituted fluorophenol</text:p>
          </table:table-cell>
          <table:table-cell office:value-type="string">
            <text:p>pubmed_1186618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0861195372418">
            <text:p>0.2408611954</text:p>
          </table:table-cell>
          <table:table-cell table:number-columns-repeated="1007"/>
        </table:table-row>
        <table:table-row table:style-name="ro1">
          <table:table-cell office:value-type="string">
            <text:p>c1cncc(-c2cccc(-c3cc(-c4cccc(-c5cccnc5)c4)cc(-c4cccc(-c5cccnc5)c4)c3)c2)c1</text:p>
          </table:table-cell>
          <table:table-cell office:value-type="string">
            <text:p>1,3,5-tri(m-pyridin-3-ylphenyl)benzene</text:p>
          </table:table-cell>
          <table:table-cell office:value-type="string">
            <text:p>null</text:p>
          </table:table-cell>
          <table:table-cell office:value-type="float" office:value="375">
            <text:p>375</text:p>
          </table:table-cell>
          <table:table-cell table:number-columns-repeated="4" office:value-type="string">
            <text:p>null</text:p>
          </table:table-cell>
          <table:table-cell office:value-type="string">
            <text:p>Wide-gap host material with minimal CT emission</text:p>
          </table:table-cell>
          <table:table-cell office:value-type="string">
            <text:p>chemrxiv_10.26434_SLASH_chemrxiv-2025-fd2h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1630427781493">
            <text:p>0.5016304278</text:p>
          </table:table-cell>
          <table:table-cell table:number-columns-repeated="1007"/>
        </table:table-row>
        <table:table-row table:style-name="ro1">
          <table:table-cell office:value-type="string">
            <text:p>c1cc2cccc3c4ccc5c6cccc7cccc(c8ccc(c(c1)c23)c4c85)c76</text:p>
          </table:table-cell>
          <table:table-cell office:value-type="string">
            <text:p>terrylene</text:p>
          </table:table-cell>
          <table:table-cell office:value-type="string">
            <text:p>null</text:p>
          </table:table-cell>
          <table:table-cell office:value-type="float" office:value="590">
            <text:p>590</text:p>
          </table:table-cell>
          <table:table-cell table:number-columns-repeated="4" office:value-type="string">
            <text:p>null</text:p>
          </table:table-cell>
          <table:table-cell office:value-type="string">
            <text:p>The fluorescence spectra of single terrylene molecules show weak vibronic coupling with Franck-Condon factors ranging from 0.24 to 0.80.</text:p>
          </table:table-cell>
          <table:table-cell office:value-type="string">
            <text:p>pubmed_117267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9829353280365">
            <text:p>0.9798293533</text:p>
          </table:table-cell>
          <table:table-cell table:number-columns-repeated="1007"/>
        </table:table-row>
        <table:table-row table:style-name="ro1">
          <table:table-cell office:value-type="string">
            <text:p>CC[N+](C)(CC)CCC[n+]1c(-c2ccccc2)c2cc(N)ccc2c2ccc(N)cc21.[I-].[I-]</text:p>
          </table:table-cell>
          <table:table-cell office:value-type="string">
            <text:p>propidium iodide</text:p>
          </table:table-cell>
          <table:table-cell office:value-type="string">
            <text:p>none</text:p>
          </table:table-cell>
          <table:table-cell office:value-type="float" office:value="490">
            <text:p>490</text:p>
          </table:table-cell>
          <table:table-cell office:value-type="float" office:value="635">
            <text:p>635</text:p>
          </table:table-cell>
          <table:table-cell office:value-type="string">
            <text:p>null</text:p>
          </table:table-cell>
          <table:table-cell office:value-type="string">
            <text:p>1.2e4 (490 nm)</text:p>
          </table:table-cell>
          <table:table-cell office:value-type="string">
            <text:p>null</text:p>
          </table:table-cell>
          <table:table-cell office:value-type="string">
            <text:p>used for flow cytometry to assess bacterial membrane damage</text:p>
          </table:table-cell>
          <table:table-cell office:value-type="string">
            <text:p>pubmed_1173277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28202122123912">
            <text:p>0.3282021221</text:p>
          </table:table-cell>
          <table:table-cell table:number-columns-repeated="1007"/>
        </table:table-row>
        <table:table-row table:style-name="ro1">
          <table:table-cell office:value-type="string">
            <text:p>O=C(Cc1cccs1)N[C@@H]1C(=O)N2C(C(=O)O)=C(/C=C/c3ccc([N+](=O)[O-])cc3[N+](=O)[O-])CS[C@H]12</text:p>
          </table:table-cell>
          <table:table-cell office:value-type="string">
            <text:p>nitrocefin</text:p>
          </table:table-cell>
          <table:table-cell office:value-type="string">
            <text:p>aqueous buffer</text:p>
          </table:table-cell>
          <table:table-cell office:value-type="float" office:value="480">
            <text:p>480</text:p>
          </table:table-cell>
          <table:table-cell table:number-columns-repeated="4" office:value-type="string">
            <text:p>null</text:p>
          </table:table-cell>
          <table:table-cell office:value-type="string">
            <text:p>Î²-lactam antibiotic used for hydrolysis studies</text:p>
          </table:table-cell>
          <table:table-cell office:value-type="string">
            <text:p>chemrxiv_10.26434_SLASH_chemrxiv-2024-tzfrk</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9399096379057">
            <text:p>0.8993990964</text:p>
          </table:table-cell>
          <table:table-cell table:number-columns-repeated="1007"/>
        </table:table-row>
        <table:table-row table:style-name="ro1">
          <table:table-cell office:value-type="string">
            <text:p>O=Cc1c(-c2ccccc2)[nH]c2ccc(Cl)cc12</text:p>
          </table:table-cell>
          <table:table-cell office:value-type="string">
            <text:p>5-chloro-2-phenyl-1H-indole-3-carbaldehyde</text:p>
          </table:table-cell>
          <table:table-cell office:value-type="string">
            <text:p>DMSO</text:p>
          </table:table-cell>
          <table:table-cell office:value-type="float" office:value="340">
            <text:p>340</text:p>
          </table:table-cell>
          <table:table-cell table:number-columns-repeated="4" office:value-type="string">
            <text:p>null</text:p>
          </table:table-cell>
          <table:table-cell office:value-type="string">
            <text:p>Antioxidant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2723430534825">
            <text:p>0.7727234305</text:p>
          </table:table-cell>
          <table:table-cell table:number-columns-repeated="1007"/>
        </table:table-row>
        <table:table-row table:style-name="ro1">
          <table:table-cell office:value-type="string">
            <text:p>O=C1Nc2ccccc2C1=NNc1nc(-c2ccc3ccccc3c2)cs1</text:p>
          </table:table-cell>
          <table:table-cell office:value-type="string">
            <text:p>3-(2-(4-(Î²-naphthyl)thiazol-2-yl)hydrazineylidene)indolin-2-one</text:p>
          </table:table-cell>
          <table:table-cell office:value-type="string">
            <text:p>DMSO</text:p>
          </table:table-cell>
          <table:table-cell office:value-type="float" office:value="362">
            <text:p>362</text:p>
          </table:table-cell>
          <table:table-cell office:value-type="float" office:value="557">
            <text:p>557</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06847504619509">
            <text:p>0.1068475046</text:p>
          </table:table-cell>
          <table:table-cell table:number-columns-repeated="1007"/>
        </table:table-row>
        <table:table-row table:style-name="ro1">
          <table:table-cell office:value-type="string">
            <text:p>O=C(O)/C=C/c1cccc(O)c1</text:p>
          </table:table-cell>
          <table:table-cell office:value-type="string">
            <text:p>trans-3-hydroxycinnamic acid</text:p>
          </table:table-cell>
          <table:table-cell office:value-type="string">
            <text:p>null</text:p>
          </table:table-cell>
          <table:table-cell office:value-type="float" office:value="270">
            <text:p>270</text:p>
          </table:table-cell>
          <table:table-cell office:value-type="float" office:value="320">
            <text:p>320</text:p>
          </table:table-cell>
          <table:table-cell office:value-type="float" office:value="0.3">
            <text:p>0.3</text:p>
          </table:table-cell>
          <table:table-cell table:number-columns-repeated="2" office:value-type="string">
            <text:p>null</text:p>
          </table:table-cell>
          <table:table-cell office:value-type="string">
            <text:p>phenolic acid</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6677622646093">
            <text:p>0.9766776226</text:p>
          </table:table-cell>
          <table:table-cell table:number-columns-repeated="1007"/>
        </table:table-row>
        <table:table-row table:style-name="ro1">
          <table:table-cell office:value-type="string">
            <text:p>COc1cccc2c1C(=O)c1c(O)c3c(c(O)c1C2=O)C[C@@](O)(C(=O)CO)C[C@@H]3O[C@H]1C[C@H](N)[C@H](O)[C@H](C)O1</text:p>
          </table:table-cell>
          <table:table-cell office:value-type="string">
            <text:p>doxorubicin</text:p>
          </table:table-cell>
          <table:table-cell office:value-type="string">
            <text:p>phosphate-buffered saline (PBS)</text:p>
          </table:table-cell>
          <table:table-cell office:value-type="float" office:value="488">
            <text:p>488</text:p>
          </table:table-cell>
          <table:table-cell office:value-type="float" office:value="630">
            <text:p>630</text:p>
          </table:table-cell>
          <table:table-cell table:number-columns-repeated="3" office:value-type="string">
            <text:p>null</text:p>
          </table:table-cell>
          <table:table-cell office:value-type="string">
            <text:p>The study investigates the incorporation of doxorubicin into plant-derived extracellular vesicles and its photophysical properties were measured using capillary electrophoresis and nanoplasmonic sensing.</text:p>
          </table:table-cell>
          <table:table-cell office:value-type="string">
            <text:p>pubmed_1163905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95829533040524">
            <text:p>0.695829533</text:p>
          </table:table-cell>
          <table:table-cell table:number-columns-repeated="1007"/>
        </table:table-row>
        <table:table-row table:style-name="ro1">
          <table:table-cell office:value-type="string">
            <text:p>[2H]c1c([2H])c2c([2H])c([2H])c3c([2H])c([2H])c([2H])c4c([2H])c([2H])c(c1[2H])c2c34</text:p>
          </table:table-cell>
          <table:table-cell office:value-type="string">
            <text:p>pyrene-d10</text:p>
          </table:table-cell>
          <table:table-cell office:value-type="string">
            <text:p>null</text:p>
          </table:table-cell>
          <table:table-cell office:value-type="float" office:value="350">
            <text:p>350</text:p>
          </table:table-cell>
          <table:table-cell office:value-type="string">
            <text:p>null</text:p>
          </table:table-cell>
          <table:table-cell office:value-type="float" office:value="0.041">
            <text:p>0.041</text:p>
          </table:table-cell>
          <table:table-cell table:number-columns-repeated="2" office:value-type="string">
            <text:p>null</text:p>
          </table:table-cell>
          <table:table-cell office:value-type="string">
            <text:p>Host-guest system with DBI host showing moderate quantum yield.</text:p>
          </table:table-cell>
          <table:table-cell office:value-type="string">
            <text:p>chemrxiv_10.26434_SLASH_chemrxiv-2024-39n6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6850707493722">
            <text:p>0.4168507075</text:p>
          </table:table-cell>
          <table:table-cell table:number-columns-repeated="1007"/>
        </table:table-row>
        <table:table-row table:style-name="ro1">
          <table:table-cell office:value-type="string">
            <text:p>CCc1c(C)c2cc3nc(cc4[n-]c(c5c6nc(cc1[n-]2)C(C)=C6C(=O)C5C(=O)OC)C(CCC(=O)OC/C=C(\C)CCCC(C)CCCC(C)CCCC(C)C)C4C)C(C)=C3C=O.[Mg+2]</text:p>
          </table:table-cell>
          <table:table-cell office:value-type="string">
            <text:p>chlorophyll d</text:p>
          </table:table-cell>
          <table:table-cell office:value-type="string">
            <text:p>glycerol/water buffer</text:p>
          </table:table-cell>
          <table:table-cell office:value-type="float" office:value="699">
            <text:p>699</text:p>
          </table:table-cell>
          <table:table-cell table:number-columns-repeated="4" office:value-type="string">
            <text:p>null</text:p>
          </table:table-cell>
          <table:table-cell office:value-type="string">
            <text:p>maintains photoprotective carotenoid tripletâ€“triplet energy transfer pathways in LHCII</text:p>
          </table:table-cell>
          <table:table-cell office:value-type="string">
            <text:p>pubmed_1184903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7644124450162">
            <text:p>0.8876441245</text:p>
          </table:table-cell>
          <table:table-cell table:number-columns-repeated="1007"/>
        </table:table-row>
        <table:table-row table:style-name="ro1">
          <table:table-cell office:value-type="string">
            <text:p>OCCO</text:p>
          </table:table-cell>
          <table:table-cell office:value-type="string">
            <text:p>polyethylene glycol 200</text:p>
          </table:table-cell>
          <table:table-cell office:value-type="string">
            <text:p>water/DES</text:p>
          </table:table-cell>
          <table:table-cell office:value-type="float" office:value="595">
            <text:p>595</text:p>
          </table:table-cell>
          <table:table-cell table:number-columns-repeated="4" office:value-type="string">
            <text:p>null</text:p>
          </table:table-cell>
          <table:table-cell office:value-type="string">
            <text:p>part of DES-1, used in protein extraction</text:p>
          </table:table-cell>
          <table:table-cell office:value-type="string">
            <text:p>pubmed_1186602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59097744198516">
            <text:p>0.4590977442</text:p>
          </table:table-cell>
          <table:table-cell table:number-columns-repeated="1007"/>
        </table:table-row>
        <table:table-row table:style-name="ro1">
          <table:table-cell office:value-type="string">
            <text:p>O=C(CCc1ccc(O)cc1)c1c(O)cc(O)cc1O[C@@H]1O[C@H](CO)[C@@H](O)[C@H](O)[C@H]1O</text:p>
          </table:table-cell>
          <table:table-cell office:value-type="string">
            <text:p>phloridzin</text:p>
          </table:table-cell>
          <table:table-cell office:value-type="string">
            <text:p>ethanol</text:p>
          </table:table-cell>
          <table:table-cell office:value-type="float" office:value="278">
            <text:p>278</text:p>
          </table:table-cell>
          <table:table-cell table:number-columns-repeated="2" office:value-type="string">
            <text:p>null</text:p>
          </table:table-cell>
          <table:table-cell office:value-type="string">
            <text:p>1.2e4 (278 nm)</text:p>
          </table:table-cell>
          <table:table-cell office:value-type="string">
            <text:p>null</text:p>
          </table:table-cell>
          <table:table-cell office:value-type="string">
            <text:p>Strong antioxidant with multiple health benefits</text:p>
          </table:table-cell>
          <table:table-cell office:value-type="string">
            <text:p>pubmed_1187580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3375895153731">
            <text:p>0.8233758952</text:p>
          </table:table-cell>
          <table:table-cell table:number-columns-repeated="1007"/>
        </table:table-row>
        <table:table-row table:style-name="ro1">
          <table:table-cell office:value-type="string">
            <text:p>O=C(O)C=Cc1ccccc1</text:p>
          </table:table-cell>
          <table:table-cell office:value-type="string">
            <text:p>cinnamic acid</text:p>
          </table:table-cell>
          <table:table-cell office:value-type="string">
            <text:p>methanol</text:p>
          </table:table-cell>
          <table:table-cell office:value-type="float" office:value="294">
            <text:p>294</text:p>
          </table:table-cell>
          <table:table-cell table:number-columns-repeated="4" office:value-type="string">
            <text:p>null</text:p>
          </table:table-cell>
          <table:table-cell office:value-type="string">
            <text:p>phenolic acid identified in HPLC analysis</text:p>
          </table:table-cell>
          <table:table-cell office:value-type="string">
            <text:p>pubmed_1176887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37916838377714">
            <text:p>0.7379168384</text:p>
          </table:table-cell>
          <table:table-cell table:number-columns-repeated="1007"/>
        </table:table-row>
        <table:table-row table:style-name="ro1">
          <table:table-cell office:value-type="string">
            <text:p>CC(=CC=CC(=CO)CO)[C@H]1CC[C@H]2[C@@H]3CCC4CCCC[C@]4(C)[C@H]3CC[C@]12C</text:p>
          </table:table-cell>
          <table:table-cell office:value-type="string">
            <text:p>27-Hydroxycholestatrienol</text:p>
          </table:table-cell>
          <table:table-cell office:value-type="string">
            <text:p>Hepes buffer</text:p>
          </table:table-cell>
          <table:table-cell office:value-type="float" office:value="325">
            <text:p>325</text:p>
          </table:table-cell>
          <table:table-cell office:value-type="float" office:value="420">
            <text:p>420</text:p>
          </table:table-cell>
          <table:table-cell table:number-columns-repeated="3" office:value-type="string">
            <text:p>null</text:p>
          </table:table-cell>
          <table:table-cell office:value-type="string">
            <text:p>Demonstrates higher selectivity due to longer side chain.</text:p>
          </table:table-cell>
          <table:table-cell office:value-type="string">
            <text:p>pubmed_118303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6292332848534">
            <text:p>0.5629233285</text:p>
          </table:table-cell>
          <table:table-cell table:number-columns-repeated="1007"/>
        </table:table-row>
        <table:table-row table:style-name="ro1">
          <table:table-cell office:value-type="string">
            <text:p>O=C(c1ccccc1)[As](C(=O)c1ccccc1)C(=O)c1ccccc1</text:p>
          </table:table-cell>
          <table:table-cell office:value-type="string">
            <text:p>tribenzoylarsine</text:p>
          </table:table-cell>
          <table:table-cell office:value-type="string">
            <text:p>chloroform</text:p>
          </table:table-cell>
          <table:table-cell table:number-columns-repeated="2" office:value-type="string">
            <text:p>null</text:p>
          </table:table-cell>
          <table:table-cell office:value-type="float" office:value="0.5">
            <text:p>0.5</text:p>
          </table:table-cell>
          <table:table-cell table:number-columns-repeated="2" office:value-type="string">
            <text:p>null</text:p>
          </table:table-cell>
          <table:table-cell office:value-type="string">
            <text:p>InAs NCs with PL at ~670 nm and FWHM of 186 meV</text:p>
          </table:table-cell>
          <table:table-cell office:value-type="string">
            <text:p>chemrxiv_10.26434_SLASH_chemrxiv-2025-z4m8x</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3144937315956">
            <text:p>0.2331449373</text:p>
          </table:table-cell>
          <table:table-cell table:number-columns-repeated="1007"/>
        </table:table-row>
        <table:table-row table:style-name="ro1">
          <table:table-cell office:value-type="string">
            <text:p>c1ccc2cc3cc4cc5ccccc5cc4cc3cc2c1</text:p>
          </table:table-cell>
          <table:table-cell office:value-type="string">
            <text:p>pentacene</text:p>
          </table:table-cell>
          <table:table-cell office:value-type="string">
            <text:p>null</text:p>
          </table:table-cell>
          <table:table-cell office:value-type="float" office:value="719">
            <text:p>719</text:p>
          </table:table-cell>
          <table:table-cell table:number-columns-repeated="4" office:value-type="string">
            <text:p>null</text:p>
          </table:table-cell>
          <table:table-cell office:value-type="string">
            <text:p>CSD Reference: PENCEN</text:p>
          </table:table-cell>
          <table:table-cell office:value-type="string">
            <text:p>chemrxiv_10.26434_SLASH_chemrxiv-2024-ms8x6-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4832436228171">
            <text:p>0.8948324362</text:p>
          </table:table-cell>
          <table:table-cell table:number-columns-repeated="1007"/>
        </table:table-row>
        <table:table-row table:style-name="ro1">
          <table:table-cell office:value-type="string">
            <text:p>c1ccccc1</text:p>
          </table:table-cell>
          <table:table-cell office:value-type="string">
            <text:p>benzene</text:p>
          </table:table-cell>
          <table:table-cell office:value-type="string">
            <text:p>toluene</text:p>
          </table:table-cell>
          <table:table-cell office:value-type="float" office:value="497">
            <text:p>497</text:p>
          </table:table-cell>
          <table:table-cell office:value-type="float" office:value="505">
            <text:p>505</text:p>
          </table:table-cell>
          <table:table-cell office:value-type="float" office:value="0.91">
            <text:p>0.91</text:p>
          </table:table-cell>
          <table:table-cell office:value-type="string">
            <text:p>high</text:p>
          </table:table-cell>
          <table:table-cell office:value-type="string">
            <text:p>null</text:p>
          </table:table-cell>
          <table:table-cell office:value-type="string">
            <text:p>GADIPY in toluene with high quantum yield</text:p>
          </table:table-cell>
          <table:table-cell office:value-type="string">
            <text:p>chemrxiv_10.26434_SLASH_chemrxiv-2024-c87hb</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28196929534897">
            <text:p>0.3281969295</text:p>
          </table:table-cell>
          <table:table-cell table:number-columns-repeated="1007"/>
        </table:table-row>
        <table:table-row table:style-name="ro1">
          <table:table-cell office:value-type="string">
            <text:p>O=C(O)c1ccc(O)cc1</text:p>
          </table:table-cell>
          <table:table-cell office:value-type="string">
            <text:p>4-hydroxybenzoic acid</text:p>
          </table:table-cell>
          <table:table-cell office:value-type="string">
            <text:p>water-ethanol mixture</text:p>
          </table:table-cell>
          <table:table-cell table:number-columns-repeated="3" office:value-type="string">
            <text:p>null</text:p>
          </table:table-cell>
          <table:table-cell office:value-type="string">
            <text:p>extracted from cocoa bean shells and spent coffee grounds with varying ethanol concentrations (0-100%)</text:p>
          </table:table-cell>
          <table:table-cell office:value-type="string">
            <text:p>null</text:p>
          </table:table-cell>
          <table:table-cell office:value-type="string">
            <text:p>found in higher concentration in extracts obtained with lower percentages of ethanol (0-25%)</text:p>
          </table:table-cell>
          <table:table-cell office:value-type="string">
            <text:p>pubmed_117626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03073564777151">
            <text:p>0.8030735648</text:p>
          </table:table-cell>
          <table:table-cell table:number-columns-repeated="1007"/>
        </table:table-row>
        <table:table-row table:style-name="ro1">
          <table:table-cell office:value-type="string">
            <text:p>O=S(=O)(c1ccccc1)c1cccc(-c2nc(-c3ccccc3)nc(-c3ccccc3)n2)c1</text:p>
          </table:table-cell>
          <table:table-cell office:value-type="string">
            <text:p>2,4-diphenyl-6-(3-(phenylsulfonyl)phenyl)-1,3,5-triazine</text:p>
          </table:table-cell>
          <table:table-cell office:value-type="string">
            <text:p>null</text:p>
          </table:table-cell>
          <table:table-cell office:value-type="float" office:value="375">
            <text:p>375</text:p>
          </table:table-cell>
          <table:table-cell office:value-type="float" office:value="570">
            <text:p>570</text:p>
          </table:table-cell>
          <table:table-cell table:number-columns-repeated="2" office:value-type="string">
            <text:p>null</text:p>
          </table:table-cell>
          <table:table-cell office:value-type="float" office:value="1400">
            <text:p>1400</text:p>
          </table:table-cell>
          <table:table-cell office:value-type="string">
            <text:p>Acts as acceptor with large LUMO offset</text:p>
          </table:table-cell>
          <table:table-cell office:value-type="string">
            <text:p>chemrxiv_10.26434_SLASH_chemrxiv-2025-fd2h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67301850719377">
            <text:p>0.2673018507</text:p>
          </table:table-cell>
          <table:table-cell table:number-columns-repeated="1007"/>
        </table:table-row>
        <table:table-row table:style-name="ro1">
          <table:table-cell office:value-type="string">
            <text:p>CC1(C)[C@@H](O[C@H]2O[C@H](C(=O)O)[C@@H](O)[C@H](O)[C@H]2O[C@@H]2O[C@H](C(=O)O)[C@@H](O)[C@H](O)[C@H]2O)CC[C@]2(C)[C@H]3C(=O)C=C4[C@@H]5C[C@@](C)(C(=O)O)CC[C@]5(C)CC[C@@]4(C)[C@]3(C)CC[C@@H]12</text:p>
          </table:table-cell>
          <table:table-cell office:value-type="string">
            <text:p>glycyrrhizic acid</text:p>
          </table:table-cell>
          <table:table-cell office:value-type="string">
            <text:p>null</text:p>
          </table:table-cell>
          <table:table-cell office:value-type="float" office:value="253">
            <text:p>253</text:p>
          </table:table-cell>
          <table:table-cell table:number-columns-repeated="2" office:value-type="string">
            <text:p>null</text:p>
          </table:table-cell>
          <table:table-cell office:value-type="string">
            <text:p>1.2e4 (253 nm)</text:p>
          </table:table-cell>
          <table:table-cell table:number-columns-repeated="2" office:value-type="string">
            <text:p>null</text:p>
          </table:table-cell>
          <table:table-cell office:value-type="string">
            <text:p>pubmed_1192460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65014011412859">
            <text:p>0.2650140114</text:p>
          </table:table-cell>
          <table:table-cell table:number-columns-repeated="1007"/>
        </table:table-row>
        <table:table-row table:style-name="ro1">
          <table:table-cell office:value-type="string">
            <text:p>CC(C)=CCc1cc2c(cc1O)OC(c1ccc(O)cc1)CC2=O</text:p>
          </table:table-cell>
          <table:table-cell office:value-type="string">
            <text:p>bavachin</text:p>
          </table:table-cell>
          <table:table-cell office:value-type="string">
            <text:p>null</text:p>
          </table:table-cell>
          <table:table-cell office:value-type="float" office:value="280">
            <text:p>280</text:p>
          </table:table-cell>
          <table:table-cell office:value-type="float" office:value="390">
            <text:p>390</text:p>
          </table:table-cell>
          <table:table-cell office:value-type="float" office:value="0.45">
            <text:p>0.45</text:p>
          </table:table-cell>
          <table:table-cell table:number-columns-repeated="2" office:value-type="string">
            <text:p>null</text:p>
          </table:table-cell>
          <table:table-cell office:value-type="string">
            <text:p>Flavonoid with anti-inflammatory properties</text:p>
          </table:table-cell>
          <table:table-cell office:value-type="string">
            <text:p>pubmed_117885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71727460669354">
            <text:p>0.2717274607</text:p>
          </table:table-cell>
          <table:table-cell table:number-columns-repeated="1007"/>
        </table:table-row>
        <table:table-row table:style-name="ro1">
          <table:table-cell office:value-type="string">
            <text:p>CN=C(N(C)C)N(C)c1ccc(N(C)C(=NC)N(C)C)cc1</text:p>
          </table:table-cell>
          <table:table-cell office:value-type="string">
            <text:p>1,4-bis(tetramethylguanidino)benzene</text:p>
          </table:table-cell>
          <table:table-cell office:value-type="string">
            <text:p>water</text:p>
          </table:table-cell>
          <table:table-cell office:value-type="float" office:value="272">
            <text:p>272</text:p>
          </table:table-cell>
          <table:table-cell table:number-columns-repeated="4" office:value-type="string">
            <text:p>null</text:p>
          </table:table-cell>
          <table:table-cell office:value-type="string">
            <text:p>UV-Vis spectroelectrochemistry shows absorbance at 235 and 272 nm for 1,4-btmgbH+.</text:p>
          </table:table-cell>
          <table:table-cell office:value-type="string">
            <text:p>chemrxiv_10.26434_SLASH_chemrxiv-2023-fhcv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01243460783735">
            <text:p>0.1012434608</text:p>
          </table:table-cell>
          <table:table-cell table:number-columns-repeated="1007"/>
        </table:table-row>
        <table:table-row table:style-name="ro1">
          <table:table-cell office:value-type="string">
            <text:p>CCc1ccsc1-c1c(F)c(F)c(-c2ccc(CC[NH3+])s2)c2nsnc12.[I-]</text:p>
          </table:table-cell>
          <table:table-cell office:value-type="string">
            <text:p>2-(5-(7-(3-ethylthiophen-2-yl)-5,6-difluorobenzo[c][1,2,5]thiadiazol-4-yl)thiophen-2-yl)ethan-1-aminium iodide</text:p>
          </table:table-cell>
          <table:table-cell table:number-columns-repeated="2" office:value-type="string">
            <text:p>null</text:p>
          </table:table-cell>
          <table:table-cell office:value-type="float" office:value="798">
            <text:p>798</text:p>
          </table:table-cell>
          <table:table-cell office:value-type="float" office:value="0.314">
            <text:p>0.314</text:p>
          </table:table-cell>
          <table:table-cell table:number-columns-repeated="2" office:value-type="string">
            <text:p>null</text:p>
          </table:table-cell>
          <table:table-cell office:value-type="string">
            <text:p>Organic spacer used in 2D/3D perovskite heterostructures to enhance efficiency and passivate defects.</text:p>
          </table:table-cell>
          <table:table-cell office:value-type="string">
            <text:p>pubmed_1168545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690608602017164">
            <text:p>0.0690608602</text:p>
          </table:table-cell>
          <table:table-cell table:number-columns-repeated="1007"/>
        </table:table-row>
        <table:table-row table:style-name="ro1">
          <table:table-cell office:value-type="string">
            <text:p>c1ccc2ncccc2c1</text:p>
          </table:table-cell>
          <table:table-cell office:value-type="string">
            <text:p>Quinoline</text:p>
          </table:table-cell>
          <table:table-cell office:value-type="string">
            <text:p>Ethanol</text:p>
          </table:table-cell>
          <table:table-cell office:value-type="float" office:value="230">
            <text:p>230</text:p>
          </table:table-cell>
          <table:table-cell table:number-columns-repeated="4" office:value-type="string">
            <text:p>null</text:p>
          </table:table-cell>
          <table:table-cell office:value-type="string">
            <text:p>Photodynamic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699421514291316">
            <text:p>0.0699421514</text:p>
          </table:table-cell>
          <table:table-cell table:number-columns-repeated="1007"/>
        </table:table-row>
        <table:table-row table:style-name="ro1">
          <table:table-cell office:value-type="string">
            <text:p>O=c1[nH]c(=O)n([C@@H]2O[C@H](CO)[C@@H](O)[C@H]2O)nc1-c1ccc(-c2ccccc2)s1</text:p>
          </table:table-cell>
          <table:table-cell office:value-type="string">
            <text:p>5-(5-Phenylthiophen-2-yl)-6-azauridine</text:p>
          </table:table-cell>
          <table:table-cell office:value-type="string">
            <text:p>acetonitrile</text:p>
          </table:table-cell>
          <table:table-cell office:value-type="float" office:value="368">
            <text:p>368</text:p>
          </table:table-cell>
          <table:table-cell office:value-type="float" office:value="473">
            <text:p>473</text:p>
          </table:table-cell>
          <table:table-cell office:value-type="float" office:value="0.43">
            <text:p>0.43</text:p>
          </table:table-cell>
          <table:table-cell office:value-type="string">
            <text:p>2.05e4 (368 nm)</text:p>
          </table:table-cell>
          <table:table-cell office:value-type="float" office:value="2400">
            <text:p>2400</text:p>
          </table:table-cell>
          <table:table-cell office:value-type="string">
            <text:p>Photodynamic therapy agent with fluorescence quantum yield of 43% and singlet oxygen quantum yield of 52%</text:p>
          </table:table-cell>
          <table:table-cell office:value-type="string">
            <text:p>chemrxiv_10.26434_SLASH_chemrxiv-2024-vwhv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58209270844236">
            <text:p>0.9582092708</text:p>
          </table:table-cell>
          <table:table-cell table:number-columns-repeated="1007"/>
        </table:table-row>
        <table:table-row table:style-name="ro1">
          <table:table-cell office:value-type="string">
            <text:p>C(=CC=Cc1ccccc1)C=Cc1ccccc1</text:p>
          </table:table-cell>
          <table:table-cell office:value-type="string">
            <text:p>1,6-diphenylhexatriene</text:p>
          </table:table-cell>
          <table:table-cell office:value-type="string">
            <text:p>CHCl3</text:p>
          </table:table-cell>
          <table:table-cell office:value-type="float" office:value="375">
            <text:p>375</text:p>
          </table:table-cell>
          <table:table-cell table:number-columns-repeated="4" office:value-type="string">
            <text:p>null</text:p>
          </table:table-cell>
          <table:table-cell office:value-type="string">
            <text:p>unusual absorption properties in PVA film, main peaks at 360-375 nm</text:p>
          </table:table-cell>
          <table:table-cell office:value-type="string">
            <text:p>pubmed_118087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05842708097771">
            <text:p>0.8058427081</text:p>
          </table:table-cell>
          <table:table-cell table:number-columns-repeated="1007"/>
        </table:table-row>
        <table:table-row table:style-name="ro1">
          <table:table-cell office:value-type="string">
            <text:p>O=C(O)c1ccccc1</text:p>
          </table:table-cell>
          <table:table-cell office:value-type="string">
            <text:p>benzoic acid</text:p>
          </table:table-cell>
          <table:table-cell office:value-type="string">
            <text:p>null</text:p>
          </table:table-cell>
          <table:table-cell office:value-type="float" office:value="392">
            <text:p>392</text:p>
          </table:table-cell>
          <table:table-cell office:value-type="float" office:value="435">
            <text:p>435</text:p>
          </table:table-cell>
          <table:table-cell table:number-columns-repeated="2" office:value-type="string">
            <text:p>null</text:p>
          </table:table-cell>
          <table:table-cell office:value-type="float" office:value="210.6">
            <text:p>210.6</text:p>
          </table:table-cell>
          <table:table-cell office:value-type="string">
            <text:p>Doped material with CNC exhibiting broad emission peak and moderate lifetime.</text:p>
          </table:table-cell>
          <table:table-cell office:value-type="string">
            <text:p>chemrxiv_10.26434_SLASH_chemrxiv-2024-rqf3x</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68570152577013">
            <text:p>0.0768570153</text:p>
          </table:table-cell>
          <table:table-cell table:number-columns-repeated="1007"/>
        </table:table-row>
        <table:table-row table:style-name="ro1">
          <table:table-cell office:value-type="string">
            <text:p>c1ccc(N(c2ccccc2)c2ccc(-c3cnc4nc5c(nc4c3)-c3cccc4cccc-5c34)cc2)cc1</text:p>
          </table:table-cell>
          <table:table-cell office:value-type="string">
            <text:p>4-(acenaphtho[1,2-b]pyrido[2,3-e]pyrazin-10-yl)-N,N-diphenylaniline</text:p>
          </table:table-cell>
          <table:table-cell office:value-type="string">
            <text:p>toluene</text:p>
          </table:table-cell>
          <table:table-cell office:value-type="float" office:value="427">
            <text:p>427</text:p>
          </table:table-cell>
          <table:table-cell office:value-type="float" office:value="513">
            <text:p>513</text:p>
          </table:table-cell>
          <table:table-cell office:value-type="float" office:value="0.93">
            <text:p>0.93</text:p>
          </table:table-cell>
          <table:table-cell office:value-type="string">
            <text:p>3.1e4 L/(molÂ·cm)</text:p>
          </table:table-cell>
          <table:table-cell office:value-type="float" office:value="4.6">
            <text:p>4.6</text:p>
          </table:table-cell>
          <table:table-cell office:value-type="string">
            <text:p>TADF emitter used as ZnCl2 sensor</text:p>
          </table:table-cell>
          <table:table-cell office:value-type="string">
            <text:p>chemrxiv_10.26434_SLASH_chemrxiv-2023-4tdtf-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36651857988909">
            <text:p>0.136651858</text:p>
          </table:table-cell>
          <table:table-cell table:number-columns-repeated="1007"/>
        </table:table-row>
        <table:table-row table:style-name="ro1">
          <table:table-cell office:value-type="string">
            <text:p>Oc1cc(O)c2c(c1)O[C@H](c1ccc(O)c(O)c1)[C@@H](O)C2</text:p>
          </table:table-cell>
          <table:table-cell office:value-type="string">
            <text:p>(+)-catechin</text:p>
          </table:table-cell>
          <table:table-cell office:value-type="string">
            <text:p>null</text:p>
          </table:table-cell>
          <table:table-cell office:value-type="float" office:value="260">
            <text:p>260</text:p>
          </table:table-cell>
          <table:table-cell office:value-type="float" office:value="310">
            <text:p>310</text:p>
          </table:table-cell>
          <table:table-cell office:value-type="float" office:value="0.3">
            <text:p>0.3</text:p>
          </table:table-cell>
          <table:table-cell table:number-columns-repeated="2" office:value-type="string">
            <text:p>null</text:p>
          </table:table-cell>
          <table:table-cell office:value-type="string">
            <text:p>flavanol</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73659079708159">
            <text:p>0.1736590797</text:p>
          </table:table-cell>
          <table:table-cell table:number-columns-repeated="1007"/>
        </table:table-row>
        <table:table-row table:style-name="ro1">
          <table:table-cell office:value-type="string">
            <text:p>CCCCCCCCCCCCCCCCn1c(=O)c2ccc3sc4ccccc4c4ccc(c1=O)c2c34</text:p>
          </table:table-cell>
          <table:table-cell office:value-type="string">
            <text:p>2-hexadecyl-1H-thioxantheno[2,1,9-def]isoquinoline-1,3(2H)-dione</text:p>
          </table:table-cell>
          <table:table-cell office:value-type="string">
            <text:p>THF</text:p>
          </table:table-cell>
          <table:table-cell office:value-type="float" office:value="452">
            <text:p>452</text:p>
          </table:table-cell>
          <table:table-cell office:value-type="float" office:value="505">
            <text:p>505</text:p>
          </table:table-cell>
          <table:table-cell office:value-type="float" office:value="0.94">
            <text:p>0.94</text:p>
          </table:table-cell>
          <table:table-cell office:value-type="string">
            <text:p>28771 (THF)</text:p>
          </table:table-cell>
          <table:table-cell office:value-type="float" office:value="3">
            <text:p>3</text:p>
          </table:table-cell>
          <table:table-cell office:value-type="string">
            <text:p>BTI-C16 in THF</text:p>
          </table:table-cell>
          <table:table-cell office:value-type="string">
            <text:p>chemrxiv_10.26434_SLASH_chemrxiv-2024-w3kwn</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21891362592578">
            <text:p>0.1218913626</text:p>
          </table:table-cell>
          <table:table-cell table:number-columns-repeated="1007"/>
        </table:table-row>
        <table:table-row table:style-name="ro1">
          <table:table-cell office:value-type="string">
            <text:p>CCNc1cc2oc3cc(=[NH+]CC)c(C)cc-3c(-c3ccccc3C(=O)OCC)c2cc1C.[Cl-]</text:p>
          </table:table-cell>
          <table:table-cell office:value-type="string">
            <text:p>rhodamine-6g</text:p>
          </table:table-cell>
          <table:table-cell office:value-type="string">
            <text:p>water</text:p>
          </table:table-cell>
          <table:table-cell office:value-type="float" office:value="527">
            <text:p>527</text:p>
          </table:table-cell>
          <table:table-cell table:number-columns-repeated="4" office:value-type="string">
            <text:p>null</text:p>
          </table:table-cell>
          <table:table-cell office:value-type="string">
            <text:p>blue LED irradiation, Au-ZnO nanocomposite catalyst, photodegradation studies, LC-MS analysis of degradation products</text:p>
          </table:table-cell>
          <table:table-cell office:value-type="string">
            <text:p>pubmed_1172123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1303836088628">
            <text:p>0.5913038361</text:p>
          </table:table-cell>
          <table:table-cell table:number-columns-repeated="1007"/>
        </table:table-row>
        <table:table-row table:style-name="ro1">
          <table:table-cell office:value-type="string">
            <text:p>O=C(/C=C/c1ccc(O)c(O)c1/C=C/c1ccc(O)c(O)c1)OC(Cc1ccc(O)c(O)c1)C(=O)O</text:p>
          </table:table-cell>
          <table:table-cell office:value-type="string">
            <text:p>Salvianolic acid</text:p>
          </table:table-cell>
          <table:table-cell table:number-columns-repeated="3" office:value-type="string">
            <text:p>null</text:p>
          </table:table-cell>
          <table:table-cell office:value-type="float" office:value="0.81">
            <text:p>0.81</text:p>
          </table:table-cell>
          <table:table-cell office:value-type="string">
            <text:p>1.2e4 (350 nm)</text:p>
          </table:table-cell>
          <table:table-cell office:value-type="string">
            <text:p>null</text:p>
          </table:table-cell>
          <table:table-cell office:value-type="string">
            <text:p>Shows strong binding affinity and stable interactions with AChE in molecular simulations.</text:p>
          </table:table-cell>
          <table:table-cell office:value-type="string">
            <text:p>pubmed_1184920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50721953017637">
            <text:p>0.650721953</text:p>
          </table:table-cell>
          <table:table-cell table:number-columns-repeated="1007"/>
        </table:table-row>
        <table:table-row table:style-name="ro1">
          <table:table-cell office:value-type="string">
            <text:p>CN(C)c1ccc2nc3ccc(N(C)C)cc3[s+]c2c1.[Cl-]</text:p>
          </table:table-cell>
          <table:table-cell office:value-type="string">
            <text:p>methylene blue</text:p>
          </table:table-cell>
          <table:table-cell office:value-type="string">
            <text:p>null</text:p>
          </table:table-cell>
          <table:table-cell office:value-type="float" office:value="655">
            <text:p>655</text:p>
          </table:table-cell>
          <table:table-cell table:number-columns-repeated="4" office:value-type="string">
            <text:p>null</text:p>
          </table:table-cell>
          <table:table-cell office:value-type="string">
            <text:p>UV-vis spectroscopy at 655 nm used for quantification.</text:p>
          </table:table-cell>
          <table:table-cell office:value-type="string">
            <text:p>pubmed_1194009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71426029969007">
            <text:p>0.27142603</text:p>
          </table:table-cell>
          <table:table-cell table:number-columns-repeated="1007"/>
        </table:table-row>
        <table:table-row table:style-name="ro1">
          <table:table-cell office:value-type="string">
            <text:p>CCCCCCCCCCCCC#Cc1cc2c(=O)n(CCOCCOCCOCC)c(=O)c3ccc4c5ccccc5sc1c4c32</text:p>
          </table:table-cell>
          <table:table-cell office:value-type="string">
            <text:p>2-(2-(2-(2-ethoxyethoxy)ethoxy)ethyl)-5-(tetradec-1-yn-1-yl)-1H-thioxantheno[2,1,9-def]isoquinoline-1,3(2H)-dione</text:p>
          </table:table-cell>
          <table:table-cell office:value-type="string">
            <text:p>THF</text:p>
          </table:table-cell>
          <table:table-cell office:value-type="float" office:value="458">
            <text:p>458</text:p>
          </table:table-cell>
          <table:table-cell office:value-type="float" office:value="512">
            <text:p>512</text:p>
          </table:table-cell>
          <table:table-cell office:value-type="float" office:value="0.93">
            <text:p>0.93</text:p>
          </table:table-cell>
          <table:table-cell office:value-type="string">
            <text:p>20733 (THF)</text:p>
          </table:table-cell>
          <table:table-cell office:value-type="float" office:value="3">
            <text:p>3</text:p>
          </table:table-cell>
          <table:table-cell office:value-type="string">
            <text:p>a-BTI-PE in THF</text:p>
          </table:table-cell>
          <table:table-cell office:value-type="string">
            <text:p>chemrxiv_10.26434_SLASH_chemrxiv-2024-w3kwn</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21444966876879">
            <text:p>0.6214449669</text:p>
          </table:table-cell>
          <table:table-cell table:number-columns-repeated="1007"/>
        </table:table-row>
        <table:table-row table:style-name="ro1">
          <table:table-cell office:value-type="string">
            <text:p>C(=C/c1cc(/C=C/c2ccc(N(c3ccccc3)c3ccccc3)cc2)[o+]c(/C=C/c2ccc(N(c3ccccc3)c3ccccc3)cc2)c1)\c1ccc(N(c2ccccc2)c2ccccc2)cc1</text:p>
          </table:table-cell>
          <table:table-cell office:value-type="string">
            <text:p>2,4,6-tris((E)-4-(diphenylamino)styryl)pyrylium</text:p>
          </table:table-cell>
          <table:table-cell office:value-type="string">
            <text:p>MeCN</text:p>
          </table:table-cell>
          <table:table-cell office:value-type="float" office:value="663">
            <text:p>663</text:p>
          </table:table-cell>
          <table:table-cell table:number-columns-repeated="2" office:value-type="string">
            <text:p>null</text:p>
          </table:table-cell>
          <table:table-cell office:value-type="string">
            <text:p>~1e4 (663 nm)</text:p>
          </table:table-cell>
          <table:table-cell office:value-type="string">
            <text:p>null</text:p>
          </table:table-cell>
          <table:table-cell office:value-type="string">
            <text:p>Deep violet solution/ solid dye with strong absorption at 400 and 663 nm, used for detecting various biogenic amines.</text:p>
          </table:table-cell>
          <table:table-cell office:value-type="string">
            <text:p>pubmed_1191064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6396079780534">
            <text:p>0.3763960798</text:p>
          </table:table-cell>
          <table:table-cell table:number-columns-repeated="1007"/>
        </table:table-row>
        <table:table-row table:style-name="ro1">
          <table:table-cell office:value-type="string">
            <text:p>COS(=O)(=O)[O-].C[N+](C)(C)c1cccc(OC(N)=O)c1</text:p>
          </table:table-cell>
          <table:table-cell office:value-type="string">
            <text:p>AR-11</text:p>
          </table:table-cell>
          <table:table-cell office:value-type="string">
            <text:p>DMF</text:p>
          </table:table-cell>
          <table:table-cell office:value-type="float" office:value="380">
            <text:p>380</text:p>
          </table:table-cell>
          <table:table-cell office:value-type="float" office:value="475">
            <text:p>475</text:p>
          </table:table-cell>
          <table:table-cell office:value-type="float" office:value="0.92">
            <text:p>0.92</text:p>
          </table:table-cell>
          <table:table-cell table:number-columns-repeated="3" office:value-type="string">
            <text:p>null</text:p>
          </table:table-cell>
          <table:table-cell office:value-type="string">
            <text:p>pubmed_1193810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6568455053493">
            <text:p>0.4165684551</text:p>
          </table:table-cell>
          <table:table-cell table:number-columns-repeated="1007"/>
        </table:table-row>
        <table:table-row table:style-name="ro1">
          <table:table-cell office:value-type="string">
            <text:p>COCCOCCn1c2ccccc2c2cc(/C=C/c3nc4ccccc4[nH]3)ccc21</text:p>
          </table:table-cell>
          <table:table-cell office:value-type="string">
            <text:p>(E)-3-(2-(1H-benzo[d]imidazol-2-yl)vinyl)-9-(2-(2-methoxyethoxy)ethyl)-9H-carbazole</text:p>
          </table:table-cell>
          <table:table-cell office:value-type="string">
            <text:p>null</text:p>
          </table:table-cell>
          <table:table-cell office:value-type="float" office:value="378.5">
            <text:p>378.5</text:p>
          </table:table-cell>
          <table:table-cell office:value-type="float" office:value="484.7">
            <text:p>484.7</text:p>
          </table:table-cell>
          <table:table-cell office:value-type="float" office:value="0.87">
            <text:p>0.87</text:p>
          </table:table-cell>
          <table:table-cell table:number-columns-repeated="2" office:value-type="string">
            <text:p>null</text:p>
          </table:table-cell>
          <table:table-cell office:value-type="string">
            <text:p>pH-responsive fluorescent probe with calculated quantum yield</text:p>
          </table:table-cell>
          <table:table-cell office:value-type="string">
            <text:p>pubmed_1176728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91734375897795">
            <text:p>0.1917343759</text:p>
          </table:table-cell>
          <table:table-cell table:number-columns-repeated="1007"/>
        </table:table-row>
        <table:table-row table:style-name="ro1">
          <table:table-cell office:value-type="string">
            <text:p>Cc1ccc2[nH]c(=O)c(C=NNC(N)=S)cc2c1</text:p>
          </table:table-cell>
          <table:table-cell office:value-type="string">
            <text:p>6-methyl-2-oxoquinoline-3-carbaldehyde thiosemicarbazone</text:p>
          </table:table-cell>
          <table:table-cell office:value-type="string">
            <text:p>THF</text:p>
          </table:table-cell>
          <table:table-cell office:value-type="float" office:value="300">
            <text:p>300</text:p>
          </table:table-cell>
          <table:table-cell table:number-columns-repeated="4" office:value-type="string">
            <text:p>null</text:p>
          </table:table-cell>
          <table:table-cell office:value-type="string">
            <text:p>Antitubercular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10761371999979">
            <text:p>0.210761372</text:p>
          </table:table-cell>
          <table:table-cell table:number-columns-repeated="1007"/>
        </table:table-row>
        <table:table-row table:style-name="ro1">
          <table:table-cell office:value-type="string">
            <text:p>CCc1c2c(nc3ccc(OC(=O)N4CCC(N5CCCCC5)CC4)cc13)-c1cc3c(c(=O)n1C2)COC(=O)[C@]3(O)CC</text:p>
          </table:table-cell>
          <table:table-cell office:value-type="string">
            <text:p>Irinotecan</text:p>
          </table:table-cell>
          <table:table-cell office:value-type="string">
            <text:p>phosphate buffer</text:p>
          </table:table-cell>
          <table:table-cell table:number-columns-repeated="4" office:value-type="string">
            <text:p>null</text:p>
          </table:table-cell>
          <table:table-cell office:value-type="float" office:value="5.37">
            <text:p>5.37</text:p>
          </table:table-cell>
          <table:table-cell office:value-type="string">
            <text:p>Binding interactions with BSA</text:p>
          </table:table-cell>
          <table:table-cell office:value-type="string">
            <text:p>pubmed_1188915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55230439500883">
            <text:p>0.6552304395</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aqueous</text:p>
          </table:table-cell>
          <table:table-cell office:value-type="float" office:value="780">
            <text:p>780</text:p>
          </table:table-cell>
          <table:table-cell office:value-type="float" office:value="830">
            <text:p>830</text:p>
          </table:table-cell>
          <table:table-cell table:number-columns-repeated="3" office:value-type="string">
            <text:p>null</text:p>
          </table:table-cell>
          <table:table-cell office:value-type="string">
            <text:p>Indocyanine green (ICG) is a well-known near-infrared fluorescent dye used for imaging in liver cancer. It emits light at around 830 nm within the NIR-I range and up to 1200 nm partially into the NIR-II range.</text:p>
          </table:table-cell>
          <table:table-cell office:value-type="string">
            <text:p>pubmed_1170086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7681186078116">
            <text:p>0.2576811861</text:p>
          </table:table-cell>
          <table:table-cell table:number-columns-repeated="1007"/>
        </table:table-row>
        <table:table-row table:style-name="ro1">
          <table:table-cell office:value-type="string">
            <text:p>C[N+](C)(C)CCCc1ccc2c(c1CCC[N+](C)(C)C)C(=O)c1ccccc1C2=O</text:p>
          </table:table-cell>
          <table:table-cell office:value-type="string">
            <text:p>bis[3-(trimethylammonio)propyl]-anthraquinone</text:p>
          </table:table-cell>
          <table:table-cell office:value-type="string">
            <text:p>null</text:p>
          </table:table-cell>
          <table:table-cell office:value-type="float" office:value="520">
            <text:p>520</text:p>
          </table:table-cell>
          <table:table-cell office:value-type="float" office:value="600">
            <text:p>600</text:p>
          </table:table-cell>
          <table:table-cell table:number-columns-repeated="3" office:value-type="string">
            <text:p>null</text:p>
          </table:table-cell>
          <table:table-cell office:value-type="string">
            <text:p>The adduct form exhibits higher fluorescence intensity compared to the reduced and oxidized forms.</text:p>
          </table:table-cell>
          <table:table-cell office:value-type="string">
            <text:p>chemrxiv_10.26434_SLASH_chemrxiv-2024-pjnw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9353581797332">
            <text:p>0.2393535818</text:p>
          </table:table-cell>
          <table:table-cell table:number-columns-repeated="1007"/>
        </table:table-row>
        <table:table-row table:style-name="ro1">
          <table:table-cell office:value-type="string">
            <text:p>O=C([O-])c1c(Cl)c(Cl)c(Cl)c(Cl)c1-c1c2cc(I)c(=O)c(I)c-2oc2c(I)c([O-])c(I)cc12.[Na+].[Na+]</text:p>
          </table:table-cell>
          <table:table-cell office:value-type="string">
            <text:p>Rose Bengal</text:p>
          </table:table-cell>
          <table:table-cell office:value-type="string">
            <text:p>null</text:p>
          </table:table-cell>
          <table:table-cell office:value-type="float" office:value="530">
            <text:p>530</text:p>
          </table:table-cell>
          <table:table-cell office:value-type="float" office:value="620">
            <text:p>620</text:p>
          </table:table-cell>
          <table:table-cell office:value-type="string">
            <text:p>null</text:p>
          </table:table-cell>
          <table:table-cell office:value-type="string">
            <text:p>high molar absorptivity</text:p>
          </table:table-cell>
          <table:table-cell office:value-type="string">
            <text:p>null</text:p>
          </table:table-cell>
          <table:table-cell office:value-type="string">
            <text:p>photosensitizer used for ROS production</text:p>
          </table:table-cell>
          <table:table-cell office:value-type="string">
            <text:p>chemrxiv_10.26434_SLASH_chemrxiv-2024-tc9ms</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2858358668163">
            <text:p>0.7528583587</text:p>
          </table:table-cell>
          <table:table-cell table:number-columns-repeated="1007"/>
        </table:table-row>
        <table:table-row table:style-name="ro1">
          <table:table-cell office:value-type="string">
            <text:p>N#CC(C#N)=C(C#N)[C-](C#N)C#N</text:p>
          </table:table-cell>
          <table:table-cell office:value-type="string">
            <text:p>1,1,2,3,3-pentacyanopropenide</text:p>
          </table:table-cell>
          <table:table-cell office:value-type="string">
            <text:p>aqueous THF</text:p>
          </table:table-cell>
          <table:table-cell office:value-type="float" office:value="280">
            <text:p>280</text:p>
          </table:table-cell>
          <table:table-cell table:number-columns-repeated="4" office:value-type="string">
            <text:p>null</text:p>
          </table:table-cell>
          <table:table-cell office:value-type="string">
            <text:p>Fluorescence emission attributed to aggregates of pentacyanopropenide.</text:p>
          </table:table-cell>
          <table:table-cell office:value-type="string">
            <text:p>chemrxiv_10.26434_SLASH_chemrxiv-2024-r0r1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9902024017647">
            <text:p>0.839902024</text:p>
          </table:table-cell>
          <table:table-cell table:number-columns-repeated="1007"/>
        </table:table-row>
        <table:table-row table:style-name="ro1">
          <table:table-cell office:value-type="string">
            <text:p>CN1C=CC=CC1c1c2nc(c(C3C=CC=CN3C)c3ccc([nH]3)c(C3C=CC=CN3C)c3nc(c(C4C=CC=CN4C)c4ccc1[nH]4)C=C3)C=C2</text:p>
          </table:table-cell>
          <table:table-cell office:value-type="string">
            <text:p>5,10,15,20-tetrakis(N-methylpyridyl)porphyrin</text:p>
          </table:table-cell>
          <table:table-cell office:value-type="string">
            <text:p>null</text:p>
          </table:table-cell>
          <table:table-cell office:value-type="float" office:value="422">
            <text:p>422</text:p>
          </table:table-cell>
          <table:table-cell office:value-type="float" office:value="658">
            <text:p>658</text:p>
          </table:table-cell>
          <table:table-cell table:number-columns-repeated="3" office:value-type="string">
            <text:p>null</text:p>
          </table:table-cell>
          <table:table-cell office:value-type="string">
            <text:p>TMPyP4 used as a photosensitizer in CRET system with luminol.</text:p>
          </table:table-cell>
          <table:table-cell office:value-type="string">
            <text:p>pubmed_1188167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41747292876244">
            <text:p>0.4417472929</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aqueous solution</text:p>
          </table:table-cell>
          <table:table-cell office:value-type="float" office:value="779">
            <text:p>779</text:p>
          </table:table-cell>
          <table:table-cell office:value-type="float" office:value="825">
            <text:p>825</text:p>
          </table:table-cell>
          <table:table-cell table:number-columns-repeated="3" office:value-type="string">
            <text:p>null</text:p>
          </table:table-cell>
          <table:table-cell office:value-type="string">
            <text:p>Amphiphilic water-soluble cyanine dye used for sentinel lymph node mapping, bile duct identification, and tissue perfusion assessment.</text:p>
          </table:table-cell>
          <table:table-cell office:value-type="string">
            <text:p>pubmed_1167978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08735684584826">
            <text:p>0.4087356846</text:p>
          </table:table-cell>
          <table:table-cell table:number-columns-repeated="1007"/>
        </table:table-row>
        <table:table-row table:style-name="ro1">
          <table:table-cell office:value-type="string">
            <text:p>C[N+]1=C(C=CC2=CC(=CC=C3N(CCCCCC(=O)NCCCCCCN)c4ccc5ccccc5c4C3(C)C)CCC2)C(C)(C)c2c1ccc1ccccc21.Cl.[Cl-]</text:p>
          </table:table-cell>
          <table:table-cell office:value-type="string">
            <text:p>cy7.5-amine</text:p>
          </table:table-cell>
          <table:table-cell office:value-type="string">
            <text:p>water</text:p>
          </table:table-cell>
          <table:table-cell office:value-type="float" office:value="800">
            <text:p>800</text:p>
          </table:table-cell>
          <table:table-cell office:value-type="float" office:value="830">
            <text:p>830</text:p>
          </table:table-cell>
          <table:table-cell office:value-type="float" office:value="0.9">
            <text:p>0.9</text:p>
          </table:table-cell>
          <table:table-cell office:value-type="string">
            <text:p>1e4 (800 nm)</text:p>
          </table:table-cell>
          <table:table-cell office:value-type="string">
            <text:p>null</text:p>
          </table:table-cell>
          <table:table-cell office:value-type="string">
            <text:p>high quantum yield, used in cancer treatment</text:p>
          </table:table-cell>
          <table:table-cell office:value-type="string">
            <text:p>chemrxiv_10.26434_SLASH_chemrxiv-2023-l3lc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87526486860588">
            <text:p>0.9875264869</text:p>
          </table:table-cell>
          <table:table-cell table:number-columns-repeated="1007"/>
        </table:table-row>
        <table:table-row table:style-name="ro1">
          <table:table-cell office:value-type="string">
            <text:p>Cc1ccc2c(c1)sc(-c1ccc(N(C)C)cc1)[n+]2C.[Cl-]</text:p>
          </table:table-cell>
          <table:table-cell office:value-type="string">
            <text:p>2-[4-(dimethylamino)phenyl]-3,6-dimethyl-1,3-benzothiazol-3-ium chloride</text:p>
          </table:table-cell>
          <table:table-cell office:value-type="string">
            <text:p>DMSO</text:p>
          </table:table-cell>
          <table:table-cell office:value-type="float" office:value="404">
            <text:p>404</text:p>
          </table:table-cell>
          <table:table-cell office:value-type="float" office:value="490">
            <text:p>490</text:p>
          </table:table-cell>
          <table:table-cell table:number-columns-repeated="2" office:value-type="string">
            <text:p>null</text:p>
          </table:table-cell>
          <table:table-cell office:value-type="float" office:value="2.38">
            <text:p>2.38</text:p>
          </table:table-cell>
          <table:table-cell office:value-type="string">
            <text:p>G4 DNA binding</text:p>
          </table:table-cell>
          <table:table-cell office:value-type="string">
            <text:p>pubmed_1167222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61616434343159">
            <text:p>0.1616164343</text:p>
          </table:table-cell>
          <table:table-cell table:number-columns-repeated="1007"/>
        </table:table-row>
        <table:table-row table:style-name="ro1">
          <table:table-cell office:value-type="string">
            <text:p>c1cc[pH]c1</text:p>
          </table:table-cell>
          <table:table-cell office:value-type="string">
            <text:p>Phosphole</text:p>
          </table:table-cell>
          <table:table-cell office:value-type="string">
            <text:p>null</text:p>
          </table:table-cell>
          <table:table-cell office:value-type="float" office:value="300">
            <text:p>300</text:p>
          </table:table-cell>
          <table:table-cell table:number-columns-repeated="4" office:value-type="string">
            <text:p>null</text:p>
          </table:table-cell>
          <table:table-cell office:value-type="string">
            <text:p>Expected to be red emitters and potential theranostics</text:p>
          </table:table-cell>
          <table:table-cell office:value-type="string">
            <text:p>pubmed_1190162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39846744155511">
            <text:p>0.5398467442</text:p>
          </table:table-cell>
          <table:table-cell table:number-columns-repeated="1007"/>
        </table:table-row>
        <table:table-row table:style-name="ro1">
          <table:table-cell office:value-type="string">
            <text:p>O=C([O-])c1ccccc1-c1c(-c2ccccc2C(=O)[O-])c2ccc3cccc4cc(-c5ccccc5C(=O)[O-])c(c1-c1ccccc1C(=O)[O-])c2c34.[Zr+4]</text:p>
          </table:table-cell>
          <table:table-cell office:value-type="string">
            <text:p>zirconium pyrenetetrabenzoate</text:p>
          </table:table-cell>
          <table:table-cell office:value-type="string">
            <text:p>DCM</text:p>
          </table:table-cell>
          <table:table-cell office:value-type="float" office:value="470">
            <text:p>470</text:p>
          </table:table-cell>
          <table:table-cell table:number-columns-repeated="4" office:value-type="string">
            <text:p>null</text:p>
          </table:table-cell>
          <table:table-cell office:value-type="string">
            <text:p>Neutral state absorption peak</text:p>
          </table:table-cell>
          <table:table-cell office:value-type="string">
            <text:p>chemrxiv_10.26434_SLASH_chemrxiv-2023-6c07v</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49273664643988">
            <text:p>0.3492736646</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null</text:p>
          </table:table-cell>
          <table:table-cell office:value-type="float" office:value="550">
            <text:p>550</text:p>
          </table:table-cell>
          <table:table-cell office:value-type="float" office:value="570">
            <text:p>570</text:p>
          </table:table-cell>
          <table:table-cell office:value-type="float" office:value="0.7">
            <text:p>0.7</text:p>
          </table:table-cell>
          <table:table-cell office:value-type="string">
            <text:p>106000 (550 nm)</text:p>
          </table:table-cell>
          <table:table-cell office:value-type="string">
            <text:p>null</text:p>
          </table:table-cell>
          <table:table-cell office:value-type="string">
            <text:p>rhodamine B conjugated with HSA and P188</text:p>
          </table:table-cell>
          <table:table-cell office:value-type="string">
            <text:p>pubmed_1167430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8623813809827">
            <text:p>0.2862381381</text:p>
          </table:table-cell>
          <table:table-cell table:number-columns-repeated="1007"/>
        </table:table-row>
        <table:table-row table:style-name="ro1">
          <table:table-cell office:value-type="string">
            <text:p>O=CC(O)CO</text:p>
          </table:table-cell>
          <table:table-cell office:value-type="string">
            <text:p>glyceraldehyde</text:p>
          </table:table-cell>
          <table:table-cell office:value-type="string">
            <text:p>Ca(OH)â‚‚</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Autocatalytic compound, 2,3-dihydroxypropanoic acid structure</text:p>
          </table:table-cell>
          <table:table-cell office:value-type="string">
            <text:p>chemrxiv_10.26434_SLASH_chemrxiv-2024-nj0p6-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7189598400146">
            <text:p>0.7571895984</text:p>
          </table:table-cell>
          <table:table-cell table:number-columns-repeated="1007"/>
        </table:table-row>
        <table:table-row table:style-name="ro1">
          <table:table-cell office:value-type="string">
            <text:p>Cc1cc(-c2cc(C)c(N)c(C)c2)cc(C)c1N</text:p>
          </table:table-cell>
          <table:table-cell office:value-type="string">
            <text:p>3,3â€²,5,5â€²-tetramethylbenzidine</text:p>
          </table:table-cell>
          <table:table-cell office:value-type="string">
            <text:p>null</text:p>
          </table:table-cell>
          <table:table-cell office:value-type="float" office:value="652">
            <text:p>652</text:p>
          </table:table-cell>
          <table:table-cell table:number-columns-repeated="4" office:value-type="string">
            <text:p>null</text:p>
          </table:table-cell>
          <table:table-cell office:value-type="string">
            <text:p>chromogenic substrate used in colorimetric sensing</text:p>
          </table:table-cell>
          <table:table-cell office:value-type="string">
            <text:p>pubmed_1172226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7785480171442">
            <text:p>0.8778548017</text:p>
          </table:table-cell>
          <table:table-cell table:number-columns-repeated="1007"/>
        </table:table-row>
        <table:table-row table:style-name="ro1">
          <table:table-cell office:value-type="string">
            <text:p>C=Cc1c(C)c2cc3nc(c4c5nc(cc6[nH]c(cc1[nH]2)c(C)c6CC)C(C)=C5C(=O)[C@@H]4C(=O)OC)[C@@H](CCC(=O)O)[C@@H]3C</text:p>
          </table:table-cell>
          <table:table-cell office:value-type="string">
            <text:p>pheophorbide a</text:p>
          </table:table-cell>
          <table:table-cell office:value-type="string">
            <text:p>null</text:p>
          </table:table-cell>
          <table:table-cell office:value-type="float" office:value="668">
            <text:p>668</text:p>
          </table:table-cell>
          <table:table-cell office:value-type="float" office:value="686">
            <text:p>686</text:p>
          </table:table-cell>
          <table:table-cell office:value-type="string">
            <text:p>null</text:p>
          </table:table-cell>
          <table:table-cell office:value-type="string">
            <text:p>6.0e3 (668 nm)</text:p>
          </table:table-cell>
          <table:table-cell office:value-type="string">
            <text:p>null</text:p>
          </table:table-cell>
          <table:table-cell office:value-type="string">
            <text:p>Further breakdown product of pheophytin a</text:p>
          </table:table-cell>
          <table:table-cell office:value-type="string">
            <text:p>pubmed_1194392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13645940506831">
            <text:p>0.3136459405</text:p>
          </table:table-cell>
          <table:table-cell table:number-columns-repeated="1007"/>
        </table:table-row>
        <table:table-row table:style-name="ro1">
          <table:table-cell office:value-type="string">
            <text:p>CN(C)c1ccc2nc3ccc(N(C)C)cc3[s+]c2c1.[Cl-]</text:p>
          </table:table-cell>
          <table:table-cell office:value-type="string">
            <text:p>methylene blue</text:p>
          </table:table-cell>
          <table:table-cell office:value-type="string">
            <text:p>water</text:p>
          </table:table-cell>
          <table:table-cell office:value-type="float" office:value="271">
            <text:p>271</text:p>
          </table:table-cell>
          <table:table-cell table:number-columns-repeated="4" office:value-type="string">
            <text:p>null</text:p>
          </table:table-cell>
          <table:table-cell office:value-type="string">
            <text:p>degraded 98% under sunlight using GOZ-10 nanocomposite</text:p>
          </table:table-cell>
          <table:table-cell office:value-type="string">
            <text:p>pubmed_1168097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46390218799934">
            <text:p>0.4463902188</text:p>
          </table:table-cell>
          <table:table-cell table:number-columns-repeated="1007"/>
        </table:table-row>
        <table:table-row table:style-name="ro1">
          <table:table-cell office:value-type="string">
            <text:p>O=C1Nc2ccc(Br)cc2C1=NNc1nc(-c2ccc(Br)cc2)cs1</text:p>
          </table:table-cell>
          <table:table-cell office:value-type="string">
            <text:p>3-(2-(4-(p-bromophenyl)thiazol-2-yl)hydrazineylidene)-5-bromoindolin-2-one</text:p>
          </table:table-cell>
          <table:table-cell office:value-type="string">
            <text:p>DMSO</text:p>
          </table:table-cell>
          <table:table-cell office:value-type="float" office:value="362">
            <text:p>362</text:p>
          </table:table-cell>
          <table:table-cell office:value-type="float" office:value="589">
            <text:p>589</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1733566951007">
            <text:p>0.841733567</text:p>
          </table:table-cell>
          <table:table-cell table:number-columns-repeated="1007"/>
        </table:table-row>
        <table:table-row table:style-name="ro1">
          <table:table-cell office:value-type="string">
            <text:p>CCCCCCCCCCCCC#Cc1ccc2c(c1)sc1ccc3c(=O)n(CCOCCOCCOCC)c(=O)c4ccc2c1c34</text:p>
          </table:table-cell>
          <table:table-cell office:value-type="string">
            <text:p>2-(2-(2-(2-ethoxyethoxy)ethoxy)ethyl)-8-(tetradec-1-yn-1-yl)-1H-thioxantheno[2,1,9-def]isoquinoline-1,3(2H)-dione</text:p>
          </table:table-cell>
          <table:table-cell office:value-type="string">
            <text:p>THF</text:p>
          </table:table-cell>
          <table:table-cell office:value-type="float" office:value="452">
            <text:p>452</text:p>
          </table:table-cell>
          <table:table-cell office:value-type="float" office:value="505">
            <text:p>505</text:p>
          </table:table-cell>
          <table:table-cell office:value-type="float" office:value="0.85">
            <text:p>0.85</text:p>
          </table:table-cell>
          <table:table-cell office:value-type="string">
            <text:p>27896 (THF)</text:p>
          </table:table-cell>
          <table:table-cell office:value-type="float" office:value="3">
            <text:p>3</text:p>
          </table:table-cell>
          <table:table-cell office:value-type="string">
            <text:p>m-BTI-PE in THF</text:p>
          </table:table-cell>
          <table:table-cell office:value-type="string">
            <text:p>chemrxiv_10.26434_SLASH_chemrxiv-2024-w3kwn</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69058669032529">
            <text:p>0.069058669</text:p>
          </table:table-cell>
          <table:table-cell table:number-columns-repeated="1007"/>
        </table:table-row>
        <table:table-row table:style-name="ro1">
          <table:table-cell office:value-type="string">
            <text:p>O=c1c(-c2ccc(O)cc2)coc2cc(O)cc(O)c12</text:p>
          </table:table-cell>
          <table:table-cell office:value-type="string">
            <text:p>genistein</text:p>
          </table:table-cell>
          <table:table-cell table:number-columns-repeated="4" office:value-type="string">
            <text:p>null</text:p>
          </table:table-cell>
          <table:table-cell office:value-type="string">
            <text:p>1.2e4 (350 nm)</text:p>
          </table:table-cell>
          <table:table-cell office:value-type="string">
            <text:p>null</text:p>
          </table:table-cell>
          <table:table-cell office:value-type="string">
            <text:p>GE NPs were characterized for size, stability, and BBB penetration but no specific photophysical data was provided.</text:p>
          </table:table-cell>
          <table:table-cell office:value-type="string">
            <text:p>pubmed_1191940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75910753989592">
            <text:p>0.275910754</text:p>
          </table:table-cell>
          <table:table-cell table:number-columns-repeated="1007"/>
        </table:table-row>
        <table:table-row table:style-name="ro1">
          <table:table-cell office:value-type="string">
            <text:p>COc1cc(/C=C/C(=O)CC(=O)/C=C/c2ccc(O)c(OC)c2)ccc1O</text:p>
          </table:table-cell>
          <table:table-cell office:value-type="string">
            <text:p>curcumin</text:p>
          </table:table-cell>
          <table:table-cell office:value-type="string">
            <text:p>PBS</text:p>
          </table:table-cell>
          <table:table-cell office:value-type="float" office:value="420">
            <text:p>420</text:p>
          </table:table-cell>
          <table:table-cell office:value-type="float" office:value="535">
            <text:p>535</text:p>
          </table:table-cell>
          <table:table-cell office:value-type="float" office:value="0.17">
            <text:p>0.17</text:p>
          </table:table-cell>
          <table:table-cell office:value-type="string">
            <text:p>27500 L/(molÂ·cm)</text:p>
          </table:table-cell>
          <table:table-cell office:value-type="string">
            <text:p>null</text:p>
          </table:table-cell>
          <table:table-cell office:value-type="string">
            <text:p>Encapsulation into polymeric micelles enhances solubility and reduces aggregation.</text:p>
          </table:table-cell>
          <table:table-cell office:value-type="string">
            <text:p>pubmed_1194470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76596990786493">
            <text:p>0.1765969908</text:p>
          </table:table-cell>
          <table:table-cell table:number-columns-repeated="1007"/>
        </table:table-row>
        <table:table-row table:style-name="ro1">
          <table:table-cell office:value-type="string">
            <text:p>Cc1c[nH]c(=O)[nH]c1=O</text:p>
          </table:table-cell>
          <table:table-cell office:value-type="string">
            <text:p>thymine</text:p>
          </table:table-cell>
          <table:table-cell office:value-type="string">
            <text:p>aqueous</text:p>
          </table:table-cell>
          <table:table-cell office:value-type="float" office:value="264">
            <text:p>264</text:p>
          </table:table-cell>
          <table:table-cell table:number-columns-repeated="2" office:value-type="string">
            <text:p>null</text:p>
          </table:table-cell>
          <table:table-cell office:value-type="string">
            <text:p>7.9 (264 nm)</text:p>
          </table:table-cell>
          <table:table-cell office:value-type="string">
            <text:p>null</text:p>
          </table:table-cell>
          <table:table-cell office:value-type="string">
            <text:p>natural nucleobase</text:p>
          </table:table-cell>
          <table:table-cell office:value-type="string">
            <text:p>chemrxiv_10.26434_SLASH_chemrxiv-2024-37crl-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73969951737672">
            <text:p>0.0973969952</text:p>
          </table:table-cell>
          <table:table-cell table:number-columns-repeated="1007"/>
        </table:table-row>
        <table:table-row table:style-name="ro1">
          <table:table-cell office:value-type="string">
            <text:p>c1ccc2ccccc2c1</text:p>
          </table:table-cell>
          <table:table-cell office:value-type="string">
            <text:p>naphthalene</text:p>
          </table:table-cell>
          <table:table-cell office:value-type="string">
            <text:p>toluene</text:p>
          </table:table-cell>
          <table:table-cell office:value-type="float" office:value="420">
            <text:p>420</text:p>
          </table:table-cell>
          <table:table-cell table:number-columns-repeated="4" office:value-type="string">
            <text:p>null</text:p>
          </table:table-cell>
          <table:table-cell office:value-type="string">
            <text:p>experimental data from concentrated toluene solution</text:p>
          </table:table-cell>
          <table:table-cell office:value-type="string">
            <text:p>pubmed_1176785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72993052564561">
            <text:p>0.0972993053</text:p>
          </table:table-cell>
          <table:table-cell table:number-columns-repeated="1007"/>
        </table:table-row>
        <table:table-row table:style-name="ro1">
          <table:table-cell office:value-type="string">
            <text:p>Cn1cnc2c(F)c(Nc3ccc(Br)cc3Cl)c(C(=O)NOCCO)cc21</text:p>
          </table:table-cell>
          <table:table-cell office:value-type="string">
            <text:p>6-(4-bromo-2-chloroanilino)-7-fluoro-N-(2-hydroxyethoxy)-3-methylbenzimidazole-5-carboxamide</text:p>
          </table:table-cell>
          <table:table-cell office:value-type="string">
            <text:p>acetonitrile</text:p>
          </table:table-cell>
          <table:table-cell office:value-type="float" office:value="440">
            <text:p>440</text:p>
          </table:table-cell>
          <table:table-cell office:value-type="string">
            <text:p>null</text:p>
          </table:table-cell>
          <table:table-cell office:value-type="float" office:value="0.81">
            <text:p>0.81</text:p>
          </table:table-cell>
          <table:table-cell office:value-type="string">
            <text:p>3.78e3 (440 nm)</text:p>
          </table:table-cell>
          <table:table-cell office:value-type="float" office:value="100">
            <text:p>100</text:p>
          </table:table-cell>
          <table:table-cell office:value-type="string">
            <text:p>Charge transfer complex with 2,3-dichloro-5,6-dicyano-1,4-benzoquinone</text:p>
          </table:table-cell>
          <table:table-cell office:value-type="string">
            <text:p>pubmed_1178099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9660143945366">
            <text:p>0.8396601439</text:p>
          </table:table-cell>
          <table:table-cell table:number-columns-repeated="1007"/>
        </table:table-row>
        <table:table-row table:style-name="ro1">
          <table:table-cell office:value-type="string">
            <text:p>O=Cc1cc2cc(F)ccc2nc1O</text:p>
          </table:table-cell>
          <table:table-cell office:value-type="string">
            <text:p>6-fluoro-2-hydroxyquinoline-3-carbaldehyde</text:p>
          </table:table-cell>
          <table:table-cell office:value-type="string">
            <text:p>Acetone</text:p>
          </table:table-cell>
          <table:table-cell office:value-type="float" office:value="325">
            <text:p>325</text:p>
          </table:table-cell>
          <table:table-cell table:number-columns-repeated="4" office:value-type="string">
            <text:p>null</text:p>
          </table:table-cell>
          <table:table-cell office:value-type="string">
            <text:p>Antitubercular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29049161309376">
            <text:p>0.2290491613</text:p>
          </table:table-cell>
          <table:table-cell table:number-columns-repeated="1007"/>
        </table:table-row>
        <table:table-row table:style-name="ro1">
          <table:table-cell office:value-type="string">
            <text:p>c1ccc(N(c2ccccc2)c2ccc(-c3cnc4nc5c6ccccc6c6ccccc6c5nc4c3)cc2)cc1</text:p>
          </table:table-cell>
          <table:table-cell office:value-type="string">
            <text:p>4-(dibenzo[f,h]pyrido[2,3-b]quinoxalin-12-yl)-N,N-diphenylaniline</text:p>
          </table:table-cell>
          <table:table-cell office:value-type="string">
            <text:p>toluene</text:p>
          </table:table-cell>
          <table:table-cell office:value-type="float" office:value="456">
            <text:p>456</text:p>
          </table:table-cell>
          <table:table-cell office:value-type="float" office:value="550">
            <text:p>550</text:p>
          </table:table-cell>
          <table:table-cell office:value-type="float" office:value="0.89">
            <text:p>0.89</text:p>
          </table:table-cell>
          <table:table-cell office:value-type="string">
            <text:p>3.7e4 L/(molÂ·cm)</text:p>
          </table:table-cell>
          <table:table-cell office:value-type="float" office:value="5.6">
            <text:p>5.6</text:p>
          </table:table-cell>
          <table:table-cell office:value-type="string">
            <text:p>TADF emitter used as ZnCl2 sensor</text:p>
          </table:table-cell>
          <table:table-cell office:value-type="string">
            <text:p>chemrxiv_10.26434_SLASH_chemrxiv-2023-4tdtf-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9542200472206">
            <text:p>0.2495422005</text:p>
          </table:table-cell>
          <table:table-cell table:number-columns-repeated="1007"/>
        </table:table-row>
        <table:table-row table:style-name="ro1">
          <table:table-cell office:value-type="string">
            <text:p>C#N</text:p>
          </table:table-cell>
          <table:table-cell office:value-type="string">
            <text:p>graphitic carbon nitride</text:p>
          </table:table-cell>
          <table:table-cell office:value-type="string">
            <text:p>water</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used in photocatalytic degradation of methylene blue</text:p>
          </table:table-cell>
          <table:table-cell office:value-type="string">
            <text:p>chemrxiv_10.26434_SLASH_chemrxiv-2024-gx23r</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65978365298361">
            <text:p>0.8659783653</text:p>
          </table:table-cell>
          <table:table-cell table:number-columns-repeated="1007"/>
        </table:table-row>
        <table:table-row table:style-name="ro1">
          <table:table-cell office:value-type="string">
            <text:p>Oc1cc(O)c2c(c1)O[C@H](c1cc(O)c(O)c(O)c1)[C@H](O)C2</text:p>
          </table:table-cell>
          <table:table-cell office:value-type="string">
            <text:p>(-)-epigallocatechin</text:p>
          </table:table-cell>
          <table:table-cell office:value-type="string">
            <text:p>null</text:p>
          </table:table-cell>
          <table:table-cell office:value-type="float" office:value="278">
            <text:p>278</text:p>
          </table:table-cell>
          <table:table-cell table:number-columns-repeated="4" office:value-type="string">
            <text:p>null</text:p>
          </table:table-cell>
          <table:table-cell office:value-type="string">
            <text:p>UV detector at 278 nm used in HPLC analysis</text:p>
          </table:table-cell>
          <table:table-cell office:value-type="string">
            <text:p>pubmed_1167567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51202068571">
            <text:p>0.5051202069</text:p>
          </table:table-cell>
          <table:table-cell table:number-columns-repeated="1007"/>
        </table:table-row>
        <table:table-row table:style-name="ro1">
          <table:table-cell office:value-type="string">
            <text:p>O=C(Cl)Cl</text:p>
          </table:table-cell>
          <table:table-cell office:value-type="string">
            <text:p>Carbonyl chloride</text:p>
          </table:table-cell>
          <table:table-cell office:value-type="string">
            <text:p>null</text:p>
          </table:table-cell>
          <table:table-cell office:value-type="float" office:value="205">
            <text:p>205</text:p>
          </table:table-cell>
          <table:table-cell office:value-type="float" office:value="310">
            <text:p>310</text:p>
          </table:table-cell>
          <table:table-cell office:value-type="float" office:value="0.89">
            <text:p>0.89</text:p>
          </table:table-cell>
          <table:table-cell office:value-type="string">
            <text:p>1.2e4 (250 nm)</text:p>
          </table:table-cell>
          <table:table-cell office:value-type="float" office:value="120">
            <text:p>120</text:p>
          </table:table-cell>
          <table:table-cell office:value-type="string">
            <text:p>Used as a catalyst in the synthesis of DNA nanostructures.</text:p>
          </table:table-cell>
          <table:table-cell office:value-type="string">
            <text:p>pubmed_1176220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72001717984676">
            <text:p>0.572001718</text:p>
          </table:table-cell>
          <table:table-cell table:number-columns-repeated="1007"/>
        </table:table-row>
        <table:table-row table:style-name="ro1">
          <table:table-cell office:value-type="string">
            <text:p>C1=Cc2cc3c(-c4ccccc4)c(-c4ccccc4)c(c(-c4ccccc4)c4nc(cc5ccc(cc1n2)[nH]5)C=C4)n3-c1ccccc1.[Zn+2]</text:p>
          </table:table-cell>
          <table:table-cell office:value-type="string">
            <text:p>Zinc(II) tetraphenylporphyrin</text:p>
          </table:table-cell>
          <table:table-cell office:value-type="string">
            <text:p>THF</text:p>
          </table:table-cell>
          <table:table-cell office:value-type="float" office:value="420">
            <text:p>420</text:p>
          </table:table-cell>
          <table:table-cell office:value-type="float" office:value="680">
            <text:p>680</text:p>
          </table:table-cell>
          <table:table-cell office:value-type="float" office:value="0.7">
            <text:p>0.7</text:p>
          </table:table-cell>
          <table:table-cell office:value-type="string">
            <text:p>560000 (420 nm)</text:p>
          </table:table-cell>
          <table:table-cell office:value-type="string">
            <text:p>null</text:p>
          </table:table-cell>
          <table:table-cell office:value-type="string">
            <text:p>Data for free ZnTPP photosensitizer without rotaxane modification.</text:p>
          </table:table-cell>
          <table:table-cell office:value-type="string">
            <text:p>chemrxiv_10.26434_SLASH_chemrxiv-2024-cgxp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55119532626122">
            <text:p>0.5551195326</text:p>
          </table:table-cell>
          <table:table-cell table:number-columns-repeated="1007"/>
        </table:table-row>
        <table:table-row table:style-name="ro1">
          <table:table-cell office:value-type="string">
            <text:p>CN(C)CCN1C(=O)c2ccc3c4c(ccc(c24)C1=O)C(=O)N(CCN(C)C)C3=O</text:p>
          </table:table-cell>
          <table:table-cell office:value-type="string">
            <text:p>naphthalenediimide</text:p>
          </table:table-cell>
          <table:table-cell office:value-type="string">
            <text:p>methylcyclohexane</text:p>
          </table:table-cell>
          <table:table-cell office:value-type="float" office:value="480">
            <text:p>480</text:p>
          </table:table-cell>
          <table:table-cell office:value-type="float" office:value="540">
            <text:p>540</text:p>
          </table:table-cell>
          <table:table-cell table:number-columns-repeated="3" office:value-type="string">
            <text:p>null</text:p>
          </table:table-cell>
          <table:table-cell office:value-type="string">
            <text:p>Efficient energy transfer from (R)-1NDI nanofibers to (S)-2PDI guests.</text:p>
          </table:table-cell>
          <table:table-cell office:value-type="string">
            <text:p>chemrxiv_10.26434_SLASH_chemrxiv-2024-0cvjg</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64972020871937">
            <text:p>0.7649720209</text:p>
          </table:table-cell>
          <table:table-cell table:number-columns-repeated="1007"/>
        </table:table-row>
        <table:table-row table:style-name="ro1">
          <table:table-cell office:value-type="string">
            <text:p>CCCCCCCCCCCCC#Cc1ccc2sc3ccc4c(=O)n(CCOCCOCCOCC)c(=O)c5ccc(c2c1)c3c45</text:p>
          </table:table-cell>
          <table:table-cell office:value-type="string">
            <text:p>2-(2-(2-(2-ethoxyethoxy)ethoxy)ethyl)-9-(tetradec-1-yn-1-yl)-1H-thioxantheno[2,1,9-def]isoquinoline-1,3(2H)-dione</text:p>
          </table:table-cell>
          <table:table-cell office:value-type="string">
            <text:p>THF</text:p>
          </table:table-cell>
          <table:table-cell office:value-type="float" office:value="457">
            <text:p>457</text:p>
          </table:table-cell>
          <table:table-cell office:value-type="float" office:value="512">
            <text:p>512</text:p>
          </table:table-cell>
          <table:table-cell office:value-type="float" office:value="0.88">
            <text:p>0.88</text:p>
          </table:table-cell>
          <table:table-cell office:value-type="string">
            <text:p>27026 (THF)</text:p>
          </table:table-cell>
          <table:table-cell office:value-type="float" office:value="3">
            <text:p>3</text:p>
          </table:table-cell>
          <table:table-cell office:value-type="string">
            <text:p>p-BTI-PE in THF</text:p>
          </table:table-cell>
          <table:table-cell office:value-type="string">
            <text:p>chemrxiv_10.26434_SLASH_chemrxiv-2024-w3kwn</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6550474409014">
            <text:p>0.9655047441</text:p>
          </table:table-cell>
          <table:table-cell table:number-columns-repeated="1007"/>
        </table:table-row>
        <table:table-row table:style-name="ro1">
          <table:table-cell office:value-type="string">
            <text:p>Nc1ccc(O)c(C(=O)O)c1</text:p>
          </table:table-cell>
          <table:table-cell office:value-type="string">
            <text:p>5-Aminosalicylic acid</text:p>
          </table:table-cell>
          <table:table-cell office:value-type="string">
            <text:p>acetic acid, acetonitrile, triethylamine</text:p>
          </table:table-cell>
          <table:table-cell office:value-type="float" office:value="315">
            <text:p>315</text:p>
          </table:table-cell>
          <table:table-cell office:value-type="float" office:value="430">
            <text:p>430</text:p>
          </table:table-cell>
          <table:table-cell table:number-columns-repeated="3" office:value-type="string">
            <text:p>null</text:p>
          </table:table-cell>
          <table:table-cell office:value-type="string">
            <text:p>Fluorescence detection used in HPLC analysis.</text:p>
          </table:table-cell>
          <table:table-cell office:value-type="string">
            <text:p>pubmed_1167775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55921064922586">
            <text:p>0.5559210649</text:p>
          </table:table-cell>
          <table:table-cell table:number-columns-repeated="1007"/>
        </table:table-row>
        <table:table-row table:style-name="ro1">
          <table:table-cell office:value-type="string">
            <text:p>O=[N+]([O-])c1ccc(O)cc1</text:p>
          </table:table-cell>
          <table:table-cell office:value-type="string">
            <text:p>4-nitrophenol</text:p>
          </table:table-cell>
          <table:table-cell office:value-type="string">
            <text:p>deionized water</text:p>
          </table:table-cell>
          <table:table-cell office:value-type="float" office:value="317">
            <text:p>317</text:p>
          </table:table-cell>
          <table:table-cell table:number-columns-repeated="4" office:value-type="string">
            <text:p>null</text:p>
          </table:table-cell>
          <table:table-cell office:value-type="string">
            <text:p>reduction product is 4-aminophenol</text:p>
          </table:table-cell>
          <table:table-cell office:value-type="string">
            <text:p>pubmed_1162238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63952088868245">
            <text:p>0.3639520889</text:p>
          </table:table-cell>
          <table:table-cell table:number-columns-repeated="1007"/>
        </table:table-row>
        <table:table-row table:style-name="ro1">
          <table:table-cell office:value-type="string">
            <text:p>N[C@@H](CC(=O)O)C(=O)O</text:p>
          </table:table-cell>
          <table:table-cell office:value-type="string">
            <text:p>polysuccinimide</text:p>
          </table:table-cell>
          <table:table-cell table:number-columns-repeated="5" office:value-type="string">
            <text:p>null</text:p>
          </table:table-cell>
          <table:table-cell office:value-type="float" office:value="34.6">
            <text:p>34.6</text:p>
          </table:table-cell>
          <table:table-cell office:value-type="string">
            <text:p>Increased charge carrier lifetime due to efficient defect passivation</text:p>
          </table:table-cell>
          <table:table-cell office:value-type="string">
            <text:p>pubmed_1190238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3298848979175">
            <text:p>0.373298849</text:p>
          </table:table-cell>
          <table:table-cell table:number-columns-repeated="1007"/>
        </table:table-row>
        <table:table-row table:style-name="ro1">
          <table:table-cell office:value-type="string">
            <text:p>O=C(O)c1ccc2ccccc2n1</text:p>
          </table:table-cell>
          <table:table-cell office:value-type="string">
            <text:p>Quinoline-2-carboxylic acid</text:p>
          </table:table-cell>
          <table:table-cell office:value-type="string">
            <text:p>Ethanol</text:p>
          </table:table-cell>
          <table:table-cell office:value-type="float" office:value="265">
            <text:p>265</text:p>
          </table:table-cell>
          <table:table-cell table:number-columns-repeated="4" office:value-type="string">
            <text:p>null</text:p>
          </table:table-cell>
          <table:table-cell office:value-type="string">
            <text:p>Antimicrobial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5172755029053">
            <text:p>0.675172755</text:p>
          </table:table-cell>
          <table:table-cell table:number-columns-repeated="1007"/>
        </table:table-row>
        <table:table-row table:style-name="ro1">
          <table:table-cell office:value-type="string">
            <text:p>[O-]c1c(-c2ccccc2)cc(-[n+]2c(-c3ccccc3)cc(-c3ccccc3)cc2-c2ccccc2)cc1-c1ccccc1</text:p>
          </table:table-cell>
          <table:table-cell office:value-type="string">
            <text:p>Reichardt's dye</text:p>
          </table:table-cell>
          <table:table-cell office:value-type="string">
            <text:p>DMSO</text:p>
          </table:table-cell>
          <table:table-cell office:value-type="string">
            <text:p>null</text:p>
          </table:table-cell>
          <table:table-cell office:value-type="float" office:value="471">
            <text:p>471</text:p>
          </table:table-cell>
          <table:table-cell table:number-columns-repeated="3" office:value-type="string">
            <text:p>null</text:p>
          </table:table-cell>
          <table:table-cell office:value-type="string">
            <text:p>Shows fluorescence increase and redshift upon addition of linoleic acid when combined with T20-SWCNTs.</text:p>
          </table:table-cell>
          <table:table-cell office:value-type="string">
            <text:p>chemrxiv_10.26434_SLASH_chemrxiv-2024-hck8q</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13338309433311">
            <text:p>0.7133383094</text:p>
          </table:table-cell>
          <table:table-cell table:number-columns-repeated="1007"/>
        </table:table-row>
        <table:table-row table:style-name="ro1">
          <table:table-cell office:value-type="string">
            <text:p>C=Cc1c(C)c2cc3nc(c(CC(=O)O)c4nc(cc5[nH]c(cc1[nH]2)c(C)c5CC)C(C)=C4C(=O)O)C(CCC(=O)O)C3C</text:p>
          </table:table-cell>
          <table:table-cell office:value-type="string">
            <text:p>Chlorin e6</text:p>
          </table:table-cell>
          <table:table-cell office:value-type="string">
            <text:p>PBS buffer</text:p>
          </table:table-cell>
          <table:table-cell office:value-type="float" office:value="400">
            <text:p>400</text:p>
          </table:table-cell>
          <table:table-cell office:value-type="float" office:value="650">
            <text:p>650</text:p>
          </table:table-cell>
          <table:table-cell office:value-type="float" office:value="0.8">
            <text:p>0.8</text:p>
          </table:table-cell>
          <table:table-cell office:value-type="string">
            <text:p>120000 (400 nm)</text:p>
          </table:table-cell>
          <table:table-cell office:value-type="float" office:value="4">
            <text:p>4</text:p>
          </table:table-cell>
          <table:table-cell office:value-type="string">
            <text:p>Photosensitizer used in liposomes and hybrid exosomes for photodynamic therapy targeting melanoma cells.</text:p>
          </table:table-cell>
          <table:table-cell office:value-type="string">
            <text:p>pubmed_1180391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1268983427435">
            <text:p>0.3312689834</text:p>
          </table:table-cell>
          <table:table-cell table:number-columns-repeated="1007"/>
        </table:table-row>
        <table:table-row table:style-name="ro1">
          <table:table-cell office:value-type="string">
            <text:p>Sc1ncnc2nc[nH]c12</text:p>
          </table:table-cell>
          <table:table-cell office:value-type="string">
            <text:p>6-Mercaptopurine</text:p>
          </table:table-cell>
          <table:table-cell office:value-type="string">
            <text:p>null</text:p>
          </table:table-cell>
          <table:table-cell office:value-type="float" office:value="370">
            <text:p>370</text:p>
          </table:table-cell>
          <table:table-cell office:value-type="float" office:value="565">
            <text:p>565</text:p>
          </table:table-cell>
          <table:table-cell table:number-columns-repeated="3" office:value-type="string">
            <text:p>null</text:p>
          </table:table-cell>
          <table:table-cell office:value-type="string">
            <text:p>FRET</text:p>
          </table:table-cell>
          <table:table-cell office:value-type="string">
            <text:p>pubmed_116976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0795187279582">
            <text:p>0.0907951873</text:p>
          </table:table-cell>
          <table:table-cell table:number-columns-repeated="1007"/>
        </table:table-row>
        <table:table-row table:style-name="ro1">
          <table:table-cell office:value-type="string">
            <text:p>Br[Pb]Br.C[NH2+]N</text:p>
          </table:table-cell>
          <table:table-cell office:value-type="string">
            <text:p>monomethylhydrazinium lead bromide</text:p>
          </table:table-cell>
          <table:table-cell office:value-type="string">
            <text:p>n-hexane</text:p>
          </table:table-cell>
          <table:table-cell office:value-type="float" office:value="425">
            <text:p>425</text:p>
          </table:table-cell>
          <table:table-cell office:value-type="float" office:value="480">
            <text:p>480</text:p>
          </table:table-cell>
          <table:table-cell office:value-type="float" office:value="0.35">
            <text:p>0.35</text:p>
          </table:table-cell>
          <table:table-cell table:number-columns-repeated="2" office:value-type="string">
            <text:p>null</text:p>
          </table:table-cell>
          <table:table-cell office:value-type="string">
            <text:p>size-dependent properties and 3D quantum confinement effects observed</text:p>
          </table:table-cell>
          <table:table-cell office:value-type="string">
            <text:p>pubmed_1186927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54298243997619">
            <text:p>0.854298244</text:p>
          </table:table-cell>
          <table:table-cell table:number-columns-repeated="1007"/>
        </table:table-row>
        <table:table-row table:style-name="ro1">
          <table:table-cell office:value-type="string">
            <text:p>CC(C)=CCCC(C)CCO</text:p>
          </table:table-cell>
          <table:table-cell office:value-type="string">
            <text:p>Î²-citronellol</text:p>
          </table:table-cell>
          <table:table-cell office:value-type="string">
            <text:p>ethanol</text:p>
          </table:table-cell>
          <table:table-cell table:number-columns-repeated="3" office:value-type="string">
            <text:p>null</text:p>
          </table:table-cell>
          <table:table-cell office:value-type="string">
            <text:p>1.6e-3 M in ethanol (495-580 nm)</text:p>
          </table:table-cell>
          <table:table-cell office:value-type="string">
            <text:p>null</text:p>
          </table:table-cell>
          <table:table-cell office:value-type="string">
            <text:p>Used as a chromophore in Schenck-ene reaction with singlet oxygen to form hydroperoxides.</text:p>
          </table:table-cell>
          <table:table-cell office:value-type="string">
            <text:p>pubmed_118521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478297066874802">
            <text:p>0.0478297067</text:p>
          </table:table-cell>
          <table:table-cell table:number-columns-repeated="1007"/>
        </table:table-row>
        <table:table-row table:style-name="ro1">
          <table:table-cell office:value-type="string">
            <text:p>CNc1ccc(O)cc1.CNc1ccc(O)cc1.O=S(=O)(O)O</text:p>
          </table:table-cell>
          <table:table-cell office:value-type="string">
            <text:p>rhodol</text:p>
          </table:table-cell>
          <table:table-cell office:value-type="string">
            <text:p>phosphate-buffered saline (PBS)</text:p>
          </table:table-cell>
          <table:table-cell office:value-type="float" office:value="980">
            <text:p>980</text:p>
          </table:table-cell>
          <table:table-cell office:value-type="float" office:value="475">
            <text:p>475</text:p>
          </table:table-cell>
          <table:table-cell table:number-columns-repeated="3" office:value-type="string">
            <text:p>null</text:p>
          </table:table-cell>
          <table:table-cell office:value-type="string">
            <text:p>The system demonstrates the ability to release rhodol upon NIR excitation, with fluorescence detected after uncaging.</text:p>
          </table:table-cell>
          <table:table-cell office:value-type="string">
            <text:p>pubmed_1168003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5486131794751">
            <text:p>0.4154861318</text:p>
          </table:table-cell>
          <table:table-cell table:number-columns-repeated="1007"/>
        </table:table-row>
        <table:table-row table:style-name="ro1">
          <table:table-cell office:value-type="string">
            <text:p>Nc1ncnc2nc(/C=C\c3ccccc3)[nH]c12</text:p>
          </table:table-cell>
          <table:table-cell office:value-type="string">
            <text:p>Z-8-phenylvinyladenine</text:p>
          </table:table-cell>
          <table:table-cell table:number-columns-repeated="4" office:value-type="string">
            <text:p>null</text:p>
          </table:table-cell>
          <table:table-cell office:value-type="string">
            <text:p>6.78 (Âµ01)</text:p>
          </table:table-cell>
          <table:table-cell office:value-type="string">
            <text:p>null</text:p>
          </table:table-cell>
          <table:table-cell office:value-type="string">
            <text:p>Ïƒ2PA = 8.96 GM</text:p>
          </table:table-cell>
          <table:table-cell office:value-type="string">
            <text:p>chemrxiv_10.26434_SLASH_chemrxiv-2025-q2j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5943641886115">
            <text:p>0.8859436419</text:p>
          </table:table-cell>
          <table:table-cell table:number-columns-repeated="1007"/>
        </table:table-row>
        <table:table-row table:style-name="ro1">
          <table:table-cell office:value-type="string">
            <text:p>O=c1c(O)c(-c2ccc(O)c(O)c2)oc2cc(O)cc(O)c12</text:p>
          </table:table-cell>
          <table:table-cell office:value-type="string">
            <text:p>Quercetin</text:p>
          </table:table-cell>
          <table:table-cell office:value-type="string">
            <text:p>null</text:p>
          </table:table-cell>
          <table:table-cell office:value-type="float" office:value="372">
            <text:p>372</text:p>
          </table:table-cell>
          <table:table-cell table:number-columns-repeated="5" office:value-type="string">
            <text:p>null</text:p>
          </table:table-cell>
          <table:table-cell office:value-type="string">
            <text:p>pubmed_1193474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0264243157581">
            <text:p>0.4302642432</text:p>
          </table:table-cell>
          <table:table-cell table:number-columns-repeated="1007"/>
        </table:table-row>
        <table:table-row table:style-name="ro1">
          <table:table-cell office:value-type="string">
            <text:p>CC1=C(C)C(/C=C2\NC(=O)C(C)=C2C)=NC1=O</text:p>
          </table:table-cell>
          <table:table-cell office:value-type="string">
            <text:p>Z-5-((3,4-dimethyl-5-oxo-1H-pyrrol-2-ylidene)methyl)-3,4-dimethyl-2-oxo-2H-pyrrol</text:p>
          </table:table-cell>
          <table:table-cell office:value-type="string">
            <text:p>dichloromethane</text:p>
          </table:table-cell>
          <table:table-cell office:value-type="float" office:value="360">
            <text:p>360</text:p>
          </table:table-cell>
          <table:table-cell table:number-columns-repeated="2" office:value-type="string">
            <text:p>null</text:p>
          </table:table-cell>
          <table:table-cell office:value-type="string">
            <text:p>1.48e2 (360 nm)</text:p>
          </table:table-cell>
          <table:table-cell office:value-type="string">
            <text:p>null</text:p>
          </table:table-cell>
          <table:table-cell office:value-type="string">
            <text:p>intermediate imine</text:p>
          </table:table-cell>
          <table:table-cell office:value-type="string">
            <text:p>pubmed_1183387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93731279345229">
            <text:p>0.1937312793</text:p>
          </table:table-cell>
          <table:table-cell table:number-columns-repeated="1007"/>
        </table:table-row>
        <table:table-row table:style-name="ro1">
          <table:table-cell office:value-type="string">
            <text:p>CCN(CC)c1ccc(N=Nc2ccc(Br)cn2)c(O)c1</text:p>
          </table:table-cell>
          <table:table-cell office:value-type="string">
            <text:p>5-Br-PADAP</text:p>
          </table:table-cell>
          <table:table-cell office:value-type="string">
            <text:p>none</text:p>
          </table:table-cell>
          <table:table-cell table:number-columns-repeated="3" office:value-type="string">
            <text:p>null</text:p>
          </table:table-cell>
          <table:table-cell office:value-type="string">
            <text:p>none</text:p>
          </table:table-cell>
          <table:table-cell office:value-type="string">
            <text:p>null</text:p>
          </table:table-cell>
          <table:table-cell office:value-type="string">
            <text:p>iron-selective ligand used in voltammetric methods</text:p>
          </table:table-cell>
          <table:table-cell office:value-type="string">
            <text:p>pubmed_1190285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612781111151">
            <text:p>0.3361278111</text:p>
          </table:table-cell>
          <table:table-cell table:number-columns-repeated="1007"/>
        </table:table-row>
        <table:table-row table:style-name="ro1">
          <table:table-cell office:value-type="string">
            <text:p>c1ccc2c(c1)c1cccc3c4ccccc4n2c13</text:p>
          </table:table-cell>
          <table:table-cell office:value-type="string">
            <text:p>indolo[3,2,1-jk]carbazole</text:p>
          </table:table-cell>
          <table:table-cell office:value-type="string">
            <text:p>toluene</text:p>
          </table:table-cell>
          <table:table-cell office:value-type="string">
            <text:p>null</text:p>
          </table:table-cell>
          <table:table-cell office:value-type="float" office:value="505">
            <text:p>505</text:p>
          </table:table-cell>
          <table:table-cell office:value-type="float" office:value="0.92">
            <text:p>0.92</text:p>
          </table:table-cell>
          <table:table-cell office:value-type="string">
            <text:p>null</text:p>
          </table:table-cell>
          <table:table-cell office:value-type="float" office:value="11.5">
            <text:p>11.5</text:p>
          </table:table-cell>
          <table:table-cell office:value-type="string">
            <text:p>Narrowband green TADF emitter with diphenylamino substitution</text:p>
          </table:table-cell>
          <table:table-cell office:value-type="string">
            <text:p>chemrxiv_10.26434_SLASH_chemrxiv-2024-qlfk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301610729657114">
            <text:p>0.030161073</text:p>
          </table:table-cell>
          <table:table-cell table:number-columns-repeated="1007"/>
        </table:table-row>
        <table:table-row table:style-name="ro1">
          <table:table-cell office:value-type="string">
            <text:p>[C-]#[Si+]</text:p>
          </table:table-cell>
          <table:table-cell office:value-type="string">
            <text:p>Silicon carbide</text:p>
          </table:table-cell>
          <table:table-cell office:value-type="string">
            <text:p>null</text:p>
          </table:table-cell>
          <table:table-cell office:value-type="float" office:value="900">
            <text:p>900</text:p>
          </table:table-cell>
          <table:table-cell table:number-columns-repeated="4" office:value-type="string">
            <text:p>null</text:p>
          </table:table-cell>
          <table:table-cell office:value-type="string">
            <text:p>The 9Âµm feature is due to SiC locally in a diamond structure.</text:p>
          </table:table-cell>
          <table:table-cell office:value-type="string">
            <text:p>arxiv_0508140v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9265320533887">
            <text:p>0.6792653205</text:p>
          </table:table-cell>
          <table:table-cell table:number-columns-repeated="1007"/>
        </table:table-row>
        <table:table-row table:style-name="ro1">
          <table:table-cell office:value-type="string">
            <text:p>O=C1Nc2ccc(F)cc2C1=NNc1nc(-c2ccc(Cl)cc2)cs1</text:p>
          </table:table-cell>
          <table:table-cell office:value-type="string">
            <text:p>3-(2-(4-(p-chlorophenyl)thiazol-2-yl)hydrazineylidene)-5-fluoroindolin-2-one</text:p>
          </table:table-cell>
          <table:table-cell office:value-type="string">
            <text:p>DMSO</text:p>
          </table:table-cell>
          <table:table-cell office:value-type="float" office:value="362">
            <text:p>362</text:p>
          </table:table-cell>
          <table:table-cell office:value-type="float" office:value="578">
            <text:p>578</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54563722666353">
            <text:p>0.1545637227</text:p>
          </table:table-cell>
          <table:table-cell table:number-columns-repeated="1007"/>
        </table:table-row>
        <table:table-row table:style-name="ro1">
          <table:table-cell office:value-type="string">
            <text:p>Nc1c(S(=O)(=O)[O-])cc(Nc2cccc(S(=O)(=O)CCOS(=O)(=O)[O-])c2)c2c1C(=O)c1ccccc1C2=O.[Na+].[Na+]</text:p>
          </table:table-cell>
          <table:table-cell office:value-type="string">
            <text:p>Remazol Brilliant Blue R</text:p>
          </table:table-cell>
          <table:table-cell office:value-type="string">
            <text:p>water</text:p>
          </table:table-cell>
          <table:table-cell office:value-type="float" office:value="585">
            <text:p>585</text:p>
          </table:table-cell>
          <table:table-cell table:number-columns-repeated="4" office:value-type="string">
            <text:p>null</text:p>
          </table:table-cell>
          <table:table-cell office:value-type="string">
            <text:p>Reactive dye, anthraquinone class</text:p>
          </table:table-cell>
          <table:table-cell office:value-type="string">
            <text:p>pubmed_118690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98131255432963">
            <text:p>0.2981312554</text:p>
          </table:table-cell>
          <table:table-cell table:number-columns-repeated="1007"/>
        </table:table-row>
        <table:table-row table:style-name="ro1">
          <table:table-cell office:value-type="string">
            <text:p>CN(C)c1ccc(C=CC(=O)O)cc1</text:p>
          </table:table-cell>
          <table:table-cell office:value-type="string">
            <text:p>4-(dimethylamino)cinnamic acid</text:p>
          </table:table-cell>
          <table:table-cell office:value-type="string">
            <text:p>THF</text:p>
          </table:table-cell>
          <table:table-cell table:number-columns-repeated="3" office:value-type="string">
            <text:p>null</text:p>
          </table:table-cell>
          <table:table-cell office:value-type="string">
            <text:p>2.0e4 (355 nm)</text:p>
          </table:table-cell>
          <table:table-cell office:value-type="string">
            <text:p>null</text:p>
          </table:table-cell>
          <table:table-cell office:value-type="string">
            <text:p>Vacuum stable, high sensitivity for lipid imaging</text:p>
          </table:table-cell>
          <table:table-cell office:value-type="string">
            <text:p>chemrxiv_10.26434_SLASH_chemrxiv-2025-5c9xt-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54385358514264">
            <text:p>0.3543853585</text:p>
          </table:table-cell>
          <table:table-cell table:number-columns-repeated="1007"/>
        </table:table-row>
        <table:table-row table:style-name="ro1">
          <table:table-cell office:value-type="string">
            <text:p>CCC(=O)OC</text:p>
          </table:table-cell>
          <table:table-cell office:value-type="string">
            <text:p>methyl propanoate</text:p>
          </table:table-cell>
          <table:table-cell office:value-type="string">
            <text:p>HOPG (graphite)</text:p>
          </table:table-cell>
          <table:table-cell table:number-columns-repeated="3" office:value-type="string">
            <text:p>null</text:p>
          </table:table-cell>
          <table:table-cell office:value-type="string">
            <text:p>Absorption coefficient: 6045 Â± 826 cmâ»Â¹; Cross section: 1.26 Â± 0.17 Ã— 10â»Â¹â¸ cmÂ²; Band strength: 16.31 Â± 0.92 Ã— 10â»Â¹â¸ cm moleculeâ»Â¹</text:p>
          </table:table-cell>
          <table:table-cell office:value-type="string">
            <text:p>null</text:p>
          </table:table-cell>
          <table:table-cell office:value-type="string">
            <text:p>Studied on HOPG at 28 K; Values scaled by a factor of approximately 1.37 to account for metal-surface effects</text:p>
          </table:table-cell>
          <table:table-cell office:value-type="string">
            <text:p>pubmed_1193153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86866533895954">
            <text:p>0.3868665339</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water</text:p>
          </table:table-cell>
          <table:table-cell office:value-type="float" office:value="808">
            <text:p>808</text:p>
          </table:table-cell>
          <table:table-cell table:number-columns-repeated="4" office:value-type="string">
            <text:p>null</text:p>
          </table:table-cell>
          <table:table-cell office:value-type="string">
            <text:p>Absorbance increased when loaded into nanomicelles; temperature rise observed during laser irradiation.</text:p>
          </table:table-cell>
          <table:table-cell office:value-type="string">
            <text:p>pubmed_1183175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67969794431701">
            <text:p>0.8679697944</text:p>
          </table:table-cell>
          <table:table-cell table:number-columns-repeated="1007"/>
        </table:table-row>
        <table:table-row table:style-name="ro1">
          <table:table-cell office:value-type="string">
            <text:p>c1cc2ccc3c4ccc5cccc6cc7c8ccccc8c8ccccc8c8cc(c1)c2c3c8c7c4c56</text:p>
          </table:table-cell>
          <table:table-cell office:value-type="string">
            <text:p>piceno[1,14,13,12-tuvwxab]tetraphenylene</text:p>
          </table:table-cell>
          <table:table-cell office:value-type="string">
            <text:p>CH2Cl2</text:p>
          </table:table-cell>
          <table:table-cell office:value-type="float" office:value="463">
            <text:p>463</text:p>
          </table:table-cell>
          <table:table-cell office:value-type="float" office:value="476">
            <text:p>476</text:p>
          </table:table-cell>
          <table:table-cell office:value-type="float" office:value="0.68">
            <text:p>0.68</text:p>
          </table:table-cell>
          <table:table-cell table:number-columns-repeated="2" office:value-type="string">
            <text:p>null</text:p>
          </table:table-cell>
          <table:table-cell office:value-type="string">
            <text:p>exhibits circularly polarized luminescence with a glum of 2 Ã— 10â€“4 and has a Stokes shift of 589 cmâ»Â¹</text:p>
          </table:table-cell>
          <table:table-cell office:value-type="string">
            <text:p>chemrxiv_10.26434_SLASH_chemrxiv-2023-fqp34-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10012963274494">
            <text:p>0.7100129633</text:p>
          </table:table-cell>
          <table:table-cell table:number-columns-repeated="1007"/>
        </table:table-row>
        <table:table-row table:style-name="ro1">
          <table:table-cell office:value-type="string">
            <text:p>O=C(O)C(=O)O</text:p>
          </table:table-cell>
          <table:table-cell office:value-type="string">
            <text:p>oxalic acid</text:p>
          </table:table-cell>
          <table:table-cell office:value-type="string">
            <text:p>null</text:p>
          </table:table-cell>
          <table:table-cell office:value-type="float" office:value="320">
            <text:p>320</text:p>
          </table:table-cell>
          <table:table-cell office:value-type="float" office:value="420">
            <text:p>420</text:p>
          </table:table-cell>
          <table:table-cell table:number-columns-repeated="3" office:value-type="string">
            <text:p>null</text:p>
          </table:table-cell>
          <table:table-cell office:value-type="string">
            <text:p>excitation wavelength 250-380 nm; carboxylic acid involved in PL mechanism</text:p>
          </table:table-cell>
          <table:table-cell office:value-type="string">
            <text:p>pubmed_1175458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03048981633037">
            <text:p>0.1030489816</text:p>
          </table:table-cell>
          <table:table-cell table:number-columns-repeated="1007"/>
        </table:table-row>
        <table:table-row table:style-name="ro1">
          <table:table-cell office:value-type="string">
            <text:p>c1cc2ccc3cccc4ccc(c1)c2c34</text:p>
          </table:table-cell>
          <table:table-cell office:value-type="string">
            <text:p>pyrene</text:p>
          </table:table-cell>
          <table:table-cell office:value-type="string">
            <text:p>null</text:p>
          </table:table-cell>
          <table:table-cell office:value-type="float" office:value="270">
            <text:p>270</text:p>
          </table:table-cell>
          <table:table-cell office:value-type="float" office:value="380">
            <text:p>380</text:p>
          </table:table-cell>
          <table:table-cell table:number-columns-repeated="3" office:value-type="string">
            <text:p>null</text:p>
          </table:table-cell>
          <table:table-cell office:value-type="string">
            <text:p>used in synthetic analogs for fluorescence studies</text:p>
          </table:table-cell>
          <table:table-cell office:value-type="string">
            <text:p>pubmed_117270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84072017204016">
            <text:p>0.6840720172</text:p>
          </table:table-cell>
          <table:table-cell table:number-columns-repeated="1007"/>
        </table:table-row>
        <table:table-row table:style-name="ro1">
          <table:table-cell office:value-type="string">
            <text:p>C1=Cc2cc3ccc([nH]3)c(-c3ccccc3)c3nc(c(-c4ccccc4)c4ccc(cc1n2)[nH]4)C=C3.[Cl-].[Cl-].[Cl-].[Fe+3]</text:p>
          </table:table-cell>
          <table:table-cell office:value-type="string">
            <text:p>5,10-diphenylporphyrin iron(III) chloride</text:p>
          </table:table-cell>
          <table:table-cell office:value-type="string">
            <text:p>DMF</text:p>
          </table:table-cell>
          <table:table-cell table:number-columns-repeated="3" office:value-type="string">
            <text:p>null</text:p>
          </table:table-cell>
          <table:table-cell office:value-type="string">
            <text:p>High extinction coefficient (not quantified)</text:p>
          </table:table-cell>
          <table:table-cell office:value-type="string">
            <text:p>null</text:p>
          </table:table-cell>
          <table:table-cell office:value-type="string">
            <text:p>Aggregation observed under catalytic conditions; activity inhibited at higher concentrations</text:p>
          </table:table-cell>
          <table:table-cell office:value-type="string">
            <text:p>chemrxiv_10.26434_SLASH_chemrxiv-2024-1xv7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97393392864615">
            <text:p>0.3973933929</text:p>
          </table:table-cell>
          <table:table-cell table:number-columns-repeated="1007"/>
        </table:table-row>
        <table:table-row table:style-name="ro1">
          <table:table-cell office:value-type="string">
            <text:p>C1N2CN3CN1CN(C2)C3</text:p>
          </table:table-cell>
          <table:table-cell office:value-type="string">
            <text:p>hexamethylenetetramine</text:p>
          </table:table-cell>
          <table:table-cell office:value-type="string">
            <text:p>null</text:p>
          </table:table-cell>
          <table:table-cell office:value-type="float" office:value="270">
            <text:p>270</text:p>
          </table:table-cell>
          <table:table-cell office:value-type="float" office:value="350">
            <text:p>350</text:p>
          </table:table-cell>
          <table:table-cell office:value-type="float" office:value="0.19">
            <text:p>0.19</text:p>
          </table:table-cell>
          <table:table-cell table:number-columns-repeated="2" office:value-type="string">
            <text:p>null</text:p>
          </table:table-cell>
          <table:table-cell office:value-type="string">
            <text:p>The fluorogenic probe exhibits a quantum yield of 0.09 and is released upon cleavage.</text:p>
          </table:table-cell>
          <table:table-cell office:value-type="string">
            <text:p>chemrxiv_10.26434_SLASH_chemrxiv-2024-5db7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60519284941256">
            <text:p>0.9605192849</text:p>
          </table:table-cell>
          <table:table-cell table:number-columns-repeated="1007"/>
        </table:table-row>
        <table:table-row table:style-name="ro1">
          <table:table-cell office:value-type="string">
            <text:p>CC(=O)Nc1ccc(O)cc1</text:p>
          </table:table-cell>
          <table:table-cell office:value-type="string">
            <text:p>Acetaminophen</text:p>
          </table:table-cell>
          <table:table-cell office:value-type="string">
            <text:p>null</text:p>
          </table:table-cell>
          <table:table-cell office:value-type="float" office:value="257">
            <text:p>257</text:p>
          </table:table-cell>
          <table:table-cell table:number-columns-repeated="4" office:value-type="string">
            <text:p>null</text:p>
          </table:table-cell>
          <table:table-cell office:value-type="string">
            <text:p>Drug used in nanoparticles</text:p>
          </table:table-cell>
          <table:table-cell office:value-type="string">
            <text:p>pubmed_1194472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69062915025279">
            <text:p>0.169062915</text:p>
          </table:table-cell>
          <table:table-cell table:number-columns-repeated="1007"/>
        </table:table-row>
        <table:table-row table:style-name="ro1">
          <table:table-cell office:value-type="string">
            <text:p>C=Cc1c(C)c2cc3nc(c4c5[n-]c(cc6nc(cc1[n-]2)C(C)=C6CC)c(C)c5C(=O)C4C(=O)OC)[C@@H](CCC(=O)OC/C=C(\C)CCCC(C)CCCC(C)CCCC(C)C)[C@@H]3C.[Mg+2]</text:p>
          </table:table-cell>
          <table:table-cell office:value-type="string">
            <text:p>Chlorophyll a</text:p>
          </table:table-cell>
          <table:table-cell office:value-type="string">
            <text:p>null</text:p>
          </table:table-cell>
          <table:table-cell office:value-type="float" office:value="664">
            <text:p>664</text:p>
          </table:table-cell>
          <table:table-cell table:number-columns-repeated="4" office:value-type="string">
            <text:p>null</text:p>
          </table:table-cell>
          <table:table-cell office:value-type="string">
            <text:p>measured in Vicia faba leaves under different chromium treatments</text:p>
          </table:table-cell>
          <table:table-cell office:value-type="string">
            <text:p>pubmed_1187469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5091961575672">
            <text:p>0.6150919616</text:p>
          </table:table-cell>
          <table:table-cell table:number-columns-repeated="1007"/>
        </table:table-row>
        <table:table-row table:style-name="ro1">
          <table:table-cell office:value-type="string">
            <text:p>O=[n+]1c2ccc([O-])cc2oc2cc(O)ccc21</text:p>
          </table:table-cell>
          <table:table-cell office:value-type="string">
            <text:p>resazurin</text:p>
          </table:table-cell>
          <table:table-cell office:value-type="string">
            <text:p>null</text:p>
          </table:table-cell>
          <table:table-cell office:value-type="float" office:value="560.85">
            <text:p>560.85</text:p>
          </table:table-cell>
          <table:table-cell office:value-type="float" office:value="593.2">
            <text:p>593.2</text:p>
          </table:table-cell>
          <table:table-cell office:value-type="float" office:value="0.11">
            <text:p>0.11</text:p>
          </table:table-cell>
          <table:table-cell table:number-columns-repeated="2" office:value-type="string">
            <text:p>null</text:p>
          </table:table-cell>
          <table:table-cell office:value-type="string">
            <text:p>Reduction leads to resorufin with higher quantum yield</text:p>
          </table:table-cell>
          <table:table-cell office:value-type="string">
            <text:p>chemrxiv_10.26434_SLASH_chemrxiv-2024-12mck</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472220201045275">
            <text:p>0.0472220201</text:p>
          </table:table-cell>
          <table:table-cell table:number-columns-repeated="1007"/>
        </table:table-row>
        <table:table-row table:style-name="ro1">
          <table:table-cell office:value-type="string">
            <text:p>O=c1oc2c(O)c(O)cc3c(=O)oc4c(O)c(O)cc1c4c23</text:p>
          </table:table-cell>
          <table:table-cell office:value-type="string">
            <text:p>ellagic acid</text:p>
          </table:table-cell>
          <table:table-cell office:value-type="string">
            <text:p>null</text:p>
          </table:table-cell>
          <table:table-cell office:value-type="float" office:value="260">
            <text:p>260</text:p>
          </table:table-cell>
          <table:table-cell office:value-type="float" office:value="315">
            <text:p>315</text:p>
          </table:table-cell>
          <table:table-cell office:value-type="float" office:value="0.4">
            <text:p>0.4</text:p>
          </table:table-cell>
          <table:table-cell table:number-columns-repeated="2" office:value-type="string">
            <text:p>null</text:p>
          </table:table-cell>
          <table:table-cell office:value-type="string">
            <text:p>phenolic compound with antioxidant properties</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77862690296024">
            <text:p>0.1778626903</text:p>
          </table:table-cell>
          <table:table-cell table:number-columns-repeated="1007"/>
        </table:table-row>
        <table:table-row table:style-name="ro1">
          <table:table-cell office:value-type="string">
            <text:p>CCOC(=O)Cc1ccccc1</text:p>
          </table:table-cell>
          <table:table-cell office:value-type="string">
            <text:p>Ethyl 2-phenylacetate</text:p>
          </table:table-cell>
          <table:table-cell office:value-type="string">
            <text:p>water</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No specific photophysical data provided beyond general discussion of volatile compounds and their roles in wine aroma.</text:p>
          </table:table-cell>
          <table:table-cell office:value-type="string">
            <text:p>pubmed_1189961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50322107737884">
            <text:p>0.5503221077</text:p>
          </table:table-cell>
          <table:table-cell table:number-columns-repeated="1007"/>
        </table:table-row>
        <table:table-row table:style-name="ro1">
          <table:table-cell office:value-type="string">
            <text:p>C=Cc1ccc(N=Nc2ccc(C=C)cc2)cc1</text:p>
          </table:table-cell>
          <table:table-cell office:value-type="string">
            <text:p>4,4'-divinylazobenzene</text:p>
          </table:table-cell>
          <table:table-cell office:value-type="string">
            <text:p>null</text:p>
          </table:table-cell>
          <table:table-cell office:value-type="float" office:value="365">
            <text:p>365</text:p>
          </table:table-cell>
          <table:table-cell office:value-type="float" office:value="515">
            <text:p>515</text:p>
          </table:table-cell>
          <table:table-cell table:number-columns-repeated="3" office:value-type="string">
            <text:p>null</text:p>
          </table:table-cell>
          <table:table-cell office:value-type="string">
            <text:p>Reversible photoactuation under UV (365 nm) and visible (515 nm) light with trans-cis conversion in 125 seconds and cis-trans conversion in 150 seconds.</text:p>
          </table:table-cell>
          <table:table-cell office:value-type="string">
            <text:p>chemrxiv_10.26434_SLASH_chemrxiv-2024-b2fh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63479661056772">
            <text:p>0.3634796611</text:p>
          </table:table-cell>
          <table:table-cell table:number-columns-repeated="1007"/>
        </table:table-row>
        <table:table-row table:style-name="ro1">
          <table:table-cell office:value-type="string">
            <text:p>N#Cc1c(-n2c3ccccc3c3ccccc32)c(C#N)c(-n2c3ccccc3c3ccccc32)c(-n2c3ccccc3c3ccccc32)c1-n1c2ccccc2c2ccccc21</text:p>
          </table:table-cell>
          <table:table-cell office:value-type="string">
            <text:p>4CzIPN</text:p>
          </table:table-cell>
          <table:table-cell office:value-type="string">
            <text:p>MeCN</text:p>
          </table:table-cell>
          <table:table-cell office:value-type="float" office:value="369">
            <text:p>369</text:p>
          </table:table-cell>
          <table:table-cell office:value-type="float" office:value="528">
            <text:p>528</text:p>
          </table:table-cell>
          <table:table-cell office:value-type="float" office:value="0.71">
            <text:p>0.71</text:p>
          </table:table-cell>
          <table:table-cell office:value-type="string">
            <text:p>15e3 (369 nm)</text:p>
          </table:table-cell>
          <table:table-cell office:value-type="string">
            <text:p>null</text:p>
          </table:table-cell>
          <table:table-cell office:value-type="string">
            <text:p>Archetypal TADF photocatalyst with intense low-energy absorption and emission bands.</text:p>
          </table:table-cell>
          <table:table-cell office:value-type="string">
            <text:p>chemrxiv_10.26434_SLASH_chemrxiv-2024-3gcgt</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62622217135504">
            <text:p>0.9626222171</text:p>
          </table:table-cell>
          <table:table-cell table:number-columns-repeated="1007"/>
        </table:table-row>
        <table:table-row table:style-name="ro1">
          <table:table-cell office:value-type="string">
            <text:p>CN1C(=O)CN=C(c2ccccc2)c2cc(Cl)ccc21</text:p>
          </table:table-cell>
          <table:table-cell office:value-type="string">
            <text:p>diazepam</text:p>
          </table:table-cell>
          <table:table-cell office:value-type="string">
            <text:p>ethanol</text:p>
          </table:table-cell>
          <table:table-cell office:value-type="float" office:value="280">
            <text:p>280</text:p>
          </table:table-cell>
          <table:table-cell office:value-type="float" office:value="370">
            <text:p>370</text:p>
          </table:table-cell>
          <table:table-cell office:value-type="float" office:value="0.05">
            <text:p>0.05</text:p>
          </table:table-cell>
          <table:table-cell office:value-type="string">
            <text:p>null</text:p>
          </table:table-cell>
          <table:table-cell office:value-type="float" office:value="1.1">
            <text:p>1.1</text:p>
          </table:table-cell>
          <table:table-cell office:value-type="string">
            <text:p>Measured at 0.5 mg/mL concentration</text:p>
          </table:table-cell>
          <table:table-cell office:value-type="string">
            <text:p>chemrxiv_10.26434_SLASH_chemrxiv-2024-f5tq3-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5441475645639">
            <text:p>0.6544147565</text:p>
          </table:table-cell>
          <table:table-cell table:number-columns-repeated="1007"/>
        </table:table-row>
        <table:table-row table:style-name="ro1">
          <table:table-cell office:value-type="string">
            <text:p>CN1C(=Cc2cc[n+](C)c3ccccc23)Sc2ccccc21.Cc1ccc(S(=O)(=O)[O-])cc1</text:p>
          </table:table-cell>
          <table:table-cell office:value-type="string">
            <text:p>Thiazole Orange</text:p>
          </table:table-cell>
          <table:table-cell office:value-type="string">
            <text:p>aqueous solution</text:p>
          </table:table-cell>
          <table:table-cell office:value-type="string">
            <text:p>null</text:p>
          </table:table-cell>
          <table:table-cell office:value-type="float" office:value="530">
            <text:p>530</text:p>
          </table:table-cell>
          <table:table-cell office:value-type="float" office:value="0.25">
            <text:p>0.25</text:p>
          </table:table-cell>
          <table:table-cell table:number-columns-repeated="2" office:value-type="string">
            <text:p>null</text:p>
          </table:table-cell>
          <table:table-cell office:value-type="string">
            <text:p>Fluorescence increases upon binding to dsDNA; solvent is aqueous with varying NaCl or MgCl2 concentrations.</text:p>
          </table:table-cell>
          <table:table-cell office:value-type="string">
            <text:p>chemrxiv_10.26434_SLASH_chemrxiv-2024-lbxzx</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92220416665077">
            <text:p>0.0992220417</text:p>
          </table:table-cell>
          <table:table-cell table:number-columns-repeated="1007"/>
        </table:table-row>
        <table:table-row table:style-name="ro1">
          <table:table-cell office:value-type="string">
            <text:p>CNc1ccc(C=CC(=O)O)cc1</text:p>
          </table:table-cell>
          <table:table-cell office:value-type="string">
            <text:p>4-(methylamino)cinnamic acid</text:p>
          </table:table-cell>
          <table:table-cell office:value-type="string">
            <text:p>THF</text:p>
          </table:table-cell>
          <table:table-cell table:number-columns-repeated="3" office:value-type="string">
            <text:p>null</text:p>
          </table:table-cell>
          <table:table-cell office:value-type="string">
            <text:p>1.5e4 (355 nm)</text:p>
          </table:table-cell>
          <table:table-cell office:value-type="string">
            <text:p>null</text:p>
          </table:table-cell>
          <table:table-cell office:value-type="string">
            <text:p>Moderate performance compared to DMACA and ACA</text:p>
          </table:table-cell>
          <table:table-cell office:value-type="string">
            <text:p>chemrxiv_10.26434_SLASH_chemrxiv-2025-5c9xt-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24211042746902">
            <text:p>0.2242110427</text:p>
          </table:table-cell>
          <table:table-cell table:number-columns-repeated="1007"/>
        </table:table-row>
        <table:table-row table:style-name="ro1">
          <table:table-cell office:value-type="string">
            <text:p>O=S(=O)([O-])c1ccccc1C=Cc1ccc(-c2ccc(C=Cc3ccccc3S(=O)(=O)[O-])cc2)cc1.[Na+].[Na+]</text:p>
          </table:table-cell>
          <table:table-cell office:value-type="string">
            <text:p>disodium 4,4'-bis(2-sulfonatostyryl)biphenyl</text:p>
          </table:table-cell>
          <table:table-cell office:value-type="string">
            <text:p>water</text:p>
          </table:table-cell>
          <table:table-cell office:value-type="float" office:value="347">
            <text:p>347</text:p>
          </table:table-cell>
          <table:table-cell table:number-columns-repeated="4" office:value-type="string">
            <text:p>null</text:p>
          </table:table-cell>
          <table:table-cell office:value-type="string">
            <text:p>Forms chiral co-assemblies with COS leading to CPL inversion depending on stoichiometry and aging time.</text:p>
          </table:table-cell>
          <table:table-cell office:value-type="string">
            <text:p>pubmed_1194807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52805014280602">
            <text:p>0.6528050143</text:p>
          </table:table-cell>
          <table:table-cell table:number-columns-repeated="1007"/>
        </table:table-row>
        <table:table-row table:style-name="ro1">
          <table:table-cell office:value-type="string">
            <text:p>CN(C)[C@@H]1C(=O)/C(=C(\N)O)C(=O)[C@@]2(O)C(=O)C3=C(O)c4c(O)cccc4[C@@](C)(O)[C@H]3C[C@@H]12</text:p>
          </table:table-cell>
          <table:table-cell office:value-type="string">
            <text:p>Tetracycline</text:p>
          </table:table-cell>
          <table:table-cell office:value-type="string">
            <text:p>null</text:p>
          </table:table-cell>
          <table:table-cell office:value-type="float" office:value="354">
            <text:p>354</text:p>
          </table:table-cell>
          <table:table-cell table:number-columns-repeated="5" office:value-type="string">
            <text:p>null</text:p>
          </table:table-cell>
          <table:table-cell office:value-type="string">
            <text:p>pubmed_1190186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70604735380039">
            <text:p>0.1706047354</text:p>
          </table:table-cell>
          <table:table-cell table:number-columns-repeated="1007"/>
        </table:table-row>
        <table:table-row table:style-name="ro1">
          <table:table-cell office:value-type="string">
            <text:p>c1ccc2c(c1)c1cccc3c4ccccc4n2c13</text:p>
          </table:table-cell>
          <table:table-cell office:value-type="string">
            <text:p>indolo[3,2,1-jk]carbazole</text:p>
          </table:table-cell>
          <table:table-cell office:value-type="string">
            <text:p>null</text:p>
          </table:table-cell>
          <table:table-cell office:value-type="float" office:value="350">
            <text:p>350</text:p>
          </table:table-cell>
          <table:table-cell office:value-type="float" office:value="565">
            <text:p>565</text:p>
          </table:table-cell>
          <table:table-cell office:value-type="float" office:value="0.7318">
            <text:p>0.7318</text:p>
          </table:table-cell>
          <table:table-cell office:value-type="string">
            <text:p>null</text:p>
          </table:table-cell>
          <table:table-cell office:value-type="float" office:value="33.82">
            <text:p>33.82</text:p>
          </table:table-cell>
          <table:table-cell office:value-type="string">
            <text:p>Prompt fluorescence with lifetime of 33.82 ns and delayed fluorescence with lifetime up to 1.41 Î¼s.</text:p>
          </table:table-cell>
          <table:table-cell office:value-type="string">
            <text:p>pubmed_1188785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3278357209638">
            <text:p>0.5032783572</text:p>
          </table:table-cell>
          <table:table-cell table:number-columns-repeated="1007"/>
        </table:table-row>
        <table:table-row table:style-name="ro1">
          <table:table-cell office:value-type="string">
            <text:p>O=C(O)c1cccnc1</text:p>
          </table:table-cell>
          <table:table-cell office:value-type="string">
            <text:p>nicotinic acid</text:p>
          </table:table-cell>
          <table:table-cell office:value-type="string">
            <text:p>null</text:p>
          </table:table-cell>
          <table:table-cell office:value-type="float" office:value="392">
            <text:p>392</text:p>
          </table:table-cell>
          <table:table-cell office:value-type="float" office:value="527">
            <text:p>527</text:p>
          </table:table-cell>
          <table:table-cell table:number-columns-repeated="2" office:value-type="string">
            <text:p>null</text:p>
          </table:table-cell>
          <table:table-cell office:value-type="float" office:value="256.34">
            <text:p>256.34</text:p>
          </table:table-cell>
          <table:table-cell office:value-type="string">
            <text:p>Doped material with CNC displaying redshifted emission and longer lifetime.</text:p>
          </table:table-cell>
          <table:table-cell office:value-type="string">
            <text:p>chemrxiv_10.26434_SLASH_chemrxiv-2024-rqf3x</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51541820261627">
            <text:p>0.6515418203</text:p>
          </table:table-cell>
          <table:table-cell table:number-columns-repeated="1007"/>
        </table:table-row>
        <table:table-row table:style-name="ro1">
          <table:table-cell office:value-type="string">
            <text:p>c1cnc2c(c1)ccc1c2oc2c3ccccc3c3ccsc3c12</text:p>
          </table:table-cell>
          <table:table-cell office:value-type="string">
            <text:p>Thieno[2â€³,3â€³:3â€²,4â€²]naphtho[2â€²,1â€²:4,5]furo[3,2-h]quinoline</text:p>
          </table:table-cell>
          <table:table-cell office:value-type="string">
            <text:p>null</text:p>
          </table:table-cell>
          <table:table-cell office:value-type="float" office:value="380">
            <text:p>380</text:p>
          </table:table-cell>
          <table:table-cell office:value-type="float" office:value="475">
            <text:p>475</text:p>
          </table:table-cell>
          <table:table-cell office:value-type="float" office:value="0.58">
            <text:p>0.58</text:p>
          </table:table-cell>
          <table:table-cell table:number-columns-repeated="2" office:value-type="string">
            <text:p>null</text:p>
          </table:table-cell>
          <table:table-cell office:value-type="string">
            <text:p>Fluorescent compound with significant quantum yield.</text:p>
          </table:table-cell>
          <table:table-cell office:value-type="string">
            <text:p>pubmed_118582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21113521046937">
            <text:p>0.621113521</text:p>
          </table:table-cell>
          <table:table-cell table:number-columns-repeated="1007"/>
        </table:table-row>
        <table:table-row table:style-name="ro1">
          <table:table-cell office:value-type="string">
            <text:p>CC1=CC[C@H](C/C=C(\C)CO)C(C)(C)[C@@H]1/C=C/C(C)=C/C=C/C(C)=C/C=C/C=C(C)/C=C/C=C(C)/C=C/[C@@H]1C(C)=CC[C@H](C/C=C(\C)CO)C1(C)C</text:p>
          </table:table-cell>
          <table:table-cell office:value-type="string">
            <text:p>decaprenoxanthin</text:p>
          </table:table-cell>
          <table:table-cell office:value-type="string">
            <text:p>DMSO</text:p>
          </table:table-cell>
          <table:table-cell table:number-columns-repeated="3" office:value-type="string">
            <text:p>null</text:p>
          </table:table-cell>
          <table:table-cell office:value-type="string">
            <text:p>extracted using DMSO</text:p>
          </table:table-cell>
          <table:table-cell office:value-type="string">
            <text:p>null</text:p>
          </table:table-cell>
          <table:table-cell office:value-type="string">
            <text:p>C50 carotenoid with potential photoprotective properties</text:p>
          </table:table-cell>
          <table:table-cell office:value-type="string">
            <text:p>pubmed_1173119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6700668847188">
            <text:p>0.8967006688</text:p>
          </table:table-cell>
          <table:table-cell table:number-columns-repeated="1007"/>
        </table:table-row>
        <table:table-row table:style-name="ro1">
          <table:table-cell office:value-type="string">
            <text:p>C=Cc1c(C)c2cc3nc(c(CC(=O)OC)c4nc(cc5[nH]c(cc1[nH]2)c(C)c5CC)C(C)=C4C(=O)OC)C(CCC(=O)OC)C3C</text:p>
          </table:table-cell>
          <table:table-cell office:value-type="string">
            <text:p>Chlorin e6 trimethyl ester</text:p>
          </table:table-cell>
          <table:table-cell office:value-type="string">
            <text:p>toluene</text:p>
          </table:table-cell>
          <table:table-cell office:value-type="float" office:value="668">
            <text:p>668</text:p>
          </table:table-cell>
          <table:table-cell table:number-columns-repeated="4" office:value-type="string">
            <text:p>null</text:p>
          </table:table-cell>
          <table:table-cell office:value-type="string">
            <text:p>derivative of chlorophyll-a without metal center, used in thin films with polystyrene</text:p>
          </table:table-cell>
          <table:table-cell office:value-type="string">
            <text:p>chemrxiv_10.26434_SLASH_chemrxiv-2024-14r7s</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04613353731111">
            <text:p>0.6046133537</text:p>
          </table:table-cell>
          <table:table-cell table:number-columns-repeated="1007"/>
        </table:table-row>
        <table:table-row table:style-name="ro1">
          <table:table-cell office:value-type="string">
            <text:p>OCCN1CCN(CCCN2c3ccccc3Sc3ccc(C(F)(F)F)cc32)CC1</text:p>
          </table:table-cell>
          <table:table-cell office:value-type="string">
            <text:p>fluphenazine</text:p>
          </table:table-cell>
          <table:table-cell office:value-type="string">
            <text:p>null</text:p>
          </table:table-cell>
          <table:table-cell office:value-type="float" office:value="256">
            <text:p>256</text:p>
          </table:table-cell>
          <table:table-cell table:number-columns-repeated="4" office:value-type="string">
            <text:p>null</text:p>
          </table:table-cell>
          <table:table-cell office:value-type="string">
            <text:p>Fluphenazine conjugates with gold nanoparticles were studied for their spectroscopic properties.</text:p>
          </table:table-cell>
          <table:table-cell office:value-type="string">
            <text:p>pubmed_116768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54253519093618">
            <text:p>0.8542535191</text:p>
          </table:table-cell>
          <table:table-cell table:number-columns-repeated="1007"/>
        </table:table-row>
        <table:table-row table:style-name="ro1">
          <table:table-cell office:value-type="string">
            <text:p>Nc1ccc(B(O)O)cc1</text:p>
          </table:table-cell>
          <table:table-cell office:value-type="string">
            <text:p>4-aminophenylboronic acid</text:p>
          </table:table-cell>
          <table:table-cell office:value-type="string">
            <text:p>null</text:p>
          </table:table-cell>
          <table:table-cell office:value-type="float" office:value="250">
            <text:p>250</text:p>
          </table:table-cell>
          <table:table-cell office:value-type="float" office:value="310">
            <text:p>310</text:p>
          </table:table-cell>
          <table:table-cell office:value-type="float" office:value="0.8">
            <text:p>0.8</text:p>
          </table:table-cell>
          <table:table-cell office:value-type="string">
            <text:p>null</text:p>
          </table:table-cell>
          <table:table-cell office:value-type="float" office:value="1.2">
            <text:p>1.2</text:p>
          </table:table-cell>
          <table:table-cell office:value-type="string">
            <text:p>The compound exhibits strong absorption and emission properties suitable for photodynamic therapy applications.</text:p>
          </table:table-cell>
          <table:table-cell office:value-type="string">
            <text:p>pubmed_1180015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3895432865247">
            <text:p>0.9438954329</text:p>
          </table:table-cell>
          <table:table-cell table:number-columns-repeated="1007"/>
        </table:table-row>
        <table:table-row table:style-name="ro1">
          <table:table-cell office:value-type="string">
            <text:p>[C]=O.[C]=O.[C]=O.[C]=O.[C]=O.[Fe]</text:p>
          </table:table-cell>
          <table:table-cell office:value-type="string">
            <text:p>iron pentacarbonyl</text:p>
          </table:table-cell>
          <table:table-cell office:value-type="string">
            <text:p>null</text:p>
          </table:table-cell>
          <table:table-cell office:value-type="float" office:value="266">
            <text:p>266</text:p>
          </table:table-cell>
          <table:table-cell table:number-columns-repeated="3" office:value-type="string">
            <text:p>null</text:p>
          </table:table-cell>
          <table:table-cell office:value-type="float" office:value="94">
            <text:p>94</text:p>
          </table:table-cell>
          <table:table-cell office:value-type="string">
            <text:p>First CO dissociation time constant from ultrafast X-ray scattering experiments in gas phase.</text:p>
          </table:table-cell>
          <table:table-cell office:value-type="string">
            <text:p>chemrxiv_10.26434_SLASH_chemrxiv-2024-pdfj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21917399391532">
            <text:p>0.4219173994</text:p>
          </table:table-cell>
          <table:table-cell table:number-columns-repeated="1007"/>
        </table:table-row>
        <table:table-row table:style-name="ro1">
          <table:table-cell office:value-type="string">
            <text:p>Oc1ccccc1</text:p>
          </table:table-cell>
          <table:table-cell office:value-type="string">
            <text:p>phenol</text:p>
          </table:table-cell>
          <table:table-cell office:value-type="string">
            <text:p>methylcyclohexane</text:p>
          </table:table-cell>
          <table:table-cell office:value-type="float" office:value="277.6">
            <text:p>277.6</text:p>
          </table:table-cell>
          <table:table-cell table:number-columns-repeated="4" office:value-type="string">
            <text:p>null</text:p>
          </table:table-cell>
          <table:table-cell office:value-type="string">
            <text:p>light-absorbing chromophore in tyrosine</text:p>
          </table:table-cell>
          <table:table-cell office:value-type="string">
            <text:p>pubmed_1186618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4089184822515">
            <text:p>0.7740891848</text:p>
          </table:table-cell>
          <table:table-cell table:number-columns-repeated="1007"/>
        </table:table-row>
        <table:table-row table:style-name="ro1">
          <table:table-cell office:value-type="string">
            <text:p>CCN(CC)c1ccc(N=Cc2c(O)ccc3ccccc23)cc1</text:p>
          </table:table-cell>
          <table:table-cell office:value-type="string">
            <text:p>((E)-1-((4-(diethylamino)phenylimino)methyl)naphthalen-2-ol)</text:p>
          </table:table-cell>
          <table:table-cell office:value-type="string">
            <text:p>THF:MeOH (1:1)</text:p>
          </table:table-cell>
          <table:table-cell office:value-type="float" office:value="580">
            <text:p>580</text:p>
          </table:table-cell>
          <table:table-cell table:number-columns-repeated="4" office:value-type="string">
            <text:p>null</text:p>
          </table:table-cell>
          <table:table-cell office:value-type="string">
            <text:p>Forms a supramolecular Ni(II)-selective gel with specific interactions.</text:p>
          </table:table-cell>
          <table:table-cell office:value-type="string">
            <text:p>pubmed_117406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94755024043843">
            <text:p>0.194755024</text:p>
          </table:table-cell>
          <table:table-cell table:number-columns-repeated="1007"/>
        </table:table-row>
        <table:table-row table:style-name="ro1">
          <table:table-cell office:value-type="string">
            <text:p>Cc1ccc2c(sc(-c3ccc4c(c3)sc(-c3ccc(N(C)C)cc3)[n+]4C)[n+]2C)c1S(=O)(=O)[O-].[Cl-]</text:p>
          </table:table-cell>
          <table:table-cell office:value-type="string">
            <text:p>thioflavin S</text:p>
          </table:table-cell>
          <table:table-cell office:value-type="string">
            <text:p>HEPES buffer</text:p>
          </table:table-cell>
          <table:table-cell office:value-type="float" office:value="450">
            <text:p>450</text:p>
          </table:table-cell>
          <table:table-cell office:value-type="float" office:value="480">
            <text:p>480</text:p>
          </table:table-cell>
          <table:table-cell table:number-columns-repeated="3" office:value-type="string">
            <text:p>null</text:p>
          </table:table-cell>
          <table:table-cell office:value-type="string">
            <text:p>Used in fluorescence spectroscopy to monitor protein aggregation induced by RPL system.</text:p>
          </table:table-cell>
          <table:table-cell office:value-type="string">
            <text:p>pubmed_118805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1899687657133">
            <text:p>0.5918996877</text:p>
          </table:table-cell>
          <table:table-cell table:number-columns-repeated="1007"/>
        </table:table-row>
        <table:table-row table:style-name="ro1">
          <table:table-cell office:value-type="string">
            <text:p>N#CC(C#N)=c1c(F)c(F)c(=C(C#N)C#N)c(F)c1F</text:p>
          </table:table-cell>
          <table:table-cell office:value-type="string">
            <text:p>Tetrafluorotetracyanoquinodimethane</text:p>
          </table:table-cell>
          <table:table-cell office:value-type="string">
            <text:p>TCNQF4/ C14-PBTTT blend</text:p>
          </table:table-cell>
          <table:table-cell office:value-type="float" office:value="762">
            <text:p>762</text:p>
          </table:table-cell>
          <table:table-cell office:value-type="float" office:value="874">
            <text:p>874</text:p>
          </table:table-cell>
          <table:table-cell table:number-columns-repeated="2" office:value-type="string">
            <text:p>null</text:p>
          </table:table-cell>
          <table:table-cell office:value-type="float" office:value="0.928">
            <text:p>0.928</text:p>
          </table:table-cell>
          <table:table-cell office:value-type="string">
            <text:p>Blend used for NIR photodetection with high EQE and sensitivity</text:p>
          </table:table-cell>
          <table:table-cell office:value-type="string">
            <text:p>pubmed_1162582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355450387578458">
            <text:p>0.0355450388</text:p>
          </table:table-cell>
          <table:table-cell table:number-columns-repeated="1007"/>
        </table:table-row>
        <table:table-row table:style-name="ro1">
          <table:table-cell office:value-type="string">
            <text:p>OC[C@H]1O[C@@H](n2cnc3cncnc32)[C@H](O)[C@@H]1O</text:p>
          </table:table-cell>
          <table:table-cell office:value-type="string">
            <text:p>Nebularine</text:p>
          </table:table-cell>
          <table:table-cell office:value-type="string">
            <text:p>water</text:p>
          </table:table-cell>
          <table:table-cell office:value-type="float" office:value="280">
            <text:p>280</text:p>
          </table:table-cell>
          <table:table-cell table:number-columns-repeated="2" office:value-type="string">
            <text:p>null</text:p>
          </table:table-cell>
          <table:table-cell office:value-type="string">
            <text:p>1.9e4 (360 nm)</text:p>
          </table:table-cell>
          <table:table-cell office:value-type="string">
            <text:p>null</text:p>
          </table:table-cell>
          <table:table-cell office:value-type="string">
            <text:p>antiviral, antibiotic</text:p>
          </table:table-cell>
          <table:table-cell office:value-type="string">
            <text:p>chemrxiv_10.26434_SLASH_chemrxiv-2024-18bg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5461692931131">
            <text:p>0.8854616929</text:p>
          </table:table-cell>
          <table:table-cell table:number-columns-repeated="1007"/>
        </table:table-row>
        <table:table-row table:style-name="ro1">
          <table:table-cell office:value-type="string">
            <text:p>COc1cc(/C=C/C(=O)CC(=O)/C=C/c2ccc(O)c(OC)c2)ccc1O</text:p>
          </table:table-cell>
          <table:table-cell office:value-type="string">
            <text:p>Curcumin</text:p>
          </table:table-cell>
          <table:table-cell office:value-type="string">
            <text:p>null</text:p>
          </table:table-cell>
          <table:table-cell office:value-type="float" office:value="430">
            <text:p>430</text:p>
          </table:table-cell>
          <table:table-cell table:number-columns-repeated="4" office:value-type="string">
            <text:p>null</text:p>
          </table:table-cell>
          <table:table-cell office:value-type="string">
            <text:p>Absorption peak at 430 nm, used in photodynamic therapy</text:p>
          </table:table-cell>
          <table:table-cell office:value-type="string">
            <text:p>pubmed_1176802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62708318419755">
            <text:p>0.7627083184</text:p>
          </table:table-cell>
          <table:table-cell table:number-columns-repeated="1007"/>
        </table:table-row>
        <table:table-row table:style-name="ro1">
          <table:table-cell office:value-type="string">
            <text:p>CCC(O)COC[P+](c1ccccc1)(c1ccccc1)c1cc(C(C)(C)C)cc(C(C)(C)C)c1[O-]</text:p>
          </table:table-cell>
          <table:table-cell office:value-type="string">
            <text:p>2,4-di-tert-butyl-6-((2-hydroxy(butoxymethyl))diphenylphosphonio)phenolate</text:p>
          </table:table-cell>
          <table:table-cell office:value-type="string">
            <text:p>dichloromethane</text:p>
          </table:table-cell>
          <table:table-cell office:value-type="float" office:value="346">
            <text:p>346</text:p>
          </table:table-cell>
          <table:table-cell table:number-columns-repeated="2" office:value-type="string">
            <text:p>null</text:p>
          </table:table-cell>
          <table:table-cell office:value-type="string">
            <text:p>5500 (346 nm)</text:p>
          </table:table-cell>
          <table:table-cell table:number-columns-repeated="2" office:value-type="string">
            <text:p>null</text:p>
          </table:table-cell>
          <table:table-cell office:value-type="string">
            <text:p>chemrxiv_10.26434_SLASH_chemrxiv-2024-87mtm</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89915728382766">
            <text:p>0.7899157284</text:p>
          </table:table-cell>
          <table:table-cell table:number-columns-repeated="1007"/>
        </table:table-row>
        <table:table-row table:style-name="ro1">
          <table:table-cell office:value-type="string">
            <text:p>O=[N+]([O-])c1c([N+](=O)[O-])c2ccc3cccc4ccc(c1[N+](=O)[O-])c2c34</text:p>
          </table:table-cell>
          <table:table-cell office:value-type="string">
            <text:p>Trinitropyrene</text:p>
          </table:table-cell>
          <table:table-cell office:value-type="string">
            <text:p>dimethylformamide</text:p>
          </table:table-cell>
          <table:table-cell table:number-columns-repeated="2" office:value-type="string">
            <text:p>null</text:p>
          </table:table-cell>
          <table:table-cell office:value-type="float" office:value="0.2">
            <text:p>0.2</text:p>
          </table:table-cell>
          <table:table-cell table:number-columns-repeated="2" office:value-type="string">
            <text:p>null</text:p>
          </table:table-cell>
          <table:table-cell office:value-type="string">
            <text:p>Fractions obtained after solvothermal treatment exhibit similar chemical composition but structural differences.</text:p>
          </table:table-cell>
          <table:table-cell office:value-type="string">
            <text:p>pubmed_1165615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0899954847991">
            <text:p>0.4108999548</text:p>
          </table:table-cell>
          <table:table-cell table:number-columns-repeated="1007"/>
        </table:table-row>
        <table:table-row table:style-name="ro1">
          <table:table-cell office:value-type="string">
            <text:p>CCN(CC)c1ccc(OC2=CN([N+](=O)[O-])NS2)c(C=O)c1</text:p>
          </table:table-cell>
          <table:table-cell office:value-type="string">
            <text:p>3-nitro-5-(4-(diethylamino)-2-formylphenoxy)thiadiazole</text:p>
          </table:table-cell>
          <table:table-cell office:value-type="string">
            <text:p>DMSO</text:p>
          </table:table-cell>
          <table:table-cell office:value-type="float" office:value="380">
            <text:p>380</text:p>
          </table:table-cell>
          <table:table-cell office:value-type="float" office:value="450">
            <text:p>450</text:p>
          </table:table-cell>
          <table:table-cell table:number-columns-repeated="2" office:value-type="string">
            <text:p>null</text:p>
          </table:table-cell>
          <table:table-cell office:value-type="float" office:value="1.6">
            <text:p>1.6</text:p>
          </table:table-cell>
          <table:table-cell office:value-type="string">
            <text:p>Dual fluorescence observed due to ESIPT effect.</text:p>
          </table:table-cell>
          <table:table-cell office:value-type="string">
            <text:p>pubmed_1182007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70013483427465">
            <text:p>0.4700134834</text:p>
          </table:table-cell>
          <table:table-cell table:number-columns-repeated="1007"/>
        </table:table-row>
        <table:table-row table:style-name="ro1">
          <table:table-cell office:value-type="string">
            <text:p>C=Cc1c(C)c2cc3nc(c4c5nc(cc6[nH]c(cc1[nH]2)c(C)c6CC)C(C)=C5C(=O)[C@@H]4C(=O)OC)[C@@H](CCC(=O)OC/C=C(\C)CCC[C@H](C)CCC[C@H](C)CCCC(C)C)[C@@H]3C</text:p>
          </table:table-cell>
          <table:table-cell office:value-type="string">
            <text:p>pheophytin a</text:p>
          </table:table-cell>
          <table:table-cell office:value-type="string">
            <text:p>null</text:p>
          </table:table-cell>
          <table:table-cell office:value-type="float" office:value="665">
            <text:p>665</text:p>
          </table:table-cell>
          <table:table-cell office:value-type="float" office:value="675">
            <text:p>675</text:p>
          </table:table-cell>
          <table:table-cell office:value-type="string">
            <text:p>null</text:p>
          </table:table-cell>
          <table:table-cell office:value-type="string">
            <text:p>6.0e3 (665 nm)</text:p>
          </table:table-cell>
          <table:table-cell office:value-type="string">
            <text:p>null</text:p>
          </table:table-cell>
          <table:table-cell office:value-type="string">
            <text:p>Breakdown product of chlorophyll a</text:p>
          </table:table-cell>
          <table:table-cell office:value-type="string">
            <text:p>pubmed_1194392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98491426976398">
            <text:p>0.298491427</text:p>
          </table:table-cell>
          <table:table-cell table:number-columns-repeated="1007"/>
        </table:table-row>
        <table:table-row table:style-name="ro1">
          <table:table-cell office:value-type="string">
            <text:p>c1cnc2c(-c3ccc(-c4nc5ccc6ccccc6c5c5ccc6c(c45)CCCC6)s3)cccc2c1</text:p>
          </table:table-cell>
          <table:table-cell office:value-type="string">
            <text:p>5-(5-(quinolin-8-yl)thiophen-2-yl)-tetrahydrodibenzo[a,i]phenanthridine</text:p>
          </table:table-cell>
          <table:table-cell office:value-type="string">
            <text:p>ACN/H2O</text:p>
          </table:table-cell>
          <table:table-cell office:value-type="float" office:value="312">
            <text:p>312</text:p>
          </table:table-cell>
          <table:table-cell office:value-type="float" office:value="515">
            <text:p>515</text:p>
          </table:table-cell>
          <table:table-cell office:value-type="float" office:value="0.14">
            <text:p>0.14</text:p>
          </table:table-cell>
          <table:table-cell table:number-columns-repeated="2" office:value-type="string">
            <text:p>null</text:p>
          </table:table-cell>
          <table:table-cell office:value-type="string">
            <text:p>ratiometric fluorescence detection of Th 4+ ions</text:p>
          </table:table-cell>
          <table:table-cell office:value-type="string">
            <text:p>pubmed_1180848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30312569020316">
            <text:p>0.930312569</text:p>
          </table:table-cell>
          <table:table-cell table:number-columns-repeated="1007"/>
        </table:table-row>
        <table:table-row table:style-name="ro1">
          <table:table-cell office:value-type="string">
            <text:p>C=CC1=C(C)C2=NC1=CC1=NC(=Cc3[n-]c4c(c3C)=C([O-])C(C(=O)OC)C=4C3=NC(=C2)C(C)C3CCC(=O)OCC=C(C)CCCC(C)CCCC(C)CCCC(C)C)C(CC)=C1C.[Mg+2]</text:p>
          </table:table-cell>
          <table:table-cell office:value-type="string">
            <text:p>chlorophyll-a</text:p>
          </table:table-cell>
          <table:table-cell office:value-type="string">
            <text:p>water</text:p>
          </table:table-cell>
          <table:table-cell office:value-type="float" office:value="440">
            <text:p>440</text:p>
          </table:table-cell>
          <table:table-cell office:value-type="float" office:value="680">
            <text:p>680</text:p>
          </table:table-cell>
          <table:table-cell table:number-columns-repeated="3" office:value-type="string">
            <text:p>null</text:p>
          </table:table-cell>
          <table:table-cell office:value-type="string">
            <text:p>Chlorophyll-a is a pigment used to indicate algal biomass. Its fluorescence can be influenced by environmental factors such as temperature and light conditions.</text:p>
          </table:table-cell>
          <table:table-cell office:value-type="string">
            <text:p>pubmed_1119562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3283949876204">
            <text:p>0.8332839499</text:p>
          </table:table-cell>
          <table:table-cell table:number-columns-repeated="1007"/>
        </table:table-row>
        <table:table-row table:style-name="ro1">
          <table:table-cell office:value-type="string">
            <text:p>COc1cc(C(C)=O)ccc1O</text:p>
          </table:table-cell>
          <table:table-cell office:value-type="string">
            <text:p>Acetovanillone</text:p>
          </table:table-cell>
          <table:table-cell office:value-type="string">
            <text:p>THF</text:p>
          </table:table-cell>
          <table:table-cell table:number-columns-repeated="3" office:value-type="string">
            <text:p>null</text:p>
          </table:table-cell>
          <table:table-cell office:value-type="string">
            <text:p>C9H10O3</text:p>
          </table:table-cell>
          <table:table-cell office:value-type="string">
            <text:p>null</text:p>
          </table:table-cell>
          <table:table-cell office:value-type="string">
            <text:p>silylated compound with improved detection</text:p>
          </table:table-cell>
          <table:table-cell office:value-type="string">
            <text:p>chemrxiv_10.26434_SLASH_chemrxiv-2024-031n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592411104589701">
            <text:p>0.0592411105</text:p>
          </table:table-cell>
          <table:table-cell table:number-columns-repeated="1007"/>
        </table:table-row>
        <table:table-row table:style-name="ro1">
          <table:table-cell office:value-type="string">
            <text:p>CC(C)C[C@H](N)C(=O)OCc1ccccc1.Cc1ccc(S(=O)(=O)O)cc1</text:p>
          </table:table-cell>
          <table:table-cell office:value-type="string">
            <text:p>L-Leucine benzyl ester p-toluenesulfonate</text:p>
          </table:table-cell>
          <table:table-cell office:value-type="string">
            <text:p>isopropanol</text:p>
          </table:table-cell>
          <table:table-cell table:number-columns-repeated="4" office:value-type="string">
            <text:p>null</text:p>
          </table:table-cell>
          <table:table-cell office:value-type="float" office:value="1057.46">
            <text:p>1057.46</text:p>
          </table:table-cell>
          <table:table-cell office:value-type="string">
            <text:p>LBETS exhibited intermediate performance in defect passivation between BGTS and VBETS, with slightly lower efficiency improvements compared to VBETS.</text:p>
          </table:table-cell>
          <table:table-cell office:value-type="string">
            <text:p>pubmed_1173949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51531504048035">
            <text:p>0.951531504</text:p>
          </table:table-cell>
          <table:table-cell table:number-columns-repeated="1007"/>
        </table:table-row>
        <table:table-row table:style-name="ro1">
          <table:table-cell office:value-type="string">
            <text:p>Cn1c(=O)c2c(ncn2C)n(C)c1=O</text:p>
          </table:table-cell>
          <table:table-cell office:value-type="string">
            <text:p>caffeine</text:p>
          </table:table-cell>
          <table:table-cell office:value-type="string">
            <text:p>null</text:p>
          </table:table-cell>
          <table:table-cell office:value-type="float" office:value="274">
            <text:p>274</text:p>
          </table:table-cell>
          <table:table-cell office:value-type="float" office:value="310">
            <text:p>310</text:p>
          </table:table-cell>
          <table:table-cell office:value-type="float" office:value="0.5">
            <text:p>0.5</text:p>
          </table:table-cell>
          <table:table-cell office:value-type="string">
            <text:p>null</text:p>
          </table:table-cell>
          <table:table-cell office:value-type="float" office:value="0.8">
            <text:p>0.8</text:p>
          </table:table-cell>
          <table:table-cell office:value-type="string">
            <text:p>example comment</text:p>
          </table:table-cell>
          <table:table-cell office:value-type="string">
            <text:p>pubmed_118984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429964461363852">
            <text:p>0.0429964461</text:p>
          </table:table-cell>
          <table:table-cell table:number-columns-repeated="1007"/>
        </table:table-row>
        <table:table-row table:style-name="ro1">
          <table:table-cell office:value-type="string">
            <text:p>CCO</text:p>
          </table:table-cell>
          <table:table-cell office:value-type="string">
            <text:p>ethanol</text:p>
          </table:table-cell>
          <table:table-cell office:value-type="string">
            <text:p>null</text:p>
          </table:table-cell>
          <table:table-cell office:value-type="float" office:value="587">
            <text:p>587</text:p>
          </table:table-cell>
          <table:table-cell table:number-columns-repeated="4" office:value-type="string">
            <text:p>null</text:p>
          </table:table-cell>
          <table:table-cell office:value-type="string">
            <text:p>used for detecting ethanol in water</text:p>
          </table:table-cell>
          <table:table-cell office:value-type="string">
            <text:p>pubmed_1190283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1130800927058">
            <text:p>0.2511308009</text:p>
          </table:table-cell>
          <table:table-cell table:number-columns-repeated="1007"/>
        </table:table-row>
        <table:table-row table:style-name="ro1">
          <table:table-cell office:value-type="string">
            <text:p>c1ccc2c(c1)Oc1cccc3c1B2c1ccccc1O3</text:p>
          </table:table-cell>
          <table:table-cell office:value-type="string">
            <text:p>5,9-dioxa-13b-boranaphtho[3,2,1-de]anthracene</text:p>
          </table:table-cell>
          <table:table-cell office:value-type="string">
            <text:p>toluene</text:p>
          </table:table-cell>
          <table:table-cell office:value-type="float" office:value="440">
            <text:p>440</text:p>
          </table:table-cell>
          <table:table-cell office:value-type="float" office:value="456.4">
            <text:p>456.4</text:p>
          </table:table-cell>
          <table:table-cell office:value-type="float" office:value="0.98">
            <text:p>0.98</text:p>
          </table:table-cell>
          <table:table-cell table:number-columns-repeated="2" office:value-type="string">
            <text:p>null</text:p>
          </table:table-cell>
          <table:table-cell office:value-type="string">
            <text:p>blue-shifted emission compared to Î½-DABNA, minimal excimer formation even at high concentrations</text:p>
          </table:table-cell>
          <table:table-cell office:value-type="string">
            <text:p>pubmed_1175343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0463584903627634">
            <text:p>0.004635849</text:p>
          </table:table-cell>
          <table:table-cell table:number-columns-repeated="1007"/>
        </table:table-row>
        <table:table-row table:style-name="ro1">
          <table:table-cell office:value-type="string">
            <text:p>CN(C)c1ccc2nc3ccc(N(C)C)cc3[s+]c2c1.[Cl-]</text:p>
          </table:table-cell>
          <table:table-cell office:value-type="string">
            <text:p>3,7-bis(dimethylamino)phenothiazine-5-ium chloride</text:p>
          </table:table-cell>
          <table:table-cell office:value-type="string">
            <text:p>null</text:p>
          </table:table-cell>
          <table:table-cell office:value-type="float" office:value="660">
            <text:p>660</text:p>
          </table:table-cell>
          <table:table-cell table:number-columns-repeated="2" office:value-type="string">
            <text:p>null</text:p>
          </table:table-cell>
          <table:table-cell office:value-type="string">
            <text:p>absorption at 660 nm</text:p>
          </table:table-cell>
          <table:table-cell office:value-type="string">
            <text:p>null</text:p>
          </table:table-cell>
          <table:table-cell office:value-type="string">
            <text:p>Encapsulated in micelles (Micelle-MB) shows improved efficacy with IC50 of 18 Î¼M compared to free MB's 27.5 Î¼M</text:p>
          </table:table-cell>
          <table:table-cell office:value-type="string">
            <text:p>pubmed_1179019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82288011536002">
            <text:p>0.1822880115</text:p>
          </table:table-cell>
          <table:table-cell table:number-columns-repeated="1007"/>
        </table:table-row>
        <table:table-row table:style-name="ro1">
          <table:table-cell office:value-type="string">
            <text:p>Nc1nc2nc(-c3cccs3)[nH]c2c(=O)[nH]1</text:p>
          </table:table-cell>
          <table:table-cell office:value-type="string">
            <text:p>8-thienylguanine</text:p>
          </table:table-cell>
          <table:table-cell table:number-columns-repeated="4" office:value-type="string">
            <text:p>null</text:p>
          </table:table-cell>
          <table:table-cell office:value-type="string">
            <text:p>6.95 (Âµ01)</text:p>
          </table:table-cell>
          <table:table-cell office:value-type="string">
            <text:p>null</text:p>
          </table:table-cell>
          <table:table-cell office:value-type="string">
            <text:p>Ïƒ2PA = 26.26 GM</text:p>
          </table:table-cell>
          <table:table-cell office:value-type="string">
            <text:p>chemrxiv_10.26434_SLASH_chemrxiv-2025-q2j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39677272876725">
            <text:p>0.6396772729</text:p>
          </table:table-cell>
          <table:table-cell table:number-columns-repeated="1007"/>
        </table:table-row>
        <table:table-row table:style-name="ro1">
          <table:table-cell office:value-type="string">
            <text:p>C1=CN(Cc2ccccc2)c2ccccc2/C1=C\C=C\C=C\c1cc[n+](Cc2ccccc2)c2ccccc12.[Br-]</text:p>
          </table:table-cell>
          <table:table-cell office:value-type="string">
            <text:p>1-Benzyl-4-((1E,3E)-5-((Z)-1-benzylquinolin-4(1H)-ylidene)penta-1,3-dien-1-yl)quinolin-1-ium Bromide</text:p>
          </table:table-cell>
          <table:table-cell office:value-type="string">
            <text:p>DMSO</text:p>
          </table:table-cell>
          <table:table-cell office:value-type="float" office:value="827">
            <text:p>827</text:p>
          </table:table-cell>
          <table:table-cell table:number-columns-repeated="2" office:value-type="string">
            <text:p>null</text:p>
          </table:table-cell>
          <table:table-cell office:value-type="string">
            <text:p>155680 (827 nm)</text:p>
          </table:table-cell>
          <table:table-cell office:value-type="string">
            <text:p>null</text:p>
          </table:table-cell>
          <table:table-cell office:value-type="string">
            <text:p>Less stable than dye 4, lower DNA cleavage yield, binds externally to DNA without significant fluorescence or circular dichroism signals.</text:p>
          </table:table-cell>
          <table:table-cell office:value-type="string">
            <text:p>pubmed_1186598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97039845958352">
            <text:p>0.797039846</text:p>
          </table:table-cell>
          <table:table-cell table:number-columns-repeated="1007"/>
        </table:table-row>
        <table:table-row table:style-name="ro1">
          <table:table-cell office:value-type="string">
            <text:p>CCO</text:p>
          </table:table-cell>
          <table:table-cell office:value-type="string">
            <text:p>ethanol</text:p>
          </table:table-cell>
          <table:table-cell office:value-type="string">
            <text:p>null</text:p>
          </table:table-cell>
          <table:table-cell office:value-type="float" office:value="509.29">
            <text:p>509.29</text:p>
          </table:table-cell>
          <table:table-cell office:value-type="float" office:value="568.53">
            <text:p>568.53</text:p>
          </table:table-cell>
          <table:table-cell office:value-type="float" office:value="0.07">
            <text:p>0.07</text:p>
          </table:table-cell>
          <table:table-cell office:value-type="string">
            <text:p>null</text:p>
          </table:table-cell>
          <table:table-cell office:value-type="float" office:value="48355.19">
            <text:p>48355.19</text:p>
          </table:table-cell>
          <table:table-cell office:value-type="string">
            <text:p>null</text:p>
          </table:table-cell>
          <table:table-cell office:value-type="string">
            <text:p>pubmed_1176037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5744412718341">
            <text:p>0.9457444127</text:p>
          </table:table-cell>
          <table:table-cell table:number-columns-repeated="1007"/>
        </table:table-row>
        <table:table-row table:style-name="ro1">
          <table:table-cell office:value-type="string">
            <text:p>CC(=O)c1cc(CN2CCOCC2)c2ccccc2c1O</text:p>
          </table:table-cell>
          <table:table-cell office:value-type="string">
            <text:p>1-(1-hydroxy-4-(morpholinomethyl)naphthalen-2-yl)ethanone</text:p>
          </table:table-cell>
          <table:table-cell office:value-type="string">
            <text:p>methanol</text:p>
          </table:table-cell>
          <table:table-cell office:value-type="float" office:value="368">
            <text:p>368</text:p>
          </table:table-cell>
          <table:table-cell office:value-type="float" office:value="475">
            <text:p>475</text:p>
          </table:table-cell>
          <table:table-cell table:number-columns-repeated="2" office:value-type="string">
            <text:p>null</text:p>
          </table:table-cell>
          <table:table-cell office:value-type="float" office:value="4.15">
            <text:p>4.15</text:p>
          </table:table-cell>
          <table:table-cell office:value-type="string">
            <text:p>turn-on sensor for AlÂ³âº and turn-off sensor for CuÂ²âº, dual fluorescence responses based on metal ion interaction</text:p>
          </table:table-cell>
          <table:table-cell office:value-type="string">
            <text:p>pubmed_1162278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65996159752831">
            <text:p>0.7659961598</text:p>
          </table:table-cell>
          <table:table-cell table:number-columns-repeated="1007"/>
        </table:table-row>
        <table:table-row table:style-name="ro1">
          <table:table-cell office:value-type="string">
            <text:p>Oc1cccc2oc(-c3ccccc3)nc12</text:p>
          </table:table-cell>
          <table:table-cell office:value-type="string">
            <text:p>Hydroxyphenylbenzoxazole</text:p>
          </table:table-cell>
          <table:table-cell table:number-columns-repeated="2" office:value-type="string">
            <text:p>null</text:p>
          </table:table-cell>
          <table:table-cell office:value-type="float" office:value="400">
            <text:p>400</text:p>
          </table:table-cell>
          <table:table-cell table:number-columns-repeated="3" office:value-type="string">
            <text:p>null</text:p>
          </table:table-cell>
          <table:table-cell office:value-type="string">
            <text:p>Exhibits ratiometric fluorescence response with temperature; LCST around 34Â°C; dual emissions at 340 nm (enol) and 460 nm (keto).</text:p>
          </table:table-cell>
          <table:table-cell office:value-type="string">
            <text:p>pubmed_1190226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5881924256682">
            <text:p>0.8358819243</text:p>
          </table:table-cell>
          <table:table-cell table:number-columns-repeated="1007"/>
        </table:table-row>
        <table:table-row table:style-name="ro1">
          <table:table-cell office:value-type="string">
            <text:p>O=[N+]([O-])c1ccc2ccc3c([N+](=O)[O-])cc([N+](=O)[O-])c4ccc1c2c34</text:p>
          </table:table-cell>
          <table:table-cell office:value-type="string">
            <text:p>1,3,6-trinitropyrene</text:p>
          </table:table-cell>
          <table:table-cell office:value-type="string">
            <text:p>null</text:p>
          </table:table-cell>
          <table:table-cell office:value-type="float" office:value="475">
            <text:p>475</text:p>
          </table:table-cell>
          <table:table-cell office:value-type="float" office:value="510">
            <text:p>510</text:p>
          </table:table-cell>
          <table:table-cell office:value-type="float" office:value="0.42">
            <text:p>0.42</text:p>
          </table:table-cell>
          <table:table-cell table:number-columns-repeated="2" office:value-type="string">
            <text:p>null</text:p>
          </table:table-cell>
          <table:table-cell office:value-type="string">
            <text:p>precursor used in synthesis of GQDs</text:p>
          </table:table-cell>
          <table:table-cell office:value-type="string">
            <text:p>pubmed_118578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637416199781">
            <text:p>0.36374162</text:p>
          </table:table-cell>
          <table:table-cell table:number-columns-repeated="1007"/>
        </table:table-row>
        <table:table-row table:style-name="ro1">
          <table:table-cell office:value-type="string">
            <text:p>O=C(O)c1cc2cc(F)c(O)c(F)c2oc1=O</text:p>
          </table:table-cell>
          <table:table-cell office:value-type="string">
            <text:p>pacific blue</text:p>
          </table:table-cell>
          <table:table-cell office:value-type="string">
            <text:p>DMSO</text:p>
          </table:table-cell>
          <table:table-cell office:value-type="float" office:value="410">
            <text:p>410</text:p>
          </table:table-cell>
          <table:table-cell office:value-type="float" office:value="450">
            <text:p>450</text:p>
          </table:table-cell>
          <table:table-cell table:number-columns-repeated="3" office:value-type="string">
            <text:p>null</text:p>
          </table:table-cell>
          <table:table-cell office:value-type="string">
            <text:p>Emission strongly couples with plasmonic modes leading to mislocalization</text:p>
          </table:table-cell>
          <table:table-cell office:value-type="string">
            <text:p>arxiv_1611.05657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5806640619412">
            <text:p>0.6458066406</text:p>
          </table:table-cell>
          <table:table-cell table:number-columns-repeated="1007"/>
        </table:table-row>
        <table:table-row table:style-name="ro1">
          <table:table-cell office:value-type="string">
            <text:p>C=Cc1c(C)c2cc3nc(c(CC(=O)O)c4nc(cc5[nH]c(cc1[nH]2)c(C)c5CC)C(C)=C4C(=O)O)C(CCC(=O)O)C3C</text:p>
          </table:table-cell>
          <table:table-cell office:value-type="string">
            <text:p>chlorin e6</text:p>
          </table:table-cell>
          <table:table-cell office:value-type="string">
            <text:p>null</text:p>
          </table:table-cell>
          <table:table-cell office:value-type="float" office:value="655">
            <text:p>655</text:p>
          </table:table-cell>
          <table:table-cell office:value-type="float" office:value="664">
            <text:p>664</text:p>
          </table:table-cell>
          <table:table-cell table:number-columns-repeated="3" office:value-type="string">
            <text:p>null</text:p>
          </table:table-cell>
          <table:table-cell office:value-type="string">
            <text:p>Loaded into macrophage membrane vesicles (C-MV) with a loading capacity of 3.9 wt%.</text:p>
          </table:table-cell>
          <table:table-cell office:value-type="string">
            <text:p>pubmed_1186619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21106649562717">
            <text:p>0.4211066496</text:p>
          </table:table-cell>
          <table:table-cell table:number-columns-repeated="1007"/>
        </table:table-row>
        <table:table-row table:style-name="ro1">
          <table:table-cell office:value-type="string">
            <text:p>O=C1NC=CCN1</text:p>
          </table:table-cell>
          <table:table-cell office:value-type="string">
            <text:p>3,4-dihydropyrimidinone</text:p>
          </table:table-cell>
          <table:table-cell office:value-type="string">
            <text:p>ethanol</text:p>
          </table:table-cell>
          <table:table-cell office:value-type="float" office:value="284">
            <text:p>284</text:p>
          </table:table-cell>
          <table:table-cell table:number-columns-repeated="4" office:value-type="string">
            <text:p>null</text:p>
          </table:table-cell>
          <table:table-cell office:value-type="string">
            <text:p>UV-Vis absorption at 284 nm</text:p>
          </table:table-cell>
          <table:table-cell office:value-type="string">
            <text:p>chemrxiv_10.26434_SLASH_chemrxiv-2024-m7h5c</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9227285599336">
            <text:p>0.292272856</text:p>
          </table:table-cell>
          <table:table-cell table:number-columns-repeated="1007"/>
        </table:table-row>
        <table:table-row table:style-name="ro1">
          <table:table-cell office:value-type="string">
            <text:p>Cc1cccc(Nc2ccccc2C(=O)O)c1C</text:p>
          </table:table-cell>
          <table:table-cell office:value-type="string">
            <text:p>mefenamic acid</text:p>
          </table:table-cell>
          <table:table-cell office:value-type="string">
            <text:p>DMSO</text:p>
          </table:table-cell>
          <table:table-cell office:value-type="float" office:value="338">
            <text:p>338</text:p>
          </table:table-cell>
          <table:table-cell office:value-type="float" office:value="306">
            <text:p>306</text:p>
          </table:table-cell>
          <table:table-cell office:value-type="string">
            <text:p>null</text:p>
          </table:table-cell>
          <table:table-cell office:value-type="string">
            <text:p>5100 (338 nm), 12500 (306 nm)</text:p>
          </table:table-cell>
          <table:table-cell office:value-type="string">
            <text:p>null</text:p>
          </table:table-cell>
          <table:table-cell office:value-type="string">
            <text:p>UV-Vis spectrum in DMSO solution</text:p>
          </table:table-cell>
          <table:table-cell office:value-type="string">
            <text:p>pubmed_1167691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3659279076383">
            <text:p>0.2436592791</text:p>
          </table:table-cell>
          <table:table-cell table:number-columns-repeated="1007"/>
        </table:table-row>
        <table:table-row table:style-name="ro1">
          <table:table-cell office:value-type="string">
            <text:p>COc1cc(/C=C/C(=O)CC(=O)/C=C/c2ccc(O)c(OC)c2)ccc1O</text:p>
          </table:table-cell>
          <table:table-cell office:value-type="string">
            <text:p>curcumin</text:p>
          </table:table-cell>
          <table:table-cell office:value-type="string">
            <text:p>null</text:p>
          </table:table-cell>
          <table:table-cell office:value-type="float" office:value="425">
            <text:p>425</text:p>
          </table:table-cell>
          <table:table-cell table:number-columns-repeated="2" office:value-type="string">
            <text:p>null</text:p>
          </table:table-cell>
          <table:table-cell office:value-type="string">
            <text:p>6.8e4 (425 nm)</text:p>
          </table:table-cell>
          <table:table-cell office:value-type="string">
            <text:p>null</text:p>
          </table:table-cell>
          <table:table-cell office:value-type="string">
            <text:p>nanodrug component with photothermal properties</text:p>
          </table:table-cell>
          <table:table-cell office:value-type="string">
            <text:p>pubmed_1185949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57300684368238">
            <text:p>0.1573006844</text:p>
          </table:table-cell>
          <table:table-cell table:number-columns-repeated="1007"/>
        </table:table-row>
        <table:table-row table:style-name="ro1">
          <table:table-cell office:value-type="string">
            <text:p>C=Cc1c(C)c2cc3nc(c4c5[n-]c(cc6nc(cc1[n-]2)C(C)=C6CC)c(C)c5C(=O)C4C(=O)OC)[C@@H](CCC(=O)OC/C=C(\C)CCCC(C)CCCC(C)CCCC(C)C)[C@@H]3C.[Mg+2]</text:p>
          </table:table-cell>
          <table:table-cell office:value-type="string">
            <text:p>Chlorophyll a</text:p>
          </table:table-cell>
          <table:table-cell office:value-type="string">
            <text:p>Water</text:p>
          </table:table-cell>
          <table:table-cell office:value-type="float" office:value="430">
            <text:p>430</text:p>
          </table:table-cell>
          <table:table-cell office:value-type="float" office:value="685">
            <text:p>685</text:p>
          </table:table-cell>
          <table:table-cell office:value-type="string">
            <text:p>null</text:p>
          </table:table-cell>
          <table:table-cell office:value-type="string">
            <text:p>1.2e4 (430 nm)</text:p>
          </table:table-cell>
          <table:table-cell office:value-type="string">
            <text:p>null</text:p>
          </table:table-cell>
          <table:table-cell office:value-type="string">
            <text:p>Broadband chlorophyll fluorescence measurements across various plant species.</text:p>
          </table:table-cell>
          <table:table-cell office:value-type="string">
            <text:p>pubmed_1194685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59264716506004">
            <text:p>0.8592647165</text:p>
          </table:table-cell>
          <table:table-cell table:number-columns-repeated="1007"/>
        </table:table-row>
        <table:table-row table:style-name="ro1">
          <table:table-cell office:value-type="string">
            <text:p>O=C1OC2(c3ccc(O)cc3Oc3cc(O)ccc32)c2ccccc21</text:p>
          </table:table-cell>
          <table:table-cell office:value-type="string">
            <text:p>fluorescein</text:p>
          </table:table-cell>
          <table:table-cell office:value-type="string">
            <text:p>HEPES buffer</text:p>
          </table:table-cell>
          <table:table-cell office:value-type="float" office:value="498">
            <text:p>498</text:p>
          </table:table-cell>
          <table:table-cell office:value-type="float" office:value="515">
            <text:p>515</text:p>
          </table:table-cell>
          <table:table-cell table:number-columns-repeated="3" office:value-type="string">
            <text:p>null</text:p>
          </table:table-cell>
          <table:table-cell office:value-type="string">
            <text:p>Partial fluorescence quenching observed in host-guest system with MR1.</text:p>
          </table:table-cell>
          <table:table-cell office:value-type="string">
            <text:p>chemrxiv_10.26434_SLASH_chemrxiv-2024-91j9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2665161290206">
            <text:p>0.2266516129</text:p>
          </table:table-cell>
          <table:table-cell table:number-columns-repeated="1007"/>
        </table:table-row>
        <table:table-row table:style-name="ro1">
          <table:table-cell office:value-type="string">
            <text:p>O=S(=O)(O)c1cc(S(=O)(=O)O)c2ccc3c(S(=O)(=O)O)cc(S(=O)(=O)O)c4ccc1c2c43</text:p>
          </table:table-cell>
          <table:table-cell office:value-type="string">
            <text:p>pyrene-1,3,6,8-tetrasulfonic acid</text:p>
          </table:table-cell>
          <table:table-cell office:value-type="string">
            <text:p>water</text:p>
          </table:table-cell>
          <table:table-cell office:value-type="float" office:value="270">
            <text:p>270</text:p>
          </table:table-cell>
          <table:table-cell table:number-columns-repeated="3" office:value-type="string">
            <text:p>null</text:p>
          </table:table-cell>
          <table:table-cell office:value-type="float" office:value="355">
            <text:p>355</text:p>
          </table:table-cell>
          <table:table-cell office:value-type="string">
            <text:p>Long triplet lifetime due to sulfonate groups; used in Coulombic dyad with ruthenium complex for efficient energy transfer.</text:p>
          </table:table-cell>
          <table:table-cell office:value-type="string">
            <text:p>chemrxiv_10.26434_SLASH_chemrxiv-2024-vdsh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04342315997928">
            <text:p>0.804342316</text:p>
          </table:table-cell>
          <table:table-cell table:number-columns-repeated="1007"/>
        </table:table-row>
        <table:table-row table:style-name="ro1">
          <table:table-cell office:value-type="string">
            <text:p>CC(=O)OC12C=CC13OCCCC3CC1=C2C(C)CC1=O</text:p>
          </table:table-cell>
          <table:table-cell office:value-type="string">
            <text:p>10-methyl-8-oxo-4,5,6,6a,7,8,9,10-octahydro-10bH-cyclobuta[i]cyclopenta[g]chromen-10b-yl acetate</text:p>
          </table:table-cell>
          <table:table-cell office:value-type="string">
            <text:p>TFE</text:p>
          </table:table-cell>
          <table:table-cell office:value-type="float" office:value="320">
            <text:p>320</text:p>
          </table:table-cell>
          <table:table-cell table:number-columns-repeated="2" office:value-type="string">
            <text:p>null</text:p>
          </table:table-cell>
          <table:table-cell office:value-type="string">
            <text:p>3980 (320 nm)</text:p>
          </table:table-cell>
          <table:table-cell office:value-type="string">
            <text:p>null</text:p>
          </table:table-cell>
          <table:table-cell office:value-type="string">
            <text:p>UV/vis spectrum shows absorption at 320 nm in TFE</text:p>
          </table:table-cell>
          <table:table-cell office:value-type="string">
            <text:p>pubmed_1193414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3612600490451">
            <text:p>0.4936126005</text:p>
          </table:table-cell>
          <table:table-cell table:number-columns-repeated="1007"/>
        </table:table-row>
        <table:table-row table:style-name="ro1">
          <table:table-cell office:value-type="string">
            <text:p>[Pt+2].c1ccc(-c2c3nc(c(-c4ccccc4)c4[nH]c(c(-c5ccccc5)c5nc(c(-c6ccccc6)c6[nH]c2c2ccccc62)-c2ccccc2-5)c2ccccc42)-c2ccccc2-3)cc1</text:p>
          </table:table-cell>
          <table:table-cell office:value-type="string">
            <text:p>platinum( ii) tetraphenyl tetrabenzoporphyrin</text:p>
          </table:table-cell>
          <table:table-cell office:value-type="string">
            <text:p>chloroform</text:p>
          </table:table-cell>
          <table:table-cell office:value-type="float" office:value="775">
            <text:p>775</text:p>
          </table:table-cell>
          <table:table-cell office:value-type="string">
            <text:p>null</text:p>
          </table:table-cell>
          <table:table-cell office:value-type="float" office:value="0.55">
            <text:p>0.55</text:p>
          </table:table-cell>
          <table:table-cell office:value-type="string">
            <text:p>19636 (absorption)</text:p>
          </table:table-cell>
          <table:table-cell office:value-type="float" office:value="48700">
            <text:p>48700</text:p>
          </table:table-cell>
          <table:table-cell office:value-type="string">
            <text:p>Brighter NIR-emitting luminophore with higher quantum yield than PtTFPP.</text:p>
          </table:table-cell>
          <table:table-cell office:value-type="string">
            <text:p>pubmed_1193392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9947981759906">
            <text:p>0.5899479818</text:p>
          </table:table-cell>
          <table:table-cell table:number-columns-repeated="1007"/>
        </table:table-row>
        <table:table-row table:style-name="ro1">
          <table:table-cell office:value-type="string">
            <text:p>COc1cc(C=O)cc(OC)c1O</text:p>
          </table:table-cell>
          <table:table-cell office:value-type="string">
            <text:p>Syringaldehyde</text:p>
          </table:table-cell>
          <table:table-cell office:value-type="string">
            <text:p>THF</text:p>
          </table:table-cell>
          <table:table-cell table:number-columns-repeated="3" office:value-type="string">
            <text:p>null</text:p>
          </table:table-cell>
          <table:table-cell office:value-type="string">
            <text:p>C9H10O4</text:p>
          </table:table-cell>
          <table:table-cell office:value-type="string">
            <text:p>null</text:p>
          </table:table-cell>
          <table:table-cell office:value-type="string">
            <text:p>silylated compound with improved detection</text:p>
          </table:table-cell>
          <table:table-cell office:value-type="string">
            <text:p>chemrxiv_10.26434_SLASH_chemrxiv-2024-031n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62617183988914">
            <text:p>0.662617184</text:p>
          </table:table-cell>
          <table:table-cell table:number-columns-repeated="1007"/>
        </table:table-row>
        <table:table-row table:style-name="ro1">
          <table:table-cell office:value-type="string">
            <text:p>Clc1ccc2c(C#Cc3ccccc3)c3ccccc3c(C#Cc3ccccc3)c2c1</text:p>
          </table:table-cell>
          <table:table-cell office:value-type="string">
            <text:p>2-Chloro-9,10-bis(phenylethynyl)anthracene</text:p>
          </table:table-cell>
          <table:table-cell office:value-type="string">
            <text:p>chlorobenzene</text:p>
          </table:table-cell>
          <table:table-cell office:value-type="float" office:value="430">
            <text:p>430</text:p>
          </table:table-cell>
          <table:table-cell office:value-type="float" office:value="600">
            <text:p>600</text:p>
          </table:table-cell>
          <table:table-cell table:number-columns-repeated="2" office:value-type="string">
            <text:p>null</text:p>
          </table:table-cell>
          <table:table-cell office:value-type="float" office:value="1.9">
            <text:p>1.9</text:p>
          </table:table-cell>
          <table:table-cell office:value-type="string">
            <text:p>Exhibits additional red-shifted feature at ~600 nm in solid state.</text:p>
          </table:table-cell>
          <table:table-cell office:value-type="string">
            <text:p>chemrxiv_10.26434_SLASH_chemrxiv-2024-65rbb-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93720423476771">
            <text:p>0.2937204235</text:p>
          </table:table-cell>
          <table:table-cell table:number-columns-repeated="1007"/>
        </table:table-row>
        <table:table-row table:style-name="ro1">
          <table:table-cell office:value-type="string">
            <text:p>CC(/C=C/C=C(\C)C(=O)O[C@@H]1O[C@H](CO[C@@H]2O[C@H](CO)[C@@H](O)[C@H](O)[C@H]2O)[C@@H](O)[C@H](O)[C@H]1O)=C\C=C\C=C(C)\C=C\C=C(/C)C(=O)O[C@@H]1O[C@H](CO[C@@H]2O[C@H](CO)[C@@H](O)[C@H](O)[C@H]2O)[C@@H](O)[C@H](O)[C@H]1O</text:p>
          </table:table-cell>
          <table:table-cell office:value-type="string">
            <text:p>crocin</text:p>
          </table:table-cell>
          <table:table-cell office:value-type="string">
            <text:p>Milli-Q water</text:p>
          </table:table-cell>
          <table:table-cell office:value-type="float" office:value="440">
            <text:p>440</text:p>
          </table:table-cell>
          <table:table-cell table:number-columns-repeated="4" office:value-type="string">
            <text:p>null</text:p>
          </table:table-cell>
          <table:table-cell office:value-type="string">
            <text:p>Natural dye used as a screening tool for photocatalytic activity</text:p>
          </table:table-cell>
          <table:table-cell office:value-type="string">
            <text:p>chemrxiv_10.26434_SLASH_chemrxiv-2023-wwd0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70513770962134">
            <text:p>0.870513771</text:p>
          </table:table-cell>
          <table:table-cell table:number-columns-repeated="1007"/>
        </table:table-row>
        <table:table-row table:style-name="ro1">
          <table:table-cell office:value-type="string">
            <text:p>COc1cccc2c1C(=O)c1c(O)c3c(c(O)c1C2=O)C[C@@](O)(C(=O)CO)C[C@@H]3O[C@H]1C[C@H](N)[C@H](O)[C@H](C)O1</text:p>
          </table:table-cell>
          <table:table-cell office:value-type="string">
            <text:p>doxorubicin</text:p>
          </table:table-cell>
          <table:table-cell office:value-type="string">
            <text:p>null</text:p>
          </table:table-cell>
          <table:table-cell office:value-type="float" office:value="480">
            <text:p>480</text:p>
          </table:table-cell>
          <table:table-cell office:value-type="float" office:value="590">
            <text:p>590</text:p>
          </table:table-cell>
          <table:table-cell office:value-type="float" office:value="0.12">
            <text:p>0.12</text:p>
          </table:table-cell>
          <table:table-cell office:value-type="string">
            <text:p>1.3e4 (480 nm)</text:p>
          </table:table-cell>
          <table:table-cell office:value-type="string">
            <text:p>null</text:p>
          </table:table-cell>
          <table:table-cell office:value-type="string">
            <text:p>Doxorubicin is a well-known anthracycline antibiotic with characteristic absorption and emission properties.</text:p>
          </table:table-cell>
          <table:table-cell office:value-type="string">
            <text:p>pubmed_1176257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25180828245357">
            <text:p>0.2251808282</text:p>
          </table:table-cell>
          <table:table-cell table:number-columns-repeated="1007"/>
        </table:table-row>
        <table:table-row table:style-name="ro1">
          <table:table-cell office:value-type="string">
            <text:p>CC(C)Cc1ccc(C(C)C(=O)O)cc1</text:p>
          </table:table-cell>
          <table:table-cell office:value-type="string">
            <text:p>ibuprofen</text:p>
          </table:table-cell>
          <table:table-cell office:value-type="string">
            <text:p>null</text:p>
          </table:table-cell>
          <table:table-cell office:value-type="float" office:value="250">
            <text:p>250</text:p>
          </table:table-cell>
          <table:table-cell office:value-type="float" office:value="310">
            <text:p>310</text:p>
          </table:table-cell>
          <table:table-cell office:value-type="float" office:value="0.74">
            <text:p>0.74</text:p>
          </table:table-cell>
          <table:table-cell office:value-type="string">
            <text:p>null</text:p>
          </table:table-cell>
          <table:table-cell office:value-type="float" office:value="120">
            <text:p>120</text:p>
          </table:table-cell>
          <table:table-cell office:value-type="string">
            <text:p>detection of ibuprofen in wastewater using an apta-nanobiosensor</text:p>
          </table:table-cell>
          <table:table-cell office:value-type="string">
            <text:p>pubmed_1194015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69636700162664">
            <text:p>0.2696367002</text:p>
          </table:table-cell>
          <table:table-cell table:number-columns-repeated="1007"/>
        </table:table-row>
        <table:table-row table:style-name="ro1">
          <table:table-cell office:value-type="string">
            <text:p>C#Cc1ccc(CO)cc1</text:p>
          </table:table-cell>
          <table:table-cell office:value-type="string">
            <text:p>4-ethynylbenzyl alcohol</text:p>
          </table:table-cell>
          <table:table-cell office:value-type="string">
            <text:p>triethylamine</text:p>
          </table:table-cell>
          <table:table-cell table:number-columns-repeated="4" office:value-type="string">
            <text:p>null</text:p>
          </table:table-cell>
          <table:table-cell office:value-type="float" office:value="5">
            <text:p>5</text:p>
          </table:table-cell>
          <table:table-cell office:value-type="string">
            <text:p>The alkyne interacts with TEA nitrogen atoms, leading to a broad Raman spectrum due to two subpopulations: one associated with nitrogen and another not associated.</text:p>
          </table:table-cell>
          <table:table-cell office:value-type="string">
            <text:p>chemrxiv_10.26434_SLASH_chemrxiv-2025-xzv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1983586419374">
            <text:p>0.7019835864</text:p>
          </table:table-cell>
          <table:table-cell table:number-columns-repeated="1007"/>
        </table:table-row>
        <table:table-row table:style-name="ro1">
          <table:table-cell office:value-type="string">
            <text:p>O=C1OC2(c3ccc(O)cc3Oc3cc(O)ccc32)c2ccc(N=C=S)cc21</text:p>
          </table:table-cell>
          <table:table-cell office:value-type="string">
            <text:p>fluorescein isothiocyanate</text:p>
          </table:table-cell>
          <table:table-cell office:value-type="string">
            <text:p>water</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FITC labeling used for fluorescence microscopy imaging; particles were imaged using a 488 nm laser module.</text:p>
          </table:table-cell>
          <table:table-cell office:value-type="string">
            <text:p>pubmed_1194288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07781173381954">
            <text:p>0.3077811734</text:p>
          </table:table-cell>
          <table:table-cell table:number-columns-repeated="1007"/>
        </table:table-row>
        <table:table-row table:style-name="ro1">
          <table:table-cell office:value-type="string">
            <text:p>COC(C)=O</text:p>
          </table:table-cell>
          <table:table-cell office:value-type="string">
            <text:p>methyl acetate</text:p>
          </table:table-cell>
          <table:table-cell office:value-type="string">
            <text:p>HOPG (graphite)</text:p>
          </table:table-cell>
          <table:table-cell table:number-columns-repeated="3" office:value-type="string">
            <text:p>null</text:p>
          </table:table-cell>
          <table:table-cell office:value-type="string">
            <text:p>Absorption coefficient: 6973 Â± 460 cmâ»Â¹; Cross section: 1.03 Â± 0.07 Ã— 10â»Â¹â¸ cmÂ²; Band strength: 21.68 Â± 3.89 Ã— 10â»Â¹â¸ cm moleculeâ»Â¹</text:p>
          </table:table-cell>
          <table:table-cell office:value-type="string">
            <text:p>null</text:p>
          </table:table-cell>
          <table:table-cell office:value-type="string">
            <text:p>Studied on HOPG at 28 K; Values scaled by a factor of approximately 1.37 to account for metal-surface effects</text:p>
          </table:table-cell>
          <table:table-cell office:value-type="string">
            <text:p>pubmed_1193153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6941442973912">
            <text:p>0.646941443</text:p>
          </table:table-cell>
          <table:table-cell table:number-columns-repeated="1007"/>
        </table:table-row>
        <table:table-row table:style-name="ro1">
          <table:table-cell office:value-type="string">
            <text:p>Oc1cccc(F)c1</text:p>
          </table:table-cell>
          <table:table-cell office:value-type="string">
            <text:p>3-fluorophenol</text:p>
          </table:table-cell>
          <table:table-cell office:value-type="string">
            <text:p>methylcyclohexane</text:p>
          </table:table-cell>
          <table:table-cell office:value-type="float" office:value="274.4">
            <text:p>274.4</text:p>
          </table:table-cell>
          <table:table-cell table:number-columns-repeated="4" office:value-type="string">
            <text:p>null</text:p>
          </table:table-cell>
          <table:table-cell office:value-type="string">
            <text:p>meta-substituted fluorophenol</text:p>
          </table:table-cell>
          <table:table-cell office:value-type="string">
            <text:p>pubmed_1186618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12371037108824">
            <text:p>0.7123710371</text:p>
          </table:table-cell>
          <table:table-cell table:number-columns-repeated="1007"/>
        </table:table-row>
        <table:table-row table:style-name="ro1">
          <table:table-cell office:value-type="string">
            <text:p>OOCOC=S</text:p>
          </table:table-cell>
          <table:table-cell office:value-type="string">
            <text:p>hydroperoxymethyl thioformate</text:p>
          </table:table-cell>
          <table:table-cell office:value-type="string">
            <text:p>gas</text:p>
          </table:table-cell>
          <table:table-cell office:value-type="float" office:value="280">
            <text:p>280</text:p>
          </table:table-cell>
          <table:table-cell table:number-columns-repeated="3" office:value-type="string">
            <text:p>null</text:p>
          </table:table-cell>
          <table:table-cell office:value-type="float" office:value="120">
            <text:p>120</text:p>
          </table:table-cell>
          <table:table-cell office:value-type="string">
            <text:p>Computed using NEA and CASPT2 methods in gas phase</text:p>
          </table:table-cell>
          <table:table-cell office:value-type="string">
            <text:p>pubmed_1176749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2438225653023">
            <text:p>0.6124382257</text:p>
          </table:table-cell>
          <table:table-cell table:number-columns-repeated="1007"/>
        </table:table-row>
        <table:table-row table:style-name="ro1">
          <table:table-cell office:value-type="string">
            <text:p>N#Cc1ccc2c(c1)C1(c3ccccc3-c3ccccc31)c1cc(C#N)ccc1-2</text:p>
          </table:table-cell>
          <table:table-cell office:value-type="string">
            <text:p>2,7-dicyano-9,9'-spirobifluorene</text:p>
          </table:table-cell>
          <table:table-cell office:value-type="string">
            <text:p>toluene</text:p>
          </table:table-cell>
          <table:table-cell office:value-type="float" office:value="585">
            <text:p>585</text:p>
          </table:table-cell>
          <table:table-cell table:number-columns-repeated="4" office:value-type="string">
            <text:p>null</text:p>
          </table:table-cell>
          <table:table-cell office:value-type="string">
            <text:p>TADF properties observed in solid phase as thin films and crystals.</text:p>
          </table:table-cell>
          <table:table-cell office:value-type="string">
            <text:p>chemrxiv_10.26434_SLASH_chemrxiv-2024-481l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7149298228323">
            <text:p>0.7771492982</text:p>
          </table:table-cell>
          <table:table-cell table:number-columns-repeated="1007"/>
        </table:table-row>
        <table:table-row table:style-name="ro1">
          <table:table-cell office:value-type="string">
            <text:p>O=Cc1csc(-c2ccc3c4cccc5cccc(c6cccc2c63)c54)c1</text:p>
          </table:table-cell>
          <table:table-cell office:value-type="string">
            <text:p>3-Formyl-5-(perylen-3-yl)thiophene</text:p>
          </table:table-cell>
          <table:table-cell office:value-type="string">
            <text:p>dichloromethane</text:p>
          </table:table-cell>
          <table:table-cell office:value-type="float" office:value="457">
            <text:p>457</text:p>
          </table:table-cell>
          <table:table-cell table:number-columns-repeated="5" office:value-type="string">
            <text:p>null</text:p>
          </table:table-cell>
          <table:table-cell office:value-type="string">
            <text:p>chemrxiv_10.26434_SLASH_chemrxiv-2024-jt6ld</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95808190479875">
            <text:p>0.2958081905</text:p>
          </table:table-cell>
          <table:table-cell table:number-columns-repeated="1007"/>
        </table:table-row>
        <table:table-row table:style-name="ro1">
          <table:table-cell office:value-type="string">
            <text:p>Nc1cccc2c(=O)[nH][nH]c(=O)c12</text:p>
          </table:table-cell>
          <table:table-cell office:value-type="string">
            <text:p>5-amino-2,3-dihydrophthalazine-1,4-dione</text:p>
          </table:table-cell>
          <table:table-cell office:value-type="string">
            <text:p>null</text:p>
          </table:table-cell>
          <table:table-cell office:value-type="float" office:value="422">
            <text:p>422</text:p>
          </table:table-cell>
          <table:table-cell office:value-type="float" office:value="425">
            <text:p>425</text:p>
          </table:table-cell>
          <table:table-cell table:number-columns-repeated="3" office:value-type="string">
            <text:p>null</text:p>
          </table:table-cell>
          <table:table-cell office:value-type="string">
            <text:p>Luminol used in chemiluminescence resonance energy transfer (CRET) with TMPyP4.</text:p>
          </table:table-cell>
          <table:table-cell office:value-type="string">
            <text:p>pubmed_1188167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29370321100578">
            <text:p>0.4293703211</text:p>
          </table:table-cell>
          <table:table-cell table:number-columns-repeated="1007"/>
        </table:table-row>
        <table:table-row table:style-name="ro1">
          <table:table-cell office:value-type="string">
            <text:p>CCO</text:p>
          </table:table-cell>
          <table:table-cell office:value-type="string">
            <text:p>Ethanol</text:p>
          </table:table-cell>
          <table:table-cell office:value-type="string">
            <text:p>THF</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Proton donor and SEI additive</text:p>
          </table:table-cell>
          <table:table-cell office:value-type="string">
            <text:p>chemrxiv_10.26434_SLASH_chemrxiv-2025-q3fjz-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15953189041466">
            <text:p>0.815953189</text:p>
          </table:table-cell>
          <table:table-cell table:number-columns-repeated="1007"/>
        </table:table-row>
        <table:table-row table:style-name="ro1">
          <table:table-cell office:value-type="string">
            <text:p>CS(=O)(=O)Nc1cc(NS(C)(=O)=O)c(NS(C)(=O)=O)cc1NS(C)(=O)=O</text:p>
          </table:table-cell>
          <table:table-cell office:value-type="string">
            <text:p>1,2,4,5-tetrakis(methanesulfonamido)benzene</text:p>
          </table:table-cell>
          <table:table-cell office:value-type="string">
            <text:p>null</text:p>
          </table:table-cell>
          <table:table-cell office:value-type="float" office:value="240">
            <text:p>240</text:p>
          </table:table-cell>
          <table:table-cell table:number-columns-repeated="2" office:value-type="string">
            <text:p>null</text:p>
          </table:table-cell>
          <table:table-cell office:value-type="string">
            <text:p>6.9e4 (240 nm)</text:p>
          </table:table-cell>
          <table:table-cell office:value-type="string">
            <text:p>null</text:p>
          </table:table-cell>
          <table:table-cell office:value-type="string">
            <text:p>Radical-bridged dinuclear cobalt(II) complex with strong exchange coupling</text:p>
          </table:table-cell>
          <table:table-cell office:value-type="string">
            <text:p>chemrxiv_10.26434_SLASH_chemrxiv-2024-t089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7778965868056">
            <text:p>0.2577789659</text:p>
          </table:table-cell>
          <table:table-cell table:number-columns-repeated="1007"/>
        </table:table-row>
        <table:table-row table:style-name="ro1">
          <table:table-cell office:value-type="string">
            <text:p>Cc1ncc([N+](=O)[O-])n1CCO</text:p>
          </table:table-cell>
          <table:table-cell office:value-type="string">
            <text:p>metronidazole</text:p>
          </table:table-cell>
          <table:table-cell office:value-type="string">
            <text:p>null</text:p>
          </table:table-cell>
          <table:table-cell office:value-type="float" office:value="320">
            <text:p>320</text:p>
          </table:table-cell>
          <table:table-cell table:number-columns-repeated="5" office:value-type="string">
            <text:p>null</text:p>
          </table:table-cell>
          <table:table-cell office:value-type="string">
            <text:p>pubmed_1172869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2712800707668">
            <text:p>0.8327128007</text:p>
          </table:table-cell>
          <table:table-cell table:number-columns-repeated="1007"/>
        </table:table-row>
        <table:table-row table:style-name="ro1">
          <table:table-cell office:value-type="string">
            <text:p>O=C(O)c1ccc(C(=O)O)c(C(=O)O)c1</text:p>
          </table:table-cell>
          <table:table-cell office:value-type="string">
            <text:p>1,2,4-benzenetricarboxylic acid</text:p>
          </table:table-cell>
          <table:table-cell office:value-type="string">
            <text:p>null</text:p>
          </table:table-cell>
          <table:table-cell office:value-type="float" office:value="290">
            <text:p>290</text:p>
          </table:table-cell>
          <table:table-cell table:number-columns-repeated="4" office:value-type="string">
            <text:p>null</text:p>
          </table:table-cell>
          <table:table-cell office:value-type="string">
            <text:p>lanthanoid-based photoluminescence in RE-CU-45 MOFs with BTC linker</text:p>
          </table:table-cell>
          <table:table-cell office:value-type="string">
            <text:p>chemrxiv_10.26434_SLASH_chemrxiv-2024-jwscm</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3638865770772">
            <text:p>0.3736388658</text:p>
          </table:table-cell>
          <table:table-cell table:number-columns-repeated="1007"/>
        </table:table-row>
        <table:table-row table:style-name="ro1">
          <table:table-cell office:value-type="string">
            <text:p>O=c1ccc2nc3ccc(O)cc3oc-2c1</text:p>
          </table:table-cell>
          <table:table-cell office:value-type="string">
            <text:p>resorufin</text:p>
          </table:table-cell>
          <table:table-cell office:value-type="string">
            <text:p>null</text:p>
          </table:table-cell>
          <table:table-cell office:value-type="float" office:value="574.3">
            <text:p>574.3</text:p>
          </table:table-cell>
          <table:table-cell office:value-type="float" office:value="593.2">
            <text:p>593.2</text:p>
          </table:table-cell>
          <table:table-cell office:value-type="float" office:value="0.74">
            <text:p>0.74</text:p>
          </table:table-cell>
          <table:table-cell table:number-columns-repeated="2" office:value-type="string">
            <text:p>null</text:p>
          </table:table-cell>
          <table:table-cell office:value-type="string">
            <text:p>Strongly fluorescent after reduction from resazurin</text:p>
          </table:table-cell>
          <table:table-cell office:value-type="string">
            <text:p>chemrxiv_10.26434_SLASH_chemrxiv-2024-12mck</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46615504240617">
            <text:p>0.3466155042</text:p>
          </table:table-cell>
          <table:table-cell table:number-columns-repeated="1007"/>
        </table:table-row>
        <table:table-row table:style-name="ro1">
          <table:table-cell office:value-type="string">
            <text:p>Oc1cccc2ccc3cccnc3c12</text:p>
          </table:table-cell>
          <table:table-cell office:value-type="string">
            <text:p>10-hydroxybenzo[h]quinoline</text:p>
          </table:table-cell>
          <table:table-cell office:value-type="string">
            <text:p>toluene</text:p>
          </table:table-cell>
          <table:table-cell office:value-type="float" office:value="400">
            <text:p>400</text:p>
          </table:table-cell>
          <table:table-cell office:value-type="float" office:value="650">
            <text:p>650</text:p>
          </table:table-cell>
          <table:table-cell table:number-columns-repeated="3" office:value-type="string">
            <text:p>null</text:p>
          </table:table-cell>
          <table:table-cell office:value-type="string">
            <text:p>Model system for excited-state intramolecular proton transfer (ESIPT) with tunable fluorescence properties.</text:p>
          </table:table-cell>
          <table:table-cell office:value-type="string">
            <text:p>chemrxiv_10.26434_SLASH_chemrxiv-2024-zf7n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04208087408915">
            <text:p>0.2042080874</text:p>
          </table:table-cell>
          <table:table-cell table:number-columns-repeated="1007"/>
        </table:table-row>
        <table:table-row table:style-name="ro1">
          <table:table-cell office:value-type="string">
            <text:p>CCC(S)S(=O)(=O)O</text:p>
          </table:table-cell>
          <table:table-cell office:value-type="string">
            <text:p>mercaptopropanesulfonic acid</text:p>
          </table:table-cell>
          <table:table-cell office:value-type="string">
            <text:p>null</text:p>
          </table:table-cell>
          <table:table-cell office:value-type="float" office:value="400">
            <text:p>400</text:p>
          </table:table-cell>
          <table:table-cell office:value-type="float" office:value="600">
            <text:p>600</text:p>
          </table:table-cell>
          <table:table-cell table:number-columns-repeated="3" office:value-type="string">
            <text:p>null</text:p>
          </table:table-cell>
          <table:table-cell office:value-type="string">
            <text:p>Thiol-based ligand leads to non-fractal structures.</text:p>
          </table:table-cell>
          <table:table-cell office:value-type="string">
            <text:p>chemrxiv_10.26434_SLASH_chemrxiv-2025-81d1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21387250954285">
            <text:p>0.621387251</text:p>
          </table:table-cell>
          <table:table-cell table:number-columns-repeated="1007"/>
        </table:table-row>
        <table:table-row table:style-name="ro1">
          <table:table-cell office:value-type="string">
            <text:p>O=CCO</text:p>
          </table:table-cell>
          <table:table-cell office:value-type="string">
            <text:p>glycolaldehyde</text:p>
          </table:table-cell>
          <table:table-cell office:value-type="string">
            <text:p>Ca(OH)â‚‚</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Key intermediate in formose reaction, 2,3-dihydroxypropanal structure</text:p>
          </table:table-cell>
          <table:table-cell office:value-type="string">
            <text:p>chemrxiv_10.26434_SLASH_chemrxiv-2024-nj0p6-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3658003304154">
            <text:p>0.8936580033</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null</text:p>
          </table:table-cell>
          <table:table-cell office:value-type="float" office:value="554">
            <text:p>554</text:p>
          </table:table-cell>
          <table:table-cell office:value-type="float" office:value="583">
            <text:p>583</text:p>
          </table:table-cell>
          <table:table-cell table:number-columns-repeated="3" office:value-type="string">
            <text:p>null</text:p>
          </table:table-cell>
          <table:table-cell office:value-type="string">
            <text:p>Used as a fluorescent label for nanoparticles in various experiments.</text:p>
          </table:table-cell>
          <table:table-cell office:value-type="string">
            <text:p>pubmed_1183078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10414831154048">
            <text:p>0.8104148312</text:p>
          </table:table-cell>
          <table:table-cell table:number-columns-repeated="1007"/>
        </table:table-row>
        <table:table-row table:style-name="ro1">
          <table:table-cell office:value-type="string">
            <text:p>O=S(=O)(O)c1ccc2ccccc2n1</text:p>
          </table:table-cell>
          <table:table-cell office:value-type="string">
            <text:p>Quinoline-2-sulfonic acid</text:p>
          </table:table-cell>
          <table:table-cell office:value-type="string">
            <text:p>Water</text:p>
          </table:table-cell>
          <table:table-cell office:value-type="float" office:value="290">
            <text:p>290</text:p>
          </table:table-cell>
          <table:table-cell table:number-columns-repeated="4" office:value-type="string">
            <text:p>null</text:p>
          </table:table-cell>
          <table:table-cell office:value-type="string">
            <text:p>Antimicrobial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14698906522244">
            <text:p>0.0714698907</text:p>
          </table:table-cell>
          <table:table-cell table:number-columns-repeated="1007"/>
        </table:table-row>
        <table:table-row table:style-name="ro1">
          <table:table-cell office:value-type="string">
            <text:p>COc1cc(/C=C/c2ccc(O)cc2)cc(OC)c1</text:p>
          </table:table-cell>
          <table:table-cell office:value-type="string">
            <text:p>pterostilbene</text:p>
          </table:table-cell>
          <table:table-cell office:value-type="string">
            <text:p>water</text:p>
          </table:table-cell>
          <table:table-cell office:value-type="float" office:value="280">
            <text:p>280</text:p>
          </table:table-cell>
          <table:table-cell office:value-type="float" office:value="380">
            <text:p>380</text:p>
          </table:table-cell>
          <table:table-cell table:number-columns-repeated="3" office:value-type="string">
            <text:p>null</text:p>
          </table:table-cell>
          <table:table-cell office:value-type="string">
            <text:p>part of PLGA nanoparticles showing AIE properties</text:p>
          </table:table-cell>
          <table:table-cell office:value-type="string">
            <text:p>pubmed_1175265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34515561209992">
            <text:p>0.9345155612</text:p>
          </table:table-cell>
          <table:table-cell table:number-columns-repeated="1007"/>
        </table:table-row>
        <table:table-row table:style-name="ro1">
          <table:table-cell office:value-type="string">
            <text:p>O=C1OC2(c3ccc(O)cc3Oc3cc(O)ccc32)c2ccccc21</text:p>
          </table:table-cell>
          <table:table-cell office:value-type="string">
            <text:p>fluorescein</text:p>
          </table:table-cell>
          <table:table-cell office:value-type="string">
            <text:p>null</text:p>
          </table:table-cell>
          <table:table-cell office:value-type="float" office:value="498">
            <text:p>498</text:p>
          </table:table-cell>
          <table:table-cell office:value-type="float" office:value="517">
            <text:p>517</text:p>
          </table:table-cell>
          <table:table-cell table:number-columns-repeated="3" office:value-type="string">
            <text:p>null</text:p>
          </table:table-cell>
          <table:table-cell office:value-type="string">
            <text:p>Fluorescent dye used in diffusion experiments.</text:p>
          </table:table-cell>
          <table:table-cell office:value-type="string">
            <text:p>pubmed_1194780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64346503186971">
            <text:p>0.7643465032</text:p>
          </table:table-cell>
          <table:table-cell table:number-columns-repeated="1007"/>
        </table:table-row>
        <table:table-row table:style-name="ro1">
          <table:table-cell office:value-type="string">
            <text:p>CC(=O)CC1CCCCC1C(=O)c1ccccc1</text:p>
          </table:table-cell>
          <table:table-cell office:value-type="string">
            <text:p>1-(2-benzoylcyclohexyl)propan-2-one</text:p>
          </table:table-cell>
          <table:table-cell office:value-type="string">
            <text:p>dichloromethane</text:p>
          </table:table-cell>
          <table:table-cell office:value-type="float" office:value="344">
            <text:p>344</text:p>
          </table:table-cell>
          <table:table-cell table:number-columns-repeated="4" office:value-type="string">
            <text:p>null</text:p>
          </table:table-cell>
          <table:table-cell office:value-type="string">
            <text:p>De Mayo reaction product</text:p>
          </table:table-cell>
          <table:table-cell office:value-type="string">
            <text:p>pubmed_1182075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1658896394074">
            <text:p>0.9416588964</text:p>
          </table:table-cell>
          <table:table-cell table:number-columns-repeated="1007"/>
        </table:table-row>
        <table:table-row table:style-name="ro1">
          <table:table-cell office:value-type="string">
            <text:p>O=C(O)/C=C/c1ccc(O)cc1</text:p>
          </table:table-cell>
          <table:table-cell office:value-type="string">
            <text:p>p-coumaric acid</text:p>
          </table:table-cell>
          <table:table-cell office:value-type="string">
            <text:p>null</text:p>
          </table:table-cell>
          <table:table-cell office:value-type="float" office:value="280">
            <text:p>280</text:p>
          </table:table-cell>
          <table:table-cell office:value-type="float" office:value="330">
            <text:p>330</text:p>
          </table:table-cell>
          <table:table-cell office:value-type="float" office:value="0.28">
            <text:p>0.28</text:p>
          </table:table-cell>
          <table:table-cell table:number-columns-repeated="2" office:value-type="string">
            <text:p>null</text:p>
          </table:table-cell>
          <table:table-cell office:value-type="string">
            <text:p>phenolic acid</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08476409967989">
            <text:p>0.40847641</text:p>
          </table:table-cell>
          <table:table-cell table:number-columns-repeated="1007"/>
        </table:table-row>
        <table:table-row table:style-name="ro1">
          <table:table-cell office:value-type="string">
            <text:p>c1ccc2cc3ccccc3cc2c1</text:p>
          </table:table-cell>
          <table:table-cell office:value-type="string">
            <text:p>anthracene</text:p>
          </table:table-cell>
          <table:table-cell office:value-type="string">
            <text:p>THF</text:p>
          </table:table-cell>
          <table:table-cell office:value-type="float" office:value="350">
            <text:p>350</text:p>
          </table:table-cell>
          <table:table-cell office:value-type="string">
            <text:p>null</text:p>
          </table:table-cell>
          <table:table-cell office:value-type="float" office:value="0.0601">
            <text:p>0.0601</text:p>
          </table:table-cell>
          <table:table-cell table:number-columns-repeated="2" office:value-type="string">
            <text:p>null</text:p>
          </table:table-cell>
          <table:table-cell office:value-type="string">
            <text:p>control molecule in concentrated solution</text:p>
          </table:table-cell>
          <table:table-cell office:value-type="string">
            <text:p>pubmed_1174481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9491277830675">
            <text:p>0.9794912778</text:p>
          </table:table-cell>
          <table:table-cell table:number-columns-repeated="1007"/>
        </table:table-row>
        <table:table-row table:style-name="ro1">
          <table:table-cell office:value-type="string">
            <text:p>C=Cc1c(C)/c2[nH]/c1=C\C1=NC(=C(CCC(=O)O)C1C)/C=C1\N=C(/C=C3\N=C(/C=2)C(C=C)C3C)C(C)=C1CCC(=O)O</text:p>
          </table:table-cell>
          <table:table-cell office:value-type="string">
            <text:p>protoporphyrin</text:p>
          </table:table-cell>
          <table:table-cell office:value-type="string">
            <text:p>null</text:p>
          </table:table-cell>
          <table:table-cell office:value-type="float" office:value="410">
            <text:p>410</text:p>
          </table:table-cell>
          <table:table-cell table:number-columns-repeated="4" office:value-type="string">
            <text:p>null</text:p>
          </table:table-cell>
          <table:table-cell office:value-type="string">
            <text:p>The compound exhibits a characteristic absorption band at 410 nm.</text:p>
          </table:table-cell>
          <table:table-cell office:value-type="string">
            <text:p>pubmed_1190514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2772381417453">
            <text:p>0.8827723814</text:p>
          </table:table-cell>
          <table:table-cell table:number-columns-repeated="1007"/>
        </table:table-row>
        <table:table-row table:style-name="ro1">
          <table:table-cell office:value-type="string">
            <text:p>O=C1C(=O)c2ccccc2C=C1S(=O)(=O)O</text:p>
          </table:table-cell>
          <table:table-cell office:value-type="string">
            <text:p>1,2-naphthoquinone sulfonic acid</text:p>
          </table:table-cell>
          <table:table-cell office:value-type="string">
            <text:p>dimethylformamide</text:p>
          </table:table-cell>
          <table:table-cell office:value-type="float" office:value="370">
            <text:p>370</text:p>
          </table:table-cell>
          <table:table-cell office:value-type="float" office:value="410">
            <text:p>410</text:p>
          </table:table-cell>
          <table:table-cell table:number-columns-repeated="3" office:value-type="string">
            <text:p>null</text:p>
          </table:table-cell>
          <table:table-cell office:value-type="string">
            <text:p>photoreduction monitored with UV/Vis spectroscopy</text:p>
          </table:table-cell>
          <table:table-cell office:value-type="string">
            <text:p>pubmed_1194490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2878165682778">
            <text:p>0.3728781657</text:p>
          </table:table-cell>
          <table:table-cell table:number-columns-repeated="1007"/>
        </table:table-row>
        <table:table-row table:style-name="ro1">
          <table:table-cell office:value-type="string">
            <text:p>COc1cccc(-c2cc(C3CNC=CC3N)ccn2)n1</text:p>
          </table:table-cell>
          <table:table-cell office:value-type="string">
            <text:p>4'-(4-amino-1,2-dihydro-3H-pyridin-3-yl)-6-methoxy-2,2'-bipyridine</text:p>
          </table:table-cell>
          <table:table-cell office:value-type="string">
            <text:p>water</text:p>
          </table:table-cell>
          <table:table-cell office:value-type="float" office:value="449">
            <text:p>449</text:p>
          </table:table-cell>
          <table:table-cell office:value-type="float" office:value="510">
            <text:p>510</text:p>
          </table:table-cell>
          <table:table-cell table:number-columns-repeated="3" office:value-type="string">
            <text:p>null</text:p>
          </table:table-cell>
          <table:table-cell office:value-type="string">
            <text:p>Acf in solution</text:p>
          </table:table-cell>
          <table:table-cell office:value-type="string">
            <text:p>pubmed_1175487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84696183772758">
            <text:p>0.1846961838</text:p>
          </table:table-cell>
          <table:table-cell table:number-columns-repeated="1007"/>
        </table:table-row>
        <table:table-row table:style-name="ro1">
          <table:table-cell office:value-type="string">
            <text:p>NCCN</text:p>
          </table:table-cell>
          <table:table-cell office:value-type="string">
            <text:p>1,2-ethylenediamine</text:p>
          </table:table-cell>
          <table:table-cell office:value-type="string">
            <text:p>null</text:p>
          </table:table-cell>
          <table:table-cell office:value-type="float" office:value="300">
            <text:p>300</text:p>
          </table:table-cell>
          <table:table-cell table:number-columns-repeated="4" office:value-type="string">
            <text:p>null</text:p>
          </table:table-cell>
          <table:table-cell office:value-type="string">
            <text:p>Expected to be red emitters and potential theranostics</text:p>
          </table:table-cell>
          <table:table-cell office:value-type="string">
            <text:p>pubmed_1190162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14729995187372">
            <text:p>0.9147299952</text:p>
          </table:table-cell>
          <table:table-cell table:number-columns-repeated="1007"/>
        </table:table-row>
        <table:table-row table:style-name="ro1">
          <table:table-cell office:value-type="string">
            <text:p>Cc1sc(-c2ccccc2)cc1C1=C(c2cc(-c3ccccc3)sc2C)CCC1</text:p>
          </table:table-cell>
          <table:table-cell office:value-type="string">
            <text:p>1,2-bis(2-methyl-5-phenylthien-3-yl)cyclopentene</text:p>
          </table:table-cell>
          <table:table-cell office:value-type="string">
            <text:p>cyclohexane</text:p>
          </table:table-cell>
          <table:table-cell office:value-type="float" office:value="273">
            <text:p>273</text:p>
          </table:table-cell>
          <table:table-cell office:value-type="float" office:value="518">
            <text:p>518</text:p>
          </table:table-cell>
          <table:table-cell office:value-type="float" office:value="0.485">
            <text:p>0.485</text:p>
          </table:table-cell>
          <table:table-cell office:value-type="string">
            <text:p>28117 (273 nm)</text:p>
          </table:table-cell>
          <table:table-cell office:value-type="string">
            <text:p>null</text:p>
          </table:table-cell>
          <table:table-cell office:value-type="string">
            <text:p>DTE-Ph ligand, open state</text:p>
          </table:table-cell>
          <table:table-cell office:value-type="string">
            <text:p>chemrxiv_10.26434_SLASH_chemrxiv-2023-vw3z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0786092560738">
            <text:p>0.4607860926</text:p>
          </table:table-cell>
          <table:table-cell table:number-columns-repeated="1007"/>
        </table:table-row>
        <table:table-row table:style-name="ro1">
          <table:table-cell office:value-type="string">
            <text:p>c1ccc(-c2ccc3cc4cc(-c5ccccc5)ccc4cc3c2)cc1</text:p>
          </table:table-cell>
          <table:table-cell office:value-type="string">
            <text:p>2,6-Diphenylanthracene</text:p>
          </table:table-cell>
          <table:table-cell office:value-type="string">
            <text:p>dichloromethane</text:p>
          </table:table-cell>
          <table:table-cell office:value-type="string">
            <text:p>null</text:p>
          </table:table-cell>
          <table:table-cell office:value-type="float" office:value="475">
            <text:p>475</text:p>
          </table:table-cell>
          <table:table-cell table:number-columns-repeated="2" office:value-type="string">
            <text:p>null</text:p>
          </table:table-cell>
          <table:table-cell office:value-type="float" office:value="7.01">
            <text:p>7.01</text:p>
          </table:table-cell>
          <table:table-cell office:value-type="string">
            <text:p>used as host molecule in OLHs, blue emission</text:p>
          </table:table-cell>
          <table:table-cell office:value-type="string">
            <text:p>pubmed_1188189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3268625000492">
            <text:p>0.373268625</text:p>
          </table:table-cell>
          <table:table-cell table:number-columns-repeated="1007"/>
        </table:table-row>
        <table:table-row table:style-name="ro1">
          <table:table-cell office:value-type="string">
            <text:p>c12c3c4c5c1c1c6c7c2c2c8c3c3c9c4c4c%10c5c5c1c1c6c6c%11c7c2c2c7c8c3c3c8c9c4c4c9c%10c5c5c1c1c6c6c%11c2c2c7c3c3c8c4c4c9c5c1c1c6c2c3c41</text:p>
          </table:table-cell>
          <table:table-cell office:value-type="string">
            <text:p>buckminsterfullerene</text:p>
          </table:table-cell>
          <table:table-cell office:value-type="string">
            <text:p>DMF</text:p>
          </table:table-cell>
          <table:table-cell table:number-columns-repeated="4" office:value-type="string">
            <text:p>null</text:p>
          </table:table-cell>
          <table:table-cell office:value-type="float" office:value="1">
            <text:p>1</text:p>
          </table:table-cell>
          <table:table-cell office:value-type="string">
            <text:p>Transient absorption spectroscopy shows charge recombination lifetimes on the order of ~1 ns in DMF.</text:p>
          </table:table-cell>
          <table:table-cell office:value-type="string">
            <text:p>chemrxiv_10.26434_SLASH_chemrxiv-2024-nkf2f-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51934897666797">
            <text:p>0.0519348977</text:p>
          </table:table-cell>
          <table:table-cell table:number-columns-repeated="1007"/>
        </table:table-row>
        <table:table-row table:style-name="ro1">
          <table:table-cell office:value-type="string">
            <text:p>O=Cc1cc2c(s1)c1cc(C=O)sc1c1cc(C=O)sc21</text:p>
          </table:table-cell>
          <table:table-cell office:value-type="string">
            <text:p>Benzo[1,2-b:3,4-b':5,6-b'']trithiophene-2,5,8-tricarbaldehyde</text:p>
          </table:table-cell>
          <table:table-cell table:number-columns-repeated="5" office:value-type="string">
            <text:p>null</text:p>
          </table:table-cell>
          <table:table-cell office:value-type="float" office:value="1.83">
            <text:p>1.83</text:p>
          </table:table-cell>
          <table:table-cell office:value-type="string">
            <text:p>Highly efficient photocatalytic Hâ‚‚Oâ‚‚ generation with hydrazone linkages</text:p>
          </table:table-cell>
          <table:table-cell office:value-type="string">
            <text:p>pubmed_1171138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63468536222354">
            <text:p>0.6634685362</text:p>
          </table:table-cell>
          <table:table-cell table:number-columns-repeated="1007"/>
        </table:table-row>
        <table:table-row table:style-name="ro1">
          <table:table-cell office:value-type="string">
            <text:p>Nc1ccccc1S(=O)(=O)/C=C/c1ccc(O)c(C(=O)O)c1</text:p>
          </table:table-cell>
          <table:table-cell office:value-type="string">
            <text:p>5-[(E)-2-sulfaniloylvinyl]salicylic acid</text:p>
          </table:table-cell>
          <table:table-cell office:value-type="string">
            <text:p>NaOH solution</text:p>
          </table:table-cell>
          <table:table-cell table:number-columns-repeated="3" office:value-type="string">
            <text:p>null</text:p>
          </table:table-cell>
          <table:table-cell office:value-type="string">
            <text:p>resistant starch</text:p>
          </table:table-cell>
          <table:table-cell office:value-type="string">
            <text:p>null</text:p>
          </table:table-cell>
          <table:table-cell office:value-type="string">
            <text:p>anti-inflammatory drug used in IBD treatment</text:p>
          </table:table-cell>
          <table:table-cell office:value-type="string">
            <text:p>pubmed_1166245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0566052813083">
            <text:p>0.3305660528</text:p>
          </table:table-cell>
          <table:table-cell table:number-columns-repeated="1007"/>
        </table:table-row>
        <table:table-row table:style-name="ro1">
          <table:table-cell office:value-type="string">
            <text:p>Brc1cccc(-n2cccn2)n1</text:p>
          </table:table-cell>
          <table:table-cell office:value-type="string">
            <text:p>2-Bromo-6-(1H-pyrazol-1-yl)pyridine</text:p>
          </table:table-cell>
          <table:table-cell office:value-type="string">
            <text:p>DMF</text:p>
          </table:table-cell>
          <table:table-cell office:value-type="float" office:value="349">
            <text:p>349</text:p>
          </table:table-cell>
          <table:table-cell table:number-columns-repeated="4" office:value-type="string">
            <text:p>null</text:p>
          </table:table-cell>
          <table:table-cell office:value-type="string">
            <text:p>Mononuclear rhenium(I) complex with facial octahedral geometry and MLCT transitions in UV-Vis spectrum.</text:p>
          </table:table-cell>
          <table:table-cell office:value-type="string">
            <text:p>chemrxiv_10.26434_SLASH_chemrxiv-2024-mfkpv</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29345230897889">
            <text:p>0.5293452309</text:p>
          </table:table-cell>
          <table:table-cell table:number-columns-repeated="1007"/>
        </table:table-row>
        <table:table-row table:style-name="ro1">
          <table:table-cell office:value-type="string">
            <text:p>COc1ccccc1O</text:p>
          </table:table-cell>
          <table:table-cell office:value-type="string">
            <text:p>guaiacol</text:p>
          </table:table-cell>
          <table:table-cell office:value-type="string">
            <text:p>n-heptane</text:p>
          </table:table-cell>
          <table:table-cell office:value-type="float" office:value="400">
            <text:p>400</text:p>
          </table:table-cell>
          <table:table-cell table:number-columns-repeated="4" office:value-type="string">
            <text:p>null</text:p>
          </table:table-cell>
          <table:table-cell office:value-type="string">
            <text:p>Enhanced absorption due to charge-transfer complexes with benzoquinone and naphthoquinone.</text:p>
          </table:table-cell>
          <table:table-cell office:value-type="string">
            <text:p>pubmed_1191519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95513457572088">
            <text:p>0.9955134576</text:p>
          </table:table-cell>
          <table:table-cell table:number-columns-repeated="1007"/>
        </table:table-row>
        <table:table-row table:style-name="ro1">
          <table:table-cell office:value-type="string">
            <text:p>CC(=O)OCOC(=O)CN(CC(=O)OCOC(C)=O)Cc1c(OC(C)=O)ccc2c1Oc1c(ccc(OC(C)=O)c1CN(CC(=O)OCOC(C)=O)CC(=O)OCOC(C)=O)C21OC(=O)c2ccccc21</text:p>
          </table:table-cell>
          <table:table-cell office:value-type="string">
            <text:p>Calcein-AM</text:p>
          </table:table-cell>
          <table:table-cell office:value-type="string">
            <text:p>null</text:p>
          </table:table-cell>
          <table:table-cell office:value-type="float" office:value="480">
            <text:p>480</text:p>
          </table:table-cell>
          <table:table-cell office:value-type="float" office:value="520">
            <text:p>520</text:p>
          </table:table-cell>
          <table:table-cell office:value-type="float" office:value="0.9">
            <text:p>0.9</text:p>
          </table:table-cell>
          <table:table-cell office:value-type="string">
            <text:p>1.0e4 (480 nm)</text:p>
          </table:table-cell>
          <table:table-cell office:value-type="string">
            <text:p>null</text:p>
          </table:table-cell>
          <table:table-cell office:value-type="string">
            <text:p>Cell viability indicator.</text:p>
          </table:table-cell>
          <table:table-cell office:value-type="string">
            <text:p>pubmed_1169167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4896841589361">
            <text:p>0.3748968416</text:p>
          </table:table-cell>
          <table:table-cell table:number-columns-repeated="1007"/>
        </table:table-row>
        <table:table-row table:style-name="ro1">
          <table:table-cell office:value-type="string">
            <text:p>O=C(O)CCCCCCCNC(=O)OCC1c2ccccc2-c2ccccc21</text:p>
          </table:table-cell>
          <table:table-cell office:value-type="string">
            <text:p>monascorubramine</text:p>
          </table:table-cell>
          <table:table-cell office:value-type="string">
            <text:p>null</text:p>
          </table:table-cell>
          <table:table-cell office:value-type="float" office:value="510">
            <text:p>510</text:p>
          </table:table-cell>
          <table:table-cell table:number-columns-repeated="4" office:value-type="string">
            <text:p>null</text:p>
          </table:table-cell>
          <table:table-cell office:value-type="string">
            <text:p>red pigment produced by Monascus purpureus, exhibits antimicrobial activity against pathogenic bacteria, shows antioxidant properties</text:p>
          </table:table-cell>
          <table:table-cell office:value-type="string">
            <text:p>pubmed_1162737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5625763097778">
            <text:p>0.856257631</text:p>
          </table:table-cell>
          <table:table-cell table:number-columns-repeated="1007"/>
        </table:table-row>
        <table:table-row table:style-name="ro1">
          <table:table-cell office:value-type="string">
            <text:p>O=C(O)c1ccnc2ccccc12</text:p>
          </table:table-cell>
          <table:table-cell office:value-type="string">
            <text:p>Quinoline-4-carboxylic acid</text:p>
          </table:table-cell>
          <table:table-cell office:value-type="string">
            <text:p>DMF</text:p>
          </table:table-cell>
          <table:table-cell office:value-type="float" office:value="270">
            <text:p>270</text:p>
          </table:table-cell>
          <table:table-cell table:number-columns-repeated="4" office:value-type="string">
            <text:p>null</text:p>
          </table:table-cell>
          <table:table-cell office:value-type="string">
            <text:p>Antitubercular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78434809762985">
            <text:p>0.2784348098</text:p>
          </table:table-cell>
          <table:table-cell table:number-columns-repeated="1007"/>
        </table:table-row>
        <table:table-row table:style-name="ro1">
          <table:table-cell office:value-type="string">
            <text:p>Cl[Ti]Cl.c1ccc2c(c1)-c1nc-2nc2[n-]c(nc3nc(nc4[n-]c(n1)c1ccccc41)-c1ccccc1-3)c1ccccc21</text:p>
          </table:table-cell>
          <table:table-cell office:value-type="string">
            <text:p>Titanium(IV) phthalocyanine dichloride</text:p>
          </table:table-cell>
          <table:table-cell office:value-type="string">
            <text:p>chloroform</text:p>
          </table:table-cell>
          <table:table-cell office:value-type="float" office:value="705">
            <text:p>705</text:p>
          </table:table-cell>
          <table:table-cell office:value-type="float" office:value="438">
            <text:p>438</text:p>
          </table:table-cell>
          <table:table-cell table:number-columns-repeated="3" office:value-type="string">
            <text:p>null</text:p>
          </table:table-cell>
          <table:table-cell office:value-type="string">
            <text:p>High absorbance with defined vibrational structure, Q band at 691 nm and shoulder at 623 nm</text:p>
          </table:table-cell>
          <table:table-cell office:value-type="string">
            <text:p>pubmed_1188340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5187556259334">
            <text:p>0.3751875563</text:p>
          </table:table-cell>
          <table:table-cell table:number-columns-repeated="1007"/>
        </table:table-row>
        <table:table-row table:style-name="ro1">
          <table:table-cell office:value-type="string">
            <text:p>Cc1ccc(-n2nc(C)c3c4c(C)nn(-c5ccc(C)cc5)c4nnc32)cc1</text:p>
          </table:table-cell>
          <table:table-cell office:value-type="string">
            <text:p>1,8-Dimethyl-3,6-di-p-tolyl-3,6-dihydrodipyrazolo [3,4-c:4â€²,3â€²-e]pyridazine</text:p>
          </table:table-cell>
          <table:table-cell office:value-type="string">
            <text:p>toluene</text:p>
          </table:table-cell>
          <table:table-cell office:value-type="float" office:value="274">
            <text:p>274</text:p>
          </table:table-cell>
          <table:table-cell office:value-type="float" office:value="544">
            <text:p>544</text:p>
          </table:table-cell>
          <table:table-cell office:value-type="float" office:value="0.6">
            <text:p>0.6</text:p>
          </table:table-cell>
          <table:table-cell table:number-columns-repeated="2" office:value-type="string">
            <text:p>null</text:p>
          </table:table-cell>
          <table:table-cell office:value-type="string">
            <text:p>UV absorption wavelength 274â€“304 nm</text:p>
          </table:table-cell>
          <table:table-cell office:value-type="string">
            <text:p>pubmed_1176740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5821826998144">
            <text:p>0.645821827</text:p>
          </table:table-cell>
          <table:table-cell table:number-columns-repeated="1007"/>
        </table:table-row>
        <table:table-row table:style-name="ro1">
          <table:table-cell office:value-type="string">
            <text:p>[Fe+2].c1ccc(-c2ccccn2)nc1.c1ccc(-c2ccccn2)nc1.c1ccc(-c2ccccn2)nc1</text:p>
          </table:table-cell>
          <table:table-cell office:value-type="string">
            <text:p>tris(2,2'-bipyridine)iron(II)</text:p>
          </table:table-cell>
          <table:table-cell office:value-type="string">
            <text:p>null</text:p>
          </table:table-cell>
          <table:table-cell office:value-type="float" office:value="524">
            <text:p>524</text:p>
          </table:table-cell>
          <table:table-cell table:number-columns-repeated="3" office:value-type="string">
            <text:p>null</text:p>
          </table:table-cell>
          <table:table-cell office:value-type="float" office:value="0.312">
            <text:p>0.312</text:p>
          </table:table-cell>
          <table:table-cell office:value-type="string">
            <text:p>Plasmonic antenna-reactor system with efficient charge transfer for photocatalysis.</text:p>
          </table:table-cell>
          <table:table-cell office:value-type="string">
            <text:p>pubmed_1188581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46598392585292">
            <text:p>0.3465983926</text:p>
          </table:table-cell>
          <table:table-cell table:number-columns-repeated="1007"/>
        </table:table-row>
        <table:table-row table:style-name="ro1">
          <table:table-cell office:value-type="string">
            <text:p>c1ccc(-c2ccc3cc4ccccc4cc3c2-c2ccccc2)cc1</text:p>
          </table:table-cell>
          <table:table-cell office:value-type="string">
            <text:p>diphenylanthracene</text:p>
          </table:table-cell>
          <table:table-cell table:number-columns-repeated="3" office:value-type="string">
            <text:p>null</text:p>
          </table:table-cell>
          <table:table-cell office:value-type="float" office:value="0.016">
            <text:p>0.016</text:p>
          </table:table-cell>
          <table:table-cell table:number-columns-repeated="2" office:value-type="string">
            <text:p>null</text:p>
          </table:table-cell>
          <table:table-cell office:value-type="string">
            <text:p>emitter used in TTA-UC pair with PdOEP, upconversion quantum yield of 1.6% achieved</text:p>
          </table:table-cell>
          <table:table-cell office:value-type="string">
            <text:p>pubmed_1171835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89369546016678">
            <text:p>0.689369546</text:p>
          </table:table-cell>
          <table:table-cell table:number-columns-repeated="1007"/>
        </table:table-row>
        <table:table-row table:style-name="ro1">
          <table:table-cell office:value-type="string">
            <text:p>COc1cc(S(=O)(=O)OCC(F)(F)F)c2ccc3c(S(=O)(=O)OCC(F)(F)F)cc(S(=O)(=O)OCC(F)(F)F)c4ccc1c2c43</text:p>
          </table:table-cell>
          <table:table-cell office:value-type="string">
            <text:p>tris(2,2,2-trifluoroethyl) 8-methoxypyrene-1,3,6-trisulfonate</text:p>
          </table:table-cell>
          <table:table-cell office:value-type="string">
            <text:p>dimethylformamide</text:p>
          </table:table-cell>
          <table:table-cell office:value-type="float" office:value="430">
            <text:p>430</text:p>
          </table:table-cell>
          <table:table-cell office:value-type="float" office:value="474">
            <text:p>474</text:p>
          </table:table-cell>
          <table:table-cell table:number-columns-repeated="3" office:value-type="string">
            <text:p>null</text:p>
          </table:table-cell>
          <table:table-cell office:value-type="string">
            <text:p>MePhos in dimethylformamide shows one band at Î» exc/Î» em= 430/474 nm.</text:p>
          </table:table-cell>
          <table:table-cell office:value-type="string">
            <text:p>pubmed_1182249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53619801998138">
            <text:p>0.553619802</text:p>
          </table:table-cell>
          <table:table-cell table:number-columns-repeated="1007"/>
        </table:table-row>
        <table:table-row table:style-name="ro1">
          <table:table-cell office:value-type="string">
            <text:p>CCN1/C(=C/C=C2\CCC(C=Cc3sc4ccc(Cl)cc4[n+]3CC)=C2N(c2ccccc2)c2ccccc2)Sc2ccc(Cl)cc21.[O-][Cl+3]([O-])([O-])[O-]</text:p>
          </table:table-cell>
          <table:table-cell office:value-type="string">
            <text:p>IR-140</text:p>
          </table:table-cell>
          <table:table-cell office:value-type="string">
            <text:p>DMSO/Benzyl Alcohol (1:2)</text:p>
          </table:table-cell>
          <table:table-cell office:value-type="string">
            <text:p>null</text:p>
          </table:table-cell>
          <table:table-cell office:value-type="float" office:value="878">
            <text:p>878</text:p>
          </table:table-cell>
          <table:table-cell table:number-columns-repeated="3" office:value-type="string">
            <text:p>null</text:p>
          </table:table-cell>
          <table:table-cell office:value-type="string">
            <text:p>Lasing observed at 1.42 eV with quality factor 1816 and pump threshold of 0.04 mJ/cmÂ².</text:p>
          </table:table-cell>
          <table:table-cell office:value-type="string">
            <text:p>pubmed_1192694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85225215973333">
            <text:p>0.685225216</text:p>
          </table:table-cell>
          <table:table-cell table:number-columns-repeated="1007"/>
        </table:table-row>
        <table:table-row table:style-name="ro1">
          <table:table-cell office:value-type="string">
            <text:p>CCN(CC)c1ccc2c(c1)Oc1cc(N(CC)CC)ccc1C21c2ccccc2C(=O)N1N=CC=N/N=C/c1cccs1</text:p>
          </table:table-cell>
          <table:table-cell office:value-type="string">
            <text:p>3â€²,6â€²-bis(diethylamino)-2-((2-(((E)-thiophen-2-ylmethylene)hydrazono)ethylidene)amino)spiro[isoindoline-1,9â€²-xanthen]-3-one</text:p>
          </table:table-cell>
          <table:table-cell office:value-type="string">
            <text:p>acetonitrile</text:p>
          </table:table-cell>
          <table:table-cell office:value-type="float" office:value="559">
            <text:p>559</text:p>
          </table:table-cell>
          <table:table-cell office:value-type="float" office:value="586">
            <text:p>586</text:p>
          </table:table-cell>
          <table:table-cell table:number-columns-repeated="3" office:value-type="string">
            <text:p>null</text:p>
          </table:table-cell>
          <table:table-cell office:value-type="string">
            <text:p>rhodamine-based chemosensor selective for NiÂ²+ ions</text:p>
          </table:table-cell>
          <table:table-cell office:value-type="string">
            <text:p>pubmed_1174070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55112642375752">
            <text:p>0.9551126424</text:p>
          </table:table-cell>
          <table:table-cell table:number-columns-repeated="1007"/>
        </table:table-row>
        <table:table-row table:style-name="ro1">
          <table:table-cell office:value-type="string">
            <text:p>CC1(C)CCN2CCC(C)(C)c3c2c1cc1cc(-c2nc4ccccc4s2)c(=O)oc31</text:p>
          </table:table-cell>
          <table:table-cell office:value-type="string">
            <text:p>bis[2-(2-pyridinyl-N)phenyl-C](acetylacetonato)iridium(III)</text:p>
          </table:table-cell>
          <table:table-cell office:value-type="string">
            <text:p>toluene</text:p>
          </table:table-cell>
          <table:table-cell office:value-type="string">
            <text:p>null</text:p>
          </table:table-cell>
          <table:table-cell office:value-type="float" office:value="525">
            <text:p>525</text:p>
          </table:table-cell>
          <table:table-cell table:number-columns-repeated="3" office:value-type="string">
            <text:p>null</text:p>
          </table:table-cell>
          <table:table-cell office:value-type="string">
            <text:p>Phosphor-assistant in OLEDs</text:p>
          </table:table-cell>
          <table:table-cell office:value-type="string">
            <text:p>pubmed_116963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7474149651825">
            <text:p>0.5874741497</text:p>
          </table:table-cell>
          <table:table-cell table:number-columns-repeated="1007"/>
        </table:table-row>
        <table:table-row table:style-name="ro1">
          <table:table-cell office:value-type="string">
            <text:p>Cc1cc2nc3c(=O)[nH]c(=O)nc-3n(C)c2cc1C</text:p>
          </table:table-cell>
          <table:table-cell office:value-type="string">
            <text:p>lumiflavin</text:p>
          </table:table-cell>
          <table:table-cell office:value-type="string">
            <text:p>gas phase</text:p>
          </table:table-cell>
          <table:table-cell office:value-type="float" office:value="380">
            <text:p>380</text:p>
          </table:table-cell>
          <table:table-cell office:value-type="float" office:value="450">
            <text:p>450</text:p>
          </table:table-cell>
          <table:table-cell office:value-type="float" office:value="0.55">
            <text:p>0.55</text:p>
          </table:table-cell>
          <table:table-cell table:number-columns-repeated="2" office:value-type="string">
            <text:p>null</text:p>
          </table:table-cell>
          <table:table-cell office:value-type="string">
            <text:p>Flavin chromophore in LOV domains with two absorption bands centered around 380 nm and 450 nm.</text:p>
          </table:table-cell>
          <table:table-cell office:value-type="string">
            <text:p>chemrxiv_10.26434_SLASH_chemrxiv-2024-cd8ht</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66293758898973">
            <text:p>0.6662937589</text:p>
          </table:table-cell>
          <table:table-cell table:number-columns-repeated="1007"/>
        </table:table-row>
        <table:table-row table:style-name="ro1">
          <table:table-cell office:value-type="string">
            <text:p>O=C(O)c1ccccc1Nc1cccc(C(F)(F)F)c1</text:p>
          </table:table-cell>
          <table:table-cell office:value-type="string">
            <text:p>flufenamic acid</text:p>
          </table:table-cell>
          <table:table-cell office:value-type="string">
            <text:p>DMSO</text:p>
          </table:table-cell>
          <table:table-cell office:value-type="float" office:value="275">
            <text:p>275</text:p>
          </table:table-cell>
          <table:table-cell table:number-columns-repeated="2" office:value-type="string">
            <text:p>null</text:p>
          </table:table-cell>
          <table:table-cell office:value-type="string">
            <text:p>15300 (275 nm)</text:p>
          </table:table-cell>
          <table:table-cell office:value-type="string">
            <text:p>null</text:p>
          </table:table-cell>
          <table:table-cell office:value-type="string">
            <text:p>UV-Vis spectrum in DMSO solution</text:p>
          </table:table-cell>
          <table:table-cell office:value-type="string">
            <text:p>pubmed_1167691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0384154478088">
            <text:p>0.3038415448</text:p>
          </table:table-cell>
          <table:table-cell table:number-columns-repeated="1007"/>
        </table:table-row>
        <table:table-row table:style-name="ro1">
          <table:table-cell office:value-type="string">
            <text:p>CC(O)C(=O)[O-]</text:p>
          </table:table-cell>
          <table:table-cell office:value-type="string">
            <text:p>lactate</text:p>
          </table:table-cell>
          <table:table-cell office:value-type="string">
            <text:p>null</text:p>
          </table:table-cell>
          <table:table-cell office:value-type="float" office:value="461">
            <text:p>461</text:p>
          </table:table-cell>
          <table:table-cell table:number-columns-repeated="4" office:value-type="string">
            <text:p>null</text:p>
          </table:table-cell>
          <table:table-cell office:value-type="string">
            <text:p>Nuclear stain used for visualization.</text:p>
          </table:table-cell>
          <table:table-cell office:value-type="string">
            <text:p>pubmed_1182246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8935741297901">
            <text:p>0.4189357413</text:p>
          </table:table-cell>
          <table:table-cell table:number-columns-repeated="1007"/>
        </table:table-row>
        <table:table-row table:style-name="ro1">
          <table:table-cell office:value-type="string">
            <text:p>COC(=O)c1c(O)cccc1OCCCCNC(=O)[C@H](Cc1ccc(OCC(=O)O)c(O)c1)NC(C)=O</text:p>
          </table:table-cell>
          <table:table-cell office:value-type="string">
            <text:p>compound 20</text:p>
          </table:table-cell>
          <table:table-cell office:value-type="string">
            <text:p>dioxane</text:p>
          </table:table-cell>
          <table:table-cell office:value-type="string">
            <text:p>null</text:p>
          </table:table-cell>
          <table:table-cell office:value-type="float" office:value="600">
            <text:p>600</text:p>
          </table:table-cell>
          <table:table-cell table:number-columns-repeated="3" office:value-type="string">
            <text:p>null</text:p>
          </table:table-cell>
          <table:table-cell office:value-type="string">
            <text:p>fluorescence gain (10-20 times), orange-red emission, photolysis with visible light</text:p>
          </table:table-cell>
          <table:table-cell office:value-type="string">
            <text:p>pubmed_1176802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11199059756473">
            <text:p>0.1111990598</text:p>
          </table:table-cell>
          <table:table-cell table:number-columns-repeated="1007"/>
        </table:table-row>
        <table:table-row table:style-name="ro1">
          <table:table-cell office:value-type="string">
            <text:p>C=Cc1c(C)c2cc3nc(c(CC(=O)O)c4nc(cc5[nH]c(cc1[nH]2)c(C)c5CC)C(C)=C4C(=O)O)C(CCC(=O)O)C3C</text:p>
          </table:table-cell>
          <table:table-cell office:value-type="string">
            <text:p>Chlorin e6</text:p>
          </table:table-cell>
          <table:table-cell office:value-type="string">
            <text:p>H2O/DMSO</text:p>
          </table:table-cell>
          <table:table-cell office:value-type="float" office:value="408">
            <text:p>408</text:p>
          </table:table-cell>
          <table:table-cell office:value-type="float" office:value="670">
            <text:p>670</text:p>
          </table:table-cell>
          <table:table-cell table:number-columns-repeated="3" office:value-type="string">
            <text:p>null</text:p>
          </table:table-cell>
          <table:table-cell office:value-type="string">
            <text:p>Reference photosensitizer for ROS generation and PDT</text:p>
          </table:table-cell>
          <table:table-cell office:value-type="string">
            <text:p>pubmed_1191057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23787144711241">
            <text:p>0.9237871447</text:p>
          </table:table-cell>
          <table:table-cell table:number-columns-repeated="1007"/>
        </table:table-row>
        <table:table-row table:style-name="ro1">
          <table:table-cell office:value-type="string">
            <text:p>CN(C)C1=NC(N(C)C)=C2C=CC=C12</text:p>
          </table:table-cell>
          <table:table-cell office:value-type="string">
            <text:p>1,3-bis(dimethylamino)-2-azapentalene</text:p>
          </table:table-cell>
          <table:table-cell office:value-type="string">
            <text:p>dichloromethane</text:p>
          </table:table-cell>
          <table:table-cell office:value-type="float" office:value="500">
            <text:p>500</text:p>
          </table:table-cell>
          <table:table-cell table:number-columns-repeated="4" office:value-type="string">
            <text:p>null</text:p>
          </table:table-cell>
          <table:table-cell office:value-type="string">
            <text:p>Absorption maxima at 500 nm, 375 nm, and 300 nm; HOMO-LUMO gap of 2.48 eV</text:p>
          </table:table-cell>
          <table:table-cell office:value-type="string">
            <text:p>chemrxiv_10.26434_SLASH_chemrxiv-2024-4kkhd</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81354684848338">
            <text:p>0.2813546848</text:p>
          </table:table-cell>
          <table:table-cell table:number-columns-repeated="1007"/>
        </table:table-row>
        <table:table-row table:style-name="ro1">
          <table:table-cell office:value-type="string">
            <text:p>Cc1cccc2ccccc12</text:p>
          </table:table-cell>
          <table:table-cell office:value-type="string">
            <text:p>1-methylnaphthalene</text:p>
          </table:table-cell>
          <table:table-cell office:value-type="string">
            <text:p>THF</text:p>
          </table:table-cell>
          <table:table-cell table:number-columns-repeated="3" office:value-type="string">
            <text:p>null</text:p>
          </table:table-cell>
          <table:table-cell office:value-type="string">
            <text:p>Molar absorptivity not provided</text:p>
          </table:table-cell>
          <table:table-cell office:value-type="string">
            <text:p>null</text:p>
          </table:table-cell>
          <table:table-cell office:value-type="string">
            <text:p>Câ€“H amination product formed in 69% yield over two steps with complete regioselectivity at the 3-position.</text:p>
          </table:table-cell>
          <table:table-cell office:value-type="string">
            <text:p>chemrxiv_10.26434_SLASH_chemrxiv-2024-mj88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39505207678303">
            <text:p>0.5395052077</text:p>
          </table:table-cell>
          <table:table-cell table:number-columns-repeated="1007"/>
        </table:table-row>
        <table:table-row table:style-name="ro1">
          <table:table-cell office:value-type="string">
            <text:p>O=C(O)c1cc(O)c(O)c(O)c1</text:p>
          </table:table-cell>
          <table:table-cell office:value-type="string">
            <text:p>gallic acid</text:p>
          </table:table-cell>
          <table:table-cell office:value-type="string">
            <text:p>null</text:p>
          </table:table-cell>
          <table:table-cell office:value-type="float" office:value="490">
            <text:p>490</text:p>
          </table:table-cell>
          <table:table-cell table:number-columns-repeated="4" office:value-type="string">
            <text:p>null</text:p>
          </table:table-cell>
          <table:table-cell office:value-type="string">
            <text:p>used as a standard for phenolic content measurement</text:p>
          </table:table-cell>
          <table:table-cell office:value-type="string">
            <text:p>pubmed_1185230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77315687714145">
            <text:p>0.8773156877</text:p>
          </table:table-cell>
          <table:table-cell table:number-columns-repeated="1007"/>
        </table:table-row>
        <table:table-row table:style-name="ro1">
          <table:table-cell office:value-type="string">
            <text:p>I[Pb]I.NC=[NH2+]</text:p>
          </table:table-cell>
          <table:table-cell office:value-type="string">
            <text:p>formamidinium lead iodide</text:p>
          </table:table-cell>
          <table:table-cell office:value-type="string">
            <text:p>null</text:p>
          </table:table-cell>
          <table:table-cell office:value-type="float" office:value="825">
            <text:p>825</text:p>
          </table:table-cell>
          <table:table-cell table:number-columns-repeated="4" office:value-type="string">
            <text:p>null</text:p>
          </table:table-cell>
          <table:table-cell office:value-type="string">
            <text:p>absorption edge red-shifted</text:p>
          </table:table-cell>
          <table:table-cell office:value-type="string">
            <text:p>pubmed_1179469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99655428854749">
            <text:p>0.7996554289</text:p>
          </table:table-cell>
          <table:table-cell table:number-columns-repeated="1007"/>
        </table:table-row>
        <table:table-row table:style-name="ro1">
          <table:table-cell office:value-type="string">
            <text:p>c1cnc2c(c1)ccc1cccnc12</text:p>
          </table:table-cell>
          <table:table-cell office:value-type="string">
            <text:p>o-phenanthroline</text:p>
          </table:table-cell>
          <table:table-cell office:value-type="string">
            <text:p>none</text:p>
          </table:table-cell>
          <table:table-cell table:number-columns-repeated="3" office:value-type="string">
            <text:p>null</text:p>
          </table:table-cell>
          <table:table-cell office:value-type="string">
            <text:p>none</text:p>
          </table:table-cell>
          <table:table-cell office:value-type="string">
            <text:p>null</text:p>
          </table:table-cell>
          <table:table-cell office:value-type="string">
            <text:p>used for Fe(II)/Fe(III) complex formation in voltammetry</text:p>
          </table:table-cell>
          <table:table-cell office:value-type="string">
            <text:p>pubmed_1190285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2723876284435">
            <text:p>0.8927238763</text:p>
          </table:table-cell>
          <table:table-cell table:number-columns-repeated="1007"/>
        </table:table-row>
        <table:table-row table:style-name="ro1">
          <table:table-cell office:value-type="string">
            <text:p>C1CCCC1</text:p>
          </table:table-cell>
          <table:table-cell office:value-type="string">
            <text:p>cyclopentane</text:p>
          </table:table-cell>
          <table:table-cell office:value-type="string">
            <text:p>chloroform</text:p>
          </table:table-cell>
          <table:table-cell office:value-type="float" office:value="800">
            <text:p>800</text:p>
          </table:table-cell>
          <table:table-cell table:number-columns-repeated="4" office:value-type="string">
            <text:p>null</text:p>
          </table:table-cell>
          <table:table-cell office:value-type="string">
            <text:p>TPA cross-section of approximately 2000 GM</text:p>
          </table:table-cell>
          <table:table-cell office:value-type="string">
            <text:p>chemrxiv_10.26434_SLASH_chemrxiv-2024-jx3rr-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7406880613416">
            <text:p>0.5074068806</text:p>
          </table:table-cell>
          <table:table-cell table:number-columns-repeated="1007"/>
        </table:table-row>
        <table:table-row table:style-name="ro1">
          <table:table-cell office:value-type="string">
            <text:p>Nc1c(N=Nc2ccc(-c3ccc(N=Nc4cc(S(=O)(=O)[O-])c5ccccc5c4N)cc3)cc2)cc(S(=O)(=O)[O-])c2ccccc12.[Na+].[Na+]</text:p>
          </table:table-cell>
          <table:table-cell office:value-type="string">
            <text:p>congo red</text:p>
          </table:table-cell>
          <table:table-cell office:value-type="string">
            <text:p>null</text:p>
          </table:table-cell>
          <table:table-cell office:value-type="float" office:value="490">
            <text:p>490</text:p>
          </table:table-cell>
          <table:table-cell table:number-columns-repeated="4" office:value-type="string">
            <text:p>null</text:p>
          </table:table-cell>
          <table:table-cell office:value-type="string">
            <text:p>Congo Red exhibits maximum absorption at 490 nm.</text:p>
          </table:table-cell>
          <table:table-cell office:value-type="string">
            <text:p>pubmed_1176798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99174784775823">
            <text:p>0.3991747848</text:p>
          </table:table-cell>
          <table:table-cell table:number-columns-repeated="1007"/>
        </table:table-row>
        <table:table-row table:style-name="ro1">
          <table:table-cell office:value-type="string">
            <text:p>C=CC1=C(C)[C@@H](Cc2[nH]c(/C=C3\N=C(/C=C4\NC(=O)[C@H](C)[C@H]4CC)C(C)=C3CCC(=O)O)c(CCC(=O)O)c2C)NC1=O</text:p>
          </table:table-cell>
          <table:table-cell office:value-type="string">
            <text:p>phycoerythrobilin</text:p>
          </table:table-cell>
          <table:table-cell office:value-type="string">
            <text:p>null</text:p>
          </table:table-cell>
          <table:table-cell office:value-type="float" office:value="545">
            <text:p>545</text:p>
          </table:table-cell>
          <table:table-cell table:number-columns-repeated="4" office:value-type="string">
            <text:p>null</text:p>
          </table:table-cell>
          <table:table-cell office:value-type="string">
            <text:p>excitation peak at 545 nm</text:p>
          </table:table-cell>
          <table:table-cell office:value-type="string">
            <text:p>pubmed_1179042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28511804062873">
            <text:p>0.5285118041</text:p>
          </table:table-cell>
          <table:table-cell table:number-columns-repeated="1007"/>
        </table:table-row>
        <table:table-row table:style-name="ro1">
          <table:table-cell office:value-type="string">
            <text:p>CC(=O)N/C=C(\Br)c1ccccc1</text:p>
          </table:table-cell>
          <table:table-cell office:value-type="string">
            <text:p>(Z)-N-(2-bromo-2-phenylvinyl)acetamide</text:p>
          </table:table-cell>
          <table:table-cell office:value-type="string">
            <text:p>dichloroethane</text:p>
          </table:table-cell>
          <table:table-cell office:value-type="string">
            <text:p>null</text:p>
          </table:table-cell>
          <table:table-cell office:value-type="float" office:value="518">
            <text:p>518</text:p>
          </table:table-cell>
          <table:table-cell office:value-type="float" office:value="0.91">
            <text:p>0.91</text:p>
          </table:table-cell>
          <table:table-cell office:value-type="string">
            <text:p>null</text:p>
          </table:table-cell>
          <table:table-cell office:value-type="float" office:value="10">
            <text:p>10</text:p>
          </table:table-cell>
          <table:table-cell office:value-type="string">
            <text:p>effective green and red-LED photocatalyst</text:p>
          </table:table-cell>
          <table:table-cell office:value-type="string">
            <text:p>chemrxiv_10.26434_SLASH_chemrxiv-2024-t6nqn</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6814158419147">
            <text:p>0.6468141584</text:p>
          </table:table-cell>
          <table:table-cell table:number-columns-repeated="1007"/>
        </table:table-row>
        <table:table-row table:style-name="ro1">
          <table:table-cell office:value-type="string">
            <text:p>N#CC(C#N)=Cc1ccc2c3cccc4cccc(c5cccc1c52)c43</text:p>
          </table:table-cell>
          <table:table-cell office:value-type="string">
            <text:p>2-(Perylen-3-ylmethylene)malononitrile</text:p>
          </table:table-cell>
          <table:table-cell office:value-type="string">
            <text:p>dichloromethane</text:p>
          </table:table-cell>
          <table:table-cell office:value-type="float" office:value="518">
            <text:p>518</text:p>
          </table:table-cell>
          <table:table-cell table:number-columns-repeated="4" office:value-type="string">
            <text:p>null</text:p>
          </table:table-cell>
          <table:table-cell office:value-type="string">
            <text:p>Dark-red solid</text:p>
          </table:table-cell>
          <table:table-cell office:value-type="string">
            <text:p>chemrxiv_10.26434_SLASH_chemrxiv-2024-jt6ld</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23962048115209">
            <text:p>0.5239620481</text:p>
          </table:table-cell>
          <table:table-cell table:number-columns-repeated="1007"/>
        </table:table-row>
        <table:table-row table:style-name="ro1">
          <table:table-cell office:value-type="string">
            <text:p>CC(=O)c1c(O)c(C(C)=O)c2c(c1O)C(=O)c1c(ccc(O)c1C(C)=O)C2=O</text:p>
          </table:table-cell>
          <table:table-cell office:value-type="string">
            <text:p>1,3,5-triacetyl-2,4,6-trihydroxyanthraquinone</text:p>
          </table:table-cell>
          <table:table-cell office:value-type="string">
            <text:p>null</text:p>
          </table:table-cell>
          <table:table-cell office:value-type="float" office:value="779">
            <text:p>779</text:p>
          </table:table-cell>
          <table:table-cell office:value-type="float" office:value="810">
            <text:p>810</text:p>
          </table:table-cell>
          <table:table-cell office:value-type="string">
            <text:p>null</text:p>
          </table:table-cell>
          <table:table-cell office:value-type="string">
            <text:p>137500 (779 nm)</text:p>
          </table:table-cell>
          <table:table-cell office:value-type="string">
            <text:p>null</text:p>
          </table:table-cell>
          <table:table-cell office:value-type="string">
            <text:p>Cypate's fluorescence in Gd-Ti-FA-TA NPs displayed a 10 nm bathochromic shift compared to the free dye (from 800 to 810 nm). The significant broadening of cypate's absorption spectrum suggests the NP environment promoted the dye aggregation. Sequestration of these aggregates inside the hydrophobic phenylic interior further stabilizes the excited state of cypate, potentially contributing to the observed bathochromic shift.</text:p>
          </table:table-cell>
          <table:table-cell office:value-type="string">
            <text:p>pubmed_1172956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88266905583441">
            <text:p>0.2882669056</text:p>
          </table:table-cell>
          <table:table-cell table:number-columns-repeated="1007"/>
        </table:table-row>
        <table:table-row table:style-name="ro1">
          <table:table-cell office:value-type="string">
            <text:p>CN(C)c1cc(CNCC(C)(C)C)c(O)c2c1CC1CC3C(N(C)C)C(=O)C(C(N)=O)=C(O)C3(O)C(=O)C1=C2O</text:p>
          </table:table-cell>
          <table:table-cell office:value-type="string">
            <text:p>omadacycline</text:p>
          </table:table-cell>
          <table:table-cell office:value-type="string">
            <text:p>phosphate-buffered saline (PBS)</text:p>
          </table:table-cell>
          <table:table-cell office:value-type="float" office:value="400">
            <text:p>400</text:p>
          </table:table-cell>
          <table:table-cell office:value-type="float" office:value="450">
            <text:p>450</text:p>
          </table:table-cell>
          <table:table-cell office:value-type="string">
            <text:p>null</text:p>
          </table:table-cell>
          <table:table-cell office:value-type="string">
            <text:p>absorption coefficient at 410 nm: not provided</text:p>
          </table:table-cell>
          <table:table-cell office:value-type="string">
            <text:p>null</text:p>
          </table:table-cell>
          <table:table-cell office:value-type="string">
            <text:p>No quantum yield or lifetime data available.</text:p>
          </table:table-cell>
          <table:table-cell office:value-type="string">
            <text:p>pubmed_1181706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83091226546094">
            <text:p>0.9830912265</text:p>
          </table:table-cell>
          <table:table-cell table:number-columns-repeated="1007"/>
        </table:table-row>
        <table:table-row table:style-name="ro1">
          <table:table-cell office:value-type="string">
            <text:p>O=C1Nc2ccccc2C1=NNc1nc(-c2cc3ccccc3oc2=O)cs1</text:p>
          </table:table-cell>
          <table:table-cell office:value-type="string">
            <text:p>3-(2-(4-coumarinylthiazol-2-yl)hydrazineylidene)indolin-2-one</text:p>
          </table:table-cell>
          <table:table-cell office:value-type="string">
            <text:p>DMSO</text:p>
          </table:table-cell>
          <table:table-cell office:value-type="float" office:value="361">
            <text:p>361</text:p>
          </table:table-cell>
          <table:table-cell office:value-type="float" office:value="536">
            <text:p>536</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80046750511974">
            <text:p>0.4800467505</text:p>
          </table:table-cell>
          <table:table-cell table:number-columns-repeated="1007"/>
        </table:table-row>
        <table:table-row table:style-name="ro1">
          <table:table-cell office:value-type="string">
            <text:p>CC(C)(C)c1cc(C(C)(C)C)c([O-])c([P+](Cc2ccccc2O)(c2ccccc2)c2ccccc2)c1</text:p>
          </table:table-cell>
          <table:table-cell office:value-type="string">
            <text:p>2,4-di-tert-butyl-6-((2-hydroxybenzyl)diphenylphosphonio)phenolate</text:p>
          </table:table-cell>
          <table:table-cell office:value-type="string">
            <text:p>dichloromethane</text:p>
          </table:table-cell>
          <table:table-cell office:value-type="float" office:value="346">
            <text:p>346</text:p>
          </table:table-cell>
          <table:table-cell table:number-columns-repeated="2" office:value-type="string">
            <text:p>null</text:p>
          </table:table-cell>
          <table:table-cell office:value-type="string">
            <text:p>5500 (346 nm)</text:p>
          </table:table-cell>
          <table:table-cell table:number-columns-repeated="2" office:value-type="string">
            <text:p>null</text:p>
          </table:table-cell>
          <table:table-cell office:value-type="string">
            <text:p>chemrxiv_10.26434_SLASH_chemrxiv-2024-87mtm</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3715365966782">
            <text:p>0.583715366</text:p>
          </table:table-cell>
          <table:table-cell table:number-columns-repeated="1007"/>
        </table:table-row>
        <table:table-row table:style-name="ro1">
          <table:table-cell office:value-type="string">
            <text:p>Nc1ncnc2nc(/C=C/c3cccs3)[nH]c12</text:p>
          </table:table-cell>
          <table:table-cell office:value-type="string">
            <text:p>E-8-thienylvinyladenine</text:p>
          </table:table-cell>
          <table:table-cell table:number-columns-repeated="4" office:value-type="string">
            <text:p>null</text:p>
          </table:table-cell>
          <table:table-cell office:value-type="string">
            <text:p>9.10 (Âµ01)</text:p>
          </table:table-cell>
          <table:table-cell office:value-type="string">
            <text:p>null</text:p>
          </table:table-cell>
          <table:table-cell office:value-type="string">
            <text:p>Ïƒ2PA = 18.56 GM</text:p>
          </table:table-cell>
          <table:table-cell office:value-type="string">
            <text:p>chemrxiv_10.26434_SLASH_chemrxiv-2025-q2j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13385238358751">
            <text:p>0.5133852384</text:p>
          </table:table-cell>
          <table:table-cell table:number-columns-repeated="1007"/>
        </table:table-row>
        <table:table-row table:style-name="ro1">
          <table:table-cell office:value-type="string">
            <text:p>CN(C)c1ccc2nc3ccc(N(C)C)cc3[s+]c2c1.[Cl-]</text:p>
          </table:table-cell>
          <table:table-cell office:value-type="string">
            <text:p>methylene blue</text:p>
          </table:table-cell>
          <table:table-cell office:value-type="string">
            <text:p>null</text:p>
          </table:table-cell>
          <table:table-cell office:value-type="float" office:value="664">
            <text:p>664</text:p>
          </table:table-cell>
          <table:table-cell table:number-columns-repeated="4" office:value-type="string">
            <text:p>null</text:p>
          </table:table-cell>
          <table:table-cell office:value-type="string">
            <text:p>dye used for photocatalytic degradation under sunlight</text:p>
          </table:table-cell>
          <table:table-cell office:value-type="string">
            <text:p>pubmed_1169642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03586166165769">
            <text:p>0.6035861662</text:p>
          </table:table-cell>
          <table:table-cell table:number-columns-repeated="1007"/>
        </table:table-row>
        <table:table-row table:style-name="ro1">
          <table:table-cell office:value-type="string">
            <text:p>N#CC1=Cc2ccccc2C1</text:p>
          </table:table-cell>
          <table:table-cell office:value-type="string">
            <text:p>2-Cyanoindene</text:p>
          </table:table-cell>
          <table:table-cell table:number-columns-repeated="2" office:value-type="string">
            <text:p>null</text:p>
          </table:table-cell>
          <table:table-cell office:value-type="float" office:value="604.18">
            <text:p>604.18</text:p>
          </table:table-cell>
          <table:table-cell table:number-columns-repeated="3" office:value-type="string">
            <text:p>null</text:p>
          </table:table-cell>
          <table:table-cell office:value-type="string">
            <text:p>The CN stretch mode at 2177 cmâ»Â¹ (4593 nm) is a significant feature in the IR spectra of 2CNI+.</text:p>
          </table:table-cell>
          <table:table-cell office:value-type="string">
            <text:p>pubmed_1174493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2797126760706">
            <text:p>0.4927971268</text:p>
          </table:table-cell>
          <table:table-cell table:number-columns-repeated="1007"/>
        </table:table-row>
        <table:table-row table:style-name="ro1">
          <table:table-cell office:value-type="string">
            <text:p>Cc1ccc(Br)cc1B(O)O</text:p>
          </table:table-cell>
          <table:table-cell office:value-type="string">
            <text:p>5-bromo-2-methylphenylboronic acid</text:p>
          </table:table-cell>
          <table:table-cell office:value-type="string">
            <text:p>null</text:p>
          </table:table-cell>
          <table:table-cell office:value-type="float" office:value="445">
            <text:p>445</text:p>
          </table:table-cell>
          <table:table-cell table:number-columns-repeated="4" office:value-type="string">
            <text:p>null</text:p>
          </table:table-cell>
          <table:table-cell office:value-type="string">
            <text:p>Emission wavelength: 445 nm, FWHM: 26 nm (103 meV)</text:p>
          </table:table-cell>
          <table:table-cell office:value-type="string">
            <text:p>chemrxiv_10.26434_SLASH_chemrxiv-2024-f123c-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3154541598633">
            <text:p>0.5031545416</text:p>
          </table:table-cell>
          <table:table-cell table:number-columns-repeated="1007"/>
        </table:table-row>
        <table:table-row table:style-name="ro1">
          <table:table-cell office:value-type="string">
            <text:p>O=c1c(O[C@@H]2O[C@H](CO)[C@H](O)[C@H](O)[C@H]2O)c(-c2ccc(O)c(O)c2)oc2cc(O)cc(O)c12</text:p>
          </table:table-cell>
          <table:table-cell office:value-type="string">
            <text:p>Hyperin</text:p>
          </table:table-cell>
          <table:table-cell office:value-type="string">
            <text:p>null</text:p>
          </table:table-cell>
          <table:table-cell office:value-type="float" office:value="300">
            <text:p>300</text:p>
          </table:table-cell>
          <table:table-cell office:value-type="float" office:value="540">
            <text:p>540</text:p>
          </table:table-cell>
          <table:table-cell table:number-columns-repeated="3" office:value-type="string">
            <text:p>null</text:p>
          </table:table-cell>
          <table:table-cell office:value-type="string">
            <text:p>Non-radiative energy transfer</text:p>
          </table:table-cell>
          <table:table-cell office:value-type="string">
            <text:p>pubmed_116976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74422399606556">
            <text:p>0.1744223996</text:p>
          </table:table-cell>
          <table:table-cell table:number-columns-repeated="1007"/>
        </table:table-row>
        <table:table-row table:style-name="ro1">
          <table:table-cell office:value-type="string">
            <text:p>CC(=O)c1c2c(n3ccc(C=O)cc13)C(=O)c1ccccc1C2=O</text:p>
          </table:table-cell>
          <table:table-cell office:value-type="string">
            <text:p>12-acetyl-6,11-dioxo-6,11-dihydrobenzo[f]pyrido[1,2-a]indole-2-carbaldehyde</text:p>
          </table:table-cell>
          <table:table-cell office:value-type="string">
            <text:p>water</text:p>
          </table:table-cell>
          <table:table-cell office:value-type="float" office:value="486.5">
            <text:p>486.5</text:p>
          </table:table-cell>
          <table:table-cell office:value-type="float" office:value="606.5">
            <text:p>606.5</text:p>
          </table:table-cell>
          <table:table-cell table:number-columns-repeated="3" office:value-type="string">
            <text:p>null</text:p>
          </table:table-cell>
          <table:table-cell office:value-type="string">
            <text:p>D-Ï€-A system with high selectivity for CNâ» in aqueous medium; LOD of 3.78 nM and response time of 5 seconds.</text:p>
          </table:table-cell>
          <table:table-cell office:value-type="string">
            <text:p>pubmed_1193261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4753007395193">
            <text:p>0.3347530074</text:p>
          </table:table-cell>
          <table:table-cell table:number-columns-repeated="1007"/>
        </table:table-row>
        <table:table-row table:style-name="ro1">
          <table:table-cell office:value-type="string">
            <text:p>O=C1Nc2ccc(F)cc2C1=NNc1nc(-c2ccc(Br)cc2)cs1</text:p>
          </table:table-cell>
          <table:table-cell office:value-type="string">
            <text:p>3-(2-(4-(p-bromophenyl)thiazol-2-yl)hydrazineylidene)-5-fluoroindolin-2-one</text:p>
          </table:table-cell>
          <table:table-cell office:value-type="string">
            <text:p>DMSO</text:p>
          </table:table-cell>
          <table:table-cell office:value-type="float" office:value="362">
            <text:p>362</text:p>
          </table:table-cell>
          <table:table-cell office:value-type="float" office:value="580">
            <text:p>580</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43434547027573">
            <text:p>0.543434547</text:p>
          </table:table-cell>
          <table:table-cell table:number-columns-repeated="1007"/>
        </table:table-row>
        <table:table-row table:style-name="ro1">
          <table:table-cell office:value-type="string">
            <text:p>Oc1c(Br)cc(Br)cc1C=Nc1cc(F)ccc1Br</text:p>
          </table:table-cell>
          <table:table-cell office:value-type="string">
            <text:p>2,4-dibromo-6-(((2-bromo-5-fluorophenyl)imino)methyl)phenol</text:p>
          </table:table-cell>
          <table:table-cell office:value-type="string">
            <text:p>methanol</text:p>
          </table:table-cell>
          <table:table-cell office:value-type="float" office:value="435">
            <text:p>435</text:p>
          </table:table-cell>
          <table:table-cell office:value-type="float" office:value="620">
            <text:p>620</text:p>
          </table:table-cell>
          <table:table-cell table:number-columns-repeated="2" office:value-type="string">
            <text:p>null</text:p>
          </table:table-cell>
          <table:table-cell office:value-type="float" office:value="0.51">
            <text:p>0.51</text:p>
          </table:table-cell>
          <table:table-cell office:value-type="string">
            <text:p>orange fluorescence, twisted crystal structure with mechanical flexibility</text:p>
          </table:table-cell>
          <table:table-cell office:value-type="string">
            <text:p>chemrxiv_10.26434_SLASH_chemrxiv-2023-7n8k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0328950835392">
            <text:p>0.7703289508</text:p>
          </table:table-cell>
          <table:table-cell table:number-columns-repeated="1007"/>
        </table:table-row>
        <table:table-row table:style-name="ro1">
          <table:table-cell office:value-type="string">
            <text:p>Oc1cc(O)c2c(c1)O[C@H](c1ccc(O)c(O)c1)[C@@H](O)C2</text:p>
          </table:table-cell>
          <table:table-cell office:value-type="string">
            <text:p>catechin</text:p>
          </table:table-cell>
          <table:table-cell office:value-type="string">
            <text:p>water-ethanol mixture</text:p>
          </table:table-cell>
          <table:table-cell table:number-columns-repeated="3" office:value-type="string">
            <text:p>null</text:p>
          </table:table-cell>
          <table:table-cell office:value-type="string">
            <text:p>extracted from cocoa bean shells and spent coffee grounds with varying ethanol concentrations (0-75%)</text:p>
          </table:table-cell>
          <table:table-cell office:value-type="string">
            <text:p>null</text:p>
          </table:table-cell>
          <table:table-cell office:value-type="string">
            <text:p>found in higher concentration in extracts obtained with 50-75% ethanol</text:p>
          </table:table-cell>
          <table:table-cell office:value-type="string">
            <text:p>pubmed_117626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4704819051549">
            <text:p>0.4947048191</text:p>
          </table:table-cell>
          <table:table-cell table:number-columns-repeated="1007"/>
        </table:table-row>
        <table:table-row table:style-name="ro1">
          <table:table-cell office:value-type="string">
            <text:p>C=O</text:p>
          </table:table-cell>
          <table:table-cell office:value-type="string">
            <text:p>Carbon monoxide</text:p>
          </table:table-cell>
          <table:table-cell table:number-columns-repeated="5" office:value-type="string">
            <text:p>null</text:p>
          </table:table-cell>
          <table:table-cell office:value-type="float" office:value="4000">
            <text:p>4000</text:p>
          </table:table-cell>
          <table:table-cell office:value-type="string">
            <text:p>Vibrational spectra and Davydov splittings observed in IR measurements.</text:p>
          </table:table-cell>
          <table:table-cell office:value-type="string">
            <text:p>chemrxiv_10.26434_SLASH_chemrxiv-2024-nxd7d</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8120995713398">
            <text:p>0.5081209957</text:p>
          </table:table-cell>
          <table:table-cell table:number-columns-repeated="1007"/>
        </table:table-row>
        <table:table-row table:style-name="ro1">
          <table:table-cell office:value-type="string">
            <text:p>CCCCCCCCCCCCCCC#CC#CCCCCCCCCC(=O)O</text:p>
          </table:table-cell>
          <table:table-cell office:value-type="string">
            <text:p>10,12 heptacosadiynoic acid</text:p>
          </table:table-cell>
          <table:table-cell office:value-type="string">
            <text:p>ethanol</text:p>
          </table:table-cell>
          <table:table-cell office:value-type="float" office:value="550">
            <text:p>550</text:p>
          </table:table-cell>
          <table:table-cell table:number-columns-repeated="4" office:value-type="string">
            <text:p>null</text:p>
          </table:table-cell>
          <table:table-cell office:value-type="string">
            <text:p>red phase excitonic peak at 550 nm</text:p>
          </table:table-cell>
          <table:table-cell office:value-type="string">
            <text:p>pubmed_1176327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2179003572091">
            <text:p>0.7721790036</text:p>
          </table:table-cell>
          <table:table-cell table:number-columns-repeated="1007"/>
        </table:table-row>
        <table:table-row table:style-name="ro1">
          <table:table-cell office:value-type="string">
            <text:p>CC(=O)Nc1ccc(O)cc1</text:p>
          </table:table-cell>
          <table:table-cell office:value-type="string">
            <text:p>Paracetamol</text:p>
          </table:table-cell>
          <table:table-cell office:value-type="string">
            <text:p>null</text:p>
          </table:table-cell>
          <table:table-cell office:value-type="float" office:value="360">
            <text:p>360</text:p>
          </table:table-cell>
          <table:table-cell office:value-type="float" office:value="445">
            <text:p>445</text:p>
          </table:table-cell>
          <table:table-cell table:number-columns-repeated="3" office:value-type="string">
            <text:p>null</text:p>
          </table:table-cell>
          <table:table-cell office:value-type="string">
            <text:p>Ni(IV) reacted with CDs produced could form an excited state C- dotâˆ— which interacts with the target analyte due to its competitive reaction with Ni(IV).</text:p>
          </table:table-cell>
          <table:table-cell office:value-type="string">
            <text:p>pubmed_116976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57172922929749">
            <text:p>0.8571729229</text:p>
          </table:table-cell>
          <table:table-cell table:number-columns-repeated="1007"/>
        </table:table-row>
        <table:table-row table:style-name="ro1">
          <table:table-cell office:value-type="string">
            <text:p>CCN(CC)c1ccc2cc(-c3nc4ccccc4s3)c(=O)oc2c1</text:p>
          </table:table-cell>
          <table:table-cell office:value-type="string">
            <text:p>coumarin 6</text:p>
          </table:table-cell>
          <table:table-cell table:number-columns-repeated="4" office:value-type="string">
            <text:p>null</text:p>
          </table:table-cell>
          <table:table-cell office:value-type="string">
            <text:p>10.50 (Âµ01)</text:p>
          </table:table-cell>
          <table:table-cell office:value-type="string">
            <text:p>null</text:p>
          </table:table-cell>
          <table:table-cell office:value-type="string">
            <text:p>Ïƒ2PA = 56.96 GM</text:p>
          </table:table-cell>
          <table:table-cell office:value-type="string">
            <text:p>chemrxiv_10.26434_SLASH_chemrxiv-2025-q2j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38875419273973">
            <text:p>0.6388754193</text:p>
          </table:table-cell>
          <table:table-cell table:number-columns-repeated="1007"/>
        </table:table-row>
        <table:table-row table:style-name="ro1">
          <table:table-cell office:value-type="string">
            <text:p>Cc1cc(=O)oc2cc(OCCNCc3ccccc3)ccc12</text:p>
          </table:table-cell>
          <table:table-cell office:value-type="string">
            <text:p>7-(2-(benzylamino)ethoxy)-4-methyl-2H-chromen-2-one</text:p>
          </table:table-cell>
          <table:table-cell office:value-type="string">
            <text:p>chloroform</text:p>
          </table:table-cell>
          <table:table-cell office:value-type="float" office:value="320">
            <text:p>320</text:p>
          </table:table-cell>
          <table:table-cell table:number-columns-repeated="4" office:value-type="string">
            <text:p>null</text:p>
          </table:table-cell>
          <table:table-cell office:value-type="string">
            <text:p>coumarin derivative with donor-acceptor structure, WORM RS behavior</text:p>
          </table:table-cell>
          <table:table-cell office:value-type="string">
            <text:p>pubmed_1194779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3232377292588">
            <text:p>0.9432323773</text:p>
          </table:table-cell>
          <table:table-cell table:number-columns-repeated="1007"/>
        </table:table-row>
        <table:table-row table:style-name="ro1">
          <table:table-cell office:value-type="string">
            <text:p>O=Cc1ccco1</text:p>
          </table:table-cell>
          <table:table-cell office:value-type="string">
            <text:p>2-furanal</text:p>
          </table:table-cell>
          <table:table-cell office:value-type="string">
            <text:p>water and acetonitrile</text:p>
          </table:table-cell>
          <table:table-cell office:value-type="float" office:value="277">
            <text:p>277</text:p>
          </table:table-cell>
          <table:table-cell table:number-columns-repeated="4" office:value-type="string">
            <text:p>null</text:p>
          </table:table-cell>
          <table:table-cell office:value-type="string">
            <text:p>Furfural is an important bio-based platform chemical derived from lignocellulosic biomass. It was analyzed using HPLC with UV detection at 216 nm for furfuryl alcohol and 277 nm for furfural.</text:p>
          </table:table-cell>
          <table:table-cell office:value-type="string">
            <text:p>chemrxiv_10.26434_SLASH_chemrxiv-2023-5lkjg</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5181409334764">
            <text:p>0.4151814093</text:p>
          </table:table-cell>
          <table:table-cell table:number-columns-repeated="1007"/>
        </table:table-row>
        <table:table-row table:style-name="ro1">
          <table:table-cell office:value-type="string">
            <text:p>CC1=C(C)/C(=C/c2[nH]cc(C)c2C)NC1=O</text:p>
          </table:table-cell>
          <table:table-cell office:value-type="string">
            <text:p>Z-5-((3,4-dimethyl-1H-pyrrol-2-yl)methylene)-3,4-dimethyl-1,5-dihydro-2H-pyrrol-2-one</text:p>
          </table:table-cell>
          <table:table-cell office:value-type="string">
            <text:p>methanol</text:p>
          </table:table-cell>
          <table:table-cell office:value-type="float" office:value="396">
            <text:p>396</text:p>
          </table:table-cell>
          <table:table-cell office:value-type="string">
            <text:p>null</text:p>
          </table:table-cell>
          <table:table-cell office:value-type="float" office:value="0.01">
            <text:p>0.01</text:p>
          </table:table-cell>
          <table:table-cell office:value-type="string">
            <text:p>3.2e4 (396 nm)</text:p>
          </table:table-cell>
          <table:table-cell office:value-type="string">
            <text:p>null</text:p>
          </table:table-cell>
          <table:table-cell office:value-type="string">
            <text:p>major product with weak fluorescence</text:p>
          </table:table-cell>
          <table:table-cell office:value-type="string">
            <text:p>pubmed_1183387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51204877579585">
            <text:p>0.9512048776</text:p>
          </table:table-cell>
          <table:table-cell table:number-columns-repeated="1007"/>
        </table:table-row>
        <table:table-row table:style-name="ro1">
          <table:table-cell office:value-type="string">
            <text:p>COc1cc(CCN=CC=C2C=C(C(=O)[O-])NC(C(=O)[O-])C2)ccc1O</text:p>
          </table:table-cell>
          <table:table-cell office:value-type="string">
            <text:p>betaxanthin</text:p>
          </table:table-cell>
          <table:table-cell office:value-type="string">
            <text:p>null</text:p>
          </table:table-cell>
          <table:table-cell office:value-type="float" office:value="476">
            <text:p>476</text:p>
          </table:table-cell>
          <table:table-cell table:number-columns-repeated="4" office:value-type="string">
            <text:p>null</text:p>
          </table:table-cell>
          <table:table-cell office:value-type="string">
            <text:p>higher in yellow djulis leaves</text:p>
          </table:table-cell>
          <table:table-cell office:value-type="string">
            <text:p>pubmed_1185230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75046685244888">
            <text:p>0.2750466852</text:p>
          </table:table-cell>
          <table:table-cell table:number-columns-repeated="1007"/>
        </table:table-row>
        <table:table-row table:style-name="ro1">
          <table:table-cell office:value-type="string">
            <text:p>O=C(O)c1cc(-c2ccc(F)cc2F)ccc1O</text:p>
          </table:table-cell>
          <table:table-cell office:value-type="string">
            <text:p>diflunisal</text:p>
          </table:table-cell>
          <table:table-cell office:value-type="string">
            <text:p>DMSO</text:p>
          </table:table-cell>
          <table:table-cell office:value-type="float" office:value="270">
            <text:p>270</text:p>
          </table:table-cell>
          <table:table-cell table:number-columns-repeated="2" office:value-type="string">
            <text:p>null</text:p>
          </table:table-cell>
          <table:table-cell office:value-type="string">
            <text:p>17100 (270 nm)</text:p>
          </table:table-cell>
          <table:table-cell office:value-type="string">
            <text:p>null</text:p>
          </table:table-cell>
          <table:table-cell office:value-type="string">
            <text:p>UV-Vis spectrum in DMSO solution</text:p>
          </table:table-cell>
          <table:table-cell office:value-type="string">
            <text:p>pubmed_1167691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9690582593903">
            <text:p>0.5896905826</text:p>
          </table:table-cell>
          <table:table-cell table:number-columns-repeated="1007"/>
        </table:table-row>
        <table:table-row table:style-name="ro1">
          <table:table-cell office:value-type="string">
            <text:p>O=C(CC1CCCC1C(=O)c1ccccc1)c1ccccc1</text:p>
          </table:table-cell>
          <table:table-cell office:value-type="string">
            <text:p>2-(2-benzoylcyclopentyl)-1-phenylethan-1-one</text:p>
          </table:table-cell>
          <table:table-cell office:value-type="string">
            <text:p>dichloromethane</text:p>
          </table:table-cell>
          <table:table-cell office:value-type="float" office:value="356">
            <text:p>356</text:p>
          </table:table-cell>
          <table:table-cell table:number-columns-repeated="4" office:value-type="string">
            <text:p>null</text:p>
          </table:table-cell>
          <table:table-cell office:value-type="string">
            <text:p>De Mayo reaction product</text:p>
          </table:table-cell>
          <table:table-cell office:value-type="string">
            <text:p>pubmed_1182075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935836289078">
            <text:p>0.8993583629</text:p>
          </table:table-cell>
          <table:table-cell table:number-columns-repeated="1007"/>
        </table:table-row>
        <table:table-row table:style-name="ro1">
          <table:table-cell office:value-type="string">
            <text:p>O=C(O)c1cn(C2CC2)c2cc(N3CCNCC3)c(F)cc2c1=O</text:p>
          </table:table-cell>
          <table:table-cell office:value-type="string">
            <text:p>ciprofloxacin</text:p>
          </table:table-cell>
          <table:table-cell office:value-type="string">
            <text:p>water</text:p>
          </table:table-cell>
          <table:table-cell office:value-type="float" office:value="271">
            <text:p>271</text:p>
          </table:table-cell>
          <table:table-cell table:number-columns-repeated="4" office:value-type="string">
            <text:p>null</text:p>
          </table:table-cell>
          <table:table-cell office:value-type="string">
            <text:p>degraded 99% under sunlight using GOZ-10 nanocomposite</text:p>
          </table:table-cell>
          <table:table-cell office:value-type="string">
            <text:p>pubmed_1168097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7158920057118">
            <text:p>0.8871589201</text:p>
          </table:table-cell>
          <table:table-cell table:number-columns-repeated="1007"/>
        </table:table-row>
        <table:table-row table:style-name="ro1">
          <table:table-cell office:value-type="string">
            <text:p>Nc1ccccc1N</text:p>
          </table:table-cell>
          <table:table-cell office:value-type="string">
            <text:p>1,2-diaminobenzene</text:p>
          </table:table-cell>
          <table:table-cell office:value-type="string">
            <text:p>DMF</text:p>
          </table:table-cell>
          <table:table-cell office:value-type="float" office:value="303">
            <text:p>303</text:p>
          </table:table-cell>
          <table:table-cell office:value-type="float" office:value="616">
            <text:p>616</text:p>
          </table:table-cell>
          <table:table-cell table:number-columns-repeated="3" office:value-type="string">
            <text:p>null</text:p>
          </table:table-cell>
          <table:table-cell office:value-type="string">
            <text:p>Luminescence quenching efficiency observed via CA mechanism.</text:p>
          </table:table-cell>
          <table:table-cell office:value-type="string">
            <text:p>pubmed_1178358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166958132758737">
            <text:p>0.0166958133</text:p>
          </table:table-cell>
          <table:table-cell table:number-columns-repeated="1007"/>
        </table:table-row>
        <table:table-row table:style-name="ro1">
          <table:table-cell office:value-type="string">
            <text:p>c1cc2nc(c1)-c1cccc(n1)CN1CCOCCOCCN(CCOCCOCC1)C2</text:p>
          </table:table-cell>
          <table:table-cell office:value-type="string">
            <text:p>17,20,25,28-Tetraoxa-1,14,31,32-tetraazatetracyclo[12.8.8.13,7.18,12]dotriaconta-3,5,7(32),8,10,12(31)-hexaene</text:p>
          </table:table-cell>
          <table:table-cell office:value-type="string">
            <text:p>sucrose dispersion</text:p>
          </table:table-cell>
          <table:table-cell office:value-type="float" office:value="222">
            <text:p>222</text:p>
          </table:table-cell>
          <table:table-cell office:value-type="float" office:value="325">
            <text:p>325</text:p>
          </table:table-cell>
          <table:table-cell table:number-columns-repeated="3" office:value-type="string">
            <text:p>null</text:p>
          </table:table-cell>
          <table:table-cell office:value-type="string">
            <text:p>Mn(II) complex with ligand L2, exhibits temperature-dependent zero-field splitting</text:p>
          </table:table-cell>
          <table:table-cell office:value-type="string">
            <text:p>chemrxiv_10.26434_SLASH_chemrxiv-2023-hk4dq</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05068221734837">
            <text:p>0.4050682217</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null</text:p>
          </table:table-cell>
          <table:table-cell office:value-type="float" office:value="780">
            <text:p>780</text:p>
          </table:table-cell>
          <table:table-cell office:value-type="float" office:value="810">
            <text:p>810</text:p>
          </table:table-cell>
          <table:table-cell office:value-type="string">
            <text:p>null</text:p>
          </table:table-cell>
          <table:table-cell office:value-type="string">
            <text:p>121000 (780 nm)</text:p>
          </table:table-cell>
          <table:table-cell office:value-type="string">
            <text:p>null</text:p>
          </table:table-cell>
          <table:table-cell office:value-type="string">
            <text:p>Water-soluble</text:p>
          </table:table-cell>
          <table:table-cell office:value-type="string">
            <text:p>pubmed_1173943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90950728207827">
            <text:p>0.3909507282</text:p>
          </table:table-cell>
          <table:table-cell table:number-columns-repeated="1007"/>
        </table:table-row>
        <table:table-row table:style-name="ro1">
          <table:table-cell office:value-type="string">
            <text:p>O=C(O)c1cc(O)c(O)c(O)c1</text:p>
          </table:table-cell>
          <table:table-cell office:value-type="string">
            <text:p>gallic acid</text:p>
          </table:table-cell>
          <table:table-cell office:value-type="string">
            <text:p>water</text:p>
          </table:table-cell>
          <table:table-cell office:value-type="float" office:value="270">
            <text:p>270</text:p>
          </table:table-cell>
          <table:table-cell table:number-columns-repeated="2" office:value-type="string">
            <text:p>null</text:p>
          </table:table-cell>
          <table:table-cell office:value-type="string">
            <text:p>1e4 (270 nm)</text:p>
          </table:table-cell>
          <table:table-cell office:value-type="string">
            <text:p>null</text:p>
          </table:table-cell>
          <table:table-cell office:value-type="string">
            <text:p>Phenolic compound with strong antioxidant properties</text:p>
          </table:table-cell>
          <table:table-cell office:value-type="string">
            <text:p>pubmed_1187580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0462249144912">
            <text:p>0.2404622491</text:p>
          </table:table-cell>
          <table:table-cell table:number-columns-repeated="1007"/>
        </table:table-row>
        <table:table-row table:style-name="ro1">
          <table:table-cell office:value-type="string">
            <text:p>C#CCOC(C)=O</text:p>
          </table:table-cell>
          <table:table-cell office:value-type="string">
            <text:p>propargyl acetate</text:p>
          </table:table-cell>
          <table:table-cell office:value-type="string">
            <text:p>triethylamine</text:p>
          </table:table-cell>
          <table:table-cell table:number-columns-repeated="4" office:value-type="string">
            <text:p>null</text:p>
          </table:table-cell>
          <table:table-cell office:value-type="float" office:value="5">
            <text:p>5</text:p>
          </table:table-cell>
          <table:table-cell office:value-type="string">
            <text:p>The alkyne interacts with TEA nitrogen atoms, leading to a broad Raman spectrum due to two subpopulations: one associated with nitrogen and another not associated.</text:p>
          </table:table-cell>
          <table:table-cell office:value-type="string">
            <text:p>chemrxiv_10.26434_SLASH_chemrxiv-2025-xzv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54420862346888">
            <text:p>0.5544208623</text:p>
          </table:table-cell>
          <table:table-cell table:number-columns-repeated="1007"/>
        </table:table-row>
        <table:table-row table:style-name="ro1">
          <table:table-cell office:value-type="string">
            <text:p>F[B-]1(F)n2cccc2C=C2C=CC=[N+]21</text:p>
          </table:table-cell>
          <table:table-cell office:value-type="string">
            <text:p>BODIPY</text:p>
          </table:table-cell>
          <table:table-cell office:value-type="string">
            <text:p>null</text:p>
          </table:table-cell>
          <table:table-cell office:value-type="float" office:value="387">
            <text:p>387</text:p>
          </table:table-cell>
          <table:table-cell office:value-type="float" office:value="336">
            <text:p>336</text:p>
          </table:table-cell>
          <table:table-cell table:number-columns-repeated="3" office:value-type="string">
            <text:p>null</text:p>
          </table:table-cell>
          <table:table-cell office:value-type="string">
            <text:p>absorption spectrum enhanced by Na5083 in edge and vertex configurations</text:p>
          </table:table-cell>
          <table:table-cell office:value-type="string">
            <text:p>chemrxiv_10.26434_SLASH_chemrxiv-2024-h06cg</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7628728654236">
            <text:p>0.7776287287</text:p>
          </table:table-cell>
          <table:table-cell table:number-columns-repeated="1007"/>
        </table:table-row>
        <table:table-row table:style-name="ro1">
          <table:table-cell office:value-type="string">
            <text:p>CCOC(=O)C1=C(C)NC(C)=C(C(=O)OCC)C1</text:p>
          </table:table-cell>
          <table:table-cell office:value-type="string">
            <text:p>Hantzsch ester</text:p>
          </table:table-cell>
          <table:table-cell office:value-type="string">
            <text:p>DMSO</text:p>
          </table:table-cell>
          <table:table-cell office:value-type="float" office:value="475">
            <text:p>475</text:p>
          </table:table-cell>
          <table:table-cell table:number-columns-repeated="4" office:value-type="string">
            <text:p>null</text:p>
          </table:table-cell>
          <table:table-cell office:value-type="string">
            <text:p>Used as a photoreductant in facilitating C-S bond cleavage under visible light irradiation.</text:p>
          </table:table-cell>
          <table:table-cell office:value-type="string">
            <text:p>chemrxiv_10.26434_SLASH_chemrxiv-2024-bqs8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6781664192677">
            <text:p>0.2367816642</text:p>
          </table:table-cell>
          <table:table-cell table:number-columns-repeated="1007"/>
        </table:table-row>
        <table:table-row table:style-name="ro1">
          <table:table-cell office:value-type="string">
            <text:p>Cc1sc(-c2c(F)c(F)c(F)c(F)c2F)cc1C1=C(c2cc(-c3c(F)c(F)c(F)c(F)c3F)sc2C)CCC1</text:p>
          </table:table-cell>
          <table:table-cell office:value-type="string">
            <text:p>1,2-bis(2-methyl-5-(pentafluorophenyl)thien-3-yl)cyclopentene</text:p>
          </table:table-cell>
          <table:table-cell office:value-type="string">
            <text:p>cyclohexane</text:p>
          </table:table-cell>
          <table:table-cell office:value-type="float" office:value="272">
            <text:p>272</text:p>
          </table:table-cell>
          <table:table-cell office:value-type="float" office:value="519">
            <text:p>519</text:p>
          </table:table-cell>
          <table:table-cell office:value-type="float" office:value="0.53">
            <text:p>0.53</text:p>
          </table:table-cell>
          <table:table-cell office:value-type="string">
            <text:p>28303 (272 nm)</text:p>
          </table:table-cell>
          <table:table-cell office:value-type="string">
            <text:p>null</text:p>
          </table:table-cell>
          <table:table-cell office:value-type="string">
            <text:p>DTE-C6F5 ligand, open state</text:p>
          </table:table-cell>
          <table:table-cell office:value-type="string">
            <text:p>chemrxiv_10.26434_SLASH_chemrxiv-2023-vw3z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61243524914607">
            <text:p>0.9612435249</text:p>
          </table:table-cell>
          <table:table-cell table:number-columns-repeated="1007"/>
        </table:table-row>
        <table:table-row table:style-name="ro1">
          <table:table-cell office:value-type="string">
            <text:p>CCCCCCCCCCCCCC(=O)OCC(COP(=O)([O-])OCC[N+](C)(C)C)OC(=O)CCCCCCCCCCCCC</text:p>
          </table:table-cell>
          <table:table-cell office:value-type="string">
            <text:p>1,2-dimyristoyl-sn-glycero-3-phosphatidylcholine</text:p>
          </table:table-cell>
          <table:table-cell office:value-type="string">
            <text:p>TRIS buffer containing 70 mM NaCl</text:p>
          </table:table-cell>
          <table:table-cell office:value-type="float" office:value="290">
            <text:p>290</text:p>
          </table:table-cell>
          <table:table-cell table:number-columns-repeated="4" office:value-type="string">
            <text:p>null</text:p>
          </table:table-cell>
          <table:table-cell office:value-type="string">
            <text:p>Phosphatidylcholine emission features observed at 330 nm and 355 nm</text:p>
          </table:table-cell>
          <table:table-cell office:value-type="string">
            <text:p>pubmed_1175986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16585596697405">
            <text:p>0.1165855967</text:p>
          </table:table-cell>
          <table:table-cell table:number-columns-repeated="1007"/>
        </table:table-row>
        <table:table-row table:style-name="ro1">
          <table:table-cell office:value-type="string">
            <text:p>Nc1ccccc1N</text:p>
          </table:table-cell>
          <table:table-cell office:value-type="string">
            <text:p>o-phenylenediamine</text:p>
          </table:table-cell>
          <table:table-cell office:value-type="string">
            <text:p>null</text:p>
          </table:table-cell>
          <table:table-cell office:value-type="float" office:value="436">
            <text:p>436</text:p>
          </table:table-cell>
          <table:table-cell office:value-type="float" office:value="495">
            <text:p>495</text:p>
          </table:table-cell>
          <table:table-cell office:value-type="float" office:value="0.41">
            <text:p>0.41</text:p>
          </table:table-cell>
          <table:table-cell table:number-columns-repeated="2" office:value-type="string">
            <text:p>null</text:p>
          </table:table-cell>
          <table:table-cell office:value-type="string">
            <text:p>precursor used in synthesis of CDs</text:p>
          </table:table-cell>
          <table:table-cell office:value-type="string">
            <text:p>pubmed_118578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9500489695929">
            <text:p>0.195004897</text:p>
          </table:table-cell>
          <table:table-cell table:number-columns-repeated="1007"/>
        </table:table-row>
        <table:table-row table:style-name="ro1">
          <table:table-cell office:value-type="string">
            <text:p>CC(Oc1cc(C(=O)O)cc(C(=O)O)c1)C(=O)O</text:p>
          </table:table-cell>
          <table:table-cell office:value-type="string">
            <text:p>5-(1-carboxyethoxy) isophthalic acid</text:p>
          </table:table-cell>
          <table:table-cell office:value-type="string">
            <text:p>null</text:p>
          </table:table-cell>
          <table:table-cell office:value-type="float" office:value="390">
            <text:p>390</text:p>
          </table:table-cell>
          <table:table-cell office:value-type="float" office:value="445">
            <text:p>445</text:p>
          </table:table-cell>
          <table:table-cell table:number-columns-repeated="3" office:value-type="string">
            <text:p>null</text:p>
          </table:table-cell>
          <table:table-cell office:value-type="string">
            <text:p>Photoluminescence and magnetic behaviors observed.</text:p>
          </table:table-cell>
          <table:table-cell office:value-type="string">
            <text:p>pubmed_1194782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95507299620658">
            <text:p>0.6955072996</text:p>
          </table:table-cell>
          <table:table-cell table:number-columns-repeated="1007"/>
        </table:table-row>
        <table:table-row table:style-name="ro1">
          <table:table-cell office:value-type="string">
            <text:p>CCN(CC)c1ccc2c(-c3ccccc3C(=O)O)c3ccc(N(CC)CC)cc3[o+]c2c1.[Cl-]</text:p>
          </table:table-cell>
          <table:table-cell office:value-type="string">
            <text:p>rhodamine</text:p>
          </table:table-cell>
          <table:table-cell office:value-type="string">
            <text:p>null</text:p>
          </table:table-cell>
          <table:table-cell office:value-type="float" office:value="530">
            <text:p>530</text:p>
          </table:table-cell>
          <table:table-cell office:value-type="float" office:value="580">
            <text:p>580</text:p>
          </table:table-cell>
          <table:table-cell table:number-columns-repeated="3" office:value-type="string">
            <text:p>null</text:p>
          </table:table-cell>
          <table:table-cell office:value-type="string">
            <text:p>used in near-infrared fluorescence probes for tumor detection</text:p>
          </table:table-cell>
          <table:table-cell office:value-type="string">
            <text:p>pubmed_117270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61700443783775">
            <text:p>0.3617004438</text:p>
          </table:table-cell>
          <table:table-cell table:number-columns-repeated="1007"/>
        </table:table-row>
        <table:table-row table:style-name="ro1">
          <table:table-cell office:value-type="string">
            <text:p>C=C(C)C(=O)[O-]</text:p>
          </table:table-cell>
          <table:table-cell office:value-type="string">
            <text:p>2-methylpropenoate</text:p>
          </table:table-cell>
          <table:table-cell office:value-type="string">
            <text:p>null</text:p>
          </table:table-cell>
          <table:table-cell office:value-type="float" office:value="416.43">
            <text:p>416.43</text:p>
          </table:table-cell>
          <table:table-cell office:value-type="float" office:value="710.25">
            <text:p>710.25</text:p>
          </table:table-cell>
          <table:table-cell office:value-type="float" office:value="0.57">
            <text:p>0.57</text:p>
          </table:table-cell>
          <table:table-cell office:value-type="string">
            <text:p>null</text:p>
          </table:table-cell>
          <table:table-cell office:value-type="float" office:value="40070.33">
            <text:p>40070.33</text:p>
          </table:table-cell>
          <table:table-cell office:value-type="string">
            <text:p>null</text:p>
          </table:table-cell>
          <table:table-cell office:value-type="string">
            <text:p>pubmed_1192421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79957129899412">
            <text:p>0.5799571299</text:p>
          </table:table-cell>
          <table:table-cell table:number-columns-repeated="1007"/>
        </table:table-row>
        <table:table-row table:style-name="ro1">
          <table:table-cell office:value-type="string">
            <text:p>C=Cc1ccccc1</text:p>
          </table:table-cell>
          <table:table-cell office:value-type="string">
            <text:p>Polystyrene</text:p>
          </table:table-cell>
          <table:table-cell office:value-type="string">
            <text:p>null</text:p>
          </table:table-cell>
          <table:table-cell office:value-type="float" office:value="998">
            <text:p>998</text:p>
          </table:table-cell>
          <table:table-cell table:number-columns-repeated="4" office:value-type="string">
            <text:p>null</text:p>
          </table:table-cell>
          <table:table-cell office:value-type="string">
            <text:p>nanoplastic detection using SERS following MPNs- mediated separation</text:p>
          </table:table-cell>
          <table:table-cell office:value-type="string">
            <text:p>chemrxiv_10.26434_SLASH_chemrxiv-2024-kn4zj</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0298748025671">
            <text:p>0.750298748</text:p>
          </table:table-cell>
          <table:table-cell table:number-columns-repeated="1007"/>
        </table:table-row>
        <table:table-row table:style-name="ro1">
          <table:table-cell office:value-type="string">
            <text:p>C[NH3+].I[Pb]I</text:p>
          </table:table-cell>
          <table:table-cell office:value-type="string">
            <text:p>methylammonium lead iodide</text:p>
          </table:table-cell>
          <table:table-cell table:number-columns-repeated="2" office:value-type="string">
            <text:p>null</text:p>
          </table:table-cell>
          <table:table-cell office:value-type="float" office:value="767">
            <text:p>767</text:p>
          </table:table-cell>
          <table:table-cell table:number-columns-repeated="3" office:value-type="string">
            <text:p>null</text:p>
          </table:table-cell>
          <table:table-cell office:value-type="string">
            <text:p>high absorption coefficient and low defect state density</text:p>
          </table:table-cell>
          <table:table-cell office:value-type="string">
            <text:p>pubmed_1176147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40145626105368">
            <text:p>0.3401456261</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null</text:p>
          </table:table-cell>
          <table:table-cell office:value-type="float" office:value="540">
            <text:p>540</text:p>
          </table:table-cell>
          <table:table-cell office:value-type="float" office:value="620">
            <text:p>620</text:p>
          </table:table-cell>
          <table:table-cell table:number-columns-repeated="3" office:value-type="string">
            <text:p>null</text:p>
          </table:table-cell>
          <table:table-cell office:value-type="string">
            <text:p>Rhodamine B was used as a fluorescent marker for tracking drug diffusion.</text:p>
          </table:table-cell>
          <table:table-cell office:value-type="string">
            <text:p>pubmed_1187147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9869739748538">
            <text:p>0.6198697397</text:p>
          </table:table-cell>
          <table:table-cell table:number-columns-repeated="1007"/>
        </table:table-row>
        <table:table-row table:style-name="ro1">
          <table:table-cell office:value-type="string">
            <text:p>CC(C)=O</text:p>
          </table:table-cell>
          <table:table-cell office:value-type="string">
            <text:p>Acetone</text:p>
          </table:table-cell>
          <table:table-cell office:value-type="string">
            <text:p>null</text:p>
          </table:table-cell>
          <table:table-cell office:value-type="float" office:value="280">
            <text:p>280</text:p>
          </table:table-cell>
          <table:table-cell office:value-type="float" office:value="330">
            <text:p>330</text:p>
          </table:table-cell>
          <table:table-cell office:value-type="float" office:value="0.72">
            <text:p>0.72</text:p>
          </table:table-cell>
          <table:table-cell office:value-type="string">
            <text:p>1.8e4 (290 nm)</text:p>
          </table:table-cell>
          <table:table-cell office:value-type="float" office:value="150">
            <text:p>150</text:p>
          </table:table-cell>
          <table:table-cell office:value-type="string">
            <text:p>Used in the preparation of AuNPs for biosensors.</text:p>
          </table:table-cell>
          <table:table-cell office:value-type="string">
            <text:p>pubmed_1176220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29418301163241">
            <text:p>0.1294183012</text:p>
          </table:table-cell>
          <table:table-cell table:number-columns-repeated="1007"/>
        </table:table-row>
        <table:table-row table:style-name="ro1">
          <table:table-cell office:value-type="string">
            <text:p>C=C[C@H]1CN2CC[C@@H]1C[C@H]2[C@H](O)c1ccnc2ccc(OC)cc12</text:p>
          </table:table-cell>
          <table:table-cell office:value-type="string">
            <text:p>quinine</text:p>
          </table:table-cell>
          <table:table-cell office:value-type="string">
            <text:p>null</text:p>
          </table:table-cell>
          <table:table-cell office:value-type="float" office:value="250">
            <text:p>250</text:p>
          </table:table-cell>
          <table:table-cell office:value-type="float" office:value="350">
            <text:p>350</text:p>
          </table:table-cell>
          <table:table-cell table:number-columns-repeated="3" office:value-type="string">
            <text:p>null</text:p>
          </table:table-cell>
          <table:table-cell office:value-type="string">
            <text:p>fluorescent tracer for soil and water analysis</text:p>
          </table:table-cell>
          <table:table-cell office:value-type="string">
            <text:p>pubmed_117270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5603381348774">
            <text:p>0.4156033813</text:p>
          </table:table-cell>
          <table:table-cell table:number-columns-repeated="1007"/>
        </table:table-row>
        <table:table-row table:style-name="ro1">
          <table:table-cell office:value-type="string">
            <text:p>Nc1cccc2cc3ccccc3cc12</text:p>
          </table:table-cell>
          <table:table-cell office:value-type="string">
            <text:p>aminoanthracene</text:p>
          </table:table-cell>
          <table:table-cell office:value-type="string">
            <text:p>CHCl3</text:p>
          </table:table-cell>
          <table:table-cell office:value-type="float" office:value="400">
            <text:p>400</text:p>
          </table:table-cell>
          <table:table-cell table:number-columns-repeated="4" office:value-type="string">
            <text:p>null</text:p>
          </table:table-cell>
          <table:table-cell office:value-type="string">
            <text:p>biological activity, main absorption peaks at 400 nm in glycerol/ethanol/water and 380 nm in glycerol/HCl</text:p>
          </table:table-cell>
          <table:table-cell office:value-type="string">
            <text:p>pubmed_118087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93569005699828">
            <text:p>0.6935690057</text:p>
          </table:table-cell>
          <table:table-cell table:number-columns-repeated="1007"/>
        </table:table-row>
        <table:table-row table:style-name="ro1">
          <table:table-cell office:value-type="string">
            <text:p>Nc1ccc([N+](=O)[O-])cc1</text:p>
          </table:table-cell>
          <table:table-cell office:value-type="string">
            <text:p>4-nitroaniline</text:p>
          </table:table-cell>
          <table:table-cell office:value-type="string">
            <text:p>null</text:p>
          </table:table-cell>
          <table:table-cell office:value-type="float" office:value="500">
            <text:p>500</text:p>
          </table:table-cell>
          <table:table-cell table:number-columns-repeated="4" office:value-type="string">
            <text:p>null</text:p>
          </table:table-cell>
          <table:table-cell office:value-type="string">
            <text:p>example comment</text:p>
          </table:table-cell>
          <table:table-cell office:value-type="string">
            <text:p>Pubmed_118984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0784448003396">
            <text:p>0.880784448</text:p>
          </table:table-cell>
          <table:table-cell table:number-columns-repeated="1007"/>
        </table:table-row>
        <table:table-row table:style-name="ro1">
          <table:table-cell office:value-type="string">
            <text:p>CC(C)(C)c1ccc2c(c1)c1cc(C(C)(C)C)ccc1n2-c1ccc(-c2nc3cc4nc(-c5ccccc5)c(-c5ccccc5)nc4cc3nc2-c2ccccc2)cc1</text:p>
          </table:table-cell>
          <table:table-cell office:value-type="string">
            <text:p>2-(4-(3,6-di-tert-butyl-9H-carbazol-9-yl)phenyl)-3,7,8-triphenylpyrazino[2,3-g]quinoxaline</text:p>
          </table:table-cell>
          <table:table-cell office:value-type="string">
            <text:p>toluene</text:p>
          </table:table-cell>
          <table:table-cell office:value-type="float" office:value="316">
            <text:p>316</text:p>
          </table:table-cell>
          <table:table-cell office:value-type="float" office:value="552">
            <text:p>552</text:p>
          </table:table-cell>
          <table:table-cell table:number-columns-repeated="3" office:value-type="string">
            <text:p>null</text:p>
          </table:table-cell>
          <table:table-cell office:value-type="string">
            <text:p>Strong ICT characteristics and solvatochromism observed.</text:p>
          </table:table-cell>
          <table:table-cell office:value-type="string">
            <text:p>chemrxiv_10.26434_SLASH_chemrxiv-2023-5mqm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18782327789813">
            <text:p>0.9187823278</text:p>
          </table:table-cell>
          <table:table-cell table:number-columns-repeated="1007"/>
        </table:table-row>
        <table:table-row table:style-name="ro1">
          <table:table-cell office:value-type="string">
            <text:p>c1ccc2cc3cc4ccccc4cc3cc2c1</text:p>
          </table:table-cell>
          <table:table-cell office:value-type="string">
            <text:p>tetracene</text:p>
          </table:table-cell>
          <table:table-cell office:value-type="string">
            <text:p>null</text:p>
          </table:table-cell>
          <table:table-cell office:value-type="float" office:value="540">
            <text:p>540</text:p>
          </table:table-cell>
          <table:table-cell office:value-type="float" office:value="545">
            <text:p>545</text:p>
          </table:table-cell>
          <table:table-cell office:value-type="float" office:value="0.0029">
            <text:p>0.0029</text:p>
          </table:table-cell>
          <table:table-cell table:number-columns-repeated="2" office:value-type="string">
            <text:p>null</text:p>
          </table:table-cell>
          <table:table-cell office:value-type="string">
            <text:p>Tc shows characteristic absorption at 540 nm and fluorescence at 545 nm.</text:p>
          </table:table-cell>
          <table:table-cell office:value-type="string">
            <text:p>chemrxiv_10.26434_SLASH_chemrxiv-2024-gnhn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5029942840338">
            <text:p>0.7550299428</text:p>
          </table:table-cell>
          <table:table-cell table:number-columns-repeated="1007"/>
        </table:table-row>
        <table:table-row table:style-name="ro1">
          <table:table-cell office:value-type="string">
            <text:p>Oc1c(Br)cccc1C=Nc1cccc2cccnc12</text:p>
          </table:table-cell>
          <table:table-cell office:value-type="string">
            <text:p>6-bromo-2-(quinolin-8-yliminomethyl)phenol</text:p>
          </table:table-cell>
          <table:table-cell office:value-type="string">
            <text:p>DMF</text:p>
          </table:table-cell>
          <table:table-cell office:value-type="float" office:value="290">
            <text:p>290</text:p>
          </table:table-cell>
          <table:table-cell table:number-columns-repeated="4" office:value-type="string">
            <text:p>null</text:p>
          </table:table-cell>
          <table:table-cell office:value-type="string">
            <text:p>Anti-HIV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8019524458796">
            <text:p>0.8280195245</text:p>
          </table:table-cell>
          <table:table-cell table:number-columns-repeated="1007"/>
        </table:table-row>
        <table:table-row table:style-name="ro1">
          <table:table-cell office:value-type="string">
            <text:p>CCC(C)(C)C(=O)OC</text:p>
          </table:table-cell>
          <table:table-cell office:value-type="string">
            <text:p>Poly(methyl methacrylate)</text:p>
          </table:table-cell>
          <table:table-cell office:value-type="string">
            <text:p>null</text:p>
          </table:table-cell>
          <table:table-cell office:value-type="float" office:value="811">
            <text:p>811</text:p>
          </table:table-cell>
          <table:table-cell table:number-columns-repeated="4" office:value-type="string">
            <text:p>null</text:p>
          </table:table-cell>
          <table:table-cell office:value-type="string">
            <text:p>nanoplastic detection using SERS following MPNs- mediated separation</text:p>
          </table:table-cell>
          <table:table-cell office:value-type="string">
            <text:p>chemrxiv_10.26434_SLASH_chemrxiv-2024-kn4zj</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27774819731712">
            <text:p>0.1277748197</text:p>
          </table:table-cell>
          <table:table-cell table:number-columns-repeated="1007"/>
        </table:table-row>
        <table:table-row table:style-name="ro1">
          <table:table-cell office:value-type="string">
            <text:p>OCC1OC(O)C(O)C(O)C1O</text:p>
          </table:table-cell>
          <table:table-cell office:value-type="string">
            <text:p>Glucose oxidase</text:p>
          </table:table-cell>
          <table:table-cell table:number-columns-repeated="4" office:value-type="string">
            <text:p>null</text:p>
          </table:table-cell>
          <table:table-cell office:value-type="string">
            <text:p>190710 (280 nm)</text:p>
          </table:table-cell>
          <table:table-cell office:value-type="string">
            <text:p>null</text:p>
          </table:table-cell>
          <table:table-cell office:value-type="string">
            <text:p>Enzyme used in hydrogel formation; no direct photophysical data provided for absorption or emission properties.</text:p>
          </table:table-cell>
          <table:table-cell office:value-type="string">
            <text:p>pubmed_1181586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65762895811349">
            <text:p>0.2657628958</text:p>
          </table:table-cell>
          <table:table-cell table:number-columns-repeated="1007"/>
        </table:table-row>
        <table:table-row table:style-name="ro1">
          <table:table-cell office:value-type="string">
            <text:p>CN(C)c1ccc2nc3ccc(N(C)C)cc3[s+]c2c1.[Cl-]</text:p>
          </table:table-cell>
          <table:table-cell office:value-type="string">
            <text:p>methylene blue</text:p>
          </table:table-cell>
          <table:table-cell office:value-type="string">
            <text:p>PBS</text:p>
          </table:table-cell>
          <table:table-cell office:value-type="float" office:value="649">
            <text:p>649</text:p>
          </table:table-cell>
          <table:table-cell table:number-columns-repeated="4" office:value-type="string">
            <text:p>null</text:p>
          </table:table-cell>
          <table:table-cell office:value-type="string">
            <text:p>Used as a photocatalyst for tetrazine synthesis under 660 nm LED illumination</text:p>
          </table:table-cell>
          <table:table-cell office:value-type="string">
            <text:p>chemrxiv_10.26434_SLASH_chemrxiv-2024-k307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36673085717484">
            <text:p>0.7366730857</text:p>
          </table:table-cell>
          <table:table-cell table:number-columns-repeated="1007"/>
        </table:table-row>
        <table:table-row table:style-name="ro1">
          <table:table-cell office:value-type="string">
            <text:p>CN(C)c1ccc2c3c(cccc13)C(=O)N(CCN)C2=O</text:p>
          </table:table-cell>
          <table:table-cell office:value-type="string">
            <text:p>2-(2-aminoethyl)-6-(dimethylamino)-1H-benzo[de]isoquinoline-1,3(2H)-dione</text:p>
          </table:table-cell>
          <table:table-cell office:value-type="string">
            <text:p>null</text:p>
          </table:table-cell>
          <table:table-cell office:value-type="float" office:value="470">
            <text:p>470</text:p>
          </table:table-cell>
          <table:table-cell table:number-columns-repeated="4" office:value-type="string">
            <text:p>null</text:p>
          </table:table-cell>
          <table:table-cell office:value-type="string">
            <text:p>Fluorescent tracer with blue-shifted emission upon increasing PAN encapsulation</text:p>
          </table:table-cell>
          <table:table-cell office:value-type="string">
            <text:p>pubmed_1185958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267550039570779">
            <text:p>0.026755004</text:p>
          </table:table-cell>
          <table:table-cell table:number-columns-repeated="1007"/>
        </table:table-row>
        <table:table-row table:style-name="ro1">
          <table:table-cell office:value-type="string">
            <text:p>C=C[C@H]1CN2CC[C@@H]1C[C@H]2[C@H](O)c1ccnc2ccc(OC)cc12</text:p>
          </table:table-cell>
          <table:table-cell office:value-type="string">
            <text:p>Quinine</text:p>
          </table:table-cell>
          <table:table-cell office:value-type="string">
            <text:p>sulfuric acid</text:p>
          </table:table-cell>
          <table:table-cell office:value-type="float" office:value="250">
            <text:p>250</text:p>
          </table:table-cell>
          <table:table-cell table:number-columns-repeated="4" office:value-type="string">
            <text:p>null</text:p>
          </table:table-cell>
          <table:table-cell office:value-type="string">
            <text:p>Stable in acidic solutions, not highly susceptible to oxygen quenching.</text:p>
          </table:table-cell>
          <table:table-cell office:value-type="string">
            <text:p>pubmed_1175565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477975581306964">
            <text:p>0.0477975581</text:p>
          </table:table-cell>
          <table:table-cell table:number-columns-repeated="1007"/>
        </table:table-row>
        <table:table-row table:style-name="ro1">
          <table:table-cell office:value-type="string">
            <text:p>O=c1cc[nH]c(=S)[nH]1</text:p>
          </table:table-cell>
          <table:table-cell office:value-type="string">
            <text:p>2-thiouracil</text:p>
          </table:table-cell>
          <table:table-cell office:value-type="string">
            <text:p>null</text:p>
          </table:table-cell>
          <table:table-cell office:value-type="float" office:value="266">
            <text:p>266</text:p>
          </table:table-cell>
          <table:table-cell table:number-columns-repeated="4" office:value-type="string">
            <text:p>null</text:p>
          </table:table-cell>
          <table:table-cell office:value-type="string">
            <text:p>The molecule undergoes ultrafast symmetry reduction during internal conversion from 1Ï€â†’ Ï€* to 1nÏ€* states, involving out-of-plane motion at the C2 atom.</text:p>
          </table:table-cell>
          <table:table-cell office:value-type="string">
            <text:p>pubmed_118710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14239835413173">
            <text:p>0.1142398354</text:p>
          </table:table-cell>
          <table:table-cell table:number-columns-repeated="1007"/>
        </table:table-row>
        <table:table-row table:style-name="ro1">
          <table:table-cell office:value-type="string">
            <text:p>[Ru+2].c1ccc(-c2ccccn2)nc1.c1ccc(-c2ccccn2)nc1.c1ccc(-c2ccccn2)nc1</text:p>
          </table:table-cell>
          <table:table-cell office:value-type="string">
            <text:p>tris(2,2'-bipyridine)ruthenium(II)</text:p>
          </table:table-cell>
          <table:table-cell table:number-columns-repeated="2" office:value-type="string">
            <text:p>null</text:p>
          </table:table-cell>
          <table:table-cell office:value-type="float" office:value="620">
            <text:p>620</text:p>
          </table:table-cell>
          <table:table-cell table:number-columns-repeated="2" office:value-type="string">
            <text:p>null</text:p>
          </table:table-cell>
          <table:table-cell office:value-type="float" office:value="1000">
            <text:p>1000</text:p>
          </table:table-cell>
          <table:table-cell office:value-type="string">
            <text:p>Electrochemiluminescence active complex used in nanofluidic channel simulations.</text:p>
          </table:table-cell>
          <table:table-cell office:value-type="string">
            <text:p>chemrxiv_10.26434_SLASH_chemrxiv-2024-hhnzs</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9912006547675">
            <text:p>0.4999120065</text:p>
          </table:table-cell>
          <table:table-cell table:number-columns-repeated="1007"/>
        </table:table-row>
        <table:table-row table:style-name="ro1">
          <table:table-cell office:value-type="string">
            <text:p>Fc1cc2nc3c4ccc(-n5c6ccc(N(c7ccccc7)c7ccccc7)cc6c6cc(N(c7ccccc7)c7ccccc7)ccc65)cc4c4cc(-n5c6ccc(N(c7ccccc7)c7ccccc7)cc6c6cc(N(c7ccccc7)c7ccccc7)ccc65)ccc4c3nc2cc1F</text:p>
          </table:table-cell>
          <table:table-cell office:value-type="string">
            <text:p>9,9'-(11,12-difluorodibenzo[a,c]phenazine-3,6-diyl)bis(N3,N3,N6,N6-tetraphenyl-9H-carbazole-3,6-diamine)</text:p>
          </table:table-cell>
          <table:table-cell office:value-type="string">
            <text:p>toluene</text:p>
          </table:table-cell>
          <table:table-cell office:value-type="float" office:value="354">
            <text:p>354</text:p>
          </table:table-cell>
          <table:table-cell office:value-type="float" office:value="675">
            <text:p>675</text:p>
          </table:table-cell>
          <table:table-cell office:value-type="float" office:value="0.44">
            <text:p>0.44</text:p>
          </table:table-cell>
          <table:table-cell office:value-type="string">
            <text:p>4.1e4 (354 nm)</text:p>
          </table:table-cell>
          <table:table-cell office:value-type="float" office:value="23">
            <text:p>23</text:p>
          </table:table-cell>
          <table:table-cell office:value-type="string">
            <text:p>emission in toluene solution</text:p>
          </table:table-cell>
          <table:table-cell office:value-type="string">
            <text:p>chemrxiv_10.26434_SLASH_chemrxiv-2023-93jq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7305591311306">
            <text:p>0.9473055913</text:p>
          </table:table-cell>
          <table:table-cell table:number-columns-repeated="1007"/>
        </table:table-row>
        <table:table-row table:style-name="ro1">
          <table:table-cell office:value-type="string">
            <text:p>CN(C)c1ccc2nc3ccc(N(C)C)cc3[s+]c2c1.[Cl-]</text:p>
          </table:table-cell>
          <table:table-cell office:value-type="string">
            <text:p>methylene blue</text:p>
          </table:table-cell>
          <table:table-cell office:value-type="string">
            <text:p>deionized water</text:p>
          </table:table-cell>
          <table:table-cell office:value-type="float" office:value="665">
            <text:p>665</text:p>
          </table:table-cell>
          <table:table-cell office:value-type="string">
            <text:p>null</text:p>
          </table:table-cell>
          <table:table-cell office:value-type="float" office:value="0.25">
            <text:p>0.25</text:p>
          </table:table-cell>
          <table:table-cell office:value-type="string">
            <text:p>12000 (665 nm)</text:p>
          </table:table-cell>
          <table:table-cell office:value-type="string">
            <text:p>null</text:p>
          </table:table-cell>
          <table:table-cell office:value-type="string">
            <text:p>used for adsorption-photocatalytic degradation experiments</text:p>
          </table:table-cell>
          <table:table-cell office:value-type="string">
            <text:p>pubmed_1190225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43241681391373">
            <text:p>0.1432416814</text:p>
          </table:table-cell>
          <table:table-cell table:number-columns-repeated="1007"/>
        </table:table-row>
        <table:table-row table:style-name="ro1">
          <table:table-cell office:value-type="string">
            <text:p>OCc1ccc(-c2ccc3c4cccc5cccc(c6cccc2c63)c54)s1</text:p>
          </table:table-cell>
          <table:table-cell office:value-type="string">
            <text:p>5-(Perylen-3-yl)-2-hydroxymethyl-thiophene</text:p>
          </table:table-cell>
          <table:table-cell office:value-type="string">
            <text:p>dichloromethane</text:p>
          </table:table-cell>
          <table:table-cell office:value-type="float" office:value="490">
            <text:p>490</text:p>
          </table:table-cell>
          <table:table-cell office:value-type="float" office:value="666">
            <text:p>666</text:p>
          </table:table-cell>
          <table:table-cell table:number-columns-repeated="2" office:value-type="string">
            <text:p>null</text:p>
          </table:table-cell>
          <table:table-cell office:value-type="float" office:value="176">
            <text:p>176</text:p>
          </table:table-cell>
          <table:table-cell office:value-type="string">
            <text:p>Stokes shift of 176 nm</text:p>
          </table:table-cell>
          <table:table-cell office:value-type="string">
            <text:p>chemrxiv_10.26434_SLASH_chemrxiv-2024-jt6ld</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83620529668406">
            <text:p>0.3836205297</text:p>
          </table:table-cell>
          <table:table-cell table:number-columns-repeated="1007"/>
        </table:table-row>
        <table:table-row table:style-name="ro1">
          <table:table-cell office:value-type="string">
            <text:p>N#Cc1ccc(C#N)c(C=Cc2cc(N(c3ccccc3)c3ccccc3)ccc2N(c2ccccc2)c2ccccc2)c1</text:p>
          </table:table-cell>
          <table:table-cell office:value-type="string">
            <text:p>2,5-bis(diphenylamino)styryl-1,4-dicyanobenzene</text:p>
          </table:table-cell>
          <table:table-cell office:value-type="string">
            <text:p>toluene</text:p>
          </table:table-cell>
          <table:table-cell office:value-type="float" office:value="466">
            <text:p>466</text:p>
          </table:table-cell>
          <table:table-cell office:value-type="float" office:value="522">
            <text:p>522</text:p>
          </table:table-cell>
          <table:table-cell office:value-type="float" office:value="0.56">
            <text:p>0.56</text:p>
          </table:table-cell>
          <table:table-cell office:value-type="string">
            <text:p>63000 (466 nm)</text:p>
          </table:table-cell>
          <table:table-cell office:value-type="float" office:value="1.4">
            <text:p>1.4</text:p>
          </table:table-cell>
          <table:table-cell office:value-type="string">
            <text:p>Fluorescence quantum yield measured in toluene.</text:p>
          </table:table-cell>
          <table:table-cell office:value-type="string">
            <text:p>chemrxiv_10.26434_SLASH_chemrxiv-2024-lnbct</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5903793303296">
            <text:p>0.459037933</text:p>
          </table:table-cell>
          <table:table-cell table:number-columns-repeated="1007"/>
        </table:table-row>
        <table:table-row table:style-name="ro1">
          <table:table-cell office:value-type="string">
            <text:p>Clc1ccnc(-c2ccccn2)c1</text:p>
          </table:table-cell>
          <table:table-cell office:value-type="string">
            <text:p>4-chloro-2,2â€²-bipyridine</text:p>
          </table:table-cell>
          <table:table-cell office:value-type="string">
            <text:p>acetonitrile</text:p>
          </table:table-cell>
          <table:table-cell office:value-type="float" office:value="310">
            <text:p>310</text:p>
          </table:table-cell>
          <table:table-cell table:number-columns-repeated="2" office:value-type="string">
            <text:p>null</text:p>
          </table:table-cell>
          <table:table-cell office:value-type="string">
            <text:p>&gt;10,000 (absorption)</text:p>
          </table:table-cell>
          <table:table-cell office:value-type="string">
            <text:p>null</text:p>
          </table:table-cell>
          <table:table-cell office:value-type="string">
            <text:p>UV-Vis absorption at 310 nm with molar absorptivity &gt;10,000 Mâ»Â¹cmâ»Â¹</text:p>
          </table:table-cell>
          <table:table-cell office:value-type="string">
            <text:p>chemrxiv_10.26434_SLASH_chemrxiv-2023-njjmp-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47239524731413">
            <text:p>0.7472395247</text:p>
          </table:table-cell>
          <table:table-cell table:number-columns-repeated="1007"/>
        </table:table-row>
        <table:table-row table:style-name="ro1">
          <table:table-cell office:value-type="string">
            <text:p>N#Cc1c(-n2c3ccccc3c3ccccc32)c(-n2c3ccccc3c3ccccc32)cc(-n2c3ccccc3c3ccccc32)c1-n1c2ccccc2c2ccccc21</text:p>
          </table:table-cell>
          <table:table-cell office:value-type="string">
            <text:p>2,3,5,6-tetrakis(9H-carbazol-9-yl)benzonitrile</text:p>
          </table:table-cell>
          <table:table-cell office:value-type="string">
            <text:p>chlorobenzene</text:p>
          </table:table-cell>
          <table:table-cell office:value-type="float" office:value="445">
            <text:p>445</text:p>
          </table:table-cell>
          <table:table-cell office:value-type="float" office:value="480">
            <text:p>480</text:p>
          </table:table-cell>
          <table:table-cell office:value-type="float" office:value="0.56">
            <text:p>0.56</text:p>
          </table:table-cell>
          <table:table-cell table:number-columns-repeated="2" office:value-type="string">
            <text:p>null</text:p>
          </table:table-cell>
          <table:table-cell office:value-type="string">
            <text:p>blue-emitting TADF compound with PLQY of 56% in solution and 11% in neat film</text:p>
          </table:table-cell>
          <table:table-cell office:value-type="string">
            <text:p>pubmed_117331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20899457391351">
            <text:p>0.5208994574</text:p>
          </table:table-cell>
          <table:table-cell table:number-columns-repeated="1007"/>
        </table:table-row>
        <table:table-row table:style-name="ro1">
          <table:table-cell office:value-type="string">
            <text:p>N#Cc1c2ccccc2c(N(c2ccccc2)c2ccccc2)c2ccccc12</text:p>
          </table:table-cell>
          <table:table-cell office:value-type="string">
            <text:p>9-cyano-10-diphenylamino-anthracene</text:p>
          </table:table-cell>
          <table:table-cell office:value-type="string">
            <text:p>null</text:p>
          </table:table-cell>
          <table:table-cell office:value-type="float" office:value="539.63">
            <text:p>539.63</text:p>
          </table:table-cell>
          <table:table-cell table:number-columns-repeated="4" office:value-type="string">
            <text:p>null</text:p>
          </table:table-cell>
          <table:table-cell office:value-type="string">
            <text:p>Thermally activated delayed fluorescence (TADF) material with a small energy gap between singlet and triplet states.</text:p>
          </table:table-cell>
          <table:table-cell office:value-type="string">
            <text:p>pubmed_118344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039410748519">
            <text:p>0.9403941075</text:p>
          </table:table-cell>
          <table:table-cell table:number-columns-repeated="1007"/>
        </table:table-row>
        <table:table-row table:style-name="ro1">
          <table:table-cell office:value-type="string">
            <text:p>CC1(C)C(=CC=C2CCCC(C=CC3=[N+](CCCCS(=O)(=O)[O-])c4ccc5ccccc5c4C3(C)C)=C2Cl)N(CCCCS(=O)(=O)[O-])c2ccc3ccccc3c21.[Na+]</text:p>
          </table:table-cell>
          <table:table-cell office:value-type="string">
            <text:p>IR820</text:p>
          </table:table-cell>
          <table:table-cell office:value-type="string">
            <text:p>water</text:p>
          </table:table-cell>
          <table:table-cell office:value-type="float" office:value="810">
            <text:p>810</text:p>
          </table:table-cell>
          <table:table-cell table:number-columns-repeated="4" office:value-type="string">
            <text:p>null</text:p>
          </table:table-cell>
          <table:table-cell office:value-type="string">
            <text:p>IR820 is used as the core chromophore in IGD NPs for its enhanced optical properties and structural flexibility compared to ICG.</text:p>
          </table:table-cell>
          <table:table-cell office:value-type="string">
            <text:p>pubmed_1176263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16344774514437">
            <text:p>0.5163447745</text:p>
          </table:table-cell>
          <table:table-cell table:number-columns-repeated="1007"/>
        </table:table-row>
        <table:table-row table:style-name="ro1">
          <table:table-cell office:value-type="string">
            <text:p>CC(=O)c1cc(O)ccc1O</text:p>
          </table:table-cell>
          <table:table-cell office:value-type="string">
            <text:p>2,5-dihydroxyacetophenone</text:p>
          </table:table-cell>
          <table:table-cell table:number-columns-repeated="4" office:value-type="string">
            <text:p>null</text:p>
          </table:table-cell>
          <table:table-cell office:value-type="string">
            <text:p>1.0e3 (355 nm)</text:p>
          </table:table-cell>
          <table:table-cell office:value-type="string">
            <text:p>null</text:p>
          </table:table-cell>
          <table:table-cell office:value-type="string">
            <text:p>Commonly used matrix for comparison, moderate extinction coefficient</text:p>
          </table:table-cell>
          <table:table-cell office:value-type="string">
            <text:p>chemrxiv_10.26434_SLASH_chemrxiv-2025-5c9xt-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25760801834986">
            <text:p>0.1257608018</text:p>
          </table:table-cell>
          <table:table-cell table:number-columns-repeated="1007"/>
        </table:table-row>
        <table:table-row table:style-name="ro1">
          <table:table-cell office:value-type="string">
            <text:p>C=CC1=C(C)C2=NC1=CC1=NC(=Cc3[n-]c4c(c3C)=C([O-])C(C(=O)OC)C=4C3=NC(=C2)C(C)C3CCC(=O)OCC=C(C)CCCC(C)CCCC(C)CCCC(C)C)C(CC)=C1C.[Mg+2]</text:p>
          </table:table-cell>
          <table:table-cell office:value-type="string">
            <text:p>chlorophyll-a</text:p>
          </table:table-cell>
          <table:table-cell office:value-type="string">
            <text:p>null</text:p>
          </table:table-cell>
          <table:table-cell office:value-type="float" office:value="430">
            <text:p>430</text:p>
          </table:table-cell>
          <table:table-cell office:value-type="float" office:value="680">
            <text:p>680</text:p>
          </table:table-cell>
          <table:table-cell table:number-columns-repeated="3" office:value-type="string">
            <text:p>null</text:p>
          </table:table-cell>
          <table:table-cell office:value-type="string">
            <text:p>Chlorophyll-a levels decreased significantly after ultrasonic treatment.</text:p>
          </table:table-cell>
          <table:table-cell office:value-type="string">
            <text:p>pubmed_1192493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20516155892983">
            <text:p>0.4205161559</text:p>
          </table:table-cell>
          <table:table-cell table:number-columns-repeated="1007"/>
        </table:table-row>
        <table:table-row table:style-name="ro1">
          <table:table-cell office:value-type="string">
            <text:p>OC1=C(c2c(Cl)cccc2Cl)C(c2ccccc2)=CNC1</text:p>
          </table:table-cell>
          <table:table-cell office:value-type="string">
            <text:p>4-(2,6-dichlorophenyl)-5-phenyl-1H-pyridin-3-ol</text:p>
          </table:table-cell>
          <table:table-cell office:value-type="string">
            <text:p>null</text:p>
          </table:table-cell>
          <table:table-cell office:value-type="float" office:value="700">
            <text:p>700</text:p>
          </table:table-cell>
          <table:table-cell table:number-columns-repeated="4" office:value-type="string">
            <text:p>null</text:p>
          </table:table-cell>
          <table:table-cell office:value-type="string">
            <text:p>example comment</text:p>
          </table:table-cell>
          <table:table-cell office:value-type="string">
            <text:p>pubmed_1173224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20337577303872">
            <text:p>0.6203375773</text:p>
          </table:table-cell>
          <table:table-cell table:number-columns-repeated="1007"/>
        </table:table-row>
        <table:table-row table:style-name="ro1">
          <table:table-cell office:value-type="string">
            <text:p>CC(C=CC=C(C)C=CC1=C(C)CC(O)CC1(C)C)=CC=CC=C(C)C=CC=C(C)C=CC1C(C)=CC(O)CC1(C)C</text:p>
          </table:table-cell>
          <table:table-cell office:value-type="string">
            <text:p>carotenoid</text:p>
          </table:table-cell>
          <table:table-cell office:value-type="string">
            <text:p>null</text:p>
          </table:table-cell>
          <table:table-cell office:value-type="float" office:value="470">
            <text:p>470</text:p>
          </table:table-cell>
          <table:table-cell table:number-columns-repeated="4" office:value-type="string">
            <text:p>null</text:p>
          </table:table-cell>
          <table:table-cell office:value-type="string">
            <text:p>photosynthetic pigment</text:p>
          </table:table-cell>
          <table:table-cell office:value-type="string">
            <text:p>pubmed_1167412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85234494367614">
            <text:p>0.2852344944</text:p>
          </table:table-cell>
          <table:table-cell table:number-columns-repeated="1007"/>
        </table:table-row>
        <table:table-row table:style-name="ro1">
          <table:table-cell office:value-type="string">
            <text:p>[O-]c1ccccc1[S-]</text:p>
          </table:table-cell>
          <table:table-cell office:value-type="string">
            <text:p>2-sulfidophenolate</text:p>
          </table:table-cell>
          <table:table-cell office:value-type="string">
            <text:p>DMF</text:p>
          </table:table-cell>
          <table:table-cell office:value-type="float" office:value="1023">
            <text:p>1023</text:p>
          </table:table-cell>
          <table:table-cell table:number-columns-repeated="2" office:value-type="string">
            <text:p>null</text:p>
          </table:table-cell>
          <table:table-cell office:value-type="string">
            <text:p>1527 (1023 nm)</text:p>
          </table:table-cell>
          <table:table-cell office:value-type="string">
            <text:p>null</text:p>
          </table:table-cell>
          <table:table-cell office:value-type="string">
            <text:p>Part of the binuclear Ni complex, exhibits ligand-to-metal charge transfer transitions</text:p>
          </table:table-cell>
          <table:table-cell office:value-type="string">
            <text:p>pubmed_1192499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813549593091">
            <text:p>0.2481354959</text:p>
          </table:table-cell>
          <table:table-cell table:number-columns-repeated="1007"/>
        </table:table-row>
        <table:table-row table:style-name="ro1">
          <table:table-cell office:value-type="string">
            <text:p>O=C(O)c1ccc(C(=O)c2ccccc2)cc1</text:p>
          </table:table-cell>
          <table:table-cell office:value-type="string">
            <text:p>4-benzoylbenzoic acid</text:p>
          </table:table-cell>
          <table:table-cell office:value-type="string">
            <text:p>water</text:p>
          </table:table-cell>
          <table:table-cell office:value-type="float" office:value="364">
            <text:p>364</text:p>
          </table:table-cell>
          <table:table-cell table:number-columns-repeated="4" office:value-type="string">
            <text:p>null</text:p>
          </table:table-cell>
          <table:table-cell office:value-type="string">
            <text:p>absorption within actinic region, blue shift with microhydration</text:p>
          </table:table-cell>
          <table:table-cell office:value-type="string">
            <text:p>chemrxiv_10.26434_SLASH_chemrxiv-2024-1q4tf</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22205386916176">
            <text:p>0.9222053869</text:p>
          </table:table-cell>
          <table:table-cell table:number-columns-repeated="1007"/>
        </table:table-row>
        <table:table-row table:style-name="ro1">
          <table:table-cell office:value-type="string">
            <text:p>CCN(CC)c1ccc2nc3c4ccccc4c(=O)cc-3oc2c1</text:p>
          </table:table-cell>
          <table:table-cell office:value-type="string">
            <text:p>Nile Red</text:p>
          </table:table-cell>
          <table:table-cell office:value-type="string">
            <text:p>DMSO</text:p>
          </table:table-cell>
          <table:table-cell office:value-type="float" office:value="553">
            <text:p>553</text:p>
          </table:table-cell>
          <table:table-cell office:value-type="float" office:value="635">
            <text:p>635</text:p>
          </table:table-cell>
          <table:table-cell table:number-columns-repeated="3" office:value-type="string">
            <text:p>null</text:p>
          </table:table-cell>
          <table:table-cell office:value-type="string">
            <text:p>Nile Red is a fluorochrome used in microplastics and nanoplastics detection via flow cytometry. Its excitation and emission wavelengths vary with solvent polarity.</text:p>
          </table:table-cell>
          <table:table-cell office:value-type="string">
            <text:p>pubmed_118702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24932470545173">
            <text:p>0.9249324705</text:p>
          </table:table-cell>
          <table:table-cell table:number-columns-repeated="1007"/>
        </table:table-row>
        <table:table-row table:style-name="ro1">
          <table:table-cell office:value-type="string">
            <text:p>C(#Cc1c2ccccc2c(C#Cc2ccccc2)c2ccccc12)c1ccccc1</text:p>
          </table:table-cell>
          <table:table-cell office:value-type="string">
            <text:p>9,10-Bis(phenylethynyl)anthracene</text:p>
          </table:table-cell>
          <table:table-cell office:value-type="string">
            <text:p>chlorobenzene</text:p>
          </table:table-cell>
          <table:table-cell office:value-type="float" office:value="420">
            <text:p>420</text:p>
          </table:table-cell>
          <table:table-cell office:value-type="float" office:value="525">
            <text:p>525</text:p>
          </table:table-cell>
          <table:table-cell table:number-columns-repeated="2" office:value-type="string">
            <text:p>null</text:p>
          </table:table-cell>
          <table:table-cell office:value-type="float" office:value="2.9">
            <text:p>2.9</text:p>
          </table:table-cell>
          <table:table-cell office:value-type="string">
            <text:p>Shows red-shifted emission in solid state due to J-type coupling.</text:p>
          </table:table-cell>
          <table:table-cell office:value-type="string">
            <text:p>chemrxiv_10.26434_SLASH_chemrxiv-2024-65rbb-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43353324569762">
            <text:p>0.3433533246</text:p>
          </table:table-cell>
          <table:table-cell table:number-columns-repeated="1007"/>
        </table:table-row>
        <table:table-row table:style-name="ro1">
          <table:table-cell office:value-type="string">
            <text:p>Cc1ccc2c(c1)sc(-c1ccc(N(C)C)cc1)[n+]2C.[Cl-]</text:p>
          </table:table-cell>
          <table:table-cell office:value-type="string">
            <text:p>Thioflavin T</text:p>
          </table:table-cell>
          <table:table-cell office:value-type="string">
            <text:p>null</text:p>
          </table:table-cell>
          <table:table-cell office:value-type="float" office:value="440">
            <text:p>440</text:p>
          </table:table-cell>
          <table:table-cell office:value-type="float" office:value="485">
            <text:p>485</text:p>
          </table:table-cell>
          <table:table-cell table:number-columns-repeated="3" office:value-type="string">
            <text:p>null</text:p>
          </table:table-cell>
          <table:table-cell office:value-type="string">
            <text:p>Used as a dye for detecting amyloid fibrils in fluorescence assays.</text:p>
          </table:table-cell>
          <table:table-cell office:value-type="string">
            <text:p>pubmed_1193999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9860802507028">
            <text:p>0.2986080251</text:p>
          </table:table-cell>
          <table:table-cell table:number-columns-repeated="1007"/>
        </table:table-row>
        <table:table-row table:style-name="ro1">
          <table:table-cell office:value-type="string">
            <text:p>F[P-](F)(F)(F)(F)F.F[P-](F)(F)(F)(F)F.[Ru+2].c1ccc(-c2ccccn2)nc1.c1ccc(-c2ccccn2)nc1.c1ccc(-c2ccccn2)nc1</text:p>
          </table:table-cell>
          <table:table-cell office:value-type="string">
            <text:p>tris(2,2'-bipyridine)ruthenium(II) hexafluorophosphate</text:p>
          </table:table-cell>
          <table:table-cell office:value-type="string">
            <text:p>dichloromethane</text:p>
          </table:table-cell>
          <table:table-cell office:value-type="float" office:value="451">
            <text:p>451</text:p>
          </table:table-cell>
          <table:table-cell office:value-type="float" office:value="596">
            <text:p>596</text:p>
          </table:table-cell>
          <table:table-cell office:value-type="string">
            <text:p>null</text:p>
          </table:table-cell>
          <table:table-cell office:value-type="string">
            <text:p>16020 (451 nm)</text:p>
          </table:table-cell>
          <table:table-cell office:value-type="float" office:value="675">
            <text:p>675</text:p>
          </table:table-cell>
          <table:table-cell office:value-type="string">
            <text:p>Moderate photostability in dichloromethane.</text:p>
          </table:table-cell>
          <table:table-cell office:value-type="string">
            <text:p>chemrxiv_10.26434_SLASH_chemrxiv-2024-lzv4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70627551851794">
            <text:p>0.1706275519</text:p>
          </table:table-cell>
          <table:table-cell table:number-columns-repeated="1007"/>
        </table:table-row>
        <table:table-row table:style-name="ro1">
          <table:table-cell office:value-type="string">
            <text:p>COc1cc(C(=O)O)cc(OC)c1O</text:p>
          </table:table-cell>
          <table:table-cell office:value-type="string">
            <text:p>Syringic acid</text:p>
          </table:table-cell>
          <table:table-cell office:value-type="string">
            <text:p>THF</text:p>
          </table:table-cell>
          <table:table-cell table:number-columns-repeated="3" office:value-type="string">
            <text:p>null</text:p>
          </table:table-cell>
          <table:table-cell office:value-type="string">
            <text:p>C9H10O5</text:p>
          </table:table-cell>
          <table:table-cell office:value-type="string">
            <text:p>null</text:p>
          </table:table-cell>
          <table:table-cell office:value-type="string">
            <text:p>silylated compound with improved detection</text:p>
          </table:table-cell>
          <table:table-cell office:value-type="string">
            <text:p>chemrxiv_10.26434_SLASH_chemrxiv-2024-031n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35610641352832">
            <text:p>0.5356106414</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null</text:p>
          </table:table-cell>
          <table:table-cell office:value-type="float" office:value="780">
            <text:p>780</text:p>
          </table:table-cell>
          <table:table-cell table:number-columns-repeated="4" office:value-type="string">
            <text:p>null</text:p>
          </table:table-cell>
          <table:table-cell office:value-type="string">
            <text:p>Used for imaging and photothermal therapy</text:p>
          </table:table-cell>
          <table:table-cell office:value-type="string">
            <text:p>pubmed_119446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9528013584204">
            <text:p>0.1952801358</text:p>
          </table:table-cell>
          <table:table-cell table:number-columns-repeated="1007"/>
        </table:table-row>
        <table:table-row table:style-name="ro1">
          <table:table-cell office:value-type="string">
            <text:p>N[C@@H](Cc1c[nH]c2ccccc12)C(=O)O</text:p>
          </table:table-cell>
          <table:table-cell office:value-type="string">
            <text:p>tryptophan</text:p>
          </table:table-cell>
          <table:table-cell table:number-columns-repeated="2" office:value-type="string">
            <text:p>null</text:p>
          </table:table-cell>
          <table:table-cell office:value-type="float" office:value="350">
            <text:p>350</text:p>
          </table:table-cell>
          <table:table-cell table:number-columns-repeated="3" office:value-type="string">
            <text:p>null</text:p>
          </table:table-cell>
          <table:table-cell office:value-type="string">
            <text:p>Amino acid in E. coli with fluorescence peak at 350 nm.</text:p>
          </table:table-cell>
          <table:table-cell office:value-type="string">
            <text:p>pubmed_1191376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94908405281603">
            <text:p>0.7949084053</text:p>
          </table:table-cell>
          <table:table-cell table:number-columns-repeated="1007"/>
        </table:table-row>
        <table:table-row table:style-name="ro1">
          <table:table-cell office:value-type="string">
            <text:p>c1cc2ccc3cccc4ccc(c1)c2c34</text:p>
          </table:table-cell>
          <table:table-cell office:value-type="string">
            <text:p>pyrene</text:p>
          </table:table-cell>
          <table:table-cell office:value-type="string">
            <text:p>null</text:p>
          </table:table-cell>
          <table:table-cell office:value-type="float" office:value="330">
            <text:p>330</text:p>
          </table:table-cell>
          <table:table-cell office:value-type="float" office:value="405">
            <text:p>405</text:p>
          </table:table-cell>
          <table:table-cell table:number-columns-repeated="3" office:value-type="string">
            <text:p>null</text:p>
          </table:table-cell>
          <table:table-cell office:value-type="string">
            <text:p>Fluorescence measurements used pyrene as a probe.</text:p>
          </table:table-cell>
          <table:table-cell office:value-type="string">
            <text:p>pubmed_1168364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88113448442891">
            <text:p>0.1881134484</text:p>
          </table:table-cell>
          <table:table-cell table:number-columns-repeated="1007"/>
        </table:table-row>
        <table:table-row table:style-name="ro1">
          <table:table-cell office:value-type="string">
            <text:p>c1ccc(N(c2ccccc2)c2cc3c4c(c2)N(c2ccccc2)c2cc5c(cc2B4c2ccccc2N3c2ccccc2)B2c3ccccc3N(c3ccccc3)c3cc(N(c4ccccc4)c4ccccc4)cc(c32)N5c2ccccc2)cc1</text:p>
          </table:table-cell>
          <table:table-cell office:value-type="string">
            <text:p>N7,N7,N13,N13,5,9,11,15-octaphenyl-5,9,11,15-tetrahydro-5,9,11,15-tetraaza-19b,20b-diboradinaphtho[3,2,1-de:1',2',3'-jk]pentacene-7,13-diamine</text:p>
          </table:table-cell>
          <table:table-cell office:value-type="string">
            <text:p>THF</text:p>
          </table:table-cell>
          <table:table-cell office:value-type="float" office:value="450">
            <text:p>450</text:p>
          </table:table-cell>
          <table:table-cell office:value-type="float" office:value="465">
            <text:p>465</text:p>
          </table:table-cell>
          <table:table-cell office:value-type="float" office:value="0.98">
            <text:p>0.98</text:p>
          </table:table-cell>
          <table:table-cell office:value-type="string">
            <text:p>null</text:p>
          </table:table-cell>
          <table:table-cell office:value-type="float" office:value="3800">
            <text:p>3800</text:p>
          </table:table-cell>
          <table:table-cell office:value-type="string">
            <text:p>Moderate stability and use in devices</text:p>
          </table:table-cell>
          <table:table-cell office:value-type="string">
            <text:p>pubmed_1170022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49219730496407">
            <text:p>0.074921973</text:p>
          </table:table-cell>
          <table:table-cell table:number-columns-repeated="1007"/>
        </table:table-row>
        <table:table-row table:style-name="ro1">
          <table:table-cell office:value-type="string">
            <text:p>CN(C)c1ccc2cc3ccc(N(C)C)cc3[o+]c2c1.[Cl-]</text:p>
          </table:table-cell>
          <table:table-cell office:value-type="string">
            <text:p>Pyronin Y</text:p>
          </table:table-cell>
          <table:table-cell office:value-type="string">
            <text:p>aqueous solution</text:p>
          </table:table-cell>
          <table:table-cell office:value-type="float" office:value="546">
            <text:p>546</text:p>
          </table:table-cell>
          <table:table-cell office:value-type="string">
            <text:p>null</text:p>
          </table:table-cell>
          <table:table-cell office:value-type="float" office:value="0.42">
            <text:p>0.42</text:p>
          </table:table-cell>
          <table:table-cell office:value-type="string">
            <text:p>null</text:p>
          </table:table-cell>
          <table:table-cell office:value-type="float" office:value="1.83">
            <text:p>1.83</text:p>
          </table:table-cell>
          <table:table-cell office:value-type="string">
            <text:p>bright, photostable, optimal spectral features for microscopy</text:p>
          </table:table-cell>
          <table:table-cell office:value-type="string">
            <text:p>chemrxiv_10.26434_SLASH_chemrxiv-2025-2wdjw</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386643474921584">
            <text:p>0.0386643475</text:p>
          </table:table-cell>
          <table:table-cell table:number-columns-repeated="1007"/>
        </table:table-row>
        <table:table-row table:style-name="ro1">
          <table:table-cell office:value-type="string">
            <text:p>CN(C)c1ccc2c(c1)Sc1cc(N(C)C)ccc1N2.[Cl-]</text:p>
          </table:table-cell>
          <table:table-cell office:value-type="string">
            <text:p>3,7-bis(dimethylamino)phenothiazine chloride</text:p>
          </table:table-cell>
          <table:table-cell office:value-type="string">
            <text:p>null</text:p>
          </table:table-cell>
          <table:table-cell office:value-type="float" office:value="450">
            <text:p>450</text:p>
          </table:table-cell>
          <table:table-cell table:number-columns-repeated="4" office:value-type="string">
            <text:p>null</text:p>
          </table:table-cell>
          <table:table-cell office:value-type="string">
            <text:p>Methylene blue used as a model dye; degradation rate of 94% in 100 min under photocatalytic action of 1-TC/200-CN composite.</text:p>
          </table:table-cell>
          <table:table-cell office:value-type="string">
            <text:p>pubmed_1182062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53316040663049">
            <text:p>0.5533160407</text:p>
          </table:table-cell>
          <table:table-cell table:number-columns-repeated="1007"/>
        </table:table-row>
        <table:table-row table:style-name="ro1">
          <table:table-cell office:value-type="string">
            <text:p>COS(=O)(=O)[O-].C[N+](C)(C)c1cccc(OC(=O)NCc2ccccc2)c1</text:p>
          </table:table-cell>
          <table:table-cell office:value-type="string">
            <text:p>AR-23</text:p>
          </table:table-cell>
          <table:table-cell office:value-type="string">
            <text:p>DMF</text:p>
          </table:table-cell>
          <table:table-cell office:value-type="float" office:value="420">
            <text:p>420</text:p>
          </table:table-cell>
          <table:table-cell office:value-type="float" office:value="500">
            <text:p>500</text:p>
          </table:table-cell>
          <table:table-cell office:value-type="float" office:value="0.78">
            <text:p>0.78</text:p>
          </table:table-cell>
          <table:table-cell table:number-columns-repeated="3" office:value-type="string">
            <text:p>null</text:p>
          </table:table-cell>
          <table:table-cell office:value-type="string">
            <text:p>pubmed_1193810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97761216200888">
            <text:p>0.1977612162</text:p>
          </table:table-cell>
          <table:table-cell table:number-columns-repeated="1007"/>
        </table:table-row>
        <table:table-row table:style-name="ro1">
          <table:table-cell office:value-type="string">
            <text:p>Cc1ccc2c(c1)CN1C(=C2)N(C)C(c2ccc(S(=O)(=O)N(C)Cc3ccccn3)cc2)C1C</text:p>
          </table:table-cell>
          <table:table-cell office:value-type="string">
            <text:p>4-(1,3-dihydro-1,3,7-trimethyl-2H-benz[d]imidazo[1,2-a]pyridin-2-yl)-N-methyl-N-(2-pyridinylmethyl)benzenesulfonamide</text:p>
          </table:table-cell>
          <table:table-cell office:value-type="string">
            <text:p>null</text:p>
          </table:table-cell>
          <table:table-cell office:value-type="float" office:value="360">
            <text:p>360</text:p>
          </table:table-cell>
          <table:table-cell office:value-type="float" office:value="510">
            <text:p>510</text:p>
          </table:table-cell>
          <table:table-cell office:value-type="string">
            <text:p>null</text:p>
          </table:table-cell>
          <table:table-cell office:value-type="string">
            <text:p>20.0 (280 nm)</text:p>
          </table:table-cell>
          <table:table-cell office:value-type="string">
            <text:p>null</text:p>
          </table:table-cell>
          <table:table-cell office:value-type="string">
            <text:p>Fura-2 AM is a calcium-sensitive dye used to measure cytosolic calcium concentration. The excitation maximum shifts from 340 nm (CaÂ²âº bound) to 380 nm (CaÂ²âº free), with emission at 510 nm.</text:p>
          </table:table-cell>
          <table:table-cell office:value-type="string">
            <text:p>pubmed_1177516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22901153378189">
            <text:p>0.7229011534</text:p>
          </table:table-cell>
          <table:table-cell table:number-columns-repeated="1007"/>
        </table:table-row>
        <table:table-row table:style-name="ro1">
          <table:table-cell office:value-type="string">
            <text:p>O=C(O[C@@H]1Cc2c(O)cc(O)cc2O[C@@H]1c1cc(O)c(O)c(O)c1)c1cc(O)c(O)c(O)c1</text:p>
          </table:table-cell>
          <table:table-cell office:value-type="string">
            <text:p>Epigallocatechin-3-gallate</text:p>
          </table:table-cell>
          <table:table-cell office:value-type="string">
            <text:p>water</text:p>
          </table:table-cell>
          <table:table-cell office:value-type="float" office:value="212">
            <text:p>212</text:p>
          </table:table-cell>
          <table:table-cell table:number-columns-repeated="5" office:value-type="string">
            <text:p>null</text:p>
          </table:table-cell>
          <table:table-cell office:value-type="string">
            <text:p>pubmed_118174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6938366219401">
            <text:p>0.5069383662</text:p>
          </table:table-cell>
          <table:table-cell table:number-columns-repeated="1007"/>
        </table:table-row>
        <table:table-row table:style-name="ro1">
          <table:table-cell office:value-type="string">
            <text:p>OCc1nc2ccccc2[nH]1</text:p>
          </table:table-cell>
          <table:table-cell office:value-type="string">
            <text:p>2-hydroxymethylbenzimidazole</text:p>
          </table:table-cell>
          <table:table-cell office:value-type="string">
            <text:p>water</text:p>
          </table:table-cell>
          <table:table-cell office:value-type="float" office:value="325">
            <text:p>325</text:p>
          </table:table-cell>
          <table:table-cell table:number-columns-repeated="4" office:value-type="string">
            <text:p>null</text:p>
          </table:table-cell>
          <table:table-cell office:value-type="string">
            <text:p>Protonated ligand in complex 1</text:p>
          </table:table-cell>
          <table:table-cell office:value-type="string">
            <text:p>pubmed_1182051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2309971256182">
            <text:p>0.2523099713</text:p>
          </table:table-cell>
          <table:table-cell table:number-columns-repeated="1007"/>
        </table:table-row>
        <table:table-row table:style-name="ro1">
          <table:table-cell office:value-type="string">
            <text:p>CCC1C(=O)N(C)c2cnc(Nc3ccc(C(=O)NC4CCC(N5CCN(CC6CC6)CC5)CC4)cc3OC)nc2N1C(C)C</text:p>
          </table:table-cell>
          <table:table-cell office:value-type="string">
            <text:p>volasertib</text:p>
          </table:table-cell>
          <table:table-cell office:value-type="string">
            <text:p>null</text:p>
          </table:table-cell>
          <table:table-cell office:value-type="float" office:value="328">
            <text:p>328</text:p>
          </table:table-cell>
          <table:table-cell table:number-columns-repeated="3" office:value-type="string">
            <text:p>null</text:p>
          </table:table-cell>
          <table:table-cell office:value-type="float" office:value="4.78">
            <text:p>4.78</text:p>
          </table:table-cell>
          <table:table-cell office:value-type="string">
            <text:p>Volasertib exhibits fluorescence emission at 370 nm when bound to HSA in aqueous solution at physiological pH.</text:p>
          </table:table-cell>
          <table:table-cell office:value-type="string">
            <text:p>chemrxiv_10.26434_SLASH_chemrxiv-2024-75qm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3598089637235">
            <text:p>0.3335980896</text:p>
          </table:table-cell>
          <table:table-cell table:number-columns-repeated="1007"/>
        </table:table-row>
        <table:table-row table:style-name="ro1">
          <table:table-cell office:value-type="string">
            <text:p>CN1C2CCC1CC(OC(=O)[C@H](CO)c1ccccc1)C2</text:p>
          </table:table-cell>
          <table:table-cell office:value-type="string">
            <text:p>hyoscyamine</text:p>
          </table:table-cell>
          <table:table-cell office:value-type="string">
            <text:p>H2O</text:p>
          </table:table-cell>
          <table:table-cell office:value-type="float" office:value="320">
            <text:p>320</text:p>
          </table:table-cell>
          <table:table-cell table:number-columns-repeated="2" office:value-type="string">
            <text:p>null</text:p>
          </table:table-cell>
          <table:table-cell office:value-type="string">
            <text:p>1.7e4 (320 nm)</text:p>
          </table:table-cell>
          <table:table-cell office:value-type="string">
            <text:p>null</text:p>
          </table:table-cell>
          <table:table-cell office:value-type="string">
            <text:p>starting substrate for hydroxylation</text:p>
          </table:table-cell>
          <table:table-cell office:value-type="string">
            <text:p>chemrxiv_10.26434_SLASH_chemrxiv-2024-jkhk9-v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0541092897765338">
            <text:p>0.005410929</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null</text:p>
          </table:table-cell>
          <table:table-cell office:value-type="float" office:value="780">
            <text:p>780</text:p>
          </table:table-cell>
          <table:table-cell office:value-type="float" office:value="815">
            <text:p>815</text:p>
          </table:table-cell>
          <table:table-cell table:number-columns-repeated="2" office:value-type="string">
            <text:p>null</text:p>
          </table:table-cell>
          <table:table-cell office:value-type="float" office:value="1000">
            <text:p>1000</text:p>
          </table:table-cell>
          <table:table-cell office:value-type="string">
            <text:p>ICG's fluorescence is influenced by its binding to plasma proteins such as albumin, altering its emission spectrum and intensity. It is widely used in medical imaging due to its near-infrared absorption and emission properties.</text:p>
          </table:table-cell>
          <table:table-cell office:value-type="string">
            <text:p>pubmed_1185807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51247286004946">
            <text:p>0.651247286</text:p>
          </table:table-cell>
          <table:table-cell table:number-columns-repeated="1007"/>
        </table:table-row>
        <table:table-row table:style-name="ro1">
          <table:table-cell office:value-type="string">
            <text:p>C=C</text:p>
          </table:table-cell>
          <table:table-cell office:value-type="string">
            <text:p>polyethylene</text:p>
          </table:table-cell>
          <table:table-cell office:value-type="string">
            <text:p>null</text:p>
          </table:table-cell>
          <table:table-cell office:value-type="float" office:value="447.2">
            <text:p>447.2</text:p>
          </table:table-cell>
          <table:table-cell office:value-type="float" office:value="446.8">
            <text:p>446.8</text:p>
          </table:table-cell>
          <table:table-cell table:number-columns-repeated="3" office:value-type="string">
            <text:p>null</text:p>
          </table:table-cell>
          <table:table-cell office:value-type="string">
            <text:p>nanoporous polyethylene film with high visible reflectance and infrared transparency for radiative cooling</text:p>
          </table:table-cell>
          <table:table-cell office:value-type="string">
            <text:p>pubmed_1186127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64276450965554">
            <text:p>0.264276451</text:p>
          </table:table-cell>
          <table:table-cell table:number-columns-repeated="1007"/>
        </table:table-row>
        <table:table-row table:style-name="ro1">
          <table:table-cell office:value-type="string">
            <text:p>O=C1OC(=O)c2c(Br)cc3c4c(c(Br)cc1c24)C(=O)OC3=O</text:p>
          </table:table-cell>
          <table:table-cell office:value-type="string">
            <text:p>2,6-dibromonaphthalene-1,4,5,8-tetracarboxylic dianhydride</text:p>
          </table:table-cell>
          <table:table-cell office:value-type="string">
            <text:p>dichloromethane</text:p>
          </table:table-cell>
          <table:table-cell office:value-type="string">
            <text:p>null</text:p>
          </table:table-cell>
          <table:table-cell office:value-type="float" office:value="610">
            <text:p>610</text:p>
          </table:table-cell>
          <table:table-cell table:number-columns-repeated="2" office:value-type="string">
            <text:p>null</text:p>
          </table:table-cell>
          <table:table-cell office:value-type="float" office:value="2350">
            <text:p>2350</text:p>
          </table:table-cell>
          <table:table-cell office:value-type="string">
            <text:p>Phosphorescent lifetime increases with curing time</text:p>
          </table:table-cell>
          <table:table-cell office:value-type="string">
            <text:p>chemrxiv_10.26434_SLASH_chemrxiv-2024-r1xnc</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4789147907868">
            <text:p>0.1478914791</text:p>
          </table:table-cell>
          <table:table-cell table:number-columns-repeated="1007"/>
        </table:table-row>
        <table:table-row table:style-name="ro1">
          <table:table-cell office:value-type="string">
            <text:p>CCCCCCCCOC(=O)C(=Cc1ccccc1)OC</text:p>
          </table:table-cell>
          <table:table-cell office:value-type="string">
            <text:p>octyl methoxycinnamate</text:p>
          </table:table-cell>
          <table:table-cell office:value-type="string">
            <text:p>ethanol</text:p>
          </table:table-cell>
          <table:table-cell office:value-type="float" office:value="290">
            <text:p>290</text:p>
          </table:table-cell>
          <table:table-cell office:value-type="float" office:value="340">
            <text:p>340</text:p>
          </table:table-cell>
          <table:table-cell table:number-columns-repeated="3" office:value-type="string">
            <text:p>null</text:p>
          </table:table-cell>
          <table:table-cell office:value-type="string">
            <text:p>UV filter, photounstable, used in sunscreen formulations</text:p>
          </table:table-cell>
          <table:table-cell office:value-type="string">
            <text:p>pubmed_1185212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3738866141066">
            <text:p>0.5373886614</text:p>
          </table:table-cell>
          <table:table-cell table:number-columns-repeated="1007"/>
        </table:table-row>
        <table:table-row table:style-name="ro1">
          <table:table-cell office:value-type="string">
            <text:p>CC(=CC=CC(C)(O)CO)C1=CC[C@H]2[C@@H]3CCC4CCCC[C@]4(C)[C@H]3CC[C@]12C</text:p>
          </table:table-cell>
          <table:table-cell office:value-type="string">
            <text:p>25-Hydroxycholestatrienol</text:p>
          </table:table-cell>
          <table:table-cell office:value-type="string">
            <text:p>Hepes buffer</text:p>
          </table:table-cell>
          <table:table-cell office:value-type="float" office:value="325">
            <text:p>325</text:p>
          </table:table-cell>
          <table:table-cell office:value-type="float" office:value="420">
            <text:p>420</text:p>
          </table:table-cell>
          <table:table-cell table:number-columns-repeated="3" office:value-type="string">
            <text:p>null</text:p>
          </table:table-cell>
          <table:table-cell office:value-type="string">
            <text:p>Shows environment sensitivity in fluorescence spectra.</text:p>
          </table:table-cell>
          <table:table-cell office:value-type="string">
            <text:p>pubmed_118303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9655844066292">
            <text:p>0.3796558441</text:p>
          </table:table-cell>
          <table:table-cell table:number-columns-repeated="1007"/>
        </table:table-row>
        <table:table-row table:style-name="ro1">
          <table:table-cell office:value-type="string">
            <text:p>NC12CC3CC(CC(C3)C1)C2.[Cl-].[H+]</text:p>
          </table:table-cell>
          <table:table-cell office:value-type="string">
            <text:p>Amantadine</text:p>
          </table:table-cell>
          <table:table-cell office:value-type="string">
            <text:p>null</text:p>
          </table:table-cell>
          <table:table-cell office:value-type="float" office:value="335">
            <text:p>335</text:p>
          </table:table-cell>
          <table:table-cell office:value-type="float" office:value="446">
            <text:p>446</text:p>
          </table:table-cell>
          <table:table-cell table:number-columns-repeated="3" office:value-type="string">
            <text:p>null</text:p>
          </table:table-cell>
          <table:table-cell office:value-type="string">
            <text:p>FRET</text:p>
          </table:table-cell>
          <table:table-cell office:value-type="string">
            <text:p>pubmed_116976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60512698907405">
            <text:p>0.2605126989</text:p>
          </table:table-cell>
          <table:table-cell table:number-columns-repeated="1007"/>
        </table:table-row>
        <table:table-row table:style-name="ro1">
          <table:table-cell office:value-type="string">
            <text:p>CN1[C@@H]2CC(OC(=O)[C@H](CO)c3ccccc3)C[C@H]1[C@@H]1O[C@@H]12</text:p>
          </table:table-cell>
          <table:table-cell office:value-type="string">
            <text:p>scopolamine</text:p>
          </table:table-cell>
          <table:table-cell office:value-type="string">
            <text:p>H2O</text:p>
          </table:table-cell>
          <table:table-cell office:value-type="float" office:value="320">
            <text:p>320</text:p>
          </table:table-cell>
          <table:table-cell table:number-columns-repeated="2" office:value-type="string">
            <text:p>null</text:p>
          </table:table-cell>
          <table:table-cell office:value-type="string">
            <text:p>1.7e4 (320 nm)</text:p>
          </table:table-cell>
          <table:table-cell office:value-type="string">
            <text:p>null</text:p>
          </table:table-cell>
          <table:table-cell office:value-type="string">
            <text:p>product of H6H catalysis, solvent effects on reaction outcome</text:p>
          </table:table-cell>
          <table:table-cell office:value-type="string">
            <text:p>chemrxiv_10.26434_SLASH_chemrxiv-2024-jkhk9-v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50100324349478">
            <text:p>0.4501003243</text:p>
          </table:table-cell>
          <table:table-cell table:number-columns-repeated="1007"/>
        </table:table-row>
        <table:table-row table:style-name="ro1">
          <table:table-cell office:value-type="string">
            <text:p>O=S(=O)([N-]S(=O)(=O)C(F)(F)F)C(F)(F)F.[Li+]</text:p>
          </table:table-cell>
          <table:table-cell office:value-type="string">
            <text:p>bis(trifluoromethane)sulfonimide lithium salt</text:p>
          </table:table-cell>
          <table:table-cell office:value-type="string">
            <text:p>Methanol</text:p>
          </table:table-cell>
          <table:table-cell office:value-type="float" office:value="626">
            <text:p>626</text:p>
          </table:table-cell>
          <table:table-cell table:number-columns-repeated="3" office:value-type="string">
            <text:p>null</text:p>
          </table:table-cell>
          <table:table-cell office:value-type="float" office:value="31">
            <text:p>31</text:p>
          </table:table-cell>
          <table:table-cell office:value-type="string">
            <text:p>Used in sequence-specific chemical passivation protocol for WS2 monolayers, leading to significant photoluminescence enhancement and blueshift.</text:p>
          </table:table-cell>
          <table:table-cell office:value-type="string">
            <text:p>chemrxiv_10.26434_SLASH_chemrxiv-2024-fppl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59286854043603">
            <text:p>0.859286854</text:p>
          </table:table-cell>
          <table:table-cell table:number-columns-repeated="1007"/>
        </table:table-row>
        <table:table-row table:style-name="ro1">
          <table:table-cell office:value-type="string">
            <text:p>CC=Cc1ccc(O)c(OC)c1</text:p>
          </table:table-cell>
          <table:table-cell office:value-type="string">
            <text:p>Isoeugenol</text:p>
          </table:table-cell>
          <table:table-cell office:value-type="string">
            <text:p>THF</text:p>
          </table:table-cell>
          <table:table-cell table:number-columns-repeated="3" office:value-type="string">
            <text:p>null</text:p>
          </table:table-cell>
          <table:table-cell office:value-type="string">
            <text:p>C10H12O2</text:p>
          </table:table-cell>
          <table:table-cell office:value-type="string">
            <text:p>null</text:p>
          </table:table-cell>
          <table:table-cell office:value-type="string">
            <text:p>silylated compound with improved detection</text:p>
          </table:table-cell>
          <table:table-cell office:value-type="string">
            <text:p>chemrxiv_10.26434_SLASH_chemrxiv-2024-031n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2490770770237">
            <text:p>0.2524907708</text:p>
          </table:table-cell>
          <table:table-cell table:number-columns-repeated="1007"/>
        </table:table-row>
        <table:table-row table:style-name="ro1">
          <table:table-cell office:value-type="string">
            <text:p>COc1cccc2c1C(=O)c1c(O)c3c(c(O)c1C2=O)C[C@@](O)(C(=O)CO)C[C@@H]3O[C@H]1C[C@H](N)[C@H](O)[C@H](C)O1</text:p>
          </table:table-cell>
          <table:table-cell office:value-type="string">
            <text:p>doxorubicin</text:p>
          </table:table-cell>
          <table:table-cell office:value-type="string">
            <text:p>N/A</text:p>
          </table:table-cell>
          <table:table-cell office:value-type="float" office:value="495">
            <text:p>495</text:p>
          </table:table-cell>
          <table:table-cell office:value-type="float" office:value="559">
            <text:p>559</text:p>
          </table:table-cell>
          <table:table-cell table:number-columns-repeated="3" office:value-type="string">
            <text:p>null</text:p>
          </table:table-cell>
          <table:table-cell office:value-type="string">
            <text:p>Doxorubicin is a component of the self-assembled nanoparticles used for chemotherapy.</text:p>
          </table:table-cell>
          <table:table-cell office:value-type="string">
            <text:p>pubmed_1170088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68097894778475">
            <text:p>0.5680978948</text:p>
          </table:table-cell>
          <table:table-cell table:number-columns-repeated="1007"/>
        </table:table-row>
        <table:table-row table:style-name="ro1">
          <table:table-cell office:value-type="string">
            <text:p>O=C1CSC(=S)N1</text:p>
          </table:table-cell>
          <table:table-cell office:value-type="string">
            <text:p>rhodanine</text:p>
          </table:table-cell>
          <table:table-cell office:value-type="string">
            <text:p>THF/CS2 (1:1)</text:p>
          </table:table-cell>
          <table:table-cell office:value-type="float" office:value="403">
            <text:p>403</text:p>
          </table:table-cell>
          <table:table-cell table:number-columns-repeated="4" office:value-type="string">
            <text:p>null</text:p>
          </table:table-cell>
          <table:table-cell office:value-type="string">
            <text:p>blue-shifted absorption, photoisomerized with 385 nm or 400 nm light</text:p>
          </table:table-cell>
          <table:table-cell office:value-type="string">
            <text:p>chemrxiv_10.26434_SLASH_chemrxiv-2024-v95dn</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63376609608531">
            <text:p>0.9633766096</text:p>
          </table:table-cell>
          <table:table-cell table:number-columns-repeated="1007"/>
        </table:table-row>
        <table:table-row table:style-name="ro1">
          <table:table-cell office:value-type="string">
            <text:p>O=C(O)c1ccc(-c2c(-c3ccc(C(=O)O)cc3)c3c(-c4ccc(C(=O)O)cc4)c4nc(cc5ccc(cc6nc(cc2n3-c2ccc(C(=O)O)cc2)C=C6)[nH]5)C=C4)cc1</text:p>
          </table:table-cell>
          <table:table-cell office:value-type="string">
            <text:p>tetrakis(4-carboxyphenyl) porphyrin</text:p>
          </table:table-cell>
          <table:table-cell office:value-type="string">
            <text:p>null</text:p>
          </table:table-cell>
          <table:table-cell office:value-type="float" office:value="419">
            <text:p>419</text:p>
          </table:table-cell>
          <table:table-cell office:value-type="float" office:value="650">
            <text:p>650</text:p>
          </table:table-cell>
          <table:table-cell office:value-type="float" office:value="0.023">
            <text:p>0.023</text:p>
          </table:table-cell>
          <table:table-cell office:value-type="string">
            <text:p>null</text:p>
          </table:table-cell>
          <table:table-cell office:value-type="float" office:value="7.99">
            <text:p>7.99</text:p>
          </table:table-cell>
          <table:table-cell office:value-type="string">
            <text:p>The CDs exhibited good stability under physiological conditions.</text:p>
          </table:table-cell>
          <table:table-cell office:value-type="string">
            <text:p>pubmed_1186421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62349235732108">
            <text:p>0.1623492357</text:p>
          </table:table-cell>
          <table:table-cell table:number-columns-repeated="1007"/>
        </table:table-row>
        <table:table-row table:style-name="ro1">
          <table:table-cell office:value-type="string">
            <text:p>Cc1ccccc1C</text:p>
          </table:table-cell>
          <table:table-cell office:value-type="string">
            <text:p>xylene</text:p>
          </table:table-cell>
          <table:table-cell office:value-type="string">
            <text:p>liquid hydrocarbon</text:p>
          </table:table-cell>
          <table:table-cell office:value-type="string">
            <text:p>null</text:p>
          </table:table-cell>
          <table:table-cell office:value-type="float" office:value="619.1">
            <text:p>619.1</text:p>
          </table:table-cell>
          <table:table-cell table:number-columns-repeated="3" office:value-type="string">
            <text:p>null</text:p>
          </table:table-cell>
          <table:table-cell office:value-type="string">
            <text:p>C2 Swan band emission observed</text:p>
          </table:table-cell>
          <table:table-cell office:value-type="string">
            <text:p>pubmed_1172643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01123746251687">
            <text:p>0.6011237463</text:p>
          </table:table-cell>
          <table:table-cell table:number-columns-repeated="1007"/>
        </table:table-row>
        <table:table-row table:style-name="ro1">
          <table:table-cell office:value-type="string">
            <text:p>CCN1C(=CC=CC=CC2=[N+](CCCCCC(=O)O)c3ccc4c(S(=O)(=O)O)cc(S(=O)(=O)O)cc4c3C2(C)C)C(C)(C)c2c1ccc1c(S(=O)(=O)[O-])cc(S(=O)(=O)O)cc21</text:p>
          </table:table-cell>
          <table:table-cell office:value-type="string">
            <text:p>Cy5.5</text:p>
          </table:table-cell>
          <table:table-cell office:value-type="string">
            <text:p>null</text:p>
          </table:table-cell>
          <table:table-cell office:value-type="float" office:value="670">
            <text:p>670</text:p>
          </table:table-cell>
          <table:table-cell office:value-type="float" office:value="710">
            <text:p>710</text:p>
          </table:table-cell>
          <table:table-cell table:number-columns-repeated="3" office:value-type="string">
            <text:p>null</text:p>
          </table:table-cell>
          <table:table-cell office:value-type="string">
            <text:p>Used for in vivo biodistribution studies of the nanomotor.</text:p>
          </table:table-cell>
          <table:table-cell office:value-type="string">
            <text:p>pubmed_1183078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88800735631958">
            <text:p>0.6888007356</text:p>
          </table:table-cell>
          <table:table-cell table:number-columns-repeated="1007"/>
        </table:table-row>
        <table:table-row table:style-name="ro1">
          <table:table-cell office:value-type="string">
            <text:p>C1=Cc2nc1c(-c1ccccc1)c1ccc([nH]1)c(-c1ccccc1)c1nc(c(-c3ccccc3)c3ccc([nH]3)c2-c2ccccc2)C=C1.[Cl-].[Cl-].[Cl-].[Fe+3]</text:p>
          </table:table-cell>
          <table:table-cell office:value-type="string">
            <text:p>5,10,15,20-tetraphenylporphyrin iron(III) chloride</text:p>
          </table:table-cell>
          <table:table-cell office:value-type="string">
            <text:p>DMF</text:p>
          </table:table-cell>
          <table:table-cell table:number-columns-repeated="3" office:value-type="string">
            <text:p>null</text:p>
          </table:table-cell>
          <table:table-cell office:value-type="string">
            <text:p>High extinction coefficient (not quantified)</text:p>
          </table:table-cell>
          <table:table-cell office:value-type="string">
            <text:p>null</text:p>
          </table:table-cell>
          <table:table-cell office:value-type="string">
            <text:p>Aggregation observed under catalytic conditions; activity inhibited at higher concentrations</text:p>
          </table:table-cell>
          <table:table-cell office:value-type="string">
            <text:p>chemrxiv_10.26434_SLASH_chemrxiv-2024-1xv7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4768856288865">
            <text:p>0.7047688563</text:p>
          </table:table-cell>
          <table:table-cell table:number-columns-repeated="1007"/>
        </table:table-row>
        <table:table-row table:style-name="ro1">
          <table:table-cell office:value-type="string">
            <text:p>CC(=O)OC12C=CC13OCCCC3CC1=C2CCC1=O</text:p>
          </table:table-cell>
          <table:table-cell office:value-type="string">
            <text:p>8-oxo-4,5,6,6a,7,8,9,10-octahydro-10bH-cyclobuta[i]cyclopenta[g]chromen-10b-yl acetate</text:p>
          </table:table-cell>
          <table:table-cell office:value-type="string">
            <text:p>TFE</text:p>
          </table:table-cell>
          <table:table-cell office:value-type="float" office:value="320">
            <text:p>320</text:p>
          </table:table-cell>
          <table:table-cell table:number-columns-repeated="2" office:value-type="string">
            <text:p>null</text:p>
          </table:table-cell>
          <table:table-cell office:value-type="string">
            <text:p>3980 (320 nm)</text:p>
          </table:table-cell>
          <table:table-cell office:value-type="string">
            <text:p>null</text:p>
          </table:table-cell>
          <table:table-cell office:value-type="string">
            <text:p>UV/vis spectrum shows absorption at 320 nm in TFE</text:p>
          </table:table-cell>
          <table:table-cell office:value-type="string">
            <text:p>pubmed_1193414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1158878225833">
            <text:p>0.7711588782</text:p>
          </table:table-cell>
          <table:table-cell table:number-columns-repeated="1007"/>
        </table:table-row>
        <table:table-row table:style-name="ro1">
          <table:table-cell office:value-type="string">
            <text:p>C=Cc1ccc(COc2ccc(N3C(=O)c4cccc5c(-c6ccc(N)cc6)ccc(c45)C3=O)cc2)cc1</text:p>
          </table:table-cell>
          <table:table-cell office:value-type="string">
            <text:p>6-(4-aminophenyl)-2-(4-((4-vinylbenzyl)oxy)phenyl)-1H-benzo[de]isoquinoline-1,3(2H)-dione</text:p>
          </table:table-cell>
          <table:table-cell office:value-type="string">
            <text:p>null</text:p>
          </table:table-cell>
          <table:table-cell office:value-type="float" office:value="420">
            <text:p>420</text:p>
          </table:table-cell>
          <table:table-cell table:number-columns-repeated="4" office:value-type="string">
            <text:p>null</text:p>
          </table:table-cell>
          <table:table-cell office:value-type="string">
            <text:p>naphthalimide-based fluorescent polymeric probe for formaldehyde detection</text:p>
          </table:table-cell>
          <table:table-cell office:value-type="string">
            <text:p>pubmed_1190530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5222422033548">
            <text:p>0.465222422</text:p>
          </table:table-cell>
          <table:table-cell table:number-columns-repeated="1007"/>
        </table:table-row>
        <table:table-row table:style-name="ro1">
          <table:table-cell office:value-type="string">
            <text:p>I[Pb]I.NC=[NH2+]</text:p>
          </table:table-cell>
          <table:table-cell office:value-type="string">
            <text:p>formamidinium lead iodide</text:p>
          </table:table-cell>
          <table:table-cell office:value-type="string">
            <text:p>N,N-dimethylformamide/Dimethylsulfoxide</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Perovskite material used in tandem solar cells for efficient light absorption and charge transport.</text:p>
          </table:table-cell>
          <table:table-cell office:value-type="string">
            <text:p>chemrxiv_10.26434_SLASH_chemrxiv-2024-xc4rq-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5677878465503">
            <text:p>0.8356778785</text:p>
          </table:table-cell>
          <table:table-cell table:number-columns-repeated="1007"/>
        </table:table-row>
        <table:table-row table:style-name="ro1">
          <table:table-cell office:value-type="string">
            <text:p>c1ccc(-c2ccccc2-c2ccccc2)cc1</text:p>
          </table:table-cell>
          <table:table-cell office:value-type="string">
            <text:p>o-terphenyl</text:p>
          </table:table-cell>
          <table:table-cell office:value-type="string">
            <text:p>THF</text:p>
          </table:table-cell>
          <table:table-cell office:value-type="float" office:value="230">
            <text:p>230</text:p>
          </table:table-cell>
          <table:table-cell office:value-type="float" office:value="390">
            <text:p>390</text:p>
          </table:table-cell>
          <table:table-cell office:value-type="float" office:value="0.04">
            <text:p>0.04</text:p>
          </table:table-cell>
          <table:table-cell office:value-type="string">
            <text:p>null</text:p>
          </table:table-cell>
          <table:table-cell office:value-type="float" office:value="4.43">
            <text:p>4.43</text:p>
          </table:table-cell>
          <table:table-cell office:value-type="string">
            <text:p>FWHM &gt;70 nm</text:p>
          </table:table-cell>
          <table:table-cell office:value-type="string">
            <text:p>chemrxiv_10.26434_SLASH_chemrxiv-2024-692m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72041454492137">
            <text:p>0.5720414545</text:p>
          </table:table-cell>
          <table:table-cell table:number-columns-repeated="1007"/>
        </table:table-row>
        <table:table-row table:style-name="ro1">
          <table:table-cell office:value-type="string">
            <text:p>c1ccc(-c2ccc3cc(-c4ccccc4)ccc3c2)cc1</text:p>
          </table:table-cell>
          <table:table-cell office:value-type="string">
            <text:p>2,6-Diphenylnaphthalene</text:p>
          </table:table-cell>
          <table:table-cell office:value-type="string">
            <text:p>acetonitrile</text:p>
          </table:table-cell>
          <table:table-cell office:value-type="string">
            <text:p>null</text:p>
          </table:table-cell>
          <table:table-cell office:value-type="float" office:value="430">
            <text:p>430</text:p>
          </table:table-cell>
          <table:table-cell office:value-type="float" office:value="0.58">
            <text:p>0.58</text:p>
          </table:table-cell>
          <table:table-cell office:value-type="string">
            <text:p>null</text:p>
          </table:table-cell>
          <table:table-cell office:value-type="float" office:value="1.2">
            <text:p>1.2</text:p>
          </table:table-cell>
          <table:table-cell office:value-type="string">
            <text:p>solution measurement</text:p>
          </table:table-cell>
          <table:table-cell office:value-type="string">
            <text:p>pubmed_116772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23310812935233">
            <text:p>0.3233108129</text:p>
          </table:table-cell>
          <table:table-cell table:number-columns-repeated="1007"/>
        </table:table-row>
        <table:table-row table:style-name="ro1">
          <table:table-cell office:value-type="string">
            <text:p>O=C1CN=C(c2ccccc2Cl)c2cc([N+](=O)[O-])ccc2N1</text:p>
          </table:table-cell>
          <table:table-cell office:value-type="string">
            <text:p>clonazepam</text:p>
          </table:table-cell>
          <table:table-cell office:value-type="string">
            <text:p>null</text:p>
          </table:table-cell>
          <table:table-cell office:value-type="float" office:value="270">
            <text:p>270</text:p>
          </table:table-cell>
          <table:table-cell office:value-type="float" office:value="385">
            <text:p>385</text:p>
          </table:table-cell>
          <table:table-cell office:value-type="float" office:value="0.1">
            <text:p>0.1</text:p>
          </table:table-cell>
          <table:table-cell office:value-type="string">
            <text:p>null</text:p>
          </table:table-cell>
          <table:table-cell office:value-type="float" office:value="1.2">
            <text:p>1.2</text:p>
          </table:table-cell>
          <table:table-cell office:value-type="string">
            <text:p>Fluorescence emission centered at ~385 nm</text:p>
          </table:table-cell>
          <table:table-cell office:value-type="string">
            <text:p>chemrxiv_10.26434_SLASH_chemrxiv-2024-f5tq3-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3971558297053">
            <text:p>0.539715583</text:p>
          </table:table-cell>
          <table:table-cell table:number-columns-repeated="1007"/>
        </table:table-row>
        <table:table-row table:style-name="ro1">
          <table:table-cell office:value-type="string">
            <text:p>COc1cc(/C=C/C(=O)CC(=O)/C=C/c2ccc(O)c(OC)c2)ccc1O</text:p>
          </table:table-cell>
          <table:table-cell office:value-type="string">
            <text:p>Curcumin</text:p>
          </table:table-cell>
          <table:table-cell office:value-type="string">
            <text:p>null</text:p>
          </table:table-cell>
          <table:table-cell office:value-type="float" office:value="480">
            <text:p>480</text:p>
          </table:table-cell>
          <table:table-cell table:number-columns-repeated="4" office:value-type="string">
            <text:p>null</text:p>
          </table:table-cell>
          <table:table-cell office:value-type="string">
            <text:p>Curcumin was used as a model drug for evaluating dermal penetration efficacy using microneedles of varying lengths (0.25 mm, 0.5 mm, and 1.0 mm) in an ex vivo porcine ear model.</text:p>
          </table:table-cell>
          <table:table-cell office:value-type="string">
            <text:p>pubmed_1185736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6928333994001">
            <text:p>0.236928334</text:p>
          </table:table-cell>
          <table:table-cell table:number-columns-repeated="1007"/>
        </table:table-row>
        <table:table-row table:style-name="ro1">
          <table:table-cell office:value-type="string">
            <text:p>C=CC1=C(C)c2cc3[n-]c(cc4nc(cc5[n-]c(cc1n2)c(C)c5CCC(=O)O)C(CCC(=O)O)=C4C)c(C)c3C=C.[Mg+2]</text:p>
          </table:table-cell>
          <table:table-cell office:value-type="string">
            <text:p>magnesium protoporphyrin IX</text:p>
          </table:table-cell>
          <table:table-cell office:value-type="string">
            <text:p>null</text:p>
          </table:table-cell>
          <table:table-cell office:value-type="float" office:value="450">
            <text:p>450</text:p>
          </table:table-cell>
          <table:table-cell office:value-type="float" office:value="596">
            <text:p>596</text:p>
          </table:table-cell>
          <table:table-cell table:number-columns-repeated="3" office:value-type="string">
            <text:p>null</text:p>
          </table:table-cell>
          <table:table-cell office:value-type="string">
            <text:p>Key component of the biogenic photosystem NPM* in E. coli, used as an electron donor for photoelectron generation.</text:p>
          </table:table-cell>
          <table:table-cell office:value-type="string">
            <text:p>pubmed_116957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6680156327784">
            <text:p>0.2466801563</text:p>
          </table:table-cell>
          <table:table-cell table:number-columns-repeated="1007"/>
        </table:table-row>
        <table:table-row table:style-name="ro1">
          <table:table-cell office:value-type="string">
            <text:p>O=C([O-])c1ccccc1-c1c2cc(Br)c(=O)c(Br)c-2oc2c(Br)c([O-])c(Br)cc12.[Na+].[Na+]</text:p>
          </table:table-cell>
          <table:table-cell office:value-type="string">
            <text:p>Eosin Y</text:p>
          </table:table-cell>
          <table:table-cell office:value-type="string">
            <text:p>DMSO</text:p>
          </table:table-cell>
          <table:table-cell office:value-type="float" office:value="525">
            <text:p>525</text:p>
          </table:table-cell>
          <table:table-cell table:number-columns-repeated="3" office:value-type="string">
            <text:p>null</text:p>
          </table:table-cell>
          <table:table-cell office:value-type="float" office:value="2.4">
            <text:p>2.4</text:p>
          </table:table-cell>
          <table:table-cell office:value-type="string">
            <text:p>Part of the Ni-L1-CN-EY catalyst system; Quantum yield and molar absorptivity not reported.</text:p>
          </table:table-cell>
          <table:table-cell office:value-type="string">
            <text:p>chemrxiv_10.26434_SLASH_chemrxiv-2024-5f7nj</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47058515204117">
            <text:p>0.7470585152</text:p>
          </table:table-cell>
          <table:table-cell table:number-columns-repeated="1007"/>
        </table:table-row>
        <table:table-row table:style-name="ro1">
          <table:table-cell office:value-type="string">
            <text:p>CC[NH3+].I[Pb]I</text:p>
          </table:table-cell>
          <table:table-cell office:value-type="string">
            <text:p>ethylammonium lead iodide</text:p>
          </table:table-cell>
          <table:table-cell table:number-columns-repeated="2" office:value-type="string">
            <text:p>null</text:p>
          </table:table-cell>
          <table:table-cell office:value-type="float" office:value="677">
            <text:p>677</text:p>
          </table:table-cell>
          <table:table-cell office:value-type="float" office:value="0.01">
            <text:p>0.01</text:p>
          </table:table-cell>
          <table:table-cell office:value-type="string">
            <text:p>null</text:p>
          </table:table-cell>
          <table:table-cell office:value-type="float" office:value="37">
            <text:p>37</text:p>
          </table:table-cell>
          <table:table-cell office:value-type="string">
            <text:p>null</text:p>
          </table:table-cell>
          <table:table-cell office:value-type="string">
            <text:p>pubmed_1175248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22967063030228">
            <text:p>0.422967063</text:p>
          </table:table-cell>
          <table:table-cell table:number-columns-repeated="1007"/>
        </table:table-row>
        <table:table-row table:style-name="ro1">
          <table:table-cell office:value-type="string">
            <text:p>O=C1Nc2ccc(Br)cc2C1=NNc1nc(-c2cccc(Br)c2)cs1</text:p>
          </table:table-cell>
          <table:table-cell office:value-type="string">
            <text:p>3-(2-(4-(m-bromophenyl)thiazol-2-yl)hydrazineylidene)-5-bromoindolin-2-one</text:p>
          </table:table-cell>
          <table:table-cell office:value-type="string">
            <text:p>DMSO</text:p>
          </table:table-cell>
          <table:table-cell office:value-type="float" office:value="362">
            <text:p>362</text:p>
          </table:table-cell>
          <table:table-cell office:value-type="float" office:value="581">
            <text:p>581</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67121555330232">
            <text:p>0.5671215553</text:p>
          </table:table-cell>
          <table:table-cell table:number-columns-repeated="1007"/>
        </table:table-row>
        <table:table-row table:style-name="ro1">
          <table:table-cell office:value-type="string">
            <text:p>Oc1cc2cc[nH]c2cc1O</text:p>
          </table:table-cell>
          <table:table-cell office:value-type="string">
            <text:p>5,6-dihydroxyindole</text:p>
          </table:table-cell>
          <table:table-cell office:value-type="string">
            <text:p>acetonitrile</text:p>
          </table:table-cell>
          <table:table-cell office:value-type="float" office:value="300">
            <text:p>300</text:p>
          </table:table-cell>
          <table:table-cell office:value-type="string">
            <text:p>null</text:p>
          </table:table-cell>
          <table:table-cell office:value-type="float" office:value="0.93">
            <text:p>0.93</text:p>
          </table:table-cell>
          <table:table-cell table:number-columns-repeated="2" office:value-type="string">
            <text:p>null</text:p>
          </table:table-cell>
          <table:table-cell office:value-type="string">
            <text:p>quantum yield measured in acetonitrile</text:p>
          </table:table-cell>
          <table:table-cell office:value-type="string">
            <text:p>pubmed_1183662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74256021855399">
            <text:p>0.1742560219</text:p>
          </table:table-cell>
          <table:table-cell table:number-columns-repeated="1007"/>
        </table:table-row>
        <table:table-row table:style-name="ro1">
          <table:table-cell office:value-type="string">
            <text:p>c1cc2ccc1CCc1ccc(cc1)CC2</text:p>
          </table:table-cell>
          <table:table-cell office:value-type="string">
            <text:p>2,2-Paracyclophane</text:p>
          </table:table-cell>
          <table:table-cell office:value-type="string">
            <text:p>null</text:p>
          </table:table-cell>
          <table:table-cell office:value-type="float" office:value="498.33">
            <text:p>498.33</text:p>
          </table:table-cell>
          <table:table-cell table:number-columns-repeated="4" office:value-type="string">
            <text:p>null</text:p>
          </table:table-cell>
          <table:table-cell office:value-type="string">
            <text:p>PCP serves as a model system for studying benzene excimer formation with constrained inter-ring distances and symmetry considerations.</text:p>
          </table:table-cell>
          <table:table-cell office:value-type="string">
            <text:p>chemrxiv_10.26434_SLASH_chemrxiv-2024-8rx3v</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3245934322476">
            <text:p>0.9432459343</text:p>
          </table:table-cell>
          <table:table-cell table:number-columns-repeated="1007"/>
        </table:table-row>
        <table:table-row table:style-name="ro1">
          <table:table-cell office:value-type="string">
            <text:p>CC1(C)c2ccccc2N(c2ccc(-c3nc(-c4ccccc4)nc(-c4ccccc4)n3)cc2)c2ccccc21</text:p>
          </table:table-cell>
          <table:table-cell office:value-type="string">
            <text:p>DMAC-TRZ</text:p>
          </table:table-cell>
          <table:table-cell office:value-type="string">
            <text:p>DMF</text:p>
          </table:table-cell>
          <table:table-cell office:value-type="string">
            <text:p>null</text:p>
          </table:table-cell>
          <table:table-cell office:value-type="float" office:value="655">
            <text:p>655</text:p>
          </table:table-cell>
          <table:table-cell office:value-type="string">
            <text:p>null</text:p>
          </table:table-cell>
          <table:table-cell office:value-type="string">
            <text:p>2000 (381 nm)</text:p>
          </table:table-cell>
          <table:table-cell office:value-type="float" office:value="3.2">
            <text:p>3.2</text:p>
          </table:table-cell>
          <table:table-cell office:value-type="string">
            <text:p>Moderate photoreducing ability, used as a photocatalyst</text:p>
          </table:table-cell>
          <table:table-cell office:value-type="string">
            <text:p>chemrxiv_10.26434_SLASH_chemrxiv-2024-3hrkj</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9177852272987">
            <text:p>0.8491778523</text:p>
          </table:table-cell>
          <table:table-cell table:number-columns-repeated="1007"/>
        </table:table-row>
        <table:table-row table:style-name="ro1">
          <table:table-cell office:value-type="string">
            <text:p>O=c1nc[nH]c2c([C@@H]3O[C@H](CO)[C@@H](O)[C@H]3O)[nH]nc12</text:p>
          </table:table-cell>
          <table:table-cell office:value-type="string">
            <text:p>Formycin B</text:p>
          </table:table-cell>
          <table:table-cell office:value-type="string">
            <text:p>water</text:p>
          </table:table-cell>
          <table:table-cell office:value-type="float" office:value="300">
            <text:p>300</text:p>
          </table:table-cell>
          <table:table-cell table:number-columns-repeated="2" office:value-type="string">
            <text:p>null</text:p>
          </table:table-cell>
          <table:table-cell office:value-type="string">
            <text:p>1.7e4 (380 nm)</text:p>
          </table:table-cell>
          <table:table-cell office:value-type="string">
            <text:p>null</text:p>
          </table:table-cell>
          <table:table-cell office:value-type="string">
            <text:p>anti-leishmanial activity</text:p>
          </table:table-cell>
          <table:table-cell office:value-type="string">
            <text:p>chemrxiv_10.26434_SLASH_chemrxiv-2024-18bg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568200543057174">
            <text:p>0.0568200543</text:p>
          </table:table-cell>
          <table:table-cell table:number-columns-repeated="1007"/>
        </table:table-row>
        <table:table-row table:style-name="ro1">
          <table:table-cell office:value-type="string">
            <text:p>Cc1cc(C)c2[nH]c3c(C)cc(C)cc3c2c1</text:p>
          </table:table-cell>
          <table:table-cell office:value-type="string">
            <text:p>1,3,6,8-tetramethyl-9H-carbazole</text:p>
          </table:table-cell>
          <table:table-cell office:value-type="string">
            <text:p>toluene</text:p>
          </table:table-cell>
          <table:table-cell office:value-type="float" office:value="408">
            <text:p>408</text:p>
          </table:table-cell>
          <table:table-cell office:value-type="float" office:value="409">
            <text:p>409</text:p>
          </table:table-cell>
          <table:table-cell office:value-type="float" office:value="0.954">
            <text:p>0.954</text:p>
          </table:table-cell>
          <table:table-cell office:value-type="string">
            <text:p>null</text:p>
          </table:table-cell>
          <table:table-cell office:value-type="float" office:value="1860">
            <text:p>1860</text:p>
          </table:table-cell>
          <table:table-cell office:value-type="string">
            <text:p>PLQY of 0.954 at 250 K in toluene</text:p>
          </table:table-cell>
          <table:table-cell office:value-type="string">
            <text:p>chemrxiv_10.26434_SLASH_chemrxiv-2023-02jpq</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9293980197981">
            <text:p>0.7592939802</text:p>
          </table:table-cell>
          <table:table-cell table:number-columns-repeated="1007"/>
        </table:table-row>
        <table:table-row table:style-name="ro1">
          <table:table-cell office:value-type="string">
            <text:p>O=S(=O)([O-])c1cc(S(=O)(=O)Cl)ccc1C1=c2cc3c4c(c2Oc2c1cc1c5c2CCCN5CCC1)CCC[N+]=4CCC3</text:p>
          </table:table-cell>
          <table:table-cell office:value-type="string">
            <text:p>Texas Red</text:p>
          </table:table-cell>
          <table:table-cell office:value-type="string">
            <text:p>N/A</text:p>
          </table:table-cell>
          <table:table-cell office:value-type="float" office:value="585">
            <text:p>585</text:p>
          </table:table-cell>
          <table:table-cell office:value-type="float" office:value="600">
            <text:p>600</text:p>
          </table:table-cell>
          <table:table-cell office:value-type="string">
            <text:p>null</text:p>
          </table:table-cell>
          <table:table-cell office:value-type="string">
            <text:p>N/A</text:p>
          </table:table-cell>
          <table:table-cell office:value-type="string">
            <text:p>null</text:p>
          </table:table-cell>
          <table:table-cell office:value-type="string">
            <text:p>Fluorescent properties used in stability studies.</text:p>
          </table:table-cell>
          <table:table-cell office:value-type="string">
            <text:p>chemrxiv_10.26434_SLASH_chemrxiv-2024-7s7p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1315781995654">
            <text:p>0.411315782</text:p>
          </table:table-cell>
          <table:table-cell table:number-columns-repeated="1007"/>
        </table:table-row>
        <table:table-row table:style-name="ro1">
          <table:table-cell office:value-type="string">
            <text:p>CN(C)c1ccc(O)c2c1CC1CC3C(N(C)C)C(=O)C(C(N)=O)=C(O)C3(O)C(=O)C1=C2O</text:p>
          </table:table-cell>
          <table:table-cell office:value-type="string">
            <text:p>minocycline</text:p>
          </table:table-cell>
          <table:table-cell office:value-type="string">
            <text:p>phosphate-buffered saline (PBS)</text:p>
          </table:table-cell>
          <table:table-cell office:value-type="float" office:value="350">
            <text:p>350</text:p>
          </table:table-cell>
          <table:table-cell table:number-columns-repeated="2" office:value-type="string">
            <text:p>null</text:p>
          </table:table-cell>
          <table:table-cell office:value-type="string">
            <text:p>absorption coefficient at 410 nm: not provided</text:p>
          </table:table-cell>
          <table:table-cell office:value-type="string">
            <text:p>null</text:p>
          </table:table-cell>
          <table:table-cell office:value-type="string">
            <text:p>No peak emission or quantum yield data available.</text:p>
          </table:table-cell>
          <table:table-cell office:value-type="string">
            <text:p>pubmed_1181706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0502900388092">
            <text:p>0.4305029004</text:p>
          </table:table-cell>
          <table:table-cell table:number-columns-repeated="1007"/>
        </table:table-row>
        <table:table-row table:style-name="ro1">
          <table:table-cell office:value-type="string">
            <text:p>O=C(/C=C/c1nc2ccccc2[nH]1)c1c(-c2ccccc2)c2cc(Cl)ccc2[nH]c1=O</text:p>
          </table:table-cell>
          <table:table-cell office:value-type="string">
            <text:p>compound 2</text:p>
          </table:table-cell>
          <table:table-cell office:value-type="string">
            <text:p>DMSO</text:p>
          </table:table-cell>
          <table:table-cell office:value-type="float" office:value="520">
            <text:p>520</text:p>
          </table:table-cell>
          <table:table-cell office:value-type="float" office:value="685">
            <text:p>685</text:p>
          </table:table-cell>
          <table:table-cell office:value-type="float" office:value="0.016">
            <text:p>0.016</text:p>
          </table:table-cell>
          <table:table-cell office:value-type="string">
            <text:p>5.9e4 (520 nm)</text:p>
          </table:table-cell>
          <table:table-cell office:value-type="string">
            <text:p>null</text:p>
          </table:table-cell>
          <table:table-cell office:value-type="string">
            <text:p>TCF-based PS with thiophene bridge for bioimaging and photodynamic therapy</text:p>
          </table:table-cell>
          <table:table-cell office:value-type="string">
            <text:p>pubmed_1194494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61635593278334">
            <text:p>0.1616355933</text:p>
          </table:table-cell>
          <table:table-cell table:number-columns-repeated="1007"/>
        </table:table-row>
        <table:table-row table:style-name="ro1">
          <table:table-cell office:value-type="string">
            <text:p>Cc1ccc(Cl)c(Nc2ccccc2C(=O)O)c1Cl</text:p>
          </table:table-cell>
          <table:table-cell office:value-type="string">
            <text:p>meclofenamic acid</text:p>
          </table:table-cell>
          <table:table-cell office:value-type="string">
            <text:p>DMSO</text:p>
          </table:table-cell>
          <table:table-cell office:value-type="float" office:value="306">
            <text:p>306</text:p>
          </table:table-cell>
          <table:table-cell table:number-columns-repeated="2" office:value-type="string">
            <text:p>null</text:p>
          </table:table-cell>
          <table:table-cell office:value-type="string">
            <text:p>3100 (306 nm)</text:p>
          </table:table-cell>
          <table:table-cell office:value-type="string">
            <text:p>null</text:p>
          </table:table-cell>
          <table:table-cell office:value-type="string">
            <text:p>UV-Vis spectrum in DMSO solution</text:p>
          </table:table-cell>
          <table:table-cell office:value-type="string">
            <text:p>pubmed_1167691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17080536438152">
            <text:p>0.1170805364</text:p>
          </table:table-cell>
          <table:table-cell table:number-columns-repeated="1007"/>
        </table:table-row>
        <table:table-row table:style-name="ro1">
          <table:table-cell office:value-type="string">
            <text:p>CC(=O)N(O)CCCCCNC(=O)CCC(=O)N(O)CCCCCNC(=O)CCC(=O)N(O)CCCCCN</text:p>
          </table:table-cell>
          <table:table-cell office:value-type="string">
            <text:p>deferoxamine</text:p>
          </table:table-cell>
          <table:table-cell office:value-type="string">
            <text:p>none</text:p>
          </table:table-cell>
          <table:table-cell table:number-columns-repeated="3" office:value-type="string">
            <text:p>null</text:p>
          </table:table-cell>
          <table:table-cell office:value-type="string">
            <text:p>none</text:p>
          </table:table-cell>
          <table:table-cell office:value-type="string">
            <text:p>null</text:p>
          </table:table-cell>
          <table:table-cell office:value-type="string">
            <text:p>iron-chelating agent used in potentiometric sensors</text:p>
          </table:table-cell>
          <table:table-cell office:value-type="string">
            <text:p>pubmed_1190285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11717965546995">
            <text:p>0.7117179655</text:p>
          </table:table-cell>
          <table:table-cell table:number-columns-repeated="1007"/>
        </table:table-row>
        <table:table-row table:style-name="ro1">
          <table:table-cell office:value-type="string">
            <text:p>Cc1cc2nc3ccc(N(C)C)cc3[s+]c2cc1N.[Cl-]</text:p>
          </table:table-cell>
          <table:table-cell office:value-type="string">
            <text:p>Toluidine Blue O</text:p>
          </table:table-cell>
          <table:table-cell office:value-type="string">
            <text:p>methanol-d4</text:p>
          </table:table-cell>
          <table:table-cell office:value-type="float" office:value="628">
            <text:p>628</text:p>
          </table:table-cell>
          <table:table-cell office:value-type="float" office:value="662">
            <text:p>662</text:p>
          </table:table-cell>
          <table:table-cell office:value-type="float" office:value="0.02">
            <text:p>0.02</text:p>
          </table:table-cell>
          <table:table-cell table:number-columns-repeated="2" office:value-type="string">
            <text:p>null</text:p>
          </table:table-cell>
          <table:table-cell office:value-type="string">
            <text:p>fluorescence quantum yield slightly higher when attached to CNC</text:p>
          </table:table-cell>
          <table:table-cell office:value-type="string">
            <text:p>chemrxiv_10.26434_SLASH_chemrxiv-2023-2jx2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84961138991639">
            <text:p>0.184961139</text:p>
          </table:table-cell>
          <table:table-cell table:number-columns-repeated="1007"/>
        </table:table-row>
        <table:table-row table:style-name="ro1">
          <table:table-cell office:value-type="string">
            <text:p>O=P(O)(O)OCC(O)CO</text:p>
          </table:table-cell>
          <table:table-cell office:value-type="string">
            <text:p>glycerol-3-phosphate</text:p>
          </table:table-cell>
          <table:table-cell table:number-columns-repeated="4" office:value-type="string">
            <text:p>null</text:p>
          </table:table-cell>
          <table:table-cell office:value-type="string">
            <text:p>1.2e4 (350 nm)</text:p>
          </table:table-cell>
          <table:table-cell office:value-type="string">
            <text:p>null</text:p>
          </table:table-cell>
          <table:table-cell office:value-type="string">
            <text:p>metabolite identified in resistant isolates</text:p>
          </table:table-cell>
          <table:table-cell office:value-type="string">
            <text:p>pubmed_1164695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9365128464997">
            <text:p>0.3793651285</text:p>
          </table:table-cell>
          <table:table-cell table:number-columns-repeated="1007"/>
        </table:table-row>
        <table:table-row table:style-name="ro1">
          <table:table-cell office:value-type="string">
            <text:p>N#Cc1c2ccccc2c(C#N)c2ccccc12</text:p>
          </table:table-cell>
          <table:table-cell office:value-type="string">
            <text:p>9,10-Dicyanoanthracene</text:p>
          </table:table-cell>
          <table:table-cell office:value-type="string">
            <text:p>acetonitrile</text:p>
          </table:table-cell>
          <table:table-cell table:number-columns-repeated="2" office:value-type="string">
            <text:p>null</text:p>
          </table:table-cell>
          <table:table-cell office:value-type="float" office:value="0.8">
            <text:p>0.8</text:p>
          </table:table-cell>
          <table:table-cell table:number-columns-repeated="2" office:value-type="string">
            <text:p>null</text:p>
          </table:table-cell>
          <table:table-cell office:value-type="string">
            <text:p>Fluorescence quantum yield measured in acetonitrile.</text:p>
          </table:table-cell>
          <table:table-cell office:value-type="string">
            <text:p>pubmed_1168401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65768436482176">
            <text:p>0.2657684365</text:p>
          </table:table-cell>
          <table:table-cell table:number-columns-repeated="1007"/>
        </table:table-row>
        <table:table-row table:style-name="ro1">
          <table:table-cell office:value-type="string">
            <text:p>O=C([O-])c1ccccc1-c1c2ccc(=O)cc-2oc2cc([O-])ccc12.[Na+].[Na+]</text:p>
          </table:table-cell>
          <table:table-cell office:value-type="string">
            <text:p>Sodium Fluorescein</text:p>
          </table:table-cell>
          <table:table-cell office:value-type="string">
            <text:p>deionized water</text:p>
          </table:table-cell>
          <table:table-cell office:value-type="float" office:value="490">
            <text:p>490</text:p>
          </table:table-cell>
          <table:table-cell office:value-type="float" office:value="520">
            <text:p>520</text:p>
          </table:table-cell>
          <table:table-cell office:value-type="string">
            <text:p>null</text:p>
          </table:table-cell>
          <table:table-cell office:value-type="string">
            <text:p>7.1e4 (490 nm)</text:p>
          </table:table-cell>
          <table:table-cell office:value-type="string">
            <text:p>null</text:p>
          </table:table-cell>
          <table:table-cell office:value-type="string">
            <text:p>Used in fluorescence experiments to simulate drug release.</text:p>
          </table:table-cell>
          <table:table-cell office:value-type="string">
            <text:p>pubmed_118093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60027302009985">
            <text:p>0.560027302</text:p>
          </table:table-cell>
          <table:table-cell table:number-columns-repeated="1007"/>
        </table:table-row>
        <table:table-row table:style-name="ro1">
          <table:table-cell office:value-type="string">
            <text:p>Oc1cc(O)c2c(c1)OC(c1ccc(O)c(O)c1)[C@H](O)C2</text:p>
          </table:table-cell>
          <table:table-cell office:value-type="string">
            <text:p>epicatechin</text:p>
          </table:table-cell>
          <table:table-cell office:value-type="string">
            <text:p>ethanol</text:p>
          </table:table-cell>
          <table:table-cell office:value-type="float" office:value="280">
            <text:p>280</text:p>
          </table:table-cell>
          <table:table-cell table:number-columns-repeated="2" office:value-type="string">
            <text:p>null</text:p>
          </table:table-cell>
          <table:table-cell office:value-type="string">
            <text:p>1.3e4 (280 nm)</text:p>
          </table:table-cell>
          <table:table-cell office:value-type="string">
            <text:p>null</text:p>
          </table:table-cell>
          <table:table-cell office:value-type="string">
            <text:p>Isomer of catechin with inhibitory effects on oxidative reactions</text:p>
          </table:table-cell>
          <table:table-cell office:value-type="string">
            <text:p>pubmed_1187580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73333032196388">
            <text:p>0.5733330322</text:p>
          </table:table-cell>
          <table:table-cell table:number-columns-repeated="1007"/>
        </table:table-row>
        <table:table-row table:style-name="ro1">
          <table:table-cell office:value-type="string">
            <text:p>CC1CC=CC=CC=CC=CC(OC2OC(C)C(O)C(N)C2O)CC2OC(O)(CC(O)CC3OC3C=CC(=O)O1)CC(O)C2C(=O)O</text:p>
          </table:table-cell>
          <table:table-cell office:value-type="string">
            <text:p>Natamycin</text:p>
          </table:table-cell>
          <table:table-cell office:value-type="string">
            <text:p>borate buffer</text:p>
          </table:table-cell>
          <table:table-cell office:value-type="float" office:value="390">
            <text:p>390</text:p>
          </table:table-cell>
          <table:table-cell office:value-type="float" office:value="465">
            <text:p>465</text:p>
          </table:table-cell>
          <table:table-cell table:number-columns-repeated="3" office:value-type="string">
            <text:p>null</text:p>
          </table:table-cell>
          <table:table-cell office:value-type="string">
            <text:p>The method involves a nucleophilic substitution reaction forming a fluorescent diarylpyrrolone derivative.</text:p>
          </table:table-cell>
          <table:table-cell office:value-type="string">
            <text:p>pubmed_1176207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8927588900551">
            <text:p>0.5989275889</text:p>
          </table:table-cell>
          <table:table-cell table:number-columns-repeated="1007"/>
        </table:table-row>
        <table:table-row table:style-name="ro1">
          <table:table-cell office:value-type="string">
            <text:p>O=P(O)(O)CCCCn1c2ccc(-c3ccccc3)cc2c2cc(-c3ccccc3)ccc21</text:p>
          </table:table-cell>
          <table:table-cell office:value-type="string">
            <text:p>Ph-4PACz</text:p>
          </table:table-cell>
          <table:table-cell office:value-type="string">
            <text:p>IPA</text:p>
          </table:table-cell>
          <table:table-cell office:value-type="float" office:value="670">
            <text:p>670</text:p>
          </table:table-cell>
          <table:table-cell office:value-type="float" office:value="910">
            <text:p>910</text:p>
          </table:table-cell>
          <table:table-cell table:number-columns-repeated="2" office:value-type="string">
            <text:p>null</text:p>
          </table:table-cell>
          <table:table-cell office:value-type="float" office:value="380">
            <text:p>380</text:p>
          </table:table-cell>
          <table:table-cell office:value-type="string">
            <text:p>Self-assembled monolayer (SAM) used to modify MoO3 surface for enhanced hole transport in perovskite/organic tandem solar cells</text:p>
          </table:table-cell>
          <table:table-cell office:value-type="string">
            <text:p>pubmed_1192611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20243089320138">
            <text:p>0.9202430893</text:p>
          </table:table-cell>
          <table:table-cell table:number-columns-repeated="1007"/>
        </table:table-row>
        <table:table-row table:style-name="ro1">
          <table:table-cell office:value-type="string">
            <text:p>NCC(=O)CCC(=O)O</text:p>
          </table:table-cell>
          <table:table-cell office:value-type="string">
            <text:p>5-Aminolevulinic Acid</text:p>
          </table:table-cell>
          <table:table-cell office:value-type="string">
            <text:p>aqueous solution</text:p>
          </table:table-cell>
          <table:table-cell office:value-type="float" office:value="405">
            <text:p>405</text:p>
          </table:table-cell>
          <table:table-cell office:value-type="float" office:value="630">
            <text:p>630</text:p>
          </table:table-cell>
          <table:table-cell table:number-columns-repeated="3" office:value-type="string">
            <text:p>null</text:p>
          </table:table-cell>
          <table:table-cell office:value-type="string">
            <text:p>Biosynthetic precursor to protoporphyrin IX (PpIX), used for intraoperative detection of brain tumors.</text:p>
          </table:table-cell>
          <table:table-cell office:value-type="string">
            <text:p>pubmed_1167978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70882414840162">
            <text:p>0.4708824148</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water</text:p>
          </table:table-cell>
          <table:table-cell office:value-type="float" office:value="550">
            <text:p>550</text:p>
          </table:table-cell>
          <table:table-cell office:value-type="float" office:value="600">
            <text:p>600</text:p>
          </table:table-cell>
          <table:table-cell table:number-columns-repeated="2" office:value-type="string">
            <text:p>null</text:p>
          </table:table-cell>
          <table:table-cell office:value-type="float" office:value="1">
            <text:p>1</text:p>
          </table:table-cell>
          <table:table-cell office:value-type="string">
            <text:p>fluorescence decreases with increasing temperature</text:p>
          </table:table-cell>
          <table:table-cell office:value-type="string">
            <text:p>chemrxiv_10.26434_SLASH_chemrxiv-2024-5n85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6212284816429">
            <text:p>0.8621228482</text:p>
          </table:table-cell>
          <table:table-cell table:number-columns-repeated="1007"/>
        </table:table-row>
        <table:table-row table:style-name="ro1">
          <table:table-cell office:value-type="string">
            <text:p>CCCCCCCCCCCCn1c(=O)c2ccc3sc4ccccc4c4ccc(c1=O)c2c34</text:p>
          </table:table-cell>
          <table:table-cell office:value-type="string">
            <text:p>2-dodecyl-1H-thioxantheno[2,1,9-def]isoquinoline-1,3(2H)-dione</text:p>
          </table:table-cell>
          <table:table-cell office:value-type="string">
            <text:p>THF</text:p>
          </table:table-cell>
          <table:table-cell office:value-type="float" office:value="452">
            <text:p>452</text:p>
          </table:table-cell>
          <table:table-cell office:value-type="float" office:value="505">
            <text:p>505</text:p>
          </table:table-cell>
          <table:table-cell office:value-type="float" office:value="0.93">
            <text:p>0.93</text:p>
          </table:table-cell>
          <table:table-cell office:value-type="string">
            <text:p>28584 (THF)</text:p>
          </table:table-cell>
          <table:table-cell office:value-type="float" office:value="3">
            <text:p>3</text:p>
          </table:table-cell>
          <table:table-cell office:value-type="string">
            <text:p>BTI-C12 in THF</text:p>
          </table:table-cell>
          <table:table-cell office:value-type="string">
            <text:p>chemrxiv_10.26434_SLASH_chemrxiv-2024-w3kwn</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31749741034582">
            <text:p>0.631749741</text:p>
          </table:table-cell>
          <table:table-cell table:number-columns-repeated="1007"/>
        </table:table-row>
        <table:table-row table:style-name="ro1">
          <table:table-cell office:value-type="string">
            <text:p>COC1(/C=C2\NC(=O)C(C)=C2C)NC(=O)C(C)=C1C</text:p>
          </table:table-cell>
          <table:table-cell office:value-type="string">
            <text:p>Z-5-((3,4-dimethyl-5-oxo-1H-pyrrol-2-ylidene)methyl)-5-methoxy-3,4-dimethyl-1,5-dihydro-2H-pyrrol-2-one</text:p>
          </table:table-cell>
          <table:table-cell office:value-type="string">
            <text:p>methanol</text:p>
          </table:table-cell>
          <table:table-cell office:value-type="float" office:value="277">
            <text:p>277</text:p>
          </table:table-cell>
          <table:table-cell office:value-type="string">
            <text:p>null</text:p>
          </table:table-cell>
          <table:table-cell office:value-type="float" office:value="0.01">
            <text:p>0.01</text:p>
          </table:table-cell>
          <table:table-cell office:value-type="string">
            <text:p>2.0e4 (277 nm)</text:p>
          </table:table-cell>
          <table:table-cell office:value-type="string">
            <text:p>null</text:p>
          </table:table-cell>
          <table:table-cell office:value-type="string">
            <text:p>major oxidation product</text:p>
          </table:table-cell>
          <table:table-cell office:value-type="string">
            <text:p>pubmed_1183387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0914324205369">
            <text:p>0.8909143242</text:p>
          </table:table-cell>
          <table:table-cell table:number-columns-repeated="1007"/>
        </table:table-row>
        <table:table-row table:style-name="ro1">
          <table:table-cell office:value-type="string">
            <text:p>NC1(C(=O)O)C(c2ccccc2)=CC=CC1C(=O)O</text:p>
          </table:table-cell>
          <table:table-cell office:value-type="string">
            <text:p>2-aminobiphenyl dicarboxylic acid</text:p>
          </table:table-cell>
          <table:table-cell office:value-type="string">
            <text:p>THF</text:p>
          </table:table-cell>
          <table:table-cell office:value-type="float" office:value="350">
            <text:p>350</text:p>
          </table:table-cell>
          <table:table-cell office:value-type="float" office:value="455">
            <text:p>455</text:p>
          </table:table-cell>
          <table:table-cell office:value-type="string">
            <text:p>null</text:p>
          </table:table-cell>
          <table:table-cell office:value-type="string">
            <text:p>2160 (350 nm)</text:p>
          </table:table-cell>
          <table:table-cell office:value-type="float" office:value="3.29">
            <text:p>3.29</text:p>
          </table:table-cell>
          <table:table-cell office:value-type="string">
            <text:p>Emission redshifts with increasing solvent polarity indicating CT character</text:p>
          </table:table-cell>
          <table:table-cell office:value-type="string">
            <text:p>pubmed_1178913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29375824797899">
            <text:p>0.2293758248</text:p>
          </table:table-cell>
          <table:table-cell table:number-columns-repeated="1007"/>
        </table:table-row>
        <table:table-row table:style-name="ro1">
          <table:table-cell office:value-type="string">
            <text:p>CNC(C)C1CCC(N)C(OC2C(N)CC(N)C(OC3OCC(C)(O)C(NC)C3O)C2O)O1</text:p>
          </table:table-cell>
          <table:table-cell office:value-type="string">
            <text:p>Gentamicin</text:p>
          </table:table-cell>
          <table:table-cell office:value-type="string">
            <text:p>null</text:p>
          </table:table-cell>
          <table:table-cell office:value-type="float" office:value="340">
            <text:p>340</text:p>
          </table:table-cell>
          <table:table-cell office:value-type="float" office:value="385">
            <text:p>385</text:p>
          </table:table-cell>
          <table:table-cell table:number-columns-repeated="3" office:value-type="string">
            <text:p>null</text:p>
          </table:table-cell>
          <table:table-cell office:value-type="string">
            <text:p>FRET</text:p>
          </table:table-cell>
          <table:table-cell office:value-type="string">
            <text:p>pubmed_1169769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00470602372661">
            <text:p>0.2004706024</text:p>
          </table:table-cell>
          <table:table-cell table:number-columns-repeated="1007"/>
        </table:table-row>
        <table:table-row table:style-name="ro1">
          <table:table-cell office:value-type="string">
            <text:p>O=c1c2cc(Br)c3cccc4c(=O)c5cc(Br)c6cccc1c6c5-c2c34</text:p>
          </table:table-cell>
          <table:table-cell office:value-type="string">
            <text:p>Vat Orange 3</text:p>
          </table:table-cell>
          <table:table-cell office:value-type="string">
            <text:p>CH2Cl2</text:p>
          </table:table-cell>
          <table:table-cell office:value-type="float" office:value="356">
            <text:p>356</text:p>
          </table:table-cell>
          <table:table-cell office:value-type="float" office:value="528">
            <text:p>528</text:p>
          </table:table-cell>
          <table:table-cell office:value-type="float" office:value="0.55">
            <text:p>0.55</text:p>
          </table:table-cell>
          <table:table-cell office:value-type="float" office:value="94528">
            <text:p>94528</text:p>
          </table:table-cell>
          <table:table-cell office:value-type="float" office:value="3.5">
            <text:p>3.5</text:p>
          </table:table-cell>
          <table:table-cell office:value-type="string">
            <text:p>High extinction coefficient, tunable emission properties</text:p>
          </table:table-cell>
          <table:table-cell office:value-type="string">
            <text:p>pubmed_117743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07152193412185">
            <text:p>0.2071521934</text:p>
          </table:table-cell>
          <table:table-cell table:number-columns-repeated="1007"/>
        </table:table-row>
        <table:table-row table:style-name="ro1">
          <table:table-cell office:value-type="string">
            <text:p>Cc1c[nH]c(=O)[nH]c1=O</text:p>
          </table:table-cell>
          <table:table-cell office:value-type="string">
            <text:p>thymine</text:p>
          </table:table-cell>
          <table:table-cell office:value-type="string">
            <text:p>null</text:p>
          </table:table-cell>
          <table:table-cell office:value-type="float" office:value="265">
            <text:p>265</text:p>
          </table:table-cell>
          <table:table-cell table:number-columns-repeated="4" office:value-type="string">
            <text:p>null</text:p>
          </table:table-cell>
          <table:table-cell office:value-type="string">
            <text:p>Component of E. coli DNA showing absorption at 265 nm.</text:p>
          </table:table-cell>
          <table:table-cell office:value-type="string">
            <text:p>pubmed_1191376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3815134419128">
            <text:p>0.6438151344</text:p>
          </table:table-cell>
          <table:table-cell table:number-columns-repeated="1007"/>
        </table:table-row>
        <table:table-row table:style-name="ro1">
          <table:table-cell office:value-type="string">
            <text:p>Cc1cc(NS(=O)(=O)c2ccc(N=Nc3ccc(O)c(/C=N/N=C(c4ccccc4)c4ccccc4)c3)cc2)no1</text:p>
          </table:table-cell>
          <table:table-cell office:value-type="string">
            <text:p>4-((Z)-(3-((E)-((Diphenylmethylene)hydrazineylidene)methyl)-4-hydroxyphenyl)diazenyl)-N-(5-methylisoxazol-3-yl)benzenesulfonamide</text:p>
          </table:table-cell>
          <table:table-cell office:value-type="string">
            <text:p>DMF</text:p>
          </table:table-cell>
          <table:table-cell office:value-type="float" office:value="412">
            <text:p>412</text:p>
          </table:table-cell>
          <table:table-cell office:value-type="float" office:value="1023.46">
            <text:p>1023.46</text:p>
          </table:table-cell>
          <table:table-cell office:value-type="string">
            <text:p>null</text:p>
          </table:table-cell>
          <table:table-cell office:value-type="string">
            <text:p>96684 (DMF)</text:p>
          </table:table-cell>
          <table:table-cell office:value-type="string">
            <text:p>null</text:p>
          </table:table-cell>
          <table:table-cell office:value-type="string">
            <text:p>Red solid, yield 83%, Î»_max 412 nm</text:p>
          </table:table-cell>
          <table:table-cell office:value-type="string">
            <text:p>pubmed_118661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51178291998804">
            <text:p>0.651178292</text:p>
          </table:table-cell>
          <table:table-cell table:number-columns-repeated="1007"/>
        </table:table-row>
        <table:table-row table:style-name="ro1">
          <table:table-cell office:value-type="string">
            <text:p>Nc1nc(N)nc(-c2ccccc2)n1</text:p>
          </table:table-cell>
          <table:table-cell office:value-type="string">
            <text:p>Benzoguanamine</text:p>
          </table:table-cell>
          <table:table-cell table:number-columns-repeated="2" office:value-type="string">
            <text:p>null</text:p>
          </table:table-cell>
          <table:table-cell office:value-type="float" office:value="475">
            <text:p>475</text:p>
          </table:table-cell>
          <table:table-cell office:value-type="float" office:value="0.6">
            <text:p>0.6</text:p>
          </table:table-cell>
          <table:table-cell table:number-columns-repeated="2" office:value-type="string">
            <text:p>null</text:p>
          </table:table-cell>
          <table:table-cell office:value-type="string">
            <text:p>Supramolecular glass with high photoluminescence efficiency used in optical materials.</text:p>
          </table:table-cell>
          <table:table-cell office:value-type="string">
            <text:p>chemrxiv_10.26434_SLASH_chemrxiv-2024-qnm4h</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47386337863281">
            <text:p>0.1473863379</text:p>
          </table:table-cell>
          <table:table-cell table:number-columns-repeated="1007"/>
        </table:table-row>
        <table:table-row table:style-name="ro1">
          <table:table-cell office:value-type="string">
            <text:p>CN(C)c1ccc([C+](c2ccccc2)c2ccc(N(C)C)cc2)cc1.[Cl-]</text:p>
          </table:table-cell>
          <table:table-cell office:value-type="string">
            <text:p>malachite green</text:p>
          </table:table-cell>
          <table:table-cell office:value-type="string">
            <text:p>null</text:p>
          </table:table-cell>
          <table:table-cell office:value-type="float" office:value="521">
            <text:p>521</text:p>
          </table:table-cell>
          <table:table-cell table:number-columns-repeated="4" office:value-type="string">
            <text:p>null</text:p>
          </table:table-cell>
          <table:table-cell office:value-type="string">
            <text:p>used as a model analyte for SERS analysis; strong and well-defined Raman spectral peaks at 1170 cmâ»Â¹, 1365 cmâ»Â¹, and 1613 cmâ»Â¹</text:p>
          </table:table-cell>
          <table:table-cell office:value-type="string">
            <text:p>pubmed_1172295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92413457017392">
            <text:p>0.992413457</text:p>
          </table:table-cell>
          <table:table-cell table:number-columns-repeated="1007"/>
        </table:table-row>
        <table:table-row table:style-name="ro1">
          <table:table-cell office:value-type="string">
            <text:p>Cc1cc(O)c2c(c1)C(=O)c1cc(O)cc(O)c1C2=O</text:p>
          </table:table-cell>
          <table:table-cell office:value-type="string">
            <text:p>emodin</text:p>
          </table:table-cell>
          <table:table-cell office:value-type="string">
            <text:p>glycine buffer (pH 9) + ethanol</text:p>
          </table:table-cell>
          <table:table-cell office:value-type="float" office:value="480">
            <text:p>480</text:p>
          </table:table-cell>
          <table:table-cell table:number-columns-repeated="2" office:value-type="string">
            <text:p>null</text:p>
          </table:table-cell>
          <table:table-cell office:value-type="string">
            <text:p>1.2e4 (480 nm)</text:p>
          </table:table-cell>
          <table:table-cell office:value-type="string">
            <text:p>null</text:p>
          </table:table-cell>
          <table:table-cell office:value-type="string">
            <text:p>anthraquinone, used as a reference compound for color prediction</text:p>
          </table:table-cell>
          <table:table-cell office:value-type="string">
            <text:p>chemrxiv_10.26434_SLASH_chemrxiv-2024-hdpn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23694433737546">
            <text:p>0.5236944337</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null</text:p>
          </table:table-cell>
          <table:table-cell office:value-type="float" office:value="561">
            <text:p>561</text:p>
          </table:table-cell>
          <table:table-cell table:number-columns-repeated="4" office:value-type="string">
            <text:p>null</text:p>
          </table:table-cell>
          <table:table-cell office:value-type="string">
            <text:p>Fluorescent dye incorporated into copolymer for tracking and monitoring.</text:p>
          </table:table-cell>
          <table:table-cell office:value-type="string">
            <text:p>pubmed_1193292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666757754515857">
            <text:p>0.0666757755</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null</text:p>
          </table:table-cell>
          <table:table-cell office:value-type="float" office:value="785">
            <text:p>785</text:p>
          </table:table-cell>
          <table:table-cell office:value-type="float" office:value="810">
            <text:p>810</text:p>
          </table:table-cell>
          <table:table-cell table:number-columns-repeated="3" office:value-type="string">
            <text:p>null</text:p>
          </table:table-cell>
          <table:table-cell office:value-type="string">
            <text:p>Used for fluorescence labeling</text:p>
          </table:table-cell>
          <table:table-cell office:value-type="string">
            <text:p>pubmed_1194472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0692958501167595">
            <text:p>0.006929585</text:p>
          </table:table-cell>
          <table:table-cell table:number-columns-repeated="1007"/>
        </table:table-row>
        <table:table-row table:style-name="ro1">
          <table:table-cell office:value-type="string">
            <text:p>Cc1ncc([N+](=O)[O-])n1CCO</text:p>
          </table:table-cell>
          <table:table-cell office:value-type="string">
            <text:p>metronidazole</text:p>
          </table:table-cell>
          <table:table-cell office:value-type="string">
            <text:p>methanol-d4</text:p>
          </table:table-cell>
          <table:table-cell table:number-columns-repeated="2" office:value-type="string">
            <text:p>null</text:p>
          </table:table-cell>
          <table:table-cell office:value-type="float" office:value="0.076">
            <text:p>0.076</text:p>
          </table:table-cell>
          <table:table-cell office:value-type="string">
            <text:p>null</text:p>
          </table:table-cell>
          <table:table-cell office:value-type="float" office:value="1.631">
            <text:p>1.631</text:p>
          </table:table-cell>
          <table:table-cell office:value-type="string">
            <text:p>Hyperpolarization in methanol-d4 with T1 of ~16.3 s</text:p>
          </table:table-cell>
          <table:table-cell office:value-type="string">
            <text:p>chemrxiv_10.26434_SLASH_chemrxiv-2024-6pg8b</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74704328598455">
            <text:p>0.8747043286</text:p>
          </table:table-cell>
          <table:table-cell table:number-columns-repeated="1007"/>
        </table:table-row>
        <table:table-row table:style-name="ro1">
          <table:table-cell office:value-type="string">
            <text:p>CCN(Cc1cccc(S(=O)(=O)[O-])c1)c1ccc([C+](c2ccc(N(CC)Cc3cccc(S(=O)(=O)[O-])c3)cc2)c2ccccc2S(=O)(=O)[O-])cc1.[NH4+].[NH4+]</text:p>
          </table:table-cell>
          <table:table-cell office:value-type="string">
            <text:p>Brilliant Blue</text:p>
          </table:table-cell>
          <table:table-cell office:value-type="string">
            <text:p>water</text:p>
          </table:table-cell>
          <table:table-cell office:value-type="float" office:value="580">
            <text:p>580</text:p>
          </table:table-cell>
          <table:table-cell table:number-columns-repeated="2" office:value-type="string">
            <text:p>null</text:p>
          </table:table-cell>
          <table:table-cell office:value-type="string">
            <text:p>13.06e4 (580 nm)</text:p>
          </table:table-cell>
          <table:table-cell office:value-type="string">
            <text:p>null</text:p>
          </table:table-cell>
          <table:table-cell office:value-type="string">
            <text:p>RSID spectrum shows a shoulder at 580 nm</text:p>
          </table:table-cell>
          <table:table-cell office:value-type="string">
            <text:p>pubmed_1176016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0843425858766">
            <text:p>0.3708434259</text:p>
          </table:table-cell>
          <table:table-cell table:number-columns-repeated="1007"/>
        </table:table-row>
        <table:table-row table:style-name="ro1">
          <table:table-cell office:value-type="string">
            <text:p>Cc1c(C)c2c(c(C)c1O)CC[C@@](C)(CCC[C@H](C)CCC[C@H](C)CCCC(C)C)O2</text:p>
          </table:table-cell>
          <table:table-cell office:value-type="string">
            <text:p>alpha-Tocopherol</text:p>
          </table:table-cell>
          <table:table-cell office:value-type="string">
            <text:p>null</text:p>
          </table:table-cell>
          <table:table-cell office:value-type="float" office:value="295">
            <text:p>295</text:p>
          </table:table-cell>
          <table:table-cell table:number-columns-repeated="4" office:value-type="string">
            <text:p>null</text:p>
          </table:table-cell>
          <table:table-cell office:value-type="string">
            <text:p>Measured in serum using UV detection at 295 nm</text:p>
          </table:table-cell>
          <table:table-cell office:value-type="string">
            <text:p>pubmed_1193673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52668747119606">
            <text:p>0.1526687471</text:p>
          </table:table-cell>
          <table:table-cell table:number-columns-repeated="1007"/>
        </table:table-row>
        <table:table-row table:style-name="ro1">
          <table:table-cell office:value-type="string">
            <text:p>NC(=O)C1=CN(Cc2ccccc2)C=CC1</text:p>
          </table:table-cell>
          <table:table-cell office:value-type="string">
            <text:p>1-benzyl-1,4-dihydronicotinamide</text:p>
          </table:table-cell>
          <table:table-cell office:value-type="string">
            <text:p>acetonitrile</text:p>
          </table:table-cell>
          <table:table-cell table:number-columns-repeated="4" office:value-type="string">
            <text:p>null</text:p>
          </table:table-cell>
          <table:table-cell office:value-type="float" office:value="0.76">
            <text:p>0.76</text:p>
          </table:table-cell>
          <table:table-cell office:value-type="string">
            <text:p>Lifetime from reference [33]</text:p>
          </table:table-cell>
          <table:table-cell office:value-type="string">
            <text:p>pubmed_1190217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560070620849729">
            <text:p>0.0560070621</text:p>
          </table:table-cell>
          <table:table-cell table:number-columns-repeated="1007"/>
        </table:table-row>
        <table:table-row table:style-name="ro1">
          <table:table-cell office:value-type="string">
            <text:p>CC[C@@]1(O)C(=O)OCc2c1cc1n(c2=O)Cc2cc3c(CN(C)C)c(O)ccc3nc2-1</text:p>
          </table:table-cell>
          <table:table-cell office:value-type="string">
            <text:p>Topotecan</text:p>
          </table:table-cell>
          <table:table-cell office:value-type="string">
            <text:p>phosphate buffer</text:p>
          </table:table-cell>
          <table:table-cell table:number-columns-repeated="4" office:value-type="string">
            <text:p>null</text:p>
          </table:table-cell>
          <table:table-cell office:value-type="float" office:value="4.36">
            <text:p>4.36</text:p>
          </table:table-cell>
          <table:table-cell office:value-type="string">
            <text:p>Binding interactions with BSA</text:p>
          </table:table-cell>
          <table:table-cell office:value-type="string">
            <text:p>pubmed_1188915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34190596779808">
            <text:p>0.5341905968</text:p>
          </table:table-cell>
          <table:table-cell table:number-columns-repeated="1007"/>
        </table:table-row>
        <table:table-row table:style-name="ro1">
          <table:table-cell office:value-type="string">
            <text:p>O=c1ccc2ccccc2o1</text:p>
          </table:table-cell>
          <table:table-cell office:value-type="string">
            <text:p>coumarin</text:p>
          </table:table-cell>
          <table:table-cell office:value-type="string">
            <text:p>null</text:p>
          </table:table-cell>
          <table:table-cell office:value-type="float" office:value="310">
            <text:p>310</text:p>
          </table:table-cell>
          <table:table-cell office:value-type="float" office:value="460">
            <text:p>460</text:p>
          </table:table-cell>
          <table:table-cell table:number-columns-repeated="3" office:value-type="string">
            <text:p>null</text:p>
          </table:table-cell>
          <table:table-cell office:value-type="string">
            <text:p>used in metal ion detection</text:p>
          </table:table-cell>
          <table:table-cell office:value-type="string">
            <text:p>pubmed_117270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13275198405609">
            <text:p>0.5132751984</text:p>
          </table:table-cell>
          <table:table-cell table:number-columns-repeated="1007"/>
        </table:table-row>
        <table:table-row table:style-name="ro1">
          <table:table-cell office:value-type="string">
            <text:p>CC(=O)Oc1cc2c(cc1Cl)C1(OC(=O)c3ccccc31)c1cc(Cl)c(OC(C)=O)cc1O2</text:p>
          </table:table-cell>
          <table:table-cell office:value-type="string">
            <text:p>DCFH-DA</text:p>
          </table:table-cell>
          <table:table-cell office:value-type="string">
            <text:p>null</text:p>
          </table:table-cell>
          <table:table-cell office:value-type="float" office:value="488">
            <text:p>488</text:p>
          </table:table-cell>
          <table:table-cell office:value-type="float" office:value="525">
            <text:p>525</text:p>
          </table:table-cell>
          <table:table-cell table:number-columns-repeated="3" office:value-type="string">
            <text:p>null</text:p>
          </table:table-cell>
          <table:table-cell office:value-type="string">
            <text:p>ROS detection dye converted to DCF in cells</text:p>
          </table:table-cell>
          <table:table-cell office:value-type="string">
            <text:p>pubmed_1184793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69375505065545">
            <text:p>0.6693755051</text:p>
          </table:table-cell>
          <table:table-cell table:number-columns-repeated="1007"/>
        </table:table-row>
        <table:table-row table:style-name="ro1">
          <table:table-cell office:value-type="string">
            <text:p>O=S(=O)([O-])c1cccc(Pc2ccccc2)c1Pc1ccccc1</text:p>
          </table:table-cell>
          <table:table-cell office:value-type="string">
            <text:p>di(phenylphosphino)benzenesulfonate</text:p>
          </table:table-cell>
          <table:table-cell office:value-type="string">
            <text:p>null</text:p>
          </table:table-cell>
          <table:table-cell office:value-type="float" office:value="400">
            <text:p>400</text:p>
          </table:table-cell>
          <table:table-cell office:value-type="float" office:value="600">
            <text:p>600</text:p>
          </table:table-cell>
          <table:table-cell table:number-columns-repeated="3" office:value-type="string">
            <text:p>null</text:p>
          </table:table-cell>
          <table:table-cell office:value-type="string">
            <text:p>Ligand supports Ï€-Ï€ stacking and hydrophobic interactions.</text:p>
          </table:table-cell>
          <table:table-cell office:value-type="string">
            <text:p>chemrxiv_10.26434_SLASH_chemrxiv-2025-81d1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25732266576961">
            <text:p>0.6257322666</text:p>
          </table:table-cell>
          <table:table-cell table:number-columns-repeated="1007"/>
        </table:table-row>
        <table:table-row table:style-name="ro1">
          <table:table-cell office:value-type="string">
            <text:p>COC1CC2CCC(C)C(O)(O2)C(=O)C(=O)N2CCCCC2C(=O)OC(C(C)CC2CCC(O)C(OC)C2)CC(=O)C(C)C=C(C)C(O)C(OC)C(=O)C(C)CC(C)C=CC=CC=C1C</text:p>
          </table:table-cell>
          <table:table-cell office:value-type="string">
            <text:p>Rapamycin</text:p>
          </table:table-cell>
          <table:table-cell office:value-type="string">
            <text:p>water</text:p>
          </table:table-cell>
          <table:table-cell office:value-type="float" office:value="280">
            <text:p>280</text:p>
          </table:table-cell>
          <table:table-cell table:number-columns-repeated="4" office:value-type="string">
            <text:p>null</text:p>
          </table:table-cell>
          <table:table-cell office:value-type="string">
            <text:p>UV-Vis absorbance at 280 nm observed, other photophysical properties not explicitly provided.</text:p>
          </table:table-cell>
          <table:table-cell office:value-type="string">
            <text:p>pubmed_117762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0840178895742">
            <text:p>0.9708401789</text:p>
          </table:table-cell>
          <table:table-cell table:number-columns-repeated="1007"/>
        </table:table-row>
        <table:table-row table:style-name="ro1">
          <table:table-cell office:value-type="string">
            <text:p>c1ccc(N(c2ccc(-c3ccc(N(c4ccccc4)c4cccc5ccccc45)cc3)cc2)c2cccc3ccccc23)cc1</text:p>
          </table:table-cell>
          <table:table-cell office:value-type="string">
            <text:p>4,4'-bis[N-(1-naphthyl)-N-phenylamino]biphenyl</text:p>
          </table:table-cell>
          <table:table-cell office:value-type="string">
            <text:p>null</text:p>
          </table:table-cell>
          <table:table-cell office:value-type="float" office:value="375">
            <text:p>375</text:p>
          </table:table-cell>
          <table:table-cell office:value-type="float" office:value="420">
            <text:p>420</text:p>
          </table:table-cell>
          <table:table-cell office:value-type="float" office:value="0.3">
            <text:p>0.3</text:p>
          </table:table-cell>
          <table:table-cell office:value-type="string">
            <text:p>null</text:p>
          </table:table-cell>
          <table:table-cell office:value-type="float" office:value="3.5">
            <text:p>3.5</text:p>
          </table:table-cell>
          <table:table-cell office:value-type="string">
            <text:p>Long triplet lifetime, used in various host matrices</text:p>
          </table:table-cell>
          <table:table-cell office:value-type="string">
            <text:p>chemrxiv_10.26434_SLASH_chemrxiv-2025-fd2h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5351300011389">
            <text:p>0.1535130001</text:p>
          </table:table-cell>
          <table:table-cell table:number-columns-repeated="1007"/>
        </table:table-row>
        <table:table-row table:style-name="ro1">
          <table:table-cell office:value-type="string">
            <text:p>Cc1ccccc1N(c1ccccc1)c1ccccc1</text:p>
          </table:table-cell>
          <table:table-cell office:value-type="string">
            <text:p>methyltriphenylamine</text:p>
          </table:table-cell>
          <table:table-cell office:value-type="string">
            <text:p>dichloromethane</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This paper discusses the optoelectronic properties of MTPA derivatives using DFT calculations.</text:p>
          </table:table-cell>
          <table:table-cell office:value-type="string">
            <text:p>chemrxiv_10.26434_SLASH_chemrxiv-2024-p6tm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54638493154198">
            <text:p>0.3546384932</text:p>
          </table:table-cell>
          <table:table-cell table:number-columns-repeated="1007"/>
        </table:table-row>
        <table:table-row table:style-name="ro1">
          <table:table-cell office:value-type="string">
            <text:p>CC(C)[C@H](N)C(=O)OCc1ccccc1.Cc1ccc(S(=O)(=O)O)cc1</text:p>
          </table:table-cell>
          <table:table-cell office:value-type="string">
            <text:p>L-Valine benzyl ester p-toluenesulfonate</text:p>
          </table:table-cell>
          <table:table-cell office:value-type="string">
            <text:p>isopropanol</text:p>
          </table:table-cell>
          <table:table-cell table:number-columns-repeated="4" office:value-type="string">
            <text:p>null</text:p>
          </table:table-cell>
          <table:table-cell office:value-type="float" office:value="1346.85">
            <text:p>1346.85</text:p>
          </table:table-cell>
          <table:table-cell office:value-type="string">
            <text:p>VBETS showed the best defect passivation effect, leading to the longest carrier lifetime and highest PL intensity among the three salts.</text:p>
          </table:table-cell>
          <table:table-cell office:value-type="string">
            <text:p>pubmed_1173949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617270264774561">
            <text:p>0.0617270265</text:p>
          </table:table-cell>
          <table:table-cell table:number-columns-repeated="1007"/>
        </table:table-row>
        <table:table-row table:style-name="ro1">
          <table:table-cell office:value-type="string">
            <text:p>Cc1cc2nc3c(cc(N)c4ccccc43)[o+]c2cc1N(C)C.[Cl-]</text:p>
          </table:table-cell>
          <table:table-cell office:value-type="string">
            <text:p>Cresyl Violet</text:p>
          </table:table-cell>
          <table:table-cell office:value-type="string">
            <text:p>Ethanol</text:p>
          </table:table-cell>
          <table:table-cell office:value-type="float" office:value="580">
            <text:p>580</text:p>
          </table:table-cell>
          <table:table-cell table:number-columns-repeated="4" office:value-type="string">
            <text:p>null</text:p>
          </table:table-cell>
          <table:table-cell office:value-type="string">
            <text:p>Cresyl violet is a cationic oxazine dye studied using HB2DES to investigate its photophysical properties.</text:p>
          </table:table-cell>
          <table:table-cell office:value-type="string">
            <text:p>chemrxiv_10.26434_SLASH_chemrxiv-2023-bchcm</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3199890321121">
            <text:p>0.8231998903</text:p>
          </table:table-cell>
          <table:table-cell table:number-columns-repeated="1007"/>
        </table:table-row>
        <table:table-row table:style-name="ro1">
          <table:table-cell office:value-type="string">
            <text:p>O=C(NC(CO)C(O)c1ccc([N+](=O)[O-])cc1)C(Cl)Cl</text:p>
          </table:table-cell>
          <table:table-cell office:value-type="string">
            <text:p>chloramphenicol</text:p>
          </table:table-cell>
          <table:table-cell office:value-type="string">
            <text:p>null</text:p>
          </table:table-cell>
          <table:table-cell office:value-type="float" office:value="274">
            <text:p>274</text:p>
          </table:table-cell>
          <table:table-cell table:number-columns-repeated="4" office:value-type="string">
            <text:p>null</text:p>
          </table:table-cell>
          <table:table-cell office:value-type="string">
            <text:p>Chloramphenicol (CAP) is a broad-spectrum antibiotic with poor biodegradability. It was degraded using CeOâ‚‚ nanoparticles under visible light with 64% efficiency. Superoxide radicals were identified as the primary reactive species responsible for degradation.</text:p>
          </table:table-cell>
          <table:table-cell office:value-type="string">
            <text:p>pubmed_1176740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285109480843">
            <text:p>0.4928510948</text:p>
          </table:table-cell>
          <table:table-cell table:number-columns-repeated="1007"/>
        </table:table-row>
        <table:table-row table:style-name="ro1">
          <table:table-cell office:value-type="string">
            <text:p>CCCCC(CC)Cc1sc(-c2c3cc(-c4ccc(-c5sc(-c6ccc(C)s6)c6c5C(=O)c5c(CC(CC)CCCC)sc(CC(CC)CCCC)c5C6=O)s4)sc3c(-c3cc(F)c(CC(CC)CCCC)s3)c3cc(C)sc23)cc1F</text:p>
          </table:table-cell>
          <table:table-cell office:value-type="string">
            <text:p>PBDB-T-2F</text:p>
          </table:table-cell>
          <table:table-cell office:value-type="string">
            <text:p>null</text:p>
          </table:table-cell>
          <table:table-cell office:value-type="float" office:value="500">
            <text:p>500</text:p>
          </table:table-cell>
          <table:table-cell office:value-type="float" office:value="620">
            <text:p>620</text:p>
          </table:table-cell>
          <table:table-cell table:number-columns-repeated="2" office:value-type="string">
            <text:p>null</text:p>
          </table:table-cell>
          <table:table-cell office:value-type="float" office:value="0.2">
            <text:p>0.2</text:p>
          </table:table-cell>
          <table:table-cell office:value-type="string">
            <text:p>Donor material with efficient energy transfer to acceptor IEICO.</text:p>
          </table:table-cell>
          <table:table-cell office:value-type="string">
            <text:p>pubmed_1192762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0968788834289">
            <text:p>0.5909687888</text:p>
          </table:table-cell>
          <table:table-cell table:number-columns-repeated="1007"/>
        </table:table-row>
        <table:table-row table:style-name="ro1">
          <table:table-cell office:value-type="string">
            <text:p>c1ccc(-c2c3ccccc3c(-c3ccccc3)c3ccccc23)cc1</text:p>
          </table:table-cell>
          <table:table-cell office:value-type="string">
            <text:p>9,10-diphenylanthracene</text:p>
          </table:table-cell>
          <table:table-cell office:value-type="string">
            <text:p>toluene</text:p>
          </table:table-cell>
          <table:table-cell office:value-type="float" office:value="300">
            <text:p>300</text:p>
          </table:table-cell>
          <table:table-cell table:number-columns-repeated="4" office:value-type="string">
            <text:p>null</text:p>
          </table:table-cell>
          <table:table-cell office:value-type="string">
            <text:p>used as a reference TTA emitter with known high quantum yield and long triplet lifetime</text:p>
          </table:table-cell>
          <table:table-cell office:value-type="string">
            <text:p>chemrxiv_10.26434_SLASH_chemrxiv-2025-fkfwh</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9739511571825">
            <text:p>0.6797395116</text:p>
          </table:table-cell>
          <table:table-cell table:number-columns-repeated="1007"/>
        </table:table-row>
        <table:table-row table:style-name="ro1">
          <table:table-cell office:value-type="string">
            <text:p>CCCCCCCCOC(=O)CC(C(=O)OCCCCCCCC)S(=O)(=O)O</text:p>
          </table:table-cell>
          <table:table-cell office:value-type="string">
            <text:p>di-octyl sulfosuccinate</text:p>
          </table:table-cell>
          <table:table-cell office:value-type="string">
            <text:p>null</text:p>
          </table:table-cell>
          <table:table-cell office:value-type="float" office:value="290">
            <text:p>290</text:p>
          </table:table-cell>
          <table:table-cell office:value-type="float" office:value="337">
            <text:p>337</text:p>
          </table:table-cell>
          <table:table-cell table:number-columns-repeated="3" office:value-type="string">
            <text:p>null</text:p>
          </table:table-cell>
          <table:table-cell office:value-type="string">
            <text:p>Lysozyme-DOSS complexes at low concentrations retained native function and structure while increasing lipophilicity.</text:p>
          </table:table-cell>
          <table:table-cell office:value-type="string">
            <text:p>chemrxiv_10.26434_SLASH_chemrxiv-2024-b76v4-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66347521450371">
            <text:p>0.7663475215</text:p>
          </table:table-cell>
          <table:table-cell table:number-columns-repeated="1007"/>
        </table:table-row>
        <table:table-row table:style-name="ro1">
          <table:table-cell office:value-type="string">
            <text:p>c1ccc2cc3cc4cc5cc6cc7cc8cc9ccccc9cc8cc7cc6cc5cc4cc3cc2c1</text:p>
          </table:table-cell>
          <table:table-cell office:value-type="string">
            <text:p>nonacene</text:p>
          </table:table-cell>
          <table:table-cell office:value-type="string">
            <text:p>DCM</text:p>
          </table:table-cell>
          <table:table-cell office:value-type="float" office:value="340">
            <text:p>340</text:p>
          </table:table-cell>
          <table:table-cell office:value-type="float" office:value="494">
            <text:p>494</text:p>
          </table:table-cell>
          <table:table-cell office:value-type="string">
            <text:p>null</text:p>
          </table:table-cell>
          <table:table-cell office:value-type="string">
            <text:p>1e5 (340 nm)</text:p>
          </table:table-cell>
          <table:table-cell office:value-type="string">
            <text:p>null</text:p>
          </table:table-cell>
          <table:table-cell office:value-type="string">
            <text:p>Thermally stable at 80Â°C for a week, non-cytotoxic</text:p>
          </table:table-cell>
          <table:table-cell office:value-type="string">
            <text:p>chemrxiv_10.26434_SLASH_chemrxiv-2024-k5mdb</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8474213462323">
            <text:p>0.2847421346</text:p>
          </table:table-cell>
          <table:table-cell table:number-columns-repeated="1007"/>
        </table:table-row>
        <table:table-row table:style-name="ro1">
          <table:table-cell office:value-type="string">
            <text:p>O=C(O)c1ccc(-c2c3ccc(=O)cc-3oc3cc(O)ccc23)c(C(=O)O)c1</text:p>
          </table:table-cell>
          <table:table-cell office:value-type="string">
            <text:p>5-carboxyfluorescein</text:p>
          </table:table-cell>
          <table:table-cell office:value-type="string">
            <text:p>null</text:p>
          </table:table-cell>
          <table:table-cell office:value-type="float" office:value="490">
            <text:p>490</text:p>
          </table:table-cell>
          <table:table-cell office:value-type="float" office:value="530">
            <text:p>530</text:p>
          </table:table-cell>
          <table:table-cell table:number-columns-repeated="3" office:value-type="string">
            <text:p>null</text:p>
          </table:table-cell>
          <table:table-cell office:value-type="string">
            <text:p>used as a fluorescent label on a peptide model drug in the delivery system</text:p>
          </table:table-cell>
          <table:table-cell office:value-type="string">
            <text:p>pubmed_1191264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3967325668782">
            <text:p>0.7539673257</text:p>
          </table:table-cell>
          <table:table-cell table:number-columns-repeated="1007"/>
        </table:table-row>
        <table:table-row table:style-name="ro1">
          <table:table-cell office:value-type="string">
            <text:p>CCCCCC=CCC=CCCCCCCCC(=O)O</text:p>
          </table:table-cell>
          <table:table-cell office:value-type="string">
            <text:p>9,12-Octadecadienoic acid</text:p>
          </table:table-cell>
          <table:table-cell office:value-type="string">
            <text:p>Ethyl acetate</text:p>
          </table:table-cell>
          <table:table-cell table:number-columns-repeated="3" office:value-type="string">
            <text:p>null</text:p>
          </table:table-cell>
          <table:table-cell office:value-type="string">
            <text:p>C18H32O2</text:p>
          </table:table-cell>
          <table:table-cell office:value-type="string">
            <text:p>null</text:p>
          </table:table-cell>
          <table:table-cell office:value-type="string">
            <text:p>Part of F12 fraction with anticancer activity</text:p>
          </table:table-cell>
          <table:table-cell office:value-type="string">
            <text:p>pubmed_1179933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92083054920659">
            <text:p>0.6920830549</text:p>
          </table:table-cell>
          <table:table-cell table:number-columns-repeated="1007"/>
        </table:table-row>
        <table:table-row table:style-name="ro1">
          <table:table-cell office:value-type="string">
            <text:p>O=[n+]1c2ccc([O-])cc2oc2cc(O)ccc21</text:p>
          </table:table-cell>
          <table:table-cell office:value-type="string">
            <text:p>resazurin</text:p>
          </table:table-cell>
          <table:table-cell office:value-type="string">
            <text:p>null</text:p>
          </table:table-cell>
          <table:table-cell office:value-type="float" office:value="601">
            <text:p>601</text:p>
          </table:table-cell>
          <table:table-cell office:value-type="float" office:value="643">
            <text:p>643</text:p>
          </table:table-cell>
          <table:table-cell office:value-type="float" office:value="0.11">
            <text:p>0.11</text:p>
          </table:table-cell>
          <table:table-cell table:number-columns-repeated="2" office:value-type="string">
            <text:p>null</text:p>
          </table:table-cell>
          <table:table-cell office:value-type="string">
            <text:p>Resazurin is used as a cell viability assay reagent with lasing properties and photostability. It has a lower quantum yield compared to its reduced form, resorufin.</text:p>
          </table:table-cell>
          <table:table-cell office:value-type="string">
            <text:p>pubmed_1194861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64979926077649">
            <text:p>0.1649799261</text:p>
          </table:table-cell>
          <table:table-cell table:number-columns-repeated="1007"/>
        </table:table-row>
        <table:table-row table:style-name="ro1">
          <table:table-cell office:value-type="string">
            <text:p>O=C([O-])c1ccccc1-c1c2cc(I)c(=O)c(I)c-2oc2c(I)c([O-])c(I)cc12.[Na+].[Na+]</text:p>
          </table:table-cell>
          <table:table-cell office:value-type="string">
            <text:p>erythrosin B</text:p>
          </table:table-cell>
          <table:table-cell office:value-type="string">
            <text:p>HEPES buffer</text:p>
          </table:table-cell>
          <table:table-cell office:value-type="float" office:value="498">
            <text:p>498</text:p>
          </table:table-cell>
          <table:table-cell office:value-type="float" office:value="554">
            <text:p>554</text:p>
          </table:table-cell>
          <table:table-cell table:number-columns-repeated="3" office:value-type="string">
            <text:p>null</text:p>
          </table:table-cell>
          <table:table-cell office:value-type="string">
            <text:p>Partial fluorescence quenching observed in host-guest system with MR1.</text:p>
          </table:table-cell>
          <table:table-cell office:value-type="string">
            <text:p>chemrxiv_10.26434_SLASH_chemrxiv-2024-91j9p</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7040699161589">
            <text:p>0.4170406992</text:p>
          </table:table-cell>
          <table:table-cell table:number-columns-repeated="1007"/>
        </table:table-row>
        <table:table-row table:style-name="ro1">
          <table:table-cell office:value-type="string">
            <text:p>[Ir+3].[c-]1ccccc1-c1ccccn1.[c-]1ccccc1-c1ccccn1.[c-]1ccccc1-c1ccccn1</text:p>
          </table:table-cell>
          <table:table-cell office:value-type="string">
            <text:p>Ir(ppy)3</text:p>
          </table:table-cell>
          <table:table-cell office:value-type="string">
            <text:p>DCM</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Used as a photocatalyst in reactions with Hantzsch ester and base</text:p>
          </table:table-cell>
          <table:table-cell office:value-type="string">
            <text:p>chemrxiv_10.26434_SLASH_chemrxiv-2024-gtfjt</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989676008001">
            <text:p>0.9798967601</text:p>
          </table:table-cell>
          <table:table-cell table:number-columns-repeated="1007"/>
        </table:table-row>
        <table:table-row table:style-name="ro1">
          <table:table-cell office:value-type="string">
            <text:p>c12c3c4c5c1c1c6c7c2c2c8c3c3c9c4c4c%10c5c5c1c1c6c6c%11c7c2c2c7c8c3c3c8c9c4c4c9c%10c5c5c1c1c6c6c%11c2c2c7c3c3c8c4c4c9c5c1c1c6c2c3c41</text:p>
          </table:table-cell>
          <table:table-cell office:value-type="string">
            <text:p>fullerene C60</text:p>
          </table:table-cell>
          <table:table-cell table:number-columns-repeated="5" office:value-type="string">
            <text:p>null</text:p>
          </table:table-cell>
          <table:table-cell office:value-type="float" office:value="0.175">
            <text:p>0.175</text:p>
          </table:table-cell>
          <table:table-cell office:value-type="string">
            <text:p>The photoemission delay arises from coherent large-scale electron correlations in the plasmonic potential.</text:p>
          </table:table-cell>
          <table:table-cell office:value-type="string">
            <text:p>pubmed_1181802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0853164950386">
            <text:p>0.640853165</text:p>
          </table:table-cell>
          <table:table-cell table:number-columns-repeated="1007"/>
        </table:table-row>
        <table:table-row table:style-name="ro1">
          <table:table-cell office:value-type="string">
            <text:p>CCN(CC)c1ccc2nc3c4ccccc4c(=O)cc-3oc2c1</text:p>
          </table:table-cell>
          <table:table-cell office:value-type="string">
            <text:p>Nile Red</text:p>
          </table:table-cell>
          <table:table-cell office:value-type="string">
            <text:p>null</text:p>
          </table:table-cell>
          <table:table-cell office:value-type="float" office:value="553">
            <text:p>553</text:p>
          </table:table-cell>
          <table:table-cell table:number-columns-repeated="5" office:value-type="string">
            <text:p>null</text:p>
          </table:table-cell>
          <table:table-cell office:value-type="string">
            <text:p>pubmed_1167757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46217409987003">
            <text:p>0.14621741</text:p>
          </table:table-cell>
          <table:table-cell table:number-columns-repeated="1007"/>
        </table:table-row>
        <table:table-row table:style-name="ro1">
          <table:table-cell office:value-type="string">
            <text:p>N#C/C(CN)=C(\C#N)N=Cc1ccnc2ccccc12</text:p>
          </table:table-cell>
          <table:table-cell office:value-type="string">
            <text:p>2-aminomethyl-3-((E)-quinolin-4-ylmethyleneamino)maleonitrile</text:p>
          </table:table-cell>
          <table:table-cell office:value-type="string">
            <text:p>CH3OH-H2O (1:1)</text:p>
          </table:table-cell>
          <table:table-cell office:value-type="float" office:value="368">
            <text:p>368</text:p>
          </table:table-cell>
          <table:table-cell table:number-columns-repeated="2" office:value-type="string">
            <text:p>null</text:p>
          </table:table-cell>
          <table:table-cell office:value-type="string">
            <text:p>195 (CH3OH)</text:p>
          </table:table-cell>
          <table:table-cell office:value-type="string">
            <text:p>null</text:p>
          </table:table-cell>
          <table:table-cell office:value-type="string">
            <text:p>Quinoline-based fluorescent chemosensor for PbÂ²+ detection, shows colorimetric and fluorescence changes upon PbÂ²+ binding</text:p>
          </table:table-cell>
          <table:table-cell office:value-type="string">
            <text:p>pubmed_1180949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3866987023503">
            <text:p>0.703866987</text:p>
          </table:table-cell>
          <table:table-cell table:number-columns-repeated="1007"/>
        </table:table-row>
        <table:table-row table:style-name="ro1">
          <table:table-cell office:value-type="string">
            <text:p>C[C@H]1c2cccc(O)c2C(O)=C2C(=O)[C@]3(O)C(=O)/C(=C(/N)O)C(=O)[C@@H](N(C)C)[C@@H]3[C@@H](O)[C@@H]21.O</text:p>
          </table:table-cell>
          <table:table-cell office:value-type="string">
            <text:p>doxycycline</text:p>
          </table:table-cell>
          <table:table-cell office:value-type="string">
            <text:p>phosphate-buffered saline (PBS)</text:p>
          </table:table-cell>
          <table:table-cell office:value-type="float" office:value="350">
            <text:p>350</text:p>
          </table:table-cell>
          <table:table-cell table:number-columns-repeated="2" office:value-type="string">
            <text:p>null</text:p>
          </table:table-cell>
          <table:table-cell office:value-type="string">
            <text:p>absorption coefficient at 410 nm: not provided</text:p>
          </table:table-cell>
          <table:table-cell office:value-type="string">
            <text:p>null</text:p>
          </table:table-cell>
          <table:table-cell office:value-type="string">
            <text:p>No peak emission or quantum yield data available.</text:p>
          </table:table-cell>
          <table:table-cell office:value-type="string">
            <text:p>pubmed_1181706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7276319898665">
            <text:p>0.5072763199</text:p>
          </table:table-cell>
          <table:table-cell table:number-columns-repeated="1007"/>
        </table:table-row>
        <table:table-row table:style-name="ro1">
          <table:table-cell office:value-type="string">
            <text:p>O=S(=O)([O-])c1ccc(-c2c3nc(c(-c4ccc(S(=O)(=O)[O-])cc4)c4ccc([nH]4)c(-c4ccc(S(=O)(=O)[O-])cc4)c4nc(c(-c5ccc(S(=O)(=O)[O-])cc5)c5ccc2[nH]5)C=C4)C=C3)cc1</text:p>
          </table:table-cell>
          <table:table-cell office:value-type="string">
            <text:p>5,10,15,20-tetrakis(p-sulfonatophenyl)porphyrin</text:p>
          </table:table-cell>
          <table:table-cell office:value-type="string">
            <text:p>null</text:p>
          </table:table-cell>
          <table:table-cell office:value-type="float" office:value="550">
            <text:p>550</text:p>
          </table:table-cell>
          <table:table-cell office:value-type="string">
            <text:p>null</text:p>
          </table:table-cell>
          <table:table-cell office:value-type="float" office:value="0.1">
            <text:p>0.1</text:p>
          </table:table-cell>
          <table:table-cell table:number-columns-repeated="2" office:value-type="string">
            <text:p>null</text:p>
          </table:table-cell>
          <table:table-cell office:value-type="string">
            <text:p>Rose Bengal has high singlet oxygen production (Î¦_Î” = 86%)</text:p>
          </table:table-cell>
          <table:table-cell office:value-type="string">
            <text:p>pubmed_1172879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258173705078661">
            <text:p>0.0258173705</text:p>
          </table:table-cell>
          <table:table-cell table:number-columns-repeated="1007"/>
        </table:table-row>
        <table:table-row table:style-name="ro1">
          <table:table-cell office:value-type="string">
            <text:p>C=C</text:p>
          </table:table-cell>
          <table:table-cell office:value-type="string">
            <text:p>ethylene</text:p>
          </table:table-cell>
          <table:table-cell office:value-type="string">
            <text:p>null</text:p>
          </table:table-cell>
          <table:table-cell office:value-type="float" office:value="447.04">
            <text:p>447.04</text:p>
          </table:table-cell>
          <table:table-cell office:value-type="float" office:value="340.52">
            <text:p>340.52</text:p>
          </table:table-cell>
          <table:table-cell office:value-type="float" office:value="0.43">
            <text:p>0.43</text:p>
          </table:table-cell>
          <table:table-cell office:value-type="string">
            <text:p>null</text:p>
          </table:table-cell>
          <table:table-cell office:value-type="float" office:value="60394.1">
            <text:p>60394.1</text:p>
          </table:table-cell>
          <table:table-cell office:value-type="string">
            <text:p>null</text:p>
          </table:table-cell>
          <table:table-cell office:value-type="string">
            <text:p>pubmed_1176037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27854054421186">
            <text:p>0.7278540544</text:p>
          </table:table-cell>
          <table:table-cell table:number-columns-repeated="1007"/>
        </table:table-row>
        <table:table-row table:style-name="ro1">
          <table:table-cell office:value-type="string">
            <text:p>Oc1cc(Cl)ccc1Oc1ccc(Cl)cc1Cl</text:p>
          </table:table-cell>
          <table:table-cell office:value-type="string">
            <text:p>Triclosan</text:p>
          </table:table-cell>
          <table:table-cell office:value-type="string">
            <text:p>phosphate buffer (pH 7.4)</text:p>
          </table:table-cell>
          <table:table-cell office:value-type="float" office:value="209">
            <text:p>209</text:p>
          </table:table-cell>
          <table:table-cell office:value-type="float" office:value="333">
            <text:p>333</text:p>
          </table:table-cell>
          <table:table-cell table:number-columns-repeated="3" office:value-type="string">
            <text:p>null</text:p>
          </table:table-cell>
          <table:table-cell office:value-type="string">
            <text:p>The presence of PSNPs caused a 3 nm blueshift in peak emission to 330 nm. TCS interacts with HSA, causing fluorescence quenching and affecting esterase activity.</text:p>
          </table:table-cell>
          <table:table-cell office:value-type="string">
            <text:p>pubmed_1176657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672562099061906">
            <text:p>0.0672562099</text:p>
          </table:table-cell>
          <table:table-cell table:number-columns-repeated="1007"/>
        </table:table-row>
        <table:table-row table:style-name="ro1">
          <table:table-cell office:value-type="string">
            <text:p>CC(C)(C)[C@@H]1C(=O)N(c2ccccc2)[C@H]1c1ccccc1</text:p>
          </table:table-cell>
          <table:table-cell office:value-type="string">
            <text:p>trans-3-tert-Butyl-1,4-diphenyl-2-azetidinone</text:p>
          </table:table-cell>
          <table:table-cell table:number-columns-repeated="3" office:value-type="string">
            <text:p>null</text:p>
          </table:table-cell>
          <table:table-cell office:value-type="float" office:value="0.76">
            <text:p>0.76</text:p>
          </table:table-cell>
          <table:table-cell office:value-type="string">
            <text:p>1.2e4 (350 nm)</text:p>
          </table:table-cell>
          <table:table-cell office:value-type="string">
            <text:p>null</text:p>
          </table:table-cell>
          <table:table-cell office:value-type="string">
            <text:p>Shows respectable binding score of âˆ’8.5 kcal/mol.</text:p>
          </table:table-cell>
          <table:table-cell office:value-type="string">
            <text:p>pubmed_1184920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5164212621748">
            <text:p>0.5851642126</text:p>
          </table:table-cell>
          <table:table-cell table:number-columns-repeated="1007"/>
        </table:table-row>
        <table:table-row table:style-name="ro1">
          <table:table-cell office:value-type="string">
            <text:p>CNC(Cc1nc[nH]c1S)C(=O)O</text:p>
          </table:table-cell>
          <table:table-cell office:value-type="string">
            <text:p>2-(methylamino)-3-(5-sulfanylimidazol-4-yl)propanoic acid</text:p>
          </table:table-cell>
          <table:table-cell office:value-type="string">
            <text:p>null</text:p>
          </table:table-cell>
          <table:table-cell office:value-type="float" office:value="264">
            <text:p>264</text:p>
          </table:table-cell>
          <table:table-cell table:number-columns-repeated="4" office:value-type="string">
            <text:p>null</text:p>
          </table:table-cell>
          <table:table-cell office:value-type="string">
            <text:p>synthetic L-5-sulfanyl histidine derivative, UV screening ability tested on HDFs</text:p>
          </table:table-cell>
          <table:table-cell office:value-type="string">
            <text:p>pubmed_1185734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7307256087661">
            <text:p>0.2373072561</text:p>
          </table:table-cell>
          <table:table-cell table:number-columns-repeated="1007"/>
        </table:table-row>
        <table:table-row table:style-name="ro1">
          <table:table-cell office:value-type="string">
            <text:p>COc1ccc(NCCOc2ccc3c(C)cc(=O)oc3c2)cc1</text:p>
          </table:table-cell>
          <table:table-cell office:value-type="string">
            <text:p>7-(2-(4-methoxyphenylamino)ethoxy)-4-methyl-2H-chromen-2-one</text:p>
          </table:table-cell>
          <table:table-cell office:value-type="string">
            <text:p>chloroform</text:p>
          </table:table-cell>
          <table:table-cell office:value-type="float" office:value="320">
            <text:p>320</text:p>
          </table:table-cell>
          <table:table-cell table:number-columns-repeated="4" office:value-type="string">
            <text:p>null</text:p>
          </table:table-cell>
          <table:table-cell office:value-type="string">
            <text:p>coumarin derivative with donor-acceptor structure, RRAM and WORM RS behavior, methoxy group present</text:p>
          </table:table-cell>
          <table:table-cell office:value-type="string">
            <text:p>pubmed_1194779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32051735324785">
            <text:p>0.5320517353</text:p>
          </table:table-cell>
          <table:table-cell table:number-columns-repeated="1007"/>
        </table:table-row>
        <table:table-row table:style-name="ro1">
          <table:table-cell office:value-type="string">
            <text:p>CCN1C(=CC=Cc2n(CCCCS(=O)(=O)O)c3cc(Cl)c(Cl)cc3[n+]2CC)N(CCCCS(=O)(=O)O)c2cc(Cl)c(Cl)cc21.[OH-]</text:p>
          </table:table-cell>
          <table:table-cell office:value-type="string">
            <text:p>5,6-dichloro-2-[[5,6-dichloro-1-ethyl-3-(4-sulfobutyl)-benzimidazol-2-ylidene]-propenyl]-1-ethyl-3-(4-sulfobutyl)-benzimidazolium hydroxide</text:p>
          </table:table-cell>
          <table:table-cell office:value-type="string">
            <text:p>null</text:p>
          </table:table-cell>
          <table:table-cell office:value-type="float" office:value="585">
            <text:p>585</text:p>
          </table:table-cell>
          <table:table-cell office:value-type="float" office:value="600">
            <text:p>600</text:p>
          </table:table-cell>
          <table:table-cell table:number-columns-repeated="3" office:value-type="string">
            <text:p>null</text:p>
          </table:table-cell>
          <table:table-cell office:value-type="string">
            <text:p>TDBC forms J-aggregates with Frenkel excitons that contribute to chiral emissions.</text:p>
          </table:table-cell>
          <table:table-cell office:value-type="string">
            <text:p>pubmed_1183006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9148079138249">
            <text:p>0.4391480791</text:p>
          </table:table-cell>
          <table:table-cell table:number-columns-repeated="1007"/>
        </table:table-row>
        <table:table-row table:style-name="ro1">
          <table:table-cell office:value-type="string">
            <text:p>CC(C)(C)C1=CC23OCCCC2CC2=C(CCC2=O)C13OC(=O)[O-]</text:p>
          </table:table-cell>
          <table:table-cell office:value-type="string">
            <text:p>tert-butyl(8-oxo-4,5,6,6a,7,8,9,10-octahydro-10bH-cyclobuta[i]cyclopenta[g]chromen-10b-yl) carbonate</text:p>
          </table:table-cell>
          <table:table-cell office:value-type="string">
            <text:p>TFE</text:p>
          </table:table-cell>
          <table:table-cell office:value-type="float" office:value="320">
            <text:p>320</text:p>
          </table:table-cell>
          <table:table-cell table:number-columns-repeated="2" office:value-type="string">
            <text:p>null</text:p>
          </table:table-cell>
          <table:table-cell office:value-type="string">
            <text:p>3980 (320 nm)</text:p>
          </table:table-cell>
          <table:table-cell office:value-type="string">
            <text:p>null</text:p>
          </table:table-cell>
          <table:table-cell office:value-type="string">
            <text:p>UV/vis spectrum shows absorption at 320 nm in TFE</text:p>
          </table:table-cell>
          <table:table-cell office:value-type="string">
            <text:p>pubmed_1193414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62023427104577">
            <text:p>0.5620234271</text:p>
          </table:table-cell>
          <table:table-cell table:number-columns-repeated="1007"/>
        </table:table-row>
        <table:table-row table:style-name="ro1">
          <table:table-cell office:value-type="string">
            <text:p>COc1cc(S(=O)(=O)[O-])c(C)cc1N/N=C1/C(=O)C=Cc2cc(S(=O)(=O)[O-])ccc21.[Na+].[Na+]</text:p>
          </table:table-cell>
          <table:table-cell office:value-type="string">
            <text:p>Allura Red</text:p>
          </table:table-cell>
          <table:table-cell office:value-type="string">
            <text:p>water</text:p>
          </table:table-cell>
          <table:table-cell office:value-type="float" office:value="490">
            <text:p>490</text:p>
          </table:table-cell>
          <table:table-cell table:number-columns-repeated="2" office:value-type="string">
            <text:p>null</text:p>
          </table:table-cell>
          <table:table-cell office:value-type="string">
            <text:p>2.786e4 (490 nm)</text:p>
          </table:table-cell>
          <table:table-cell office:value-type="string">
            <text:p>null</text:p>
          </table:table-cell>
          <table:table-cell office:value-type="string">
            <text:p>Main absorption peak at 490 nm</text:p>
          </table:table-cell>
          <table:table-cell office:value-type="string">
            <text:p>pubmed_1176016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58294344833121">
            <text:p>0.9582943448</text:p>
          </table:table-cell>
          <table:table-cell table:number-columns-repeated="1007"/>
        </table:table-row>
        <table:table-row table:style-name="ro1">
          <table:table-cell office:value-type="string">
            <text:p>[Fe+2].c1cc[cH-]c1.c1cc[cH-]c1</text:p>
          </table:table-cell>
          <table:table-cell office:value-type="string">
            <text:p>ferrocene</text:p>
          </table:table-cell>
          <table:table-cell office:value-type="string">
            <text:p>argon</text:p>
          </table:table-cell>
          <table:table-cell office:value-type="string">
            <text:p>null</text:p>
          </table:table-cell>
          <table:table-cell office:value-type="float" office:value="510.9">
            <text:p>510.9</text:p>
          </table:table-cell>
          <table:table-cell table:number-columns-repeated="3" office:value-type="string">
            <text:p>null</text:p>
          </table:table-cell>
          <table:table-cell office:value-type="string">
            <text:p>Decomposes in plasma to Fe, Cp radicals, C2H2, C3H3, and other hydrocarbons.</text:p>
          </table:table-cell>
          <table:table-cell office:value-type="string">
            <text:p>chemrxiv_10.26434_SLASH_chemrxiv-2024-4kl15-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310709326528">
            <text:p>0.2431070933</text:p>
          </table:table-cell>
          <table:table-cell table:number-columns-repeated="1007"/>
        </table:table-row>
        <table:table-row table:style-name="ro1">
          <table:table-cell office:value-type="string">
            <text:p>Oc1ccccc1-c1nc2ccccc2o1</text:p>
          </table:table-cell>
          <table:table-cell office:value-type="string">
            <text:p>2-hydroxyphenylbenzoxazole</text:p>
          </table:table-cell>
          <table:table-cell office:value-type="string">
            <text:p>HEPES buffer (10 mM, pH 7.4)</text:p>
          </table:table-cell>
          <table:table-cell office:value-type="float" office:value="368">
            <text:p>368</text:p>
          </table:table-cell>
          <table:table-cell office:value-type="float" office:value="434">
            <text:p>434</text:p>
          </table:table-cell>
          <table:table-cell table:number-columns-repeated="3" office:value-type="string">
            <text:p>null</text:p>
          </table:table-cell>
          <table:table-cell office:value-type="string">
            <text:p>Fluorescence quenched by CuÂ²+; part of ESIPT-based sensor for polyP detection.</text:p>
          </table:table-cell>
          <table:table-cell office:value-type="string">
            <text:p>pubmed_1166577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6444004233927">
            <text:p>0.6164440042</text:p>
          </table:table-cell>
          <table:table-cell table:number-columns-repeated="1007"/>
        </table:table-row>
        <table:table-row table:style-name="ro1">
          <table:table-cell office:value-type="string">
            <text:p>CCNc1cc2[o+]c3cc(NCC)c(C)cc3c(-c3ccccc3C(=O)OCC)c2cc1C.[Cl-]</text:p>
          </table:table-cell>
          <table:table-cell office:value-type="string">
            <text:p>rhodamine 6g</text:p>
          </table:table-cell>
          <table:table-cell office:value-type="string">
            <text:p>water</text:p>
          </table:table-cell>
          <table:table-cell office:value-type="float" office:value="532">
            <text:p>532</text:p>
          </table:table-cell>
          <table:table-cell office:value-type="float" office:value="580">
            <text:p>580</text:p>
          </table:table-cell>
          <table:table-cell office:value-type="float" office:value="0.79">
            <text:p>0.79</text:p>
          </table:table-cell>
          <table:table-cell office:value-type="string">
            <text:p>null</text:p>
          </table:table-cell>
          <table:table-cell office:value-type="float" office:value="3.44">
            <text:p>3.44</text:p>
          </table:table-cell>
          <table:table-cell office:value-type="string">
            <text:p>fluorescence enhancement factor of 1170 observed on PVAc nanofiber film</text:p>
          </table:table-cell>
          <table:table-cell office:value-type="string">
            <text:p>pubmed_1185326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36116204177961">
            <text:p>0.7361162042</text:p>
          </table:table-cell>
          <table:table-cell table:number-columns-repeated="1007"/>
        </table:table-row>
        <table:table-row table:style-name="ro1">
          <table:table-cell office:value-type="string">
            <text:p>Nc1cc[nH]c(=O)n1</text:p>
          </table:table-cell>
          <table:table-cell office:value-type="string">
            <text:p>cytosine</text:p>
          </table:table-cell>
          <table:table-cell office:value-type="string">
            <text:p>aqueous</text:p>
          </table:table-cell>
          <table:table-cell office:value-type="float" office:value="266">
            <text:p>266</text:p>
          </table:table-cell>
          <table:table-cell table:number-columns-repeated="2" office:value-type="string">
            <text:p>null</text:p>
          </table:table-cell>
          <table:table-cell office:value-type="string">
            <text:p>6.1 (266 nm)</text:p>
          </table:table-cell>
          <table:table-cell office:value-type="string">
            <text:p>null</text:p>
          </table:table-cell>
          <table:table-cell office:value-type="string">
            <text:p>natural nucleobase</text:p>
          </table:table-cell>
          <table:table-cell office:value-type="string">
            <text:p>chemrxiv_10.26434_SLASH_chemrxiv-2024-37crl-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6320314547047">
            <text:p>0.8263203145</text:p>
          </table:table-cell>
          <table:table-cell table:number-columns-repeated="1007"/>
        </table:table-row>
        <table:table-row table:style-name="ro1">
          <table:table-cell office:value-type="string">
            <text:p>CC[N+](CC)(CC)Cc1ccccc1.[Cl-]</text:p>
          </table:table-cell>
          <table:table-cell office:value-type="string">
            <text:p>benzyl triethylammonium chloride</text:p>
          </table:table-cell>
          <table:table-cell office:value-type="string">
            <text:p>water/DES</text:p>
          </table:table-cell>
          <table:table-cell office:value-type="float" office:value="614">
            <text:p>614</text:p>
          </table:table-cell>
          <table:table-cell table:number-columns-repeated="4" office:value-type="string">
            <text:p>null</text:p>
          </table:table-cell>
          <table:table-cell office:value-type="string">
            <text:p>protein extraction solvent</text:p>
          </table:table-cell>
          <table:table-cell office:value-type="string">
            <text:p>pubmed_1186602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9033736409619">
            <text:p>0.6190337364</text:p>
          </table:table-cell>
          <table:table-cell table:number-columns-repeated="1007"/>
        </table:table-row>
        <table:table-row table:style-name="ro1">
          <table:table-cell office:value-type="string">
            <text:p>COC(=O)CC(=O)OC</text:p>
          </table:table-cell>
          <table:table-cell office:value-type="string">
            <text:p>dimethyl malonate</text:p>
          </table:table-cell>
          <table:table-cell office:value-type="string">
            <text:p>DCM</text:p>
          </table:table-cell>
          <table:table-cell office:value-type="float" office:value="552">
            <text:p>552</text:p>
          </table:table-cell>
          <table:table-cell table:number-columns-repeated="4" office:value-type="string">
            <text:p>null</text:p>
          </table:table-cell>
          <table:table-cell office:value-type="string">
            <text:p>bench-stable and readily available carbene precursor</text:p>
          </table:table-cell>
          <table:table-cell office:value-type="string">
            <text:p>chemrxiv_10.26434_SLASH_chemrxiv-2024-wtv9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4127843044698">
            <text:p>0.974127843</text:p>
          </table:table-cell>
          <table:table-cell table:number-columns-repeated="1007"/>
        </table:table-row>
        <table:table-row table:style-name="ro1">
          <table:table-cell office:value-type="string">
            <text:p>Oc1cc(O)c2c(c1)O[C@H](c1ccc(O)c(O)c1)[C@@H](O)C2</text:p>
          </table:table-cell>
          <table:table-cell office:value-type="string">
            <text:p>catechin</text:p>
          </table:table-cell>
          <table:table-cell office:value-type="string">
            <text:p>ethanol</text:p>
          </table:table-cell>
          <table:table-cell office:value-type="float" office:value="280">
            <text:p>280</text:p>
          </table:table-cell>
          <table:table-cell table:number-columns-repeated="2" office:value-type="string">
            <text:p>null</text:p>
          </table:table-cell>
          <table:table-cell office:value-type="string">
            <text:p>1.5e4 (280 nm)</text:p>
          </table:table-cell>
          <table:table-cell office:value-type="string">
            <text:p>null</text:p>
          </table:table-cell>
          <table:table-cell office:value-type="string">
            <text:p>Flavonoid with anti-inflammatory and chemopreventive activity</text:p>
          </table:table-cell>
          <table:table-cell office:value-type="string">
            <text:p>pubmed_1187580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5881462711841">
            <text:p>0.7558814627</text:p>
          </table:table-cell>
          <table:table-cell table:number-columns-repeated="1007"/>
        </table:table-row>
        <table:table-row table:style-name="ro1">
          <table:table-cell office:value-type="string">
            <text:p>O=C([O-])c1ccccc1-c1c2cc(Br)c(=O)c(Br)c-2oc2c(Br)c([O-])c(Br)cc12.[Na+].[Na+]</text:p>
          </table:table-cell>
          <table:table-cell office:value-type="string">
            <text:p>eosin Y</text:p>
          </table:table-cell>
          <table:table-cell office:value-type="string">
            <text:p>PBS</text:p>
          </table:table-cell>
          <table:table-cell office:value-type="float" office:value="526">
            <text:p>526</text:p>
          </table:table-cell>
          <table:table-cell table:number-columns-repeated="4" office:value-type="string">
            <text:p>null</text:p>
          </table:table-cell>
          <table:table-cell office:value-type="string">
            <text:p>Used as a photocatalyst for tetrazine synthesis under 530 nm LED illumination</text:p>
          </table:table-cell>
          <table:table-cell office:value-type="string">
            <text:p>chemrxiv_10.26434_SLASH_chemrxiv-2024-k307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5449148118496">
            <text:p>0.2454491481</text:p>
          </table:table-cell>
          <table:table-cell table:number-columns-repeated="1007"/>
        </table:table-row>
        <table:table-row table:style-name="ro1">
          <table:table-cell office:value-type="string">
            <text:p>O=C([O-])c1ccccc1-c1c2cc(Br)c(=O)c(Br)c-2oc2c(Br)c([O-])c(Br)cc12.[Na+].[Na+]</text:p>
          </table:table-cell>
          <table:table-cell office:value-type="string">
            <text:p>eosin Y</text:p>
          </table:table-cell>
          <table:table-cell office:value-type="string">
            <text:p>null</text:p>
          </table:table-cell>
          <table:table-cell office:value-type="float" office:value="517">
            <text:p>517</text:p>
          </table:table-cell>
          <table:table-cell table:number-columns-repeated="4" office:value-type="string">
            <text:p>null</text:p>
          </table:table-cell>
          <table:table-cell office:value-type="string">
            <text:p>dye used for photocatalytic degradation under sunlight</text:p>
          </table:table-cell>
          <table:table-cell office:value-type="string">
            <text:p>pubmed_1169642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3567762626335">
            <text:p>0.5356776263</text:p>
          </table:table-cell>
          <table:table-cell table:number-columns-repeated="1007"/>
        </table:table-row>
        <table:table-row table:style-name="ro1">
          <table:table-cell office:value-type="string">
            <text:p>CN(C)c1ccc2cc3ccc(N(C)C)cc3nc2c1</text:p>
          </table:table-cell>
          <table:table-cell office:value-type="string">
            <text:p>Acridine Orange</text:p>
          </table:table-cell>
          <table:table-cell office:value-type="string">
            <text:p>null</text:p>
          </table:table-cell>
          <table:table-cell office:value-type="float" office:value="480">
            <text:p>480</text:p>
          </table:table-cell>
          <table:table-cell office:value-type="float" office:value="520">
            <text:p>520</text:p>
          </table:table-cell>
          <table:table-cell office:value-type="string">
            <text:p>null</text:p>
          </table:table-cell>
          <table:table-cell office:value-type="string">
            <text:p>high molar absorptivity</text:p>
          </table:table-cell>
          <table:table-cell office:value-type="string">
            <text:p>null</text:p>
          </table:table-cell>
          <table:table-cell office:value-type="string">
            <text:p>used as two-photon absorber</text:p>
          </table:table-cell>
          <table:table-cell office:value-type="string">
            <text:p>chemrxiv_10.26434_SLASH_chemrxiv-2024-tc9ms</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025162297301">
            <text:p>0.610251623</text:p>
          </table:table-cell>
          <table:table-cell table:number-columns-repeated="1007"/>
        </table:table-row>
        <table:table-row table:style-name="ro1">
          <table:table-cell office:value-type="string">
            <text:p>Cc1coc2c1C(=O)C(=O)c1c-2ccc2c1CCCC2(C)C</text:p>
          </table:table-cell>
          <table:table-cell office:value-type="string">
            <text:p>tanshinone ii a</text:p>
          </table:table-cell>
          <table:table-cell office:value-type="string">
            <text:p>null</text:p>
          </table:table-cell>
          <table:table-cell office:value-type="float" office:value="268">
            <text:p>268</text:p>
          </table:table-cell>
          <table:table-cell table:number-columns-repeated="5" office:value-type="string">
            <text:p>null</text:p>
          </table:table-cell>
          <table:table-cell office:value-type="string">
            <text:p>pubmed_1176897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43724971078336">
            <text:p>0.7437249711</text:p>
          </table:table-cell>
          <table:table-cell table:number-columns-repeated="1007"/>
        </table:table-row>
        <table:table-row table:style-name="ro1">
          <table:table-cell office:value-type="string">
            <text:p>[C]=O.[C]=O.[C]=O.[C]=O.[C]=O.[Fe]</text:p>
          </table:table-cell>
          <table:table-cell office:value-type="string">
            <text:p>iron pentacarbonyl</text:p>
          </table:table-cell>
          <table:table-cell office:value-type="string">
            <text:p>null</text:p>
          </table:table-cell>
          <table:table-cell office:value-type="float" office:value="266">
            <text:p>266</text:p>
          </table:table-cell>
          <table:table-cell table:number-columns-repeated="3" office:value-type="string">
            <text:p>null</text:p>
          </table:table-cell>
          <table:table-cell office:value-type="float" office:value="120">
            <text:p>120</text:p>
          </table:table-cell>
          <table:table-cell office:value-type="string">
            <text:p>ultrafast photodissociation dynamics and triplet state involvement observed</text:p>
          </table:table-cell>
          <table:table-cell office:value-type="string">
            <text:p>chemrxiv_10.26434_SLASH_chemrxiv-2023-m1ggn-v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8867488652468">
            <text:p>0.9488674887</text:p>
          </table:table-cell>
          <table:table-cell table:number-columns-repeated="1007"/>
        </table:table-row>
        <table:table-row table:style-name="ro1">
          <table:table-cell office:value-type="string">
            <text:p>C[NH3+].I[Pb]I</text:p>
          </table:table-cell>
          <table:table-cell office:value-type="string">
            <text:p>methylammonium lead iodide</text:p>
          </table:table-cell>
          <table:table-cell office:value-type="string">
            <text:p>null</text:p>
          </table:table-cell>
          <table:table-cell office:value-type="float" office:value="795">
            <text:p>795</text:p>
          </table:table-cell>
          <table:table-cell table:number-columns-repeated="4" office:value-type="string">
            <text:p>null</text:p>
          </table:table-cell>
          <table:table-cell office:value-type="string">
            <text:p>The study investigates the structural and optical properties of MEAPbI3 thin films under varying compositions and temperatures. The phase transitions from orthorhombic to tetragonal occur around 140 K, and from tetragonal to cubic near room temperature (310 K).</text:p>
          </table:table-cell>
          <table:table-cell office:value-type="string">
            <text:p>pubmed_1194418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1815163055435">
            <text:p>0.4918151631</text:p>
          </table:table-cell>
          <table:table-cell table:number-columns-repeated="1007"/>
        </table:table-row>
        <table:table-row table:style-name="ro1">
          <table:table-cell office:value-type="string">
            <text:p>Cn1cc[n+](-c2ccccc2)c1.[I-]</text:p>
          </table:table-cell>
          <table:table-cell office:value-type="string">
            <text:p>1-phenyl-3-methylimidazolium iodide</text:p>
          </table:table-cell>
          <table:table-cell office:value-type="string">
            <text:p>MeCN</text:p>
          </table:table-cell>
          <table:table-cell office:value-type="float" office:value="238">
            <text:p>238</text:p>
          </table:table-cell>
          <table:table-cell office:value-type="string">
            <text:p>null</text:p>
          </table:table-cell>
          <table:table-cell office:value-type="float" office:value="0.07">
            <text:p>0.07</text:p>
          </table:table-cell>
          <table:table-cell office:value-type="string">
            <text:p>38540 (238 nm)</text:p>
          </table:table-cell>
          <table:table-cell office:value-type="string">
            <text:p>null</text:p>
          </table:table-cell>
          <table:table-cell office:value-type="string">
            <text:p>Ir(ppy)2(pmi)</text:p>
          </table:table-cell>
          <table:table-cell office:value-type="string">
            <text:p>chemrxiv_10.26434_SLASH_chemrxiv-2024-1m0q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95320341130719">
            <text:p>0.2953203411</text:p>
          </table:table-cell>
          <table:table-cell table:number-columns-repeated="1007"/>
        </table:table-row>
        <table:table-row table:style-name="ro1">
          <table:table-cell office:value-type="string">
            <text:p>Nc1ncnc2nc(/C=C\c3cccs3)[nH]c12</text:p>
          </table:table-cell>
          <table:table-cell office:value-type="string">
            <text:p>Z-8-thienylvinyladenine</text:p>
          </table:table-cell>
          <table:table-cell table:number-columns-repeated="4" office:value-type="string">
            <text:p>null</text:p>
          </table:table-cell>
          <table:table-cell office:value-type="string">
            <text:p>6.45 (Âµ01)</text:p>
          </table:table-cell>
          <table:table-cell office:value-type="string">
            <text:p>null</text:p>
          </table:table-cell>
          <table:table-cell office:value-type="string">
            <text:p>Ïƒ2PA = 4.02 GM</text:p>
          </table:table-cell>
          <table:table-cell office:value-type="string">
            <text:p>chemrxiv_10.26434_SLASH_chemrxiv-2025-q2j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25234487047419">
            <text:p>0.925234487</text:p>
          </table:table-cell>
          <table:table-cell table:number-columns-repeated="1007"/>
        </table:table-row>
        <table:table-row table:style-name="ro1">
          <table:table-cell office:value-type="string">
            <text:p>C#Cc1ncccc1-c1ccc2c(c1)C(=O)c1cc(-c3cccnc3C#C)ccc1-2</text:p>
          </table:table-cell>
          <table:table-cell office:value-type="string">
            <text:p>2,7-bis(ethynylpyridin-3-yl)fluoren-9-one</text:p>
          </table:table-cell>
          <table:table-cell office:value-type="string">
            <text:p>chloroform</text:p>
          </table:table-cell>
          <table:table-cell office:value-type="float" office:value="305">
            <text:p>305</text:p>
          </table:table-cell>
          <table:table-cell office:value-type="float" office:value="555">
            <text:p>555</text:p>
          </table:table-cell>
          <table:table-cell office:value-type="string">
            <text:p>null</text:p>
          </table:table-cell>
          <table:table-cell office:value-type="string">
            <text:p>72300 (305 nm), 45300 (353 nm), 3500 (466 nm)</text:p>
          </table:table-cell>
          <table:table-cell table:number-columns-repeated="2" office:value-type="string">
            <text:p>null</text:p>
          </table:table-cell>
          <table:table-cell office:value-type="string">
            <text:p>pubmed_1186295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6147307576612">
            <text:p>0.7561473076</text:p>
          </table:table-cell>
          <table:table-cell table:number-columns-repeated="1007"/>
        </table:table-row>
        <table:table-row table:style-name="ro1">
          <table:table-cell office:value-type="string">
            <text:p>O=S(=O)([O-])c1ccc(N=Nc2c(O)ccc3ccccc23)cc1.[Na+]</text:p>
          </table:table-cell>
          <table:table-cell office:value-type="string">
            <text:p>Orange II</text:p>
          </table:table-cell>
          <table:table-cell office:value-type="string">
            <text:p>null</text:p>
          </table:table-cell>
          <table:table-cell office:value-type="float" office:value="483">
            <text:p>483</text:p>
          </table:table-cell>
          <table:table-cell table:number-columns-repeated="4" office:value-type="string">
            <text:p>null</text:p>
          </table:table-cell>
          <table:table-cell office:value-type="string">
            <text:p>Peak absorption wavelength at 483 nm.</text:p>
          </table:table-cell>
          <table:table-cell office:value-type="string">
            <text:p>pubmed_1190250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0665420293808">
            <text:p>0.5066542029</text:p>
          </table:table-cell>
          <table:table-cell table:number-columns-repeated="1007"/>
        </table:table-row>
        <table:table-row table:style-name="ro1">
          <table:table-cell office:value-type="string">
            <text:p>CC1=C(O)C(=O)C=C2C1=CC=C1[C@@]2(C)CC[C@@]2(C)[C@@H]3C[C@](C)(C(=O)O)CC[C@]3(C)CC[C@]12C</text:p>
          </table:table-cell>
          <table:table-cell office:value-type="string">
            <text:p>celastrol</text:p>
          </table:table-cell>
          <table:table-cell office:value-type="string">
            <text:p>null</text:p>
          </table:table-cell>
          <table:table-cell office:value-type="float" office:value="425">
            <text:p>425</text:p>
          </table:table-cell>
          <table:table-cell table:number-columns-repeated="4" office:value-type="string">
            <text:p>null</text:p>
          </table:table-cell>
          <table:table-cell office:value-type="string">
            <text:p>Detection wavelength for Celastrol in HPLC analysis.</text:p>
          </table:table-cell>
          <table:table-cell office:value-type="string">
            <text:p>pubmed_1183477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61412035580724">
            <text:p>0.1614120356</text:p>
          </table:table-cell>
          <table:table-cell table:number-columns-repeated="1007"/>
        </table:table-row>
        <table:table-row table:style-name="ro1">
          <table:table-cell office:value-type="string">
            <text:p>Oc1cccc2cccnc12</text:p>
          </table:table-cell>
          <table:table-cell office:value-type="string">
            <text:p>8-quinolinol</text:p>
          </table:table-cell>
          <table:table-cell office:value-type="string">
            <text:p>Water</text:p>
          </table:table-cell>
          <table:table-cell office:value-type="float" office:value="270">
            <text:p>270</text:p>
          </table:table-cell>
          <table:table-cell table:number-columns-repeated="4" office:value-type="string">
            <text:p>null</text:p>
          </table:table-cell>
          <table:table-cell office:value-type="string">
            <text:p>Antimicrobial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9692242024466">
            <text:p>0.889692242</text:p>
          </table:table-cell>
          <table:table-cell table:number-columns-repeated="1007"/>
        </table:table-row>
        <table:table-row table:style-name="ro1">
          <table:table-cell office:value-type="string">
            <text:p>C1=Cc2c3c4ccccc4nc-3ccn2C1</text:p>
          </table:table-cell>
          <table:table-cell office:value-type="string">
            <text:p>Indoloindolizine</text:p>
          </table:table-cell>
          <table:table-cell office:value-type="string">
            <text:p>null</text:p>
          </table:table-cell>
          <table:table-cell office:value-type="float" office:value="500.27">
            <text:p>500.27</text:p>
          </table:table-cell>
          <table:table-cell office:value-type="float" office:value="354.09">
            <text:p>354.09</text:p>
          </table:table-cell>
          <table:table-cell office:value-type="float" office:value="0.68">
            <text:p>0.68</text:p>
          </table:table-cell>
          <table:table-cell office:value-type="string">
            <text:p>null</text:p>
          </table:table-cell>
          <table:table-cell office:value-type="float" office:value="82276.68">
            <text:p>82276.68</text:p>
          </table:table-cell>
          <table:table-cell office:value-type="string">
            <text:p>null</text:p>
          </table:table-cell>
          <table:table-cell office:value-type="string">
            <text:p>pubmed_1184891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1216161493212">
            <text:p>0.4612161615</text:p>
          </table:table-cell>
          <table:table-cell table:number-columns-repeated="1007"/>
        </table:table-row>
        <table:table-row table:style-name="ro1">
          <table:table-cell office:value-type="string">
            <text:p>O=S1(=O)C=Cc2ccccc21</text:p>
          </table:table-cell>
          <table:table-cell office:value-type="string">
            <text:p>benzothiophene-S,S-dioxide</text:p>
          </table:table-cell>
          <table:table-cell office:value-type="string">
            <text:p>toluene</text:p>
          </table:table-cell>
          <table:table-cell table:number-columns-repeated="2" office:value-type="string">
            <text:p>null</text:p>
          </table:table-cell>
          <table:table-cell office:value-type="float" office:value="0.084">
            <text:p>0.084</text:p>
          </table:table-cell>
          <table:table-cell office:value-type="string">
            <text:p>21400 (350 nm)</text:p>
          </table:table-cell>
          <table:table-cell office:value-type="string">
            <text:p>null</text:p>
          </table:table-cell>
          <table:table-cell office:value-type="string">
            <text:p>R = H</text:p>
          </table:table-cell>
          <table:table-cell office:value-type="string">
            <text:p>chemrxiv_10.26434_SLASH_chemrxiv-2024-2rkz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7910577682778">
            <text:p>0.6179105777</text:p>
          </table:table-cell>
          <table:table-cell table:number-columns-repeated="1007"/>
        </table:table-row>
        <table:table-row table:style-name="ro1">
          <table:table-cell office:value-type="string">
            <text:p>Oc1ccc2c(O)cccc2c1</text:p>
          </table:table-cell>
          <table:table-cell office:value-type="string">
            <text:p>1,6-dihydroxynaphthalene</text:p>
          </table:table-cell>
          <table:table-cell office:value-type="string">
            <text:p>ethanol</text:p>
          </table:table-cell>
          <table:table-cell office:value-type="float" office:value="353">
            <text:p>353</text:p>
          </table:table-cell>
          <table:table-cell office:value-type="float" office:value="428">
            <text:p>428</text:p>
          </table:table-cell>
          <table:table-cell table:number-columns-repeated="2" office:value-type="string">
            <text:p>null</text:p>
          </table:table-cell>
          <table:table-cell office:value-type="float" office:value="4.54">
            <text:p>4.54</text:p>
          </table:table-cell>
          <table:table-cell office:value-type="string">
            <text:p>green CDs with bimodal emission: blue (353/428 nm) and green (470/532 nm)</text:p>
          </table:table-cell>
          <table:table-cell office:value-type="string">
            <text:p>pubmed_119380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0538384267129">
            <text:p>0.8053838427</text:p>
          </table:table-cell>
          <table:table-cell table:number-columns-repeated="1007"/>
        </table:table-row>
        <table:table-row table:style-name="ro1">
          <table:table-cell office:value-type="string">
            <text:p>Nc1ccc(O)cc1</text:p>
          </table:table-cell>
          <table:table-cell office:value-type="string">
            <text:p>4-Aminophenol</text:p>
          </table:table-cell>
          <table:table-cell office:value-type="string">
            <text:p>water</text:p>
          </table:table-cell>
          <table:table-cell office:value-type="float" office:value="250">
            <text:p>250</text:p>
          </table:table-cell>
          <table:table-cell table:number-columns-repeated="4" office:value-type="string">
            <text:p>null</text:p>
          </table:table-cell>
          <table:table-cell office:value-type="string">
            <text:p>Used as a reference compound in fluorescence studies.</text:p>
          </table:table-cell>
          <table:table-cell office:value-type="string">
            <text:p>pubmed_1190254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55604614969343">
            <text:p>0.0755604615</text:p>
          </table:table-cell>
          <table:table-cell table:number-columns-repeated="1007"/>
        </table:table-row>
        <table:table-row table:style-name="ro1">
          <table:table-cell office:value-type="string">
            <text:p>O=c1ccc2ccc(O)cc2o1</text:p>
          </table:table-cell>
          <table:table-cell office:value-type="string">
            <text:p>Umbelliferone</text:p>
          </table:table-cell>
          <table:table-cell office:value-type="string">
            <text:p>null</text:p>
          </table:table-cell>
          <table:table-cell office:value-type="float" office:value="325">
            <text:p>325</text:p>
          </table:table-cell>
          <table:table-cell office:value-type="float" office:value="455">
            <text:p>455</text:p>
          </table:table-cell>
          <table:table-cell table:number-columns-repeated="3" office:value-type="string">
            <text:p>null</text:p>
          </table:table-cell>
          <table:table-cell office:value-type="string">
            <text:p>model drug for fluorescence detection</text:p>
          </table:table-cell>
          <table:table-cell office:value-type="string">
            <text:p>chemrxiv_10.26434_SLASH_chemrxiv-2024-tc9ms</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87759287469089">
            <text:p>0.4877592875</text:p>
          </table:table-cell>
          <table:table-cell table:number-columns-repeated="1007"/>
        </table:table-row>
        <table:table-row table:style-name="ro1">
          <table:table-cell office:value-type="string">
            <text:p>c1ccc(N=Nc2ccccc2)cc1</text:p>
          </table:table-cell>
          <table:table-cell office:value-type="string">
            <text:p>azobenzene</text:p>
          </table:table-cell>
          <table:table-cell table:number-columns-repeated="3" office:value-type="string">
            <text:p>null</text:p>
          </table:table-cell>
          <table:table-cell office:value-type="float" office:value="0.14">
            <text:p>0.14</text:p>
          </table:table-cell>
          <table:table-cell office:value-type="string">
            <text:p>null</text:p>
          </table:table-cell>
          <table:table-cell office:value-type="float" office:value="1300">
            <text:p>1300</text:p>
          </table:table-cell>
          <table:table-cell office:value-type="string">
            <text:p>Quantum yield decreases in aggregated states compared to monomers.</text:p>
          </table:table-cell>
          <table:table-cell office:value-type="string">
            <text:p>chemrxiv_10.26434_SLASH_chemrxiv-2023-4qzh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66170149529353">
            <text:p>0.8661701495</text:p>
          </table:table-cell>
          <table:table-cell table:number-columns-repeated="1007"/>
        </table:table-row>
        <table:table-row table:style-name="ro1">
          <table:table-cell office:value-type="string">
            <text:p>O=C(O)c1ccc2cccc(O)c2n1</text:p>
          </table:table-cell>
          <table:table-cell office:value-type="string">
            <text:p>8-hydroxyquinoline-2-carboxylic acid</text:p>
          </table:table-cell>
          <table:table-cell office:value-type="string">
            <text:p>Ethanol</text:p>
          </table:table-cell>
          <table:table-cell office:value-type="float" office:value="310">
            <text:p>310</text:p>
          </table:table-cell>
          <table:table-cell table:number-columns-repeated="4" office:value-type="string">
            <text:p>null</text:p>
          </table:table-cell>
          <table:table-cell office:value-type="string">
            <text:p>Neuroprotective studies</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69953312072903">
            <text:p>0.9699533121</text:p>
          </table:table-cell>
          <table:table-cell table:number-columns-repeated="1007"/>
        </table:table-row>
        <table:table-row table:style-name="ro1">
          <table:table-cell office:value-type="string">
            <text:p>Cc1c(Cl)cccc1Nc1ccccc1C(=O)O</text:p>
          </table:table-cell>
          <table:table-cell office:value-type="string">
            <text:p>tolfenamic acid</text:p>
          </table:table-cell>
          <table:table-cell office:value-type="string">
            <text:p>DMSO</text:p>
          </table:table-cell>
          <table:table-cell office:value-type="float" office:value="298">
            <text:p>298</text:p>
          </table:table-cell>
          <table:table-cell office:value-type="float" office:value="272">
            <text:p>272</text:p>
          </table:table-cell>
          <table:table-cell office:value-type="string">
            <text:p>null</text:p>
          </table:table-cell>
          <table:table-cell office:value-type="string">
            <text:p>22900 (298 nm), 21600 (272 nm)</text:p>
          </table:table-cell>
          <table:table-cell office:value-type="string">
            <text:p>null</text:p>
          </table:table-cell>
          <table:table-cell office:value-type="string">
            <text:p>UV-Vis spectrum in DMSO solution</text:p>
          </table:table-cell>
          <table:table-cell office:value-type="string">
            <text:p>pubmed_1167691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182686683256179">
            <text:p>0.0182686683</text:p>
          </table:table-cell>
          <table:table-cell table:number-columns-repeated="1007"/>
        </table:table-row>
        <table:table-row table:style-name="ro1">
          <table:table-cell office:value-type="string">
            <text:p>C=Cc1c(C)c2cc3nc(c4c5[n-]c(cc6nc(cc1[n-]2)C(C)=C6CC)c(C)c5C(=O)C4C(=O)OC)[C@@H](CCC(=O)OC/C=C(\C)CCCC(C)CCCC(C)CCCC(C)C)[C@@H]3C.[Mg+2]</text:p>
          </table:table-cell>
          <table:table-cell office:value-type="string">
            <text:p>chlorophyll a</text:p>
          </table:table-cell>
          <table:table-cell office:value-type="string">
            <text:p>null</text:p>
          </table:table-cell>
          <table:table-cell office:value-type="float" office:value="675">
            <text:p>675</text:p>
          </table:table-cell>
          <table:table-cell office:value-type="float" office:value="686">
            <text:p>686</text:p>
          </table:table-cell>
          <table:table-cell office:value-type="string">
            <text:p>null</text:p>
          </table:table-cell>
          <table:table-cell office:value-type="string">
            <text:p>1.2e4 (663 nm)</text:p>
          </table:table-cell>
          <table:table-cell office:value-type="string">
            <text:p>null</text:p>
          </table:table-cell>
          <table:table-cell office:value-type="string">
            <text:p>In vivo measurement on Japanese maple leaves</text:p>
          </table:table-cell>
          <table:table-cell office:value-type="string">
            <text:p>pubmed_1194392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9349744729698">
            <text:p>0.4693497447</text:p>
          </table:table-cell>
          <table:table-cell table:number-columns-repeated="1007"/>
        </table:table-row>
        <table:table-row table:style-name="ro1">
          <table:table-cell office:value-type="string">
            <text:p>c1ccc(-c2ccc3sccc3c2)cc1</text:p>
          </table:table-cell>
          <table:table-cell office:value-type="string">
            <text:p>5-phenylbenzo[b]thiophene</text:p>
          </table:table-cell>
          <table:table-cell office:value-type="string">
            <text:p>THF</text:p>
          </table:table-cell>
          <table:table-cell office:value-type="float" office:value="530">
            <text:p>530</text:p>
          </table:table-cell>
          <table:table-cell table:number-columns-repeated="4" office:value-type="string">
            <text:p>null</text:p>
          </table:table-cell>
          <table:table-cell office:value-type="string">
            <text:p>Mechanophore M3 exhibits exceptional mechanosensitivity with a transition force of 131 pN Â± 4 pN. The absorption peak at 530 nm is observed after sonication.</text:p>
          </table:table-cell>
          <table:table-cell office:value-type="string">
            <text:p>chemrxiv_10.26434_SLASH_chemrxiv-2024-smxcc-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7262521786615">
            <text:p>0.8972625218</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hexane</text:p>
          </table:table-cell>
          <table:table-cell office:value-type="float" office:value="550">
            <text:p>550</text:p>
          </table:table-cell>
          <table:table-cell office:value-type="string">
            <text:p>null</text:p>
          </table:table-cell>
          <table:table-cell office:value-type="float" office:value="0.01">
            <text:p>0.01</text:p>
          </table:table-cell>
          <table:table-cell table:number-columns-repeated="2" office:value-type="string">
            <text:p>null</text:p>
          </table:table-cell>
          <table:table-cell office:value-type="string">
            <text:p>adsorbed on ITO nanocrystals, external quantum efficiency ~1%</text:p>
          </table:table-cell>
          <table:table-cell office:value-type="string">
            <text:p>chemrxiv_10.26434_SLASH_chemrxiv-2025-dr2nj</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129006856586784">
            <text:p>0.0129006857</text:p>
          </table:table-cell>
          <table:table-cell table:number-columns-repeated="1007"/>
        </table:table-row>
        <table:table-row table:style-name="ro1">
          <table:table-cell office:value-type="string">
            <text:p>ClC(Cl)Cl</text:p>
          </table:table-cell>
          <table:table-cell office:value-type="string">
            <text:p>Chloroform</text:p>
          </table:table-cell>
          <table:table-cell office:value-type="string">
            <text:p>null</text:p>
          </table:table-cell>
          <table:table-cell office:value-type="float" office:value="270">
            <text:p>270</text:p>
          </table:table-cell>
          <table:table-cell office:value-type="float" office:value="350">
            <text:p>350</text:p>
          </table:table-cell>
          <table:table-cell office:value-type="float" office:value="0.65">
            <text:p>0.65</text:p>
          </table:table-cell>
          <table:table-cell office:value-type="string">
            <text:p>1.5e4 (280 nm)</text:p>
          </table:table-cell>
          <table:table-cell office:value-type="float" office:value="90">
            <text:p>90</text:p>
          </table:table-cell>
          <table:table-cell office:value-type="string">
            <text:p>Commonly used solvent for DNA aptamer synthesis.</text:p>
          </table:table-cell>
          <table:table-cell office:value-type="string">
            <text:p>pubmed_1176220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4589586956427">
            <text:p>0.974589587</text:p>
          </table:table-cell>
          <table:table-cell table:number-columns-repeated="1007"/>
        </table:table-row>
        <table:table-row table:style-name="ro1">
          <table:table-cell office:value-type="string">
            <text:p>Oc1ccc(N(c2ccc(O)cc2)C23OC2C2OC2(O)C2OC23)cc1</text:p>
          </table:table-cell>
          <table:table-cell office:value-type="string">
            <text:p>4,4',4''-nitrilotriphenol trioxide</text:p>
          </table:table-cell>
          <table:table-cell office:value-type="string">
            <text:p>DMSO</text:p>
          </table:table-cell>
          <table:table-cell office:value-type="float" office:value="869">
            <text:p>869</text:p>
          </table:table-cell>
          <table:table-cell table:number-columns-repeated="4" office:value-type="string">
            <text:p>null</text:p>
          </table:table-cell>
          <table:table-cell office:value-type="string">
            <text:p>High electron conductivity (3.35Ã—10â»â´ S cmâ»Â¹) and good reversibility as a cathode material with high capacity retention after 2000 cycles.</text:p>
          </table:table-cell>
          <table:table-cell office:value-type="string">
            <text:p>chemrxiv_10.26434_SLASH_chemrxiv-2024-g6qc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1533369445242">
            <text:p>0.8153336945</text:p>
          </table:table-cell>
          <table:table-cell table:number-columns-repeated="1007"/>
        </table:table-row>
        <table:table-row table:style-name="ro1">
          <table:table-cell office:value-type="string">
            <text:p>Cc1ccc(-c2csc(NN=C3C(=O)Nc4ccccc43)n2)cc1</text:p>
          </table:table-cell>
          <table:table-cell office:value-type="string">
            <text:p>3-(2-(4-(p-methylphenyl)thiazol-2-yl)hydrazineylidene)indolin-2-one</text:p>
          </table:table-cell>
          <table:table-cell office:value-type="string">
            <text:p>DMSO</text:p>
          </table:table-cell>
          <table:table-cell office:value-type="float" office:value="350">
            <text:p>350</text:p>
          </table:table-cell>
          <table:table-cell office:value-type="float" office:value="578">
            <text:p>578</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4418138256297">
            <text:p>0.5844181383</text:p>
          </table:table-cell>
          <table:table-cell table:number-columns-repeated="1007"/>
        </table:table-row>
        <table:table-row table:style-name="ro1">
          <table:table-cell office:value-type="string">
            <text:p>CN(C)CCNCCc1ccc2c(Cl)cc(Cl)c(N)c2n1.Cl</text:p>
          </table:table-cell>
          <table:table-cell office:value-type="string">
            <text:p>N1-(2-(8-amin o-5,7-dichloroquinolin-2-yl)ethyl)-N2,N2-dimethylethane-1,2-diamine hydrochloride</text:p>
          </table:table-cell>
          <table:table-cell office:value-type="string">
            <text:p>phosphate buffer</text:p>
          </table:table-cell>
          <table:table-cell office:value-type="float" office:value="261">
            <text:p>261</text:p>
          </table:table-cell>
          <table:table-cell table:number-columns-repeated="4" office:value-type="string">
            <text:p>null</text:p>
          </table:table-cell>
          <table:table-cell office:value-type="string">
            <text:p>TDMQ20 undergoes oxidation processes and forms soluble products. UV-Vis data shows changes at 240, 261, and 289 nm during oxidation.</text:p>
          </table:table-cell>
          <table:table-cell office:value-type="string">
            <text:p>chemrxiv_10.26434_SLASH_chemrxiv-2024-6xnfk</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1057033278048">
            <text:p>0.0910570333</text:p>
          </table:table-cell>
          <table:table-cell table:number-columns-repeated="1007"/>
        </table:table-row>
        <table:table-row table:style-name="ro1">
          <table:table-cell office:value-type="string">
            <text:p>Oc1cc(O)c2c(c1)OC(c1ccc(O)c(O)c1)[C@H](O)C2</text:p>
          </table:table-cell>
          <table:table-cell office:value-type="string">
            <text:p>epicatechin</text:p>
          </table:table-cell>
          <table:table-cell office:value-type="string">
            <text:p>water-ethanol mixture</text:p>
          </table:table-cell>
          <table:table-cell table:number-columns-repeated="3" office:value-type="string">
            <text:p>null</text:p>
          </table:table-cell>
          <table:table-cell office:value-type="string">
            <text:p>extracted from cocoa bean shells and spent coffee grounds with varying ethanol concentrations (0-75%)</text:p>
          </table:table-cell>
          <table:table-cell office:value-type="string">
            <text:p>null</text:p>
          </table:table-cell>
          <table:table-cell office:value-type="string">
            <text:p>found in higher concentration in extracts obtained with 50-75% ethanol</text:p>
          </table:table-cell>
          <table:table-cell office:value-type="string">
            <text:p>pubmed_1176268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9026007940993">
            <text:p>0.2390260079</text:p>
          </table:table-cell>
          <table:table-cell table:number-columns-repeated="1007"/>
        </table:table-row>
        <table:table-row table:style-name="ro1">
          <table:table-cell office:value-type="string">
            <text:p>O=c1cc(-c2ccc(O)c(O)c2)oc2cc(O)cc(O)c12</text:p>
          </table:table-cell>
          <table:table-cell office:value-type="string">
            <text:p>luteolin</text:p>
          </table:table-cell>
          <table:table-cell office:value-type="string">
            <text:p>null</text:p>
          </table:table-cell>
          <table:table-cell office:value-type="float" office:value="270">
            <text:p>270</text:p>
          </table:table-cell>
          <table:table-cell office:value-type="float" office:value="340">
            <text:p>340</text:p>
          </table:table-cell>
          <table:table-cell office:value-type="float" office:value="0.32">
            <text:p>0.32</text:p>
          </table:table-cell>
          <table:table-cell table:number-columns-repeated="2" office:value-type="string">
            <text:p>null</text:p>
          </table:table-cell>
          <table:table-cell office:value-type="string">
            <text:p>flavonoid</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43038839660585">
            <text:p>0.7430388397</text:p>
          </table:table-cell>
          <table:table-cell table:number-columns-repeated="1007"/>
        </table:table-row>
        <table:table-row table:style-name="ro1">
          <table:table-cell office:value-type="string">
            <text:p>O=C(O)c1ccc(N(c2ccc(C(=O)O)cc2)c2ccc(C(=O)O)cc2)cc1</text:p>
          </table:table-cell>
          <table:table-cell office:value-type="string">
            <text:p>4,4',4''-nitrilotribenzoic acid</text:p>
          </table:table-cell>
          <table:table-cell office:value-type="string">
            <text:p>polyvinyl alcohol (PVA)</text:p>
          </table:table-cell>
          <table:table-cell office:value-type="string">
            <text:p>null</text:p>
          </table:table-cell>
          <table:table-cell office:value-type="float" office:value="468">
            <text:p>468</text:p>
          </table:table-cell>
          <table:table-cell office:value-type="float" office:value="0.52">
            <text:p>0.52</text:p>
          </table:table-cell>
          <table:table-cell office:value-type="string">
            <text:p>null</text:p>
          </table:table-cell>
          <table:table-cell office:value-type="float" office:value="275">
            <text:p>275</text:p>
          </table:table-cell>
          <table:table-cell office:value-type="string">
            <text:p>Blue phosphorescence in PVA film</text:p>
          </table:table-cell>
          <table:table-cell office:value-type="string">
            <text:p>chemrxiv_10.26434_SLASH_chemrxiv-2024-1tst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02781839622185">
            <text:p>0.3027818396</text:p>
          </table:table-cell>
          <table:table-cell table:number-columns-repeated="1007"/>
        </table:table-row>
        <table:table-row table:style-name="ro1">
          <table:table-cell office:value-type="string">
            <text:p>N[C@@H](Cc1ccc(O)cc1)C(=O)O</text:p>
          </table:table-cell>
          <table:table-cell office:value-type="string">
            <text:p>tyrosine</text:p>
          </table:table-cell>
          <table:table-cell table:number-columns-repeated="4" office:value-type="string">
            <text:p>null</text:p>
          </table:table-cell>
          <table:table-cell office:value-type="string">
            <text:p>1.2e4 (350 nm)</text:p>
          </table:table-cell>
          <table:table-cell office:value-type="string">
            <text:p>null</text:p>
          </table:table-cell>
          <table:table-cell office:value-type="string">
            <text:p>metabolite identified in resistant isolates</text:p>
          </table:table-cell>
          <table:table-cell office:value-type="string">
            <text:p>pubmed_1164695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80956897884607">
            <text:p>0.2809568979</text:p>
          </table:table-cell>
          <table:table-cell table:number-columns-repeated="1007"/>
        </table:table-row>
        <table:table-row table:style-name="ro1">
          <table:table-cell office:value-type="string">
            <text:p>c1ccc(-c2ccc3nc4ccccc4c(-c4ccncc4)c3c2-c2ccccc2)cc1</text:p>
          </table:table-cell>
          <table:table-cell office:value-type="string">
            <text:p>9-pyridin-4-yl-diphenylacridine</text:p>
          </table:table-cell>
          <table:table-cell office:value-type="string">
            <text:p>THF</text:p>
          </table:table-cell>
          <table:table-cell office:value-type="float" office:value="350">
            <text:p>350</text:p>
          </table:table-cell>
          <table:table-cell office:value-type="float" office:value="420">
            <text:p>420</text:p>
          </table:table-cell>
          <table:table-cell table:number-columns-repeated="2" office:value-type="string">
            <text:p>null</text:p>
          </table:table-cell>
          <table:table-cell office:value-type="float" office:value="1.83">
            <text:p>1.83</text:p>
          </table:table-cell>
          <table:table-cell office:value-type="string">
            <text:p>Dual emission enhancement, visible color change from blue to cyan upon MPEA exposure; fluorescence lifetime changes from 2.16 ns to 1.49 ns upon exposure.</text:p>
          </table:table-cell>
          <table:table-cell office:value-type="string">
            <text:p>pubmed_1162425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3588657444343">
            <text:p>0.8435886574</text:p>
          </table:table-cell>
          <table:table-cell table:number-columns-repeated="1007"/>
        </table:table-row>
        <table:table-row table:style-name="ro1">
          <table:table-cell office:value-type="string">
            <text:p>Nc1nc2nc(-c3ccccc3)[nH]c2c(=O)[nH]1</text:p>
          </table:table-cell>
          <table:table-cell office:value-type="string">
            <text:p>8-phenylguanine</text:p>
          </table:table-cell>
          <table:table-cell table:number-columns-repeated="4" office:value-type="string">
            <text:p>null</text:p>
          </table:table-cell>
          <table:table-cell office:value-type="string">
            <text:p>7.14 (Âµ01)</text:p>
          </table:table-cell>
          <table:table-cell office:value-type="string">
            <text:p>null</text:p>
          </table:table-cell>
          <table:table-cell office:value-type="string">
            <text:p>Ïƒ2PA = 33.62 GM</text:p>
          </table:table-cell>
          <table:table-cell office:value-type="string">
            <text:p>chemrxiv_10.26434_SLASH_chemrxiv-2025-q2j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297916475683451">
            <text:p>0.0297916476</text:p>
          </table:table-cell>
          <table:table-cell table:number-columns-repeated="1007"/>
        </table:table-row>
        <table:table-row table:style-name="ro1">
          <table:table-cell office:value-type="string">
            <text:p>O=c1c2ccccc2n(-n2c3ccccc3c(=O)c3ccccc32)c2ccccc12</text:p>
          </table:table-cell>
          <table:table-cell office:value-type="string">
            <text:p>9H,9'H-[10,10'-biacridine]-9,9'-dione</text:p>
          </table:table-cell>
          <table:table-cell office:value-type="string">
            <text:p>EtOH</text:p>
          </table:table-cell>
          <table:table-cell table:number-columns-repeated="2" office:value-type="string">
            <text:p>null</text:p>
          </table:table-cell>
          <table:table-cell office:value-type="float" office:value="0">
            <text:p>0</text:p>
          </table:table-cell>
          <table:table-cell table:number-columns-repeated="2" office:value-type="string">
            <text:p>null</text:p>
          </table:table-cell>
          <table:table-cell office:value-type="string">
            <text:p>Non-emissive in solution; undergoes HA reaction to form emissive Ac</text:p>
          </table:table-cell>
          <table:table-cell office:value-type="string">
            <text:p>pubmed_1184860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82045186404139">
            <text:p>0.6820451864</text:p>
          </table:table-cell>
          <table:table-cell table:number-columns-repeated="1007"/>
        </table:table-row>
        <table:table-row table:style-name="ro1">
          <table:table-cell office:value-type="string">
            <text:p>CCOc1ccc(Br)c(C=O)c1</text:p>
          </table:table-cell>
          <table:table-cell office:value-type="string">
            <text:p>2-bromo-5-ethoxybenzaldehyde</text:p>
          </table:table-cell>
          <table:table-cell office:value-type="string">
            <text:p>dichloromethane</text:p>
          </table:table-cell>
          <table:table-cell office:value-type="string">
            <text:p>null</text:p>
          </table:table-cell>
          <table:table-cell office:value-type="float" office:value="520">
            <text:p>520</text:p>
          </table:table-cell>
          <table:table-cell table:number-columns-repeated="2" office:value-type="string">
            <text:p>null</text:p>
          </table:table-cell>
          <table:table-cell office:value-type="float" office:value="770">
            <text:p>770</text:p>
          </table:table-cell>
          <table:table-cell office:value-type="string">
            <text:p>Phosphorescent lifetime increases with curing time</text:p>
          </table:table-cell>
          <table:table-cell office:value-type="string">
            <text:p>chemrxiv_10.26434_SLASH_chemrxiv-2024-r1xnc</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3482037289068">
            <text:p>0.8234820373</text:p>
          </table:table-cell>
          <table:table-cell table:number-columns-repeated="1007"/>
        </table:table-row>
        <table:table-row table:style-name="ro1">
          <table:table-cell office:value-type="string">
            <text:p>NC(=O)c1ccc[n+](C2OC(COP(=O)(O)OP(=O)(O)OCC3OC(n4cnc5c(N)ncnc54)C(OP(=O)(O)O)C3O)C(O)C2O)c1</text:p>
          </table:table-cell>
          <table:table-cell office:value-type="string">
            <text:p>Nicotinamide adenine dinucleotide phosphate</text:p>
          </table:table-cell>
          <table:table-cell table:number-columns-repeated="5" office:value-type="string">
            <text:p>null</text:p>
          </table:table-cell>
          <table:table-cell office:value-type="float" office:value="5.2">
            <text:p>5.2</text:p>
          </table:table-cell>
          <table:table-cell office:value-type="string">
            <text:p>Fluorescence lifetime measured in MCF-7 breast cancer cells using time-resolved flow cytometry.</text:p>
          </table:table-cell>
          <table:table-cell office:value-type="string">
            <text:p>pubmed_1184185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9685793034732">
            <text:p>0.339685793</text:p>
          </table:table-cell>
          <table:table-cell table:number-columns-repeated="1007"/>
        </table:table-row>
        <table:table-row table:style-name="ro1">
          <table:table-cell office:value-type="string">
            <text:p>O=C1Nc2ccc(Br)cc2C1=NNc1nc(-c2ccc(Cl)cc2)cs1</text:p>
          </table:table-cell>
          <table:table-cell office:value-type="string">
            <text:p>3-(2-(4-(p-chlorophenyl)thiazol-2-yl)hydrazineylidene)-5-bromoindolin-2-one</text:p>
          </table:table-cell>
          <table:table-cell office:value-type="string">
            <text:p>DMSO</text:p>
          </table:table-cell>
          <table:table-cell office:value-type="float" office:value="354">
            <text:p>354</text:p>
          </table:table-cell>
          <table:table-cell office:value-type="float" office:value="574">
            <text:p>574</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49987112171948">
            <text:p>0.0499871122</text:p>
          </table:table-cell>
          <table:table-cell table:number-columns-repeated="1007"/>
        </table:table-row>
        <table:table-row table:style-name="ro1">
          <table:table-cell office:value-type="string">
            <text:p>COC(=O)C1=CO[C@@H](O)[C@@H]2C(CO)=CC[C@H]12</text:p>
          </table:table-cell>
          <table:table-cell office:value-type="string">
            <text:p>genipin</text:p>
          </table:table-cell>
          <table:table-cell office:value-type="string">
            <text:p>ethanol</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used for cross-linking chitosan and detecting fluorescence after reaction with chitosan</text:p>
          </table:table-cell>
          <table:table-cell office:value-type="string">
            <text:p>pubmed_1181667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22656651958823">
            <text:p>0.322656652</text:p>
          </table:table-cell>
          <table:table-cell table:number-columns-repeated="1007"/>
        </table:table-row>
        <table:table-row table:style-name="ro1">
          <table:table-cell office:value-type="string">
            <text:p>O=C(C=Cc1ccc(Cl)cc1)c1ccccc1O</text:p>
          </table:table-cell>
          <table:table-cell office:value-type="string">
            <text:p>2â€™-hydroxy-4-chloro-chalcone</text:p>
          </table:table-cell>
          <table:table-cell office:value-type="string">
            <text:p>null</text:p>
          </table:table-cell>
          <table:table-cell office:value-type="float" office:value="485">
            <text:p>485</text:p>
          </table:table-cell>
          <table:table-cell office:value-type="float" office:value="521">
            <text:p>521</text:p>
          </table:table-cell>
          <table:table-cell table:number-columns-repeated="3" office:value-type="string">
            <text:p>null</text:p>
          </table:table-cell>
          <table:table-cell office:value-type="string">
            <text:p>Chalcone derivative with chloro substituent</text:p>
          </table:table-cell>
          <table:table-cell office:value-type="string">
            <text:p>pubmed_1176873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5443033054471">
            <text:p>0.4544303305</text:p>
          </table:table-cell>
          <table:table-cell table:number-columns-repeated="1007"/>
        </table:table-row>
        <table:table-row table:style-name="ro1">
          <table:table-cell office:value-type="string">
            <text:p>O=C(O[C@@H]1Cc2c(O)cc(O)cc2O[C@@H]1c1ccc(O)c(O)c1)c1cc(O)c(O)c(O)c1</text:p>
          </table:table-cell>
          <table:table-cell office:value-type="string">
            <text:p>(-)-epicatechin-3-gallate</text:p>
          </table:table-cell>
          <table:table-cell office:value-type="string">
            <text:p>null</text:p>
          </table:table-cell>
          <table:table-cell office:value-type="float" office:value="278">
            <text:p>278</text:p>
          </table:table-cell>
          <table:table-cell table:number-columns-repeated="4" office:value-type="string">
            <text:p>null</text:p>
          </table:table-cell>
          <table:table-cell office:value-type="string">
            <text:p>UV detector at 278 nm used in HPLC analysis</text:p>
          </table:table-cell>
          <table:table-cell office:value-type="string">
            <text:p>pubmed_1167567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5366420550272">
            <text:p>0.9453664206</text:p>
          </table:table-cell>
          <table:table-cell table:number-columns-repeated="1007"/>
        </table:table-row>
        <table:table-row table:style-name="ro1">
          <table:table-cell office:value-type="string">
            <text:p>CCCCCCCCCCC#CC#CCCCCCCCCC(=O)O</text:p>
          </table:table-cell>
          <table:table-cell office:value-type="string">
            <text:p>10,12 tricosadiynoic acid</text:p>
          </table:table-cell>
          <table:table-cell office:value-type="string">
            <text:p>ethanol</text:p>
          </table:table-cell>
          <table:table-cell office:value-type="float" office:value="640">
            <text:p>640</text:p>
          </table:table-cell>
          <table:table-cell table:number-columns-repeated="4" office:value-type="string">
            <text:p>null</text:p>
          </table:table-cell>
          <table:table-cell office:value-type="string">
            <text:p>blue phase with excitonic peak at 640 nm</text:p>
          </table:table-cell>
          <table:table-cell office:value-type="string">
            <text:p>pubmed_1176327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77704252395779">
            <text:p>0.0777704252</text:p>
          </table:table-cell>
          <table:table-cell table:number-columns-repeated="1007"/>
        </table:table-row>
        <table:table-row table:style-name="ro1">
          <table:table-cell office:value-type="string">
            <text:p>CC(C)(C)c1cc(C(C)(C)C)c([O-])c([P+](CCO)(c2ccccc2)c2ccccc2)c1</text:p>
          </table:table-cell>
          <table:table-cell office:value-type="string">
            <text:p>2,4-di-tert-butyl-6-((2-hydroxyethyl)diphenylphosphonio)phenolate</text:p>
          </table:table-cell>
          <table:table-cell office:value-type="string">
            <text:p>dichloromethane</text:p>
          </table:table-cell>
          <table:table-cell office:value-type="float" office:value="346">
            <text:p>346</text:p>
          </table:table-cell>
          <table:table-cell table:number-columns-repeated="2" office:value-type="string">
            <text:p>null</text:p>
          </table:table-cell>
          <table:table-cell office:value-type="string">
            <text:p>5500 (346 nm)</text:p>
          </table:table-cell>
          <table:table-cell table:number-columns-repeated="2" office:value-type="string">
            <text:p>null</text:p>
          </table:table-cell>
          <table:table-cell office:value-type="string">
            <text:p>chemrxiv_10.26434_SLASH_chemrxiv-2024-87mtm</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24265554873273">
            <text:p>0.9242655549</text:p>
          </table:table-cell>
          <table:table-cell table:number-columns-repeated="1007"/>
        </table:table-row>
        <table:table-row table:style-name="ro1">
          <table:table-cell office:value-type="string">
            <text:p>C=C1CCC(CC=C(C)CO)C(C)(C)C1C=CC(C)=CC=CC(C)=CC=CC=C(C)C=CC=C(C)C=CC1C(=C)CCC(CC=C(C)CO)C1(C)C</text:p>
          </table:table-cell>
          <table:table-cell office:value-type="string">
            <text:p>sarcinaxanthin</text:p>
          </table:table-cell>
          <table:table-cell office:value-type="string">
            <text:p>DMSO</text:p>
          </table:table-cell>
          <table:table-cell table:number-columns-repeated="3" office:value-type="string">
            <text:p>null</text:p>
          </table:table-cell>
          <table:table-cell office:value-type="string">
            <text:p>extracted using DMSO</text:p>
          </table:table-cell>
          <table:table-cell office:value-type="string">
            <text:p>null</text:p>
          </table:table-cell>
          <table:table-cell office:value-type="string">
            <text:p>C50 carotenoid with potential photoprotective properties</text:p>
          </table:table-cell>
          <table:table-cell office:value-type="string">
            <text:p>pubmed_1173119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436837467365">
            <text:p>0.5943683747</text:p>
          </table:table-cell>
          <table:table-cell table:number-columns-repeated="1007"/>
        </table:table-row>
        <table:table-row table:style-name="ro1">
          <table:table-cell office:value-type="string">
            <text:p>CN(C)c1ccc([C+](c2ccccc2)c2ccc(N(C)C)cc2)cc1.[Cl-]</text:p>
          </table:table-cell>
          <table:table-cell office:value-type="string">
            <text:p>Malachite Green</text:p>
          </table:table-cell>
          <table:table-cell office:value-type="string">
            <text:p>water</text:p>
          </table:table-cell>
          <table:table-cell office:value-type="float" office:value="617">
            <text:p>617</text:p>
          </table:table-cell>
          <table:table-cell table:number-columns-repeated="4" office:value-type="string">
            <text:p>null</text:p>
          </table:table-cell>
          <table:table-cell office:value-type="string">
            <text:p>Used as a test contaminant for photocatalytic degradation under UV light.</text:p>
          </table:table-cell>
          <table:table-cell office:value-type="string">
            <text:p>pubmed_1177550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5837090769783">
            <text:p>0.4958370908</text:p>
          </table:table-cell>
          <table:table-cell table:number-columns-repeated="1007"/>
        </table:table-row>
        <table:table-row table:style-name="ro1">
          <table:table-cell office:value-type="string">
            <text:p>N[C@@H](Cc1c[nH]c2ccccc12)C(=O)O</text:p>
          </table:table-cell>
          <table:table-cell office:value-type="string">
            <text:p>L-tryptophan</text:p>
          </table:table-cell>
          <table:table-cell office:value-type="string">
            <text:p>null</text:p>
          </table:table-cell>
          <table:table-cell office:value-type="float" office:value="405">
            <text:p>405</text:p>
          </table:table-cell>
          <table:table-cell table:number-columns-repeated="4" office:value-type="string">
            <text:p>null</text:p>
          </table:table-cell>
          <table:table-cell office:value-type="string">
            <text:p>Substrate with similar spectral features to 7-Cl-L-tryptophan.</text:p>
          </table:table-cell>
          <table:table-cell office:value-type="string">
            <text:p>pubmed_117912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48359017865732">
            <text:p>0.3483590179</text:p>
          </table:table-cell>
          <table:table-cell table:number-columns-repeated="1007"/>
        </table:table-row>
        <table:table-row table:style-name="ro1">
          <table:table-cell office:value-type="string">
            <text:p>Oc1cccc2ccccc12</text:p>
          </table:table-cell>
          <table:table-cell office:value-type="string">
            <text:p>1-Naphthol</text:p>
          </table:table-cell>
          <table:table-cell office:value-type="string">
            <text:p>ethanol</text:p>
          </table:table-cell>
          <table:table-cell office:value-type="float" office:value="300">
            <text:p>300</text:p>
          </table:table-cell>
          <table:table-cell office:value-type="float" office:value="360">
            <text:p>360</text:p>
          </table:table-cell>
          <table:table-cell office:value-type="float" office:value="0.8">
            <text:p>0.8</text:p>
          </table:table-cell>
          <table:table-cell office:value-type="string">
            <text:p>1.2e4 (350 nm)</text:p>
          </table:table-cell>
          <table:table-cell office:value-type="float" office:value="1.5">
            <text:p>1.5</text:p>
          </table:table-cell>
          <table:table-cell office:value-type="string">
            <text:p>Shows strong fluorescence under UV excitation.</text:p>
          </table:table-cell>
          <table:table-cell office:value-type="string">
            <text:p>pubmed_1190254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11540914513171">
            <text:p>0.6115409145</text:p>
          </table:table-cell>
          <table:table-cell table:number-columns-repeated="1007"/>
        </table:table-row>
        <table:table-row table:style-name="ro1">
          <table:table-cell office:value-type="string">
            <text:p>CCC(C)C(C)C(C)C(C)CC</text:p>
          </table:table-cell>
          <table:table-cell office:value-type="string">
            <text:p>3,4,5,6-Tetramethyloctane</text:p>
          </table:table-cell>
          <table:table-cell office:value-type="string">
            <text:p>Ethyl acetate</text:p>
          </table:table-cell>
          <table:table-cell table:number-columns-repeated="3" office:value-type="string">
            <text:p>null</text:p>
          </table:table-cell>
          <table:table-cell office:value-type="string">
            <text:p>C12H26</text:p>
          </table:table-cell>
          <table:table-cell office:value-type="string">
            <text:p>null</text:p>
          </table:table-cell>
          <table:table-cell office:value-type="string">
            <text:p>Part of F12 fraction with anticancer activity</text:p>
          </table:table-cell>
          <table:table-cell office:value-type="string">
            <text:p>pubmed_1179933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67437382368371">
            <text:p>0.2674373824</text:p>
          </table:table-cell>
          <table:table-cell table:number-columns-repeated="1007"/>
        </table:table-row>
        <table:table-row table:style-name="ro1">
          <table:table-cell office:value-type="string">
            <text:p>O=C1CCSc2ccccc21</text:p>
          </table:table-cell>
          <table:table-cell office:value-type="string">
            <text:p>thiochroman-4-one</text:p>
          </table:table-cell>
          <table:table-cell office:value-type="string">
            <text:p>dichloromethane</text:p>
          </table:table-cell>
          <table:table-cell office:value-type="string">
            <text:p>null</text:p>
          </table:table-cell>
          <table:table-cell office:value-type="float" office:value="450">
            <text:p>450</text:p>
          </table:table-cell>
          <table:table-cell table:number-columns-repeated="2" office:value-type="string">
            <text:p>null</text:p>
          </table:table-cell>
          <table:table-cell office:value-type="float" office:value="2800">
            <text:p>2800</text:p>
          </table:table-cell>
          <table:table-cell office:value-type="string">
            <text:p>Phosphorescent lifetime increases with curing time</text:p>
          </table:table-cell>
          <table:table-cell office:value-type="string">
            <text:p>chemrxiv_10.26434_SLASH_chemrxiv-2024-r1xnc</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28401764854789">
            <text:p>0.3284017649</text:p>
          </table:table-cell>
          <table:table-cell table:number-columns-repeated="1007"/>
        </table:table-row>
        <table:table-row table:style-name="ro1">
          <table:table-cell office:value-type="string">
            <text:p>OB(O)c1ccc2c3ccccc3c3ccccc3c2c1</text:p>
          </table:table-cell>
          <table:table-cell office:value-type="string">
            <text:p>triphenylen-2-ylboronic acid</text:p>
          </table:table-cell>
          <table:table-cell office:value-type="string">
            <text:p>PVA</text:p>
          </table:table-cell>
          <table:table-cell office:value-type="float" office:value="367">
            <text:p>367</text:p>
          </table:table-cell>
          <table:table-cell office:value-type="string">
            <text:p>null</text:p>
          </table:table-cell>
          <table:table-cell office:value-type="float" office:value="0.539">
            <text:p>0.539</text:p>
          </table:table-cell>
          <table:table-cell office:value-type="string">
            <text:p>null</text:p>
          </table:table-cell>
          <table:table-cell office:value-type="float" office:value="22.4">
            <text:p>22.4</text:p>
          </table:table-cell>
          <table:table-cell office:value-type="string">
            <text:p>blue afterglow with lifetime of 6.37 s</text:p>
          </table:table-cell>
          <table:table-cell office:value-type="string">
            <text:p>chemrxiv_10.26434_SLASH_chemrxiv-2024-x6b9h</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2531395219266">
            <text:p>0.6725313952</text:p>
          </table:table-cell>
          <table:table-cell table:number-columns-repeated="1007"/>
        </table:table-row>
        <table:table-row table:style-name="ro1">
          <table:table-cell office:value-type="string">
            <text:p>CCC1=C(CC)c2nc1c(CC)c1[nH]c(cc3nc(cc4c(CC)c(CC)c(c2CC)n4CC)C=C3)cc1CC.[Pt]</text:p>
          </table:table-cell>
          <table:table-cell office:value-type="string">
            <text:p>Platinum octaethylporphyrin</text:p>
          </table:table-cell>
          <table:table-cell office:value-type="string">
            <text:p>toluene, ethanol</text:p>
          </table:table-cell>
          <table:table-cell office:value-type="float" office:value="389">
            <text:p>389</text:p>
          </table:table-cell>
          <table:table-cell office:value-type="float" office:value="648">
            <text:p>648</text:p>
          </table:table-cell>
          <table:table-cell table:number-columns-repeated="3" office:value-type="string">
            <text:p>null</text:p>
          </table:table-cell>
          <table:table-cell office:value-type="string">
            <text:p>Strong phosphorescence emission at 648 nm, sensitive to oxygen concentration.</text:p>
          </table:table-cell>
          <table:table-cell office:value-type="string">
            <text:p>pubmed_1172311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63305352581665">
            <text:p>0.5633053526</text:p>
          </table:table-cell>
          <table:table-cell table:number-columns-repeated="1007"/>
        </table:table-row>
        <table:table-row table:style-name="ro1">
          <table:table-cell office:value-type="string">
            <text:p>BrC(=C\C=C1\C=CN(Cc2ccccc2)c2ccccc21)/C=C/c1cc[n+](Cc2ccccc2)c2ccccc12.[Br-]</text:p>
          </table:table-cell>
          <table:table-cell office:value-type="string">
            <text:p>1-Benzyl-4-((1E,3Z)-5-((Z)-1-benzylquinolin-4(1H)-ylidene)-3-bromopenta-1,3-dien-1-yl)quinolin-1-ium Bromide</text:p>
          </table:table-cell>
          <table:table-cell office:value-type="string">
            <text:p>DMSO</text:p>
          </table:table-cell>
          <table:table-cell office:value-type="float" office:value="801">
            <text:p>801</text:p>
          </table:table-cell>
          <table:table-cell table:number-columns-repeated="2" office:value-type="string">
            <text:p>null</text:p>
          </table:table-cell>
          <table:table-cell office:value-type="string">
            <text:p>153860 (801 nm)</text:p>
          </table:table-cell>
          <table:table-cell office:value-type="string">
            <text:p>null</text:p>
          </table:table-cell>
          <table:table-cell office:value-type="string">
            <text:p>Stable dye with bromine substitution, higher DNA cleavage yield, binds externally to DNA without significant fluorescence or circular dichroism signals.</text:p>
          </table:table-cell>
          <table:table-cell office:value-type="string">
            <text:p>pubmed_1186598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43285446008667">
            <text:p>0.543285446</text:p>
          </table:table-cell>
          <table:table-cell table:number-columns-repeated="1007"/>
        </table:table-row>
        <table:table-row table:style-name="ro1">
          <table:table-cell office:value-type="string">
            <text:p>CC1=C(C)/C(=C\c2[nH]cc(C)c2C)NC1=O</text:p>
          </table:table-cell>
          <table:table-cell office:value-type="string">
            <text:p>E-5-((3,4-dimethyl-1H-pyrrol-2-yl)methylene)-3,4-dimethyl-1,5-dihydro-2H-pyrrol-2-one</text:p>
          </table:table-cell>
          <table:table-cell office:value-type="string">
            <text:p>methanol</text:p>
          </table:table-cell>
          <table:table-cell office:value-type="float" office:value="400">
            <text:p>400</text:p>
          </table:table-cell>
          <table:table-cell office:value-type="string">
            <text:p>null</text:p>
          </table:table-cell>
          <table:table-cell office:value-type="float" office:value="0.01">
            <text:p>0.01</text:p>
          </table:table-cell>
          <table:table-cell office:value-type="string">
            <text:p>2.3e4 (400 nm)</text:p>
          </table:table-cell>
          <table:table-cell office:value-type="string">
            <text:p>null</text:p>
          </table:table-cell>
          <table:table-cell office:value-type="string">
            <text:p>less fluorescent than Z-isomer</text:p>
          </table:table-cell>
          <table:table-cell office:value-type="string">
            <text:p>pubmed_1183387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2479448672384">
            <text:p>0.2424794487</text:p>
          </table:table-cell>
          <table:table-cell table:number-columns-repeated="1007"/>
        </table:table-row>
        <table:table-row table:style-name="ro1">
          <table:table-cell office:value-type="string">
            <text:p>CN(C)c1cc(NC(=O)CNC(C)(C)C)c(O)c2c1C[C@H]1C[C@H]3[C@H](N(C)C)C(=O)/C(=C(\N)O)C(=O)[C@@]3(O)C(=O)C1=C2O</text:p>
          </table:table-cell>
          <table:table-cell office:value-type="string">
            <text:p>tigecycline</text:p>
          </table:table-cell>
          <table:table-cell office:value-type="string">
            <text:p>phosphate-buffered saline (PBS)</text:p>
          </table:table-cell>
          <table:table-cell office:value-type="float" office:value="400">
            <text:p>400</text:p>
          </table:table-cell>
          <table:table-cell table:number-columns-repeated="2" office:value-type="string">
            <text:p>null</text:p>
          </table:table-cell>
          <table:table-cell office:value-type="string">
            <text:p>absorption coefficient at 410 nm: not provided</text:p>
          </table:table-cell>
          <table:table-cell office:value-type="string">
            <text:p>null</text:p>
          </table:table-cell>
          <table:table-cell office:value-type="string">
            <text:p>No peak emission, quantum yield, or lifetime data available.</text:p>
          </table:table-cell>
          <table:table-cell office:value-type="string">
            <text:p>pubmed_1181706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00701427040622">
            <text:p>0.300701427</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water</text:p>
          </table:table-cell>
          <table:table-cell office:value-type="float" office:value="570">
            <text:p>570</text:p>
          </table:table-cell>
          <table:table-cell office:value-type="float" office:value="595">
            <text:p>595</text:p>
          </table:table-cell>
          <table:table-cell table:number-columns-repeated="3" office:value-type="string">
            <text:p>null</text:p>
          </table:table-cell>
          <table:table-cell office:value-type="string">
            <text:p>Tested as part of fluorescence characterization.</text:p>
          </table:table-cell>
          <table:table-cell office:value-type="string">
            <text:p>pubmed_1194067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88794582290575">
            <text:p>0.5887945823</text:p>
          </table:table-cell>
          <table:table-cell table:number-columns-repeated="1007"/>
        </table:table-row>
        <table:table-row table:style-name="ro1">
          <table:table-cell office:value-type="string">
            <text:p>Cc1nn(-c2ccccc2)c2nnc3c(c(C)nn3-c3ccccc3)c12</text:p>
          </table:table-cell>
          <table:table-cell office:value-type="string">
            <text:p>1,8-Dimethyl-3,6-diphenyl-3,6-dihydrodipyrazolo [3,4-c:4â€²,3â€²-e]pyridazine</text:p>
          </table:table-cell>
          <table:table-cell office:value-type="string">
            <text:p>toluene</text:p>
          </table:table-cell>
          <table:table-cell office:value-type="float" office:value="293">
            <text:p>293</text:p>
          </table:table-cell>
          <table:table-cell office:value-type="float" office:value="511">
            <text:p>511</text:p>
          </table:table-cell>
          <table:table-cell office:value-type="float" office:value="0.7">
            <text:p>0.7</text:p>
          </table:table-cell>
          <table:table-cell table:number-columns-repeated="2" office:value-type="string">
            <text:p>null</text:p>
          </table:table-cell>
          <table:table-cell office:value-type="string">
            <text:p>UV absorption wavelength 266â€“309 nm</text:p>
          </table:table-cell>
          <table:table-cell office:value-type="string">
            <text:p>pubmed_1176740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71188670629635">
            <text:p>0.8711886706</text:p>
          </table:table-cell>
          <table:table-cell table:number-columns-repeated="1007"/>
        </table:table-row>
        <table:table-row table:style-name="ro1">
          <table:table-cell office:value-type="string">
            <text:p>c1ccc2c(-n3c4ccccc4c4ccccc43)c3ccccc3c(-c3ccc4oc5ncccc5c4c3)c2c1</text:p>
          </table:table-cell>
          <table:table-cell office:value-type="string">
            <text:p>6-(10-(9H-carbazol-9-yl)anthracen-9-yl)benzofuro[2,3-b]pyridine</text:p>
          </table:table-cell>
          <table:table-cell office:value-type="string">
            <text:p>null</text:p>
          </table:table-cell>
          <table:table-cell office:value-type="float" office:value="436.94">
            <text:p>436.94</text:p>
          </table:table-cell>
          <table:table-cell table:number-columns-repeated="4" office:value-type="string">
            <text:p>null</text:p>
          </table:table-cell>
          <table:table-cell office:value-type="string">
            <text:p>Thermally activated delayed fluorescence (TADF) material with a small energy gap between singlet and triplet states.</text:p>
          </table:table-cell>
          <table:table-cell office:value-type="string">
            <text:p>pubmed_118344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6771823177114">
            <text:p>0.7767718232</text:p>
          </table:table-cell>
          <table:table-cell table:number-columns-repeated="1007"/>
        </table:table-row>
        <table:table-row table:style-name="ro1">
          <table:table-cell office:value-type="string">
            <text:p>Oc1ccc(/C=C\c2cc(O)cc(O)c2)cc1</text:p>
          </table:table-cell>
          <table:table-cell office:value-type="string">
            <text:p>cis-Resveratrol</text:p>
          </table:table-cell>
          <table:table-cell office:value-type="string">
            <text:p>null</text:p>
          </table:table-cell>
          <table:table-cell office:value-type="float" office:value="269.8">
            <text:p>269.8</text:p>
          </table:table-cell>
          <table:table-cell table:number-columns-repeated="4" office:value-type="string">
            <text:p>null</text:p>
          </table:table-cell>
          <table:table-cell office:value-type="string">
            <text:p>Limited intersystem crossing (ISC) and fluorescence rates.</text:p>
          </table:table-cell>
          <table:table-cell office:value-type="string">
            <text:p>chemrxiv_10.26434_SLASH_chemrxiv-2025-dwlb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618530488573015">
            <text:p>0.0618530489</text:p>
          </table:table-cell>
          <table:table-cell table:number-columns-repeated="1007"/>
        </table:table-row>
        <table:table-row table:style-name="ro1">
          <table:table-cell office:value-type="string">
            <text:p>CC1(C)[C@@H](O[C@H]2O[C@H](C(=O)O)[C@@H](O)[C@H](O)[C@H]2O[C@@H]2O[C@H](C(=O)O)[C@@H](O)[C@H](O)[C@H]2O)CC[C@]2(C)[C@H]3C(=O)C=C4[C@@H]5C[C@@](C)(C(=O)O)CC[C@]5(C)CC[C@@]4(C)[C@]3(C)CC[C@@H]12</text:p>
          </table:table-cell>
          <table:table-cell office:value-type="string">
            <text:p>glycyrrhizic acid</text:p>
          </table:table-cell>
          <table:table-cell office:value-type="string">
            <text:p>null</text:p>
          </table:table-cell>
          <table:table-cell office:value-type="float" office:value="545.4">
            <text:p>545.4</text:p>
          </table:table-cell>
          <table:table-cell office:value-type="string">
            <text:p>null</text:p>
          </table:table-cell>
          <table:table-cell office:value-type="float" office:value="0.1164">
            <text:p>0.1164</text:p>
          </table:table-cell>
          <table:table-cell office:value-type="string">
            <text:p>null</text:p>
          </table:table-cell>
          <table:table-cell office:value-type="float" office:value="13.34">
            <text:p>13.34</text:p>
          </table:table-cell>
          <table:table-cell office:value-type="string">
            <text:p>AIE-active hydrogel with strong fluorescence emission, excellent mechanical strength and structural recovery capacity, and interesting stimuli-responsive fluorescence features.</text:p>
          </table:table-cell>
          <table:table-cell office:value-type="string">
            <text:p>chemrxiv_10.26434_SLASH_chemrxiv-2024-hhr4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1643160814419">
            <text:p>0.4916431608</text:p>
          </table:table-cell>
          <table:table-cell table:number-columns-repeated="1007"/>
        </table:table-row>
        <table:table-row table:style-name="ro1">
          <table:table-cell office:value-type="string">
            <text:p>N#C/C(=C\c1cc2c3c(c1)CCCN3CCC2)C(=O)O</text:p>
          </table:table-cell>
          <table:table-cell office:value-type="string">
            <text:p>9-(2-carboxy-2-cyanovinyl)julolidine</text:p>
          </table:table-cell>
          <table:table-cell office:value-type="string">
            <text:p>PBS</text:p>
          </table:table-cell>
          <table:table-cell office:value-type="float" office:value="435">
            <text:p>435</text:p>
          </table:table-cell>
          <table:table-cell office:value-type="float" office:value="635">
            <text:p>635</text:p>
          </table:table-cell>
          <table:table-cell office:value-type="float" office:value="0.9">
            <text:p>0.9</text:p>
          </table:table-cell>
          <table:table-cell office:value-type="string">
            <text:p>1e4 (435 nm)</text:p>
          </table:table-cell>
          <table:table-cell office:value-type="float" office:value="2">
            <text:p>2</text:p>
          </table:table-cell>
          <table:table-cell office:value-type="string">
            <text:p>Fluorescence increases upon binding to glycans</text:p>
          </table:table-cell>
          <table:table-cell office:value-type="string">
            <text:p>chemrxiv_10.26434_SLASH_chemrxiv-2023-84nng-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9390022335574">
            <text:p>0.4693900223</text:p>
          </table:table-cell>
          <table:table-cell table:number-columns-repeated="1007"/>
        </table:table-row>
        <table:table-row table:style-name="ro1">
          <table:table-cell office:value-type="string">
            <text:p>C=CC(=O)NCCNc1ccc([N+](=O)[O-])c2nonc12</text:p>
          </table:table-cell>
          <table:table-cell office:value-type="string">
            <text:p>4-(2-acryloylaminoethylamino)-7-nitro-2,1,3-benzoxadiazole</text:p>
          </table:table-cell>
          <table:table-cell office:value-type="string">
            <text:p>null</text:p>
          </table:table-cell>
          <table:table-cell office:value-type="float" office:value="477">
            <text:p>477</text:p>
          </table:table-cell>
          <table:table-cell office:value-type="float" office:value="541">
            <text:p>541</text:p>
          </table:table-cell>
          <table:table-cell table:number-columns-repeated="3" office:value-type="string">
            <text:p>null</text:p>
          </table:table-cell>
          <table:table-cell office:value-type="string">
            <text:p>Fluorescent monomer used in nanogels for tracking.</text:p>
          </table:table-cell>
          <table:table-cell office:value-type="string">
            <text:p>chemrxiv_10.26434_SLASH_chemrxiv-2025-hpfg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85186360077933">
            <text:p>0.4851863601</text:p>
          </table:table-cell>
          <table:table-cell table:number-columns-repeated="1007"/>
        </table:table-row>
        <table:table-row table:style-name="ro1">
          <table:table-cell office:value-type="string">
            <text:p>[Ir].[c-]1ccccc1-c1ccccn1.[c-]1ccccc1-c1ccccn1.[c-]1ccccc1-c1ccccn1</text:p>
          </table:table-cell>
          <table:table-cell office:value-type="string">
            <text:p>tris(2-phenylpyridine)iridium(III)</text:p>
          </table:table-cell>
          <table:table-cell office:value-type="string">
            <text:p>MeCN</text:p>
          </table:table-cell>
          <table:table-cell table:number-columns-repeated="2" office:value-type="string">
            <text:p>null</text:p>
          </table:table-cell>
          <table:table-cell office:value-type="float" office:value="0.18">
            <text:p>0.18</text:p>
          </table:table-cell>
          <table:table-cell table:number-columns-repeated="2" office:value-type="string">
            <text:p>null</text:p>
          </table:table-cell>
          <table:table-cell office:value-type="string">
            <text:p>Photocatalyst with quantum yield 0.18</text:p>
          </table:table-cell>
          <table:table-cell office:value-type="string">
            <text:p>chemrxiv_10.26434_SLASH_chemrxiv-2024-lk6l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07556110015139">
            <text:p>0.10755611</text:p>
          </table:table-cell>
          <table:table-cell table:number-columns-repeated="1007"/>
        </table:table-row>
        <table:table-row table:style-name="ro1">
          <table:table-cell office:value-type="string">
            <text:p>O=C(O)c1ccc(C(=C(c2ccc(C(=O)O)cc2)c2ccc(C(=O)O)cc2)c2ccc(C(=O)O)cc2)cc1</text:p>
          </table:table-cell>
          <table:table-cell office:value-type="string">
            <text:p>1,1,2,2-tetra(4-carboxylphenyl)ethylene</text:p>
          </table:table-cell>
          <table:table-cell office:value-type="string">
            <text:p>null</text:p>
          </table:table-cell>
          <table:table-cell office:value-type="float" office:value="360">
            <text:p>360</text:p>
          </table:table-cell>
          <table:table-cell table:number-columns-repeated="4" office:value-type="string">
            <text:p>null</text:p>
          </table:table-cell>
          <table:table-cell office:value-type="string">
            <text:p>AIEzyme exhibits OPH-like activity and fluorescence quenching upon hydrolysis of diethyl-4-nitrophenylphosphate (DENP), enabling detection of nerve agents.</text:p>
          </table:table-cell>
          <table:table-cell office:value-type="string">
            <text:p>chemrxiv_10.26434_SLASH_chemrxiv-2024-9z92k</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56633338471875">
            <text:p>0.4566333385</text:p>
          </table:table-cell>
          <table:table-cell table:number-columns-repeated="1007"/>
        </table:table-row>
        <table:table-row table:style-name="ro1">
          <table:table-cell office:value-type="string">
            <text:p>O=Cc1ccc(C(=O)O)cc1</text:p>
          </table:table-cell>
          <table:table-cell office:value-type="string">
            <text:p>p-carboxybenzaldehyde</text:p>
          </table:table-cell>
          <table:table-cell office:value-type="string">
            <text:p>null</text:p>
          </table:table-cell>
          <table:table-cell office:value-type="float" office:value="340">
            <text:p>340</text:p>
          </table:table-cell>
          <table:table-cell office:value-type="float" office:value="613">
            <text:p>613</text:p>
          </table:table-cell>
          <table:table-cell table:number-columns-repeated="2" office:value-type="string">
            <text:p>null</text:p>
          </table:table-cell>
          <table:table-cell office:value-type="float" office:value="118.23">
            <text:p>118.23</text:p>
          </table:table-cell>
          <table:table-cell office:value-type="string">
            <text:p>Doped material with CNC showing multiple emission peaks and redshifted afterglow.</text:p>
          </table:table-cell>
          <table:table-cell office:value-type="string">
            <text:p>chemrxiv_10.26434_SLASH_chemrxiv-2024-rqf3x</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4682600498199">
            <text:p>0.2546826005</text:p>
          </table:table-cell>
          <table:table-cell table:number-columns-repeated="1007"/>
        </table:table-row>
        <table:table-row table:style-name="ro1">
          <table:table-cell office:value-type="string">
            <text:p>Cc1ccc(S(=O)(=O)O)cc1.NCC(=O)OCc1ccccc1</text:p>
          </table:table-cell>
          <table:table-cell office:value-type="string">
            <text:p>benzyl glycinate p-toluenesulfonate</text:p>
          </table:table-cell>
          <table:table-cell office:value-type="string">
            <text:p>isopropanol</text:p>
          </table:table-cell>
          <table:table-cell table:number-columns-repeated="4" office:value-type="string">
            <text:p>null</text:p>
          </table:table-cell>
          <table:table-cell office:value-type="float" office:value="840.99">
            <text:p>840.99</text:p>
          </table:table-cell>
          <table:table-cell office:value-type="string">
            <text:p>BGTS exhibited lower defect passivation effect compared to VBETS and LBETS, with moderate improvement in carrier lifetime.</text:p>
          </table:table-cell>
          <table:table-cell office:value-type="string">
            <text:p>pubmed_1173949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43843555822968">
            <text:p>0.1438435558</text:p>
          </table:table-cell>
          <table:table-cell table:number-columns-repeated="1007"/>
        </table:table-row>
        <table:table-row table:style-name="ro1">
          <table:table-cell office:value-type="string">
            <text:p>C#C</text:p>
          </table:table-cell>
          <table:table-cell office:value-type="string">
            <text:p>acetylene</text:p>
          </table:table-cell>
          <table:table-cell office:value-type="string">
            <text:p>none</text:p>
          </table:table-cell>
          <table:table-cell table:number-columns-repeated="3" office:value-type="string">
            <text:p>null</text:p>
          </table:table-cell>
          <table:table-cell office:value-type="string">
            <text:p>none</text:p>
          </table:table-cell>
          <table:table-cell office:value-type="string">
            <text:p>null</text:p>
          </table:table-cell>
          <table:table-cell office:value-type="string">
            <text:p>C2H2 absorption features detected in the spectrum.</text:p>
          </table:table-cell>
          <table:table-cell office:value-type="string">
            <text:p>arxiv_2004.05818v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55976143991575">
            <text:p>0.755976144</text:p>
          </table:table-cell>
          <table:table-cell table:number-columns-repeated="1007"/>
        </table:table-row>
        <table:table-row table:style-name="ro1">
          <table:table-cell office:value-type="string">
            <text:p>CN(C)c1ccc2nc3ccc(N(C)C)cc3[s+]c2c1.[Cl-]</text:p>
          </table:table-cell>
          <table:table-cell office:value-type="string">
            <text:p>methylene blue</text:p>
          </table:table-cell>
          <table:table-cell office:value-type="string">
            <text:p>null</text:p>
          </table:table-cell>
          <table:table-cell office:value-type="float" office:value="664">
            <text:p>664</text:p>
          </table:table-cell>
          <table:table-cell table:number-columns-repeated="4" office:value-type="string">
            <text:p>null</text:p>
          </table:table-cell>
          <table:table-cell office:value-type="string">
            <text:p>peak absorption wavelength at 664 nm</text:p>
          </table:table-cell>
          <table:table-cell office:value-type="string">
            <text:p>pubmed_1179089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34650676930323">
            <text:p>0.8346506769</text:p>
          </table:table-cell>
          <table:table-cell table:number-columns-repeated="1007"/>
        </table:table-row>
        <table:table-row table:style-name="ro1">
          <table:table-cell office:value-type="string">
            <text:p>COc1cc(O)c2c(c1)C(=O)c1cc(C)cc(O)c1C2=O</text:p>
          </table:table-cell>
          <table:table-cell office:value-type="string">
            <text:p>parietin</text:p>
          </table:table-cell>
          <table:table-cell office:value-type="string">
            <text:p>PBS with uric acid</text:p>
          </table:table-cell>
          <table:table-cell office:value-type="float" office:value="434">
            <text:p>434</text:p>
          </table:table-cell>
          <table:table-cell office:value-type="float" office:value="520">
            <text:p>520</text:p>
          </table:table-cell>
          <table:table-cell office:value-type="float" office:value="0.605">
            <text:p>0.605</text:p>
          </table:table-cell>
          <table:table-cell table:number-columns-repeated="2" office:value-type="string">
            <text:p>null</text:p>
          </table:table-cell>
          <table:table-cell office:value-type="string">
            <text:p>Quantum yield measured in PBS with uric acid using rose Bengal as reference.</text:p>
          </table:table-cell>
          <table:table-cell office:value-type="string">
            <text:p>pubmed_1194476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50423918943852">
            <text:p>0.0750423919</text:p>
          </table:table-cell>
          <table:table-cell table:number-columns-repeated="1007"/>
        </table:table-row>
        <table:table-row table:style-name="ro1">
          <table:table-cell office:value-type="string">
            <text:p>c1ccccc1</text:p>
          </table:table-cell>
          <table:table-cell office:value-type="string">
            <text:p>benzene</text:p>
          </table:table-cell>
          <table:table-cell office:value-type="string">
            <text:p>null</text:p>
          </table:table-cell>
          <table:table-cell office:value-type="float" office:value="256.7">
            <text:p>256.7</text:p>
          </table:table-cell>
          <table:table-cell table:number-columns-repeated="4" office:value-type="string">
            <text:p>null</text:p>
          </table:table-cell>
          <table:table-cell office:value-type="string">
            <text:p>CSD Reference: BENZEN</text:p>
          </table:table-cell>
          <table:table-cell office:value-type="string">
            <text:p>chemrxiv_10.26434_SLASH_chemrxiv-2024-ms8x6-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4701055511832">
            <text:p>0.6747010555</text:p>
          </table:table-cell>
          <table:table-cell table:number-columns-repeated="1007"/>
        </table:table-row>
        <table:table-row table:style-name="ro1">
          <table:table-cell office:value-type="string">
            <text:p>COc1cc(/C=C/C(=O)CC(=O)/C=C/c2ccc(O)c(OC)c2)ccc1O</text:p>
          </table:table-cell>
          <table:table-cell office:value-type="string">
            <text:p>curcumin</text:p>
          </table:table-cell>
          <table:table-cell office:value-type="string">
            <text:p>null</text:p>
          </table:table-cell>
          <table:table-cell office:value-type="float" office:value="425">
            <text:p>425</text:p>
          </table:table-cell>
          <table:table-cell table:number-columns-repeated="2" office:value-type="string">
            <text:p>null</text:p>
          </table:table-cell>
          <table:table-cell office:value-type="string">
            <text:p>1.2e2 (425 nm)</text:p>
          </table:table-cell>
          <table:table-cell table:number-columns-repeated="2" office:value-type="string">
            <text:p>null</text:p>
          </table:table-cell>
          <table:table-cell office:value-type="string">
            <text:p>pubmed_1183094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62413333728909">
            <text:p>0.3624133337</text:p>
          </table:table-cell>
          <table:table-cell table:number-columns-repeated="1007"/>
        </table:table-row>
        <table:table-row table:style-name="ro1">
          <table:table-cell office:value-type="string">
            <text:p>c1cc2ccc3ccc(-c4ccc(-c5ccc(-c6ccc7ccc8cccc9ccc6c7c89)cn5)nc4)c4ccc(c1)c2c34</text:p>
          </table:table-cell>
          <table:table-cell office:value-type="string">
            <text:p>5,5'-di( pyren-1-yl)-2,2'-bipyridine</text:p>
          </table:table-cell>
          <table:table-cell office:value-type="string">
            <text:p>THF</text:p>
          </table:table-cell>
          <table:table-cell office:value-type="float" office:value="360">
            <text:p>360</text:p>
          </table:table-cell>
          <table:table-cell office:value-type="float" office:value="442">
            <text:p>442</text:p>
          </table:table-cell>
          <table:table-cell office:value-type="float" office:value="0.78">
            <text:p>0.78</text:p>
          </table:table-cell>
          <table:table-cell office:value-type="string">
            <text:p>null</text:p>
          </table:table-cell>
          <table:table-cell office:value-type="float" office:value="1.4">
            <text:p>1.4</text:p>
          </table:table-cell>
          <table:table-cell office:value-type="string">
            <text:p>Emission lifetime in THF</text:p>
          </table:table-cell>
          <table:table-cell office:value-type="string">
            <text:p>chemrxiv_10.26434_SLASH_chemrxiv-2024-7bfmj</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90894102305174">
            <text:p>0.2908941023</text:p>
          </table:table-cell>
          <table:table-cell table:number-columns-repeated="1007"/>
        </table:table-row>
        <table:table-row table:style-name="ro1">
          <table:table-cell office:value-type="string">
            <text:p>CN1C([C@H]2CS/C(=C3\C=CC=CC3=O)N2)SC[C@H]1C(=O)O</text:p>
          </table:table-cell>
          <table:table-cell office:value-type="string">
            <text:p>pyochelin</text:p>
          </table:table-cell>
          <table:table-cell office:value-type="string">
            <text:p>null</text:p>
          </table:table-cell>
          <table:table-cell office:value-type="float" office:value="320">
            <text:p>320</text:p>
          </table:table-cell>
          <table:table-cell office:value-type="float" office:value="415">
            <text:p>415</text:p>
          </table:table-cell>
          <table:table-cell office:value-type="float" office:value="0.6">
            <text:p>0.6</text:p>
          </table:table-cell>
          <table:table-cell table:number-columns-repeated="2" office:value-type="string">
            <text:p>null</text:p>
          </table:table-cell>
          <table:table-cell office:value-type="string">
            <text:p>fluorescent siderophore used in imaging and therapy</text:p>
          </table:table-cell>
          <table:table-cell office:value-type="string">
            <text:p>pubmed_1192794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1280284095556">
            <text:p>0.3312802841</text:p>
          </table:table-cell>
          <table:table-cell table:number-columns-repeated="1007"/>
        </table:table-row>
        <table:table-row table:style-name="ro1">
          <table:table-cell office:value-type="string">
            <text:p>C[N+]1=C(C=CC=CC=C2N(CCCCCC(=O)NCCCCCCN)c3ccccc3C2(C)C)C(C)(C)c2ccccc21.[Cl-]</text:p>
          </table:table-cell>
          <table:table-cell office:value-type="string">
            <text:p>cy5-amine</text:p>
          </table:table-cell>
          <table:table-cell office:value-type="string">
            <text:p>isopropanol</text:p>
          </table:table-cell>
          <table:table-cell office:value-type="float" office:value="720">
            <text:p>720</text:p>
          </table:table-cell>
          <table:table-cell office:value-type="float" office:value="750">
            <text:p>750</text:p>
          </table:table-cell>
          <table:table-cell office:value-type="float" office:value="0.75">
            <text:p>0.75</text:p>
          </table:table-cell>
          <table:table-cell office:value-type="string">
            <text:p>7e3 (720 nm)</text:p>
          </table:table-cell>
          <table:table-cell office:value-type="string">
            <text:p>null</text:p>
          </table:table-cell>
          <table:table-cell office:value-type="string">
            <text:p>less efficient in opening cell membranes</text:p>
          </table:table-cell>
          <table:table-cell office:value-type="string">
            <text:p>chemrxiv_10.26434_SLASH_chemrxiv-2023-l3lc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0084102787077">
            <text:p>0.4300841028</text:p>
          </table:table-cell>
          <table:table-cell table:number-columns-repeated="1007"/>
        </table:table-row>
        <table:table-row table:style-name="ro1">
          <table:table-cell office:value-type="string">
            <text:p>Cc1ccc(S(N)(=O)=O)cc1C1=CCC(F)(F)c2ccccc21</text:p>
          </table:table-cell>
          <table:table-cell office:value-type="string">
            <text:p>4,4-difluoro-1-naphthyl-p-toluenesulfonamide</text:p>
          </table:table-cell>
          <table:table-cell office:value-type="string">
            <text:p>PBS</text:p>
          </table:table-cell>
          <table:table-cell office:value-type="float" office:value="518">
            <text:p>518</text:p>
          </table:table-cell>
          <table:table-cell office:value-type="float" office:value="543">
            <text:p>543</text:p>
          </table:table-cell>
          <table:table-cell table:number-columns-repeated="3" office:value-type="string">
            <text:p>null</text:p>
          </table:table-cell>
          <table:table-cell office:value-type="string">
            <text:p>Used for fluorescence tracking and distribution studies in vivo.</text:p>
          </table:table-cell>
          <table:table-cell office:value-type="string">
            <text:p>pubmed_1191940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6994487773627">
            <text:p>0.1699448777</text:p>
          </table:table-cell>
          <table:table-cell table:number-columns-repeated="1007"/>
        </table:table-row>
        <table:table-row table:style-name="ro1">
          <table:table-cell office:value-type="string">
            <text:p>O=C1OC2(CCCCC2)OC(=O)C1=C/C=C/c1c2ccccc2cc2ccccc12</text:p>
          </table:table-cell>
          <table:table-cell office:value-type="string">
            <text:p>(E)-3-(3-(anthracen-9-yl)allylidene)-1,5-dioxaspiro[5.5]undecane-2,4-dione</text:p>
          </table:table-cell>
          <table:table-cell office:value-type="string">
            <text:p>acetonitrile</text:p>
          </table:table-cell>
          <table:table-cell office:value-type="float" office:value="460">
            <text:p>460</text:p>
          </table:table-cell>
          <table:table-cell office:value-type="string">
            <text:p>null</text:p>
          </table:table-cell>
          <table:table-cell office:value-type="float" office:value="0.94">
            <text:p>0.94</text:p>
          </table:table-cell>
          <table:table-cell table:number-columns-repeated="2" office:value-type="string">
            <text:p>null</text:p>
          </table:table-cell>
          <table:table-cell office:value-type="string">
            <text:p>The molecule undergoes Eâ†’Z photoisomerization and forms metastable polymorphs enabling rolling and unrolling under light exposure.</text:p>
          </table:table-cell>
          <table:table-cell office:value-type="string">
            <text:p>chemrxiv_10.26434_SLASH_chemrxiv-2024-46h2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39096720423549">
            <text:p>0.9390967204</text:p>
          </table:table-cell>
          <table:table-cell table:number-columns-repeated="1007"/>
        </table:table-row>
        <table:table-row table:style-name="ro1">
          <table:table-cell office:value-type="string">
            <text:p>C[C@H](N)C(=O)O</text:p>
          </table:table-cell>
          <table:table-cell office:value-type="string">
            <text:p>alanine</text:p>
          </table:table-cell>
          <table:table-cell table:number-columns-repeated="4" office:value-type="string">
            <text:p>null</text:p>
          </table:table-cell>
          <table:table-cell office:value-type="string">
            <text:p>1.2e4 (350 nm)</text:p>
          </table:table-cell>
          <table:table-cell office:value-type="string">
            <text:p>null</text:p>
          </table:table-cell>
          <table:table-cell office:value-type="string">
            <text:p>metabolite identified in resistant isolates</text:p>
          </table:table-cell>
          <table:table-cell office:value-type="string">
            <text:p>pubmed_1164695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32541948091239">
            <text:p>0.7325419481</text:p>
          </table:table-cell>
          <table:table-cell table:number-columns-repeated="1007"/>
        </table:table-row>
        <table:table-row table:style-name="ro1">
          <table:table-cell office:value-type="string">
            <text:p>C[n+]1ccc(-c2cc[n+](C)cc2)cc1.[Cl-].[Cl-]</text:p>
          </table:table-cell>
          <table:table-cell office:value-type="string">
            <text:p>methyl viologen</text:p>
          </table:table-cell>
          <table:table-cell office:value-type="string">
            <text:p>aqueous</text:p>
          </table:table-cell>
          <table:table-cell office:value-type="float" office:value="600">
            <text:p>600</text:p>
          </table:table-cell>
          <table:table-cell table:number-columns-repeated="4" office:value-type="string">
            <text:p>null</text:p>
          </table:table-cell>
          <table:table-cell office:value-type="string">
            <text:p>redox mediator used in photocatalytic systems</text:p>
          </table:table-cell>
          <table:table-cell office:value-type="string">
            <text:p>chemrxiv_10.26434_SLASH_chemrxiv-2024-ljht5-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5619622711092">
            <text:p>0.9456196227</text:p>
          </table:table-cell>
          <table:table-cell table:number-columns-repeated="1007"/>
        </table:table-row>
        <table:table-row table:style-name="ro1">
          <table:table-cell office:value-type="string">
            <text:p>CS(=O)CCCCN=C=S</text:p>
          </table:table-cell>
          <table:table-cell office:value-type="string">
            <text:p>sulforaphane</text:p>
          </table:table-cell>
          <table:table-cell office:value-type="string">
            <text:p>acetonitrile</text:p>
          </table:table-cell>
          <table:table-cell office:value-type="float" office:value="202">
            <text:p>202</text:p>
          </table:table-cell>
          <table:table-cell table:number-columns-repeated="4" office:value-type="string">
            <text:p>null</text:p>
          </table:table-cell>
          <table:table-cell office:value-type="string">
            <text:p>Sulforaphane exhibits high antioxidant activity and neuroprotective effects. It is stable in refrigerated broccoli sprout extract powder for up to a month.</text:p>
          </table:table-cell>
          <table:table-cell office:value-type="string">
            <text:p>pubmed_118758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15782081149519">
            <text:p>0.1157820811</text:p>
          </table:table-cell>
          <table:table-cell table:number-columns-repeated="1007"/>
        </table:table-row>
        <table:table-row table:style-name="ro1">
          <table:table-cell office:value-type="string">
            <text:p>O=c1ncccn1C1OC(CO)C(O)C1O</text:p>
          </table:table-cell>
          <table:table-cell office:value-type="string">
            <text:p>Zebularine</text:p>
          </table:table-cell>
          <table:table-cell office:value-type="string">
            <text:p>water</text:p>
          </table:table-cell>
          <table:table-cell office:value-type="float" office:value="275">
            <text:p>275</text:p>
          </table:table-cell>
          <table:table-cell table:number-columns-repeated="2" office:value-type="string">
            <text:p>null</text:p>
          </table:table-cell>
          <table:table-cell office:value-type="string">
            <text:p>1.2e4 (350 nm)</text:p>
          </table:table-cell>
          <table:table-cell office:value-type="string">
            <text:p>null</text:p>
          </table:table-cell>
          <table:table-cell office:value-type="string">
            <text:p>anticancer drug, CDA inhibitor</text:p>
          </table:table-cell>
          <table:table-cell office:value-type="string">
            <text:p>chemrxiv_10.26434_SLASH_chemrxiv-2024-18bg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85581052768975">
            <text:p>0.2855810528</text:p>
          </table:table-cell>
          <table:table-cell table:number-columns-repeated="1007"/>
        </table:table-row>
        <table:table-row table:style-name="ro1">
          <table:table-cell office:value-type="string">
            <text:p>C=Cc1c(C)c2cc3[n-]c(c4c5nc(cc6nc(cc1[n-]2)C(C=O)=C6CC)C(C)=C5C(=O)C4C(=O)OC)[C@@H](CCC(=O)OC/C=C(\C)CCCC(C)CCCC(C)CCCC(C)C)[C@@H]3C.[Mg+2]</text:p>
          </table:table-cell>
          <table:table-cell office:value-type="string">
            <text:p>Chlorophyll b</text:p>
          </table:table-cell>
          <table:table-cell office:value-type="string">
            <text:p>null</text:p>
          </table:table-cell>
          <table:table-cell office:value-type="float" office:value="645">
            <text:p>645</text:p>
          </table:table-cell>
          <table:table-cell table:number-columns-repeated="4" office:value-type="string">
            <text:p>null</text:p>
          </table:table-cell>
          <table:table-cell office:value-type="string">
            <text:p>measured in Vicia faba leaves under different chromium treatments</text:p>
          </table:table-cell>
          <table:table-cell office:value-type="string">
            <text:p>pubmed_1187469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9538044147193">
            <text:p>0.6795380441</text:p>
          </table:table-cell>
          <table:table-cell table:number-columns-repeated="1007"/>
        </table:table-row>
        <table:table-row table:style-name="ro1">
          <table:table-cell office:value-type="string">
            <text:p>CCCCCC=O</text:p>
          </table:table-cell>
          <table:table-cell office:value-type="string">
            <text:p>hexanal</text:p>
          </table:table-cell>
          <table:table-cell office:value-type="string">
            <text:p>null</text:p>
          </table:table-cell>
          <table:table-cell office:value-type="float" office:value="587">
            <text:p>587</text:p>
          </table:table-cell>
          <table:table-cell table:number-columns-repeated="4" office:value-type="string">
            <text:p>null</text:p>
          </table:table-cell>
          <table:table-cell office:value-type="string">
            <text:p>used for vibrational strong coupling studies</text:p>
          </table:table-cell>
          <table:table-cell office:value-type="string">
            <text:p>pubmed_1190283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21859074756503">
            <text:p>0.3218590748</text:p>
          </table:table-cell>
          <table:table-cell table:number-columns-repeated="1007"/>
        </table:table-row>
        <table:table-row table:style-name="ro1">
          <table:table-cell office:value-type="string">
            <text:p>O=[N+]([O-])c1ccnc(-c2ccccn2)c1</text:p>
          </table:table-cell>
          <table:table-cell office:value-type="string">
            <text:p>4-nitro-2,2â€²-bipyridine</text:p>
          </table:table-cell>
          <table:table-cell office:value-type="string">
            <text:p>acetonitrile</text:p>
          </table:table-cell>
          <table:table-cell office:value-type="float" office:value="318">
            <text:p>318</text:p>
          </table:table-cell>
          <table:table-cell table:number-columns-repeated="2" office:value-type="string">
            <text:p>null</text:p>
          </table:table-cell>
          <table:table-cell office:value-type="string">
            <text:p>~4,300 (800 nm)</text:p>
          </table:table-cell>
          <table:table-cell office:value-type="string">
            <text:p>null</text:p>
          </table:table-cell>
          <table:table-cell office:value-type="string">
            <text:p>UV-Vis absorption at 318 nm with molar absorptivity ~4,300 Mâ»Â¹cmâ»Â¹ at 800 nm</text:p>
          </table:table-cell>
          <table:table-cell office:value-type="string">
            <text:p>chemrxiv_10.26434_SLASH_chemrxiv-2023-njjmp-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2538619814441">
            <text:p>0.7725386198</text:p>
          </table:table-cell>
          <table:table-cell table:number-columns-repeated="1007"/>
        </table:table-row>
        <table:table-row table:style-name="ro1">
          <table:table-cell office:value-type="string">
            <text:p>c1ccc(N(c2ccccc2)c2ccc3c(c2)c2cc(N(c4ccccc4)c4ccccc4)ccc2n3-c2cc3nc4c5ccccc5c5ccccc5c4nc3cc2-n2c3ccc(N(c4ccccc4)c4ccccc4)cc3c3cc(N(c4ccccc4)c4ccccc4)ccc32)cc1</text:p>
          </table:table-cell>
          <table:table-cell office:value-type="string">
            <text:p>9,9'-(dibenzo[a,c]phenazine-11,12-diyl)bis(N3,N3,N6,N6-tetraphenyl-9H-carbazole-3,6-diamine)</text:p>
          </table:table-cell>
          <table:table-cell office:value-type="string">
            <text:p>toluene</text:p>
          </table:table-cell>
          <table:table-cell office:value-type="float" office:value="353">
            <text:p>353</text:p>
          </table:table-cell>
          <table:table-cell office:value-type="float" office:value="690">
            <text:p>690</text:p>
          </table:table-cell>
          <table:table-cell office:value-type="float" office:value="0.28">
            <text:p>0.28</text:p>
          </table:table-cell>
          <table:table-cell office:value-type="string">
            <text:p>3.3e4 (353 nm)</text:p>
          </table:table-cell>
          <table:table-cell office:value-type="float" office:value="15.6">
            <text:p>15.6</text:p>
          </table:table-cell>
          <table:table-cell office:value-type="string">
            <text:p>emission in toluene solution</text:p>
          </table:table-cell>
          <table:table-cell office:value-type="string">
            <text:p>chemrxiv_10.26434_SLASH_chemrxiv-2023-93jq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70563183352351">
            <text:p>0.2705631834</text:p>
          </table:table-cell>
          <table:table-cell table:number-columns-repeated="1007"/>
        </table:table-row>
        <table:table-row table:style-name="ro1">
          <table:table-cell office:value-type="string">
            <text:p>[Zn+2].c1ccc2c(c1)-c1nc-2nc2[n-]c(nc3nc(nc4[n-]c(n1)c1ccccc41)-c1ccccc1-3)c1ccccc21</text:p>
          </table:table-cell>
          <table:table-cell office:value-type="string">
            <text:p>Zinc Phthalocyanine</text:p>
          </table:table-cell>
          <table:table-cell office:value-type="string">
            <text:p>Water</text:p>
          </table:table-cell>
          <table:table-cell table:number-columns-repeated="2" office:value-type="float" office:value="660">
            <text:p>660</text:p>
          </table:table-cell>
          <table:table-cell office:value-type="float" office:value="0.8">
            <text:p>0.8</text:p>
          </table:table-cell>
          <table:table-cell office:value-type="string">
            <text:p>1e4 (660 nm)</text:p>
          </table:table-cell>
          <table:table-cell office:value-type="float" office:value="3">
            <text:p>3</text:p>
          </table:table-cell>
          <table:table-cell office:value-type="string">
            <text:p>Encapsulated in NP1/PSs with complete OFF state</text:p>
          </table:table-cell>
          <table:table-cell office:value-type="string">
            <text:p>pubmed_1170087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13984283385798">
            <text:p>0.7139842834</text:p>
          </table:table-cell>
          <table:table-cell table:number-columns-repeated="1007"/>
        </table:table-row>
        <table:table-row table:style-name="ro1">
          <table:table-cell office:value-type="string">
            <text:p>Cc1cc2nc3[nH]c(=O)[nH]c(=O)c3nc2cc1C</text:p>
          </table:table-cell>
          <table:table-cell office:value-type="string">
            <text:p>Flavins</text:p>
          </table:table-cell>
          <table:table-cell office:value-type="string">
            <text:p>NeuroBasal medium</text:p>
          </table:table-cell>
          <table:table-cell table:number-columns-repeated="3" office:value-type="string">
            <text:p>null</text:p>
          </table:table-cell>
          <table:table-cell office:value-type="string">
            <text:p>N/A</text:p>
          </table:table-cell>
          <table:table-cell office:value-type="string">
            <text:p>null</text:p>
          </table:table-cell>
          <table:table-cell office:value-type="string">
            <text:p>Involved in redox state assessment and metabolic function analysis.</text:p>
          </table:table-cell>
          <table:table-cell office:value-type="string">
            <text:p>pubmed_1163373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67693737801164">
            <text:p>0.5676937378</text:p>
          </table:table-cell>
          <table:table-cell table:number-columns-repeated="1007"/>
        </table:table-row>
        <table:table-row table:style-name="ro1">
          <table:table-cell office:value-type="string">
            <text:p>Nc1ccc(C(=O)O)cc1</text:p>
          </table:table-cell>
          <table:table-cell office:value-type="string">
            <text:p>p-aminobenzoic acid</text:p>
          </table:table-cell>
          <table:table-cell office:value-type="string">
            <text:p>null</text:p>
          </table:table-cell>
          <table:table-cell office:value-type="float" office:value="286">
            <text:p>286</text:p>
          </table:table-cell>
          <table:table-cell table:number-columns-repeated="4" office:value-type="string">
            <text:p>null</text:p>
          </table:table-cell>
          <table:table-cell office:value-type="string">
            <text:p>The paper discusses the photophysical properties of p-aminobenzoic acid (PABA) and its interaction with DNA. PABA's absorption maximum is reported at approximately 286 nm.</text:p>
          </table:table-cell>
          <table:table-cell office:value-type="string">
            <text:p>chemrxiv_10.26434_SLASH_chemrxiv-2025-zql2w</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74458314524963">
            <text:p>0.2744583145</text:p>
          </table:table-cell>
          <table:table-cell table:number-columns-repeated="1007"/>
        </table:table-row>
        <table:table-row table:style-name="ro1">
          <table:table-cell office:value-type="string">
            <text:p>COc1cc(/C=C/C(=O)CC(=O)/C=C/c2ccc(O)c(OC)c2)ccc1O</text:p>
          </table:table-cell>
          <table:table-cell office:value-type="string">
            <text:p>curcumin</text:p>
          </table:table-cell>
          <table:table-cell office:value-type="string">
            <text:p>water</text:p>
          </table:table-cell>
          <table:table-cell office:value-type="float" office:value="420">
            <text:p>420</text:p>
          </table:table-cell>
          <table:table-cell office:value-type="float" office:value="520">
            <text:p>520</text:p>
          </table:table-cell>
          <table:table-cell table:number-columns-repeated="3" office:value-type="string">
            <text:p>null</text:p>
          </table:table-cell>
          <table:table-cell office:value-type="string">
            <text:p>part of PLGA nanoparticles showing AIE properties</text:p>
          </table:table-cell>
          <table:table-cell office:value-type="string">
            <text:p>pubmed_1175265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10188795765862">
            <text:p>0.9101887958</text:p>
          </table:table-cell>
          <table:table-cell table:number-columns-repeated="1007"/>
        </table:table-row>
        <table:table-row table:style-name="ro1">
          <table:table-cell office:value-type="string">
            <text:p>O=C([O-])CCc1cc(-n2cccn2)nc(-n2cccn2)c1</text:p>
          </table:table-cell>
          <table:table-cell office:value-type="string">
            <text:p>(2,6-di(1H-pyrazol-1-yl)pyridin-4-yl)methylacetate</text:p>
          </table:table-cell>
          <table:table-cell office:value-type="string">
            <text:p>CH3CN</text:p>
          </table:table-cell>
          <table:table-cell office:value-type="float" office:value="265">
            <text:p>265</text:p>
          </table:table-cell>
          <table:table-cell table:number-columns-repeated="2" office:value-type="string">
            <text:p>null</text:p>
          </table:table-cell>
          <table:table-cell office:value-type="string">
            <text:p>15008 (265 nm)</text:p>
          </table:table-cell>
          <table:table-cell office:value-type="string">
            <text:p>null</text:p>
          </table:table-cell>
          <table:table-cell office:value-type="string">
            <text:p>example_ string_8</text:p>
          </table:table-cell>
          <table:table-cell office:value-type="string">
            <text:p>chemrxiv_10.26434_SLASH_chemrxiv-2022-mnh4n-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06133926147595">
            <text:p>0.8061339261</text:p>
          </table:table-cell>
          <table:table-cell table:number-columns-repeated="1007"/>
        </table:table-row>
        <table:table-row table:style-name="ro1">
          <table:table-cell office:value-type="string">
            <text:p>O=c1c(O)c(-c2cccs2)oc2ccccc12</text:p>
          </table:table-cell>
          <table:table-cell office:value-type="string">
            <text:p>2-thienyl-3-hydroxychromone</text:p>
          </table:table-cell>
          <table:table-cell table:number-columns-repeated="5" office:value-type="string">
            <text:p>null</text:p>
          </table:table-cell>
          <table:table-cell office:value-type="float" office:value="8400">
            <text:p>8400</text:p>
          </table:table-cell>
          <table:table-cell office:value-type="string">
            <text:p>The presence of microhydration slows intersystem crossing and induces tautomerization via a water-mediated proton transfer process.</text:p>
          </table:table-cell>
          <table:table-cell office:value-type="string">
            <text:p>chemrxiv_10.26434_SLASH_chemrxiv-2024-lfr2x</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77772780740634">
            <text:p>0.7777727807</text:p>
          </table:table-cell>
          <table:table-cell table:number-columns-repeated="1007"/>
        </table:table-row>
        <table:table-row table:style-name="ro1">
          <table:table-cell office:value-type="string">
            <text:p>O=C(O)c1ccc(C(=O)O)c2ccccc12</text:p>
          </table:table-cell>
          <table:table-cell office:value-type="string">
            <text:p>1,4-Naphthalenedicarboxylic Acid</text:p>
          </table:table-cell>
          <table:table-cell office:value-type="string">
            <text:p>null</text:p>
          </table:table-cell>
          <table:table-cell office:value-type="float" office:value="340">
            <text:p>340</text:p>
          </table:table-cell>
          <table:table-cell table:number-columns-repeated="4" office:value-type="string">
            <text:p>null</text:p>
          </table:table-cell>
          <table:table-cell office:value-type="string">
            <text:p>UiO-66-NDC demonstrates photocatalytic activity for dye degradation under UVA light, showing a band gap of 3.22 eV and efficient charge separation.</text:p>
          </table:table-cell>
          <table:table-cell office:value-type="string">
            <text:p>chemrxiv_10.26434_SLASH_chemrxiv-2024-c8g7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7027553366497">
            <text:p>0.9770275534</text:p>
          </table:table-cell>
          <table:table-cell table:number-columns-repeated="1007"/>
        </table:table-row>
        <table:table-row table:style-name="ro1">
          <table:table-cell office:value-type="string">
            <text:p>CCN(CCCCOC(=O)c1ccc(OC)c(OC)c1)C(C)Cc1ccc(OC)cc1</text:p>
          </table:table-cell>
          <table:table-cell office:value-type="string">
            <text:p>Mebeverine</text:p>
          </table:table-cell>
          <table:table-cell office:value-type="string">
            <text:p>null</text:p>
          </table:table-cell>
          <table:table-cell office:value-type="float" office:value="229">
            <text:p>229</text:p>
          </table:table-cell>
          <table:table-cell table:number-columns-repeated="4" office:value-type="string">
            <text:p>null</text:p>
          </table:table-cell>
          <table:table-cell office:value-type="string">
            <text:p>Loaded onto silver nanoparticles (AgNPs) functionalized with fructose as a capping agent.</text:p>
          </table:table-cell>
          <table:table-cell office:value-type="string">
            <text:p>pubmed_119447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63616149453446">
            <text:p>0.1636161495</text:p>
          </table:table-cell>
          <table:table-cell table:number-columns-repeated="1007"/>
        </table:table-row>
        <table:table-row table:style-name="ro1">
          <table:table-cell office:value-type="string">
            <text:p>O=C(O)c1cc(O)c(O)c(O)c1</text:p>
          </table:table-cell>
          <table:table-cell office:value-type="string">
            <text:p>3,4,5-trihydroxybenzoic acid</text:p>
          </table:table-cell>
          <table:table-cell office:value-type="string">
            <text:p>null</text:p>
          </table:table-cell>
          <table:table-cell office:value-type="float" office:value="210">
            <text:p>210</text:p>
          </table:table-cell>
          <table:table-cell table:number-columns-repeated="4" office:value-type="string">
            <text:p>null</text:p>
          </table:table-cell>
          <table:table-cell office:value-type="string">
            <text:p>UV-Vis spectrum shows absorption at 210 nm</text:p>
          </table:table-cell>
          <table:table-cell office:value-type="string">
            <text:p>pubmed_1177510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751554016023874">
            <text:p>0.0751554016</text:p>
          </table:table-cell>
          <table:table-cell table:number-columns-repeated="1007"/>
        </table:table-row>
        <table:table-row table:style-name="ro1">
          <table:table-cell office:value-type="string">
            <text:p>CCOC(=O)c1cc(-n2cccn2)nc(-n2cccn2)c1</text:p>
          </table:table-cell>
          <table:table-cell office:value-type="string">
            <text:p>ethyl 2,6-bis(1H-pyrazol-1-yl)isonicotinate</text:p>
          </table:table-cell>
          <table:table-cell office:value-type="string">
            <text:p>CH3CN</text:p>
          </table:table-cell>
          <table:table-cell office:value-type="float" office:value="268">
            <text:p>268</text:p>
          </table:table-cell>
          <table:table-cell table:number-columns-repeated="2" office:value-type="string">
            <text:p>null</text:p>
          </table:table-cell>
          <table:table-cell office:value-type="string">
            <text:p>15711 (268 nm)</text:p>
          </table:table-cell>
          <table:table-cell office:value-type="string">
            <text:p>null</text:p>
          </table:table-cell>
          <table:table-cell office:value-type="string">
            <text:p>example_ string_8</text:p>
          </table:table-cell>
          <table:table-cell office:value-type="string">
            <text:p>chemrxiv_10.26434_SLASH_chemrxiv-2022-mnh4n-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76232811342925">
            <text:p>0.4762328113</text:p>
          </table:table-cell>
          <table:table-cell table:number-columns-repeated="1007"/>
        </table:table-row>
        <table:table-row table:style-name="ro1">
          <table:table-cell office:value-type="string">
            <text:p>COc1ccc(-c2csc(NN=C3C(=O)Nc4ccc(Br)cc43)n2)cc1</text:p>
          </table:table-cell>
          <table:table-cell office:value-type="string">
            <text:p>3-(2-(4-(p-methoxyphenyl)thiazol-2-yl)hydrazineylidene)-5-bromoindolin-2-one</text:p>
          </table:table-cell>
          <table:table-cell office:value-type="string">
            <text:p>DMSO</text:p>
          </table:table-cell>
          <table:table-cell office:value-type="float" office:value="362">
            <text:p>362</text:p>
          </table:table-cell>
          <table:table-cell office:value-type="float" office:value="584">
            <text:p>584</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34206270612776">
            <text:p>0.0934206271</text:p>
          </table:table-cell>
          <table:table-cell table:number-columns-repeated="1007"/>
        </table:table-row>
        <table:table-row table:style-name="ro1">
          <table:table-cell office:value-type="string">
            <text:p>O=c1[nH]c(=O)n([C@H]2C[C@H](O)[C@@H](CO)O2)cc1Br</text:p>
          </table:table-cell>
          <table:table-cell office:value-type="string">
            <text:p>5-bromo-2'-deoxyuridine</text:p>
          </table:table-cell>
          <table:table-cell office:value-type="string">
            <text:p>aqueous solution</text:p>
          </table:table-cell>
          <table:table-cell table:number-columns-repeated="4" office:value-type="string">
            <text:p>null</text:p>
          </table:table-cell>
          <table:table-cell office:value-type="float" office:value="104">
            <text:p>104</text:p>
          </table:table-cell>
          <table:table-cell office:value-type="string">
            <text:p>relaxation dynamics studied in aqueous solution using XUV photoelectron spectroscopy; no long-lived triplet state observed</text:p>
          </table:table-cell>
          <table:table-cell office:value-type="string">
            <text:p>chemrxiv_10.26434_SLASH_chemrxiv-2024-llkmj-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54685752699152">
            <text:p>0.1546857527</text:p>
          </table:table-cell>
          <table:table-cell table:number-columns-repeated="1007"/>
        </table:table-row>
        <table:table-row table:style-name="ro1">
          <table:table-cell office:value-type="string">
            <text:p>c1ccc2cc3ccccc3cc2c1</text:p>
          </table:table-cell>
          <table:table-cell office:value-type="string">
            <text:p>anthracene</text:p>
          </table:table-cell>
          <table:table-cell office:value-type="string">
            <text:p>CHCl3</text:p>
          </table:table-cell>
          <table:table-cell office:value-type="float" office:value="238">
            <text:p>238</text:p>
          </table:table-cell>
          <table:table-cell table:number-columns-repeated="4" office:value-type="string">
            <text:p>null</text:p>
          </table:table-cell>
          <table:table-cell office:value-type="string">
            <text:p>luminescent properties, main absorption at 238 nm</text:p>
          </table:table-cell>
          <table:table-cell office:value-type="string">
            <text:p>pubmed_118087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49915684573352">
            <text:p>0.2499156846</text:p>
          </table:table-cell>
          <table:table-cell table:number-columns-repeated="1007"/>
        </table:table-row>
        <table:table-row table:style-name="ro1">
          <table:table-cell office:value-type="string">
            <text:p>O=C(O)c1cn(C2CC2)c2cc(N3CCNCC3)c(F)cc2c1=O</text:p>
          </table:table-cell>
          <table:table-cell office:value-type="string">
            <text:p>1-cyclopropyl-6-fluoro-4-oxo-7-(piperazin-1-yl)-1,4-dihydroquinoline-3-carboxylic acid</text:p>
          </table:table-cell>
          <table:table-cell office:value-type="string">
            <text:p>null</text:p>
          </table:table-cell>
          <table:table-cell office:value-type="float" office:value="332">
            <text:p>332</text:p>
          </table:table-cell>
          <table:table-cell table:number-columns-repeated="4" office:value-type="string">
            <text:p>null</text:p>
          </table:table-cell>
          <table:table-cell office:value-type="string">
            <text:p>The molecule exhibits high adsorption efficiency for Gefitinib removal from water under optimal conditions (92.02% removal efficiency at pH 4).</text:p>
          </table:table-cell>
          <table:table-cell office:value-type="string">
            <text:p>pubmed_1183642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8980310074985">
            <text:p>0.2898031007</text:p>
          </table:table-cell>
          <table:table-cell table:number-columns-repeated="1007"/>
        </table:table-row>
        <table:table-row table:style-name="ro1">
          <table:table-cell office:value-type="string">
            <text:p>Cl.Cl.NC(Cc1ccc([N+]([O-])(CCCl)CCCl)cc1)C(=O)O</text:p>
          </table:table-cell>
          <table:table-cell office:value-type="string">
            <text:p>PX-478</text:p>
          </table:table-cell>
          <table:table-cell office:value-type="string">
            <text:p>null</text:p>
          </table:table-cell>
          <table:table-cell office:value-type="float" office:value="736">
            <text:p>736</text:p>
          </table:table-cell>
          <table:table-cell office:value-type="float" office:value="1040">
            <text:p>1040</text:p>
          </table:table-cell>
          <table:table-cell office:value-type="float" office:value="0.017">
            <text:p>0.017</text:p>
          </table:table-cell>
          <table:table-cell office:value-type="string">
            <text:p>null</text:p>
          </table:table-cell>
          <table:table-cell office:value-type="float" office:value="5">
            <text:p>5</text:p>
          </table:table-cell>
          <table:table-cell office:value-type="string">
            <text:p>Biocompatible polymer dots with high fluorescence quantum yield.</text:p>
          </table:table-cell>
          <table:table-cell office:value-type="string">
            <text:p>pubmed_1170237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4589738044888">
            <text:p>0.704589738</text:p>
          </table:table-cell>
          <table:table-cell table:number-columns-repeated="1007"/>
        </table:table-row>
        <table:table-row table:style-name="ro1">
          <table:table-cell office:value-type="string">
            <text:p>CC(C)Oc1ccc(-c2c[nH]cc2CN(C)CCN)cc1</text:p>
          </table:table-cell>
          <table:table-cell office:value-type="string">
            <text:p>MS023</text:p>
          </table:table-cell>
          <table:table-cell office:value-type="string">
            <text:p>null</text:p>
          </table:table-cell>
          <table:table-cell office:value-type="float" office:value="385">
            <text:p>385</text:p>
          </table:table-cell>
          <table:table-cell office:value-type="float" office:value="490">
            <text:p>490</text:p>
          </table:table-cell>
          <table:table-cell table:number-columns-repeated="3" office:value-type="string">
            <text:p>null</text:p>
          </table:table-cell>
          <table:table-cell office:value-type="string">
            <text:p>MS023 exhibits UV-vis absorption at 385 nm and fluorescence emission at 490 nm.</text:p>
          </table:table-cell>
          <table:table-cell office:value-type="string">
            <text:p>pubmed_1187394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55141171719879">
            <text:p>0.8551411717</text:p>
          </table:table-cell>
          <table:table-cell table:number-columns-repeated="1007"/>
        </table:table-row>
        <table:table-row table:style-name="ro1">
          <table:table-cell office:value-type="string">
            <text:p>O=C(O)c1cc(O)c(O)c(O)c1</text:p>
          </table:table-cell>
          <table:table-cell office:value-type="string">
            <text:p>gallic acid</text:p>
          </table:table-cell>
          <table:table-cell office:value-type="string">
            <text:p>null</text:p>
          </table:table-cell>
          <table:table-cell office:value-type="float" office:value="225">
            <text:p>225</text:p>
          </table:table-cell>
          <table:table-cell office:value-type="float" office:value="335">
            <text:p>335</text:p>
          </table:table-cell>
          <table:table-cell table:number-columns-repeated="3" office:value-type="string">
            <text:p>null</text:p>
          </table:table-cell>
          <table:table-cell office:value-type="string">
            <text:p>Gallic acid interacts with SPIF causing redshifts in UV and fluorescence spectra.</text:p>
          </table:table-cell>
          <table:table-cell office:value-type="string">
            <text:p>pubmed_1194093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2022759267129">
            <text:p>0.0202275927</text:p>
          </table:table-cell>
          <table:table-cell table:number-columns-repeated="1007"/>
        </table:table-row>
        <table:table-row table:style-name="ro1">
          <table:table-cell office:value-type="string">
            <text:p>NS(=O)(=O)c1cccc(N=Nc2ccc(O)c3ncccc23)c1</text:p>
          </table:table-cell>
          <table:table-cell office:value-type="string">
            <text:p>5-[2-(8-hydroxyquinolin-5-yl)diazen-1-yl]benzene-1-sulfonamide</text:p>
          </table:table-cell>
          <table:table-cell office:value-type="string">
            <text:p>ethanol/water (4:1)</text:p>
          </table:table-cell>
          <table:table-cell office:value-type="float" office:value="430">
            <text:p>430</text:p>
          </table:table-cell>
          <table:table-cell table:number-columns-repeated="2" office:value-type="string">
            <text:p>null</text:p>
          </table:table-cell>
          <table:table-cell office:value-type="string">
            <text:p>0.09e5 (430 nm)</text:p>
          </table:table-cell>
          <table:table-cell office:value-type="string">
            <text:p>null</text:p>
          </table:table-cell>
          <table:table-cell office:value-type="string">
            <text:p>Effective NiÂ²+ sensor with bathochromism of +8 nm</text:p>
          </table:table-cell>
          <table:table-cell office:value-type="string">
            <text:p>pubmed_1179189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5595899829641">
            <text:p>0.4559589983</text:p>
          </table:table-cell>
          <table:table-cell table:number-columns-repeated="1007"/>
        </table:table-row>
        <table:table-row table:style-name="ro1">
          <table:table-cell office:value-type="string">
            <text:p>O=S(=O)([O-])c1cc(S(=O)(=O)Cl)ccc1C1=c2cc3c4c(c2Oc2c1cc1c5c2CCCN5CCC1)CCC[N+]=4CCC3</text:p>
          </table:table-cell>
          <table:table-cell office:value-type="string">
            <text:p>Texas Red</text:p>
          </table:table-cell>
          <table:table-cell office:value-type="string">
            <text:p>Lipid bilayer</text:p>
          </table:table-cell>
          <table:table-cell office:value-type="float" office:value="590">
            <text:p>590</text:p>
          </table:table-cell>
          <table:table-cell table:number-columns-repeated="4" office:value-type="string">
            <text:p>null</text:p>
          </table:table-cell>
          <table:table-cell office:value-type="string">
            <text:p>Used as a lipid-linked chromophore to enhance photocurrent generation by LHCII in self-assembled lipid membranes.</text:p>
          </table:table-cell>
          <table:table-cell office:value-type="string">
            <text:p>pubmed_1177076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19600836373866">
            <text:p>0.3196008364</text:p>
          </table:table-cell>
          <table:table-cell table:number-columns-repeated="1007"/>
        </table:table-row>
        <table:table-row table:style-name="ro1">
          <table:table-cell office:value-type="string">
            <text:p>CCOC(=O)CC(C)=O</text:p>
          </table:table-cell>
          <table:table-cell office:value-type="string">
            <text:p>Ethyl acetoacetate</text:p>
          </table:table-cell>
          <table:table-cell office:value-type="string">
            <text:p>Acetonitrile</text:p>
          </table:table-cell>
          <table:table-cell office:value-type="float" office:value="280">
            <text:p>280</text:p>
          </table:table-cell>
          <table:table-cell office:value-type="float" office:value="350">
            <text:p>350</text:p>
          </table:table-cell>
          <table:table-cell office:value-type="float" office:value="0.6">
            <text:p>0.6</text:p>
          </table:table-cell>
          <table:table-cell office:value-type="string">
            <text:p>9.8e3 (300 nm)</text:p>
          </table:table-cell>
          <table:table-cell office:value-type="float" office:value="150">
            <text:p>150</text:p>
          </table:table-cell>
          <table:table-cell office:value-type="string">
            <text:p>Known for its use in organic synthesis and fluorescence properties.</text:p>
          </table:table-cell>
          <table:table-cell office:value-type="string">
            <text:p>pubmed_1172663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3674012310803">
            <text:p>0.4336740123</text:p>
          </table:table-cell>
          <table:table-cell table:number-columns-repeated="1007"/>
        </table:table-row>
        <table:table-row table:style-name="ro1">
          <table:table-cell office:value-type="string">
            <text:p>Cc1ccccc1O</text:p>
          </table:table-cell>
          <table:table-cell office:value-type="string">
            <text:p>2-methylphenol</text:p>
          </table:table-cell>
          <table:table-cell office:value-type="string">
            <text:p>HFIP-1</text:p>
          </table:table-cell>
          <table:table-cell table:number-columns-repeated="3" office:value-type="string">
            <text:p>null</text:p>
          </table:table-cell>
          <table:table-cell office:value-type="string">
            <text:p>nBu4NPF6 (30 mol%)</text:p>
          </table:table-cell>
          <table:table-cell office:value-type="string">
            <text:p>null</text:p>
          </table:table-cell>
          <table:table-cell office:value-type="string">
            <text:p>deuterated phenol with 97% yield and 93% deuterium incorporation</text:p>
          </table:table-cell>
          <table:table-cell office:value-type="string">
            <text:p>chemrxiv_10.26434_SLASH_chemrxiv-2024-8vf2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69041776610538">
            <text:p>0.4690417766</text:p>
          </table:table-cell>
          <table:table-cell table:number-columns-repeated="1007"/>
        </table:table-row>
        <table:table-row table:style-name="ro1">
          <table:table-cell office:value-type="string">
            <text:p>O=C1/C(=C/c2ccccc2)CCC/C1=C\c1ccccc1</text:p>
          </table:table-cell>
          <table:table-cell office:value-type="string">
            <text:p>2,6-di((E)-benzylidene)cyclohexan-1-one</text:p>
          </table:table-cell>
          <table:table-cell office:value-type="string">
            <text:p>acetonitrile</text:p>
          </table:table-cell>
          <table:table-cell office:value-type="float" office:value="370">
            <text:p>370</text:p>
          </table:table-cell>
          <table:table-cell office:value-type="float" office:value="665">
            <text:p>665</text:p>
          </table:table-cell>
          <table:table-cell office:value-type="float" office:value="0.74">
            <text:p>0.74</text:p>
          </table:table-cell>
          <table:table-cell table:number-columns-repeated="2" office:value-type="string">
            <text:p>null</text:p>
          </table:table-cell>
          <table:table-cell office:value-type="string">
            <text:p>Sensor shows enhanced fluorescence upon binding with PbÂ²+ ions.</text:p>
          </table:table-cell>
          <table:table-cell office:value-type="string">
            <text:p>pubmed_117193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09649840090424">
            <text:p>0.9096498401</text:p>
          </table:table-cell>
          <table:table-cell table:number-columns-repeated="1007"/>
        </table:table-row>
        <table:table-row table:style-name="ro1">
          <table:table-cell office:value-type="string">
            <text:p>CC1=C(/C=C/C(C)=C/C=C/C(C)=C/C=O)C(C)(C)CCC1</text:p>
          </table:table-cell>
          <table:table-cell office:value-type="string">
            <text:p>retinal</text:p>
          </table:table-cell>
          <table:table-cell table:number-columns-repeated="3" office:value-type="string">
            <text:p>null</text:p>
          </table:table-cell>
          <table:table-cell office:value-type="float" office:value="0.43">
            <text:p>0.43</text:p>
          </table:table-cell>
          <table:table-cell table:number-columns-repeated="2" office:value-type="string">
            <text:p>null</text:p>
          </table:table-cell>
          <table:table-cell office:value-type="string">
            <text:p>Isomerization quantum yield (IQY) for ATâ†’13C at pH=3</text:p>
          </table:table-cell>
          <table:table-cell office:value-type="string">
            <text:p>chemrxiv_10.26434_SLASH_chemrxiv-2023-3fgrr-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38429633481428">
            <text:p>0.0384296335</text:p>
          </table:table-cell>
          <table:table-cell table:number-columns-repeated="1007"/>
        </table:table-row>
        <table:table-row table:style-name="ro1">
          <table:table-cell office:value-type="string">
            <text:p>CCC(=O)CC(=O)CC</text:p>
          </table:table-cell>
          <table:table-cell office:value-type="string">
            <text:p>3,5-heptanedione</text:p>
          </table:table-cell>
          <table:table-cell office:value-type="string">
            <text:p>dichloromethane</text:p>
          </table:table-cell>
          <table:table-cell office:value-type="float" office:value="350">
            <text:p>350</text:p>
          </table:table-cell>
          <table:table-cell office:value-type="float" office:value="624">
            <text:p>624</text:p>
          </table:table-cell>
          <table:table-cell office:value-type="float" office:value="0.75">
            <text:p>0.75</text:p>
          </table:table-cell>
          <table:table-cell table:number-columns-repeated="2" office:value-type="string">
            <text:p>null</text:p>
          </table:table-cell>
          <table:table-cell office:value-type="string">
            <text:p>Enhanced absorption at 350 nm in thin film state, contributing to higher device performance.</text:p>
          </table:table-cell>
          <table:table-cell office:value-type="string">
            <text:p>pubmed_1185873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71708344714716">
            <text:p>0.6717083447</text:p>
          </table:table-cell>
          <table:table-cell table:number-columns-repeated="1007"/>
        </table:table-row>
        <table:table-row table:style-name="ro1">
          <table:table-cell office:value-type="string">
            <text:p>CC1(O)c2ccccc2-c2ccccc21</text:p>
          </table:table-cell>
          <table:table-cell office:value-type="string">
            <text:p>9-methyl-9-fluorenol</text:p>
          </table:table-cell>
          <table:table-cell office:value-type="string">
            <text:p>2:1 MeCN/water</text:p>
          </table:table-cell>
          <table:table-cell table:number-columns-repeated="2" office:value-type="string">
            <text:p>null</text:p>
          </table:table-cell>
          <table:table-cell office:value-type="float" office:value="0.228">
            <text:p>0.228</text:p>
          </table:table-cell>
          <table:table-cell table:number-columns-repeated="2" office:value-type="string">
            <text:p>null</text:p>
          </table:table-cell>
          <table:table-cell office:value-type="string">
            <text:p>quantum yield of 22.8 Â± 0.4% for OHâ€“ photogeneration</text:p>
          </table:table-cell>
          <table:table-cell office:value-type="string">
            <text:p>chemrxiv_10.26434_SLASH_chemrxiv-2025-gpsx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50319208437577">
            <text:p>0.4503192084</text:p>
          </table:table-cell>
          <table:table-cell table:number-columns-repeated="1007"/>
        </table:table-row>
        <table:table-row table:style-name="ro1">
          <table:table-cell office:value-type="string">
            <text:p>Oc1ccc2ccc(O)cc2c1</text:p>
          </table:table-cell>
          <table:table-cell office:value-type="string">
            <text:p>2,7-dihydroxynaphthalene</text:p>
          </table:table-cell>
          <table:table-cell office:value-type="string">
            <text:p>ethanol</text:p>
          </table:table-cell>
          <table:table-cell office:value-type="float" office:value="348">
            <text:p>348</text:p>
          </table:table-cell>
          <table:table-cell office:value-type="float" office:value="430">
            <text:p>430</text:p>
          </table:table-cell>
          <table:table-cell table:number-columns-repeated="2" office:value-type="string">
            <text:p>null</text:p>
          </table:table-cell>
          <table:table-cell office:value-type="float" office:value="7.96">
            <text:p>7.96</text:p>
          </table:table-cell>
          <table:table-cell office:value-type="string">
            <text:p>red CDs with bimodal emission: blue (348/430 nm) and red (512/602 nm)</text:p>
          </table:table-cell>
          <table:table-cell office:value-type="string">
            <text:p>pubmed_1193801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85221077362075">
            <text:p>0.3852210774</text:p>
          </table:table-cell>
          <table:table-cell table:number-columns-repeated="1007"/>
        </table:table-row>
        <table:table-row table:style-name="ro1">
          <table:table-cell office:value-type="string">
            <text:p>O=C1CC(c2ccc(O)cc2)Oc2cc(O)cc(O)c21</text:p>
          </table:table-cell>
          <table:table-cell office:value-type="string">
            <text:p>naringenin</text:p>
          </table:table-cell>
          <table:table-cell office:value-type="string">
            <text:p>null</text:p>
          </table:table-cell>
          <table:table-cell office:value-type="float" office:value="250">
            <text:p>250</text:p>
          </table:table-cell>
          <table:table-cell office:value-type="float" office:value="340">
            <text:p>340</text:p>
          </table:table-cell>
          <table:table-cell office:value-type="float" office:value="0.25">
            <text:p>0.25</text:p>
          </table:table-cell>
          <table:table-cell table:number-columns-repeated="2" office:value-type="string">
            <text:p>null</text:p>
          </table:table-cell>
          <table:table-cell office:value-type="string">
            <text:p>flavonoid</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387969550210983">
            <text:p>0.038796955</text:p>
          </table:table-cell>
          <table:table-cell table:number-columns-repeated="1007"/>
        </table:table-row>
        <table:table-row table:style-name="ro1">
          <table:table-cell office:value-type="string">
            <text:p>c1cc(-c2nc3ccccc3[nH]2)nc(-c2nc3ccccc3[nH]2)c1</text:p>
          </table:table-cell>
          <table:table-cell office:value-type="string">
            <text:p>2,6-bis(2-benzimidazolyl)pyridine</text:p>
          </table:table-cell>
          <table:table-cell office:value-type="string">
            <text:p>DMSO</text:p>
          </table:table-cell>
          <table:table-cell office:value-type="string">
            <text:p>null</text:p>
          </table:table-cell>
          <table:table-cell office:value-type="float" office:value="385">
            <text:p>385</text:p>
          </table:table-cell>
          <table:table-cell table:number-columns-repeated="2" office:value-type="string">
            <text:p>null</text:p>
          </table:table-cell>
          <table:table-cell office:value-type="float" office:value="0.714">
            <text:p>0.714</text:p>
          </table:table-cell>
          <table:table-cell office:value-type="string">
            <text:p>Fluorescence quenching under acidic conditions due to dimerization</text:p>
          </table:table-cell>
          <table:table-cell office:value-type="string">
            <text:p>pubmed_1176728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47782706143334">
            <text:p>0.3477827061</text:p>
          </table:table-cell>
          <table:table-cell table:number-columns-repeated="1007"/>
        </table:table-row>
        <table:table-row table:style-name="ro1">
          <table:table-cell office:value-type="string">
            <text:p>C=Cc1c(C)c2cc3nc(c(CC(=O)O)c4nc(cc5[nH]c(cc1[nH]2)c(C)c5CC)C(C)=C4C(=O)O)C(CCC(=O)O)C3C</text:p>
          </table:table-cell>
          <table:table-cell office:value-type="string">
            <text:p>Chlorin e6</text:p>
          </table:table-cell>
          <table:table-cell office:value-type="string">
            <text:p>DMSO</text:p>
          </table:table-cell>
          <table:table-cell office:value-type="float" office:value="664">
            <text:p>664</text:p>
          </table:table-cell>
          <table:table-cell office:value-type="string">
            <text:p>null</text:p>
          </table:table-cell>
          <table:table-cell office:value-type="float" office:value="0.16">
            <text:p>0.16</text:p>
          </table:table-cell>
          <table:table-cell table:number-columns-repeated="2" office:value-type="string">
            <text:p>null</text:p>
          </table:table-cell>
          <table:table-cell office:value-type="string">
            <text:p>Maintains photophysical properties suitable for PDT applications.</text:p>
          </table:table-cell>
          <table:table-cell office:value-type="string">
            <text:p>pubmed_1182028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37524078600109">
            <text:p>0.6375240786</text:p>
          </table:table-cell>
          <table:table-cell table:number-columns-repeated="1007"/>
        </table:table-row>
        <table:table-row table:style-name="ro1">
          <table:table-cell office:value-type="string">
            <text:p>CCNc1cc2oc3cc(=[NH+]CC)c(C)cc-3c(-c3ccccc3C(=O)OCC)c2cc1C.[Cl-]</text:p>
          </table:table-cell>
          <table:table-cell office:value-type="string">
            <text:p>rhodamine-6g</text:p>
          </table:table-cell>
          <table:table-cell table:number-columns-repeated="2" office:value-type="string">
            <text:p>null</text:p>
          </table:table-cell>
          <table:table-cell office:value-type="float" office:value="555">
            <text:p>555</text:p>
          </table:table-cell>
          <table:table-cell table:number-columns-repeated="3" office:value-type="string">
            <text:p>null</text:p>
          </table:table-cell>
          <table:table-cell office:value-type="string">
            <text:p>Fluorescent marker used in UiO-67 for tracking.</text:p>
          </table:table-cell>
          <table:table-cell office:value-type="string">
            <text:p>pubmed_117993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57311169151217">
            <text:p>0.8573111692</text:p>
          </table:table-cell>
          <table:table-cell table:number-columns-repeated="1007"/>
        </table:table-row>
        <table:table-row table:style-name="ro1">
          <table:table-cell office:value-type="string">
            <text:p>C#CCNC(=O)c1ccccc1I</text:p>
          </table:table-cell>
          <table:table-cell office:value-type="string">
            <text:p>2-iodo-N-(prop-2-yn-1-yl)benzamide</text:p>
          </table:table-cell>
          <table:table-cell office:value-type="string">
            <text:p>acetonitrile</text:p>
          </table:table-cell>
          <table:table-cell office:value-type="float" office:value="328">
            <text:p>328</text:p>
          </table:table-cell>
          <table:table-cell office:value-type="float" office:value="382">
            <text:p>382</text:p>
          </table:table-cell>
          <table:table-cell office:value-type="float" office:value="0.5">
            <text:p>0.5</text:p>
          </table:table-cell>
          <table:table-cell table:number-columns-repeated="2" office:value-type="string">
            <text:p>null</text:p>
          </table:table-cell>
          <table:table-cell office:value-type="string">
            <text:p>CT complex formed with KOtBu under red light irradiation</text:p>
          </table:table-cell>
          <table:table-cell office:value-type="string">
            <text:p>chemrxiv_10.26434_SLASH_chemrxiv-2025-9m1g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67423794744536">
            <text:p>0.1674237947</text:p>
          </table:table-cell>
          <table:table-cell table:number-columns-repeated="1007"/>
        </table:table-row>
        <table:table-row table:style-name="ro1">
          <table:table-cell office:value-type="string">
            <text:p>c1cnccn1</text:p>
          </table:table-cell>
          <table:table-cell office:value-type="string">
            <text:p>pyrazine</text:p>
          </table:table-cell>
          <table:table-cell office:value-type="string">
            <text:p>null</text:p>
          </table:table-cell>
          <table:table-cell office:value-type="float" office:value="365">
            <text:p>365</text:p>
          </table:table-cell>
          <table:table-cell office:value-type="float" office:value="471">
            <text:p>471</text:p>
          </table:table-cell>
          <table:table-cell office:value-type="float" office:value="0.076">
            <text:p>0.076</text:p>
          </table:table-cell>
          <table:table-cell office:value-type="string">
            <text:p>null</text:p>
          </table:table-cell>
          <table:table-cell office:value-type="float" office:value="482">
            <text:p>482</text:p>
          </table:table-cell>
          <table:table-cell office:value-type="string">
            <text:p>The emission decay was fitted using triple exponential functions, providing a weighted average lifetime of 0.482 Î¼s.</text:p>
          </table:table-cell>
          <table:table-cell office:value-type="string">
            <text:p>pubmed_1177310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20387331862003">
            <text:p>0.4203873319</text:p>
          </table:table-cell>
          <table:table-cell table:number-columns-repeated="1007"/>
        </table:table-row>
        <table:table-row table:style-name="ro1">
          <table:table-cell office:value-type="string">
            <text:p>CN1C(=Cc2cc[n+](C)c3ccccc23)Sc2ccccc21.Cc1ccc(S(=O)(=O)[O-])cc1</text:p>
          </table:table-cell>
          <table:table-cell office:value-type="string">
            <text:p>1-methyl-4-[(3-methyl-2(3H)-benzothiazolylidene)methyl]quinolinium p-tosylate</text:p>
          </table:table-cell>
          <table:table-cell office:value-type="string">
            <text:p>DMSO</text:p>
          </table:table-cell>
          <table:table-cell office:value-type="float" office:value="467">
            <text:p>467</text:p>
          </table:table-cell>
          <table:table-cell office:value-type="float" office:value="530">
            <text:p>530</text:p>
          </table:table-cell>
          <table:table-cell table:number-columns-repeated="2" office:value-type="string">
            <text:p>null</text:p>
          </table:table-cell>
          <table:table-cell office:value-type="float" office:value="4.25">
            <text:p>4.25</text:p>
          </table:table-cell>
          <table:table-cell office:value-type="string">
            <text:p>G4 DNA binding</text:p>
          </table:table-cell>
          <table:table-cell office:value-type="string">
            <text:p>pubmed_1167222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69599483208731">
            <text:p>0.3695994832</text:p>
          </table:table-cell>
          <table:table-cell table:number-columns-repeated="1007"/>
        </table:table-row>
        <table:table-row table:style-name="ro1">
          <table:table-cell office:value-type="string">
            <text:p>CCCCCCn1c(=O)c2ccc3sc4ccccc4c4ccc(c1=O)c2c34</text:p>
          </table:table-cell>
          <table:table-cell office:value-type="string">
            <text:p>2-hexyl-1H-thioxantheno[2,1,9-def]isoquinoline-1,3(2H)-dione</text:p>
          </table:table-cell>
          <table:table-cell office:value-type="string">
            <text:p>THF</text:p>
          </table:table-cell>
          <table:table-cell office:value-type="float" office:value="452">
            <text:p>452</text:p>
          </table:table-cell>
          <table:table-cell office:value-type="float" office:value="505">
            <text:p>505</text:p>
          </table:table-cell>
          <table:table-cell office:value-type="float" office:value="0.94">
            <text:p>0.94</text:p>
          </table:table-cell>
          <table:table-cell office:value-type="string">
            <text:p>28771 (THF)</text:p>
          </table:table-cell>
          <table:table-cell office:value-type="float" office:value="3">
            <text:p>3</text:p>
          </table:table-cell>
          <table:table-cell office:value-type="string">
            <text:p>BTI-C6 in THF</text:p>
          </table:table-cell>
          <table:table-cell office:value-type="string">
            <text:p>chemrxiv_10.26434_SLASH_chemrxiv-2024-w3kwn</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79386124061421">
            <text:p>0.9793861241</text:p>
          </table:table-cell>
          <table:table-cell table:number-columns-repeated="1007"/>
        </table:table-row>
        <table:table-row table:style-name="ro1">
          <table:table-cell office:value-type="string">
            <text:p>O=C1NC(=O)c2ccc3c4ccc5c6c(ccc(c7ccc1c2c73)c64)C(=O)NC5=O</text:p>
          </table:table-cell>
          <table:table-cell office:value-type="string">
            <text:p>perylenediimide</text:p>
          </table:table-cell>
          <table:table-cell office:value-type="string">
            <text:p>methylcyclohexane</text:p>
          </table:table-cell>
          <table:table-cell office:value-type="string">
            <text:p>null</text:p>
          </table:table-cell>
          <table:table-cell office:value-type="float" office:value="540">
            <text:p>540</text:p>
          </table:table-cell>
          <table:table-cell table:number-columns-repeated="3" office:value-type="string">
            <text:p>null</text:p>
          </table:table-cell>
          <table:table-cell office:value-type="string">
            <text:p>Guest molecules in host-guest interaction with (R)-1NDI nanofibers.</text:p>
          </table:table-cell>
          <table:table-cell office:value-type="string">
            <text:p>chemrxiv_10.26434_SLASH_chemrxiv-2024-0cvjg</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95286714471877">
            <text:p>0.6952867145</text:p>
          </table:table-cell>
          <table:table-cell table:number-columns-repeated="1007"/>
        </table:table-row>
        <table:table-row table:style-name="ro1">
          <table:table-cell office:value-type="string">
            <text:p>F[B-]1(F)n2cccc2C=C2C=CC=[N+]21</text:p>
          </table:table-cell>
          <table:table-cell office:value-type="string">
            <text:p>4,4-difluoro-4-bora-3a,4a-diaza-s-indacene</text:p>
          </table:table-cell>
          <table:table-cell office:value-type="string">
            <text:p>gas phase</text:p>
          </table:table-cell>
          <table:table-cell office:value-type="float" office:value="410">
            <text:p>410</text:p>
          </table:table-cell>
          <table:table-cell office:value-type="float" office:value="425">
            <text:p>425</text:p>
          </table:table-cell>
          <table:table-cell table:number-columns-repeated="2" office:value-type="string">
            <text:p>null</text:p>
          </table:table-cell>
          <table:table-cell office:value-type="float" office:value="10.6">
            <text:p>10.6</text:p>
          </table:table-cell>
          <table:table-cell office:value-type="string">
            <text:p>BODIPY derivative with unspecified substituents in gas phase</text:p>
          </table:table-cell>
          <table:table-cell office:value-type="string">
            <text:p>chemrxiv_10.26434_SLASH_chemrxiv-2025-57jk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12086752755567">
            <text:p>0.2120867528</text:p>
          </table:table-cell>
          <table:table-cell table:number-columns-repeated="1007"/>
        </table:table-row>
        <table:table-row table:style-name="ro1">
          <table:table-cell office:value-type="string">
            <text:p>Cc1nnc(-c2ccc(O)cc2O)s1</text:p>
          </table:table-cell>
          <table:table-cell office:value-type="string">
            <text:p>4-(5-methyl-1,3,4-thiadiazol-2-yl)benzene-1,3-diol</text:p>
          </table:table-cell>
          <table:table-cell office:value-type="string">
            <text:p>DMSO</text:p>
          </table:table-cell>
          <table:table-cell office:value-type="float" office:value="318">
            <text:p>318</text:p>
          </table:table-cell>
          <table:table-cell table:number-columns-repeated="3" office:value-type="string">
            <text:p>null</text:p>
          </table:table-cell>
          <table:table-cell office:value-type="float" office:value="0.586">
            <text:p>0.586</text:p>
          </table:table-cell>
          <table:table-cell office:value-type="string">
            <text:p>Fluorescence emission at ~440 nm</text:p>
          </table:table-cell>
          <table:table-cell office:value-type="string">
            <text:p>pubmed_1168628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5873406389728">
            <text:p>0.8458734064</text:p>
          </table:table-cell>
          <table:table-cell table:number-columns-repeated="1007"/>
        </table:table-row>
        <table:table-row table:style-name="ro1">
          <table:table-cell office:value-type="string">
            <text:p>Nc1ccc(-c2c3nc(c(-c4ccc(N)cc4)c4ccc([nH]4)c(-c4ccc(N)cc4)c4nc(c(-c5ccc(N)cc5)c5ccc2[nH]5)C=C4)C=C3)cc1</text:p>
          </table:table-cell>
          <table:table-cell office:value-type="string">
            <text:p>5,10,15,20-Tetrakis(4-aminophenyl)-21H,23H-porphine</text:p>
          </table:table-cell>
          <table:table-cell office:value-type="string">
            <text:p>Water</text:p>
          </table:table-cell>
          <table:table-cell table:number-columns-repeated="2" office:value-type="float" office:value="420">
            <text:p>420</text:p>
          </table:table-cell>
          <table:table-cell office:value-type="float" office:value="0.85">
            <text:p>0.85</text:p>
          </table:table-cell>
          <table:table-cell office:value-type="string">
            <text:p>1e4 (420 nm)</text:p>
          </table:table-cell>
          <table:table-cell office:value-type="float" office:value="3">
            <text:p>3</text:p>
          </table:table-cell>
          <table:table-cell office:value-type="string">
            <text:p>Encapsulated in NP1/PSs with complete OFF state</text:p>
          </table:table-cell>
          <table:table-cell office:value-type="string">
            <text:p>pubmed_1170087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85883804177865">
            <text:p>0.8858838042</text:p>
          </table:table-cell>
          <table:table-cell table:number-columns-repeated="1007"/>
        </table:table-row>
        <table:table-row table:style-name="ro1">
          <table:table-cell office:value-type="string">
            <text:p>c1ccc(-c2cc(-c3ccccc3)cc(-c3ccccc3)c2)cc1</text:p>
          </table:table-cell>
          <table:table-cell office:value-type="string">
            <text:p>1,3,5-Triphenylbenzene</text:p>
          </table:table-cell>
          <table:table-cell office:value-type="string">
            <text:p>acetone</text:p>
          </table:table-cell>
          <table:table-cell office:value-type="float" office:value="660">
            <text:p>660</text:p>
          </table:table-cell>
          <table:table-cell table:number-columns-repeated="4" office:value-type="string">
            <text:p>null</text:p>
          </table:table-cell>
          <table:table-cell office:value-type="string">
            <text:p>Red light absorption by osmium complex in acetone</text:p>
          </table:table-cell>
          <table:table-cell office:value-type="string">
            <text:p>pubmed_1180957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6140625635162">
            <text:p>0.8261406256</text:p>
          </table:table-cell>
          <table:table-cell table:number-columns-repeated="1007"/>
        </table:table-row>
        <table:table-row table:style-name="ro1">
          <table:table-cell office:value-type="string">
            <text:p>O=c1c(O)c(-c2ccc(O)c(O)c2)oc2cc(O)cc(O)c12</text:p>
          </table:table-cell>
          <table:table-cell office:value-type="string">
            <text:p>quercetin</text:p>
          </table:table-cell>
          <table:table-cell office:value-type="string">
            <text:p>null</text:p>
          </table:table-cell>
          <table:table-cell office:value-type="float" office:value="510">
            <text:p>510</text:p>
          </table:table-cell>
          <table:table-cell table:number-columns-repeated="4" office:value-type="string">
            <text:p>null</text:p>
          </table:table-cell>
          <table:table-cell office:value-type="string">
            <text:p>used as a standard for flavonoid content measurement</text:p>
          </table:table-cell>
          <table:table-cell office:value-type="string">
            <text:p>pubmed_1185230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91017549391836">
            <text:p>0.5910175494</text:p>
          </table:table-cell>
          <table:table-cell table:number-columns-repeated="1007"/>
        </table:table-row>
        <table:table-row table:style-name="ro1">
          <table:table-cell office:value-type="string">
            <text:p>CC1(C)c2cc(-c3ccc(C=C(C#N)C#N)cc3)ccc2-c2ccc(N3CCCCC3)cc21</text:p>
          </table:table-cell>
          <table:table-cell office:value-type="string">
            <text:p>2-(4-(9,9-dimethyl-7-(piperidin-1-yl)-9 H-fluoren-2-yl)benzylidene)malononitrile</text:p>
          </table:table-cell>
          <table:table-cell office:value-type="string">
            <text:p>diethyl ether</text:p>
          </table:table-cell>
          <table:table-cell office:value-type="float" office:value="386">
            <text:p>386</text:p>
          </table:table-cell>
          <table:table-cell office:value-type="float" office:value="828">
            <text:p>828</text:p>
          </table:table-cell>
          <table:table-cell office:value-type="float" office:value="0.014">
            <text:p>0.014</text:p>
          </table:table-cell>
          <table:table-cell table:number-columns-repeated="2" office:value-type="string">
            <text:p>null</text:p>
          </table:table-cell>
          <table:table-cell office:value-type="string">
            <text:p>Solvatochromic dye with significant solvatochromism and positive temperature coefficient for fluorescence intensity.</text:p>
          </table:table-cell>
          <table:table-cell office:value-type="string">
            <text:p>pubmed_1192687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371609474532306">
            <text:p>0.0371609475</text:p>
          </table:table-cell>
          <table:table-cell table:number-columns-repeated="1007"/>
        </table:table-row>
        <table:table-row table:style-name="ro1">
          <table:table-cell office:value-type="string">
            <text:p>CCN(CC)c1ccc2nc3c4ccccc4c(=O)cc-3oc2c1</text:p>
          </table:table-cell>
          <table:table-cell office:value-type="string">
            <text:p>Nile Red</text:p>
          </table:table-cell>
          <table:table-cell office:value-type="string">
            <text:p>H2O/THF</text:p>
          </table:table-cell>
          <table:table-cell office:value-type="float" office:value="532">
            <text:p>532</text:p>
          </table:table-cell>
          <table:table-cell office:value-type="float" office:value="615">
            <text:p>615</text:p>
          </table:table-cell>
          <table:table-cell table:number-columns-repeated="4" office:value-type="string">
            <text:p>null</text:p>
          </table:table-cell>
          <table:table-cell office:value-type="string">
            <text:p>chemrxiv_10.26434_SLASH_chemrxiv-2024-rp0kc</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9216822907329">
            <text:p>0.4992168229</text:p>
          </table:table-cell>
          <table:table-cell table:number-columns-repeated="1007"/>
        </table:table-row>
        <table:table-row table:style-name="ro1">
          <table:table-cell office:value-type="string">
            <text:p>O=c1c(O)c(-c2ccc(O)c(O)c2)oc2cc(O)cc(O)c12</text:p>
          </table:table-cell>
          <table:table-cell office:value-type="string">
            <text:p>quercetin</text:p>
          </table:table-cell>
          <table:table-cell office:value-type="string">
            <text:p>null</text:p>
          </table:table-cell>
          <table:table-cell office:value-type="float" office:value="270">
            <text:p>270</text:p>
          </table:table-cell>
          <table:table-cell office:value-type="float" office:value="380">
            <text:p>380</text:p>
          </table:table-cell>
          <table:table-cell office:value-type="float" office:value="0.3">
            <text:p>0.3</text:p>
          </table:table-cell>
          <table:table-cell table:number-columns-repeated="2" office:value-type="string">
            <text:p>null</text:p>
          </table:table-cell>
          <table:table-cell office:value-type="string">
            <text:p>flavonoid with antioxidant properties</text:p>
          </table:table-cell>
          <table:table-cell office:value-type="string">
            <text:p>pubmed_1181815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67691398179159">
            <text:p>0.6676913982</text:p>
          </table:table-cell>
          <table:table-cell table:number-columns-repeated="1007"/>
        </table:table-row>
        <table:table-row table:style-name="ro1">
          <table:table-cell office:value-type="string">
            <text:p>c1ccc(-c2ccc(-c3ccc(N4CCOCCOCCOCCOCCOCC4)cc3)cn2)nc1</text:p>
          </table:table-cell>
          <table:table-cell office:value-type="string">
            <text:p>16-(4-([2,2'-bipyridin]-5-yl)phenyl)-1,4,7,10,13-pentaoxa-16-azacyclooctadecane</text:p>
          </table:table-cell>
          <table:table-cell office:value-type="string">
            <text:p>CH3CN</text:p>
          </table:table-cell>
          <table:table-cell office:value-type="float" office:value="370">
            <text:p>370</text:p>
          </table:table-cell>
          <table:table-cell table:number-columns-repeated="2" office:value-type="string">
            <text:p>null</text:p>
          </table:table-cell>
          <table:table-cell office:value-type="string">
            <text:p>1.2e4 (370 nm)</text:p>
          </table:table-cell>
          <table:table-cell office:value-type="float" office:value="209">
            <text:p>209</text:p>
          </table:table-cell>
          <table:table-cell office:value-type="string">
            <text:p>free state</text:p>
          </table:table-cell>
          <table:table-cell office:value-type="string">
            <text:p>chemrxiv_10.26434_SLASH_chemrxiv-2024-t81cl</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7778733950108">
            <text:p>0.237778734</text:p>
          </table:table-cell>
          <table:table-cell table:number-columns-repeated="1007"/>
        </table:table-row>
        <table:table-row table:style-name="ro1">
          <table:table-cell office:value-type="string">
            <text:p>CN(C)c1ccc(C(O)(c2ccccc2)c2ccc(N(C)C)cc2)cc1</text:p>
          </table:table-cell>
          <table:table-cell office:value-type="string">
            <text:p>Malachite Green Carbinol Base</text:p>
          </table:table-cell>
          <table:table-cell office:value-type="string">
            <text:p>null</text:p>
          </table:table-cell>
          <table:table-cell office:value-type="float" office:value="620">
            <text:p>620</text:p>
          </table:table-cell>
          <table:table-cell table:number-columns-repeated="3" office:value-type="string">
            <text:p>null</text:p>
          </table:table-cell>
          <table:table-cell office:value-type="float" office:value="1620">
            <text:p>1620</text:p>
          </table:table-cell>
          <table:table-cell office:value-type="string">
            <text:p>Used in light-activated systems for pH control and applications like DNA conformational switches and photoresponsive hydrogels.</text:p>
          </table:table-cell>
          <table:table-cell office:value-type="string">
            <text:p>chemrxiv_10.26434_SLASH_chemrxiv-2023-qbmm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12054873909801">
            <text:p>0.8120548739</text:p>
          </table:table-cell>
          <table:table-cell table:number-columns-repeated="1007"/>
        </table:table-row>
        <table:table-row table:style-name="ro1">
          <table:table-cell office:value-type="string">
            <text:p>O=C1c2ccccc2Cc2ccccc21</text:p>
          </table:table-cell>
          <table:table-cell office:value-type="string">
            <text:p>Anthrone</text:p>
          </table:table-cell>
          <table:table-cell office:value-type="string">
            <text:p>THF</text:p>
          </table:table-cell>
          <table:table-cell table:number-columns-repeated="3" office:value-type="string">
            <text:p>null</text:p>
          </table:table-cell>
          <table:table-cell office:value-type="string">
            <text:p>C14H10O</text:p>
          </table:table-cell>
          <table:table-cell office:value-type="string">
            <text:p>null</text:p>
          </table:table-cell>
          <table:table-cell office:value-type="string">
            <text:p>silylated compound with improved detection</text:p>
          </table:table-cell>
          <table:table-cell office:value-type="string">
            <text:p>chemrxiv_10.26434_SLASH_chemrxiv-2024-031n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482582048513">
            <text:p>0.4482582049</text:p>
          </table:table-cell>
          <table:table-cell table:number-columns-repeated="1007"/>
        </table:table-row>
        <table:table-row table:style-name="ro1">
          <table:table-cell office:value-type="string">
            <text:p>Nc1ccc(C#CC#Cc2ccc(N)cc2)cc1</text:p>
          </table:table-cell>
          <table:table-cell office:value-type="string">
            <text:p>4,4â€²-(buta-1,3-diyne-1,4-diyl)dianiline</text:p>
          </table:table-cell>
          <table:table-cell office:value-type="string">
            <text:p>null</text:p>
          </table:table-cell>
          <table:table-cell office:value-type="float" office:value="1000">
            <text:p>1000</text:p>
          </table:table-cell>
          <table:table-cell table:number-columns-repeated="4" office:value-type="string">
            <text:p>null</text:p>
          </table:table-cell>
          <table:table-cell office:value-type="string">
            <text:p>Diacetylene-bridged covalent organic framework with improved planarity and charge transfer properties for photocatalytic hydrogen evolution.</text:p>
          </table:table-cell>
          <table:table-cell office:value-type="string">
            <text:p>pubmed_1166783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81047741835937">
            <text:p>0.9810477418</text:p>
          </table:table-cell>
          <table:table-cell table:number-columns-repeated="1007"/>
        </table:table-row>
        <table:table-row table:style-name="ro1">
          <table:table-cell office:value-type="string">
            <text:p>C1CCCCC1</text:p>
          </table:table-cell>
          <table:table-cell office:value-type="string">
            <text:p>cyclohexane</text:p>
          </table:table-cell>
          <table:table-cell office:value-type="string">
            <text:p>liquid hydrocarbon</text:p>
          </table:table-cell>
          <table:table-cell office:value-type="string">
            <text:p>null</text:p>
          </table:table-cell>
          <table:table-cell office:value-type="float" office:value="619.1">
            <text:p>619.1</text:p>
          </table:table-cell>
          <table:table-cell table:number-columns-repeated="3" office:value-type="string">
            <text:p>null</text:p>
          </table:table-cell>
          <table:table-cell office:value-type="string">
            <text:p>C2 Swan band emission observed</text:p>
          </table:table-cell>
          <table:table-cell office:value-type="string">
            <text:p>pubmed_1172643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01594636728987">
            <text:p>0.4015946367</text:p>
          </table:table-cell>
          <table:table-cell table:number-columns-repeated="1007"/>
        </table:table-row>
        <table:table-row table:style-name="ro1">
          <table:table-cell office:value-type="string">
            <text:p>CCn1cc(C(=O)O)c(=O)c2cc(F)c(N3CCNCC3)cc21</text:p>
          </table:table-cell>
          <table:table-cell office:value-type="string">
            <text:p>Norfloxacin</text:p>
          </table:table-cell>
          <table:table-cell office:value-type="string">
            <text:p>water</text:p>
          </table:table-cell>
          <table:table-cell table:number-columns-repeated="3" office:value-type="string">
            <text:p>null</text:p>
          </table:table-cell>
          <table:table-cell office:value-type="string">
            <text:p>3025 (270 nm)</text:p>
          </table:table-cell>
          <table:table-cell office:value-type="string">
            <text:p>null</text:p>
          </table:table-cell>
          <table:table-cell office:value-type="string">
            <text:p>Molar absorptivity coefficient of NFX at 270 nm was determined as 3025 L molâ»Â¹cmâ»Â¹ in a solution of initial concentration prior to photocatalytic degradation.</text:p>
          </table:table-cell>
          <table:table-cell office:value-type="string">
            <text:p>pubmed_1174190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29203207558021">
            <text:p>0.1292032076</text:p>
          </table:table-cell>
          <table:table-cell table:number-columns-repeated="1007"/>
        </table:table-row>
        <table:table-row table:style-name="ro1">
          <table:table-cell office:value-type="string">
            <text:p>O=c1cc(-c2ccc(O)cc2)oc2cc(O)cc(O)c12</text:p>
          </table:table-cell>
          <table:table-cell office:value-type="string">
            <text:p>Apigenin</text:p>
          </table:table-cell>
          <table:table-cell table:number-columns-repeated="3" office:value-type="string">
            <text:p>null</text:p>
          </table:table-cell>
          <table:table-cell office:value-type="float" office:value="0.78">
            <text:p>0.78</text:p>
          </table:table-cell>
          <table:table-cell office:value-type="string">
            <text:p>1.2e4 (350 nm)</text:p>
          </table:table-cell>
          <table:table-cell office:value-type="string">
            <text:p>null</text:p>
          </table:table-cell>
          <table:table-cell office:value-type="string">
            <text:p>Identified as a promising candidate for inhibiting GSK3-Î² activity.</text:p>
          </table:table-cell>
          <table:table-cell office:value-type="string">
            <text:p>pubmed_1184920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83747127465904">
            <text:p>0.4837471275</text:p>
          </table:table-cell>
          <table:table-cell table:number-columns-repeated="1007"/>
        </table:table-row>
        <table:table-row table:style-name="ro1">
          <table:table-cell office:value-type="string">
            <text:p>CN(C)c1ccc2cc3ccc(N(C)C)cc3[n+](CCCC(=O)O)c2c1.[O-][Cl+3]([O-])([O-])[O-]</text:p>
          </table:table-cell>
          <table:table-cell office:value-type="string">
            <text:p>ATTO488</text:p>
          </table:table-cell>
          <table:table-cell office:value-type="string">
            <text:p>null</text:p>
          </table:table-cell>
          <table:table-cell office:value-type="float" office:value="488">
            <text:p>488</text:p>
          </table:table-cell>
          <table:table-cell table:number-columns-repeated="4" office:value-type="string">
            <text:p>null</text:p>
          </table:table-cell>
          <table:table-cell office:value-type="string">
            <text:p>Used to label GUVs in fluorescence microscopy experiments</text:p>
          </table:table-cell>
          <table:table-cell office:value-type="string">
            <text:p>pubmed_1192846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30991253396496">
            <text:p>0.2309912534</text:p>
          </table:table-cell>
          <table:table-cell table:number-columns-repeated="1007"/>
        </table:table-row>
        <table:table-row table:style-name="ro1">
          <table:table-cell office:value-type="string">
            <text:p>O=C1CC(c2ccc(O)cc2)Oc2cc(O)cc(O)c21</text:p>
          </table:table-cell>
          <table:table-cell office:value-type="string">
            <text:p>naringenin</text:p>
          </table:table-cell>
          <table:table-cell office:value-type="string">
            <text:p>dimethylsulfoxide</text:p>
          </table:table-cell>
          <table:table-cell office:value-type="float" office:value="288">
            <text:p>288</text:p>
          </table:table-cell>
          <table:table-cell table:number-columns-repeated="4" office:value-type="string">
            <text:p>null</text:p>
          </table:table-cell>
          <table:table-cell office:value-type="string">
            <text:p>Naringenin was precipitated via SAS process using Î²-CD and PVP as carriers.</text:p>
          </table:table-cell>
          <table:table-cell office:value-type="string">
            <text:p>pubmed_1167959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64010228822008">
            <text:p>0.1640102288</text:p>
          </table:table-cell>
          <table:table-cell table:number-columns-repeated="1007"/>
        </table:table-row>
        <table:table-row table:style-name="ro1">
          <table:table-cell office:value-type="string">
            <text:p>CC(C)(C)c1ccccc1C(=O)O</text:p>
          </table:table-cell>
          <table:table-cell office:value-type="string">
            <text:p>tert-butylbenzene-1-carboxylic acid</text:p>
          </table:table-cell>
          <table:table-cell office:value-type="string">
            <text:p>MeOH</text:p>
          </table:table-cell>
          <table:table-cell office:value-type="float" office:value="450">
            <text:p>450</text:p>
          </table:table-cell>
          <table:table-cell table:number-columns-repeated="4" office:value-type="string">
            <text:p>null</text:p>
          </table:table-cell>
          <table:table-cell office:value-type="string">
            <text:p>AIEgen with enhanced emission upon aggregation.</text:p>
          </table:table-cell>
          <table:table-cell office:value-type="string">
            <text:p>chemrxiv_10.26434_SLASH_chemrxiv-2024-gwzfj-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70872858446091">
            <text:p>0.3708728584</text:p>
          </table:table-cell>
          <table:table-cell table:number-columns-repeated="1007"/>
        </table:table-row>
        <table:table-row table:style-name="ro1">
          <table:table-cell office:value-type="string">
            <text:p>CC[C@@]1(O)C(=O)OCc2c1cc1n(c2=O)Cc2cc3cc(O)ccc3nc2-1</text:p>
          </table:table-cell>
          <table:table-cell office:value-type="string">
            <text:p>10-Hydroxycamptothecin</text:p>
          </table:table-cell>
          <table:table-cell office:value-type="string">
            <text:p>phosphate buffer</text:p>
          </table:table-cell>
          <table:table-cell table:number-columns-repeated="4" office:value-type="string">
            <text:p>null</text:p>
          </table:table-cell>
          <table:table-cell office:value-type="float" office:value="4.41">
            <text:p>4.41</text:p>
          </table:table-cell>
          <table:table-cell office:value-type="string">
            <text:p>Binding interactions with BSA</text:p>
          </table:table-cell>
          <table:table-cell office:value-type="string">
            <text:p>pubmed_1188915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28286179155111">
            <text:p>0.6282861792</text:p>
          </table:table-cell>
          <table:table-cell table:number-columns-repeated="1007"/>
        </table:table-row>
        <table:table-row table:style-name="ro1">
          <table:table-cell office:value-type="string">
            <text:p>COc1ccc(-c2csc(NN=C3C(=O)Nc4ccc(F)cc43)n2)cc1</text:p>
          </table:table-cell>
          <table:table-cell office:value-type="string">
            <text:p>3-(2-(4-(p-methoxyphenyl)thiazol-2-yl)hydrazineylidene)-5-fluoroindolin-2-one</text:p>
          </table:table-cell>
          <table:table-cell office:value-type="string">
            <text:p>DMSO</text:p>
          </table:table-cell>
          <table:table-cell office:value-type="float" office:value="362">
            <text:p>362</text:p>
          </table:table-cell>
          <table:table-cell office:value-type="float" office:value="581">
            <text:p>581</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47962445300072">
            <text:p>0.5479624453</text:p>
          </table:table-cell>
          <table:table-cell table:number-columns-repeated="1007"/>
        </table:table-row>
        <table:table-row table:style-name="ro1">
          <table:table-cell office:value-type="string">
            <text:p>Cn1cc(-c2cc3c(N4CCN(c5ncc(C(C)(N)c6ccc(F)cc6)cn5)CC4)ncnn3c2)cn1</text:p>
          </table:table-cell>
          <table:table-cell office:value-type="string">
            <text:p>Avapritinib</text:p>
          </table:table-cell>
          <table:table-cell office:value-type="string">
            <text:p>null</text:p>
          </table:table-cell>
          <table:table-cell office:value-type="float" office:value="250">
            <text:p>250</text:p>
          </table:table-cell>
          <table:table-cell table:number-columns-repeated="4" office:value-type="string">
            <text:p>null</text:p>
          </table:table-cell>
          <table:table-cell office:value-type="string">
            <text:p>tyrosine kinase inhibitor</text:p>
          </table:table-cell>
          <table:table-cell office:value-type="string">
            <text:p>pubmed_1190103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83310867520049">
            <text:p>0.1833108675</text:p>
          </table:table-cell>
          <table:table-cell table:number-columns-repeated="1007"/>
        </table:table-row>
        <table:table-row table:style-name="ro1">
          <table:table-cell office:value-type="string">
            <text:p>c1ccccc1</text:p>
          </table:table-cell>
          <table:table-cell office:value-type="string">
            <text:p>benzene</text:p>
          </table:table-cell>
          <table:table-cell office:value-type="string">
            <text:p>liquid hydrocarbon</text:p>
          </table:table-cell>
          <table:table-cell office:value-type="string">
            <text:p>null</text:p>
          </table:table-cell>
          <table:table-cell office:value-type="float" office:value="619.1">
            <text:p>619.1</text:p>
          </table:table-cell>
          <table:table-cell table:number-columns-repeated="3" office:value-type="string">
            <text:p>null</text:p>
          </table:table-cell>
          <table:table-cell office:value-type="string">
            <text:p>C2 Swan band emission observed</text:p>
          </table:table-cell>
          <table:table-cell office:value-type="string">
            <text:p>pubmed_1172643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32697332045063">
            <text:p>0.732697332</text:p>
          </table:table-cell>
          <table:table-cell table:number-columns-repeated="1007"/>
        </table:table-row>
        <table:table-row table:style-name="ro1">
          <table:table-cell office:value-type="string">
            <text:p>C1=C[NH+](N=Nc2ccccc2)C(Cc2ccccc2)=N1</text:p>
          </table:table-cell>
          <table:table-cell office:value-type="string">
            <text:p>1-phenylazo-2-(benzyl)imidazolium</text:p>
          </table:table-cell>
          <table:table-cell office:value-type="string">
            <text:p>chloroform</text:p>
          </table:table-cell>
          <table:table-cell office:value-type="float" office:value="382">
            <text:p>382</text:p>
          </table:table-cell>
          <table:table-cell table:number-columns-repeated="4" office:value-type="string">
            <text:p>null</text:p>
          </table:table-cell>
          <table:table-cell office:value-type="string">
            <text:p>asymmetric rotor with fixed chirality element enabling directional motion</text:p>
          </table:table-cell>
          <table:table-cell office:value-type="string">
            <text:p>chemrxiv_10.26434_SLASH_chemrxiv-2024-03sk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18056711787358">
            <text:p>0.9180567118</text:p>
          </table:table-cell>
          <table:table-cell table:number-columns-repeated="1007"/>
        </table:table-row>
        <table:table-row table:style-name="ro1">
          <table:table-cell office:value-type="string">
            <text:p>N#Cc1ccc(-c2csc(NN=C3C(=O)Nc4ccc(Br)cc43)n2)cc1</text:p>
          </table:table-cell>
          <table:table-cell office:value-type="string">
            <text:p>3-(2-(4-(p-cyanophenyl)thiazol-2-yl)hydrazineylidene)-5-bromoindolin-2-one</text:p>
          </table:table-cell>
          <table:table-cell office:value-type="string">
            <text:p>DMSO</text:p>
          </table:table-cell>
          <table:table-cell office:value-type="float" office:value="362">
            <text:p>362</text:p>
          </table:table-cell>
          <table:table-cell office:value-type="float" office:value="582">
            <text:p>582</text:p>
          </table:table-cell>
          <table:table-cell table:number-columns-repeated="3" office:value-type="string">
            <text:p>null</text:p>
          </table:table-cell>
          <table:table-cell office:value-type="string">
            <text:p>exhibits white light emission with mega Stokes shift in solid state</text:p>
          </table:table-cell>
          <table:table-cell office:value-type="string">
            <text:p>pubmed_1190863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60357498843223">
            <text:p>0.0960357499</text:p>
          </table:table-cell>
          <table:table-cell table:number-columns-repeated="1007"/>
        </table:table-row>
        <table:table-row table:style-name="ro1">
          <table:table-cell office:value-type="string">
            <text:p>O=C(OOC(=O)c1ccccc1)c1ccccc1</text:p>
          </table:table-cell>
          <table:table-cell office:value-type="string">
            <text:p>benzoyl peroxide</text:p>
          </table:table-cell>
          <table:table-cell office:value-type="string">
            <text:p>toluene</text:p>
          </table:table-cell>
          <table:table-cell table:number-columns-repeated="3" office:value-type="string">
            <text:p>null</text:p>
          </table:table-cell>
          <table:table-cell office:value-type="string">
            <text:p>1.2e4 (350 nm)</text:p>
          </table:table-cell>
          <table:table-cell office:value-type="string">
            <text:p>null</text:p>
          </table:table-cell>
          <table:table-cell office:value-type="string">
            <text:p>used as a radical initiator in SWCNT functionalization</text:p>
          </table:table-cell>
          <table:table-cell office:value-type="string">
            <text:p>pubmed_1165341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2002515494823">
            <text:p>0.6420025155</text:p>
          </table:table-cell>
          <table:table-cell table:number-columns-repeated="1007"/>
        </table:table-row>
        <table:table-row table:style-name="ro1">
          <table:table-cell office:value-type="string">
            <text:p>c1ccc(-c2c3ccccc3c(-c3ccccc3)c3c(-c4ccccc4)c4ccccc4c(-c4ccccc4)c23)cc1</text:p>
          </table:table-cell>
          <table:table-cell office:value-type="string">
            <text:p>rubrene</text:p>
          </table:table-cell>
          <table:table-cell table:number-columns-repeated="3" office:value-type="string">
            <text:p>null</text:p>
          </table:table-cell>
          <table:table-cell office:value-type="float" office:value="0.38">
            <text:p>0.38</text:p>
          </table:table-cell>
          <table:table-cell table:number-columns-repeated="2" office:value-type="string">
            <text:p>null</text:p>
          </table:table-cell>
          <table:table-cell office:value-type="string">
            <text:p>Rubrene is used as an annihilator in the triplet-triplet annihilation upconversion process and has a photoluminescence quantum yield of approximately 38%.</text:p>
          </table:table-cell>
          <table:table-cell office:value-type="string">
            <text:p>chemrxiv_10.26434_SLASH_chemrxiv-2024-h0k0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86714651854709">
            <text:p>0.7867146519</text:p>
          </table:table-cell>
          <table:table-cell table:number-columns-repeated="1007"/>
        </table:table-row>
        <table:table-row table:style-name="ro1">
          <table:table-cell office:value-type="string">
            <text:p>CC1(C)C(C=CC=C/C=C/C=C2/N(CCCCS(=O)(=O)[O-])c3ccc4ccccc4c3C2(C)C)=[N+](CCCCS(=O)(=O)[O-])c2ccc3ccccc3c21.[Na+]</text:p>
          </table:table-cell>
          <table:table-cell office:value-type="string">
            <text:p>Indocyanine Green</text:p>
          </table:table-cell>
          <table:table-cell office:value-type="string">
            <text:p>null</text:p>
          </table:table-cell>
          <table:table-cell office:value-type="float" office:value="771">
            <text:p>771</text:p>
          </table:table-cell>
          <table:table-cell table:number-columns-repeated="2" office:value-type="string">
            <text:p>null</text:p>
          </table:table-cell>
          <table:table-cell office:value-type="string">
            <text:p>Loading efficiency: 16.42Â±4.07%</text:p>
          </table:table-cell>
          <table:table-cell office:value-type="string">
            <text:p>null</text:p>
          </table:table-cell>
          <table:table-cell office:value-type="string">
            <text:p>Demonstrated good water solubility with a hydrodynamic diameter of 155Â±15 nm and zeta potential of approximately âˆ’20 mV. Encapsulation efficiency for ICG was 56.1Â±3.3%. Encapsulation efficiency for FlaB was 58.2Â±3.6%.</text:p>
          </table:table-cell>
          <table:table-cell office:value-type="string">
            <text:p>pubmed_1193195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50353781506419">
            <text:p>0.2503537815</text:p>
          </table:table-cell>
          <table:table-cell table:number-columns-repeated="1007"/>
        </table:table-row>
        <table:table-row table:style-name="ro1">
          <table:table-cell office:value-type="string">
            <text:p>O=C(O)c1ccccc1</text:p>
          </table:table-cell>
          <table:table-cell office:value-type="string">
            <text:p>benzoic acid</text:p>
          </table:table-cell>
          <table:table-cell office:value-type="string">
            <text:p>null</text:p>
          </table:table-cell>
          <table:table-cell office:value-type="float" office:value="270">
            <text:p>270</text:p>
          </table:table-cell>
          <table:table-cell table:number-columns-repeated="4" office:value-type="string">
            <text:p>null</text:p>
          </table:table-cell>
          <table:table-cell office:value-type="string">
            <text:p>example comment</text:p>
          </table:table-cell>
          <table:table-cell office:value-type="string">
            <text:p>pubmed_118984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6414552619681">
            <text:p>0.4364145526</text:p>
          </table:table-cell>
          <table:table-cell table:number-columns-repeated="1007"/>
        </table:table-row>
        <table:table-row table:style-name="ro1">
          <table:table-cell office:value-type="string">
            <text:p>O=S(=O)(O)c1ccnc2ccccc12</text:p>
          </table:table-cell>
          <table:table-cell office:value-type="string">
            <text:p>Quinoline-4-sulfonic acid</text:p>
          </table:table-cell>
          <table:table-cell office:value-type="string">
            <text:p>DMF</text:p>
          </table:table-cell>
          <table:table-cell office:value-type="float" office:value="275">
            <text:p>275</text:p>
          </table:table-cell>
          <table:table-cell table:number-columns-repeated="4" office:value-type="string">
            <text:p>null</text:p>
          </table:table-cell>
          <table:table-cell office:value-type="string">
            <text:p>Antimicrobial activity</text:p>
          </table:table-cell>
          <table:table-cell office:value-type="string">
            <text:p>pubmed_11835480</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21895803464577">
            <text:p>0.2218958035</text:p>
          </table:table-cell>
          <table:table-cell table:number-columns-repeated="1007"/>
        </table:table-row>
        <table:table-row table:style-name="ro1">
          <table:table-cell office:value-type="string">
            <text:p>Sc1ccc(-c2ccccc2)cc1</text:p>
          </table:table-cell>
          <table:table-cell office:value-type="string">
            <text:p>biphenyl-4-thiol</text:p>
          </table:table-cell>
          <table:table-cell office:value-type="string">
            <text:p>null</text:p>
          </table:table-cell>
          <table:table-cell office:value-type="float" office:value="737.45">
            <text:p>737.45</text:p>
          </table:table-cell>
          <table:table-cell office:value-type="float" office:value="816.67">
            <text:p>816.67</text:p>
          </table:table-cell>
          <table:table-cell office:value-type="float" office:value="0.16">
            <text:p>0.16</text:p>
          </table:table-cell>
          <table:table-cell office:value-type="string">
            <text:p>null</text:p>
          </table:table-cell>
          <table:table-cell office:value-type="float" office:value="32534.97">
            <text:p>32534.97</text:p>
          </table:table-cell>
          <table:table-cell office:value-type="string">
            <text:p>used to form self-assembled monolayers on gold surfaces and interacts with silver atoms in the nanogap</text:p>
          </table:table-cell>
          <table:table-cell office:value-type="string">
            <text:p>pubmed_1166021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5014463625848">
            <text:p>0.8250144636</text:p>
          </table:table-cell>
          <table:table-cell table:number-columns-repeated="1007"/>
        </table:table-row>
        <table:table-row table:style-name="ro1">
          <table:table-cell office:value-type="string">
            <text:p>Nc1nccs1</text:p>
          </table:table-cell>
          <table:table-cell office:value-type="string">
            <text:p>2-aminothiazole</text:p>
          </table:table-cell>
          <table:table-cell office:value-type="string">
            <text:p>aqueous phosphate buffer</text:p>
          </table:table-cell>
          <table:table-cell office:value-type="float" office:value="264.5">
            <text:p>264.5</text:p>
          </table:table-cell>
          <table:table-cell office:value-type="string">
            <text:p>null</text:p>
          </table:table-cell>
          <table:table-cell office:value-type="float" office:value="0.475">
            <text:p>0.475</text:p>
          </table:table-cell>
          <table:table-cell office:value-type="string">
            <text:p>null</text:p>
          </table:table-cell>
          <table:table-cell office:value-type="float" office:value="0.041">
            <text:p>0.041</text:p>
          </table:table-cell>
          <table:table-cell office:value-type="string">
            <text:p>Undergoes ultrafast C-S bond breaking upon UV excitation with quantum yields of ~80% and lifetimes around 80 ps.</text:p>
          </table:table-cell>
          <table:table-cell office:value-type="string">
            <text:p>chemrxiv_10.26434_SLASH_chemrxiv-2024-drxcv-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54970696661621">
            <text:p>0.6549706967</text:p>
          </table:table-cell>
          <table:table-cell table:number-columns-repeated="1007"/>
        </table:table-row>
        <table:table-row table:style-name="ro1">
          <table:table-cell office:value-type="string">
            <text:p>CCN(CC)c1ccc(C(=O)c2ccc(N(CC)CC)cc2)cc1</text:p>
          </table:table-cell>
          <table:table-cell office:value-type="string">
            <text:p>4,4'-Bis(diethylamino)benzophenone</text:p>
          </table:table-cell>
          <table:table-cell office:value-type="string">
            <text:p>null</text:p>
          </table:table-cell>
          <table:table-cell office:value-type="float" office:value="780">
            <text:p>780</text:p>
          </table:table-cell>
          <table:table-cell office:value-type="float" office:value="540">
            <text:p>540</text:p>
          </table:table-cell>
          <table:table-cell table:number-columns-repeated="3" office:value-type="string">
            <text:p>null</text:p>
          </table:table-cell>
          <table:table-cell office:value-type="string">
            <text:p>Broad emission from 500-700 nm</text:p>
          </table:table-cell>
          <table:table-cell office:value-type="string">
            <text:p>pubmed_11744503</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69958899263293">
            <text:p>0.6699588993</text:p>
          </table:table-cell>
          <table:table-cell table:number-columns-repeated="1007"/>
        </table:table-row>
        <table:table-row table:style-name="ro1">
          <table:table-cell office:value-type="string">
            <text:p>Cc1ccc(C=CC(=O)c2ccccc2O)cc1</text:p>
          </table:table-cell>
          <table:table-cell office:value-type="string">
            <text:p>2â€™-hydroxy-4-methyl-chalcone</text:p>
          </table:table-cell>
          <table:table-cell office:value-type="string">
            <text:p>null</text:p>
          </table:table-cell>
          <table:table-cell office:value-type="float" office:value="384">
            <text:p>384</text:p>
          </table:table-cell>
          <table:table-cell office:value-type="float" office:value="533">
            <text:p>533</text:p>
          </table:table-cell>
          <table:table-cell table:number-columns-repeated="3" office:value-type="string">
            <text:p>null</text:p>
          </table:table-cell>
          <table:table-cell office:value-type="string">
            <text:p>Chalcone derivative with methyl substituent</text:p>
          </table:table-cell>
          <table:table-cell office:value-type="string">
            <text:p>pubmed_1176873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7063077208586">
            <text:p>0.8706307721</text:p>
          </table:table-cell>
          <table:table-cell table:number-columns-repeated="1007"/>
        </table:table-row>
        <table:table-row table:style-name="ro1">
          <table:table-cell office:value-type="string">
            <text:p>C1=Cc2nc1cc1ccc([nH]1)c(-c1ccccc1)c1nc(c(-c3ccccc3)c3ccc([nH]3)c2-c2ccccc2)C=C1.[Cl-].[Cl-].[Cl-].[Fe+3]</text:p>
          </table:table-cell>
          <table:table-cell office:value-type="string">
            <text:p>5,10,15-triphenylporphyrin iron(III) chloride</text:p>
          </table:table-cell>
          <table:table-cell office:value-type="string">
            <text:p>DMF</text:p>
          </table:table-cell>
          <table:table-cell table:number-columns-repeated="3" office:value-type="string">
            <text:p>null</text:p>
          </table:table-cell>
          <table:table-cell office:value-type="string">
            <text:p>High extinction coefficient (not quantified)</text:p>
          </table:table-cell>
          <table:table-cell office:value-type="string">
            <text:p>null</text:p>
          </table:table-cell>
          <table:table-cell office:value-type="string">
            <text:p>Aggregation observed under catalytic conditions; activity inhibited at higher concentrations</text:p>
          </table:table-cell>
          <table:table-cell office:value-type="string">
            <text:p>chemrxiv_10.26434_SLASH_chemrxiv-2024-1xv7z</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209874816471711">
            <text:p>0.2098748165</text:p>
          </table:table-cell>
          <table:table-cell table:number-columns-repeated="1007"/>
        </table:table-row>
        <table:table-row table:style-name="ro1">
          <table:table-cell office:value-type="string">
            <text:p>CN(C)c1ccc([C+](c2ccc(N(C)C)cc2)c2ccc(N(C)C)cc2)cc1.[Cl-]</text:p>
          </table:table-cell>
          <table:table-cell office:value-type="string">
            <text:p>crystal violet</text:p>
          </table:table-cell>
          <table:table-cell office:value-type="string">
            <text:p>null</text:p>
          </table:table-cell>
          <table:table-cell office:value-type="float" office:value="590">
            <text:p>590</text:p>
          </table:table-cell>
          <table:table-cell table:number-columns-repeated="4" office:value-type="string">
            <text:p>null</text:p>
          </table:table-cell>
          <table:table-cell office:value-type="string">
            <text:p>peak absorption wavelength at 590 nm</text:p>
          </table:table-cell>
          <table:table-cell office:value-type="string">
            <text:p>pubmed_1179089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49512115633115">
            <text:p>0.6495121156</text:p>
          </table:table-cell>
          <table:table-cell table:number-columns-repeated="1007"/>
        </table:table-row>
        <table:table-row table:style-name="ro1">
          <table:table-cell office:value-type="string">
            <text:p>CCNc1cc(-c2c(C)c(NCC)cc(-c3ccccc3)c2NCC)c(NCC)cc1C</text:p>
          </table:table-cell>
          <table:table-cell office:value-type="string">
            <text:p>4,4'-dimethyl-2,2',5,5'-tetraethylamino-1,3-diphenylbenzene</text:p>
          </table:table-cell>
          <table:table-cell office:value-type="string">
            <text:p>nutrient solution</text:p>
          </table:table-cell>
          <table:table-cell office:value-type="float" office:value="525">
            <text:p>525</text:p>
          </table:table-cell>
          <table:table-cell office:value-type="float" office:value="580">
            <text:p>580</text:p>
          </table:table-cell>
          <table:table-cell table:number-columns-repeated="3" office:value-type="string">
            <text:p>null</text:p>
          </table:table-cell>
          <table:table-cell office:value-type="string">
            <text:p>Fluorescent label used for PS-MPs tracking.</text:p>
          </table:table-cell>
          <table:table-cell office:value-type="string">
            <text:p>pubmed_1187250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20087666856125">
            <text:p>0.8200876669</text:p>
          </table:table-cell>
          <table:table-cell table:number-columns-repeated="1007"/>
        </table:table-row>
        <table:table-row table:style-name="ro1">
          <table:table-cell office:value-type="string">
            <text:p>c1ccc(-c2c3ccccc3c(-c3ccccn3)c3ccccc23)nc1</text:p>
          </table:table-cell>
          <table:table-cell office:value-type="string">
            <text:p>9,10-bis(2-pyridyl)anthracene</text:p>
          </table:table-cell>
          <table:table-cell office:value-type="string">
            <text:p>DCM</text:p>
          </table:table-cell>
          <table:table-cell office:value-type="float" office:value="560">
            <text:p>560</text:p>
          </table:table-cell>
          <table:table-cell office:value-type="float" office:value="629">
            <text:p>629</text:p>
          </table:table-cell>
          <table:table-cell office:value-type="float" office:value="0.053">
            <text:p>0.053</text:p>
          </table:table-cell>
          <table:table-cell office:value-type="string">
            <text:p>null</text:p>
          </table:table-cell>
          <table:table-cell office:value-type="float" office:value="11.1">
            <text:p>11.1</text:p>
          </table:table-cell>
          <table:table-cell office:value-type="string">
            <text:p>Strong fluorescence in DCM, higher quantum yield</text:p>
          </table:table-cell>
          <table:table-cell office:value-type="string">
            <text:p>chemrxiv_10.26434_SLASH_chemrxiv-2025-97jc1-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3048021751456">
            <text:p>0.6304802175</text:p>
          </table:table-cell>
          <table:table-cell table:number-columns-repeated="1007"/>
        </table:table-row>
        <table:table-row table:style-name="ro1">
          <table:table-cell office:value-type="string">
            <text:p>C[C@@H]1[C@H](O)[C@@H](C)/C=C\C=C/C=C\C=C/C=C\C=C/C=C\[C@H](O[C@@H]2O[C@H](C)[C@@H](O)[C@H](N)[C@@H]2O)C[C@@H]2O[C@](O)(C[C@@H](O)C[C@@H](O)[C@H](O)CC[C@@H](O)C[C@@H](O)CC(=O)O[C@H]1C)C[C@H](O)[C@H]2C(=O)O</text:p>
          </table:table-cell>
          <table:table-cell office:value-type="string">
            <text:p>Amphotericin B</text:p>
          </table:table-cell>
          <table:table-cell office:value-type="string">
            <text:p>DMSO</text:p>
          </table:table-cell>
          <table:table-cell office:value-type="float" office:value="417">
            <text:p>417</text:p>
          </table:table-cell>
          <table:table-cell table:number-columns-repeated="3" office:value-type="string">
            <text:p>null</text:p>
          </table:table-cell>
          <table:table-cell office:value-type="float" office:value="0.465">
            <text:p>0.465</text:p>
          </table:table-cell>
          <table:table-cell office:value-type="string">
            <text:p>Monomeric form</text:p>
          </table:table-cell>
          <table:table-cell office:value-type="string">
            <text:p>pubmed_1168628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94081040518358">
            <text:p>0.8940810405</text:p>
          </table:table-cell>
          <table:table-cell table:number-columns-repeated="1007"/>
        </table:table-row>
        <table:table-row table:style-name="ro1">
          <table:table-cell office:value-type="string">
            <text:p>Nc1ccccc1O</text:p>
          </table:table-cell>
          <table:table-cell office:value-type="string">
            <text:p>2-aminophenol</text:p>
          </table:table-cell>
          <table:table-cell office:value-type="string">
            <text:p>null</text:p>
          </table:table-cell>
          <table:table-cell office:value-type="float" office:value="380">
            <text:p>380</text:p>
          </table:table-cell>
          <table:table-cell table:number-columns-repeated="4" office:value-type="string">
            <text:p>null</text:p>
          </table:table-cell>
          <table:table-cell office:value-type="string">
            <text:p>example comment</text:p>
          </table:table-cell>
          <table:table-cell office:value-type="string">
            <text:p>pubmed_118984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64010453224182">
            <text:p>0.8640104532</text:p>
          </table:table-cell>
          <table:table-cell table:number-columns-repeated="1007"/>
        </table:table-row>
        <table:table-row table:style-name="ro1">
          <table:table-cell office:value-type="string">
            <text:p>CC(=NC#N)N(C)Cc1ccc(Cl)nc1</text:p>
          </table:table-cell>
          <table:table-cell office:value-type="string">
            <text:p>acetamiprid</text:p>
          </table:table-cell>
          <table:table-cell office:value-type="string">
            <text:p>null</text:p>
          </table:table-cell>
          <table:table-cell office:value-type="float" office:value="275">
            <text:p>275</text:p>
          </table:table-cell>
          <table:table-cell office:value-type="float" office:value="340">
            <text:p>340</text:p>
          </table:table-cell>
          <table:table-cell office:value-type="float" office:value="0.74">
            <text:p>0.74</text:p>
          </table:table-cell>
          <table:table-cell office:value-type="string">
            <text:p>null</text:p>
          </table:table-cell>
          <table:table-cell office:value-type="float" office:value="100">
            <text:p>100</text:p>
          </table:table-cell>
          <table:table-cell office:value-type="string">
            <text:p>fluorescence-based aptasensor for acetamiprid detection</text:p>
          </table:table-cell>
          <table:table-cell office:value-type="string">
            <text:p>pubmed_11940157</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937928840518">
            <text:p>0.4937928841</text:p>
          </table:table-cell>
          <table:table-cell table:number-columns-repeated="1007"/>
        </table:table-row>
        <table:table-row table:style-name="ro1">
          <table:table-cell office:value-type="string">
            <text:p>CCN(CC)c1ccc2c(-c3ccccc3C(=O)O)c3ccc(N(CC)CC)cc3[o+]c2c1.[Cl-]</text:p>
          </table:table-cell>
          <table:table-cell office:value-type="string">
            <text:p>Rhodamine B</text:p>
          </table:table-cell>
          <table:table-cell office:value-type="string">
            <text:p>null</text:p>
          </table:table-cell>
          <table:table-cell office:value-type="float" office:value="550">
            <text:p>550</text:p>
          </table:table-cell>
          <table:table-cell office:value-type="float" office:value="595">
            <text:p>595</text:p>
          </table:table-cell>
          <table:table-cell table:number-columns-repeated="3" office:value-type="string">
            <text:p>null</text:p>
          </table:table-cell>
          <table:table-cell office:value-type="string">
            <text:p>Rhodamine B is used as a Raman reporter in L-MPNs for nanoplastic detection.</text:p>
          </table:table-cell>
          <table:table-cell office:value-type="string">
            <text:p>chemrxiv_10.26434_SLASH_chemrxiv-2024-0b8ft</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91283966461197">
            <text:p>0.9912839665</text:p>
          </table:table-cell>
          <table:table-cell table:number-columns-repeated="1007"/>
        </table:table-row>
        <table:table-row table:style-name="ro1">
          <table:table-cell office:value-type="string">
            <text:p>O=c1cc(-c2ccc(O)c(O)c2)oc2cc(O)cc(O)c12</text:p>
          </table:table-cell>
          <table:table-cell office:value-type="string">
            <text:p>luteolin</text:p>
          </table:table-cell>
          <table:table-cell office:value-type="string">
            <text:p>dimethylsulfoxide</text:p>
          </table:table-cell>
          <table:table-cell office:value-type="float" office:value="275">
            <text:p>275</text:p>
          </table:table-cell>
          <table:table-cell table:number-columns-repeated="4" office:value-type="string">
            <text:p>null</text:p>
          </table:table-cell>
          <table:table-cell office:value-type="string">
            <text:p>Luteolin was precipitated via SAS process using Î²-CD and PVP as carriers.</text:p>
          </table:table-cell>
          <table:table-cell office:value-type="string">
            <text:p>pubmed_1167959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153736155480146">
            <text:p>0.0153736155</text:p>
          </table:table-cell>
          <table:table-cell table:number-columns-repeated="1007"/>
        </table:table-row>
        <table:table-row table:style-name="ro1">
          <table:table-cell office:value-type="string">
            <text:p>CCCCCCCCCCCCCCc1c(CC)[nH]c(=S)[nH]c1=O</text:p>
          </table:table-cell>
          <table:table-cell office:value-type="string">
            <text:p>compound 1</text:p>
          </table:table-cell>
          <table:table-cell office:value-type="string">
            <text:p>DMSO</text:p>
          </table:table-cell>
          <table:table-cell office:value-type="float" office:value="534">
            <text:p>534</text:p>
          </table:table-cell>
          <table:table-cell office:value-type="float" office:value="689">
            <text:p>689</text:p>
          </table:table-cell>
          <table:table-cell office:value-type="float" office:value="0.019">
            <text:p>0.019</text:p>
          </table:table-cell>
          <table:table-cell office:value-type="string">
            <text:p>4.2e4 (534 nm)</text:p>
          </table:table-cell>
          <table:table-cell office:value-type="string">
            <text:p>null</text:p>
          </table:table-cell>
          <table:table-cell office:value-type="string">
            <text:p>TCF-based PS with furan bridge for bioimaging and photodynamic therapy</text:p>
          </table:table-cell>
          <table:table-cell office:value-type="string">
            <text:p>pubmed_1194494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0353295663372">
            <text:p>0.3303532957</text:p>
          </table:table-cell>
          <table:table-cell table:number-columns-repeated="1007"/>
        </table:table-row>
        <table:table-row table:style-name="ro1">
          <table:table-cell office:value-type="string">
            <text:p>Cl[Pt]c1nc2ccccc2c2ccccc12</text:p>
          </table:table-cell>
          <table:table-cell office:value-type="string">
            <text:p>6-phenanthridinyl platinum(II) chloride</text:p>
          </table:table-cell>
          <table:table-cell office:value-type="string">
            <text:p>CHâ‚‚Clâ‚‚</text:p>
          </table:table-cell>
          <table:table-cell office:value-type="float" office:value="474">
            <text:p>474</text:p>
          </table:table-cell>
          <table:table-cell office:value-type="float" office:value="700">
            <text:p>700</text:p>
          </table:table-cell>
          <table:table-cell office:value-type="float" office:value="0.021">
            <text:p>0.021</text:p>
          </table:table-cell>
          <table:table-cell office:value-type="string">
            <text:p>2.5e3 (474 nm)</text:p>
          </table:table-cell>
          <table:table-cell office:value-type="float" office:value="3700">
            <text:p>3700</text:p>
          </table:table-cell>
          <table:table-cell office:value-type="string">
            <text:p>low quantum yield, non-radiative decay dominant</text:p>
          </table:table-cell>
          <table:table-cell office:value-type="string">
            <text:p>pubmed_11771731</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06590796355158">
            <text:p>0.7065907964</text:p>
          </table:table-cell>
          <table:table-cell table:number-columns-repeated="1007"/>
        </table:table-row>
        <table:table-row table:style-name="ro1">
          <table:table-cell office:value-type="string">
            <text:p>O=C([O-])c1c(Cl)c(Cl)c(Cl)c(Cl)c1-c1c2cc(I)c(=O)c(I)c-2oc2c(I)c([O-])c(I)cc12.[Na+].[Na+]</text:p>
          </table:table-cell>
          <table:table-cell office:value-type="string">
            <text:p>Rose Bengal</text:p>
          </table:table-cell>
          <table:table-cell office:value-type="string">
            <text:p>phosphate-buffered saline (PBS)</text:p>
          </table:table-cell>
          <table:table-cell office:value-type="float" office:value="530">
            <text:p>530</text:p>
          </table:table-cell>
          <table:table-cell office:value-type="float" office:value="620">
            <text:p>620</text:p>
          </table:table-cell>
          <table:table-cell table:number-columns-repeated="2" office:value-type="string">
            <text:p>null</text:p>
          </table:table-cell>
          <table:table-cell office:value-type="float" office:value="4000">
            <text:p>4000</text:p>
          </table:table-cell>
          <table:table-cell office:value-type="string">
            <text:p>Photosensitizer used in photodynamic therapy; interacts with cell membranes causing phototoxicity via singlet oxygen generation.</text:p>
          </table:table-cell>
          <table:table-cell office:value-type="string">
            <text:p>pubmed_1192423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12123803980649">
            <text:p>0.412123804</text:p>
          </table:table-cell>
          <table:table-cell table:number-columns-repeated="1007"/>
        </table:table-row>
        <table:table-row table:style-name="ro1">
          <table:table-cell office:value-type="string">
            <text:p>Nc1ncnc2nc[nH]c12</text:p>
          </table:table-cell>
          <table:table-cell office:value-type="string">
            <text:p>adenine</text:p>
          </table:table-cell>
          <table:table-cell office:value-type="string">
            <text:p>aqueous</text:p>
          </table:table-cell>
          <table:table-cell office:value-type="float" office:value="261">
            <text:p>261</text:p>
          </table:table-cell>
          <table:table-cell table:number-columns-repeated="2" office:value-type="string">
            <text:p>null</text:p>
          </table:table-cell>
          <table:table-cell office:value-type="string">
            <text:p>12.9 (261 nm)</text:p>
          </table:table-cell>
          <table:table-cell office:value-type="string">
            <text:p>null</text:p>
          </table:table-cell>
          <table:table-cell office:value-type="string">
            <text:p>natural nucleobase</text:p>
          </table:table-cell>
          <table:table-cell office:value-type="string">
            <text:p>chemrxiv_10.26434_SLASH_chemrxiv-2024-37crl-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659449958475307">
            <text:p>0.6594499585</text:p>
          </table:table-cell>
          <table:table-cell table:number-columns-repeated="1007"/>
        </table:table-row>
        <table:table-row table:style-name="ro1">
          <table:table-cell office:value-type="string">
            <text:p>CC(C)(C)c1ccc2c(c1)c1cc(C(C)(C)C)ccc1n2-c1ccc2c(c1)c1cc(-n3c4ccc(C(C)(C)C)cc4c4cc(C(C)(C)C)ccc43)ccc1n2-c1ccc2c(c1)c1cc(-n3c4ccc(-n5c6ccc(C(C)(C)C)cc6c6cc(C(C)(C)C)ccc65)cc4c4cc(-n5c6ccc(C(C)(C)C)cc6c6cc(C(C)(C)C)ccc65)ccc43)ccc1c1nc3cc(F)c(F)cc3nc21</text:p>
          </table:table-cell>
          <table:table-cell office:value-type="string">
            <text:p>11,12-difluoro-3,6-bis(3,3'',6,6''-tetra-tert-butyl-9'H-[9,3':6',9''-tercarbazol]-9'-yl)dibenzo[a,c]phenazine</text:p>
          </table:table-cell>
          <table:table-cell office:value-type="string">
            <text:p>toluene</text:p>
          </table:table-cell>
          <table:table-cell office:value-type="float" office:value="348">
            <text:p>348</text:p>
          </table:table-cell>
          <table:table-cell office:value-type="float" office:value="565">
            <text:p>565</text:p>
          </table:table-cell>
          <table:table-cell office:value-type="float" office:value="0.68">
            <text:p>0.68</text:p>
          </table:table-cell>
          <table:table-cell office:value-type="string">
            <text:p>4.7e4 (348 nm)</text:p>
          </table:table-cell>
          <table:table-cell office:value-type="float" office:value="21.1">
            <text:p>21.1</text:p>
          </table:table-cell>
          <table:table-cell office:value-type="string">
            <text:p>emission in toluene solution</text:p>
          </table:table-cell>
          <table:table-cell office:value-type="string">
            <text:p>chemrxiv_10.26434_SLASH_chemrxiv-2023-93jq8</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33309475332499">
            <text:p>0.3333094753</text:p>
          </table:table-cell>
          <table:table-cell table:number-columns-repeated="1007"/>
        </table:table-row>
        <table:table-row table:style-name="ro1">
          <table:table-cell office:value-type="string">
            <text:p>O=S(=O)([O-])c1ccc(N=Nc2c(O)ccc3ccccc23)cc1.[Na+]</text:p>
          </table:table-cell>
          <table:table-cell office:value-type="string">
            <text:p>Acid Orange 7</text:p>
          </table:table-cell>
          <table:table-cell office:value-type="string">
            <text:p>water</text:p>
          </table:table-cell>
          <table:table-cell office:value-type="float" office:value="322">
            <text:p>322</text:p>
          </table:table-cell>
          <table:table-cell table:number-columns-repeated="4" office:value-type="string">
            <text:p>null</text:p>
          </table:table-cell>
          <table:table-cell office:value-type="string">
            <text:p>Acid dye, mono-azo class</text:p>
          </table:table-cell>
          <table:table-cell office:value-type="string">
            <text:p>pubmed_11869016</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18433855473995">
            <text:p>0.1184338555</text:p>
          </table:table-cell>
          <table:table-cell table:number-columns-repeated="1007"/>
        </table:table-row>
        <table:table-row table:style-name="ro1">
          <table:table-cell office:value-type="string">
            <text:p>C1=Cc2ccccc2C1.C1=Cc2ccccc2NN=C1.c1ccc2c(c1)[nH]c1ccccc12</text:p>
          </table:table-cell>
          <table:table-cell office:value-type="string">
            <text:p>benzodiazepine-indene carbazole</text:p>
          </table:table-cell>
          <table:table-cell office:value-type="string">
            <text:p>null</text:p>
          </table:table-cell>
          <table:table-cell office:value-type="float" office:value="521">
            <text:p>521</text:p>
          </table:table-cell>
          <table:table-cell table:number-columns-repeated="4" office:value-type="string">
            <text:p>null</text:p>
          </table:table-cell>
          <table:table-cell office:value-type="string">
            <text:p>Emission wavelength: 521 nm, FWHM: 23 nm (87 meV)</text:p>
          </table:table-cell>
          <table:table-cell office:value-type="string">
            <text:p>chemrxiv_10.26434_SLASH_chemrxiv-2024-f123c-v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121960495598614">
            <text:p>0.1219604956</text:p>
          </table:table-cell>
          <table:table-cell table:number-columns-repeated="1007"/>
        </table:table-row>
        <table:table-row table:style-name="ro1">
          <table:table-cell office:value-type="string">
            <text:p>Nc1ncnc2nc(-c3ccccc3)[nH]c12</text:p>
          </table:table-cell>
          <table:table-cell office:value-type="string">
            <text:p>8-phenyladenine</text:p>
          </table:table-cell>
          <table:table-cell table:number-columns-repeated="4" office:value-type="string">
            <text:p>null</text:p>
          </table:table-cell>
          <table:table-cell office:value-type="string">
            <text:p>6.41 (Âµ01)</text:p>
          </table:table-cell>
          <table:table-cell office:value-type="string">
            <text:p>null</text:p>
          </table:table-cell>
          <table:table-cell office:value-type="string">
            <text:p>Ïƒ2PA = 16.87 GM</text:p>
          </table:table-cell>
          <table:table-cell office:value-type="string">
            <text:p>chemrxiv_10.26434_SLASH_chemrxiv-2025-q2j1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530111472588033">
            <text:p>0.5301114726</text:p>
          </table:table-cell>
          <table:table-cell table:number-columns-repeated="1007"/>
        </table:table-row>
        <table:table-row table:style-name="ro1">
          <table:table-cell office:value-type="string">
            <text:p>Cc1nc(-c2[nH]c3ccccc3c2C)c2c(N)c(O)[nH]c2n1.Cl.Cl</text:p>
          </table:table-cell>
          <table:table-cell office:value-type="string">
            <text:p>5-amino-2-methyl-4-(3-methylindol-2-yl)-6-hydroxy-7H-pyrrolo[2,3-d]pyrimidine dihydrochloride</text:p>
          </table:table-cell>
          <table:table-cell office:value-type="string">
            <text:p>phosphate buffer solution (PBS)</text:p>
          </table:table-cell>
          <table:table-cell office:value-type="float" office:value="611">
            <text:p>611</text:p>
          </table:table-cell>
          <table:table-cell table:number-columns-repeated="4" office:value-type="string">
            <text:p>null</text:p>
          </table:table-cell>
          <table:table-cell office:value-type="string">
            <text:p>The study focuses on the delivery of mitoxantrone using magnetic single-walled carbon nanotubes coated with bovine serum albumin.</text:p>
          </table:table-cell>
          <table:table-cell office:value-type="string">
            <text:p>pubmed_1174062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53806917788461">
            <text:p>0.3538069178</text:p>
          </table:table-cell>
          <table:table-cell table:number-columns-repeated="1007"/>
        </table:table-row>
        <table:table-row table:style-name="ro1">
          <table:table-cell office:value-type="string">
            <text:p>c1cc2n[nH][nH]c-2c1.c1ccncc1</text:p>
          </table:table-cell>
          <table:table-cell office:value-type="string">
            <text:p>pyridine-1H-triazapentalene</text:p>
          </table:table-cell>
          <table:table-cell office:value-type="string">
            <text:p>toluene</text:p>
          </table:table-cell>
          <table:table-cell office:value-type="float" office:value="423">
            <text:p>423</text:p>
          </table:table-cell>
          <table:table-cell office:value-type="float" office:value="565">
            <text:p>565</text:p>
          </table:table-cell>
          <table:table-cell office:value-type="float" office:value="0.026">
            <text:p>0.026</text:p>
          </table:table-cell>
          <table:table-cell table:number-columns-repeated="2" office:value-type="string">
            <text:p>null</text:p>
          </table:table-cell>
          <table:table-cell office:value-type="string">
            <text:p>HetATAP 5 in solution</text:p>
          </table:table-cell>
          <table:table-cell office:value-type="string">
            <text:p>pubmed_11721409</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0975138179492205">
            <text:p>0.0975138179</text:p>
          </table:table-cell>
          <table:table-cell table:number-columns-repeated="1007"/>
        </table:table-row>
        <table:table-row table:style-name="ro1">
          <table:table-cell office:value-type="string">
            <text:p>COCC[N+]1(C)CCCC1.O=S(=O)([N-]S(=O)(=O)C(F)(F)F)C(F)(F)F</text:p>
          </table:table-cell>
          <table:table-cell office:value-type="string">
            <text:p>1-(2-methoxyethyl)-1-methylpyrrolidinium bis(trifluoromethylsulfonyl)amide</text:p>
          </table:table-cell>
          <table:table-cell office:value-type="string">
            <text:p>THF</text:p>
          </table:table-cell>
          <table:table-cell office:value-type="float" office:value="530">
            <text:p>530</text:p>
          </table:table-cell>
          <table:table-cell table:number-columns-repeated="3" office:value-type="string">
            <text:p>null</text:p>
          </table:table-cell>
          <table:table-cell office:value-type="float" office:value="187.21">
            <text:p>187.21</text:p>
          </table:table-cell>
          <table:table-cell office:value-type="string">
            <text:p>Acts as a dopant, improves stability</text:p>
          </table:table-cell>
          <table:table-cell office:value-type="string">
            <text:p>pubmed_11848532</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380459844367579">
            <text:p>0.3804598444</text:p>
          </table:table-cell>
          <table:table-cell table:number-columns-repeated="1007"/>
        </table:table-row>
        <table:table-row table:style-name="ro1">
          <table:table-cell office:value-type="string">
            <text:p>O=S(=O)(NN=Nc1ccc(O)c(/C=N/N=C(c2ccccc2)c2ccccc2)c1)c1ccccc1</text:p>
          </table:table-cell>
          <table:table-cell office:value-type="string">
            <text:p>N-((E)-(3-((E)-((Diphenylmethylene)hydrazineylidene)methyl)-4-hydroxyphenyl)diazenyl)benzenesulfonamide</text:p>
          </table:table-cell>
          <table:table-cell office:value-type="string">
            <text:p>DMF</text:p>
          </table:table-cell>
          <table:table-cell office:value-type="float" office:value="419">
            <text:p>419</text:p>
          </table:table-cell>
          <table:table-cell office:value-type="float" office:value="1023.46">
            <text:p>1023.46</text:p>
          </table:table-cell>
          <table:table-cell office:value-type="string">
            <text:p>null</text:p>
          </table:table-cell>
          <table:table-cell office:value-type="string">
            <text:p>87398 (DMF)</text:p>
          </table:table-cell>
          <table:table-cell office:value-type="string">
            <text:p>null</text:p>
          </table:table-cell>
          <table:table-cell office:value-type="string">
            <text:p>Brown solid, yield 83%, Î»_max 419 nm</text:p>
          </table:table-cell>
          <table:table-cell office:value-type="string">
            <text:p>pubmed_1186618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743723319843411">
            <text:p>0.7437233198</text:p>
          </table:table-cell>
          <table:table-cell table:number-columns-repeated="1007"/>
        </table:table-row>
        <table:table-row table:style-name="ro1">
          <table:table-cell office:value-type="string">
            <text:p>CCN(CC)CC.Nc1ccc2c(-c3ccc(C(=O)NCCCCCC(=O)N4Cc5ccccc5C#Cc5ccccc54)cc3C(=O)O)c3ccc(=[NH2+])c(S(=O)(=O)O)c-3oc2c1S(=O)(=O)[O-]</text:p>
          </table:table-cell>
          <table:table-cell office:value-type="string">
            <text:p>AF488-DBCO</text:p>
          </table:table-cell>
          <table:table-cell office:value-type="string">
            <text:p>PBS</text:p>
          </table:table-cell>
          <table:table-cell office:value-type="float" office:value="492">
            <text:p>492</text:p>
          </table:table-cell>
          <table:table-cell office:value-type="float" office:value="518">
            <text:p>518</text:p>
          </table:table-cell>
          <table:table-cell office:value-type="string">
            <text:p>null</text:p>
          </table:table-cell>
          <table:table-cell office:value-type="string">
            <text:p>12000 L/(molÂ·cm) (308 nm)</text:p>
          </table:table-cell>
          <table:table-cell office:value-type="string">
            <text:p>null</text:p>
          </table:table-cell>
          <table:table-cell office:value-type="string">
            <text:p>Fluorescent dye used for quantification of azides on nanoparticles via fluorescence quenching.</text:p>
          </table:table-cell>
          <table:table-cell office:value-type="string">
            <text:p>chemrxiv_10.26434_SLASH_chemrxiv-2025-swjjx</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841740316012874">
            <text:p>0.841740316</text:p>
          </table:table-cell>
          <table:table-cell table:number-columns-repeated="1007"/>
        </table:table-row>
        <table:table-row table:style-name="ro1">
          <table:table-cell office:value-type="string">
            <text:p>[C]</text:p>
          </table:table-cell>
          <table:table-cell office:value-type="string">
            <text:p>graphene</text:p>
          </table:table-cell>
          <table:table-cell office:value-type="string">
            <text:p>null</text:p>
          </table:table-cell>
          <table:table-cell office:value-type="float" office:value="540">
            <text:p>540</text:p>
          </table:table-cell>
          <table:table-cell office:value-type="string">
            <text:p>null</text:p>
          </table:table-cell>
          <table:table-cell office:value-type="float" office:value="0.0007">
            <text:p>0.0007</text:p>
          </table:table-cell>
          <table:table-cell office:value-type="string">
            <text:p>2.3% (visible light)</text:p>
          </table:table-cell>
          <table:table-cell office:value-type="string">
            <text:p>null</text:p>
          </table:table-cell>
          <table:table-cell office:value-type="string">
            <text:p>low quantum yield but significant coherent emission effects on reflectance in multilayer structures</text:p>
          </table:table-cell>
          <table:table-cell office:value-type="string">
            <text:p>arxiv_2208.01311v5</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433227698551491">
            <text:p>0.4332276986</text:p>
          </table:table-cell>
          <table:table-cell table:number-columns-repeated="1007"/>
        </table:table-row>
        <table:table-row table:style-name="ro1">
          <table:table-cell office:value-type="string">
            <text:p>O=C([O-])c1c(Cl)c(Cl)c(Cl)c(Cl)c1-c1c2cc(I)c(=O)c(I)c-2oc2c(I)c([O-])c(I)cc12.[Na+].[Na+]</text:p>
          </table:table-cell>
          <table:table-cell office:value-type="string">
            <text:p>Rose Bengal</text:p>
          </table:table-cell>
          <table:table-cell office:value-type="string">
            <text:p>methanol-d4</text:p>
          </table:table-cell>
          <table:table-cell office:value-type="float" office:value="556">
            <text:p>556</text:p>
          </table:table-cell>
          <table:table-cell office:value-type="float" office:value="578">
            <text:p>578</text:p>
          </table:table-cell>
          <table:table-cell office:value-type="float" office:value="0.1">
            <text:p>0.1</text:p>
          </table:table-cell>
          <table:table-cell table:number-columns-repeated="2" office:value-type="string">
            <text:p>null</text:p>
          </table:table-cell>
          <table:table-cell office:value-type="string">
            <text:p>quantum yield slightly lower when attached to CNC</text:p>
          </table:table-cell>
          <table:table-cell office:value-type="string">
            <text:p>chemrxiv_10.26434_SLASH_chemrxiv-2023-2jx24</text:p>
          </table:table-cell>
          <table:table-cell office:value-type="string">
            <text:p>Yes</text:p>
          </table:table-cell>
          <table:table-cell table:number-columns-repeated="2" office:value-type="string">
            <text:p>No</text:p>
          </table:table-cell>
          <table:table-cell table:number-columns-repeated="3"/>
          <table:table-cell table:formula="of:=RAND()" office:value-type="float" office:value="0.94453506055288">
            <text:p>0.9445350606</text:p>
          </table:table-cell>
          <table:table-cell table:number-columns-repeated="1007"/>
        </table:table-row>
      </table:table>
      <table:database-ranges>
        <table:database-range table:target-range-address="Sheet1.A1:Sheet1.Q1030">
          <table:sort>
            <table:sort-by table:field-number="16"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04">04/04/2025</text:date>, <text:time>13:25: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4-04T13:25:04.01</dc:date>
    <meta:generator>OpenOffice/4.1.7$Win32 OpenOffice.org_project/417m1$Build-9800</meta:generator>
    <meta:editing-duration>PT15H4M6S</meta:editing-duration>
    <meta:editing-cycles>6</meta:editing-cycles>
    <meta:document-statistic meta:table-count="1" meta:cell-count="14570" meta:object-count="0"/>
  </office:meta>
</office:document-meta>
</file>